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P12" style:parent-style-name="Normalny" style:family="paragraph">
      <style:paragraph-properties fo:text-align="justify" fo:line-height="150%"/>
    </style:style>
    <style:style style:name="T13" style:parent-style-name="Domyślnaczcionkaakapitu" style:family="text">
      <style:text-properties fo:background-color="#80FFFF"/>
    </style:style>
    <style:style style:name="T14" style:parent-style-name="Domyślnaczcionkaakapitu" style:family="text">
      <style:text-properties style:text-underline-type="single" style:text-underline-style="solid" style:text-underline-width="auto" style:text-underline-mode="continuous"/>
    </style:style>
    <style:style style:name="P15" style:parent-style-name="Normalny" style:family="paragraph">
      <style:paragraph-properties fo:text-align="justify" fo:line-height="150%" fo:text-indent="0.2479in"/>
    </style:style>
    <style:style style:name="T16" style:parent-style-name="Domyślnaczcionkaakapitu" style:family="text">
      <style:text-properties fo:background-color="#80FFFF"/>
    </style:style>
    <style:style style:name="T17" style:parent-style-name="Domyślnaczcionkaakapitu" style:family="text">
      <style:text-properties fo:background-color="#80FFFF"/>
    </style:style>
    <style:style style:name="P18" style:parent-style-name="Normalny" style:family="paragraph">
      <style:paragraph-properties fo:text-align="justify" fo:line-height="150%" fo:text-indent="0.2479in"/>
    </style:style>
    <style:style style:name="P19" style:parent-style-name="Normalny" style:family="paragraph">
      <style:paragraph-properties fo:text-align="justify" fo:line-height="150%"/>
    </style:style>
    <style:style style:name="T20" style:parent-style-name="Domyślnaczcionkaakapitu" style:family="text">
      <style:text-properties style:text-underline-type="single" style:text-underline-style="solid" style:text-underline-width="auto" style:text-underline-mode="continuous"/>
    </style:style>
    <style:style style:name="P21" style:parent-style-name="Normalny" style:family="paragraph">
      <style:paragraph-properties fo:text-align="justify" fo:line-height="150%" fo:text-indent="0.2479in"/>
    </style:style>
    <style:style style:name="T22" style:parent-style-name="Domyślnaczcionkaakapitu" style:family="text">
      <style:text-properties fo:background-color="#80FFFF"/>
    </style:style>
    <style:style style:name="T23" style:parent-style-name="Domyślnaczcionkaakapitu" style:family="text">
      <style:text-properties fo:background-color="#80FFFF"/>
    </style:style>
    <style:style style:name="T24" style:parent-style-name="Domyślnaczcionkaakapitu" style:family="text">
      <style:text-properties fo:background-color="#80FFFF"/>
    </style:style>
    <style:style style:name="P25" style:parent-style-name="Normalny" style:family="paragraph">
      <style:paragraph-properties fo:text-align="justify" fo:line-height="150%"/>
    </style:style>
    <style:style style:name="T26" style:parent-style-name="Domyślnaczcionkaakapitu" style:family="text">
      <style:text-properties style:text-underline-type="single" style:text-underline-style="solid" style:text-underline-width="auto" style:text-underline-mode="continuous"/>
    </style:style>
    <style:style style:name="P27" style:parent-style-name="Normalny" style:family="paragraph">
      <style:paragraph-properties fo:text-align="justify" fo:line-height="150%" fo:text-indent="0.2479in"/>
    </style:style>
    <style:style style:name="T28" style:parent-style-name="Domyślnaczcionkaakapitu" style:family="text">
      <style:text-properties fo:background-color="#80FFFF"/>
    </style:style>
    <style:style style:name="T29" style:parent-style-name="Domyślnaczcionkaakapitu" style:family="text">
      <style:text-properties fo:background-color="#80FFFF"/>
    </style:style>
    <style:style style:name="T30" style:parent-style-name="Domyślnaczcionkaakapitu" style:family="text">
      <style:text-properties fo:background-color="#80FFFF"/>
    </style:style>
    <style:style style:name="P31" style:parent-style-name="Normalny" style:family="paragraph">
      <style:paragraph-properties fo:text-align="justify" fo:line-height="150%" fo:text-indent="0.2479in"/>
    </style:style>
    <style:style style:name="T32" style:parent-style-name="Domyślnaczcionkaakapitu" style:family="text">
      <style:text-properties fo:background-color="#80FFFF"/>
    </style:style>
    <style:style style:name="T33" style:parent-style-name="Domyślnaczcionkaakapitu" style:family="text">
      <style:text-properties fo:background-color="#80FFFF"/>
    </style:style>
    <style:style style:name="T34" style:parent-style-name="Domyślnaczcionkaakapitu" style:family="text">
      <style:text-properties fo:background-color="#80FFFF"/>
    </style:style>
    <style:style style:name="T35" style:parent-style-name="Domyślnaczcionkaakapitu" style:family="text">
      <style:text-properties fo:background-color="#80FFFF"/>
    </style:style>
    <style:style style:name="T36" style:parent-style-name="Domyślnaczcionkaakapitu" style:family="text">
      <style:text-properties fo:background-color="#80FFFF"/>
    </style:style>
    <style:style style:name="T37" style:parent-style-name="Domyślnaczcionkaakapitu" style:family="text">
      <style:text-properties fo:background-color="#80FFFF"/>
    </style:style>
    <style:style style:name="P38" style:parent-style-name="Normalny" style:family="paragraph">
      <style:paragraph-properties fo:text-align="justify" fo:line-height="150%" fo:text-indent="0.2479in"/>
    </style:style>
    <style:style style:name="T39" style:parent-style-name="Domyślnaczcionkaakapitu" style:family="text">
      <style:text-properties fo:background-color="#80FFFF"/>
    </style:style>
    <style:style style:name="T40" style:parent-style-name="Domyślnaczcionkaakapitu" style:family="text">
      <style:text-properties fo:background-color="#80FFFF"/>
    </style:style>
    <style:style style:name="P41" style:parent-style-name="Normalny" style:family="paragraph">
      <style:paragraph-properties fo:text-align="justify" fo:line-height="150%" fo:text-indent="0.2479in"/>
    </style:style>
    <style:style style:name="T42" style:parent-style-name="Domyślnaczcionkaakapitu" style:family="text">
      <style:text-properties fo:background-color="#80FFFF"/>
    </style:style>
    <style:style style:name="T43" style:parent-style-name="Domyślnaczcionkaakapitu" style:family="text">
      <style:text-properties fo:background-color="#80FFFF"/>
    </style:style>
    <style:style style:name="P44" style:parent-style-name="Normalny" style:family="paragraph">
      <style:paragraph-properties fo:text-align="justify" fo:line-height="150%" fo:text-indent="0.2479in"/>
    </style:style>
    <style:style style:name="T45" style:parent-style-name="Domyślnaczcionkaakapitu" style:family="text">
      <style:text-properties fo:background-color="#80FFFF"/>
    </style:style>
    <style:style style:name="P46" style:parent-style-name="Normalny" style:family="paragraph">
      <style:paragraph-properties fo:text-align="justify" fo:line-height="150%" fo:text-indent="0.2479in"/>
    </style:style>
    <style:style style:name="T47" style:parent-style-name="Domyślnaczcionkaakapitu" style:family="text">
      <style:text-properties fo:background-color="#80FFFF"/>
    </style:style>
    <style:style style:name="T48" style:parent-style-name="Domyślnaczcionkaakapitu" style:family="text">
      <style:text-properties fo:background-color="#80FFFF"/>
    </style:style>
    <style:style style:name="T49" style:parent-style-name="Domyślnaczcionkaakapitu" style:family="text">
      <style:text-properties fo:background-color="#80FFFF"/>
    </style:style>
    <style:style style:name="T50" style:parent-style-name="Domyślnaczcionkaakapitu" style:family="text">
      <style:text-properties fo:background-color="#80FFFF"/>
    </style:style>
    <style:style style:name="P51" style:parent-style-name="Normalny" style:family="paragraph">
      <style:paragraph-properties fo:text-align="justify" fo:line-height="150%">
        <style:tab-stops>
          <style:tab-stop style:type="left" style:position="2.3402in"/>
        </style:tab-stops>
      </style:paragraph-properties>
    </style:style>
    <style:style style:name="T52" style:parent-style-name="Domyślnaczcionkaakapitu" style:family="text">
      <style:text-properties style:text-underline-type="single" style:text-underline-style="solid" style:text-underline-width="auto" style:text-underline-mode="continuous"/>
    </style:style>
    <style:style style:name="T53" style:parent-style-name="Domyślnaczcionkaakapitu" style:family="text">
      <style:text-properties fo:background-color="#80FFFF" style:text-underline-type="single" style:text-underline-style="solid" style:text-underline-width="auto" style:text-underline-mode="continuous"/>
    </style:style>
    <style:style style:name="T54" style:parent-style-name="Domyślnaczcionkaakapitu" style:family="text">
      <style:text-properties style:text-underline-type="single" style:text-underline-style="solid" style:text-underline-width="auto" style:text-underline-mode="continuous"/>
    </style:style>
    <style:style style:name="T55" style:parent-style-name="Domyślnaczcionkaakapitu" style:family="text">
      <style:text-properties fo:background-color="#80FFFF" style:text-underline-type="single" style:text-underline-style="solid" style:text-underline-width="auto" style:text-underline-mode="continuous"/>
    </style:style>
    <style:style style:name="T56" style:parent-style-name="Domyślnaczcionkaakapitu" style:family="text">
      <style:text-properties style:text-underline-type="single" style:text-underline-style="solid" style:text-underline-width="auto" style:text-underline-mode="continuous"/>
    </style:style>
    <style:style style:name="P57" style:parent-style-name="Normalny" style:family="paragraph">
      <style:paragraph-properties fo:text-align="justify" fo:line-height="150%" fo:text-indent="0.2479in"/>
    </style:style>
    <style:style style:name="T58" style:parent-style-name="Domyślnaczcionkaakapitu" style:family="text">
      <style:text-properties fo:background-color="#80FFFF"/>
    </style:style>
    <style:style style:name="P59" style:parent-style-name="Normalny" style:family="paragraph">
      <style:paragraph-properties fo:text-align="justify" fo:line-height="150%" fo:text-indent="0.2479in"/>
    </style:style>
    <style:style style:name="T60" style:parent-style-name="Domyślnaczcionkaakapitu" style:family="text">
      <style:text-properties fo:background-color="#80FFFF"/>
    </style:style>
    <style:style style:name="T61" style:parent-style-name="Domyślnaczcionkaakapitu" style:family="text">
      <style:text-properties fo:background-color="#80FFFF"/>
    </style:style>
    <style:style style:name="T62" style:parent-style-name="Domyślnaczcionkaakapitu" style:family="text">
      <style:text-properties fo:background-color="#80FFFF"/>
    </style:style>
    <style:style style:name="T63" style:parent-style-name="Domyślnaczcionkaakapitu" style:family="text">
      <style:text-properties fo:background-color="#80FFFF"/>
    </style:style>
    <style:style style:name="T64" style:parent-style-name="Domyślnaczcionkaakapitu" style:family="text">
      <style:text-properties fo:background-color="#80FFFF"/>
    </style:style>
    <style:style style:name="T65" style:parent-style-name="Domyślnaczcionkaakapitu" style:family="text">
      <style:text-properties fo:background-color="#80FFFF"/>
    </style:style>
    <style:style style:name="P66" style:parent-style-name="Normalny" style:family="paragraph">
      <style:paragraph-properties fo:text-align="justify" fo:line-height="150%" fo:text-indent="0.2479in"/>
    </style:style>
    <style:style style:name="T67" style:parent-style-name="Domyślnaczcionkaakapitu" style:family="text">
      <style:text-properties fo:background-color="#80FFFF"/>
    </style:style>
    <style:style style:name="T68" style:parent-style-name="Domyślnaczcionkaakapitu" style:family="text">
      <style:text-properties fo:background-color="#80FFFF"/>
    </style:style>
    <style:style style:name="T69" style:parent-style-name="Domyślnaczcionkaakapitu" style:family="text">
      <style:text-properties fo:background-color="#80FFFF"/>
    </style:style>
    <style:style style:name="P70" style:parent-style-name="Normalny" style:family="paragraph">
      <style:paragraph-properties fo:text-align="justify" fo:line-height="150%" fo:text-indent="0.2479in"/>
    </style:style>
    <style:style style:name="T71" style:parent-style-name="Domyślnaczcionkaakapitu" style:family="text">
      <style:text-properties fo:background-color="#80FFFF"/>
    </style:style>
    <style:style style:name="T72" style:parent-style-name="Domyślnaczcionkaakapitu" style:family="text">
      <style:text-properties fo:background-color="#80FFFF"/>
    </style:style>
    <style:style style:name="T73" style:parent-style-name="Domyślnaczcionkaakapitu" style:family="text">
      <style:text-properties fo:background-color="#80FFFF"/>
    </style:style>
    <style:style style:name="P74" style:parent-style-name="Normalny" style:family="paragraph">
      <style:paragraph-properties fo:text-align="justify" fo:line-height="150%" fo:text-indent="0.2479in"/>
    </style:style>
    <style:style style:name="P75" style:parent-style-name="Normalny" style:family="paragraph">
      <style:paragraph-properties fo:text-align="justify" fo:line-height="150%"/>
    </style:style>
    <style:style style:name="T76" style:parent-style-name="Domyślnaczcionkaakapitu" style:family="text">
      <style:text-properties style:text-underline-type="single" style:text-underline-style="solid" style:text-underline-width="auto" style:text-underline-mode="continuous"/>
    </style:style>
    <style:style style:name="P77" style:parent-style-name="Normalny" style:family="paragraph">
      <style:paragraph-properties fo:text-align="justify" fo:line-height="150%" fo:text-indent="0.2479in"/>
    </style:style>
    <style:style style:name="P78" style:parent-style-name="Normalny" style:family="paragraph">
      <style:paragraph-properties fo:text-align="justify" fo:line-height="150%" fo:text-indent="0.2479in"/>
    </style:style>
    <style:style style:name="T79" style:parent-style-name="Domyślnaczcionkaakapitu" style:family="text">
      <style:text-properties fo:background-color="#80FFFF"/>
    </style:style>
    <style:style style:name="T80" style:parent-style-name="Domyślnaczcionkaakapitu" style:family="text">
      <style:text-properties fo:background-color="#80FFFF"/>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P83" style:parent-style-name="Normalny" style:family="paragraph">
      <style:paragraph-properties fo:text-align="justify" fo:line-height="150%" fo:text-indent="0.2479in"/>
    </style:style>
    <style:style style:name="P84" style:parent-style-name="Normalny" style:family="paragraph">
      <style:paragraph-properties fo:text-align="justify" fo:line-height="150%"/>
    </style:style>
    <style:style style:name="T85" style:parent-style-name="Domyślnaczcionkaakapitu" style:family="text">
      <style:text-properties style:text-underline-type="single" style:text-underline-style="solid" style:text-underline-width="auto" style:text-underline-mode="continuous"/>
    </style:style>
    <style:style style:name="P86" style:parent-style-name="Normalny" style:family="paragraph">
      <style:paragraph-properties fo:text-align="justify" fo:line-height="150%" fo:text-indent="0.2479in"/>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T89" style:parent-style-name="Domyślnaczcionkaakapitu" style:family="text">
      <style:text-properties fo:background-color="#80FFFF"/>
    </style:style>
    <style:style style:name="T90" style:parent-style-name="Domyślnaczcionkaakapitu" style:family="text">
      <style:text-properties fo:background-color="#80FFFF"/>
    </style:style>
    <style:style style:name="T91" style:parent-style-name="Domyślnaczcionkaakapitu" style:family="text">
      <style:text-properties fo:background-color="#80FFFF"/>
    </style:style>
    <style:style style:name="T92" style:parent-style-name="Domyślnaczcionkaakapitu" style:family="text">
      <style:text-properties fo:background-color="#80FFFF"/>
    </style:style>
    <style:style style:name="T93" style:parent-style-name="Domyślnaczcionkaakapitu" style:family="text">
      <style:text-properties fo:background-color="#80FFFF"/>
    </style:style>
    <style:style style:name="T94" style:parent-style-name="Domyślnaczcionkaakapitu" style:family="text">
      <style:text-properties fo:background-color="#80FFFF"/>
    </style:style>
    <style:style style:name="T95" style:parent-style-name="Domyślnaczcionkaakapitu" style:family="text">
      <style:text-properties fo:background-color="#80FFFF"/>
    </style:style>
    <style:style style:name="P96" style:parent-style-name="Normalny" style:family="paragraph">
      <style:paragraph-properties fo:text-align="justify" fo:line-height="150%" fo:text-indent="0.2479in"/>
    </style:style>
    <style:style style:name="P97" style:parent-style-name="Normalny" style:family="paragraph">
      <style:paragraph-properties fo:text-align="justify" fo:line-height="150%"/>
    </style:style>
    <style:style style:name="T98" style:parent-style-name="Domyślnaczcionkaakapitu" style:family="text">
      <style:text-properties style:text-underline-type="single" style:text-underline-style="solid" style:text-underline-width="auto" style:text-underline-mode="continuous"/>
    </style:style>
    <style:style style:name="P99" style:parent-style-name="Normalny" style:family="paragraph">
      <style:paragraph-properties fo:text-align="justify" fo:line-height="150%" fo:text-indent="0.2479in"/>
    </style:style>
    <style:style style:name="P100" style:parent-style-name="Normalny" style:family="paragraph">
      <style:paragraph-properties fo:text-align="justify" fo:line-height="150%" fo:text-indent="0.2479in"/>
    </style:style>
    <style:style style:name="T101" style:parent-style-name="Domyślnaczcionkaakapitu" style:family="text">
      <style:text-properties fo:background-color="#80FFFF"/>
    </style:style>
    <style:style style:name="P102" style:parent-style-name="Normalny" style:family="paragraph">
      <style:paragraph-properties fo:text-align="justify" fo:line-height="150%"/>
    </style:style>
    <style:style style:name="T103" style:parent-style-name="Domyślnaczcionkaakapitu" style:family="text">
      <style:text-properties style:text-underline-type="single" style:text-underline-style="solid" style:text-underline-width="auto" style:text-underline-mode="continuous"/>
    </style:style>
    <style:style style:name="P104" style:parent-style-name="Normalny" style:family="paragraph">
      <style:paragraph-properties fo:text-align="justify" fo:line-height="150%" fo:text-indent="0.2479in"/>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T107" style:parent-style-name="Domyślnaczcionkaakapitu" style:family="text">
      <style:text-properties fo:background-color="#80FFFF"/>
    </style:style>
    <style:style style:name="P108" style:parent-style-name="Normalny" style:family="paragraph">
      <style:paragraph-properties fo:text-align="justify" fo:line-height="150%" fo:text-indent="0.2479in"/>
    </style:style>
    <style:style style:name="P109" style:parent-style-name="Normalny" style:family="paragraph">
      <style:paragraph-properties fo:text-align="justify" fo:line-height="150%" fo:text-indent="0.2479in"/>
    </style:style>
    <style:style style:name="T110" style:parent-style-name="Domyślnaczcionkaakapitu" style:family="text">
      <style:text-properties fo:background-color="#80FFFF"/>
    </style:style>
    <style:style style:name="P111" style:parent-style-name="Normalny" style:family="paragraph">
      <style:paragraph-properties fo:text-align="justify" fo:line-height="150%" fo:text-indent="0.2479in"/>
    </style:style>
    <style:style style:name="T112" style:parent-style-name="Domyślnaczcionkaakapitu" style:family="text">
      <style:text-properties fo:background-color="#80FFFF"/>
    </style:style>
    <style:style style:name="T113" style:parent-style-name="Domyślnaczcionkaakapitu" style:family="text">
      <style:text-properties fo:background-color="#80FFFF"/>
    </style:style>
    <style:style style:name="T114" style:parent-style-name="Domyślnaczcionkaakapitu" style:family="text">
      <style:text-properties fo:background-color="#80FFFF"/>
    </style:style>
    <style:style style:name="T115" style:parent-style-name="Domyślnaczcionkaakapitu" style:family="text">
      <style:text-properties fo:background-color="#80FFFF"/>
    </style:style>
    <style:style style:name="T116" style:parent-style-name="Domyślnaczcionkaakapitu" style:family="text">
      <style:text-properties fo:background-color="#80FFFF"/>
    </style:style>
    <style:style style:name="T117" style:parent-style-name="Domyślnaczcionkaakapitu" style:family="text">
      <style:text-properties fo:background-color="#80FFFF"/>
    </style:style>
    <style:style style:name="T118" style:parent-style-name="Domyślnaczcionkaakapitu" style:family="text">
      <style:text-properties fo:background-color="#80FFFF"/>
    </style:style>
    <style:style style:name="T119" style:parent-style-name="Domyślnaczcionkaakapitu" style:family="text">
      <style:text-properties fo:background-color="#80FFFF"/>
    </style:style>
    <style:style style:name="P120" style:parent-style-name="Normalny" style:family="paragraph">
      <style:paragraph-properties fo:text-align="justify" fo:line-height="150%" fo:text-indent="0.2479in"/>
    </style:style>
    <style:style style:name="P121" style:parent-style-name="Normalny" style:family="paragraph">
      <style:paragraph-properties fo:text-align="justify" fo:line-height="150%" fo:text-indent="0.2479in"/>
    </style:style>
    <style:style style:name="T122" style:parent-style-name="Domyślnaczcionkaakapitu" style:family="text">
      <style:text-properties fo:background-color="#80FFFF"/>
    </style:style>
    <style:style style:name="T123" style:parent-style-name="Domyślnaczcionkaakapitu" style:family="text">
      <style:text-properties fo:background-color="#80FFFF"/>
    </style:style>
    <style:style style:name="T124" style:parent-style-name="Domyślnaczcionkaakapitu" style:family="text">
      <style:text-properties fo:background-color="#80FFFF"/>
    </style:style>
    <style:style style:name="P125" style:parent-style-name="Normalny" style:family="paragraph">
      <style:paragraph-properties fo:text-align="justify" fo:line-height="150%" fo:text-indent="0.2479in"/>
    </style:style>
    <style:style style:name="T126" style:parent-style-name="Domyślnaczcionkaakapitu" style:family="text">
      <style:text-properties fo:background-color="#80FFFF"/>
    </style:style>
    <style:style style:name="T127" style:parent-style-name="Domyślnaczcionkaakapitu" style:family="text">
      <style:text-properties fo:background-color="#80FFFF"/>
    </style:style>
    <style:style style:name="T128" style:parent-style-name="Domyślnaczcionkaakapitu" style:family="text">
      <style:text-properties fo:background-color="#80FFFF"/>
    </style:style>
    <style:style style:name="T129" style:parent-style-name="Domyślnaczcionkaakapitu" style:family="text">
      <style:text-properties fo:background-color="#80FFFF"/>
    </style:style>
    <style:style style:name="T130" style:parent-style-name="Domyślnaczcionkaakapitu" style:family="text">
      <style:text-properties fo:background-color="#80FFFF"/>
    </style:style>
    <style:style style:name="T131" style:parent-style-name="Domyślnaczcionkaakapitu" style:family="text">
      <style:text-properties fo:background-color="#80FFFF"/>
    </style:style>
    <style:style style:name="P132" style:parent-style-name="Normalny" style:family="paragraph">
      <style:paragraph-properties fo:text-align="justify" fo:line-height="150%" fo:text-indent="0.2479in"/>
    </style:style>
    <style:style style:name="P133" style:parent-style-name="Normalny" style:family="paragraph">
      <style:paragraph-properties fo:text-align="justify" fo:line-height="150%"/>
    </style:style>
    <style:style style:name="T134" style:parent-style-name="Domyślnaczcionkaakapitu" style:family="text">
      <style:text-properties style:text-underline-type="single" style:text-underline-style="solid" style:text-underline-width="auto" style:text-underline-mode="continuous"/>
    </style:style>
    <style:style style:name="T135" style:parent-style-name="Domyślnaczcionkaakapitu" style:family="text">
      <style:text-properties fo:background-color="#80FFFF" style:text-underline-type="single" style:text-underline-style="solid" style:text-underline-width="auto" style:text-underline-mode="continuous"/>
    </style:style>
    <style:style style:name="P136" style:parent-style-name="Normalny" style:family="paragraph">
      <style:paragraph-properties fo:text-align="justify" fo:line-height="150%" fo:text-indent="0.2479in"/>
    </style:style>
    <style:style style:name="P137" style:parent-style-name="Normalny" style:family="paragraph">
      <style:paragraph-properties fo:text-align="justify" fo:line-height="150%"/>
    </style:style>
    <style:style style:name="T138" style:parent-style-name="Domyślnaczcionkaakapitu" style:family="text">
      <style:text-properties style:text-underline-type="single" style:text-underline-style="solid" style:text-underline-width="auto" style:text-underline-mode="continuous"/>
    </style:style>
    <style:style style:name="P139" style:parent-style-name="Normalny" style:family="paragraph">
      <style:paragraph-properties fo:text-align="justify" fo:line-height="150%" fo:text-indent="0.2479in"/>
    </style:style>
    <style:style style:name="P140" style:parent-style-name="Normalny" style:family="paragraph">
      <style:paragraph-properties fo:text-align="justify" fo:line-height="150%" fo:text-indent="0.2479in"/>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P143" style:parent-style-name="Normalny" style:family="paragraph">
      <style:paragraph-properties fo:text-align="justify" fo:line-height="150%" fo:text-indent="0.2479in"/>
    </style:style>
    <style:style style:name="P144" style:parent-style-name="Normalny" style:family="paragraph">
      <style:paragraph-properties fo:text-align="justify" fo:line-height="150%" fo:text-indent="0.2479in"/>
    </style:style>
    <style:style style:name="T145" style:parent-style-name="Domyślnaczcionkaakapitu" style:family="text">
      <style:text-properties fo:background-color="#80FFFF"/>
    </style:style>
    <style:style style:name="T146" style:parent-style-name="Domyślnaczcionkaakapitu" style:family="text">
      <style:text-properties fo:background-color="#80FFFF"/>
    </style:style>
    <style:style style:name="P147" style:parent-style-name="Normalny" style:family="paragraph">
      <style:paragraph-properties fo:text-align="justify" fo:line-height="150%" fo:text-indent="0.2479in"/>
    </style:style>
    <style:style style:name="P148" style:parent-style-name="Normalny" style:family="paragraph">
      <style:paragraph-properties fo:text-align="justify" fo:line-height="150%" fo:text-indent="0.2479in"/>
    </style:style>
    <style:style style:name="P149" style:parent-style-name="Normalny" style:family="paragraph">
      <style:paragraph-properties fo:text-align="justify" fo:line-height="150%"/>
    </style:style>
    <style:style style:name="T150" style:parent-style-name="Domyślnaczcionkaakapitu" style:family="text">
      <style:text-properties style:text-underline-type="single" style:text-underline-style="solid" style:text-underline-width="auto" style:text-underline-mode="continuous"/>
    </style:style>
    <style:style style:name="T151" style:parent-style-name="Domyślnaczcionkaakapitu" style:family="text">
      <style:text-properties fo:background-color="#80FFFF" style:text-underline-type="single" style:text-underline-style="solid" style:text-underline-width="auto" style:text-underline-mode="continuous"/>
    </style:style>
    <style:style style:name="T152" style:parent-style-name="Domyślnaczcionkaakapitu" style:family="text">
      <style:text-properties style:text-underline-type="single" style:text-underline-style="solid" style:text-underline-width="auto" style:text-underline-mode="continuous"/>
    </style:style>
    <style:style style:name="T153" style:parent-style-name="Domyślnaczcionkaakapitu" style:family="text">
      <style:text-properties fo:background-color="#80FFFF" style:text-underline-type="single" style:text-underline-style="solid" style:text-underline-width="auto" style:text-underline-mode="continuous"/>
    </style:style>
    <style:style style:name="P154" style:parent-style-name="Normalny" style:family="paragraph">
      <style:paragraph-properties fo:text-align="justify" fo:line-height="150%" fo:text-indent="0.2479in"/>
    </style:style>
    <style:style style:name="T155" style:parent-style-name="Domyślnaczcionkaakapitu" style:family="text">
      <style:text-properties fo:background-color="#80FFFF"/>
    </style:style>
    <style:style style:name="T156" style:parent-style-name="Domyślnaczcionkaakapitu" style:family="text">
      <style:text-properties fo:background-color="#80FFFF"/>
    </style:style>
    <style:style style:name="P157" style:parent-style-name="Normalny" style:family="paragraph">
      <style:paragraph-properties fo:text-align="justify" fo:line-height="150%" fo:text-indent="0.2479in"/>
    </style:style>
    <style:style style:name="T158" style:parent-style-name="Domyślnaczcionkaakapitu" style:family="text">
      <style:text-properties fo:background-color="#80FFFF"/>
    </style:style>
    <style:style style:name="T159" style:parent-style-name="Domyślnaczcionkaakapitu" style:family="text">
      <style:text-properties fo:background-color="#80FFFF"/>
    </style:style>
    <style:style style:name="T160" style:parent-style-name="Domyślnaczcionkaakapitu" style:family="text">
      <style:text-properties fo:background-color="#80FFFF"/>
    </style:style>
    <style:style style:name="T161" style:parent-style-name="Domyślnaczcionkaakapitu" style:family="text">
      <style:text-properties fo:background-color="#80FFFF"/>
    </style:style>
    <style:style style:name="P162" style:parent-style-name="Normalny" style:family="paragraph">
      <style:paragraph-properties fo:text-align="justify" fo:line-height="150%" fo:text-indent="0.2479in"/>
    </style:style>
    <style:style style:name="T163" style:parent-style-name="Domyślnaczcionkaakapitu" style:family="text">
      <style:text-properties fo:background-color="#80FFFF"/>
    </style:style>
    <style:style style:name="T164" style:parent-style-name="Domyślnaczcionkaakapitu" style:family="text">
      <style:text-properties fo:background-color="#80FFFF"/>
    </style:style>
    <style:style style:name="P165" style:parent-style-name="Normalny" style:family="paragraph">
      <style:paragraph-properties fo:text-align="justify" fo:line-height="150%" fo:text-indent="0.2479in"/>
    </style:style>
    <style:style style:name="T166" style:parent-style-name="Domyślnaczcionkaakapitu" style:family="text">
      <style:text-properties fo:background-color="#80FFFF"/>
    </style:style>
    <style:style style:name="T167" style:parent-style-name="Domyślnaczcionkaakapitu" style:family="text">
      <style:text-properties fo:background-color="#80FFFF"/>
    </style:style>
    <style:style style:name="P168" style:parent-style-name="Normalny" style:family="paragraph">
      <style:paragraph-properties fo:text-align="justify" fo:line-height="150%"/>
    </style:style>
    <style:style style:name="T169" style:parent-style-name="Domyślnaczcionkaakapitu" style:family="text">
      <style:text-properties style:text-underline-type="single" style:text-underline-style="solid" style:text-underline-width="auto" style:text-underline-mode="continuous"/>
    </style:style>
    <style:style style:name="T170" style:parent-style-name="Domyślnaczcionkaakapitu" style:family="text">
      <style:text-properties fo:background-color="#80FFFF" style:text-underline-type="single" style:text-underline-style="solid" style:text-underline-width="auto" style:text-underline-mode="continuous"/>
    </style:style>
    <style:style style:name="T171" style:parent-style-name="Domyślnaczcionkaakapitu" style:family="text">
      <style:text-properties style:text-underline-type="single" style:text-underline-style="solid" style:text-underline-width="auto" style:text-underline-mode="continuous"/>
    </style:style>
    <style:style style:name="P172" style:parent-style-name="Normalny" style:family="paragraph">
      <style:paragraph-properties fo:text-align="justify" fo:line-height="150%" fo:text-indent="0.2479in"/>
    </style:style>
    <style:style style:name="T173" style:parent-style-name="Domyślnaczcionkaakapitu" style:family="text">
      <style:text-properties fo:background-color="#80FFFF"/>
    </style:style>
    <style:style style:name="T174" style:parent-style-name="Domyślnaczcionkaakapitu" style:family="text">
      <style:text-properties fo:background-color="#80FFFF"/>
    </style:style>
    <style:style style:name="P175" style:parent-style-name="Normalny" style:family="paragraph">
      <style:paragraph-properties fo:text-align="justify" fo:line-height="150%" fo:text-indent="0.2479in"/>
    </style:style>
    <style:style style:name="T176" style:parent-style-name="Domyślnaczcionkaakapitu" style:family="text">
      <style:text-properties fo:background-color="#80FFFF"/>
    </style:style>
    <style:style style:name="P177" style:parent-style-name="Normalny" style:family="paragraph">
      <style:paragraph-properties fo:text-align="justify" fo:line-height="150%" fo:text-indent="0.2479in"/>
    </style:style>
    <style:style style:name="P178" style:parent-style-name="Normalny" style:family="paragraph">
      <style:paragraph-properties fo:text-align="justify" fo:line-height="150%"/>
    </style:style>
    <style:style style:name="T179" style:parent-style-name="Domyślnaczcionkaakapitu" style:family="text">
      <style:text-properties style:text-underline-type="single" style:text-underline-style="solid" style:text-underline-width="auto" style:text-underline-mode="continuous"/>
    </style:style>
    <style:style style:name="T180" style:parent-style-name="Domyślnaczcionkaakapitu" style:family="text">
      <style:text-properties fo:background-color="#80FFFF" style:text-underline-type="single" style:text-underline-style="solid" style:text-underline-width="auto" style:text-underline-mode="continuous"/>
    </style:style>
    <style:style style:name="T181" style:parent-style-name="Domyślnaczcionkaakapitu" style:family="text">
      <style:text-properties style:text-underline-type="single" style:text-underline-style="solid" style:text-underline-width="auto" style:text-underline-mode="continuous"/>
    </style:style>
    <style:style style:name="T182" style:parent-style-name="Domyślnaczcionkaakapitu" style:family="text">
      <style:text-properties fo:background-color="#80FFFF" style:text-underline-type="single" style:text-underline-style="solid" style:text-underline-width="auto" style:text-underline-mode="continuous"/>
    </style:style>
    <style:style style:name="T183" style:parent-style-name="Domyślnaczcionkaakapitu" style:family="text">
      <style:text-properties fo:background-color="#80FFFF"/>
    </style:style>
    <style:style style:name="P184" style:parent-style-name="Normalny" style:family="paragraph">
      <style:paragraph-properties fo:text-align="justify" fo:line-height="150%" fo:text-indent="0.2479in"/>
    </style:style>
    <style:style style:name="T185" style:parent-style-name="Domyślnaczcionkaakapitu" style:family="text">
      <style:text-properties fo:background-color="#80FFFF"/>
    </style:style>
    <style:style style:name="T186" style:parent-style-name="Domyślnaczcionkaakapitu" style:family="text">
      <style:text-properties fo:background-color="#80FFFF"/>
    </style:style>
    <style:style style:name="P187" style:parent-style-name="Normalny" style:family="paragraph">
      <style:paragraph-properties fo:text-align="justify" fo:line-height="150%"/>
    </style:style>
    <style:style style:name="T188" style:parent-style-name="Domyślnaczcionkaakapitu" style:family="text">
      <style:text-properties style:text-underline-type="single" style:text-underline-style="solid" style:text-underline-width="auto" style:text-underline-mode="continuous"/>
    </style:style>
    <style:style style:name="P189" style:parent-style-name="Normalny" style:family="paragraph">
      <style:paragraph-properties fo:text-align="justify" fo:line-height="150%" fo:text-indent="0.2479in"/>
    </style:style>
    <style:style style:name="T190" style:parent-style-name="Domyślnaczcionkaakapitu" style:family="text">
      <style:text-properties fo:background-color="#80FFFF"/>
    </style:style>
    <style:style style:name="P191" style:parent-style-name="Normalny" style:family="paragraph">
      <style:paragraph-properties fo:text-align="justify" fo:line-height="150%" fo:text-indent="0.2479in"/>
    </style:style>
    <style:style style:name="P192" style:parent-style-name="Normalny" style:family="paragraph">
      <style:paragraph-properties fo:text-align="justify" fo:line-height="150%" fo:text-indent="0.2479in"/>
    </style:style>
    <style:style style:name="P193" style:parent-style-name="Normalny" style:family="paragraph">
      <style:paragraph-properties fo:text-align="justify" fo:line-height="150%"/>
    </style:style>
    <style:style style:name="T194" style:parent-style-name="Domyślnaczcionkaakapitu" style:family="text">
      <style:text-properties style:text-underline-type="single" style:text-underline-style="solid" style:text-underline-width="auto" style:text-underline-mode="continuous"/>
    </style:style>
    <style:style style:name="T195" style:parent-style-name="Domyślnaczcionkaakapitu" style:family="text">
      <style:text-properties fo:background-color="#80FFFF" style:text-underline-type="single" style:text-underline-style="solid" style:text-underline-width="auto" style:text-underline-mode="continuous"/>
    </style:style>
    <style:style style:name="T196" style:parent-style-name="Domyślnaczcionkaakapitu" style:family="text">
      <style:text-properties style:text-underline-type="single" style:text-underline-style="solid" style:text-underline-width="auto" style:text-underline-mode="continuous"/>
    </style:style>
    <style:style style:name="T197" style:parent-style-name="Domyślnaczcionkaakapitu" style:family="text">
      <style:text-properties fo:background-color="#80FFFF" style:text-underline-type="single" style:text-underline-style="solid" style:text-underline-width="auto" style:text-underline-mode="continuous"/>
    </style:style>
    <style:style style:name="P198" style:parent-style-name="Normalny" style:family="paragraph">
      <style:paragraph-properties fo:text-align="justify" fo:line-height="150%" fo:text-indent="0.2479in"/>
    </style:style>
    <style:style style:name="P199" style:parent-style-name="Normalny" style:family="paragraph">
      <style:paragraph-properties fo:text-align="justify" fo:line-height="150%"/>
    </style:style>
    <style:style style:name="T200" style:parent-style-name="Domyślnaczcionkaakapitu" style:family="text">
      <style:text-properties style:text-underline-type="single" style:text-underline-style="solid" style:text-underline-width="auto" style:text-underline-mode="continuous"/>
    </style:style>
    <style:style style:name="P201" style:parent-style-name="Normalny" style:family="paragraph">
      <style:paragraph-properties fo:text-align="justify" fo:line-height="150%" fo:text-indent="0.2479in"/>
    </style:style>
    <style:style style:name="T202" style:parent-style-name="Domyślnaczcionkaakapitu" style:family="text">
      <style:text-properties fo:background-color="#80FFFF"/>
    </style:style>
    <style:style style:name="P203" style:parent-style-name="Normalny" style:family="paragraph">
      <style:paragraph-properties fo:text-align="justify" fo:line-height="150%" fo:text-indent="0.2479in"/>
    </style:style>
    <style:style style:name="T204" style:parent-style-name="Domyślnaczcionkaakapitu" style:family="text">
      <style:text-properties fo:background-color="#80FFFF"/>
    </style:style>
    <style:style style:name="T205" style:parent-style-name="Domyślnaczcionkaakapitu" style:family="text">
      <style:text-properties fo:background-color="#80FFFF"/>
    </style:style>
    <style:style style:name="P206" style:parent-style-name="Normalny" style:family="paragraph">
      <style:paragraph-properties fo:text-align="justify" fo:line-height="150%" fo:text-indent="0.2479in"/>
    </style:style>
    <style:style style:name="T207" style:parent-style-name="Domyślnaczcionkaakapitu" style:family="text">
      <style:text-properties fo:background-color="#80FFFF"/>
    </style:style>
    <style:style style:name="P208" style:parent-style-name="Normalny" style:family="paragraph">
      <style:paragraph-properties fo:text-align="justify" fo:line-height="150%" fo:text-indent="0.2479in"/>
    </style:style>
    <style:style style:name="T209" style:parent-style-name="Domyślnaczcionkaakapitu" style:family="text">
      <style:text-properties fo:background-color="#80FFFF"/>
    </style:style>
    <style:style style:name="T210" style:parent-style-name="Domyślnaczcionkaakapitu" style:family="text">
      <style:text-properties fo:background-color="#80FFFF"/>
    </style:style>
    <style:style style:name="P211" style:parent-style-name="Normalny" style:family="paragraph">
      <style:paragraph-properties fo:text-align="justify" fo:line-height="150%" fo:text-indent="0.2479in"/>
    </style:style>
    <style:style style:name="P212" style:parent-style-name="Normalny" style:family="paragraph">
      <style:paragraph-properties fo:text-align="justify" fo:line-height="150%"/>
    </style:style>
    <style:style style:name="T213" style:parent-style-name="Domyślnaczcionkaakapitu" style:family="text">
      <style:text-properties style:text-underline-type="single" style:text-underline-style="solid" style:text-underline-width="auto" style:text-underline-mode="continuous"/>
    </style:style>
    <style:style style:name="T214" style:parent-style-name="Domyślnaczcionkaakapitu" style:family="text">
      <style:text-properties fo:background-color="#80FFFF" style:text-underline-type="single" style:text-underline-style="solid" style:text-underline-width="auto" style:text-underline-mode="continuous"/>
    </style:style>
    <style:style style:name="T215" style:parent-style-name="Domyślnaczcionkaakapitu" style:family="text">
      <style:text-properties fo:background-color="#80FFFF"/>
    </style:style>
    <style:style style:name="P216" style:parent-style-name="Normalny" style:family="paragraph">
      <style:paragraph-properties fo:text-align="justify" fo:line-height="150%" fo:text-indent="0.2479in"/>
    </style:style>
    <style:style style:name="T217" style:parent-style-name="Domyślnaczcionkaakapitu" style:family="text">
      <style:text-properties fo:background-color="#80FFFF"/>
    </style:style>
    <style:style style:name="P218" style:parent-style-name="Normalny" style:family="paragraph">
      <style:paragraph-properties fo:text-align="justify" fo:line-height="150%"/>
    </style:style>
    <style:style style:name="T219" style:parent-style-name="Domyślnaczcionkaakapitu" style:family="text">
      <style:text-properties style:text-underline-type="single" style:text-underline-style="solid" style:text-underline-width="auto" style:text-underline-mode="continuous"/>
    </style:style>
    <style:style style:name="P220" style:parent-style-name="Normalny" style:family="paragraph">
      <style:paragraph-properties fo:text-align="justify" fo:line-height="150%" fo:text-indent="0.2479in"/>
    </style:style>
    <style:style style:name="T221" style:parent-style-name="Domyślnaczcionkaakapitu" style:family="text">
      <style:text-properties fo:background-color="#80FFFF"/>
    </style:style>
    <style:style style:name="P222" style:parent-style-name="Normalny" style:family="paragraph">
      <style:paragraph-properties fo:text-align="justify" fo:line-height="150%" fo:text-indent="0.2479in"/>
    </style:style>
    <style:style style:name="T223" style:parent-style-name="Domyślnaczcionkaakapitu" style:family="text">
      <style:text-properties fo:background-color="#80FFFF"/>
    </style:style>
    <style:style style:name="P224" style:parent-style-name="Normalny" style:family="paragraph">
      <style:paragraph-properties fo:text-align="justify" fo:line-height="150%" fo:text-indent="0.2479in"/>
    </style:style>
    <style:style style:name="T225" style:parent-style-name="Domyślnaczcionkaakapitu" style:family="text">
      <style:text-properties fo:background-color="#80FFFF"/>
    </style:style>
    <style:style style:name="T226" style:parent-style-name="Domyślnaczcionkaakapitu" style:family="text">
      <style:text-properties fo:background-color="#80FFFF"/>
    </style:style>
    <style:style style:name="P227" style:parent-style-name="Normalny" style:family="paragraph">
      <style:paragraph-properties fo:text-align="justify" fo:line-height="150%" fo:text-indent="0.2479in"/>
    </style:style>
    <style:style style:name="T228" style:parent-style-name="Domyślnaczcionkaakapitu" style:family="text">
      <style:text-properties fo:background-color="#80FFFF"/>
    </style:style>
    <style:style style:name="T229" style:parent-style-name="Domyślnaczcionkaakapitu" style:family="text">
      <style:text-properties fo:background-color="#80FFFF"/>
    </style:style>
    <style:style style:name="T230" style:parent-style-name="Domyślnaczcionkaakapitu" style:family="text">
      <style:text-properties fo:background-color="#80FFFF"/>
    </style:style>
    <style:style style:name="T231" style:parent-style-name="Domyślnaczcionkaakapitu" style:family="text">
      <style:text-properties fo:background-color="#80FFFF"/>
    </style:style>
    <style:style style:name="P232" style:parent-style-name="Normalny" style:family="paragraph">
      <style:paragraph-properties fo:text-align="justify" fo:line-height="150%" fo:text-indent="0.2479in"/>
    </style:style>
    <style:style style:name="T233" style:parent-style-name="Domyślnaczcionkaakapitu" style:family="text">
      <style:text-properties fo:background-color="#80FFFF"/>
    </style:style>
    <style:style style:name="T234" style:parent-style-name="Domyślnaczcionkaakapitu" style:family="text">
      <style:text-properties fo:background-color="#80FFFF"/>
    </style:style>
    <style:style style:name="T235" style:parent-style-name="Domyślnaczcionkaakapitu" style:family="text">
      <style:text-properties fo:background-color="#80FFFF"/>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P239" style:parent-style-name="Normalny" style:family="paragraph">
      <style:paragraph-properties fo:text-align="justify" fo:line-height="150%"/>
    </style:style>
    <style:style style:name="T240" style:parent-style-name="Domyślnaczcionkaakapitu" style:family="text">
      <style:text-properties style:text-underline-type="single" style:text-underline-style="solid" style:text-underline-width="auto" style:text-underline-mode="continuous"/>
    </style:style>
    <style:style style:name="T241" style:parent-style-name="Domyślnaczcionkaakapitu" style:family="text">
      <style:text-properties fo:background-color="#80FFFF" style:text-underline-type="single" style:text-underline-style="solid" style:text-underline-width="auto" style:text-underline-mode="continuous"/>
    </style:style>
    <style:style style:name="T242" style:parent-style-name="Domyślnaczcionkaakapitu" style:family="text">
      <style:text-properties style:text-underline-type="single" style:text-underline-style="solid" style:text-underline-width="auto" style:text-underline-mode="continuous"/>
    </style:style>
    <style:style style:name="T243" style:parent-style-name="Domyślnaczcionkaakapitu" style:family="text">
      <style:text-properties fo:background-color="#80FFFF" style:text-underline-type="single" style:text-underline-style="solid" style:text-underline-width="auto" style:text-underline-mode="continuous"/>
    </style:style>
    <style:style style:name="T244" style:parent-style-name="Domyślnaczcionkaakapitu" style:family="text">
      <style:text-properties fo:background-color="#80FFFF"/>
    </style:style>
    <style:style style:name="P245" style:parent-style-name="Normalny" style:family="paragraph">
      <style:paragraph-properties fo:text-align="justify" fo:line-height="150%" fo:text-indent="0.2479in"/>
    </style:style>
    <style:style style:name="P246" style:parent-style-name="Normalny" style:family="paragraph">
      <style:paragraph-properties fo:text-align="justify" fo:line-height="150%"/>
    </style:style>
    <style:style style:name="T247" style:parent-style-name="Domyślnaczcionkaakapitu" style:family="text">
      <style:text-properties style:text-underline-type="single" style:text-underline-style="solid" style:text-underline-width="auto" style:text-underline-mode="continuous"/>
    </style:style>
    <style:style style:name="P248" style:parent-style-name="Normalny" style:family="paragraph">
      <style:paragraph-properties fo:text-align="justify" fo:line-height="150%" fo:text-indent="0.2479in"/>
    </style:style>
    <style:style style:name="P249" style:parent-style-name="Normalny" style:family="paragraph">
      <style:paragraph-properties fo:text-align="justify" fo:line-height="150%" fo:text-indent="0.2479in"/>
    </style:style>
    <style:style style:name="T250" style:parent-style-name="Domyślnaczcionkaakapitu" style:family="text">
      <style:text-properties fo:background-color="#80FFFF"/>
    </style:style>
    <style:style style:name="T251" style:parent-style-name="Domyślnaczcionkaakapitu" style:family="text">
      <style:text-properties fo:background-color="#80FFFF"/>
    </style:style>
    <style:style style:name="T252" style:parent-style-name="Domyślnaczcionkaakapitu" style:family="text">
      <style:text-properties fo:background-color="#80FFFF"/>
    </style:style>
    <style:style style:name="P253" style:parent-style-name="Normalny" style:family="paragraph">
      <style:paragraph-properties fo:text-align="justify" fo:line-height="150%" fo:text-indent="0.2479in"/>
    </style:style>
    <style:style style:name="T254" style:parent-style-name="Domyślnaczcionkaakapitu" style:family="text">
      <style:text-properties fo:background-color="#80FFFF"/>
    </style:style>
    <style:style style:name="P255" style:parent-style-name="Normalny" style:family="paragraph">
      <style:paragraph-properties fo:text-align="justify" fo:line-height="150%" fo:text-indent="0.2479in"/>
    </style:style>
    <style:style style:name="T256" style:parent-style-name="Domyślnaczcionkaakapitu" style:family="text">
      <style:text-properties fo:background-color="#80FFFF"/>
    </style:style>
    <style:style style:name="P257" style:parent-style-name="Normalny" style:family="paragraph">
      <style:paragraph-properties fo:text-align="justify" fo:line-height="150%" fo:text-indent="0.2479in"/>
    </style:style>
    <style:style style:name="P258" style:parent-style-name="Normalny" style:family="paragraph">
      <style:paragraph-properties fo:text-align="justify" fo:line-height="150%" fo:text-indent="0.2479in"/>
    </style:style>
    <style:style style:name="T259" style:parent-style-name="Domyślnaczcionkaakapitu" style:family="text">
      <style:text-properties fo:background-color="#80FFFF"/>
    </style:style>
    <style:style style:name="P260" style:parent-style-name="Normalny" style:family="paragraph">
      <style:paragraph-properties fo:text-align="justify" fo:line-height="150%" fo:text-indent="0.2479in"/>
    </style:style>
    <style:style style:name="T261" style:parent-style-name="Domyślnaczcionkaakapitu" style:family="text">
      <style:text-properties fo:background-color="#80FFFF"/>
    </style:style>
    <style:style style:name="T262" style:parent-style-name="Domyślnaczcionkaakapitu" style:family="text">
      <style:text-properties fo:background-color="#80FFFF"/>
    </style:style>
    <style:style style:name="T263" style:parent-style-name="Domyślnaczcionkaakapitu" style:family="text">
      <style:text-properties fo:background-color="#80FFFF"/>
    </style:style>
    <style:style style:name="T264" style:parent-style-name="Domyślnaczcionkaakapitu" style:family="text">
      <style:text-properties fo:background-color="#80FFFF"/>
    </style:style>
    <style:style style:name="P265" style:parent-style-name="Normalny" style:family="paragraph">
      <style:paragraph-properties fo:text-align="justify" fo:line-height="150%" fo:text-indent="0.2479in"/>
    </style:style>
    <style:style style:name="T266" style:parent-style-name="Domyślnaczcionkaakapitu" style:family="text">
      <style:text-properties fo:background-color="#80FFFF"/>
    </style:style>
    <style:style style:name="T267" style:parent-style-name="Domyślnaczcionkaakapitu" style:family="text">
      <style:text-properties fo:background-color="#80FFFF"/>
    </style:style>
    <style:style style:name="P268" style:parent-style-name="Normalny" style:family="paragraph">
      <style:paragraph-properties fo:text-align="justify" fo:line-height="150%" fo:text-indent="0.2479in"/>
    </style:style>
    <style:style style:name="P269" style:parent-style-name="Normalny" style:family="paragraph">
      <style:paragraph-properties fo:text-align="justify" fo:line-height="150%"/>
    </style:style>
    <style:style style:name="T270" style:parent-style-name="Domyślnaczcionkaakapitu" style:family="text">
      <style:text-properties style:text-underline-type="single" style:text-underline-style="solid" style:text-underline-width="auto" style:text-underline-mode="continuous"/>
    </style:style>
    <style:style style:name="T271" style:parent-style-name="Domyślnaczcionkaakapitu" style:family="text">
      <style:text-properties fo:background-color="#80FFFF" style:text-underline-type="single" style:text-underline-style="solid" style:text-underline-width="auto" style:text-underline-mode="continuous"/>
    </style:style>
    <style:style style:name="T272" style:parent-style-name="Domyślnaczcionkaakapitu" style:family="text">
      <style:text-properties style:text-underline-type="single" style:text-underline-style="solid" style:text-underline-width="auto" style:text-underline-mode="continuous"/>
    </style:style>
    <style:style style:name="T273" style:parent-style-name="Domyślnaczcionkaakapitu" style:family="text">
      <style:text-properties fo:background-color="#80FFFF" style:text-underline-type="single" style:text-underline-style="solid" style:text-underline-width="auto" style:text-underline-mode="continuous"/>
    </style:style>
    <style:style style:name="T274" style:parent-style-name="Domyślnaczcionkaakapitu" style:family="text">
      <style:text-properties style:text-underline-type="single" style:text-underline-style="solid" style:text-underline-width="auto" style:text-underline-mode="continuous"/>
    </style:style>
    <style:style style:name="T275" style:parent-style-name="Domyślnaczcionkaakapitu" style:family="text">
      <style:text-properties fo:background-color="#80FFFF" style:text-underline-type="single" style:text-underline-style="solid" style:text-underline-width="auto" style:text-underline-mode="continuous"/>
    </style:style>
    <style:style style:name="P276" style:parent-style-name="Normalny" style:family="paragraph">
      <style:paragraph-properties fo:text-align="justify" fo:line-height="150%" fo:text-indent="0.2479in"/>
    </style:style>
    <style:style style:name="T277" style:parent-style-name="Domyślnaczcionkaakapitu" style:family="text">
      <style:text-properties fo:background-color="#80FFFF"/>
    </style:style>
    <style:style style:name="T278" style:parent-style-name="Domyślnaczcionkaakapitu" style:family="text">
      <style:text-properties fo:background-color="#80FFFF"/>
    </style:style>
    <style:style style:name="P279" style:parent-style-name="Normalny" style:family="paragraph">
      <style:paragraph-properties fo:text-align="justify" fo:line-height="150%" fo:text-indent="0.2479in"/>
    </style:style>
    <style:style style:name="P280" style:parent-style-name="Normalny" style:family="paragraph">
      <style:paragraph-properties fo:text-align="justify" fo:line-height="150%"/>
    </style:style>
    <style:style style:name="T281" style:parent-style-name="Domyślnaczcionkaakapitu" style:family="text">
      <style:text-properties fo:background-color="#80FFFF" style:text-underline-type="single" style:text-underline-style="solid" style:text-underline-width="auto" style:text-underline-mode="continuous"/>
    </style:style>
    <style:style style:name="T282" style:parent-style-name="Domyślnaczcionkaakapitu" style:family="text">
      <style:text-properties style:text-underline-type="single" style:text-underline-style="solid" style:text-underline-width="auto" style:text-underline-mode="continuous"/>
    </style:style>
    <style:style style:name="P283" style:parent-style-name="Normalny" style:family="paragraph">
      <style:paragraph-properties fo:text-align="justify" fo:line-height="150%" fo:text-indent="0.2479in"/>
    </style:style>
    <style:style style:name="T284" style:parent-style-name="Domyślnaczcionkaakapitu" style:family="text">
      <style:text-properties fo:background-color="#80FFFF"/>
    </style:style>
    <style:style style:name="T285" style:parent-style-name="Domyślnaczcionkaakapitu" style:family="text">
      <style:text-properties fo:background-color="#80FFFF"/>
    </style:style>
    <style:style style:name="P286" style:parent-style-name="Normalny" style:family="paragraph">
      <style:paragraph-properties fo:text-align="justify" fo:line-height="150%" fo:text-indent="0.2479in"/>
    </style:style>
    <style:style style:name="T287" style:parent-style-name="Domyślnaczcionkaakapitu" style:family="text">
      <style:text-properties fo:background-color="#80FFFF"/>
    </style:style>
    <style:style style:name="P288" style:parent-style-name="Normalny" style:family="paragraph">
      <style:paragraph-properties fo:text-align="justify" fo:line-height="150%" fo:text-indent="0.2479in"/>
    </style:style>
    <style:style style:name="P289" style:parent-style-name="Normalny" style:family="paragraph">
      <style:paragraph-properties fo:text-align="justify" fo:line-height="150%" fo:text-indent="0.2479in"/>
    </style:style>
    <style:style style:name="P290" style:parent-style-name="Normalny" style:family="paragraph">
      <style:paragraph-properties fo:text-align="justify" fo:line-height="150%" fo:text-indent="0.2479in"/>
    </style:style>
    <style:style style:name="P291" style:parent-style-name="Normalny" style:family="paragraph">
      <style:paragraph-properties fo:text-align="justify" fo:line-height="150%" fo:text-indent="0.2479in"/>
    </style:style>
    <style:style style:name="P292" style:parent-style-name="Normalny" style:family="paragraph">
      <style:paragraph-properties fo:text-align="justify" fo:line-height="150%"/>
    </style:style>
    <style:style style:name="T293" style:parent-style-name="Domyślnaczcionkaakapitu" style:family="text">
      <style:text-properties style:text-underline-type="single" style:text-underline-style="solid" style:text-underline-width="auto" style:text-underline-mode="continuous"/>
    </style:style>
    <style:style style:name="T294" style:parent-style-name="Domyślnaczcionkaakapitu" style:family="text">
      <style:text-properties fo:background-color="#80FFFF" style:text-underline-type="single" style:text-underline-style="solid" style:text-underline-width="auto" style:text-underline-mode="continuous"/>
    </style:style>
    <style:style style:name="T295" style:parent-style-name="Domyślnaczcionkaakapitu" style:family="text">
      <style:text-properties style:text-underline-type="single" style:text-underline-style="solid" style:text-underline-width="auto" style:text-underline-mode="continuous"/>
    </style:style>
    <style:style style:name="T296" style:parent-style-name="Domyślnaczcionkaakapitu" style:family="text">
      <style:text-properties fo:background-color="#80FFFF" style:text-underline-type="single" style:text-underline-style="solid" style:text-underline-width="auto" style:text-underline-mode="continuous"/>
    </style:style>
    <style:style style:name="T297" style:parent-style-name="Domyślnaczcionkaakapitu" style:family="text">
      <style:text-properties style:text-underline-type="single" style:text-underline-style="solid" style:text-underline-width="auto" style:text-underline-mode="continuous"/>
    </style:style>
    <style:style style:name="T298" style:parent-style-name="Domyślnaczcionkaakapitu" style:family="text">
      <style:text-properties fo:background-color="#80FFFF" style:text-underline-type="single" style:text-underline-style="solid" style:text-underline-width="auto" style:text-underline-mode="continuous"/>
    </style:style>
    <style:style style:name="P299" style:parent-style-name="Normalny" style:family="paragraph">
      <style:paragraph-properties fo:text-align="justify" fo:line-height="150%" fo:text-indent="0.2479in"/>
    </style:style>
    <style:style style:name="P300" style:parent-style-name="Normalny" style:family="paragraph">
      <style:paragraph-properties fo:text-align="justify" fo:line-height="150%"/>
    </style:style>
    <style:style style:name="T301" style:parent-style-name="Domyślnaczcionkaakapitu" style:family="text">
      <style:text-properties style:text-underline-type="single" style:text-underline-style="solid" style:text-underline-width="auto" style:text-underline-mode="continuous"/>
    </style:style>
    <style:style style:name="P302" style:parent-style-name="Normalny" style:family="paragraph">
      <style:paragraph-properties fo:text-align="justify" fo:line-height="150%" fo:text-indent="0.2479in"/>
    </style:style>
    <style:style style:name="P303" style:parent-style-name="Normalny" style:family="paragraph">
      <style:paragraph-properties fo:text-align="justify" fo:line-height="150%"/>
    </style:style>
    <style:style style:name="P304" style:parent-style-name="Normalny" style:family="paragraph">
      <style:paragraph-properties fo:text-align="justify" fo:line-height="150%" fo:text-indent="0.2479in"/>
    </style:style>
    <style:style style:name="T305" style:parent-style-name="Domyślnaczcionkaakapitu" style:family="text">
      <style:text-properties fo:background-color="#80FFFF"/>
    </style:style>
    <style:style style:name="P306" style:parent-style-name="Normalny" style:family="paragraph">
      <style:paragraph-properties fo:text-align="justify" fo:line-height="150%" fo:text-indent="0.2479in"/>
    </style:style>
    <style:style style:name="P307" style:parent-style-name="Normalny" style:family="paragraph">
      <style:paragraph-properties fo:text-align="justify" fo:line-height="150%" fo:text-indent="0.2479in"/>
    </style:style>
    <style:style style:name="T308" style:parent-style-name="Domyślnaczcionkaakapitu" style:family="text">
      <style:text-properties fo:background-color="#80FFFF"/>
    </style:style>
    <style:style style:name="T309" style:parent-style-name="Domyślnaczcionkaakapitu" style:family="text">
      <style:text-properties fo:background-color="#80FFFF"/>
    </style:style>
    <style:style style:name="T310" style:parent-style-name="Domyślnaczcionkaakapitu" style:family="text">
      <style:text-properties fo:background-color="#80FFFF"/>
    </style:style>
    <style:style style:name="P311" style:parent-style-name="Normalny" style:family="paragraph">
      <style:paragraph-properties fo:text-align="justify" fo:line-height="150%" fo:text-indent="0.2479in"/>
    </style:style>
    <style:style style:name="T312" style:parent-style-name="Domyślnaczcionkaakapitu" style:family="text">
      <style:text-properties fo:background-color="#80FFFF"/>
    </style:style>
    <style:style style:name="T313" style:parent-style-name="Domyślnaczcionkaakapitu" style:family="text">
      <style:text-properties fo:background-color="#80FFFF"/>
    </style:style>
    <style:style style:name="P314" style:parent-style-name="Normalny" style:family="paragraph">
      <style:paragraph-properties fo:text-align="justify" fo:line-height="150%" fo:text-indent="0.2479in"/>
    </style:style>
    <style:style style:name="T315" style:parent-style-name="Domyślnaczcionkaakapitu" style:family="text">
      <style:text-properties fo:background-color="#80FFFF"/>
    </style:style>
    <style:style style:name="T316" style:parent-style-name="Domyślnaczcionkaakapitu" style:family="text">
      <style:text-properties fo:background-color="#80FFFF"/>
    </style:style>
    <style:style style:name="T317" style:parent-style-name="Domyślnaczcionkaakapitu" style:family="text">
      <style:text-properties fo:background-color="#80FFFF"/>
    </style:style>
    <style:style style:name="P318" style:parent-style-name="Normalny" style:family="paragraph">
      <style:paragraph-properties fo:text-align="justify" fo:line-height="150%"/>
    </style:style>
    <style:style style:name="T319" style:parent-style-name="Domyślnaczcionkaakapitu" style:family="text">
      <style:text-properties style:text-underline-type="single" style:text-underline-style="solid" style:text-underline-width="auto" style:text-underline-mode="continuous"/>
    </style:style>
    <style:style style:name="T320" style:parent-style-name="Domyślnaczcionkaakapitu" style:family="text">
      <style:text-properties fo:background-color="#80FFFF" style:text-underline-type="single" style:text-underline-style="solid" style:text-underline-width="auto" style:text-underline-mode="continuous"/>
    </style:style>
    <style:style style:name="T321" style:parent-style-name="Domyślnaczcionkaakapitu" style:family="text">
      <style:text-properties fo:background-color="#80FFFF"/>
    </style:style>
    <style:style style:name="P322" style:parent-style-name="Normalny" style:family="paragraph">
      <style:paragraph-properties fo:text-align="justify" fo:line-height="150%" fo:text-indent="0.2479in"/>
    </style:style>
    <style:style style:name="P323" style:parent-style-name="Normalny" style:family="paragraph">
      <style:paragraph-properties fo:text-align="justify" fo:line-height="150%"/>
    </style:style>
    <style:style style:name="T324" style:parent-style-name="Domyślnaczcionkaakapitu" style:family="text">
      <style:text-properties fo:background-color="#80FFFF" style:text-underline-type="single" style:text-underline-style="solid" style:text-underline-width="auto" style:text-underline-mode="continuous"/>
    </style:style>
    <style:style style:name="T325" style:parent-style-name="Domyślnaczcionkaakapitu" style:family="text">
      <style:text-properties style:text-underline-type="single" style:text-underline-style="solid" style:text-underline-width="auto" style:text-underline-mode="continuous"/>
    </style:style>
    <style:style style:name="T326" style:parent-style-name="Domyślnaczcionkaakapitu" style:family="text">
      <style:text-properties fo:background-color="#80FFFF" style:text-underline-type="single" style:text-underline-style="solid" style:text-underline-width="auto" style:text-underline-mode="continuous"/>
    </style:style>
    <style:style style:name="T327" style:parent-style-name="Domyślnaczcionkaakapitu" style:family="text">
      <style:text-properties style:text-underline-type="single" style:text-underline-style="solid" style:text-underline-width="auto" style:text-underline-mode="continuous"/>
    </style:style>
    <style:style style:name="P328" style:parent-style-name="Normalny" style:family="paragraph">
      <style:paragraph-properties fo:text-align="justify" fo:line-height="150%" fo:text-indent="0.2479in"/>
    </style:style>
    <style:style style:name="T329" style:parent-style-name="Domyślnaczcionkaakapitu" style:family="text">
      <style:text-properties fo:background-color="#80FFFF"/>
    </style:style>
    <style:style style:name="T330" style:parent-style-name="Domyślnaczcionkaakapitu" style:family="text">
      <style:text-properties fo:background-color="#80FFFF"/>
    </style:style>
    <style:style style:name="T331" style:parent-style-name="Domyślnaczcionkaakapitu" style:family="text">
      <style:text-properties fo:background-color="#80FFFF"/>
    </style:style>
    <style:style style:name="P332" style:parent-style-name="Normalny" style:family="paragraph">
      <style:paragraph-properties fo:text-align="justify" fo:line-height="150%" fo:text-indent="0.2479in"/>
    </style:style>
    <style:style style:name="P333" style:parent-style-name="Normalny" style:family="paragraph">
      <style:paragraph-properties fo:text-align="justify" fo:line-height="150%"/>
    </style:style>
    <style:style style:name="T334" style:parent-style-name="Domyślnaczcionkaakapitu" style:family="text">
      <style:text-properties style:text-underline-type="single" style:text-underline-style="solid" style:text-underline-width="auto" style:text-underline-mode="continuous"/>
    </style:style>
    <style:style style:name="P335" style:parent-style-name="Normalny" style:family="paragraph">
      <style:paragraph-properties fo:text-align="justify" fo:line-height="150%" fo:text-indent="0.2479in"/>
    </style:style>
    <style:style style:name="T336" style:parent-style-name="Domyślnaczcionkaakapitu" style:family="text">
      <style:text-properties fo:background-color="#80FFFF"/>
    </style:style>
    <style:style style:name="P337" style:parent-style-name="Normalny" style:family="paragraph">
      <style:paragraph-properties fo:text-align="justify" fo:line-height="150%" fo:text-indent="0.2479in"/>
    </style:style>
    <style:style style:name="P338" style:parent-style-name="Normalny" style:family="paragraph">
      <style:paragraph-properties fo:text-align="justify" fo:line-height="150%" fo:text-indent="0.2479in"/>
    </style:style>
    <style:style style:name="P339" style:parent-style-name="Normalny" style:family="paragraph">
      <style:paragraph-properties fo:text-align="justify" fo:line-height="150%"/>
    </style:style>
    <style:style style:name="T340" style:parent-style-name="Domyślnaczcionkaakapitu" style:family="text">
      <style:text-properties fo:background-color="#80FFFF" style:text-underline-type="single" style:text-underline-style="solid" style:text-underline-width="auto" style:text-underline-mode="continuous"/>
    </style:style>
    <style:style style:name="T341" style:parent-style-name="Domyślnaczcionkaakapitu" style:family="text">
      <style:text-properties style:text-underline-type="single" style:text-underline-style="solid" style:text-underline-width="auto" style:text-underline-mode="continuous"/>
    </style:style>
    <style:style style:name="P342" style:parent-style-name="Normalny" style:family="paragraph">
      <style:paragraph-properties fo:text-align="justify" fo:line-height="150%" fo:text-indent="0.2479in"/>
    </style:style>
    <style:style style:name="P343" style:parent-style-name="Normalny" style:family="paragraph">
      <style:paragraph-properties fo:text-align="justify" fo:line-height="150%" fo:text-indent="0.2479in"/>
    </style:style>
    <style:style style:name="P344" style:parent-style-name="Normalny" style:family="paragraph">
      <style:paragraph-properties fo:text-align="justify" fo:line-height="150%"/>
    </style:style>
    <style:style style:name="T345" style:parent-style-name="Domyślnaczcionkaakapitu" style:family="text">
      <style:text-properties style:text-underline-type="single" style:text-underline-style="solid" style:text-underline-width="auto" style:text-underline-mode="continuous"/>
    </style:style>
    <style:style style:name="T346" style:parent-style-name="Domyślnaczcionkaakapitu" style:family="text">
      <style:text-properties fo:background-color="#80FFFF" style:text-underline-type="single" style:text-underline-style="solid" style:text-underline-width="auto" style:text-underline-mode="continuous"/>
    </style:style>
    <style:style style:name="T347" style:parent-style-name="Domyślnaczcionkaakapitu" style:family="text">
      <style:text-properties fo:background-color="#80FFFF"/>
    </style:style>
    <style:style style:name="P348" style:parent-style-name="Normalny" style:family="paragraph">
      <style:paragraph-properties fo:text-align="justify" fo:line-height="150%" fo:text-indent="0.2479in"/>
    </style:style>
    <style:style style:name="P349" style:parent-style-name="Normalny" style:family="paragraph">
      <style:paragraph-properties fo:text-align="justify" fo:line-height="150%"/>
    </style:style>
    <style:style style:name="T350" style:parent-style-name="Domyślnaczcionkaakapitu" style:family="text">
      <style:text-properties style:text-underline-type="single" style:text-underline-style="solid" style:text-underline-width="auto" style:text-underline-mode="continuous"/>
    </style:style>
    <style:style style:name="P351" style:parent-style-name="Normalny" style:family="paragraph">
      <style:paragraph-properties fo:text-align="justify" fo:line-height="150%" fo:text-indent="0.2479in"/>
    </style:style>
    <style:style style:name="P352" style:parent-style-name="Normalny" style:family="paragraph">
      <style:paragraph-properties fo:text-align="justify" fo:line-height="150%"/>
    </style:style>
    <style:style style:name="T353" style:parent-style-name="Domyślnaczcionkaakapitu" style:family="text">
      <style:text-properties style:text-underline-type="single" style:text-underline-style="solid" style:text-underline-width="auto" style:text-underline-mode="continuous"/>
    </style:style>
    <style:style style:name="T354" style:parent-style-name="Domyślnaczcionkaakapitu" style:family="text">
      <style:text-properties fo:background-color="#80FFFF"/>
    </style:style>
    <style:style style:name="P355" style:parent-style-name="Normalny" style:family="paragraph">
      <style:paragraph-properties fo:text-align="justify" fo:line-height="150%" fo:text-indent="0.2479in"/>
    </style:style>
    <style:style style:name="P356" style:parent-style-name="Normalny" style:family="paragraph">
      <style:paragraph-properties fo:text-align="justify" fo:line-height="150%"/>
    </style:style>
    <style:style style:name="T357" style:parent-style-name="Domyślnaczcionkaakapitu" style:family="text">
      <style:text-properties style:text-underline-type="single" style:text-underline-style="solid" style:text-underline-width="auto" style:text-underline-mode="continuous"/>
    </style:style>
    <style:style style:name="P358" style:parent-style-name="Normalny" style:family="paragraph">
      <style:paragraph-properties fo:text-align="justify" fo:line-height="150%" fo:text-indent="0.2479in"/>
    </style:style>
    <style:style style:name="T359" style:parent-style-name="Domyślnaczcionkaakapitu" style:family="text">
      <style:text-properties fo:background-color="#80FFFF"/>
    </style:style>
    <style:style style:name="P360" style:parent-style-name="Normalny" style:family="paragraph">
      <style:paragraph-properties fo:text-align="justify" fo:line-height="150%" fo:text-indent="0.2479in"/>
    </style:style>
    <style:style style:name="P361" style:parent-style-name="Normalny" style:family="paragraph">
      <style:paragraph-properties fo:text-align="justify" fo:line-height="150%" fo:text-indent="0.2479in"/>
    </style:style>
    <style:style style:name="P362" style:parent-style-name="Normalny" style:family="paragraph">
      <style:paragraph-properties fo:text-align="justify" fo:line-height="150%" fo:text-indent="0.2479in"/>
    </style:style>
    <style:style style:name="T363" style:parent-style-name="Domyślnaczcionkaakapitu" style:family="text">
      <style:text-properties fo:background-color="#80FFFF"/>
    </style:style>
    <style:style style:name="P364" style:parent-style-name="Normalny" style:family="paragraph">
      <style:paragraph-properties fo:text-align="justify" fo:line-height="150%" fo:text-indent="0.2479in"/>
    </style:style>
    <style:style style:name="T365" style:parent-style-name="Domyślnaczcionkaakapitu" style:family="text">
      <style:text-properties fo:background-color="#80FFFF"/>
    </style:style>
    <style:style style:name="T366" style:parent-style-name="Domyślnaczcionkaakapitu" style:family="text">
      <style:text-properties fo:background-color="#80FFFF"/>
    </style:style>
    <style:style style:name="T367" style:parent-style-name="Domyślnaczcionkaakapitu" style:family="text">
      <style:text-properties fo:background-color="#80FFFF"/>
    </style:style>
    <style:style style:name="P368" style:parent-style-name="Normalny" style:family="paragraph">
      <style:paragraph-properties fo:text-align="justify" fo:line-height="150%" fo:text-indent="0.2479in"/>
    </style:style>
    <style:style style:name="P369" style:parent-style-name="Normalny" style:family="paragraph">
      <style:paragraph-properties fo:text-align="justify" fo:line-height="150%" fo:text-indent="0.2479in"/>
    </style:style>
    <style:style style:name="T370" style:parent-style-name="Domyślnaczcionkaakapitu" style:family="text">
      <style:text-properties fo:background-color="#80FFFF"/>
    </style:style>
    <style:style style:name="T371" style:parent-style-name="Domyślnaczcionkaakapitu" style:family="text">
      <style:text-properties fo:background-color="#80FFFF"/>
    </style:style>
    <style:style style:name="T372" style:parent-style-name="Domyślnaczcionkaakapitu" style:family="text">
      <style:text-properties fo:background-color="#80FFFF"/>
    </style:style>
    <style:style style:name="P373" style:parent-style-name="Normalny" style:family="paragraph">
      <style:paragraph-properties fo:text-align="justify" fo:line-height="150%" fo:text-indent="0.2479in"/>
    </style:style>
    <style:style style:name="T374" style:parent-style-name="Domyślnaczcionkaakapitu" style:family="text">
      <style:text-properties fo:background-color="#80FFFF"/>
    </style:style>
    <style:style style:name="T375" style:parent-style-name="Domyślnaczcionkaakapitu" style:family="text">
      <style:text-properties fo:background-color="#80FFFF"/>
    </style:style>
    <style:style style:name="P376" style:parent-style-name="Normalny" style:family="paragraph">
      <style:paragraph-properties fo:text-align="justify" fo:line-height="150%" fo:text-indent="0.2479in"/>
    </style:style>
    <style:style style:name="T377" style:parent-style-name="Domyślnaczcionkaakapitu" style:family="text">
      <style:text-properties fo:background-color="#80FFFF"/>
    </style:style>
    <style:style style:name="T378" style:parent-style-name="Domyślnaczcionkaakapitu" style:family="text">
      <style:text-properties fo:background-color="#80FFFF"/>
    </style:style>
    <style:style style:name="T379" style:parent-style-name="Domyślnaczcionkaakapitu" style:family="text">
      <style:text-properties fo:background-color="#80FFFF"/>
    </style:style>
    <style:style style:name="P380" style:parent-style-name="Normalny" style:family="paragraph">
      <style:paragraph-properties fo:text-align="justify" fo:line-height="150%" fo:text-indent="0.2479in"/>
    </style:style>
    <style:style style:name="P381" style:parent-style-name="Normalny" style:family="paragraph">
      <style:paragraph-properties fo:text-align="justify" fo:line-height="150%"/>
    </style:style>
    <style:style style:name="T382" style:parent-style-name="Domyślnaczcionkaakapitu" style:family="text">
      <style:text-properties style:text-underline-type="single" style:text-underline-style="solid" style:text-underline-width="auto" style:text-underline-mode="continuous"/>
    </style:style>
    <style:style style:name="T383" style:parent-style-name="Domyślnaczcionkaakapitu" style:family="text">
      <style:text-properties fo:background-color="#80FFFF" style:text-underline-type="single" style:text-underline-style="solid" style:text-underline-width="auto" style:text-underline-mode="continuous"/>
    </style:style>
    <style:style style:name="T384" style:parent-style-name="Domyślnaczcionkaakapitu" style:family="text">
      <style:text-properties style:text-underline-type="single" style:text-underline-style="solid" style:text-underline-width="auto" style:text-underline-mode="continuous"/>
    </style:style>
    <style:style style:name="T385" style:parent-style-name="Domyślnaczcionkaakapitu" style:family="text">
      <style:text-properties fo:background-color="#80FFFF" style:text-underline-type="single" style:text-underline-style="solid" style:text-underline-width="auto" style:text-underline-mode="continuous"/>
    </style:style>
    <style:style style:name="P386" style:parent-style-name="Normalny" style:family="paragraph">
      <style:paragraph-properties fo:text-align="justify" fo:line-height="150%" fo:text-indent="0.2479in"/>
    </style:style>
    <style:style style:name="T387" style:parent-style-name="Domyślnaczcionkaakapitu" style:family="text">
      <style:text-properties fo:background-color="#80FFFF"/>
    </style:style>
    <style:style style:name="P388" style:parent-style-name="Normalny" style:family="paragraph">
      <style:paragraph-properties fo:text-align="justify" fo:line-height="150%" fo:text-indent="0.2479in"/>
    </style:style>
    <style:style style:name="P389" style:parent-style-name="Normalny" style:family="paragraph">
      <style:paragraph-properties fo:text-align="justify" fo:line-height="150%"/>
    </style:style>
    <style:style style:name="T390" style:parent-style-name="Domyślnaczcionkaakapitu" style:family="text">
      <style:text-properties style:text-underline-type="single" style:text-underline-style="solid" style:text-underline-width="auto" style:text-underline-mode="continuous"/>
    </style:style>
    <style:style style:name="P391" style:parent-style-name="Normalny" style:family="paragraph">
      <style:paragraph-properties fo:text-align="justify" fo:line-height="150%" fo:text-indent="0.2479in"/>
    </style:style>
    <style:style style:name="T392" style:parent-style-name="Domyślnaczcionkaakapitu" style:family="text">
      <style:text-properties fo:background-color="#80FFFF"/>
    </style:style>
    <style:style style:name="P393" style:parent-style-name="Normalny" style:family="paragraph">
      <style:paragraph-properties fo:text-align="justify" fo:line-height="150%" fo:text-indent="0.2479in"/>
    </style:style>
    <style:style style:name="T394" style:parent-style-name="Domyślnaczcionkaakapitu" style:family="text">
      <style:text-properties fo:background-color="#80FFFF"/>
    </style:style>
    <style:style style:name="T395" style:parent-style-name="Domyślnaczcionkaakapitu" style:family="text">
      <style:text-properties fo:background-color="#80FFFF"/>
    </style:style>
    <style:style style:name="T396" style:parent-style-name="Domyślnaczcionkaakapitu" style:family="text">
      <style:text-properties fo:background-color="#80FFFF"/>
    </style:style>
    <style:style style:name="P397" style:parent-style-name="Normalny" style:family="paragraph">
      <style:paragraph-properties fo:text-align="justify" fo:line-height="150%" fo:text-indent="0.2479in"/>
    </style:style>
    <style:style style:name="T398" style:parent-style-name="Domyślnaczcionkaakapitu" style:family="text">
      <style:text-properties fo:background-color="#80FFFF"/>
    </style:style>
    <style:style style:name="P399" style:parent-style-name="Normalny" style:family="paragraph">
      <style:paragraph-properties fo:text-align="justify" fo:line-height="150%" fo:text-indent="0.2479in"/>
    </style:style>
    <style:style style:name="T400" style:parent-style-name="Domyślnaczcionkaakapitu" style:family="text">
      <style:text-properties fo:background-color="#80FFFF"/>
    </style:style>
    <style:style style:name="T401" style:parent-style-name="Domyślnaczcionkaakapitu" style:family="text">
      <style:text-properties fo:background-color="#80FFFF"/>
    </style:style>
    <style:style style:name="T402" style:parent-style-name="Domyślnaczcionkaakapitu" style:family="text">
      <style:text-properties fo:background-color="#80FFFF"/>
    </style:style>
    <style:style style:name="T403" style:parent-style-name="Domyślnaczcionkaakapitu" style:family="text">
      <style:text-properties fo:background-color="#80FFFF"/>
    </style:style>
    <style:style style:name="P404" style:parent-style-name="Normalny" style:family="paragraph">
      <style:paragraph-properties fo:text-align="justify" fo:line-height="150%" fo:text-indent="0.2479in"/>
    </style:style>
    <style:style style:name="P405" style:parent-style-name="Normalny" style:family="paragraph">
      <style:paragraph-properties fo:text-align="justify" fo:line-height="150%"/>
    </style:style>
    <style:style style:name="T406" style:parent-style-name="Domyślnaczcionkaakapitu" style:family="text">
      <style:text-properties style:text-underline-type="single" style:text-underline-style="solid" style:text-underline-width="auto" style:text-underline-mode="continuous"/>
    </style:style>
    <style:style style:name="T407" style:parent-style-name="Domyślnaczcionkaakapitu" style:family="text">
      <style:text-properties fo:background-color="#80FFFF" style:text-underline-type="single" style:text-underline-style="solid" style:text-underline-width="auto" style:text-underline-mode="continuous"/>
    </style:style>
    <style:style style:name="T408" style:parent-style-name="Domyślnaczcionkaakapitu" style:family="text">
      <style:text-properties style:text-underline-type="single" style:text-underline-style="solid" style:text-underline-width="auto" style:text-underline-mode="continuous"/>
    </style:style>
    <style:style style:name="T409" style:parent-style-name="Domyślnaczcionkaakapitu" style:family="text">
      <style:text-properties fo:background-color="#80FFFF" style:text-underline-type="single" style:text-underline-style="solid" style:text-underline-width="auto" style:text-underline-mode="continuous"/>
    </style:style>
    <style:style style:name="P410" style:parent-style-name="Normalny" style:family="paragraph">
      <style:paragraph-properties fo:text-align="justify" fo:line-height="150%" fo:text-indent="0.2479in"/>
    </style:style>
    <style:style style:name="T411" style:parent-style-name="Domyślnaczcionkaakapitu" style:family="text">
      <style:text-properties fo:background-color="#80FFFF"/>
    </style:style>
    <style:style style:name="P412" style:parent-style-name="Normalny" style:family="paragraph">
      <style:paragraph-properties fo:text-align="justify" fo:line-height="150%"/>
    </style:style>
    <style:style style:name="T413" style:parent-style-name="Domyślnaczcionkaakapitu" style:family="text">
      <style:text-properties style:text-underline-type="single" style:text-underline-style="solid" style:text-underline-width="auto" style:text-underline-mode="continuous"/>
    </style:style>
    <style:style style:name="T414" style:parent-style-name="Domyślnaczcionkaakapitu" style:family="text">
      <style:text-properties fo:background-color="#80FFFF" style:text-underline-type="single" style:text-underline-style="solid" style:text-underline-width="auto" style:text-underline-mode="continuous"/>
    </style:style>
    <style:style style:name="T415" style:parent-style-name="Domyślnaczcionkaakapitu" style:family="text">
      <style:text-properties style:text-underline-type="single" style:text-underline-style="solid" style:text-underline-width="auto" style:text-underline-mode="continuous"/>
    </style:style>
    <style:style style:name="P416" style:parent-style-name="Normalny" style:family="paragraph">
      <style:paragraph-properties fo:text-align="justify" fo:line-height="150%" fo:text-indent="0.2479in"/>
    </style:style>
    <style:style style:name="T417" style:parent-style-name="Domyślnaczcionkaakapitu" style:family="text">
      <style:text-properties fo:background-color="#80FFFF"/>
    </style:style>
    <style:style style:name="P418" style:parent-style-name="Normalny" style:family="paragraph">
      <style:paragraph-properties fo:text-align="justify" fo:line-height="150%"/>
    </style:style>
    <style:style style:name="T419" style:parent-style-name="Domyślnaczcionkaakapitu" style:family="text">
      <style:text-properties style:text-underline-type="single" style:text-underline-style="solid" style:text-underline-width="auto" style:text-underline-mode="continuous"/>
    </style:style>
    <style:style style:name="P420" style:parent-style-name="Normalny" style:family="paragraph">
      <style:paragraph-properties fo:text-align="justify" fo:line-height="150%" fo:text-indent="0.2479in"/>
    </style:style>
    <style:style style:name="P421" style:parent-style-name="Normalny" style:family="paragraph">
      <style:paragraph-properties fo:text-align="justify" fo:line-height="150%"/>
    </style:style>
    <style:style style:name="T422" style:parent-style-name="Domyślnaczcionkaakapitu" style:family="text">
      <style:text-properties style:text-underline-type="single" style:text-underline-style="solid" style:text-underline-width="auto" style:text-underline-mode="continuous"/>
    </style:style>
    <style:style style:name="P423" style:parent-style-name="Normalny" style:family="paragraph">
      <style:paragraph-properties fo:text-align="justify" fo:line-height="150%" fo:text-indent="0.2479in"/>
    </style:style>
    <style:style style:name="P424" style:parent-style-name="Normalny" style:family="paragraph">
      <style:paragraph-properties fo:text-align="justify" fo:line-height="150%" fo:text-indent="0.2479in"/>
    </style:style>
    <style:style style:name="T425" style:parent-style-name="Domyślnaczcionkaakapitu" style:family="text">
      <style:text-properties fo:background-color="#80FFFF"/>
    </style:style>
    <style:style style:name="P426" style:parent-style-name="Normalny" style:family="paragraph">
      <style:paragraph-properties fo:text-align="justify" fo:line-height="150%"/>
    </style:style>
    <style:style style:name="T427" style:parent-style-name="Domyślnaczcionkaakapitu" style:family="text">
      <style:text-properties style:text-underline-type="single" style:text-underline-style="solid" style:text-underline-width="auto" style:text-underline-mode="continuous"/>
    </style:style>
    <style:style style:name="T428" style:parent-style-name="Domyślnaczcionkaakapitu" style:family="text">
      <style:text-properties fo:background-color="#80FFFF" style:text-underline-type="single" style:text-underline-style="solid" style:text-underline-width="auto" style:text-underline-mode="continuous"/>
    </style:style>
    <style:style style:name="T429" style:parent-style-name="Domyślnaczcionkaakapitu" style:family="text">
      <style:text-properties style:text-underline-type="single" style:text-underline-style="solid" style:text-underline-width="auto" style:text-underline-mode="continuous"/>
    </style:style>
    <style:style style:name="T430" style:parent-style-name="Domyślnaczcionkaakapitu" style:family="text">
      <style:text-properties fo:background-color="#80FFFF" style:text-underline-type="single" style:text-underline-style="solid" style:text-underline-width="auto" style:text-underline-mode="continuous"/>
    </style:style>
    <style:style style:name="T431" style:parent-style-name="Domyślnaczcionkaakapitu" style:family="text">
      <style:text-properties style:text-underline-type="single" style:text-underline-style="solid" style:text-underline-width="auto" style:text-underline-mode="continuous"/>
    </style:style>
    <style:style style:name="P432" style:parent-style-name="Normalny" style:family="paragraph">
      <style:paragraph-properties fo:text-align="justify" fo:line-height="150%" fo:text-indent="0.2479in"/>
    </style:style>
    <style:style style:name="P433" style:parent-style-name="Normalny" style:family="paragraph">
      <style:paragraph-properties fo:text-align="justify" fo:line-height="150%"/>
    </style:style>
    <style:style style:name="T434" style:parent-style-name="Domyślnaczcionkaakapitu" style:family="text">
      <style:text-properties style:text-underline-type="single" style:text-underline-style="solid" style:text-underline-width="auto" style:text-underline-mode="continuous"/>
    </style:style>
    <style:style style:name="P435" style:parent-style-name="Normalny" style:family="paragraph">
      <style:paragraph-properties fo:text-align="justify" fo:line-height="150%" fo:text-indent="0.2479in"/>
    </style:style>
    <style:style style:name="T436" style:parent-style-name="Domyślnaczcionkaakapitu" style:family="text">
      <style:text-properties fo:background-color="#80FFFF"/>
    </style:style>
    <style:style style:name="T437" style:parent-style-name="Domyślnaczcionkaakapitu" style:family="text">
      <style:text-properties fo:background-color="#80FFFF"/>
    </style:style>
    <style:style style:name="T438" style:parent-style-name="Domyślnaczcionkaakapitu" style:family="text">
      <style:text-properties fo:background-color="#80FFFF"/>
    </style:style>
    <style:style style:name="P439" style:parent-style-name="Normalny" style:family="paragraph">
      <style:paragraph-properties fo:text-align="justify" fo:line-height="150%" fo:text-indent="0.2479in"/>
    </style:style>
    <style:style style:name="T440" style:parent-style-name="Domyślnaczcionkaakapitu" style:family="text">
      <style:text-properties fo:background-color="#80FFFF"/>
    </style:style>
    <style:style style:name="T441" style:parent-style-name="Domyślnaczcionkaakapitu" style:family="text">
      <style:text-properties fo:background-color="#80FFFF"/>
    </style:style>
    <style:style style:name="T442" style:parent-style-name="Domyślnaczcionkaakapitu" style:family="text">
      <style:text-properties fo:background-color="#80FFFF"/>
    </style:style>
    <style:style style:name="T443" style:parent-style-name="Domyślnaczcionkaakapitu" style:family="text">
      <style:text-properties fo:background-color="#80FFFF"/>
    </style:style>
    <style:style style:name="T444" style:parent-style-name="Domyślnaczcionkaakapitu" style:family="text">
      <style:text-properties fo:background-color="#80FFFF"/>
    </style:style>
    <style:style style:name="P445" style:parent-style-name="Normalny" style:family="paragraph">
      <style:paragraph-properties fo:text-align="justify" fo:line-height="150%" fo:text-indent="0.2479in"/>
    </style:style>
    <style:style style:name="P446" style:parent-style-name="Normalny" style:family="paragraph">
      <style:paragraph-properties fo:text-align="justify" fo:line-height="150%" fo:text-indent="0.2479in"/>
    </style:style>
    <style:style style:name="T447" style:parent-style-name="Domyślnaczcionkaakapitu" style:family="text">
      <style:text-properties fo:background-color="#80FFFF"/>
    </style:style>
    <style:style style:name="T448" style:parent-style-name="Domyślnaczcionkaakapitu" style:family="text">
      <style:text-properties fo:background-color="#80FFFF"/>
    </style:style>
    <style:style style:name="P449" style:parent-style-name="Normalny" style:family="paragraph">
      <style:paragraph-properties fo:text-align="justify" fo:line-height="150%" fo:text-indent="0.2479in"/>
    </style:style>
    <style:style style:name="T450" style:parent-style-name="Domyślnaczcionkaakapitu" style:family="text">
      <style:text-properties fo:background-color="#80FFFF"/>
    </style:style>
    <style:style style:name="T451" style:parent-style-name="Domyślnaczcionkaakapitu" style:family="text">
      <style:text-properties fo:background-color="#80FFFF"/>
    </style:style>
    <style:style style:name="T452" style:parent-style-name="Domyślnaczcionkaakapitu" style:family="text">
      <style:text-properties fo:background-color="#80FFFF"/>
    </style:style>
    <style:style style:name="T453" style:parent-style-name="Domyślnaczcionkaakapitu" style:family="text">
      <style:text-properties fo:background-color="#80FFFF"/>
    </style:style>
    <style:style style:name="T454" style:parent-style-name="Domyślnaczcionkaakapitu" style:family="text">
      <style:text-properties fo:background-color="#80FFFF"/>
    </style:style>
    <style:style style:name="P455" style:parent-style-name="Normalny" style:family="paragraph">
      <style:paragraph-properties fo:text-align="justify" fo:line-height="150%" fo:text-indent="0.2479in"/>
    </style:style>
    <style:style style:name="T456" style:parent-style-name="Domyślnaczcionkaakapitu" style:family="text">
      <style:text-properties fo:background-color="#80FFFF"/>
    </style:style>
    <style:style style:name="P457" style:parent-style-name="Normalny" style:family="paragraph">
      <style:paragraph-properties fo:text-align="justify" fo:line-height="150%" fo:text-indent="0.2479in"/>
    </style:style>
    <style:style style:name="T458" style:parent-style-name="Domyślnaczcionkaakapitu" style:family="text">
      <style:text-properties fo:background-color="#80FFFF"/>
    </style:style>
    <style:style style:name="P459" style:parent-style-name="Normalny" style:family="paragraph">
      <style:paragraph-properties fo:text-align="justify" fo:line-height="150%" fo:text-indent="0.2479in"/>
    </style:style>
    <style:style style:name="T460" style:parent-style-name="Domyślnaczcionkaakapitu" style:family="text">
      <style:text-properties fo:background-color="#80FFFF"/>
    </style:style>
    <style:style style:name="P461" style:parent-style-name="Normalny" style:family="paragraph">
      <style:paragraph-properties fo:text-align="justify" fo:line-height="150%"/>
    </style:style>
    <style:style style:name="T462" style:parent-style-name="Domyślnaczcionkaakapitu" style:family="text">
      <style:text-properties style:text-underline-type="single" style:text-underline-style="solid" style:text-underline-width="auto" style:text-underline-mode="continuous"/>
    </style:style>
    <style:style style:name="P463" style:parent-style-name="Normalny" style:family="paragraph">
      <style:paragraph-properties fo:text-align="justify" fo:line-height="150%" fo:text-indent="0.2479in"/>
    </style:style>
    <style:style style:name="P464" style:parent-style-name="Normalny" style:family="paragraph">
      <style:paragraph-properties fo:text-align="justify" fo:line-height="150%"/>
    </style:style>
    <style:style style:name="T465" style:parent-style-name="Domyślnaczcionkaakapitu" style:family="text">
      <style:text-properties fo:background-color="#80FFFF" style:text-underline-type="single" style:text-underline-style="solid" style:text-underline-width="auto" style:text-underline-mode="continuous"/>
    </style:style>
    <style:style style:name="T466" style:parent-style-name="Domyślnaczcionkaakapitu" style:family="text">
      <style:text-properties style:text-underline-type="single" style:text-underline-style="solid" style:text-underline-width="auto" style:text-underline-mode="continuous"/>
    </style:style>
    <style:style style:name="T467" style:parent-style-name="Domyślnaczcionkaakapitu" style:family="text">
      <style:text-properties fo:background-color="#80FFFF" style:text-underline-type="single" style:text-underline-style="solid" style:text-underline-width="auto" style:text-underline-mode="continuous"/>
    </style:style>
    <style:style style:name="T468" style:parent-style-name="Domyślnaczcionkaakapitu" style:family="text">
      <style:text-properties style:text-underline-type="single" style:text-underline-style="solid" style:text-underline-width="auto" style:text-underline-mode="continuous"/>
    </style:style>
    <style:style style:name="P469" style:parent-style-name="Normalny" style:family="paragraph">
      <style:paragraph-properties fo:text-align="justify" fo:line-height="150%" fo:text-indent="0.2479in"/>
    </style:style>
    <style:style style:name="T470" style:parent-style-name="Domyślnaczcionkaakapitu" style:family="text">
      <style:text-properties fo:background-color="#80FFFF"/>
    </style:style>
    <style:style style:name="T471" style:parent-style-name="Domyślnaczcionkaakapitu" style:family="text">
      <style:text-properties fo:background-color="#80FFFF"/>
    </style:style>
    <style:style style:name="P472" style:parent-style-name="Normalny" style:family="paragraph">
      <style:paragraph-properties fo:text-align="justify" fo:line-height="150%" fo:text-indent="0.2479in"/>
    </style:style>
    <style:style style:name="T473" style:parent-style-name="Domyślnaczcionkaakapitu" style:family="text">
      <style:text-properties fo:background-color="#80FFFF"/>
    </style:style>
    <style:style style:name="T474" style:parent-style-name="Domyślnaczcionkaakapitu" style:family="text">
      <style:text-properties fo:background-color="#80FFFF"/>
    </style:style>
    <style:style style:name="T475" style:parent-style-name="Domyślnaczcionkaakapitu" style:family="text">
      <style:text-properties fo:background-color="#80FFFF"/>
    </style:style>
    <style:style style:name="T476" style:parent-style-name="Domyślnaczcionkaakapitu" style:family="text">
      <style:text-properties fo:background-color="#80FFFF"/>
    </style:style>
    <style:style style:name="T477" style:parent-style-name="Domyślnaczcionkaakapitu" style:family="text">
      <style:text-properties fo:background-color="#80FFFF"/>
    </style:style>
    <style:style style:name="T478" style:parent-style-name="Domyślnaczcionkaakapitu" style:family="text">
      <style:text-properties fo:background-color="#80FFFF"/>
    </style:style>
    <style:style style:name="P479" style:parent-style-name="Normalny" style:family="paragraph">
      <style:paragraph-properties fo:text-align="justify" fo:line-height="150%" fo:text-indent="0.2479in"/>
    </style:style>
    <style:style style:name="T480" style:parent-style-name="Domyślnaczcionkaakapitu" style:family="text">
      <style:text-properties fo:background-color="#80FFFF"/>
    </style:style>
    <style:style style:name="P481" style:parent-style-name="Normalny" style:family="paragraph">
      <style:paragraph-properties fo:text-align="justify" fo:line-height="150%" fo:text-indent="0.2479in"/>
    </style:style>
    <style:style style:name="P482" style:parent-style-name="Normalny" style:family="paragraph">
      <style:paragraph-properties fo:text-align="justify" fo:line-height="150%"/>
    </style:style>
    <style:style style:name="T483" style:parent-style-name="Domyślnaczcionkaakapitu" style:family="text">
      <style:text-properties style:text-underline-type="single" style:text-underline-style="solid" style:text-underline-width="auto" style:text-underline-mode="continuous"/>
    </style:style>
    <style:style style:name="T484" style:parent-style-name="Domyślnaczcionkaakapitu" style:family="text">
      <style:text-properties fo:background-color="#80FFFF" style:text-underline-type="single" style:text-underline-style="solid" style:text-underline-width="auto" style:text-underline-mode="continuous"/>
    </style:style>
    <style:style style:name="P485" style:parent-style-name="Normalny" style:family="paragraph">
      <style:paragraph-properties fo:text-align="justify" fo:line-height="150%" fo:text-indent="0.2479in"/>
    </style:style>
    <style:style style:name="P486" style:parent-style-name="Normalny" style:family="paragraph">
      <style:paragraph-properties fo:text-align="justify" fo:line-height="150%"/>
    </style:style>
    <style:style style:name="T487" style:parent-style-name="Domyślnaczcionkaakapitu" style:family="text">
      <style:text-properties style:text-underline-type="single" style:text-underline-style="solid" style:text-underline-width="auto" style:text-underline-mode="continuous"/>
    </style:style>
    <style:style style:name="P488" style:parent-style-name="Normalny" style:family="paragraph">
      <style:paragraph-properties fo:text-align="justify" fo:line-height="150%" fo:text-indent="0.2479in"/>
    </style:style>
    <style:style style:name="T489" style:parent-style-name="Domyślnaczcionkaakapitu" style:family="text">
      <style:text-properties fo:background-color="#80FFFF"/>
    </style:style>
    <style:style style:name="P490" style:parent-style-name="Normalny" style:family="paragraph">
      <style:paragraph-properties fo:text-align="justify" fo:line-height="150%" fo:text-indent="0.2479in"/>
    </style:style>
    <style:style style:name="T491" style:parent-style-name="Domyślnaczcionkaakapitu" style:family="text">
      <style:text-properties fo:background-color="#80FFFF"/>
    </style:style>
    <style:style style:name="T492" style:parent-style-name="Domyślnaczcionkaakapitu" style:family="text">
      <style:text-properties fo:background-color="#80FFFF"/>
    </style:style>
    <style:style style:name="P493" style:parent-style-name="Normalny" style:family="paragraph">
      <style:paragraph-properties fo:text-align="justify" fo:line-height="150%" fo:text-indent="0.2479in"/>
    </style:style>
    <style:style style:name="T494" style:parent-style-name="Domyślnaczcionkaakapitu" style:family="text">
      <style:text-properties fo:background-color="#80FFFF"/>
    </style:style>
    <style:style style:name="P495" style:parent-style-name="Normalny" style:family="paragraph">
      <style:paragraph-properties fo:text-align="justify" fo:line-height="150%" fo:text-indent="0.2479in"/>
    </style:style>
    <style:style style:name="P496" style:parent-style-name="Normalny" style:family="paragraph">
      <style:paragraph-properties fo:text-align="justify" fo:line-height="150%"/>
    </style:style>
    <style:style style:name="T497" style:parent-style-name="Domyślnaczcionkaakapitu" style:family="text">
      <style:text-properties style:text-underline-type="single" style:text-underline-style="solid" style:text-underline-width="auto" style:text-underline-mode="continuous"/>
    </style:style>
    <style:style style:name="T498" style:parent-style-name="Domyślnaczcionkaakapitu" style:family="text">
      <style:text-properties fo:background-color="#80FFFF" style:text-underline-type="single" style:text-underline-style="solid" style:text-underline-width="auto" style:text-underline-mode="continuous"/>
    </style:style>
    <style:style style:name="T499" style:parent-style-name="Domyślnaczcionkaakapitu" style:family="text">
      <style:text-properties style:text-underline-type="single" style:text-underline-style="solid" style:text-underline-width="auto" style:text-underline-mode="continuous"/>
    </style:style>
    <style:style style:name="T500" style:parent-style-name="Domyślnaczcionkaakapitu" style:family="text">
      <style:text-properties fo:background-color="#80FFFF" style:text-underline-type="single" style:text-underline-style="solid" style:text-underline-width="auto" style:text-underline-mode="continuous"/>
    </style:style>
    <style:style style:name="T501" style:parent-style-name="Domyślnaczcionkaakapitu" style:family="text">
      <style:text-properties fo:background-color="#80FFFF"/>
    </style:style>
    <style:style style:name="P502" style:parent-style-name="Normalny" style:family="paragraph">
      <style:paragraph-properties fo:text-align="justify" fo:line-height="150%" fo:text-indent="0.2479in"/>
    </style:style>
    <style:style style:name="P503" style:parent-style-name="Normalny" style:family="paragraph">
      <style:paragraph-properties fo:text-align="justify" fo:line-height="150%"/>
    </style:style>
    <style:style style:name="T504" style:parent-style-name="Domyślnaczcionkaakapitu" style:family="text">
      <style:text-properties fo:background-color="#80FFFF" style:text-underline-type="single" style:text-underline-style="solid" style:text-underline-width="auto" style:text-underline-mode="continuous"/>
    </style:style>
    <style:style style:name="T505" style:parent-style-name="Domyślnaczcionkaakapitu" style:family="text">
      <style:text-properties style:text-underline-type="single" style:text-underline-style="solid" style:text-underline-width="auto" style:text-underline-mode="continuous"/>
    </style:style>
    <style:style style:name="P506" style:parent-style-name="Normalny" style:family="paragraph">
      <style:paragraph-properties fo:text-align="justify" fo:line-height="150%" fo:text-indent="0.2479in"/>
    </style:style>
    <style:style style:name="T507" style:parent-style-name="Domyślnaczcionkaakapitu" style:family="text">
      <style:text-properties fo:background-color="#80FFFF"/>
    </style:style>
    <style:style style:name="P508" style:parent-style-name="Normalny" style:family="paragraph">
      <style:paragraph-properties fo:text-align="justify" fo:line-height="150%" fo:text-indent="0.2479in"/>
    </style:style>
    <style:style style:name="T509" style:parent-style-name="Domyślnaczcionkaakapitu" style:family="text">
      <style:text-properties fo:background-color="#80FFFF"/>
    </style:style>
    <style:style style:name="P510" style:parent-style-name="Normalny" style:family="paragraph">
      <style:paragraph-properties fo:text-align="justify" fo:line-height="150%" fo:text-indent="0.2479in"/>
    </style:style>
    <style:style style:name="T511" style:parent-style-name="Domyślnaczcionkaakapitu" style:family="text">
      <style:text-properties fo:background-color="#80FFFF"/>
    </style:style>
    <style:style style:name="T512" style:parent-style-name="Domyślnaczcionkaakapitu" style:family="text">
      <style:text-properties fo:background-color="#80FFFF"/>
    </style:style>
    <style:style style:name="T513" style:parent-style-name="Domyślnaczcionkaakapitu" style:family="text">
      <style:text-properties fo:background-color="#80FFFF"/>
    </style:style>
    <style:style style:name="T514" style:parent-style-name="Domyślnaczcionkaakapitu" style:family="text">
      <style:text-properties fo:background-color="#80FFFF"/>
    </style:style>
    <style:style style:name="T515" style:parent-style-name="Domyślnaczcionkaakapitu" style:family="text">
      <style:text-properties fo:background-color="#80FFFF"/>
    </style:style>
    <style:style style:name="P516" style:parent-style-name="Normalny" style:family="paragraph">
      <style:paragraph-properties fo:text-align="justify" fo:line-height="150%"/>
    </style:style>
    <style:style style:name="T517" style:parent-style-name="Domyślnaczcionkaakapitu" style:family="text">
      <style:text-properties style:text-underline-type="single" style:text-underline-style="solid" style:text-underline-width="auto" style:text-underline-mode="continuous"/>
    </style:style>
    <style:style style:name="T518" style:parent-style-name="Domyślnaczcionkaakapitu" style:family="text">
      <style:text-properties fo:background-color="#80FFFF" style:text-underline-type="single" style:text-underline-style="solid" style:text-underline-width="auto" style:text-underline-mode="continuous"/>
    </style:style>
    <style:style style:name="P519" style:parent-style-name="Normalny" style:family="paragraph">
      <style:paragraph-properties fo:text-align="justify" fo:line-height="150%" fo:text-indent="0.2479in"/>
    </style:style>
    <style:style style:name="T520" style:parent-style-name="Domyślnaczcionkaakapitu" style:family="text">
      <style:text-properties fo:background-color="#80FFFF"/>
    </style:style>
    <style:style style:name="P521" style:parent-style-name="Normalny" style:family="paragraph">
      <style:paragraph-properties fo:text-align="justify" fo:line-height="150%"/>
    </style:style>
    <style:style style:name="T522" style:parent-style-name="Domyślnaczcionkaakapitu" style:family="text">
      <style:text-properties style:text-underline-type="single" style:text-underline-style="solid" style:text-underline-width="auto" style:text-underline-mode="continuous"/>
    </style:style>
    <style:style style:name="P523" style:parent-style-name="Normalny" style:family="paragraph">
      <style:paragraph-properties fo:text-align="justify" fo:line-height="150%" fo:text-indent="0.2479in"/>
    </style:style>
    <style:style style:name="P524" style:parent-style-name="Normalny" style:family="paragraph">
      <style:paragraph-properties fo:text-align="justify" fo:line-height="150%" fo:text-indent="0.2479in"/>
    </style:style>
    <style:style style:name="T525" style:parent-style-name="Domyślnaczcionkaakapitu" style:family="text">
      <style:text-properties fo:background-color="#80FFFF"/>
    </style:style>
    <style:style style:name="T526" style:parent-style-name="Domyślnaczcionkaakapitu" style:family="text">
      <style:text-properties fo:background-color="#80FFFF"/>
    </style:style>
    <style:style style:name="P527" style:parent-style-name="Normalny" style:family="paragraph">
      <style:paragraph-properties fo:text-align="justify" fo:line-height="150%" fo:text-indent="0.2479in"/>
    </style:style>
    <style:style style:name="T528" style:parent-style-name="Domyślnaczcionkaakapitu" style:family="text">
      <style:text-properties fo:background-color="#80FFFF"/>
    </style:style>
    <style:style style:name="P529" style:parent-style-name="Normalny" style:family="paragraph">
      <style:paragraph-properties fo:text-align="justify" fo:line-height="150%" fo:text-indent="0.2479in"/>
    </style:style>
    <style:style style:name="T530" style:parent-style-name="Domyślnaczcionkaakapitu" style:family="text">
      <style:text-properties fo:background-color="#80FFFF"/>
    </style:style>
    <style:style style:name="P531" style:parent-style-name="Normalny" style:family="paragraph">
      <style:paragraph-properties fo:text-align="justify" fo:line-height="150%" fo:text-indent="0.2479in"/>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T535" style:parent-style-name="Domyślnaczcionkaakapitu" style:family="text">
      <style:text-properties fo:background-color="#80FFFF"/>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T539" style:parent-style-name="Domyślnaczcionkaakapitu" style:family="text">
      <style:text-properties fo:background-color="#80FFFF"/>
    </style:style>
    <style:style style:name="T540" style:parent-style-name="Domyślnaczcionkaakapitu" style:family="text">
      <style:text-properties fo:background-color="#80FFFF"/>
    </style:style>
    <style:style style:name="T541" style:parent-style-name="Domyślnaczcionkaakapitu" style:family="text">
      <style:text-properties fo:background-color="#80FFFF"/>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T544" style:parent-style-name="Domyślnaczcionkaakapitu" style:family="text">
      <style:text-properties fo:background-color="#80FFFF"/>
    </style:style>
    <style:style style:name="T545" style:parent-style-name="Domyślnaczcionkaakapitu" style:family="text">
      <style:text-properties fo:background-color="#80FFFF"/>
    </style:style>
    <style:style style:name="T546" style:parent-style-name="Domyślnaczcionkaakapitu" style:family="text">
      <style:text-properties fo:background-color="#80FFFF"/>
    </style:style>
    <style:style style:name="P547" style:parent-style-name="Normalny" style:family="paragraph">
      <style:paragraph-properties fo:text-align="justify" fo:line-height="150%"/>
    </style:style>
    <style:style style:name="T548" style:parent-style-name="Domyślnaczcionkaakapitu" style:family="text">
      <style:text-properties style:text-underline-type="single" style:text-underline-style="solid" style:text-underline-width="auto" style:text-underline-mode="continuous"/>
    </style:style>
    <style:style style:name="T549" style:parent-style-name="Domyślnaczcionkaakapitu" style:family="text">
      <style:text-properties fo:background-color="#80FFFF" style:text-underline-type="single" style:text-underline-style="solid" style:text-underline-width="auto" style:text-underline-mode="continuous"/>
    </style:style>
    <style:style style:name="T550" style:parent-style-name="Domyślnaczcionkaakapitu" style:family="text">
      <style:text-properties style:text-underline-type="single" style:text-underline-style="solid" style:text-underline-width="auto" style:text-underline-mode="continuous"/>
    </style:style>
    <style:style style:name="T551" style:parent-style-name="Domyślnaczcionkaakapitu" style:family="text">
      <style:text-properties fo:background-color="#80FFFF" style:text-underline-type="single" style:text-underline-style="solid" style:text-underline-width="auto" style:text-underline-mode="continuous"/>
    </style:style>
    <style:style style:name="P552" style:parent-style-name="Normalny" style:family="paragraph">
      <style:paragraph-properties fo:text-align="justify" fo:line-height="150%" fo:text-indent="0.2479in"/>
    </style:style>
    <style:style style:name="P553" style:parent-style-name="Normalny" style:family="paragraph">
      <style:paragraph-properties fo:text-align="justify" fo:line-height="150%"/>
    </style:style>
    <style:style style:name="T554" style:parent-style-name="Domyślnaczcionkaakapitu" style:family="text">
      <style:text-properties fo:background-color="#80FFFF" style:text-underline-type="single" style:text-underline-style="solid" style:text-underline-width="auto" style:text-underline-mode="continuous"/>
    </style:style>
    <style:style style:name="T555" style:parent-style-name="Domyślnaczcionkaakapitu" style:family="text">
      <style:text-properties style:text-underline-type="single" style:text-underline-style="solid" style:text-underline-width="auto" style:text-underline-mode="continuous"/>
    </style:style>
    <style:style style:name="T556" style:parent-style-name="Domyślnaczcionkaakapitu" style:family="text">
      <style:text-properties fo:background-color="#80FFFF" style:text-underline-type="single" style:text-underline-style="solid" style:text-underline-width="auto" style:text-underline-mode="continuous"/>
    </style:style>
    <style:style style:name="T557" style:parent-style-name="Domyślnaczcionkaakapitu" style:family="text">
      <style:text-properties style:text-underline-type="single" style:text-underline-style="solid" style:text-underline-width="auto" style:text-underline-mode="continuous"/>
    </style:style>
    <style:style style:name="T558" style:parent-style-name="Domyślnaczcionkaakapitu" style:family="text">
      <style:text-properties fo:background-color="#80FFFF" style:text-underline-type="single" style:text-underline-style="solid" style:text-underline-width="auto" style:text-underline-mode="continuous"/>
    </style:style>
    <style:style style:name="P559" style:parent-style-name="Normalny" style:family="paragraph">
      <style:paragraph-properties fo:text-align="justify" fo:line-height="150%" fo:text-indent="0.2479in"/>
    </style:style>
    <style:style style:name="T560" style:parent-style-name="Domyślnaczcionkaakapitu" style:family="text">
      <style:text-properties fo:background-color="#80FFFF"/>
    </style:style>
    <style:style style:name="P561" style:parent-style-name="Normalny" style:family="paragraph">
      <style:paragraph-properties fo:text-align="justify" fo:line-height="150%" fo:text-indent="0.2479in"/>
    </style:style>
    <style:style style:name="T562" style:parent-style-name="Domyślnaczcionkaakapitu" style:family="text">
      <style:text-properties fo:background-color="#80FFFF"/>
    </style:style>
    <style:style style:name="T563" style:parent-style-name="Domyślnaczcionkaakapitu" style:family="text">
      <style:text-properties fo:background-color="#80FFFF"/>
    </style:style>
    <style:style style:name="T564" style:parent-style-name="Domyślnaczcionkaakapitu" style:family="text">
      <style:text-properties fo:background-color="#80FFFF"/>
    </style:style>
    <style:style style:name="P565" style:parent-style-name="Normalny" style:family="paragraph">
      <style:paragraph-properties fo:text-align="justify" fo:line-height="150%" fo:text-indent="0.2479in"/>
    </style:style>
    <style:style style:name="P566" style:parent-style-name="Normalny" style:family="paragraph">
      <style:paragraph-properties fo:text-align="justify" fo:line-height="150%" fo:text-indent="0.2479in"/>
    </style:style>
    <style:style style:name="P567" style:parent-style-name="Normalny" style:family="paragraph">
      <style:paragraph-properties fo:text-align="justify" fo:line-height="150%" fo:text-indent="0.2479in"/>
    </style:style>
    <style:style style:name="T568" style:parent-style-name="Domyślnaczcionkaakapitu" style:family="text">
      <style:text-properties fo:background-color="#80FFFF"/>
    </style:style>
    <style:style style:name="T569" style:parent-style-name="Domyślnaczcionkaakapitu" style:family="text">
      <style:text-properties fo:background-color="#80FFFF"/>
    </style:style>
    <style:style style:name="P570" style:parent-style-name="Normalny" style:family="paragraph">
      <style:paragraph-properties fo:text-align="justify" fo:line-height="150%" fo:text-indent="0.2479in"/>
    </style:style>
    <style:style style:name="T571" style:parent-style-name="Domyślnaczcionkaakapitu" style:family="text">
      <style:text-properties fo:background-color="#80FFFF"/>
    </style:style>
    <style:style style:name="T572" style:parent-style-name="Domyślnaczcionkaakapitu" style:family="text">
      <style:text-properties fo:background-color="#80FFFF"/>
    </style:style>
    <style:style style:name="P573" style:parent-style-name="Normalny" style:family="paragraph">
      <style:paragraph-properties fo:text-align="justify" fo:line-height="150%" fo:text-indent="0.2479in"/>
    </style:style>
    <style:style style:name="T574" style:parent-style-name="Domyślnaczcionkaakapitu" style:family="text">
      <style:text-properties fo:background-color="#80FFFF"/>
    </style:style>
    <style:style style:name="T575" style:parent-style-name="Domyślnaczcionkaakapitu" style:family="text">
      <style:text-properties fo:background-color="#80FFFF"/>
    </style:style>
    <style:style style:name="P576" style:parent-style-name="Normalny" style:family="paragraph">
      <style:paragraph-properties fo:text-align="justify" fo:line-height="150%" fo:text-indent="0.2479in"/>
    </style:style>
    <style:style style:name="T577" style:parent-style-name="Domyślnaczcionkaakapitu" style:family="text">
      <style:text-properties fo:background-color="#80FFFF"/>
    </style:style>
    <style:style style:name="T578" style:parent-style-name="Domyślnaczcionkaakapitu" style:family="text">
      <style:text-properties fo:background-color="#80FFFF"/>
    </style:style>
    <style:style style:name="T579" style:parent-style-name="Domyślnaczcionkaakapitu" style:family="text">
      <style:text-properties fo:background-color="#80FFFF"/>
    </style:style>
    <style:style style:name="T580" style:parent-style-name="Domyślnaczcionkaakapitu" style:family="text">
      <style:text-properties fo:background-color="#80FFFF"/>
    </style:style>
    <style:style style:name="P581" style:parent-style-name="Normalny" style:family="paragraph">
      <style:paragraph-properties fo:text-align="justify" fo:line-height="150%" fo:text-indent="0.2479in">
        <style:tab-stops>
          <style:tab-stop style:type="left" style:position="1.225in"/>
        </style:tab-stops>
      </style:paragraph-properties>
    </style:style>
    <style:style style:name="T582" style:parent-style-name="Domyślnaczcionkaakapitu" style:family="text">
      <style:text-properties fo:background-color="#80FFFF"/>
    </style:style>
    <style:style style:name="T583" style:parent-style-name="Domyślnaczcionkaakapitu" style:family="text">
      <style:text-properties fo:background-color="#80FFFF"/>
    </style:style>
    <style:style style:name="P584" style:parent-style-name="Normalny" style:family="paragraph">
      <style:paragraph-properties fo:text-align="justify" fo:line-height="150%" fo:text-indent="0.2479in"/>
    </style:style>
    <style:style style:name="T585" style:parent-style-name="Domyślnaczcionkaakapitu" style:family="text">
      <style:text-properties fo:background-color="#80FFFF"/>
    </style:style>
    <style:style style:name="P586" style:parent-style-name="Normalny" style:family="paragraph">
      <style:paragraph-properties fo:text-align="justify" fo:line-height="150%" fo:text-indent="0.2479in"/>
    </style:style>
    <style:style style:name="T587" style:parent-style-name="Domyślnaczcionkaakapitu" style:family="text">
      <style:text-properties fo:background-color="#80FFFF"/>
    </style:style>
    <style:style style:name="T588" style:parent-style-name="Domyślnaczcionkaakapitu" style:family="text">
      <style:text-properties fo:background-color="#80FFFF"/>
    </style:style>
    <style:style style:name="P589" style:parent-style-name="Normalny" style:family="paragraph">
      <style:paragraph-properties fo:text-align="justify" fo:line-height="150%" fo:text-indent="0.2479in"/>
    </style:style>
    <style:style style:name="P590" style:parent-style-name="Normalny" style:family="paragraph">
      <style:paragraph-properties fo:text-align="justify" fo:line-height="150%" fo:text-indent="0.2479in"/>
    </style:style>
    <style:style style:name="P591" style:parent-style-name="Normalny" style:family="paragraph">
      <style:paragraph-properties fo:text-align="justify" fo:line-height="150%"/>
    </style:style>
    <style:style style:name="T592" style:parent-style-name="Domyślnaczcionkaakapitu" style:family="text">
      <style:text-properties style:text-underline-type="single" style:text-underline-style="solid" style:text-underline-width="auto" style:text-underline-mode="continuous"/>
    </style:style>
    <style:style style:name="T593" style:parent-style-name="Domyślnaczcionkaakapitu" style:family="text">
      <style:text-properties fo:background-color="#80FFFF" style:text-underline-type="single" style:text-underline-style="solid" style:text-underline-width="auto" style:text-underline-mode="continuous"/>
    </style:style>
    <style:style style:name="P594" style:parent-style-name="Normalny" style:family="paragraph">
      <style:paragraph-properties fo:text-align="justify" fo:line-height="150%" fo:text-indent="0.2479in"/>
    </style:style>
    <style:style style:name="P595" style:parent-style-name="Normalny" style:family="paragraph">
      <style:paragraph-properties fo:text-align="justify" fo:line-height="150%"/>
    </style:style>
    <style:style style:name="T596" style:parent-style-name="Domyślnaczcionkaakapitu" style:family="text">
      <style:text-properties style:text-underline-type="single" style:text-underline-style="solid" style:text-underline-width="auto" style:text-underline-mode="continuous"/>
    </style:style>
    <style:style style:name="T597" style:parent-style-name="Domyślnaczcionkaakapitu" style:family="text">
      <style:text-properties fo:background-color="#80FFFF" style:text-underline-type="single" style:text-underline-style="solid" style:text-underline-width="auto" style:text-underline-mode="continuous"/>
    </style:style>
    <style:style style:name="T598" style:parent-style-name="Domyślnaczcionkaakapitu" style:family="text">
      <style:text-properties style:text-underline-type="single" style:text-underline-style="solid" style:text-underline-width="auto" style:text-underline-mode="continuous"/>
    </style:style>
    <style:style style:name="P599" style:parent-style-name="Normalny" style:family="paragraph">
      <style:paragraph-properties fo:text-align="justify" fo:line-height="150%" fo:text-indent="0.2479in"/>
    </style:style>
    <style:style style:name="T600" style:parent-style-name="Domyślnaczcionkaakapitu" style:family="text">
      <style:text-properties fo:background-color="#80FFFF"/>
    </style:style>
    <style:style style:name="P601" style:parent-style-name="Normalny" style:family="paragraph">
      <style:paragraph-properties fo:text-align="justify" fo:line-height="150%" fo:text-indent="0.2479in"/>
    </style:style>
    <style:style style:name="T602" style:parent-style-name="Domyślnaczcionkaakapitu" style:family="text">
      <style:text-properties fo:background-color="#80FFFF"/>
    </style:style>
    <style:style style:name="T603" style:parent-style-name="Domyślnaczcionkaakapitu" style:family="text">
      <style:text-properties fo:background-color="#80FFFF"/>
    </style:style>
    <style:style style:name="T604" style:parent-style-name="Domyślnaczcionkaakapitu" style:family="text">
      <style:text-properties fo:background-color="#80FFFF"/>
    </style:style>
    <style:style style:name="P605" style:parent-style-name="Normalny" style:family="paragraph">
      <style:paragraph-properties fo:text-align="justify" fo:line-height="150%" fo:text-indent="0.2479in"/>
    </style:style>
    <style:style style:name="T606" style:parent-style-name="Domyślnaczcionkaakapitu" style:family="text">
      <style:text-properties fo:background-color="#80FFFF"/>
    </style:style>
    <style:style style:name="T607" style:parent-style-name="Domyślnaczcionkaakapitu" style:family="text">
      <style:text-properties fo:background-color="#80FFFF"/>
    </style:style>
    <style:style style:name="P608" style:parent-style-name="Normalny" style:family="paragraph">
      <style:paragraph-properties fo:text-align="justify" fo:line-height="150%" fo:text-indent="0.2479in"/>
    </style:style>
    <style:style style:name="T609" style:parent-style-name="Domyślnaczcionkaakapitu" style:family="text">
      <style:text-properties fo:background-color="#80FFFF"/>
    </style:style>
    <style:style style:name="T610" style:parent-style-name="Domyślnaczcionkaakapitu" style:family="text">
      <style:text-properties fo:background-color="#80FFFF"/>
    </style:style>
    <style:style style:name="T611" style:parent-style-name="Domyślnaczcionkaakapitu" style:family="text">
      <style:text-properties fo:background-color="#80FFFF"/>
    </style:style>
    <style:style style:name="T612" style:parent-style-name="Domyślnaczcionkaakapitu" style:family="text">
      <style:text-properties fo:background-color="#80FFFF"/>
    </style:style>
    <style:style style:name="P613" style:parent-style-name="Normalny" style:family="paragraph">
      <style:paragraph-properties fo:text-align="justify" fo:line-height="150%" fo:text-indent="0.2479in"/>
    </style:style>
    <style:style style:name="T614" style:parent-style-name="Domyślnaczcionkaakapitu" style:family="text">
      <style:text-properties fo:background-color="#80FFFF"/>
    </style:style>
    <style:style style:name="T615" style:parent-style-name="Domyślnaczcionkaakapitu" style:family="text">
      <style:text-properties fo:background-color="#80FFFF"/>
    </style:style>
    <style:style style:name="P616" style:parent-style-name="Normalny" style:family="paragraph">
      <style:paragraph-properties fo:text-align="justify" fo:line-height="150%" fo:text-indent="0.2479in"/>
    </style:style>
    <style:style style:name="P617" style:parent-style-name="Normalny" style:family="paragraph">
      <style:paragraph-properties fo:text-align="justify" fo:line-height="150%" fo:text-indent="0.2479in"/>
    </style:style>
    <style:style style:name="T618" style:parent-style-name="Domyślnaczcionkaakapitu" style:family="text">
      <style:text-properties fo:background-color="#80FFFF"/>
    </style:style>
    <style:style style:name="T619" style:parent-style-name="Domyślnaczcionkaakapitu" style:family="text">
      <style:text-properties fo:background-color="#80FFFF"/>
    </style:style>
    <style:style style:name="T620" style:parent-style-name="Domyślnaczcionkaakapitu" style:family="text">
      <style:text-properties fo:background-color="#80FFFF"/>
    </style:style>
    <style:style style:name="P621" style:parent-style-name="Normalny" style:family="paragraph">
      <style:paragraph-properties fo:text-align="justify" fo:line-height="150%" fo:text-indent="0.2479in"/>
    </style:style>
    <style:style style:name="T622" style:parent-style-name="Domyślnaczcionkaakapitu" style:family="text">
      <style:text-properties fo:background-color="#80FFFF"/>
    </style:style>
    <style:style style:name="P623" style:parent-style-name="Normalny" style:family="paragraph">
      <style:paragraph-properties fo:text-align="justify" fo:line-height="150%" fo:text-indent="0.2479in"/>
    </style:style>
    <style:style style:name="T624" style:parent-style-name="Domyślnaczcionkaakapitu" style:family="text">
      <style:text-properties fo:background-color="#80FFFF"/>
    </style:style>
    <style:style style:name="T625" style:parent-style-name="Domyślnaczcionkaakapitu" style:family="text">
      <style:text-properties fo:background-color="#80FFFF"/>
    </style:style>
    <style:style style:name="P626" style:parent-style-name="Normalny" style:family="paragraph">
      <style:paragraph-properties fo:text-align="justify" fo:line-height="150%" fo:text-indent="0.2479in"/>
    </style:style>
    <style:style style:name="P627" style:parent-style-name="Normalny" style:family="paragraph">
      <style:paragraph-properties fo:text-align="justify" fo:line-height="150%"/>
    </style:style>
    <style:style style:name="T628" style:parent-style-name="Domyślnaczcionkaakapitu" style:family="text">
      <style:text-properties style:text-underline-type="single" style:text-underline-style="solid" style:text-underline-width="auto" style:text-underline-mode="continuous"/>
    </style:style>
    <style:style style:name="T629" style:parent-style-name="Domyślnaczcionkaakapitu" style:family="text">
      <style:text-properties fo:background-color="#80FFFF" style:text-underline-type="single" style:text-underline-style="solid" style:text-underline-width="auto" style:text-underline-mode="continuous"/>
    </style:style>
    <style:style style:name="P630" style:parent-style-name="Normalny" style:family="paragraph">
      <style:paragraph-properties fo:text-align="justify" fo:line-height="150%" fo:text-indent="0.2479in"/>
    </style:style>
    <style:style style:name="P631" style:parent-style-name="Normalny" style:family="paragraph">
      <style:paragraph-properties fo:text-align="justify" fo:line-height="150%"/>
    </style:style>
    <style:style style:name="T632" style:parent-style-name="Domyślnaczcionkaakapitu" style:family="text">
      <style:text-properties style:text-underline-type="single" style:text-underline-style="solid" style:text-underline-width="auto" style:text-underline-mode="continuous"/>
    </style:style>
    <style:style style:name="P633" style:parent-style-name="Normalny" style:family="paragraph">
      <style:paragraph-properties fo:text-align="justify" fo:line-height="150%" fo:text-indent="0.2479in"/>
    </style:style>
    <style:style style:name="P634" style:parent-style-name="Normalny" style:family="paragraph">
      <style:paragraph-properties fo:text-align="justify" fo:line-height="150%" fo:text-indent="0.2479in"/>
    </style:style>
    <style:style style:name="T635" style:parent-style-name="Domyślnaczcionkaakapitu" style:family="text">
      <style:text-properties fo:background-color="#80FFFF"/>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P638" style:parent-style-name="Normalny" style:family="paragraph">
      <style:paragraph-properties fo:text-align="justify" fo:line-height="150%" fo:text-indent="0.2479in"/>
    </style:style>
    <style:style style:name="P639" style:parent-style-name="Normalny" style:family="paragraph">
      <style:paragraph-properties fo:text-align="justify" fo:line-height="150%" fo:text-indent="0.2479in"/>
    </style:style>
    <style:style style:name="P640" style:parent-style-name="Normalny" style:family="paragraph">
      <style:paragraph-properties fo:text-align="justify" fo:line-height="150%"/>
    </style:style>
    <style:style style:name="T641" style:parent-style-name="Domyślnaczcionkaakapitu" style:family="text">
      <style:text-properties style:text-underline-type="single" style:text-underline-style="solid" style:text-underline-width="auto" style:text-underline-mode="continuous"/>
    </style:style>
    <style:style style:name="T642" style:parent-style-name="Domyślnaczcionkaakapitu" style:family="text">
      <style:text-properties fo:background-color="#80FFFF" style:text-underline-type="single" style:text-underline-style="solid" style:text-underline-width="auto" style:text-underline-mode="continuous"/>
    </style:style>
    <style:style style:name="T643" style:parent-style-name="Domyślnaczcionkaakapitu" style:family="text">
      <style:text-properties style:text-underline-type="single" style:text-underline-style="solid" style:text-underline-width="auto" style:text-underline-mode="continuous"/>
    </style:style>
    <style:style style:name="T644" style:parent-style-name="Domyślnaczcionkaakapitu" style:family="text">
      <style:text-properties fo:background-color="#80FFFF" style:text-underline-type="single" style:text-underline-style="solid" style:text-underline-width="auto" style:text-underline-mode="continuous"/>
    </style:style>
    <style:style style:name="T645" style:parent-style-name="Domyślnaczcionkaakapitu" style:family="text">
      <style:text-properties fo:background-color="#80FFFF"/>
    </style:style>
    <style:style style:name="P646" style:parent-style-name="Normalny" style:family="paragraph">
      <style:paragraph-properties fo:text-align="justify" fo:line-height="150%" fo:text-indent="0.2479in"/>
    </style:style>
    <style:style style:name="T647" style:parent-style-name="Domyślnaczcionkaakapitu" style:family="text">
      <style:text-properties fo:background-color="#80FFFF"/>
    </style:style>
    <style:style style:name="P648" style:parent-style-name="Normalny" style:family="paragraph">
      <style:paragraph-properties fo:text-align="justify" fo:line-height="150%" fo:text-indent="0.2479in"/>
    </style:style>
    <style:style style:name="T649" style:parent-style-name="Domyślnaczcionkaakapitu" style:family="text">
      <style:text-properties fo:background-color="#80FFFF"/>
    </style:style>
    <style:style style:name="P650" style:parent-style-name="Normalny" style:family="paragraph">
      <style:paragraph-properties fo:text-align="justify" fo:line-height="150%">
        <style:tab-stops>
          <style:tab-stop style:type="left" style:leader-style="solid" style:leader-text="_" style:position="3.5111in"/>
        </style:tab-stops>
      </style:paragraph-properties>
    </style:style>
    <style:style style:name="T651" style:parent-style-name="Domyślnaczcionkaakapitu" style:family="text">
      <style:text-properties style:text-underline-type="single" style:text-underline-style="solid" style:text-underline-width="auto" style:text-underline-mode="continuous"/>
    </style:style>
    <style:style style:name="T652" style:parent-style-name="Domyślnaczcionkaakapitu" style:family="text">
      <style:text-properties fo:background-color="#80FFFF" style:text-underline-type="single" style:text-underline-style="solid" style:text-underline-width="auto" style:text-underline-mode="continuous"/>
    </style:style>
    <style:style style:name="T653" style:parent-style-name="Domyślnaczcionkaakapitu" style:family="text">
      <style:text-properties style:text-underline-type="single" style:text-underline-style="solid" style:text-underline-width="auto" style:text-underline-mode="continuous"/>
    </style:style>
    <style:style style:name="T654" style:parent-style-name="Domyślnaczcionkaakapitu" style:family="text">
      <style:text-properties fo:background-color="#80FFFF" style:text-underline-type="single" style:text-underline-style="solid" style:text-underline-width="auto" style:text-underline-mode="continuous"/>
    </style:style>
    <style:style style:name="T655" style:parent-style-name="Domyślnaczcionkaakapitu" style:family="text">
      <style:text-properties style:text-underline-type="single" style:text-underline-style="solid" style:text-underline-width="auto" style:text-underline-mode="continuous"/>
    </style:style>
    <style:style style:name="P656" style:parent-style-name="Normalny" style:family="paragraph">
      <style:paragraph-properties fo:text-align="justify" fo:line-height="150%" fo:text-indent="0.2479in"/>
    </style:style>
    <style:style style:name="P657" style:parent-style-name="Normalny" style:family="paragraph">
      <style:paragraph-properties fo:text-align="justify" fo:line-height="150%" fo:text-indent="0.2479in"/>
    </style:style>
    <style:style style:name="P658" style:parent-style-name="Normalny" style:family="paragraph">
      <style:paragraph-properties fo:text-align="justify" fo:line-height="150%"/>
    </style:style>
    <style:style style:name="T659" style:parent-style-name="Domyślnaczcionkaakapitu" style:family="text">
      <style:text-properties style:text-underline-type="single" style:text-underline-style="solid" style:text-underline-width="auto" style:text-underline-mode="continuous"/>
    </style:style>
    <style:style style:name="P660" style:parent-style-name="Normalny" style:family="paragraph">
      <style:paragraph-properties fo:text-align="justify" fo:line-height="150%" fo:text-indent="0.2479in"/>
    </style:style>
    <style:style style:name="P661" style:parent-style-name="Normalny" style:family="paragraph">
      <style:paragraph-properties fo:text-align="justify" fo:line-height="150%" fo:text-indent="0.2479in"/>
    </style:style>
    <style:style style:name="P662" style:parent-style-name="Normalny" style:family="paragraph">
      <style:paragraph-properties fo:text-align="justify" fo:line-height="150%" fo:text-indent="0.2479in"/>
    </style:style>
    <style:style style:name="T663" style:parent-style-name="Domyślnaczcionkaakapitu" style:family="text">
      <style:text-properties fo:background-color="#80FFFF"/>
    </style:style>
    <style:style style:name="P664" style:parent-style-name="Normalny" style:family="paragraph">
      <style:paragraph-properties fo:text-align="justify" fo:line-height="150%" fo:text-indent="0.2479in"/>
    </style:style>
    <style:style style:name="P665" style:parent-style-name="Normalny" style:family="paragraph">
      <style:paragraph-properties fo:text-align="justify" fo:line-height="150%" fo:text-indent="0.2479in"/>
    </style:style>
    <style:style style:name="P666" style:parent-style-name="Normalny" style:family="paragraph">
      <style:paragraph-properties fo:text-align="justify" fo:line-height="150%" fo:text-indent="0.2479in"/>
    </style:style>
    <style:style style:name="P667" style:parent-style-name="Normalny" style:family="paragraph">
      <style:paragraph-properties fo:text-align="justify" fo:line-height="150%"/>
    </style:style>
    <style:style style:name="T668" style:parent-style-name="Domyślnaczcionkaakapitu" style:family="text">
      <style:text-properties style:text-underline-type="single" style:text-underline-style="solid" style:text-underline-width="auto" style:text-underline-mode="continuous"/>
    </style:style>
    <style:style style:name="T669" style:parent-style-name="Domyślnaczcionkaakapitu" style:family="text">
      <style:text-properties fo:background-color="#80FFFF"/>
    </style:style>
    <style:style style:name="P670" style:parent-style-name="Normalny" style:family="paragraph">
      <style:paragraph-properties fo:text-align="justify" fo:line-height="150%" fo:text-indent="0.2479in"/>
    </style:style>
    <style:style style:name="T671" style:parent-style-name="Domyślnaczcionkaakapitu" style:family="text">
      <style:text-properties fo:background-color="#80FFFF"/>
    </style:style>
    <style:style style:name="T672" style:parent-style-name="Domyślnaczcionkaakapitu" style:family="text">
      <style:text-properties fo:background-color="#80FFFF"/>
    </style:style>
    <style:style style:name="P673" style:parent-style-name="Normalny" style:family="paragraph">
      <style:paragraph-properties fo:text-align="justify" fo:line-height="150%"/>
    </style:style>
    <style:style style:name="T674" style:parent-style-name="Domyślnaczcionkaakapitu" style:family="text">
      <style:text-properties style:text-underline-type="single" style:text-underline-style="solid" style:text-underline-width="auto" style:text-underline-mode="continuous"/>
    </style:style>
    <style:style style:name="T675" style:parent-style-name="Domyślnaczcionkaakapitu" style:family="text">
      <style:text-properties fo:background-color="#80FFFF" style:text-underline-type="single" style:text-underline-style="solid" style:text-underline-width="auto" style:text-underline-mode="continuous"/>
    </style:style>
    <style:style style:name="T676" style:parent-style-name="Domyślnaczcionkaakapitu" style:family="text">
      <style:text-properties style:text-underline-type="single" style:text-underline-style="solid" style:text-underline-width="auto" style:text-underline-mode="continuous"/>
    </style:style>
    <style:style style:name="T677" style:parent-style-name="Domyślnaczcionkaakapitu" style:family="text">
      <style:text-properties fo:background-color="#80FFFF" style:text-underline-type="single" style:text-underline-style="solid" style:text-underline-width="auto" style:text-underline-mode="continuous"/>
    </style:style>
    <style:style style:name="P678" style:parent-style-name="Normalny" style:family="paragraph">
      <style:paragraph-properties fo:text-align="justify" fo:line-height="150%" fo:text-indent="0.2479in"/>
    </style:style>
    <style:style style:name="P679" style:parent-style-name="Normalny" style:family="paragraph">
      <style:paragraph-properties fo:text-align="justify" fo:line-height="150%"/>
    </style:style>
    <style:style style:name="T680" style:parent-style-name="Domyślnaczcionkaakapitu" style:family="text">
      <style:text-properties style:text-underline-type="single" style:text-underline-style="solid" style:text-underline-width="auto" style:text-underline-mode="continuous"/>
    </style:style>
    <style:style style:name="T681" style:parent-style-name="Domyślnaczcionkaakapitu" style:family="text">
      <style:text-properties fo:background-color="#80FFFF" style:text-underline-type="single" style:text-underline-style="solid" style:text-underline-width="auto" style:text-underline-mode="continuous"/>
    </style:style>
    <style:style style:name="T682" style:parent-style-name="Domyślnaczcionkaakapitu" style:family="text">
      <style:text-properties style:text-underline-type="single" style:text-underline-style="solid" style:text-underline-width="auto" style:text-underline-mode="continuous"/>
    </style:style>
    <style:style style:name="P683" style:parent-style-name="Normalny" style:family="paragraph">
      <style:paragraph-properties fo:text-align="justify" fo:line-height="150%" fo:text-indent="0.2479in"/>
    </style:style>
    <style:style style:name="T684" style:parent-style-name="Domyślnaczcionkaakapitu" style:family="text">
      <style:text-properties fo:background-color="#80FFFF"/>
    </style:style>
    <style:style style:name="T685" style:parent-style-name="Domyślnaczcionkaakapitu" style:family="text">
      <style:text-properties fo:background-color="#80FFFF"/>
    </style:style>
    <style:style style:name="P686" style:parent-style-name="Normalny" style:family="paragraph">
      <style:paragraph-properties fo:text-align="justify" fo:line-height="150%" fo:text-indent="0.2479in"/>
    </style:style>
    <style:style style:name="T687" style:parent-style-name="Domyślnaczcionkaakapitu" style:family="text">
      <style:text-properties fo:background-color="#80FFFF"/>
    </style:style>
    <style:style style:name="T688" style:parent-style-name="Domyślnaczcionkaakapitu" style:family="text">
      <style:text-properties fo:background-color="#80FFFF"/>
    </style:style>
    <style:style style:name="T689" style:parent-style-name="Domyślnaczcionkaakapitu" style:family="text">
      <style:text-properties fo:background-color="#80FFFF"/>
    </style:style>
    <style:style style:name="P690" style:parent-style-name="Normalny" style:family="paragraph">
      <style:paragraph-properties fo:text-align="justify" fo:line-height="150%" fo:text-indent="0.2479in"/>
    </style:style>
    <style:style style:name="P691" style:parent-style-name="Normalny" style:family="paragraph">
      <style:paragraph-properties fo:text-align="justify" fo:line-height="150%"/>
    </style:style>
    <style:style style:name="T692" style:parent-style-name="Domyślnaczcionkaakapitu" style:family="text">
      <style:text-properties style:text-underline-type="single" style:text-underline-style="solid" style:text-underline-width="auto" style:text-underline-mode="continuous"/>
    </style:style>
    <style:style style:name="T693" style:parent-style-name="Domyślnaczcionkaakapitu" style:family="text">
      <style:text-properties fo:background-color="#80FFFF" style:text-underline-type="single" style:text-underline-style="solid" style:text-underline-width="auto" style:text-underline-mode="continuous"/>
    </style:style>
    <style:style style:name="P694" style:parent-style-name="Normalny" style:family="paragraph">
      <style:paragraph-properties fo:text-align="justify" fo:line-height="150%" fo:text-indent="0.2479in"/>
    </style:style>
    <style:style style:name="P695" style:parent-style-name="Normalny" style:family="paragraph">
      <style:paragraph-properties fo:text-align="justify" fo:line-height="150%"/>
    </style:style>
    <style:style style:name="T696" style:parent-style-name="Domyślnaczcionkaakapitu" style:family="text">
      <style:text-properties style:text-underline-type="single" style:text-underline-style="solid" style:text-underline-width="auto" style:text-underline-mode="continuous"/>
    </style:style>
    <style:style style:name="P697" style:parent-style-name="Normalny" style:family="paragraph">
      <style:paragraph-properties fo:text-align="justify" fo:line-height="150%" fo:text-indent="0.2479in"/>
    </style:style>
    <style:style style:name="T698" style:parent-style-name="Domyślnaczcionkaakapitu" style:family="text">
      <style:text-properties fo:background-color="#80FFFF"/>
    </style:style>
    <style:style style:name="P699" style:parent-style-name="Normalny" style:family="paragraph">
      <style:paragraph-properties fo:text-align="justify" fo:line-height="150%" fo:text-indent="0.2479in"/>
    </style:style>
    <style:style style:name="T700" style:parent-style-name="Domyślnaczcionkaakapitu" style:family="text">
      <style:text-properties fo:background-color="#80FFFF"/>
    </style:style>
    <style:style style:name="T701" style:parent-style-name="Domyślnaczcionkaakapitu" style:family="text">
      <style:text-properties fo:background-color="#80FFFF"/>
    </style:style>
    <style:style style:name="T702" style:parent-style-name="Domyślnaczcionkaakapitu" style:family="text">
      <style:text-properties fo:background-color="#80FFFF"/>
    </style:style>
    <style:style style:name="P703" style:parent-style-name="Normalny" style:family="paragraph">
      <style:paragraph-properties fo:text-align="justify" fo:line-height="150%"/>
    </style:style>
    <style:style style:name="T704" style:parent-style-name="Domyślnaczcionkaakapitu" style:family="text">
      <style:text-properties style:text-underline-type="single" style:text-underline-style="solid" style:text-underline-width="auto" style:text-underline-mode="continuous"/>
    </style:style>
    <style:style style:name="T705" style:parent-style-name="Domyślnaczcionkaakapitu" style:family="text">
      <style:text-properties fo:background-color="#80FFFF" style:text-underline-type="single" style:text-underline-style="solid" style:text-underline-width="auto" style:text-underline-mode="continuous"/>
    </style:style>
    <style:style style:name="P706" style:parent-style-name="Normalny" style:family="paragraph">
      <style:paragraph-properties fo:text-align="justify" fo:line-height="150%" fo:text-indent="0.2479in"/>
    </style:style>
    <style:style style:name="P707" style:parent-style-name="Normalny" style:family="paragraph">
      <style:paragraph-properties fo:text-align="justify" fo:line-height="150%" fo:text-indent="0.2479in"/>
    </style:style>
    <style:style style:name="P708" style:parent-style-name="Normalny" style:family="paragraph">
      <style:paragraph-properties fo:text-align="justify" fo:line-height="150%"/>
    </style:style>
    <style:style style:name="P709" style:parent-style-name="Normalny" style:family="paragraph">
      <style:paragraph-properties fo:text-align="justify" fo:line-height="150%"/>
    </style:style>
    <style:style style:name="T710" style:parent-style-name="Domyślnaczcionkaakapitu" style:family="text">
      <style:text-properties fo:background-color="#80FFFF"/>
    </style:style>
    <style:style style:name="P711" style:parent-style-name="Normalny" style:family="paragraph">
      <style:paragraph-properties fo:text-align="justify" fo:line-height="150%"/>
    </style:style>
    <style:style style:name="P712" style:parent-style-name="Normalny" style:family="paragraph">
      <style:paragraph-properties fo:text-align="justify" fo:line-height="150%"/>
    </style:style>
    <style:style style:name="P713" style:parent-style-name="Normalny" style:family="paragraph">
      <style:paragraph-properties fo:text-align="justify" fo:line-height="150%"/>
    </style:style>
    <style:style style:name="P714" style:parent-style-name="Normalny" style:family="paragraph">
      <style:paragraph-properties fo:text-align="justify" fo:line-height="150%"/>
    </style:style>
    <style:style style:name="T715" style:parent-style-name="Domyślnaczcionkaakapitu" style:family="text">
      <style:text-properties style:text-underline-type="single" style:text-underline-style="solid" style:text-underline-width="auto" style:text-underline-mode="continuous"/>
    </style:style>
    <style:style style:name="T716" style:parent-style-name="Domyślnaczcionkaakapitu" style:family="text">
      <style:text-properties fo:background-color="#80FFFF"/>
    </style:style>
    <style:style style:name="T717" style:parent-style-name="Domyślnaczcionkaakapitu" style:family="text">
      <style:text-properties style:text-underline-type="single" style:text-underline-style="solid" style:text-underline-width="auto" style:text-underline-mode="continuous"/>
    </style:style>
    <style:style style:name="T718" style:parent-style-name="Domyślnaczcionkaakapitu" style:family="text">
      <style:text-properties fo:background-color="#80FFFF"/>
    </style:style>
    <style:style style:name="P719" style:parent-style-name="Normalny" style:family="paragraph">
      <style:paragraph-properties fo:text-align="justify" fo:line-height="150%"/>
    </style:style>
    <style:style style:name="T720" style:parent-style-name="Domyślnaczcionkaakapitu" style:family="text">
      <style:text-properties style:text-underline-type="single" style:text-underline-style="solid" style:text-underline-width="auto" style:text-underline-mode="continuous"/>
    </style:style>
    <style:style style:name="T721" style:parent-style-name="Domyślnaczcionkaakapitu" style:family="text">
      <style:text-properties fo:background-color="#80FFFF" style:text-underline-type="single" style:text-underline-style="solid" style:text-underline-width="auto" style:text-underline-mode="continuous"/>
    </style:style>
    <style:style style:name="T722" style:parent-style-name="Domyślnaczcionkaakapitu" style:family="text">
      <style:text-properties style:text-underline-type="single" style:text-underline-style="solid" style:text-underline-width="auto" style:text-underline-mode="continuous"/>
    </style:style>
    <style:style style:name="T723" style:parent-style-name="Domyślnaczcionkaakapitu" style:family="text">
      <style:text-properties fo:background-color="#80FFFF" style:text-underline-type="single" style:text-underline-style="solid" style:text-underline-width="auto" style:text-underline-mode="continuous"/>
    </style:style>
    <style:style style:name="T724" style:parent-style-name="Domyślnaczcionkaakapitu" style:family="text">
      <style:text-properties style:text-underline-type="single" style:text-underline-style="solid" style:text-underline-width="auto" style:text-underline-mode="continuous"/>
    </style:style>
    <style:style style:name="T725" style:parent-style-name="Domyślnaczcionkaakapitu" style:family="text">
      <style:text-properties fo:background-color="#80FFFF" style:text-underline-type="single" style:text-underline-style="solid" style:text-underline-width="auto" style:text-underline-mode="continuous"/>
    </style:style>
    <style:style style:name="P726" style:parent-style-name="Normalny" style:family="paragraph">
      <style:paragraph-properties fo:text-align="justify" fo:line-height="150%" fo:text-indent="0.2479in"/>
    </style:style>
    <style:style style:name="P727" style:parent-style-name="Normalny" style:family="paragraph">
      <style:paragraph-properties fo:text-align="justify" fo:line-height="150%" fo:text-indent="0.2479in"/>
    </style:style>
    <style:style style:name="P728" style:parent-style-name="Normalny" style:family="paragraph">
      <style:paragraph-properties fo:text-align="justify" fo:line-height="150%" fo:text-indent="0.2479in"/>
    </style:style>
    <style:style style:name="P729" style:parent-style-name="Normalny" style:family="paragraph">
      <style:paragraph-properties fo:text-align="justify" fo:line-height="150%"/>
    </style:style>
    <style:style style:name="T730" style:parent-style-name="Domyślnaczcionkaakapitu" style:family="text">
      <style:text-properties style:text-underline-type="single" style:text-underline-style="solid" style:text-underline-width="auto" style:text-underline-mode="continuous"/>
    </style:style>
    <style:style style:name="P731" style:parent-style-name="Normalny" style:family="paragraph">
      <style:paragraph-properties fo:text-align="justify" fo:line-height="150%" fo:text-indent="0.2479in"/>
    </style:style>
    <style:style style:name="T732" style:parent-style-name="Domyślnaczcionkaakapitu" style:family="text">
      <style:text-properties fo:background-color="#80FFFF"/>
    </style:style>
    <style:style style:name="T733" style:parent-style-name="Domyślnaczcionkaakapitu" style:family="text">
      <style:text-properties fo:background-color="#80FFFF"/>
    </style:style>
    <style:style style:name="P734" style:parent-style-name="Normalny" style:family="paragraph">
      <style:paragraph-properties fo:text-align="justify" fo:line-height="150%"/>
    </style:style>
    <style:style style:name="T735" style:parent-style-name="Domyślnaczcionkaakapitu" style:family="text">
      <style:text-properties style:text-underline-type="single" style:text-underline-style="solid" style:text-underline-width="auto" style:text-underline-mode="continuous"/>
    </style:style>
    <style:style style:name="T736" style:parent-style-name="Domyślnaczcionkaakapitu" style:family="text">
      <style:text-properties fo:background-color="#80FFFF" style:text-underline-type="single" style:text-underline-style="solid" style:text-underline-width="auto" style:text-underline-mode="continuous"/>
    </style:style>
    <style:style style:name="T737" style:parent-style-name="Domyślnaczcionkaakapitu" style:family="text">
      <style:text-properties style:text-underline-type="single" style:text-underline-style="solid" style:text-underline-width="auto" style:text-underline-mode="continuous"/>
    </style:style>
    <style:style style:name="T738" style:parent-style-name="Domyślnaczcionkaakapitu" style:family="text">
      <style:text-properties fo:background-color="#80FFFF" style:text-underline-type="single" style:text-underline-style="solid" style:text-underline-width="auto" style:text-underline-mode="continuous"/>
    </style:style>
    <style:style style:name="T739" style:parent-style-name="Domyślnaczcionkaakapitu" style:family="text">
      <style:text-properties style:text-underline-type="single" style:text-underline-style="solid" style:text-underline-width="auto" style:text-underline-mode="continuous"/>
    </style:style>
    <style:style style:name="T740" style:parent-style-name="Domyślnaczcionkaakapitu" style:family="text">
      <style:text-properties fo:background-color="#80FFFF" style:text-underline-type="single" style:text-underline-style="solid" style:text-underline-width="auto" style:text-underline-mode="continuous"/>
    </style:style>
    <style:style style:name="P741" style:parent-style-name="Normalny" style:family="paragraph">
      <style:paragraph-properties fo:text-align="justify" fo:line-height="150%" fo:text-indent="0.2479in"/>
    </style:style>
    <style:style style:name="T742" style:parent-style-name="Domyślnaczcionkaakapitu" style:family="text">
      <style:text-properties fo:background-color="#80FFFF"/>
    </style:style>
    <style:style style:name="P743" style:parent-style-name="Normalny" style:family="paragraph">
      <style:paragraph-properties fo:text-align="justify" fo:line-height="150%" fo:text-indent="0.2479in"/>
    </style:style>
    <style:style style:name="P744" style:parent-style-name="Normalny" style:family="paragraph">
      <style:paragraph-properties fo:text-align="justify" fo:line-height="150%"/>
    </style:style>
    <style:style style:name="T745" style:parent-style-name="Domyślnaczcionkaakapitu" style:family="text">
      <style:text-properties style:text-underline-type="single" style:text-underline-style="solid" style:text-underline-width="auto" style:text-underline-mode="continuous"/>
    </style:style>
    <style:style style:name="P746" style:parent-style-name="Normalny" style:family="paragraph">
      <style:paragraph-properties fo:text-align="justify" fo:line-height="150%" fo:text-indent="0.2479in"/>
    </style:style>
    <style:style style:name="P747" style:parent-style-name="Normalny" style:family="paragraph">
      <style:paragraph-properties fo:text-align="justify" fo:line-height="150%" fo:text-indent="0.2479in"/>
    </style:style>
    <style:style style:name="T748" style:parent-style-name="Domyślnaczcionkaakapitu" style:family="text">
      <style:text-properties fo:background-color="#80FFFF"/>
    </style:style>
    <style:style style:name="T749" style:parent-style-name="Domyślnaczcionkaakapitu" style:family="text">
      <style:text-properties fo:background-color="#80FFFF"/>
    </style:style>
    <style:style style:name="T750" style:parent-style-name="Domyślnaczcionkaakapitu" style:family="text">
      <style:text-properties fo:background-color="#80FFFF"/>
    </style:style>
    <style:style style:name="P751" style:parent-style-name="Normalny" style:family="paragraph">
      <style:paragraph-properties fo:text-align="justify" fo:line-height="150%" fo:text-indent="0.2479in"/>
    </style:style>
    <style:style style:name="T752" style:parent-style-name="Domyślnaczcionkaakapitu" style:family="text">
      <style:text-properties fo:background-color="#80FFFF"/>
    </style:style>
    <style:style style:name="P753" style:parent-style-name="Normalny" style:family="paragraph">
      <style:paragraph-properties fo:text-align="justify" fo:line-height="150%" fo:text-indent="0.2479in"/>
    </style:style>
    <style:style style:name="T754" style:parent-style-name="Domyślnaczcionkaakapitu" style:family="text">
      <style:text-properties fo:background-color="#80FFFF"/>
    </style:style>
    <style:style style:name="P755" style:parent-style-name="Normalny" style:family="paragraph">
      <style:paragraph-properties fo:text-align="justify" fo:line-height="150%" fo:text-indent="0.2479in"/>
    </style:style>
    <style:style style:name="T756" style:parent-style-name="Domyślnaczcionkaakapitu" style:family="text">
      <style:text-properties fo:background-color="#80FFFF"/>
    </style:style>
    <style:style style:name="P757" style:parent-style-name="Normalny" style:family="paragraph">
      <style:paragraph-properties fo:text-align="justify" fo:line-height="150%" fo:text-indent="0.2479in"/>
    </style:style>
    <style:style style:name="T758" style:parent-style-name="Domyślnaczcionkaakapitu" style:family="text">
      <style:text-properties fo:background-color="#80FFFF"/>
    </style:style>
    <style:style style:name="P759" style:parent-style-name="Normalny" style:family="paragraph">
      <style:paragraph-properties fo:text-align="justify" fo:line-height="150%" fo:text-indent="0.2479in"/>
    </style:style>
    <style:style style:name="P760" style:parent-style-name="Normalny" style:family="paragraph">
      <style:paragraph-properties fo:text-align="justify" fo:line-height="150%" fo:text-indent="0.2479in"/>
    </style:style>
    <style:style style:name="T761" style:parent-style-name="Domyślnaczcionkaakapitu" style:family="text">
      <style:text-properties fo:background-color="#80FFFF"/>
    </style:style>
    <style:style style:name="T762" style:parent-style-name="Domyślnaczcionkaakapitu" style:family="text">
      <style:text-properties fo:background-color="#80FFFF"/>
    </style:style>
    <style:style style:name="T763" style:parent-style-name="Domyślnaczcionkaakapitu" style:family="text">
      <style:text-properties fo:background-color="#80FFFF"/>
    </style:style>
    <style:style style:name="P764" style:parent-style-name="Normalny" style:family="paragraph">
      <style:paragraph-properties fo:text-align="justify" fo:line-height="150%" fo:text-indent="0.2479in"/>
    </style:style>
    <style:style style:name="T765" style:parent-style-name="Domyślnaczcionkaakapitu" style:family="text">
      <style:text-properties fo:background-color="#80FFFF"/>
    </style:style>
    <style:style style:name="P766" style:parent-style-name="Normalny" style:family="paragraph">
      <style:paragraph-properties fo:text-align="justify" fo:line-height="150%" fo:text-indent="0.2479in"/>
    </style:style>
    <style:style style:name="T767" style:parent-style-name="Domyślnaczcionkaakapitu" style:family="text">
      <style:text-properties fo:background-color="#80FFFF"/>
    </style:style>
    <style:style style:name="P768" style:parent-style-name="Normalny" style:family="paragraph">
      <style:paragraph-properties fo:text-align="justify" fo:line-height="150%" fo:text-indent="0.2479in"/>
    </style:style>
    <style:style style:name="P769" style:parent-style-name="Normalny" style:family="paragraph">
      <style:paragraph-properties fo:text-align="justify" fo:line-height="150%"/>
    </style:style>
    <style:style style:name="T770" style:parent-style-name="Domyślnaczcionkaakapitu" style:family="text">
      <style:text-properties style:text-underline-type="single" style:text-underline-style="solid" style:text-underline-width="auto" style:text-underline-mode="continuous"/>
    </style:style>
    <style:style style:name="T771" style:parent-style-name="Domyślnaczcionkaakapitu" style:family="text">
      <style:text-properties fo:background-color="#80FFFF" style:text-underline-type="single" style:text-underline-style="solid" style:text-underline-width="auto" style:text-underline-mode="continuous"/>
    </style:style>
    <style:style style:name="T772" style:parent-style-name="Domyślnaczcionkaakapitu" style:family="text">
      <style:text-properties style:text-underline-type="single" style:text-underline-style="solid" style:text-underline-width="auto" style:text-underline-mode="continuous"/>
    </style:style>
    <style:style style:name="T773" style:parent-style-name="Domyślnaczcionkaakapitu" style:family="text">
      <style:text-properties fo:background-color="#80FFFF" style:text-underline-type="single" style:text-underline-style="solid" style:text-underline-width="auto" style:text-underline-mode="continuous"/>
    </style:style>
    <style:style style:name="P774" style:parent-style-name="Normalny" style:family="paragraph">
      <style:paragraph-properties fo:text-align="justify" fo:line-height="150%" fo:text-indent="0.2479in"/>
    </style:style>
    <style:style style:name="T775" style:parent-style-name="Domyślnaczcionkaakapitu" style:family="text">
      <style:text-properties fo:background-color="#80FFFF"/>
    </style:style>
    <style:style style:name="P776" style:parent-style-name="Normalny" style:family="paragraph">
      <style:paragraph-properties fo:text-align="justify" fo:line-height="150%"/>
    </style:style>
    <style:style style:name="T777" style:parent-style-name="Domyślnaczcionkaakapitu" style:family="text">
      <style:text-properties style:text-underline-type="single" style:text-underline-style="solid" style:text-underline-width="auto" style:text-underline-mode="continuous"/>
    </style:style>
    <style:style style:name="P778" style:parent-style-name="Normalny" style:family="paragraph">
      <style:paragraph-properties fo:text-align="justify" fo:line-height="150%" fo:text-indent="0.2479in"/>
    </style:style>
    <style:style style:name="T779" style:parent-style-name="Domyślnaczcionkaakapitu" style:family="text">
      <style:text-properties fo:background-color="#80FFFF"/>
    </style:style>
    <style:style style:name="P780" style:parent-style-name="Normalny" style:family="paragraph">
      <style:paragraph-properties fo:text-align="justify" fo:line-height="150%" fo:text-indent="0.2479in"/>
    </style:style>
    <style:style style:name="P781" style:parent-style-name="Normalny" style:family="paragraph">
      <style:paragraph-properties fo:text-align="justify" fo:line-height="150%" fo:text-indent="0.2479in"/>
    </style:style>
    <style:style style:name="T782" style:parent-style-name="Domyślnaczcionkaakapitu" style:family="text">
      <style:text-properties fo:background-color="#80FFFF"/>
    </style:style>
    <style:style style:name="P783" style:parent-style-name="Normalny" style:family="paragraph">
      <style:paragraph-properties fo:text-align="justify" fo:line-height="150%" fo:text-indent="0.2479in"/>
    </style:style>
    <style:style style:name="P784" style:parent-style-name="Normalny" style:family="paragraph">
      <style:paragraph-properties fo:text-align="justify" fo:line-height="150%" fo:text-indent="0.2479in"/>
    </style:style>
    <style:style style:name="P785" style:parent-style-name="Normalny" style:family="paragraph">
      <style:paragraph-properties fo:text-align="justify" fo:line-height="150%" fo:text-indent="0.2479in"/>
    </style:style>
    <style:style style:name="T786" style:parent-style-name="Domyślnaczcionkaakapitu" style:family="text">
      <style:text-properties fo:background-color="#80FFFF"/>
    </style:style>
    <style:style style:name="P787" style:parent-style-name="Normalny" style:family="paragraph">
      <style:paragraph-properties fo:text-align="justify" fo:line-height="150%"/>
    </style:style>
    <style:style style:name="T788" style:parent-style-name="Domyślnaczcionkaakapitu" style:family="text">
      <style:text-properties style:text-underline-type="single" style:text-underline-style="solid" style:text-underline-width="auto" style:text-underline-mode="continuous"/>
    </style:style>
    <style:style style:name="T789" style:parent-style-name="Domyślnaczcionkaakapitu" style:family="text">
      <style:text-properties fo:background-color="#80FFFF" style:text-underline-type="single" style:text-underline-style="solid" style:text-underline-width="auto" style:text-underline-mode="continuous"/>
    </style:style>
    <style:style style:name="T790" style:parent-style-name="Domyślnaczcionkaakapitu" style:family="text">
      <style:text-properties style:text-underline-type="single" style:text-underline-style="solid" style:text-underline-width="auto" style:text-underline-mode="continuous"/>
    </style:style>
    <style:style style:name="T791" style:parent-style-name="Domyślnaczcionkaakapitu" style:family="text">
      <style:text-properties fo:background-color="#80FFFF" style:text-underline-type="single" style:text-underline-style="solid" style:text-underline-width="auto" style:text-underline-mode="continuous"/>
    </style:style>
    <style:style style:name="T792" style:parent-style-name="Domyślnaczcionkaakapitu" style:family="text">
      <style:text-properties fo:background-color="#80FFFF"/>
    </style:style>
    <style:style style:name="P793" style:parent-style-name="Normalny" style:family="paragraph">
      <style:paragraph-properties fo:text-align="justify" fo:line-height="150%" fo:text-indent="0.2479in"/>
    </style:style>
    <style:style style:name="P794" style:parent-style-name="Normalny" style:family="paragraph">
      <style:paragraph-properties fo:text-align="justify" fo:line-height="150%" fo:text-indent="0.2479in"/>
    </style:style>
    <style:style style:name="P795" style:parent-style-name="Normalny" style:family="paragraph">
      <style:paragraph-properties fo:text-align="justify" fo:line-height="150%"/>
    </style:style>
    <style:style style:name="T796" style:parent-style-name="Domyślnaczcionkaakapitu" style:family="text">
      <style:text-properties style:text-underline-type="single" style:text-underline-style="solid" style:text-underline-width="auto" style:text-underline-mode="continuous"/>
    </style:style>
    <style:style style:name="P797" style:parent-style-name="Normalny" style:family="paragraph">
      <style:paragraph-properties fo:text-align="justify" fo:line-height="150%" fo:text-indent="0.2479in"/>
    </style:style>
    <style:style style:name="P798" style:parent-style-name="Normalny" style:family="paragraph">
      <style:paragraph-properties fo:text-align="justify" fo:line-height="150%" fo:text-indent="0.2479in"/>
    </style:style>
    <style:style style:name="T799" style:parent-style-name="Domyślnaczcionkaakapitu" style:family="text">
      <style:text-properties fo:background-color="#80FFFF"/>
    </style:style>
    <style:style style:name="P800" style:parent-style-name="Normalny" style:family="paragraph">
      <style:paragraph-properties fo:text-align="justify" fo:line-height="150%" fo:text-indent="0.2479in"/>
    </style:style>
    <style:style style:name="P801" style:parent-style-name="Normalny" style:family="paragraph">
      <style:paragraph-properties fo:text-align="justify" fo:line-height="150%"/>
    </style:style>
    <style:style style:name="T802" style:parent-style-name="Domyślnaczcionkaakapitu" style:family="text">
      <style:text-properties style:text-underline-type="single" style:text-underline-style="solid" style:text-underline-width="auto" style:text-underline-mode="continuous"/>
    </style:style>
    <style:style style:name="T803" style:parent-style-name="Domyślnaczcionkaakapitu" style:family="text">
      <style:text-properties fo:background-color="#80FFFF" style:text-underline-type="single" style:text-underline-style="solid" style:text-underline-width="auto" style:text-underline-mode="continuous"/>
    </style:style>
    <style:style style:name="T804" style:parent-style-name="Domyślnaczcionkaakapitu" style:family="text">
      <style:text-properties style:text-underline-type="single" style:text-underline-style="solid" style:text-underline-width="auto" style:text-underline-mode="continuous"/>
    </style:style>
    <style:style style:name="T805" style:parent-style-name="Domyślnaczcionkaakapitu" style:family="text">
      <style:text-properties fo:background-color="#80FFFF" style:text-underline-type="single" style:text-underline-style="solid" style:text-underline-width="auto" style:text-underline-mode="continuous"/>
    </style:style>
    <style:style style:name="P806" style:parent-style-name="Normalny" style:family="paragraph">
      <style:paragraph-properties fo:text-align="justify" fo:line-height="150%" fo:text-indent="0.2479in"/>
    </style:style>
    <style:style style:name="T807" style:parent-style-name="Domyślnaczcionkaakapitu" style:family="text">
      <style:text-properties fo:background-color="#80FFFF"/>
    </style:style>
    <style:style style:name="T808" style:parent-style-name="Domyślnaczcionkaakapitu" style:family="text">
      <style:text-properties fo:background-color="#80FFFF"/>
    </style:style>
    <style:style style:name="P809" style:parent-style-name="Normalny" style:family="paragraph">
      <style:paragraph-properties fo:text-align="justify" fo:line-height="150%"/>
    </style:style>
    <style:style style:name="T810" style:parent-style-name="Domyślnaczcionkaakapitu" style:family="text">
      <style:text-properties style:text-underline-type="single" style:text-underline-style="solid" style:text-underline-width="auto" style:text-underline-mode="continuous"/>
    </style:style>
    <style:style style:name="P811" style:parent-style-name="Normalny" style:family="paragraph">
      <style:paragraph-properties fo:text-align="justify" fo:line-height="150%" fo:text-indent="0.2479in"/>
    </style:style>
    <style:style style:name="P812" style:parent-style-name="Normalny" style:family="paragraph">
      <style:paragraph-properties fo:text-align="justify" fo:line-height="150%"/>
    </style:style>
    <style:style style:name="T813" style:parent-style-name="Domyślnaczcionkaakapitu" style:family="text">
      <style:text-properties style:text-underline-type="single" style:text-underline-style="solid" style:text-underline-width="auto" style:text-underline-mode="continuous"/>
    </style:style>
    <style:style style:name="T814" style:parent-style-name="Domyślnaczcionkaakapitu" style:family="text">
      <style:text-properties fo:background-color="#80FFFF" style:text-underline-type="single" style:text-underline-style="solid" style:text-underline-width="auto" style:text-underline-mode="continuous"/>
    </style:style>
    <style:style style:name="T815" style:parent-style-name="Domyślnaczcionkaakapitu" style:family="text">
      <style:text-properties style:text-underline-type="single" style:text-underline-style="solid" style:text-underline-width="auto" style:text-underline-mode="continuous"/>
    </style:style>
    <style:style style:name="P816" style:parent-style-name="Normalny" style:family="paragraph">
      <style:paragraph-properties fo:text-align="justify" fo:line-height="150%" fo:text-indent="0.2479in"/>
    </style:style>
    <style:style style:name="P817" style:parent-style-name="Normalny" style:family="paragraph">
      <style:paragraph-properties fo:text-align="justify" fo:line-height="150%"/>
    </style:style>
    <style:style style:name="T818" style:parent-style-name="Domyślnaczcionkaakapitu" style:family="text">
      <style:text-properties style:text-underline-type="single" style:text-underline-style="solid" style:text-underline-width="auto" style:text-underline-mode="continuous"/>
    </style:style>
    <style:style style:name="T819" style:parent-style-name="Domyślnaczcionkaakapitu" style:family="text">
      <style:text-properties fo:background-color="#80FFFF" style:text-underline-type="single" style:text-underline-style="solid" style:text-underline-width="auto" style:text-underline-mode="continuous"/>
    </style:style>
    <style:style style:name="T820" style:parent-style-name="Domyślnaczcionkaakapitu" style:family="text">
      <style:text-properties style:text-underline-type="single" style:text-underline-style="solid" style:text-underline-width="auto" style:text-underline-mode="continuous"/>
    </style:style>
    <style:style style:name="P821" style:parent-style-name="Normalny" style:family="paragraph">
      <style:paragraph-properties fo:text-align="justify" fo:line-height="150%" fo:text-indent="0.2479in"/>
    </style:style>
    <style:style style:name="P822" style:parent-style-name="Normalny" style:family="paragraph">
      <style:paragraph-properties fo:text-align="justify" fo:line-height="150%" fo:text-indent="0.2479in"/>
    </style:style>
    <style:style style:name="T823" style:parent-style-name="Domyślnaczcionkaakapitu" style:family="text">
      <style:text-properties fo:background-color="#80FFFF"/>
    </style:style>
    <style:style style:name="T824" style:parent-style-name="Domyślnaczcionkaakapitu" style:family="text">
      <style:text-properties fo:background-color="#80FFFF"/>
    </style:style>
    <style:style style:name="T825" style:parent-style-name="Domyślnaczcionkaakapitu" style:family="text">
      <style:text-properties fo:background-color="#80FFFF"/>
    </style:style>
    <style:style style:name="T826" style:parent-style-name="Domyślnaczcionkaakapitu" style:family="text">
      <style:text-properties fo:background-color="#80FFFF"/>
    </style:style>
    <style:style style:name="P827" style:parent-style-name="Normalny" style:family="paragraph">
      <style:paragraph-properties fo:text-align="justify" fo:line-height="150%"/>
    </style:style>
    <style:style style:name="T828" style:parent-style-name="Domyślnaczcionkaakapitu" style:family="text">
      <style:text-properties style:text-underline-type="single" style:text-underline-style="solid" style:text-underline-width="auto" style:text-underline-mode="continuous"/>
    </style:style>
    <style:style style:name="T829" style:parent-style-name="Domyślnaczcionkaakapitu" style:family="text">
      <style:text-properties fo:background-color="#80FFFF"/>
    </style:style>
    <style:style style:name="P830" style:parent-style-name="Normalny" style:family="paragraph">
      <style:paragraph-properties fo:text-align="justify" fo:line-height="150%" fo:text-indent="0.2479in"/>
    </style:style>
    <style:style style:name="P831" style:parent-style-name="Normalny" style:family="paragraph">
      <style:paragraph-properties fo:text-align="justify" fo:line-height="150%"/>
    </style:style>
    <style:style style:name="T832" style:parent-style-name="Domyślnaczcionkaakapitu" style:family="text">
      <style:text-properties style:text-underline-type="single" style:text-underline-style="solid" style:text-underline-width="auto" style:text-underline-mode="continuous"/>
    </style:style>
    <style:style style:name="P833" style:parent-style-name="Normalny" style:family="paragraph">
      <style:paragraph-properties fo:text-align="justify" fo:line-height="150%" fo:text-indent="0.2479in"/>
    </style:style>
    <style:style style:name="T834" style:parent-style-name="Domyślnaczcionkaakapitu" style:family="text">
      <style:text-properties fo:background-color="#80FFFF"/>
    </style:style>
    <style:style style:name="T835" style:parent-style-name="Domyślnaczcionkaakapitu" style:family="text">
      <style:text-properties fo:background-color="#80FFFF"/>
    </style:style>
    <style:style style:name="T836" style:parent-style-name="Domyślnaczcionkaakapitu" style:family="text">
      <style:text-properties fo:background-color="#80FFFF"/>
    </style:style>
    <style:style style:name="P837" style:parent-style-name="Normalny" style:family="paragraph">
      <style:paragraph-properties fo:text-align="justify" fo:line-height="150%" fo:text-indent="0.2479in"/>
    </style:style>
    <style:style style:name="P838" style:parent-style-name="Normalny" style:family="paragraph">
      <style:paragraph-properties fo:text-align="justify" fo:line-height="150%" fo:text-indent="0.2479in"/>
    </style:style>
    <style:style style:name="T839" style:parent-style-name="Domyślnaczcionkaakapitu" style:family="text">
      <style:text-properties fo:background-color="#80FFFF"/>
    </style:style>
    <style:style style:name="P840" style:parent-style-name="Normalny" style:family="paragraph">
      <style:paragraph-properties fo:text-align="justify" fo:line-height="150%" fo:text-indent="0.2479in"/>
    </style:style>
    <style:style style:name="T841" style:parent-style-name="Domyślnaczcionkaakapitu" style:family="text">
      <style:text-properties fo:background-color="#80FFFF"/>
    </style:style>
    <style:style style:name="T842" style:parent-style-name="Domyślnaczcionkaakapitu" style:family="text">
      <style:text-properties fo:background-color="#80FFFF"/>
    </style:style>
    <style:style style:name="P843" style:parent-style-name="Normalny" style:family="paragraph">
      <style:paragraph-properties fo:text-align="justify" fo:line-height="150%" fo:text-indent="0.2479in"/>
    </style:style>
    <style:style style:name="P844" style:parent-style-name="Normalny" style:family="paragraph">
      <style:paragraph-properties fo:text-align="justify" fo:line-height="150%"/>
    </style:style>
    <style:style style:name="T845" style:parent-style-name="Domyślnaczcionkaakapitu" style:family="text">
      <style:text-properties style:text-underline-type="single" style:text-underline-style="solid" style:text-underline-width="auto" style:text-underline-mode="continuous"/>
    </style:style>
    <style:style style:name="T846" style:parent-style-name="Domyślnaczcionkaakapitu" style:family="text">
      <style:text-properties fo:background-color="#80FFFF" style:text-underline-type="single" style:text-underline-style="solid" style:text-underline-width="auto" style:text-underline-mode="continuous"/>
    </style:style>
    <style:style style:name="T847" style:parent-style-name="Domyślnaczcionkaakapitu" style:family="text">
      <style:text-properties style:text-underline-type="single" style:text-underline-style="solid" style:text-underline-width="auto" style:text-underline-mode="continuous"/>
    </style:style>
    <style:style style:name="T848" style:parent-style-name="Domyślnaczcionkaakapitu" style:family="text">
      <style:text-properties fo:background-color="#80FFFF" style:text-underline-type="single" style:text-underline-style="solid" style:text-underline-width="auto" style:text-underline-mode="continuous"/>
    </style:style>
    <style:style style:name="P849" style:parent-style-name="Normalny" style:family="paragraph">
      <style:paragraph-properties fo:text-align="justify" fo:line-height="150%" fo:text-indent="0.2479in"/>
    </style:style>
    <style:style style:name="P850" style:parent-style-name="Normalny" style:family="paragraph">
      <style:paragraph-properties fo:text-align="justify" fo:line-height="150%"/>
    </style:style>
    <style:style style:name="T851" style:parent-style-name="Domyślnaczcionkaakapitu" style:family="text">
      <style:text-properties style:text-underline-type="single" style:text-underline-style="solid" style:text-underline-width="auto" style:text-underline-mode="continuous"/>
    </style:style>
    <style:style style:name="P852" style:parent-style-name="Normalny" style:family="paragraph">
      <style:paragraph-properties fo:text-align="justify" fo:line-height="150%" fo:text-indent="0.2479in"/>
    </style:style>
    <style:style style:name="P853" style:parent-style-name="Normalny" style:family="paragraph">
      <style:paragraph-properties fo:text-align="justify" fo:line-height="150%" fo:text-indent="0.2479in"/>
    </style:style>
    <style:style style:name="T854" style:parent-style-name="Domyślnaczcionkaakapitu" style:family="text">
      <style:text-properties fo:background-color="#80FFFF"/>
    </style:style>
    <style:style style:name="T855" style:parent-style-name="Domyślnaczcionkaakapitu" style:family="text">
      <style:text-properties fo:background-color="#80FFFF"/>
    </style:style>
    <style:style style:name="P856" style:parent-style-name="Normalny" style:family="paragraph">
      <style:paragraph-properties fo:text-align="justify" fo:line-height="150%" fo:text-indent="0.2479in"/>
    </style:style>
    <style:style style:name="T857" style:parent-style-name="Domyślnaczcionkaakapitu" style:family="text">
      <style:text-properties fo:background-color="#80FFFF"/>
    </style:style>
    <style:style style:name="P858" style:parent-style-name="Normalny" style:family="paragraph">
      <style:paragraph-properties fo:text-align="justify" fo:line-height="150%"/>
    </style:style>
    <style:style style:name="T859" style:parent-style-name="Domyślnaczcionkaakapitu" style:family="text">
      <style:text-properties style:text-underline-type="single" style:text-underline-style="solid" style:text-underline-width="auto" style:text-underline-mode="continuous"/>
    </style:style>
    <style:style style:name="T860" style:parent-style-name="Domyślnaczcionkaakapitu" style:family="text">
      <style:text-properties fo:background-color="#80FFFF" style:text-underline-type="single" style:text-underline-style="solid" style:text-underline-width="auto" style:text-underline-mode="continuous"/>
    </style:style>
    <style:style style:name="T861" style:parent-style-name="Domyślnaczcionkaakapitu" style:family="text">
      <style:text-properties style:text-underline-type="single" style:text-underline-style="solid" style:text-underline-width="auto" style:text-underline-mode="continuous"/>
    </style:style>
    <style:style style:name="P862" style:parent-style-name="Normalny" style:family="paragraph">
      <style:paragraph-properties fo:text-align="justify" fo:line-height="150%" fo:text-indent="0.2479in"/>
    </style:style>
    <style:style style:name="T863" style:parent-style-name="Domyślnaczcionkaakapitu" style:family="text">
      <style:text-properties fo:background-color="#80FFFF"/>
    </style:style>
    <style:style style:name="T864" style:parent-style-name="Domyślnaczcionkaakapitu" style:family="text">
      <style:text-properties fo:background-color="#80FFFF"/>
    </style:style>
    <style:style style:name="T865" style:parent-style-name="Domyślnaczcionkaakapitu" style:family="text">
      <style:text-properties fo:background-color="#80FFFF"/>
    </style:style>
    <style:style style:name="P866" style:parent-style-name="Normalny" style:family="paragraph">
      <style:paragraph-properties fo:text-align="justify" fo:line-height="150%"/>
    </style:style>
    <style:style style:name="T867" style:parent-style-name="Domyślnaczcionkaakapitu" style:family="text">
      <style:text-properties style:text-underline-type="single" style:text-underline-style="solid" style:text-underline-width="auto" style:text-underline-mode="continuous"/>
    </style:style>
    <style:style style:name="P868" style:parent-style-name="Normalny" style:family="paragraph">
      <style:paragraph-properties fo:text-align="justify" fo:line-height="150%" fo:text-indent="0.2479in"/>
    </style:style>
    <style:style style:name="P869" style:parent-style-name="Normalny" style:family="paragraph">
      <style:paragraph-properties fo:text-align="justify" fo:line-height="150%" fo:text-indent="0.2479in"/>
    </style:style>
    <style:style style:name="T870" style:parent-style-name="Domyślnaczcionkaakapitu" style:family="text">
      <style:text-properties fo:background-color="#80FFFF"/>
    </style:style>
    <style:style style:name="T871" style:parent-style-name="Domyślnaczcionkaakapitu" style:family="text">
      <style:text-properties fo:background-color="#80FFFF"/>
    </style:style>
    <style:style style:name="T872" style:parent-style-name="Domyślnaczcionkaakapitu" style:family="text">
      <style:text-properties fo:background-color="#80FFFF"/>
    </style:style>
    <style:style style:name="P873" style:parent-style-name="Normalny" style:family="paragraph">
      <style:paragraph-properties fo:text-align="justify" fo:line-height="150%" fo:text-indent="0.2479in"/>
    </style:style>
    <style:style style:name="T874" style:parent-style-name="Domyślnaczcionkaakapitu" style:family="text">
      <style:text-properties fo:background-color="#80FFFF"/>
    </style:style>
    <style:style style:name="T875" style:parent-style-name="Domyślnaczcionkaakapitu" style:family="text">
      <style:text-properties fo:background-color="#80FFFF"/>
    </style:style>
    <style:style style:name="T876" style:parent-style-name="Domyślnaczcionkaakapitu" style:family="text">
      <style:text-properties fo:background-color="#80FFFF"/>
    </style:style>
    <style:style style:name="P877" style:parent-style-name="Normalny" style:family="paragraph">
      <style:paragraph-properties fo:text-align="justify" fo:line-height="150%" fo:text-indent="0.2479in"/>
    </style:style>
    <style:style style:name="T878" style:parent-style-name="Domyślnaczcionkaakapitu" style:family="text">
      <style:text-properties fo:background-color="#80FFFF"/>
    </style:style>
    <style:style style:name="T879" style:parent-style-name="Domyślnaczcionkaakapitu" style:family="text">
      <style:text-properties fo:background-color="#80FFFF"/>
    </style:style>
    <style:style style:name="T880" style:parent-style-name="Domyślnaczcionkaakapitu" style:family="text">
      <style:text-properties fo:background-color="#80FFFF"/>
    </style:style>
    <style:style style:name="T881" style:parent-style-name="Domyślnaczcionkaakapitu" style:family="text">
      <style:text-properties fo:background-color="#80FFFF"/>
    </style:style>
    <style:style style:name="T882" style:parent-style-name="Domyślnaczcionkaakapitu" style:family="text">
      <style:text-properties fo:background-color="#80FFFF"/>
    </style:style>
    <style:style style:name="P883" style:parent-style-name="Normalny" style:family="paragraph">
      <style:paragraph-properties fo:text-align="justify" fo:line-height="150%" fo:text-indent="0.2479in"/>
    </style:style>
    <style:style style:name="P884" style:parent-style-name="Normalny" style:family="paragraph">
      <style:paragraph-properties fo:text-align="justify" fo:line-height="150%"/>
    </style:style>
    <style:style style:name="T885" style:parent-style-name="Domyślnaczcionkaakapitu" style:family="text">
      <style:text-properties style:text-underline-type="single" style:text-underline-style="solid" style:text-underline-width="auto" style:text-underline-mode="continuous"/>
    </style:style>
    <style:style style:name="T886" style:parent-style-name="Domyślnaczcionkaakapitu" style:family="text">
      <style:text-properties fo:background-color="#80FFFF" style:text-underline-type="single" style:text-underline-style="solid" style:text-underline-width="auto" style:text-underline-mode="continuous"/>
    </style:style>
    <style:style style:name="P887" style:parent-style-name="Normalny" style:family="paragraph">
      <style:paragraph-properties fo:text-align="justify" fo:line-height="150%" fo:text-indent="0.2479in"/>
    </style:style>
    <style:style style:name="P888" style:parent-style-name="Normalny" style:family="paragraph">
      <style:paragraph-properties fo:text-align="justify" fo:line-height="150%"/>
    </style:style>
    <style:style style:name="T889" style:parent-style-name="Domyślnaczcionkaakapitu" style:family="text">
      <style:text-properties style:text-underline-type="single" style:text-underline-style="solid" style:text-underline-width="auto" style:text-underline-mode="continuous"/>
    </style:style>
    <style:style style:name="P890" style:parent-style-name="Normalny" style:family="paragraph">
      <style:paragraph-properties fo:text-align="justify" fo:line-height="150%"/>
    </style:style>
    <style:style style:name="T891" style:parent-style-name="Domyślnaczcionkaakapitu" style:family="text">
      <style:text-properties fo:background-color="#80FFFF"/>
    </style:style>
    <style:style style:name="P892" style:parent-style-name="Normalny" style:family="paragraph">
      <style:paragraph-properties fo:text-align="justify" fo:line-height="150%" fo:text-indent="0.2479in"/>
    </style:style>
    <style:style style:name="T893" style:parent-style-name="Domyślnaczcionkaakapitu" style:family="text">
      <style:text-properties fo:background-color="#80FFFF"/>
    </style:style>
    <style:style style:name="T894" style:parent-style-name="Domyślnaczcionkaakapitu" style:family="text">
      <style:text-properties fo:background-color="#80FFFF"/>
    </style:style>
    <style:style style:name="T895" style:parent-style-name="Domyślnaczcionkaakapitu" style:family="text">
      <style:text-properties fo:background-color="#80FFFF"/>
    </style:style>
    <style:style style:name="P896" style:parent-style-name="Normalny" style:family="paragraph">
      <style:paragraph-properties fo:text-align="justify" fo:line-height="150%" fo:text-indent="0.2479in"/>
    </style:style>
    <style:style style:name="P897" style:parent-style-name="Normalny" style:family="paragraph">
      <style:paragraph-properties fo:text-align="justify" fo:line-height="150%" fo:text-indent="0.2479in"/>
    </style:style>
    <style:style style:name="P898" style:parent-style-name="Normalny" style:family="paragraph">
      <style:paragraph-properties fo:text-align="justify" fo:line-height="150%" fo:text-indent="0.2479in"/>
    </style:style>
    <style:style style:name="T899" style:parent-style-name="Domyślnaczcionkaakapitu" style:family="text">
      <style:text-properties fo:background-color="#80FFFF"/>
    </style:style>
    <style:style style:name="P900" style:parent-style-name="Normalny" style:family="paragraph">
      <style:paragraph-properties fo:text-align="justify" fo:line-height="150%" fo:text-indent="0.2479in"/>
    </style:style>
    <style:style style:name="P901" style:parent-style-name="Normalny" style:family="paragraph">
      <style:paragraph-properties fo:text-align="justify" fo:line-height="150%" fo:text-indent="0.2479in"/>
    </style:style>
    <style:style style:name="T902" style:parent-style-name="Domyślnaczcionkaakapitu" style:family="text">
      <style:text-properties fo:background-color="#80FFFF"/>
    </style:style>
    <style:style style:name="T903" style:parent-style-name="Domyślnaczcionkaakapitu" style:family="text">
      <style:text-properties fo:background-color="#80FFFF"/>
    </style:style>
    <style:style style:name="T904" style:parent-style-name="Domyślnaczcionkaakapitu" style:family="text">
      <style:text-properties fo:background-color="#80FFFF"/>
    </style:style>
    <style:style style:name="T905" style:parent-style-name="Domyślnaczcionkaakapitu" style:family="text">
      <style:text-properties fo:background-color="#80FFFF"/>
    </style:style>
    <style:style style:name="P906" style:parent-style-name="Normalny" style:family="paragraph">
      <style:paragraph-properties fo:text-align="justify" fo:line-height="150%" fo:text-indent="0.2479in"/>
    </style:style>
    <style:style style:name="T907" style:parent-style-name="Domyślnaczcionkaakapitu" style:family="text">
      <style:text-properties fo:background-color="#80FFFF"/>
    </style:style>
    <style:style style:name="T908" style:parent-style-name="Domyślnaczcionkaakapitu" style:family="text">
      <style:text-properties fo:background-color="#80FFFF"/>
    </style:style>
    <style:style style:name="T909" style:parent-style-name="Domyślnaczcionkaakapitu" style:family="text">
      <style:text-properties fo:background-color="#80FFFF"/>
    </style:style>
    <style:style style:name="T910" style:parent-style-name="Domyślnaczcionkaakapitu" style:family="text">
      <style:text-properties fo:background-color="#80FFFF"/>
    </style:style>
    <style:style style:name="P911" style:parent-style-name="Normalny" style:family="paragraph">
      <style:paragraph-properties fo:text-align="justify" fo:line-height="150%" fo:text-indent="0.2479in"/>
    </style:style>
    <style:style style:name="P912" style:parent-style-name="Normalny" style:family="paragraph">
      <style:paragraph-properties fo:text-align="justify" fo:line-height="150%" fo:text-indent="0.2479in"/>
    </style:style>
    <style:style style:name="T913" style:parent-style-name="Domyślnaczcionkaakapitu" style:family="text">
      <style:text-properties fo:background-color="#80FFFF"/>
    </style:style>
    <style:style style:name="T914" style:parent-style-name="Domyślnaczcionkaakapitu" style:family="text">
      <style:text-properties fo:background-color="#80FFFF"/>
    </style:style>
    <style:style style:name="P915" style:parent-style-name="Normalny" style:family="paragraph">
      <style:paragraph-properties fo:text-align="justify" fo:line-height="150%" fo:text-indent="0.2479in"/>
    </style:style>
    <style:style style:name="P916" style:parent-style-name="Normalny" style:family="paragraph">
      <style:paragraph-properties fo:text-align="justify" fo:line-height="150%" fo:text-indent="0.2479in"/>
    </style:style>
    <style:style style:name="P917" style:parent-style-name="Normalny" style:family="paragraph">
      <style:paragraph-properties fo:text-align="justify" fo:line-height="150%" fo:text-indent="0.2479in"/>
    </style:style>
    <style:style style:name="T918" style:parent-style-name="Domyślnaczcionkaakapitu" style:family="text">
      <style:text-properties fo:background-color="#80FFFF"/>
    </style:style>
    <style:style style:name="T919" style:parent-style-name="Domyślnaczcionkaakapitu" style:family="text">
      <style:text-properties fo:background-color="#80FFFF"/>
    </style:style>
    <style:style style:name="T920" style:parent-style-name="Domyślnaczcionkaakapitu" style:family="text">
      <style:text-properties fo:background-color="#80FFFF"/>
    </style:style>
    <style:style style:name="T921" style:parent-style-name="Domyślnaczcionkaakapitu" style:family="text">
      <style:text-properties fo:background-color="#80FFFF"/>
    </style:style>
    <style:style style:name="P922" style:parent-style-name="Normalny" style:family="paragraph">
      <style:paragraph-properties fo:text-align="justify" fo:line-height="150%" fo:text-indent="0.2479in"/>
    </style:style>
    <style:style style:name="P923" style:parent-style-name="Normalny" style:family="paragraph">
      <style:paragraph-properties fo:text-align="justify" fo:line-height="150%"/>
    </style:style>
    <style:style style:name="T924" style:parent-style-name="Domyślnaczcionkaakapitu" style:family="text">
      <style:text-properties style:text-underline-type="single" style:text-underline-style="solid" style:text-underline-width="auto" style:text-underline-mode="continuous"/>
    </style:style>
    <style:style style:name="T925" style:parent-style-name="Domyślnaczcionkaakapitu" style:family="text">
      <style:text-properties fo:background-color="#80FFFF" style:text-underline-type="single" style:text-underline-style="solid" style:text-underline-width="auto" style:text-underline-mode="continuous"/>
    </style:style>
    <style:style style:name="T926" style:parent-style-name="Domyślnaczcionkaakapitu" style:family="text">
      <style:text-properties style:text-underline-type="single" style:text-underline-style="solid" style:text-underline-width="auto" style:text-underline-mode="continuous"/>
    </style:style>
    <style:style style:name="T927" style:parent-style-name="Domyślnaczcionkaakapitu" style:family="text">
      <style:text-properties fo:background-color="#80FFFF" style:text-underline-type="single" style:text-underline-style="solid" style:text-underline-width="auto" style:text-underline-mode="continuous"/>
    </style:style>
    <style:style style:name="P928" style:parent-style-name="Normalny" style:family="paragraph">
      <style:paragraph-properties fo:text-align="justify" fo:line-height="150%" fo:text-indent="0.2479in"/>
    </style:style>
    <style:style style:name="P929" style:parent-style-name="Normalny" style:family="paragraph">
      <style:paragraph-properties fo:text-align="justify" fo:line-height="150%"/>
    </style:style>
    <style:style style:name="T930" style:parent-style-name="Domyślnaczcionkaakapitu" style:family="text">
      <style:text-properties style:text-underline-type="single" style:text-underline-style="solid" style:text-underline-width="auto" style:text-underline-mode="continuous"/>
    </style:style>
    <style:style style:name="P931" style:parent-style-name="Normalny" style:family="paragraph">
      <style:paragraph-properties fo:text-align="justify" fo:line-height="150%" fo:text-indent="0.2479in"/>
    </style:style>
    <style:style style:name="P932" style:parent-style-name="Normalny" style:family="paragraph">
      <style:paragraph-properties fo:text-align="justify" fo:line-height="150%" fo:text-indent="0.2479in"/>
    </style:style>
    <style:style style:name="T933" style:parent-style-name="Domyślnaczcionkaakapitu" style:family="text">
      <style:text-properties fo:background-color="#80FFFF"/>
    </style:style>
    <style:style style:name="T934" style:parent-style-name="Domyślnaczcionkaakapitu" style:family="text">
      <style:text-properties fo:background-color="#80FFFF"/>
    </style:style>
    <style:style style:name="T935" style:parent-style-name="Domyślnaczcionkaakapitu" style:family="text">
      <style:text-properties fo:background-color="#80FFFF"/>
    </style:style>
    <style:style style:name="T936" style:parent-style-name="Domyślnaczcionkaakapitu" style:family="text">
      <style:text-properties fo:background-color="#80FFFF"/>
    </style:style>
    <style:style style:name="P937" style:parent-style-name="Normalny" style:family="paragraph">
      <style:paragraph-properties fo:text-align="justify" fo:line-height="150%" fo:text-indent="0.2479in"/>
    </style:style>
    <style:style style:name="T938" style:parent-style-name="Domyślnaczcionkaakapitu" style:family="text">
      <style:text-properties fo:background-color="#80FFFF"/>
    </style:style>
    <style:style style:name="T939" style:parent-style-name="Domyślnaczcionkaakapitu" style:family="text">
      <style:text-properties fo:background-color="#80FFFF"/>
    </style:style>
    <style:style style:name="P940" style:parent-style-name="Normalny" style:family="paragraph">
      <style:paragraph-properties fo:text-align="justify" fo:line-height="150%" fo:text-indent="0.2479in"/>
    </style:style>
    <style:style style:name="T941" style:parent-style-name="Domyślnaczcionkaakapitu" style:family="text">
      <style:text-properties fo:background-color="#80FFFF"/>
    </style:style>
    <style:style style:name="T942" style:parent-style-name="Domyślnaczcionkaakapitu" style:family="text">
      <style:text-properties fo:background-color="#80FFFF"/>
    </style:style>
    <style:style style:name="P943" style:parent-style-name="Normalny" style:family="paragraph">
      <style:paragraph-properties fo:text-align="justify" fo:line-height="150%" fo:text-indent="0.2479in"/>
    </style:style>
    <style:style style:name="T944" style:parent-style-name="Domyślnaczcionkaakapitu" style:family="text">
      <style:text-properties fo:background-color="#80FFFF"/>
    </style:style>
    <style:style style:name="T945" style:parent-style-name="Domyślnaczcionkaakapitu" style:family="text">
      <style:text-properties fo:background-color="#80FFFF"/>
    </style:style>
    <style:style style:name="T946" style:parent-style-name="Domyślnaczcionkaakapitu" style:family="text">
      <style:text-properties fo:background-color="#80FFFF"/>
    </style:style>
    <style:style style:name="T947" style:parent-style-name="Domyślnaczcionkaakapitu" style:family="text">
      <style:text-properties fo:background-color="#80FFFF"/>
    </style:style>
    <style:style style:name="T948" style:parent-style-name="Domyślnaczcionkaakapitu" style:family="text">
      <style:text-properties fo:background-color="#80FFFF"/>
    </style:style>
    <style:style style:name="T949" style:parent-style-name="Domyślnaczcionkaakapitu" style:family="text">
      <style:text-properties fo:background-color="#80FFFF"/>
    </style:style>
    <style:style style:name="P950" style:parent-style-name="Normalny" style:family="paragraph">
      <style:paragraph-properties fo:text-align="justify" fo:line-height="150%" fo:text-indent="0.2479in"/>
    </style:style>
    <style:style style:name="T951" style:parent-style-name="Domyślnaczcionkaakapitu" style:family="text">
      <style:text-properties fo:background-color="#80FFFF"/>
    </style:style>
    <style:style style:name="P952" style:parent-style-name="Normalny" style:family="paragraph">
      <style:paragraph-properties fo:text-align="justify" fo:line-height="150%" fo:text-indent="0.2479in"/>
    </style:style>
    <style:style style:name="T953" style:parent-style-name="Domyślnaczcionkaakapitu" style:family="text">
      <style:text-properties fo:background-color="#80FFFF"/>
    </style:style>
    <style:style style:name="T954" style:parent-style-name="Domyślnaczcionkaakapitu" style:family="text">
      <style:text-properties fo:background-color="#80FFFF"/>
    </style:style>
    <style:style style:name="T955" style:parent-style-name="Domyślnaczcionkaakapitu" style:family="text">
      <style:text-properties fo:background-color="#80FFFF"/>
    </style:style>
    <style:style style:name="P956" style:parent-style-name="Normalny" style:family="paragraph">
      <style:paragraph-properties fo:text-align="justify" fo:line-height="150%" fo:text-indent="0.2479in"/>
    </style:style>
    <style:style style:name="T957" style:parent-style-name="Domyślnaczcionkaakapitu" style:family="text">
      <style:text-properties fo:background-color="#80FFFF"/>
    </style:style>
    <style:style style:name="P958" style:parent-style-name="Normalny" style:family="paragraph">
      <style:paragraph-properties fo:text-align="justify" fo:line-height="150%" fo:text-indent="0.2479in"/>
    </style:style>
    <style:style style:name="T959" style:parent-style-name="Domyślnaczcionkaakapitu" style:family="text">
      <style:text-properties fo:background-color="#80FFFF"/>
    </style:style>
    <style:style style:name="P960" style:parent-style-name="Normalny" style:family="paragraph">
      <style:paragraph-properties fo:text-align="justify" fo:line-height="150%" fo:text-indent="0.2479in"/>
    </style:style>
    <style:style style:name="P961" style:parent-style-name="Normalny" style:family="paragraph">
      <style:paragraph-properties fo:text-align="justify" fo:line-height="150%" fo:text-indent="0.2479in"/>
    </style:style>
    <style:style style:name="T962" style:parent-style-name="Domyślnaczcionkaakapitu" style:family="text">
      <style:text-properties fo:background-color="#80FFFF"/>
    </style:style>
    <style:style style:name="P963" style:parent-style-name="Normalny" style:family="paragraph">
      <style:paragraph-properties fo:text-align="justify" fo:line-height="150%" fo:text-indent="0.2479in"/>
    </style:style>
    <style:style style:name="T964" style:parent-style-name="Domyślnaczcionkaakapitu" style:family="text">
      <style:text-properties fo:background-color="#80FFFF"/>
    </style:style>
    <style:style style:name="P965" style:parent-style-name="Normalny" style:family="paragraph">
      <style:paragraph-properties fo:text-align="justify" fo:line-height="150%" fo:text-indent="0.2479in"/>
    </style:style>
    <style:style style:name="T966" style:parent-style-name="Domyślnaczcionkaakapitu" style:family="text">
      <style:text-properties fo:background-color="#80FFFF"/>
    </style:style>
    <style:style style:name="T967" style:parent-style-name="Domyślnaczcionkaakapitu" style:family="text">
      <style:text-properties fo:background-color="#80FFFF"/>
    </style:style>
    <style:style style:name="T968" style:parent-style-name="Domyślnaczcionkaakapitu" style:family="text">
      <style:text-properties fo:background-color="#80FFFF"/>
    </style:style>
    <style:style style:name="T969" style:parent-style-name="Domyślnaczcionkaakapitu" style:family="text">
      <style:text-properties fo:background-color="#80FFFF"/>
    </style:style>
    <style:style style:name="T970" style:parent-style-name="Domyślnaczcionkaakapitu" style:family="text">
      <style:text-properties fo:background-color="#80FFFF"/>
    </style:style>
    <style:style style:name="P971" style:parent-style-name="Normalny" style:family="paragraph">
      <style:paragraph-properties fo:text-align="justify" fo:line-height="150%" fo:text-indent="0.2479in"/>
    </style:style>
    <style:style style:name="T972" style:parent-style-name="Domyślnaczcionkaakapitu" style:family="text">
      <style:text-properties fo:background-color="#80FFFF"/>
    </style:style>
    <style:style style:name="T973" style:parent-style-name="Domyślnaczcionkaakapitu" style:family="text">
      <style:text-properties fo:background-color="#80FFFF"/>
    </style:style>
    <style:style style:name="P974" style:parent-style-name="Normalny" style:family="paragraph">
      <style:paragraph-properties fo:text-align="justify" fo:line-height="150%" fo:text-indent="0.2479in"/>
    </style:style>
    <style:style style:name="P975" style:parent-style-name="Normalny" style:family="paragraph">
      <style:paragraph-properties fo:text-align="justify" fo:line-height="150%" fo:text-indent="0.2479in"/>
    </style:style>
    <style:style style:name="T976" style:parent-style-name="Domyślnaczcionkaakapitu" style:family="text">
      <style:text-properties fo:background-color="#80FFFF"/>
    </style:style>
    <style:style style:name="T977" style:parent-style-name="Domyślnaczcionkaakapitu" style:family="text">
      <style:text-properties fo:background-color="#80FFFF"/>
    </style:style>
    <style:style style:name="T978" style:parent-style-name="Domyślnaczcionkaakapitu" style:family="text">
      <style:text-properties fo:background-color="#80FFFF"/>
    </style:style>
    <style:style style:name="T979" style:parent-style-name="Domyślnaczcionkaakapitu" style:family="text">
      <style:text-properties fo:background-color="#80FFFF"/>
    </style:style>
    <style:style style:name="T980" style:parent-style-name="Domyślnaczcionkaakapitu" style:family="text">
      <style:text-properties fo:background-color="#80FFFF"/>
    </style:style>
    <style:style style:name="P981" style:parent-style-name="Normalny" style:family="paragraph">
      <style:paragraph-properties fo:text-align="justify" fo:line-height="150%"/>
    </style:style>
    <style:style style:name="T982" style:parent-style-name="Domyślnaczcionkaakapitu" style:family="text">
      <style:text-properties style:text-underline-type="single" style:text-underline-style="solid" style:text-underline-width="auto" style:text-underline-mode="continuous"/>
    </style:style>
    <style:style style:name="T983" style:parent-style-name="Domyślnaczcionkaakapitu" style:family="text">
      <style:text-properties fo:background-color="#80FFFF" style:text-underline-type="single" style:text-underline-style="solid" style:text-underline-width="auto" style:text-underline-mode="continuous"/>
    </style:style>
    <style:style style:name="T984" style:parent-style-name="Domyślnaczcionkaakapitu" style:family="text">
      <style:text-properties style:text-underline-type="single" style:text-underline-style="solid" style:text-underline-width="auto" style:text-underline-mode="continuous"/>
    </style:style>
    <style:style style:name="P985" style:parent-style-name="Normalny" style:family="paragraph">
      <style:paragraph-properties fo:text-align="justify" fo:line-height="150%" fo:text-indent="0.2479in"/>
    </style:style>
    <style:style style:name="P986" style:parent-style-name="Normalny" style:family="paragraph">
      <style:paragraph-properties fo:text-align="justify" fo:line-height="150%"/>
    </style:style>
    <style:style style:name="T987" style:parent-style-name="Domyślnaczcionkaakapitu" style:family="text">
      <style:text-properties style:text-underline-type="single" style:text-underline-style="solid" style:text-underline-width="auto" style:text-underline-mode="continuous"/>
    </style:style>
    <style:style style:name="P988" style:parent-style-name="Normalny" style:family="paragraph">
      <style:paragraph-properties fo:text-align="justify" fo:line-height="150%" fo:text-indent="0.2479in"/>
    </style:style>
    <style:style style:name="P989" style:parent-style-name="Normalny" style:family="paragraph">
      <style:paragraph-properties fo:text-align="justify" fo:line-height="150%" fo:text-indent="0.2479in"/>
    </style:style>
    <style:style style:name="T990" style:parent-style-name="Domyślnaczcionkaakapitu" style:family="text">
      <style:text-properties fo:background-color="#80FFFF"/>
    </style:style>
    <style:style style:name="P991" style:parent-style-name="Normalny" style:family="paragraph">
      <style:paragraph-properties fo:text-align="justify" fo:line-height="150%" fo:text-indent="0.2479in"/>
    </style:style>
    <style:style style:name="T992" style:parent-style-name="Domyślnaczcionkaakapitu" style:family="text">
      <style:text-properties fo:background-color="#80FFFF"/>
    </style:style>
    <style:style style:name="P993" style:parent-style-name="Normalny" style:family="paragraph">
      <style:paragraph-properties fo:text-align="justify" fo:line-height="150%" fo:text-indent="0.2479in"/>
    </style:style>
    <style:style style:name="T994" style:parent-style-name="Domyślnaczcionkaakapitu" style:family="text">
      <style:text-properties fo:background-color="#80FFFF"/>
    </style:style>
    <style:style style:name="T995" style:parent-style-name="Domyślnaczcionkaakapitu" style:family="text">
      <style:text-properties fo:background-color="#80FFFF"/>
    </style:style>
    <style:style style:name="T996" style:parent-style-name="Domyślnaczcionkaakapitu" style:family="text">
      <style:text-properties fo:background-color="#80FFFF"/>
    </style:style>
    <style:style style:name="P997" style:parent-style-name="Normalny" style:family="paragraph">
      <style:paragraph-properties fo:text-align="justify" fo:line-height="150%" fo:text-indent="0.2479in"/>
    </style:style>
    <style:style style:name="P998" style:parent-style-name="Normalny" style:family="paragraph">
      <style:paragraph-properties fo:text-align="justify" fo:line-height="150%"/>
    </style:style>
    <style:style style:name="T999" style:parent-style-name="Domyślnaczcionkaakapitu" style:family="text">
      <style:text-properties style:text-underline-type="single" style:text-underline-style="solid" style:text-underline-width="auto" style:text-underline-mode="continuous"/>
    </style:style>
    <style:style style:name="P1000" style:parent-style-name="Normalny" style:family="paragraph">
      <style:paragraph-properties fo:text-align="justify" fo:line-height="150%"/>
    </style:style>
    <style:style style:name="T1001" style:parent-style-name="Domyślnaczcionkaakapitu" style:family="text">
      <style:text-properties fo:background-color="#80FFFF"/>
    </style:style>
    <style:style style:name="P1002" style:parent-style-name="Normalny" style:family="paragraph">
      <style:paragraph-properties fo:text-align="justify" fo:line-height="150%">
        <style:tab-stops>
          <style:tab-stop style:type="left" style:position="2.8402in"/>
        </style:tab-stops>
      </style:paragraph-properties>
    </style:style>
    <style:style style:name="T1003" style:parent-style-name="Domyślnaczcionkaakapitu" style:family="text">
      <style:text-properties fo:background-color="#80FFFF" style:text-underline-type="single" style:text-underline-style="solid" style:text-underline-width="auto" style:text-underline-mode="continuous"/>
    </style:style>
    <style:style style:name="T1004" style:parent-style-name="Domyślnaczcionkaakapitu" style:family="text">
      <style:text-properties style:text-underline-type="single" style:text-underline-style="solid" style:text-underline-width="auto" style:text-underline-mode="continuous"/>
    </style:style>
    <style:style style:name="T1005" style:parent-style-name="Domyślnaczcionkaakapitu" style:family="text">
      <style:text-properties fo:background-color="#80FFFF" style:text-underline-type="single" style:text-underline-style="solid" style:text-underline-width="auto" style:text-underline-mode="continuous"/>
    </style:style>
    <style:style style:name="T1006" style:parent-style-name="Domyślnaczcionkaakapitu" style:family="text">
      <style:text-properties style:text-underline-type="single" style:text-underline-style="solid" style:text-underline-width="auto" style:text-underline-mode="continuous"/>
    </style:style>
    <style:style style:name="P1007" style:parent-style-name="Normalny" style:family="paragraph">
      <style:paragraph-properties fo:text-align="justify" fo:line-height="150%" fo:text-indent="0.2479in"/>
    </style:style>
    <style:style style:name="T1008" style:parent-style-name="Domyślnaczcionkaakapitu" style:family="text">
      <style:text-properties fo:background-color="#80FFFF"/>
    </style:style>
    <style:style style:name="T1009" style:parent-style-name="Domyślnaczcionkaakapitu" style:family="text">
      <style:text-properties fo:background-color="#80FFFF"/>
    </style:style>
    <style:style style:name="T1010" style:parent-style-name="Domyślnaczcionkaakapitu" style:family="text">
      <style:text-properties fo:background-color="#80FFFF"/>
    </style:style>
    <style:style style:name="P1011" style:parent-style-name="Normalny" style:family="paragraph">
      <style:paragraph-properties fo:text-align="justify" fo:line-height="150%" fo:text-indent="0.2479in"/>
    </style:style>
    <style:style style:name="T1012" style:parent-style-name="Domyślnaczcionkaakapitu" style:family="text">
      <style:text-properties fo:background-color="#80FFFF"/>
    </style:style>
    <style:style style:name="P1013" style:parent-style-name="Normalny" style:family="paragraph">
      <style:paragraph-properties fo:text-align="justify" fo:line-height="150%" fo:text-indent="0.2479in"/>
    </style:style>
    <style:style style:name="T1014" style:parent-style-name="Domyślnaczcionkaakapitu" style:family="text">
      <style:text-properties fo:background-color="#80FFFF"/>
    </style:style>
    <style:style style:name="P1015" style:parent-style-name="Normalny" style:family="paragraph">
      <style:paragraph-properties fo:text-align="justify" fo:line-height="150%"/>
    </style:style>
    <style:style style:name="T1016" style:parent-style-name="Domyślnaczcionkaakapitu" style:family="text">
      <style:text-properties fo:background-color="#80FFFF" style:text-underline-type="single" style:text-underline-style="solid" style:text-underline-width="auto" style:text-underline-mode="continuous"/>
    </style:style>
    <style:style style:name="T1017" style:parent-style-name="Domyślnaczcionkaakapitu" style:family="text">
      <style:text-properties style:text-underline-type="single" style:text-underline-style="solid" style:text-underline-width="auto" style:text-underline-mode="continuous"/>
    </style:style>
    <style:style style:name="P1018" style:parent-style-name="Normalny" style:family="paragraph">
      <style:paragraph-properties fo:text-align="justify" fo:line-height="150%" fo:text-indent="0.2479in"/>
    </style:style>
    <style:style style:name="T1019" style:parent-style-name="Domyślnaczcionkaakapitu" style:family="text">
      <style:text-properties fo:background-color="#80FFFF"/>
    </style:style>
    <style:style style:name="P1020" style:parent-style-name="Normalny" style:family="paragraph">
      <style:paragraph-properties fo:text-align="justify" fo:line-height="150%" fo:text-indent="0.2479in"/>
    </style:style>
    <style:style style:name="T1021" style:parent-style-name="Domyślnaczcionkaakapitu" style:family="text">
      <style:text-properties fo:background-color="#80FFFF"/>
    </style:style>
    <style:style style:name="T1022" style:parent-style-name="Domyślnaczcionkaakapitu" style:family="text">
      <style:text-properties fo:background-color="#80FFFF"/>
    </style:style>
    <style:style style:name="T1023" style:parent-style-name="Domyślnaczcionkaakapitu" style:family="text">
      <style:text-properties fo:background-color="#80FFFF"/>
    </style:style>
    <style:style style:name="P1024" style:parent-style-name="Normalny" style:family="paragraph">
      <style:paragraph-properties fo:text-align="justify" fo:line-height="150%"/>
    </style:style>
    <style:style style:name="T1025" style:parent-style-name="Domyślnaczcionkaakapitu" style:family="text">
      <style:text-properties style:text-underline-type="single" style:text-underline-style="solid" style:text-underline-width="auto" style:text-underline-mode="continuous"/>
    </style:style>
    <style:style style:name="T1026" style:parent-style-name="Domyślnaczcionkaakapitu" style:family="text">
      <style:text-properties fo:background-color="#80FFFF" style:text-underline-type="single" style:text-underline-style="solid" style:text-underline-width="auto" style:text-underline-mode="continuous"/>
    </style:style>
    <style:style style:name="T1027" style:parent-style-name="Domyślnaczcionkaakapitu" style:family="text">
      <style:text-properties style:text-underline-type="single" style:text-underline-style="solid" style:text-underline-width="auto" style:text-underline-mode="continuous"/>
    </style:style>
    <style:style style:name="P1028" style:parent-style-name="Normalny" style:family="paragraph">
      <style:paragraph-properties fo:text-align="justify" fo:line-height="150%" fo:text-indent="0.2479in"/>
    </style:style>
    <style:style style:name="P1029" style:parent-style-name="Normalny" style:family="paragraph">
      <style:paragraph-properties fo:text-align="justify" fo:line-height="150%" fo:text-indent="0.2479in"/>
    </style:style>
    <style:style style:name="T1030" style:parent-style-name="Domyślnaczcionkaakapitu" style:family="text">
      <style:text-properties fo:background-color="#80FFFF"/>
    </style:style>
    <style:style style:name="P1031" style:parent-style-name="Normalny" style:family="paragraph">
      <style:paragraph-properties fo:text-align="justify" fo:line-height="150%"/>
    </style:style>
    <style:style style:name="T1032" style:parent-style-name="Domyślnaczcionkaakapitu" style:family="text">
      <style:text-properties style:text-underline-type="single" style:text-underline-style="solid" style:text-underline-width="auto" style:text-underline-mode="continuous"/>
    </style:style>
    <style:style style:name="P1033" style:parent-style-name="Normalny" style:family="paragraph">
      <style:paragraph-properties fo:text-align="justify" fo:line-height="150%" fo:text-indent="0.2479in"/>
    </style:style>
    <style:style style:name="T1034" style:parent-style-name="Domyślnaczcionkaakapitu" style:family="text">
      <style:text-properties fo:background-color="#80FFFF"/>
    </style:style>
    <style:style style:name="P1035" style:parent-style-name="Normalny" style:family="paragraph">
      <style:paragraph-properties fo:text-align="justify" fo:line-height="150%"/>
    </style:style>
    <style:style style:name="T1036" style:parent-style-name="Domyślnaczcionkaakapitu" style:family="text">
      <style:text-properties style:text-underline-type="single" style:text-underline-style="solid" style:text-underline-width="auto" style:text-underline-mode="continuous"/>
    </style:style>
    <style:style style:name="P1037" style:parent-style-name="Normalny" style:family="paragraph">
      <style:paragraph-properties fo:text-align="justify" fo:line-height="150%" fo:text-indent="0.2479in"/>
    </style:style>
    <style:style style:name="P1038" style:parent-style-name="Normalny" style:family="paragraph">
      <style:paragraph-properties fo:text-align="justify" fo:line-height="150%"/>
    </style:style>
    <style:style style:name="T1039" style:parent-style-name="Domyślnaczcionkaakapitu" style:family="text">
      <style:text-properties style:text-underline-type="single" style:text-underline-style="solid" style:text-underline-width="auto" style:text-underline-mode="continuous"/>
    </style:style>
    <style:style style:name="T1040" style:parent-style-name="Domyślnaczcionkaakapitu" style:family="text">
      <style:text-properties fo:background-color="#80FFFF"/>
    </style:style>
    <style:style style:name="P1041" style:parent-style-name="Normalny" style:family="paragraph">
      <style:paragraph-properties fo:text-align="justify" fo:line-height="150%" fo:text-indent="0.2479in"/>
    </style:style>
    <style:style style:name="T1042" style:parent-style-name="Domyślnaczcionkaakapitu" style:family="text">
      <style:text-properties fo:background-color="#80FFFF"/>
    </style:style>
    <style:style style:name="T1043" style:parent-style-name="Domyślnaczcionkaakapitu" style:family="text">
      <style:text-properties fo:background-color="#80FFFF"/>
    </style:style>
    <style:style style:name="T1044" style:parent-style-name="Domyślnaczcionkaakapitu" style:family="text">
      <style:text-properties fo:background-color="#80FFFF"/>
    </style:style>
    <style:style style:name="P1045" style:parent-style-name="Normalny" style:family="paragraph">
      <style:paragraph-properties fo:text-align="justify" fo:line-height="150%" fo:text-indent="0.2479in"/>
    </style:style>
    <style:style style:name="T1046" style:parent-style-name="Domyślnaczcionkaakapitu" style:family="text">
      <style:text-properties fo:background-color="#80FFFF"/>
    </style:style>
    <style:style style:name="T1047" style:parent-style-name="Domyślnaczcionkaakapitu" style:family="text">
      <style:text-properties fo:background-color="#80FFFF"/>
    </style:style>
    <style:style style:name="T1048" style:parent-style-name="Domyślnaczcionkaakapitu" style:family="text">
      <style:text-properties fo:background-color="#80FFFF"/>
    </style:style>
    <style:style style:name="T1049" style:parent-style-name="Domyślnaczcionkaakapitu" style:family="text">
      <style:text-properties fo:background-color="#80FFFF"/>
    </style:style>
    <style:style style:name="T1050" style:parent-style-name="Domyślnaczcionkaakapitu" style:family="text">
      <style:text-properties fo:background-color="#80FFFF"/>
    </style:style>
    <style:style style:name="T1051" style:parent-style-name="Domyślnaczcionkaakapitu" style:family="text">
      <style:text-properties fo:background-color="#80FFFF"/>
    </style:style>
    <style:style style:name="P1052" style:parent-style-name="Normalny" style:family="paragraph">
      <style:paragraph-properties fo:text-align="justify" fo:line-height="150%" fo:text-indent="0.2479in"/>
    </style:style>
    <style:style style:name="P1053" style:parent-style-name="Normalny" style:family="paragraph">
      <style:paragraph-properties fo:text-align="justify" fo:line-height="150%"/>
    </style:style>
    <style:style style:name="T1054" style:parent-style-name="Domyślnaczcionkaakapitu" style:family="text">
      <style:text-properties style:text-underline-type="single" style:text-underline-style="solid" style:text-underline-width="auto" style:text-underline-mode="continuous"/>
    </style:style>
    <style:style style:name="P1055" style:parent-style-name="Normalny" style:family="paragraph">
      <style:paragraph-properties fo:text-align="justify" fo:line-height="150%" fo:text-indent="0.2479in"/>
    </style:style>
    <style:style style:name="P1056" style:parent-style-name="Normalny" style:family="paragraph">
      <style:paragraph-properties fo:text-align="justify" fo:line-height="150%"/>
    </style:style>
    <style:style style:name="T1057" style:parent-style-name="Domyślnaczcionkaakapitu" style:family="text">
      <style:text-properties style:text-underline-type="single" style:text-underline-style="solid" style:text-underline-width="auto" style:text-underline-mode="continuous"/>
    </style:style>
    <style:style style:name="T1058" style:parent-style-name="Domyślnaczcionkaakapitu" style:family="text">
      <style:text-properties fo:background-color="#80FFFF" style:text-underline-type="single" style:text-underline-style="solid" style:text-underline-width="auto" style:text-underline-mode="continuous"/>
    </style:style>
    <style:style style:name="T1059" style:parent-style-name="Domyślnaczcionkaakapitu" style:family="text">
      <style:text-properties style:text-underline-type="single" style:text-underline-style="solid" style:text-underline-width="auto" style:text-underline-mode="continuous"/>
    </style:style>
    <style:style style:name="P1060" style:parent-style-name="Normalny" style:family="paragraph">
      <style:paragraph-properties fo:text-align="justify" fo:line-height="150%" fo:text-indent="0.2479in"/>
    </style:style>
    <style:style style:name="P1061" style:parent-style-name="Normalny" style:family="paragraph">
      <style:paragraph-properties fo:text-align="justify" fo:line-height="150%" fo:text-indent="0.2479in"/>
    </style:style>
    <style:style style:name="T1062" style:parent-style-name="Domyślnaczcionkaakapitu" style:family="text">
      <style:text-properties fo:background-color="#80FFFF"/>
    </style:style>
    <style:style style:name="P1063" style:parent-style-name="Normalny" style:family="paragraph">
      <style:paragraph-properties fo:text-align="justify" fo:line-height="150%" fo:text-indent="0.2479in"/>
    </style:style>
    <style:style style:name="T1064" style:parent-style-name="Domyślnaczcionkaakapitu" style:family="text">
      <style:text-properties fo:background-color="#80FFFF"/>
    </style:style>
    <style:style style:name="T1065" style:parent-style-name="Domyślnaczcionkaakapitu" style:family="text">
      <style:text-properties fo:background-color="#80FFFF"/>
    </style:style>
    <style:style style:name="P1066" style:parent-style-name="Normalny" style:family="paragraph">
      <style:paragraph-properties fo:text-align="justify" fo:line-height="150%"/>
    </style:style>
    <style:style style:name="T1067" style:parent-style-name="Domyślnaczcionkaakapitu" style:family="text">
      <style:text-properties style:text-underline-type="single" style:text-underline-style="solid" style:text-underline-width="auto" style:text-underline-mode="continuous"/>
    </style:style>
    <style:style style:name="T1068" style:parent-style-name="Domyślnaczcionkaakapitu" style:family="text">
      <style:text-properties fo:background-color="#80FFFF" style:text-underline-type="single" style:text-underline-style="solid" style:text-underline-width="auto" style:text-underline-mode="continuous"/>
    </style:style>
    <style:style style:name="T1069" style:parent-style-name="Domyślnaczcionkaakapitu" style:family="text">
      <style:text-properties style:text-underline-type="single" style:text-underline-style="solid" style:text-underline-width="auto" style:text-underline-mode="continuous"/>
    </style:style>
    <style:style style:name="T1070" style:parent-style-name="Domyślnaczcionkaakapitu" style:family="text">
      <style:text-properties fo:background-color="#80FFFF" style:text-underline-type="single" style:text-underline-style="solid" style:text-underline-width="auto" style:text-underline-mode="continuous"/>
    </style:style>
    <style:style style:name="P1071" style:parent-style-name="Normalny" style:family="paragraph">
      <style:paragraph-properties fo:text-align="justify" fo:line-height="150%" fo:text-indent="0.2479in"/>
    </style:style>
    <style:style style:name="T1072" style:parent-style-name="Domyślnaczcionkaakapitu" style:family="text">
      <style:text-properties fo:background-color="#80FFFF"/>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P1075" style:parent-style-name="Normalny" style:family="paragraph">
      <style:paragraph-properties fo:text-align="justify" fo:line-height="150%"/>
    </style:style>
    <style:style style:name="T1076" style:parent-style-name="Domyślnaczcionkaakapitu" style:family="text">
      <style:text-properties style:text-underline-type="single" style:text-underline-style="solid" style:text-underline-width="auto" style:text-underline-mode="continuous"/>
    </style:style>
    <style:style style:name="P1077" style:parent-style-name="Normalny" style:family="paragraph">
      <style:paragraph-properties fo:text-align="justify" fo:line-height="150%" fo:text-indent="0.2479in"/>
    </style:style>
    <style:style style:name="T1078" style:parent-style-name="Domyślnaczcionkaakapitu" style:family="text">
      <style:text-properties fo:background-color="#80FFFF"/>
    </style:style>
    <style:style style:name="P1079" style:parent-style-name="Normalny" style:family="paragraph">
      <style:paragraph-properties fo:text-align="justify" fo:line-height="150%"/>
    </style:style>
    <style:style style:name="T1080" style:parent-style-name="Domyślnaczcionkaakapitu" style:family="text">
      <style:text-properties style:text-underline-type="single" style:text-underline-style="solid" style:text-underline-width="auto" style:text-underline-mode="continuous"/>
    </style:style>
    <style:style style:name="T1081" style:parent-style-name="Domyślnaczcionkaakapitu" style:family="text">
      <style:text-properties fo:background-color="#80FFFF" style:text-underline-type="single" style:text-underline-style="solid" style:text-underline-width="auto" style:text-underline-mode="continuous"/>
    </style:style>
    <style:style style:name="T1082" style:parent-style-name="Domyślnaczcionkaakapitu" style:family="text">
      <style:text-properties style:text-underline-type="single" style:text-underline-style="solid" style:text-underline-width="auto" style:text-underline-mode="continuous"/>
    </style:style>
    <style:style style:name="P1083" style:parent-style-name="Normalny" style:family="paragraph">
      <style:paragraph-properties fo:text-align="justify" fo:line-height="150%" fo:text-indent="0.2479in"/>
    </style:style>
    <style:style style:name="T1084" style:parent-style-name="Domyślnaczcionkaakapitu" style:family="text">
      <style:text-properties fo:background-color="#80FFFF"/>
    </style:style>
    <style:style style:name="P1085" style:parent-style-name="Normalny" style:family="paragraph">
      <style:paragraph-properties fo:text-align="justify" fo:line-height="150%"/>
    </style:style>
    <style:style style:name="T1086" style:parent-style-name="Domyślnaczcionkaakapitu" style:family="text">
      <style:text-properties style:text-underline-type="single" style:text-underline-style="solid" style:text-underline-width="auto" style:text-underline-mode="continuous"/>
    </style:style>
    <style:style style:name="T1087" style:parent-style-name="Domyślnaczcionkaakapitu" style:family="text">
      <style:text-properties fo:background-color="#80FFFF" style:text-underline-type="single" style:text-underline-style="solid" style:text-underline-width="auto" style:text-underline-mode="continuous"/>
    </style:style>
    <style:style style:name="T1088" style:parent-style-name="Domyślnaczcionkaakapitu" style:family="text">
      <style:text-properties style:text-underline-type="single" style:text-underline-style="solid" style:text-underline-width="auto" style:text-underline-mode="continuous"/>
    </style:style>
    <style:style style:name="T1089" style:parent-style-name="Domyślnaczcionkaakapitu" style:family="text">
      <style:text-properties fo:background-color="#80FFFF" style:text-underline-type="single" style:text-underline-style="solid" style:text-underline-width="auto" style:text-underline-mode="continuous"/>
    </style:style>
    <style:style style:name="P1090" style:parent-style-name="Normalny" style:family="paragraph">
      <style:paragraph-properties fo:text-align="justify" fo:line-height="150%" fo:text-indent="0.2479in"/>
    </style:style>
    <style:style style:name="P1091" style:parent-style-name="Normalny" style:family="paragraph">
      <style:paragraph-properties fo:text-align="justify" fo:line-height="150%" fo:text-indent="0.2479in"/>
    </style:style>
    <style:style style:name="P1092" style:parent-style-name="Normalny" style:family="paragraph">
      <style:paragraph-properties fo:text-align="justify" fo:line-height="150%"/>
    </style:style>
    <style:style style:name="T1093" style:parent-style-name="Domyślnaczcionkaakapitu" style:family="text">
      <style:text-properties style:text-underline-type="single" style:text-underline-style="solid" style:text-underline-width="auto" style:text-underline-mode="continuous"/>
    </style:style>
    <style:style style:name="P1094" style:parent-style-name="Normalny" style:family="paragraph">
      <style:paragraph-properties fo:text-align="justify" fo:line-height="150%" fo:text-indent="0.2479in"/>
    </style:style>
    <style:style style:name="P1095" style:parent-style-name="Normalny" style:family="paragraph">
      <style:paragraph-properties fo:text-align="justify" fo:line-height="150%"/>
    </style:style>
    <style:style style:name="T1096" style:parent-style-name="Domyślnaczcionkaakapitu" style:family="text">
      <style:text-properties style:text-underline-type="single" style:text-underline-style="solid" style:text-underline-width="auto" style:text-underline-mode="continuous"/>
    </style:style>
    <style:style style:name="T1097" style:parent-style-name="Domyślnaczcionkaakapitu" style:family="text">
      <style:text-properties fo:background-color="#80FFFF" style:text-underline-type="single" style:text-underline-style="solid" style:text-underline-width="auto" style:text-underline-mode="continuous"/>
    </style:style>
    <style:style style:name="T1098" style:parent-style-name="Domyślnaczcionkaakapitu" style:family="text">
      <style:text-properties style:text-underline-type="single" style:text-underline-style="solid" style:text-underline-width="auto" style:text-underline-mode="continuous"/>
    </style:style>
    <style:style style:name="T1099" style:parent-style-name="Domyślnaczcionkaakapitu" style:family="text">
      <style:text-properties fo:background-color="#80FFFF" style:text-underline-type="single" style:text-underline-style="solid" style:text-underline-width="auto" style:text-underline-mode="continuous"/>
    </style:style>
    <style:style style:name="T1100" style:parent-style-name="Domyślnaczcionkaakapitu" style:family="text">
      <style:text-properties fo:background-color="#80FFFF"/>
    </style:style>
    <style:style style:name="P1101" style:parent-style-name="Normalny" style:family="paragraph">
      <style:paragraph-properties fo:text-align="justify" fo:line-height="150%" fo:text-indent="0.2479in"/>
    </style:style>
    <style:style style:name="P1102" style:parent-style-name="Normalny" style:family="paragraph">
      <style:paragraph-properties fo:text-align="justify" fo:line-height="150%" fo:text-indent="0.2479in"/>
    </style:style>
    <style:style style:name="P1103" style:parent-style-name="Normalny" style:family="paragraph">
      <style:paragraph-properties fo:text-align="justify" fo:line-height="150%" fo:text-indent="0.2479in"/>
    </style:style>
    <style:style style:name="T1104" style:parent-style-name="Domyślnaczcionkaakapitu" style:family="text">
      <style:text-properties fo:background-color="#80FFFF"/>
    </style:style>
    <style:style style:name="P1105" style:parent-style-name="Normalny" style:family="paragraph">
      <style:paragraph-properties fo:text-align="justify" fo:line-height="150%"/>
    </style:style>
    <style:style style:name="T1106" style:parent-style-name="Domyślnaczcionkaakapitu" style:family="text">
      <style:text-properties style:text-underline-type="single" style:text-underline-style="solid" style:text-underline-width="auto" style:text-underline-mode="continuous"/>
    </style:style>
    <style:style style:name="P1107" style:parent-style-name="Normalny" style:family="paragraph">
      <style:paragraph-properties fo:text-align="justify" fo:line-height="150%" fo:text-indent="0.2479in"/>
    </style:style>
    <style:style style:name="P1108" style:parent-style-name="Normalny" style:family="paragraph">
      <style:paragraph-properties fo:text-align="justify" fo:line-height="150%"/>
    </style:style>
    <style:style style:name="T1109" style:parent-style-name="Domyślnaczcionkaakapitu" style:family="text">
      <style:text-properties style:text-underline-type="single" style:text-underline-style="solid" style:text-underline-width="auto" style:text-underline-mode="continuous"/>
    </style:style>
    <style:style style:name="P1110" style:parent-style-name="Normalny" style:family="paragraph">
      <style:paragraph-properties fo:text-align="justify" fo:line-height="150%" fo:text-indent="0.2479in"/>
    </style:style>
    <style:style style:name="P1111" style:parent-style-name="Normalny" style:family="paragraph">
      <style:paragraph-properties fo:text-align="justify" fo:line-height="150%" fo:text-indent="0.2479in"/>
    </style:style>
    <style:style style:name="P1112" style:parent-style-name="Normalny" style:family="paragraph">
      <style:paragraph-properties fo:text-align="justify" fo:line-height="150%" fo:text-indent="0.2479in"/>
    </style:style>
    <style:style style:name="T1113" style:parent-style-name="Domyślnaczcionkaakapitu" style:family="text">
      <style:text-properties fo:background-color="#80FFFF"/>
    </style:style>
    <style:style style:name="P1114" style:parent-style-name="Normalny" style:family="paragraph">
      <style:paragraph-properties fo:text-align="justify" fo:line-height="150%"/>
    </style:style>
    <style:style style:name="T1115" style:parent-style-name="Domyślnaczcionkaakapitu" style:family="text">
      <style:text-properties style:text-underline-type="single" style:text-underline-style="solid" style:text-underline-width="auto" style:text-underline-mode="continuous"/>
    </style:style>
    <style:style style:name="P1116" style:parent-style-name="Normalny" style:family="paragraph">
      <style:paragraph-properties fo:text-align="justify" fo:line-height="150%" fo:text-indent="0.2479in"/>
    </style:style>
    <style:style style:name="T1117" style:parent-style-name="Domyślnaczcionkaakapitu" style:family="text">
      <style:text-properties fo:background-color="#80FFFF"/>
    </style:style>
    <style:style style:name="P1118" style:parent-style-name="Normalny" style:family="paragraph">
      <style:paragraph-properties fo:text-align="justify" fo:line-height="150%" fo:text-indent="0.2479in"/>
    </style:style>
    <style:style style:name="T1119" style:parent-style-name="Domyślnaczcionkaakapitu" style:family="text">
      <style:text-properties fo:background-color="#80FFFF"/>
    </style:style>
    <style:style style:name="P1120" style:parent-style-name="Normalny" style:family="paragraph">
      <style:paragraph-properties fo:text-align="justify" fo:line-height="150%" fo:text-indent="0.2479in"/>
    </style:style>
    <style:style style:name="P1121" style:parent-style-name="Normalny" style:family="paragraph">
      <style:paragraph-properties fo:text-align="justify" fo:line-height="150%" fo:text-indent="0.2479in"/>
    </style:style>
    <style:style style:name="T1122" style:parent-style-name="Domyślnaczcionkaakapitu" style:family="text">
      <style:text-properties fo:background-color="#80FFFF"/>
    </style:style>
    <style:style style:name="T1123" style:parent-style-name="Domyślnaczcionkaakapitu" style:family="text">
      <style:text-properties fo:background-color="#80FFFF"/>
    </style:style>
    <style:style style:name="T1124" style:parent-style-name="Domyślnaczcionkaakapitu" style:family="text">
      <style:text-properties fo:background-color="#80FFFF"/>
    </style:style>
    <style:style style:name="P1125" style:parent-style-name="Normalny" style:family="paragraph">
      <style:paragraph-properties fo:text-align="justify" fo:line-height="150%" fo:text-indent="0.2479in"/>
    </style:style>
    <style:style style:name="P1126" style:parent-style-name="Normalny" style:family="paragraph">
      <style:paragraph-properties fo:text-align="justify" fo:line-height="150%" fo:text-indent="0.2479in"/>
    </style:style>
    <style:style style:name="P1127" style:parent-style-name="Normalny" style:family="paragraph">
      <style:paragraph-properties fo:text-align="justify" fo:line-height="150%"/>
    </style:style>
    <style:style style:name="T1128" style:parent-style-name="Domyślnaczcionkaakapitu" style:family="text">
      <style:text-properties style:text-underline-type="single" style:text-underline-style="solid" style:text-underline-width="auto" style:text-underline-mode="continuous"/>
    </style:style>
    <style:style style:name="T1129" style:parent-style-name="Domyślnaczcionkaakapitu" style:family="text">
      <style:text-properties fo:background-color="#80FFFF"/>
    </style:style>
    <style:style style:name="P1130" style:parent-style-name="Normalny" style:family="paragraph">
      <style:paragraph-properties fo:text-align="justify" fo:line-height="150%" fo:text-indent="0.2479in"/>
    </style:style>
    <style:style style:name="T1131" style:parent-style-name="Domyślnaczcionkaakapitu" style:family="text">
      <style:text-properties fo:background-color="#80FFFF"/>
    </style:style>
    <style:style style:name="T1132" style:parent-style-name="Domyślnaczcionkaakapitu" style:family="text">
      <style:text-properties fo:background-color="#80FFFF"/>
    </style:style>
    <style:style style:name="P1133" style:parent-style-name="Normalny" style:family="paragraph">
      <style:paragraph-properties fo:text-align="justify" fo:line-height="150%" fo:text-indent="0.2479in"/>
    </style:style>
    <style:style style:name="P1134" style:parent-style-name="Normalny" style:family="paragraph">
      <style:paragraph-properties fo:text-align="justify" fo:line-height="150%"/>
    </style:style>
    <style:style style:name="T1135" style:parent-style-name="Domyślnaczcionkaakapitu" style:family="text">
      <style:text-properties style:text-underline-type="single" style:text-underline-style="solid" style:text-underline-width="auto" style:text-underline-mode="continuous"/>
    </style:style>
    <style:style style:name="P1136" style:parent-style-name="Normalny" style:family="paragraph">
      <style:paragraph-properties fo:text-align="justify" fo:line-height="150%" fo:text-indent="0.2479in"/>
    </style:style>
    <style:style style:name="T1137" style:parent-style-name="Domyślnaczcionkaakapitu" style:family="text">
      <style:text-properties fo:background-color="#80FFFF"/>
    </style:style>
    <style:style style:name="T1138" style:parent-style-name="Domyślnaczcionkaakapitu" style:family="text">
      <style:text-properties fo:background-color="#80FFFF"/>
    </style:style>
    <style:style style:name="T1139" style:parent-style-name="Domyślnaczcionkaakapitu" style:family="text">
      <style:text-properties fo:background-color="#80FFFF"/>
    </style:style>
    <style:style style:name="T1140" style:parent-style-name="Domyślnaczcionkaakapitu" style:family="text">
      <style:text-properties fo:background-color="#80FFFF"/>
    </style:style>
    <style:style style:name="T1141" style:parent-style-name="Domyślnaczcionkaakapitu" style:family="text">
      <style:text-properties fo:background-color="#80FFFF"/>
    </style:style>
    <style:style style:name="T1142" style:parent-style-name="Domyślnaczcionkaakapitu" style:family="text">
      <style:text-properties fo:background-color="#80FFFF"/>
    </style:style>
    <style:style style:name="T1143" style:parent-style-name="Domyślnaczcionkaakapitu" style:family="text">
      <style:text-properties fo:background-color="#80FFFF"/>
    </style:style>
    <style:style style:name="T1144" style:parent-style-name="Domyślnaczcionkaakapitu" style:family="text">
      <style:text-properties fo:background-color="#80FFFF"/>
    </style:style>
    <style:style style:name="P1145" style:parent-style-name="Normalny" style:family="paragraph">
      <style:paragraph-properties fo:text-align="justify" fo:line-height="150%" fo:text-indent="0.2479in"/>
    </style:style>
    <style:style style:name="P1146" style:parent-style-name="Normalny" style:family="paragraph">
      <style:paragraph-properties fo:text-align="justify" fo:line-height="150%"/>
    </style:style>
    <style:style style:name="T1147" style:parent-style-name="Domyślnaczcionkaakapitu" style:family="text">
      <style:text-properties style:text-underline-type="single" style:text-underline-style="solid" style:text-underline-width="auto" style:text-underline-mode="continuous"/>
    </style:style>
    <style:style style:name="T1148" style:parent-style-name="Domyślnaczcionkaakapitu" style:family="text">
      <style:text-properties fo:background-color="#80FFFF" style:text-underline-type="single" style:text-underline-style="solid" style:text-underline-width="auto" style:text-underline-mode="continuous"/>
    </style:style>
    <style:style style:name="T1149" style:parent-style-name="Domyślnaczcionkaakapitu" style:family="text">
      <style:text-properties style:text-underline-type="single" style:text-underline-style="solid" style:text-underline-width="auto" style:text-underline-mode="continuous"/>
    </style:style>
    <style:style style:name="T1150" style:parent-style-name="Domyślnaczcionkaakapitu" style:family="text">
      <style:text-properties fo:background-color="#80FFFF" style:text-underline-type="single" style:text-underline-style="solid" style:text-underline-width="auto" style:text-underline-mode="continuous"/>
    </style:style>
    <style:style style:name="T1151" style:parent-style-name="Domyślnaczcionkaakapitu" style:family="text">
      <style:text-properties fo:background-color="#80FFFF"/>
    </style:style>
    <style:style style:name="P1152" style:parent-style-name="Normalny" style:family="paragraph">
      <style:paragraph-properties fo:text-align="justify" fo:line-height="150%" fo:text-indent="0.2479in"/>
    </style:style>
    <style:style style:name="P1153" style:parent-style-name="Normalny" style:family="paragraph">
      <style:paragraph-properties fo:text-align="justify" fo:line-height="150%"/>
    </style:style>
    <style:style style:name="T1154" style:parent-style-name="Domyślnaczcionkaakapitu" style:family="text">
      <style:text-properties style:text-underline-type="single" style:text-underline-style="solid" style:text-underline-width="auto" style:text-underline-mode="continuous"/>
    </style:style>
    <style:style style:name="T1155" style:parent-style-name="Domyślnaczcionkaakapitu" style:family="text">
      <style:text-properties fo:background-color="#80FFFF"/>
    </style:style>
    <style:style style:name="P1156" style:parent-style-name="Normalny" style:family="paragraph">
      <style:paragraph-properties fo:text-align="justify" fo:line-height="150%" fo:text-indent="0.2479in"/>
    </style:style>
    <style:style style:name="T1157" style:parent-style-name="Domyślnaczcionkaakapitu" style:family="text">
      <style:text-properties fo:background-color="#80FFFF"/>
    </style:style>
    <style:style style:name="P1158" style:parent-style-name="Normalny" style:family="paragraph">
      <style:paragraph-properties fo:text-align="justify" fo:line-height="150%" fo:text-indent="0.2479in"/>
    </style:style>
    <style:style style:name="P1159" style:parent-style-name="Normalny" style:family="paragraph">
      <style:paragraph-properties fo:text-align="justify" fo:line-height="150%"/>
    </style:style>
    <style:style style:name="T1160" style:parent-style-name="Domyślnaczcionkaakapitu" style:family="text">
      <style:text-properties style:text-underline-type="single" style:text-underline-style="solid" style:text-underline-width="auto" style:text-underline-mode="continuous"/>
    </style:style>
    <style:style style:name="P1161" style:parent-style-name="Normalny" style:family="paragraph">
      <style:paragraph-properties fo:text-align="justify" fo:line-height="150%" fo:text-indent="0.2479in"/>
    </style:style>
    <style:style style:name="T1162" style:parent-style-name="Domyślnaczcionkaakapitu" style:family="text">
      <style:text-properties fo:background-color="#80FFFF"/>
    </style:style>
    <style:style style:name="T1163" style:parent-style-name="Domyślnaczcionkaakapitu" style:family="text">
      <style:text-properties fo:background-color="#80FFFF"/>
    </style:style>
    <style:style style:name="P1164" style:parent-style-name="Normalny" style:family="paragraph">
      <style:paragraph-properties fo:text-align="justify" fo:line-height="150%" fo:text-indent="0.2479in"/>
    </style:style>
    <style:style style:name="P1165" style:parent-style-name="Normalny" style:family="paragraph">
      <style:paragraph-properties fo:text-align="justify" fo:line-height="150%"/>
    </style:style>
    <style:style style:name="T1166" style:parent-style-name="Domyślnaczcionkaakapitu" style:family="text">
      <style:text-properties style:text-underline-type="single" style:text-underline-style="solid" style:text-underline-width="auto" style:text-underline-mode="continuous"/>
    </style:style>
    <style:style style:name="P1167" style:parent-style-name="Normalny" style:family="paragraph">
      <style:paragraph-properties fo:text-align="justify" fo:line-height="150%" fo:text-indent="0.2479in"/>
    </style:style>
    <style:style style:name="T1168" style:parent-style-name="Domyślnaczcionkaakapitu" style:family="text">
      <style:text-properties fo:background-color="#80FFFF"/>
    </style:style>
    <style:style style:name="T1169" style:parent-style-name="Domyślnaczcionkaakapitu" style:family="text">
      <style:text-properties fo:background-color="#80FFFF"/>
    </style:style>
    <style:style style:name="T1170" style:parent-style-name="Domyślnaczcionkaakapitu" style:family="text">
      <style:text-properties fo:background-color="#80FFFF"/>
    </style:style>
    <style:style style:name="T1171" style:parent-style-name="Domyślnaczcionkaakapitu" style:family="text">
      <style:text-properties fo:background-color="#80FFFF"/>
    </style:style>
    <style:style style:name="T1172" style:parent-style-name="Domyślnaczcionkaakapitu" style:family="text">
      <style:text-properties fo:background-color="#80FFFF"/>
    </style:style>
    <style:style style:name="T1173" style:parent-style-name="Domyślnaczcionkaakapitu" style:family="text">
      <style:text-properties fo:background-color="#80FFFF"/>
    </style:style>
    <style:style style:name="P1174" style:parent-style-name="Normalny" style:family="paragraph">
      <style:paragraph-properties fo:text-align="justify" fo:line-height="150%" fo:text-indent="0.2479in"/>
    </style:style>
    <style:style style:name="T1175" style:parent-style-name="Domyślnaczcionkaakapitu" style:family="text">
      <style:text-properties fo:background-color="#80FFFF"/>
    </style:style>
    <style:style style:name="T1176" style:parent-style-name="Domyślnaczcionkaakapitu" style:family="text">
      <style:text-properties fo:background-color="#80FFFF"/>
    </style:style>
    <style:style style:name="P1177" style:parent-style-name="Normalny" style:family="paragraph">
      <style:paragraph-properties fo:text-align="justify" fo:line-height="150%"/>
    </style:style>
    <style:style style:name="T1178" style:parent-style-name="Domyślnaczcionkaakapitu" style:family="text">
      <style:text-properties style:text-underline-type="single" style:text-underline-style="solid" style:text-underline-width="auto" style:text-underline-mode="continuous"/>
    </style:style>
    <style:style style:name="P1179" style:parent-style-name="Normalny" style:family="paragraph">
      <style:paragraph-properties fo:text-align="justify" fo:line-height="150%" fo:text-indent="0.2479in"/>
    </style:style>
    <style:style style:name="P1180" style:parent-style-name="Normalny" style:family="paragraph">
      <style:paragraph-properties fo:text-align="justify" fo:line-height="150%"/>
    </style:style>
    <style:style style:name="T1181" style:parent-style-name="Domyślnaczcionkaakapitu" style:family="text">
      <style:text-properties style:text-underline-type="single" style:text-underline-style="solid" style:text-underline-width="auto" style:text-underline-mode="continuous"/>
    </style:style>
    <style:style style:name="P1182" style:parent-style-name="Normalny" style:family="paragraph">
      <style:paragraph-properties fo:text-align="justify" fo:line-height="150%" fo:text-indent="0.2479in"/>
    </style:style>
    <style:style style:name="P1183" style:parent-style-name="Normalny" style:family="paragraph">
      <style:paragraph-properties fo:text-align="justify" fo:line-height="150%" fo:text-indent="0.2479in"/>
    </style:style>
    <style:style style:name="T1184" style:parent-style-name="Domyślnaczcionkaakapitu" style:family="text">
      <style:text-properties fo:background-color="#80FFFF"/>
    </style:style>
    <style:style style:name="T1185" style:parent-style-name="Domyślnaczcionkaakapitu" style:family="text">
      <style:text-properties fo:background-color="#80FFFF"/>
    </style:style>
    <style:style style:name="T1186" style:parent-style-name="Domyślnaczcionkaakapitu" style:family="text">
      <style:text-properties fo:background-color="#80FFFF"/>
    </style:style>
    <style:style style:name="P1187" style:parent-style-name="Normalny" style:family="paragraph">
      <style:paragraph-properties fo:text-align="justify" fo:line-height="150%" fo:text-indent="0.2479in"/>
    </style:style>
    <style:style style:name="P1188" style:parent-style-name="Normalny" style:family="paragraph">
      <style:paragraph-properties fo:text-align="justify" fo:line-height="150%" fo:text-indent="0.2479in"/>
    </style:style>
    <style:style style:name="T1189" style:parent-style-name="Domyślnaczcionkaakapitu" style:family="text">
      <style:text-properties fo:background-color="#80FFFF"/>
    </style:style>
    <style:style style:name="T1190" style:parent-style-name="Domyślnaczcionkaakapitu" style:family="text">
      <style:text-properties fo:background-color="#80FFFF"/>
    </style:style>
    <style:style style:name="P1191" style:parent-style-name="Normalny" style:family="paragraph">
      <style:paragraph-properties fo:text-align="justify" fo:line-height="150%"/>
    </style:style>
    <style:style style:name="T1192" style:parent-style-name="Domyślnaczcionkaakapitu" style:family="text">
      <style:text-properties style:text-underline-type="single" style:text-underline-style="solid" style:text-underline-width="auto" style:text-underline-mode="continuous"/>
    </style:style>
    <style:style style:name="P1193" style:parent-style-name="Normalny" style:family="paragraph">
      <style:paragraph-properties fo:text-align="justify" fo:line-height="150%" fo:text-indent="0.2479in"/>
    </style:style>
    <style:style style:name="T1194" style:parent-style-name="Domyślnaczcionkaakapitu" style:family="text">
      <style:text-properties fo:background-color="#80FFFF"/>
    </style:style>
    <style:style style:name="P1195" style:parent-style-name="Normalny" style:family="paragraph">
      <style:paragraph-properties fo:text-align="justify" fo:line-height="150%"/>
    </style:style>
    <style:style style:name="T1196" style:parent-style-name="Domyślnaczcionkaakapitu" style:family="text">
      <style:text-properties style:text-underline-type="single" style:text-underline-style="solid" style:text-underline-width="auto" style:text-underline-mode="continuous"/>
    </style:style>
    <style:style style:name="P1197" style:parent-style-name="Normalny" style:family="paragraph">
      <style:paragraph-properties fo:text-align="justify" fo:line-height="150%" fo:text-indent="0.2479in"/>
    </style:style>
    <style:style style:name="P1198" style:parent-style-name="Normalny" style:family="paragraph">
      <style:paragraph-properties fo:text-align="justify" fo:line-height="150%" fo:text-indent="0.2479in"/>
    </style:style>
    <style:style style:name="P1199" style:parent-style-name="Normalny" style:family="paragraph">
      <style:paragraph-properties fo:text-align="justify" fo:line-height="150%" fo:text-indent="0.2479in"/>
    </style:style>
    <style:style style:name="T1200" style:parent-style-name="Domyślnaczcionkaakapitu" style:family="text">
      <style:text-properties fo:background-color="#80FFFF"/>
    </style:style>
    <style:style style:name="P1201" style:parent-style-name="Normalny" style:family="paragraph">
      <style:paragraph-properties fo:text-align="justify" fo:line-height="150%" fo:text-indent="0.2479in"/>
    </style:style>
    <style:style style:name="T1202" style:parent-style-name="Domyślnaczcionkaakapitu" style:family="text">
      <style:text-properties fo:background-color="#80FFFF"/>
    </style:style>
    <style:style style:name="T1203" style:parent-style-name="Domyślnaczcionkaakapitu" style:family="text">
      <style:text-properties fo:background-color="#80FFFF"/>
    </style:style>
    <style:style style:name="T1204" style:parent-style-name="Domyślnaczcionkaakapitu" style:family="text">
      <style:text-properties fo:background-color="#80FFFF"/>
    </style:style>
    <style:style style:name="T1205" style:parent-style-name="Domyślnaczcionkaakapitu" style:family="text">
      <style:text-properties fo:background-color="#80FFFF"/>
    </style:style>
    <style:style style:name="T1206" style:parent-style-name="Domyślnaczcionkaakapitu" style:family="text">
      <style:text-properties fo:background-color="#80FFFF"/>
    </style:style>
    <style:style style:name="T1207" style:parent-style-name="Domyślnaczcionkaakapitu" style:family="text">
      <style:text-properties fo:background-color="#80FFFF"/>
    </style:style>
    <style:style style:name="T1208" style:parent-style-name="Domyślnaczcionkaakapitu" style:family="text">
      <style:text-properties fo:background-color="#80FFFF"/>
    </style:style>
    <style:style style:name="T1209" style:parent-style-name="Domyślnaczcionkaakapitu" style:family="text">
      <style:text-properties fo:background-color="#80FFFF"/>
    </style:style>
    <style:style style:name="P1210" style:parent-style-name="Normalny" style:family="paragraph">
      <style:paragraph-properties fo:text-align="justify" fo:line-height="150%" fo:text-indent="0.2479in"/>
    </style:style>
    <style:style style:name="P1211" style:parent-style-name="Normalny" style:family="paragraph">
      <style:paragraph-properties fo:text-align="justify" fo:line-height="150%" fo:text-indent="0.2479in"/>
    </style:style>
    <style:style style:name="P1212" style:parent-style-name="Normalny" style:family="paragraph">
      <style:paragraph-properties fo:text-align="justify" fo:line-height="150%"/>
    </style:style>
    <style:style style:name="T1213" style:parent-style-name="Domyślnaczcionkaakapitu" style:family="text">
      <style:text-properties style:text-underline-type="single" style:text-underline-style="solid" style:text-underline-width="auto" style:text-underline-mode="continuous"/>
    </style:style>
    <style:style style:name="T1214" style:parent-style-name="Domyślnaczcionkaakapitu" style:family="text">
      <style:text-properties fo:background-color="#80FFFF" style:text-underline-type="single" style:text-underline-style="solid" style:text-underline-width="auto" style:text-underline-mode="continuous"/>
    </style:style>
    <style:style style:name="T1215" style:parent-style-name="Domyślnaczcionkaakapitu" style:family="text">
      <style:text-properties style:text-underline-type="single" style:text-underline-style="solid" style:text-underline-width="auto" style:text-underline-mode="continuous"/>
    </style:style>
    <style:style style:name="T1216" style:parent-style-name="Domyślnaczcionkaakapitu" style:family="text">
      <style:text-properties fo:background-color="#80FFFF" style:text-underline-type="single" style:text-underline-style="solid" style:text-underline-width="auto" style:text-underline-mode="continuous"/>
    </style:style>
    <style:style style:name="T1217" style:parent-style-name="Domyślnaczcionkaakapitu" style:family="text">
      <style:text-properties style:text-underline-type="single" style:text-underline-style="solid" style:text-underline-width="auto" style:text-underline-mode="continuous"/>
    </style:style>
    <style:style style:name="T1218" style:parent-style-name="Domyślnaczcionkaakapitu" style:family="text">
      <style:text-properties fo:background-color="#80FFFF" style:text-underline-type="single" style:text-underline-style="solid" style:text-underline-width="auto" style:text-underline-mode="continuous"/>
    </style:style>
    <style:style style:name="P1219" style:parent-style-name="Normalny" style:family="paragraph">
      <style:paragraph-properties fo:text-align="justify" fo:line-height="150%" fo:text-indent="0.2479in"/>
    </style:style>
    <style:style style:name="P1220" style:parent-style-name="Normalny" style:family="paragraph">
      <style:paragraph-properties fo:text-align="justify" fo:line-height="150%"/>
    </style:style>
    <style:style style:name="T1221" style:parent-style-name="Domyślnaczcionkaakapitu" style:family="text">
      <style:text-properties fo:background-color="#80FFFF" style:text-underline-type="single" style:text-underline-style="solid" style:text-underline-width="auto" style:text-underline-mode="continuous"/>
    </style:style>
    <style:style style:name="T1222" style:parent-style-name="Domyślnaczcionkaakapitu" style:family="text">
      <style:text-properties style:text-underline-type="single" style:text-underline-style="solid" style:text-underline-width="auto" style:text-underline-mode="continuous"/>
    </style:style>
    <style:style style:name="T1223" style:parent-style-name="Domyślnaczcionkaakapitu" style:family="text">
      <style:text-properties fo:background-color="#80FFFF" style:text-underline-type="single" style:text-underline-style="solid" style:text-underline-width="auto" style:text-underline-mode="continuous"/>
    </style:style>
    <style:style style:name="T1224" style:parent-style-name="Domyślnaczcionkaakapitu" style:family="text">
      <style:text-properties style:text-underline-type="single" style:text-underline-style="solid" style:text-underline-width="auto" style:text-underline-mode="continuous"/>
    </style:style>
    <style:style style:name="P1225" style:parent-style-name="Normalny" style:family="paragraph">
      <style:paragraph-properties fo:text-align="justify" fo:line-height="150%" fo:text-indent="0.2479in"/>
    </style:style>
    <style:style style:name="P1226" style:parent-style-name="Normalny" style:family="paragraph">
      <style:paragraph-properties fo:text-align="justify" fo:line-height="150%" fo:text-indent="0.2479in"/>
    </style:style>
    <style:style style:name="T1227" style:parent-style-name="Domyślnaczcionkaakapitu" style:family="text">
      <style:text-properties fo:background-color="#80FFFF"/>
    </style:style>
    <style:style style:name="T1228" style:parent-style-name="Domyślnaczcionkaakapitu" style:family="text">
      <style:text-properties fo:background-color="#80FFFF"/>
    </style:style>
    <style:style style:name="T1229" style:parent-style-name="Domyślnaczcionkaakapitu" style:family="text">
      <style:text-properties fo:background-color="#80FFFF"/>
    </style:style>
    <style:style style:name="T1230" style:parent-style-name="Domyślnaczcionkaakapitu" style:family="text">
      <style:text-properties fo:background-color="#80FFFF"/>
    </style:style>
    <style:style style:name="P1231" style:parent-style-name="Normalny" style:family="paragraph">
      <style:paragraph-properties fo:text-align="justify" fo:line-height="150%" fo:text-indent="0.2479in"/>
    </style:style>
    <style:style style:name="P1232" style:parent-style-name="Normalny" style:family="paragraph">
      <style:paragraph-properties fo:text-align="justify" fo:line-height="150%"/>
    </style:style>
    <style:style style:name="T1233" style:parent-style-name="Domyślnaczcionkaakapitu" style:family="text">
      <style:text-properties style:text-underline-type="single" style:text-underline-style="solid" style:text-underline-width="auto" style:text-underline-mode="continuous"/>
    </style:style>
    <style:style style:name="T1234" style:parent-style-name="Domyślnaczcionkaakapitu" style:family="text">
      <style:text-properties fo:background-color="#80FFFF" style:text-underline-type="single" style:text-underline-style="solid" style:text-underline-width="auto" style:text-underline-mode="continuous"/>
    </style:style>
    <style:style style:name="T1235" style:parent-style-name="Domyślnaczcionkaakapitu" style:family="text">
      <style:text-properties style:text-underline-type="single" style:text-underline-style="solid" style:text-underline-width="auto" style:text-underline-mode="continuous"/>
    </style:style>
    <style:style style:name="T1236" style:parent-style-name="Domyślnaczcionkaakapitu" style:family="text">
      <style:text-properties fo:background-color="#80FFFF" style:text-underline-type="single" style:text-underline-style="solid" style:text-underline-width="auto" style:text-underline-mode="continuous"/>
    </style:style>
    <style:style style:name="P1237" style:parent-style-name="Normalny" style:family="paragraph">
      <style:paragraph-properties fo:text-align="justify" fo:line-height="150%" fo:text-indent="0.2479in"/>
    </style:style>
    <style:style style:name="P1238" style:parent-style-name="Normalny" style:family="paragraph">
      <style:paragraph-properties fo:text-align="justify" fo:line-height="150%" fo:text-indent="0.2479in"/>
    </style:style>
    <style:style style:name="T1239" style:parent-style-name="Domyślnaczcionkaakapitu" style:family="text">
      <style:text-properties fo:background-color="#80FFFF"/>
    </style:style>
    <style:style style:name="P1240" style:parent-style-name="Normalny" style:family="paragraph">
      <style:paragraph-properties fo:text-align="justify" fo:line-height="150%"/>
    </style:style>
    <style:style style:name="T1241" style:parent-style-name="Domyślnaczcionkaakapitu" style:family="text">
      <style:text-properties fo:background-color="#80FFFF" style:text-underline-type="single" style:text-underline-style="solid" style:text-underline-width="auto" style:text-underline-mode="continuous"/>
    </style:style>
    <style:style style:name="T1242" style:parent-style-name="Domyślnaczcionkaakapitu" style:family="text">
      <style:text-properties style:text-underline-type="single" style:text-underline-style="solid" style:text-underline-width="auto" style:text-underline-mode="continuous"/>
    </style:style>
    <style:style style:name="T1243" style:parent-style-name="Domyślnaczcionkaakapitu" style:family="text">
      <style:text-properties fo:background-color="#80FFFF" style:text-underline-type="single" style:text-underline-style="solid" style:text-underline-width="auto" style:text-underline-mode="continuous"/>
    </style:style>
    <style:style style:name="T1244" style:parent-style-name="Domyślnaczcionkaakapitu" style:family="text">
      <style:text-properties style:text-underline-type="single" style:text-underline-style="solid" style:text-underline-width="auto" style:text-underline-mode="continuous"/>
    </style:style>
    <style:style style:name="P1245" style:parent-style-name="Normalny" style:family="paragraph">
      <style:paragraph-properties fo:text-align="justify" fo:line-height="150%" fo:text-indent="0.2479in"/>
    </style:style>
    <style:style style:name="T1246" style:parent-style-name="Domyślnaczcionkaakapitu" style:family="text">
      <style:text-properties fo:background-color="#80FFFF"/>
    </style:style>
    <style:style style:name="T1247" style:parent-style-name="Domyślnaczcionkaakapitu" style:family="text">
      <style:text-properties fo:background-color="#80FFFF"/>
    </style:style>
    <style:style style:name="T1248" style:parent-style-name="Domyślnaczcionkaakapitu" style:family="text">
      <style:text-properties fo:background-color="#80FFFF"/>
    </style:style>
    <style:style style:name="T1249" style:parent-style-name="Domyślnaczcionkaakapitu" style:family="text">
      <style:text-properties fo:background-color="#80FFFF"/>
    </style:style>
    <style:style style:name="P1250" style:parent-style-name="Normalny" style:family="paragraph">
      <style:paragraph-properties fo:text-align="justify" fo:line-height="150%" fo:text-indent="0.2479in"/>
    </style:style>
    <style:style style:name="P1251" style:parent-style-name="Normalny" style:family="paragraph">
      <style:paragraph-properties fo:text-align="justify" fo:line-height="150%"/>
    </style:style>
    <style:style style:name="T1252" style:parent-style-name="Domyślnaczcionkaakapitu" style:family="text">
      <style:text-properties style:text-underline-type="single" style:text-underline-style="solid" style:text-underline-width="auto" style:text-underline-mode="continuous"/>
    </style:style>
    <style:style style:name="T1253" style:parent-style-name="Domyślnaczcionkaakapitu" style:family="text">
      <style:text-properties fo:background-color="#80FFFF" style:text-underline-type="single" style:text-underline-style="solid" style:text-underline-width="auto" style:text-underline-mode="continuous"/>
    </style:style>
    <style:style style:name="T1254" style:parent-style-name="Domyślnaczcionkaakapitu" style:family="text">
      <style:text-properties style:text-underline-type="single" style:text-underline-style="solid" style:text-underline-width="auto" style:text-underline-mode="continuous"/>
    </style:style>
    <style:style style:name="T1255" style:parent-style-name="Domyślnaczcionkaakapitu" style:family="text">
      <style:text-properties fo:background-color="#80FFFF" style:text-underline-type="single" style:text-underline-style="solid" style:text-underline-width="auto" style:text-underline-mode="continuous"/>
    </style:style>
    <style:style style:name="P1256" style:parent-style-name="Normalny" style:family="paragraph">
      <style:paragraph-properties fo:text-align="justify" fo:line-height="150%" fo:text-indent="0.2479in"/>
    </style:style>
    <style:style style:name="P1257" style:parent-style-name="Normalny" style:family="paragraph">
      <style:paragraph-properties fo:text-align="justify" fo:line-height="150%"/>
    </style:style>
    <style:style style:name="T1258" style:parent-style-name="Domyślnaczcionkaakapitu" style:family="text">
      <style:text-properties style:text-underline-type="single" style:text-underline-style="solid" style:text-underline-width="auto" style:text-underline-mode="continuous"/>
    </style:style>
    <style:style style:name="P1259" style:parent-style-name="Normalny" style:family="paragraph">
      <style:paragraph-properties fo:text-align="justify" fo:line-height="150%" fo:text-indent="0.2479in"/>
    </style:style>
    <style:style style:name="P1260" style:parent-style-name="Normalny" style:family="paragraph">
      <style:paragraph-properties fo:text-align="justify" fo:line-height="150%" fo:text-indent="0.2479in"/>
    </style:style>
    <style:style style:name="T1261" style:parent-style-name="Domyślnaczcionkaakapitu" style:family="text">
      <style:text-properties fo:background-color="#80FFFF"/>
    </style:style>
    <style:style style:name="T1262" style:parent-style-name="Domyślnaczcionkaakapitu" style:family="text">
      <style:text-properties fo:background-color="#80FFFF"/>
    </style:style>
    <style:style style:name="T1263" style:parent-style-name="Domyślnaczcionkaakapitu" style:family="text">
      <style:text-properties fo:background-color="#80FFFF"/>
    </style:style>
    <style:style style:name="T1264" style:parent-style-name="Domyślnaczcionkaakapitu" style:family="text">
      <style:text-properties fo:background-color="#80FFFF"/>
    </style:style>
    <style:style style:name="T1265" style:parent-style-name="Domyślnaczcionkaakapitu" style:family="text">
      <style:text-properties fo:background-color="#80FFFF"/>
    </style:style>
    <style:style style:name="P1266" style:parent-style-name="Normalny" style:family="paragraph">
      <style:paragraph-properties fo:text-align="justify" fo:line-height="150%"/>
    </style:style>
    <style:style style:name="T1267" style:parent-style-name="Domyślnaczcionkaakapitu" style:family="text">
      <style:text-properties style:text-underline-type="single" style:text-underline-style="solid" style:text-underline-width="auto" style:text-underline-mode="continuous"/>
    </style:style>
    <style:style style:name="T1268" style:parent-style-name="Domyślnaczcionkaakapitu" style:family="text">
      <style:text-properties fo:background-color="#80FFFF" style:text-underline-type="single" style:text-underline-style="solid" style:text-underline-width="auto" style:text-underline-mode="continuous"/>
    </style:style>
    <style:style style:name="P1269" style:parent-style-name="Normalny" style:family="paragraph">
      <style:paragraph-properties fo:text-align="justify" fo:line-height="150%" fo:text-indent="0.2479in"/>
    </style:style>
    <style:style style:name="T1270" style:parent-style-name="Domyślnaczcionkaakapitu" style:family="text">
      <style:text-properties fo:background-color="#80FFFF"/>
    </style:style>
    <style:style style:name="P1271" style:parent-style-name="Normalny" style:family="paragraph">
      <style:paragraph-properties fo:text-align="justify" fo:line-height="150%"/>
    </style:style>
    <style:style style:name="T1272" style:parent-style-name="Domyślnaczcionkaakapitu" style:family="text">
      <style:text-properties style:text-underline-type="single" style:text-underline-style="solid" style:text-underline-width="auto" style:text-underline-mode="continuous"/>
    </style:style>
    <style:style style:name="P1273" style:parent-style-name="Normalny" style:family="paragraph">
      <style:paragraph-properties fo:text-align="justify" fo:line-height="150%" fo:text-indent="0.2479in"/>
    </style:style>
    <style:style style:name="P1274" style:parent-style-name="Normalny" style:family="paragraph">
      <style:paragraph-properties fo:text-align="justify" fo:line-height="150%"/>
    </style:style>
    <style:style style:name="T1275" style:parent-style-name="Domyślnaczcionkaakapitu" style:family="text">
      <style:text-properties style:text-underline-type="single" style:text-underline-style="solid" style:text-underline-width="auto" style:text-underline-mode="continuous"/>
    </style:style>
    <style:style style:name="T1276" style:parent-style-name="Domyślnaczcionkaakapitu" style:family="text">
      <style:text-properties fo:background-color="#80FFFF" style:text-underline-type="single" style:text-underline-style="solid" style:text-underline-width="auto" style:text-underline-mode="continuous"/>
    </style:style>
    <style:style style:name="P1277" style:parent-style-name="Normalny" style:family="paragraph">
      <style:paragraph-properties fo:text-align="justify" fo:line-height="150%" fo:text-indent="0.2479in"/>
    </style:style>
    <style:style style:name="T1278" style:parent-style-name="Domyślnaczcionkaakapitu" style:family="text">
      <style:text-properties fo:background-color="#80FFFF"/>
    </style:style>
    <style:style style:name="P1279" style:parent-style-name="Normalny" style:family="paragraph">
      <style:paragraph-properties fo:text-align="justify" fo:line-height="150%"/>
    </style:style>
    <style:style style:name="T1280" style:parent-style-name="Domyślnaczcionkaakapitu" style:family="text">
      <style:text-properties fo:background-color="#80FFFF" style:text-underline-type="single" style:text-underline-style="solid" style:text-underline-width="auto" style:text-underline-mode="continuous"/>
    </style:style>
    <style:style style:name="T1281" style:parent-style-name="Domyślnaczcionkaakapitu" style:family="text">
      <style:text-properties style:text-underline-type="single" style:text-underline-style="solid" style:text-underline-width="auto" style:text-underline-mode="continuous"/>
    </style:style>
    <style:style style:name="P1282" style:parent-style-name="Normalny" style:family="paragraph">
      <style:paragraph-properties fo:text-align="justify" fo:line-height="150%" fo:text-indent="0.2479in"/>
    </style:style>
    <style:style style:name="T1283" style:parent-style-name="Domyślnaczcionkaakapitu" style:family="text">
      <style:text-properties fo:background-color="#80FFFF"/>
    </style:style>
    <style:style style:name="T1284" style:parent-style-name="Domyślnaczcionkaakapitu" style:family="text">
      <style:text-properties fo:background-color="#80FFFF"/>
    </style:style>
    <style:style style:name="T1285" style:parent-style-name="Domyślnaczcionkaakapitu" style:family="text">
      <style:text-properties fo:background-color="#80FFFF"/>
    </style:style>
    <style:style style:name="T1286" style:parent-style-name="Domyślnaczcionkaakapitu" style:family="text">
      <style:text-properties fo:background-color="#80FFFF"/>
    </style:style>
    <style:style style:name="P1287" style:parent-style-name="Normalny" style:family="paragraph">
      <style:paragraph-properties fo:text-align="justify" fo:line-height="150%"/>
    </style:style>
    <style:style style:name="T1288" style:parent-style-name="Domyślnaczcionkaakapitu" style:family="text">
      <style:text-properties style:text-underline-type="single" style:text-underline-style="solid" style:text-underline-width="auto" style:text-underline-mode="continuous"/>
    </style:style>
    <style:style style:name="T1289" style:parent-style-name="Domyślnaczcionkaakapitu" style:family="text">
      <style:text-properties fo:background-color="#80FFFF" style:text-underline-type="single" style:text-underline-style="solid" style:text-underline-width="auto" style:text-underline-mode="continuous"/>
    </style:style>
    <style:style style:name="T1290" style:parent-style-name="Domyślnaczcionkaakapitu" style:family="text">
      <style:text-properties style:text-underline-type="single" style:text-underline-style="solid" style:text-underline-width="auto" style:text-underline-mode="continuous"/>
    </style:style>
    <style:style style:name="T1291" style:parent-style-name="Domyślnaczcionkaakapitu" style:family="text">
      <style:text-properties fo:background-color="#80FFFF" style:text-underline-type="single" style:text-underline-style="solid" style:text-underline-width="auto" style:text-underline-mode="continuous"/>
    </style:style>
    <style:style style:name="P1292" style:parent-style-name="Normalny" style:family="paragraph">
      <style:paragraph-properties fo:text-align="justify" fo:line-height="150%" fo:text-indent="0.2479in"/>
    </style:style>
    <style:style style:name="P1293" style:parent-style-name="Normalny" style:family="paragraph">
      <style:paragraph-properties fo:text-align="justify" fo:line-height="150%"/>
    </style:style>
    <style:style style:name="T1294" style:parent-style-name="Domyślnaczcionkaakapitu" style:family="text">
      <style:text-properties style:text-underline-type="single" style:text-underline-style="solid" style:text-underline-width="auto" style:text-underline-mode="continuous"/>
    </style:style>
    <style:style style:name="P1295" style:parent-style-name="Normalny" style:family="paragraph">
      <style:paragraph-properties fo:text-align="justify" fo:line-height="150%" fo:text-indent="0.2479in"/>
    </style:style>
    <style:style style:name="P1296" style:parent-style-name="Normalny" style:family="paragraph">
      <style:paragraph-properties fo:text-align="justify" fo:line-height="150%" fo:text-indent="0.2479in"/>
    </style:style>
    <style:style style:name="T1297" style:parent-style-name="Domyślnaczcionkaakapitu" style:family="text">
      <style:text-properties fo:background-color="#80FFFF"/>
    </style:style>
    <style:style style:name="T1298" style:parent-style-name="Domyślnaczcionkaakapitu" style:family="text">
      <style:text-properties fo:background-color="#80FFFF"/>
    </style:style>
    <style:style style:name="P1299" style:parent-style-name="Normalny" style:family="paragraph">
      <style:paragraph-properties fo:text-align="justify" fo:line-height="150%" fo:text-indent="0.2479in"/>
    </style:style>
    <style:style style:name="T1300" style:parent-style-name="Domyślnaczcionkaakapitu" style:family="text">
      <style:text-properties fo:background-color="#80FFFF"/>
    </style:style>
    <style:style style:name="T1301" style:parent-style-name="Domyślnaczcionkaakapitu" style:family="text">
      <style:text-properties fo:background-color="#80FFFF"/>
    </style:style>
    <style:style style:name="T1302" style:parent-style-name="Domyślnaczcionkaakapitu" style:family="text">
      <style:text-properties fo:background-color="#80FFFF"/>
    </style:style>
    <style:style style:name="T1303" style:parent-style-name="Domyślnaczcionkaakapitu" style:family="text">
      <style:text-properties fo:background-color="#80FFFF"/>
    </style:style>
    <style:style style:name="P1304" style:parent-style-name="Normalny" style:family="paragraph">
      <style:paragraph-properties fo:text-align="justify" fo:line-height="150%" fo:text-indent="0.2479in"/>
    </style:style>
    <style:style style:name="P1305" style:parent-style-name="Normalny" style:family="paragraph">
      <style:paragraph-properties fo:text-align="justify" fo:line-height="150%"/>
    </style:style>
    <style:style style:name="T1306" style:parent-style-name="Domyślnaczcionkaakapitu" style:family="text">
      <style:text-properties style:text-underline-type="single" style:text-underline-style="solid" style:text-underline-width="auto" style:text-underline-mode="continuous"/>
    </style:style>
    <style:style style:name="T1307" style:parent-style-name="Domyślnaczcionkaakapitu" style:family="text">
      <style:text-properties fo:background-color="#80FFFF" style:text-underline-type="single" style:text-underline-style="solid" style:text-underline-width="auto" style:text-underline-mode="continuous"/>
    </style:style>
    <style:style style:name="T1308" style:parent-style-name="Domyślnaczcionkaakapitu" style:family="text">
      <style:text-properties style:text-underline-type="single" style:text-underline-style="solid" style:text-underline-width="auto" style:text-underline-mode="continuous"/>
    </style:style>
    <style:style style:name="T1309" style:parent-style-name="Domyślnaczcionkaakapitu" style:family="text">
      <style:text-properties fo:background-color="#80FFFF" style:text-underline-type="single" style:text-underline-style="solid" style:text-underline-width="auto" style:text-underline-mode="continuous"/>
    </style:style>
    <style:style style:name="T1310" style:parent-style-name="Domyślnaczcionkaakapitu" style:family="text">
      <style:text-properties fo:background-color="#80FFFF"/>
    </style:style>
    <style:style style:name="P1311" style:parent-style-name="Normalny" style:family="paragraph">
      <style:paragraph-properties fo:text-align="justify" fo:line-height="150%" fo:text-indent="0.2479in"/>
    </style:style>
    <style:style style:name="P1312" style:parent-style-name="Normalny" style:family="paragraph">
      <style:paragraph-properties fo:text-align="justify" fo:line-height="150%" fo:text-indent="0.2479in"/>
    </style:style>
    <style:style style:name="T1313" style:parent-style-name="Domyślnaczcionkaakapitu" style:family="text">
      <style:text-properties fo:background-color="#80FFFF"/>
    </style:style>
    <style:style style:name="T1314" style:parent-style-name="Domyślnaczcionkaakapitu" style:family="text">
      <style:text-properties fo:background-color="#80FFFF"/>
    </style:style>
    <style:style style:name="P1315" style:parent-style-name="Normalny" style:family="paragraph">
      <style:paragraph-properties fo:text-align="justify" fo:line-height="150%" fo:text-indent="0.2479in"/>
    </style:style>
    <style:style style:name="T1316" style:parent-style-name="Domyślnaczcionkaakapitu" style:family="text">
      <style:text-properties fo:background-color="#80FFFF"/>
    </style:style>
    <style:style style:name="T1317" style:parent-style-name="Domyślnaczcionkaakapitu" style:family="text">
      <style:text-properties fo:background-color="#80FFFF"/>
    </style:style>
    <style:style style:name="P1318" style:parent-style-name="Normalny" style:family="paragraph">
      <style:paragraph-properties fo:text-align="justify" fo:line-height="150%" fo:text-indent="0.2479in"/>
    </style:style>
    <style:style style:name="T1319" style:parent-style-name="Domyślnaczcionkaakapitu" style:family="text">
      <style:text-properties fo:background-color="#80FFFF"/>
    </style:style>
    <style:style style:name="T1320" style:parent-style-name="Domyślnaczcionkaakapitu" style:family="text">
      <style:text-properties fo:background-color="#80FFFF"/>
    </style:style>
    <style:style style:name="P1321" style:parent-style-name="Normalny" style:family="paragraph">
      <style:paragraph-properties fo:text-align="justify" fo:line-height="150%" fo:text-indent="0.2479in"/>
    </style:style>
    <style:style style:name="P1322" style:parent-style-name="Normalny" style:family="paragraph">
      <style:paragraph-properties fo:text-align="justify" fo:line-height="150%"/>
    </style:style>
    <style:style style:name="T1323" style:parent-style-name="Domyślnaczcionkaakapitu" style:family="text">
      <style:text-properties style:text-underline-type="single" style:text-underline-style="solid" style:text-underline-width="auto" style:text-underline-mode="continuous"/>
    </style:style>
    <style:style style:name="T1324" style:parent-style-name="Domyślnaczcionkaakapitu" style:family="text">
      <style:text-properties fo:background-color="#80FFFF" style:text-underline-type="single" style:text-underline-style="solid" style:text-underline-width="auto" style:text-underline-mode="continuous"/>
    </style:style>
    <style:style style:name="T1325" style:parent-style-name="Domyślnaczcionkaakapitu" style:family="text">
      <style:text-properties style:text-underline-type="single" style:text-underline-style="solid" style:text-underline-width="auto" style:text-underline-mode="continuous"/>
    </style:style>
    <style:style style:name="P1326" style:parent-style-name="Normalny" style:family="paragraph">
      <style:paragraph-properties fo:text-align="justify" fo:line-height="150%" fo:text-indent="0.2479in"/>
    </style:style>
    <style:style style:name="P1327" style:parent-style-name="Normalny" style:family="paragraph">
      <style:paragraph-properties fo:text-align="justify" fo:line-height="150%" fo:text-indent="0.2479in">
        <style:tab-stops>
          <style:tab-stop style:type="left" style:position="1.5486in"/>
        </style:tab-stops>
      </style:paragraph-properties>
    </style:style>
    <style:style style:name="P1328" style:parent-style-name="Normalny" style:family="paragraph">
      <style:paragraph-properties fo:text-align="justify" fo:line-height="150%" fo:text-indent="0.2479in"/>
    </style:style>
    <style:style style:name="T1329" style:parent-style-name="Domyślnaczcionkaakapitu" style:family="text">
      <style:text-properties fo:background-color="#80FFFF"/>
    </style:style>
    <style:style style:name="T1330" style:parent-style-name="Domyślnaczcionkaakapitu" style:family="text">
      <style:text-properties fo:background-color="#80FFFF"/>
    </style:style>
    <style:style style:name="P1331" style:parent-style-name="Normalny" style:family="paragraph">
      <style:paragraph-properties fo:text-align="justify" fo:line-height="150%" fo:text-indent="0.2479in"/>
    </style:style>
    <style:style style:name="P1332" style:parent-style-name="Normalny" style:family="paragraph">
      <style:paragraph-properties fo:text-align="justify" fo:line-height="150%" fo:text-indent="0.2479in"/>
    </style:style>
    <style:style style:name="T1333" style:parent-style-name="Domyślnaczcionkaakapitu" style:family="text">
      <style:text-properties fo:background-color="#80FFFF"/>
    </style:style>
    <style:style style:name="T1334" style:parent-style-name="Domyślnaczcionkaakapitu" style:family="text">
      <style:text-properties fo:background-color="#80FFFF"/>
    </style:style>
    <style:style style:name="P1335" style:parent-style-name="Normalny" style:family="paragraph">
      <style:paragraph-properties fo:text-align="justify" fo:line-height="150%" fo:text-indent="0.2479in"/>
    </style:style>
    <style:style style:name="T1336" style:parent-style-name="Domyślnaczcionkaakapitu" style:family="text">
      <style:text-properties fo:background-color="#80FFFF"/>
    </style:style>
    <style:style style:name="T1337" style:parent-style-name="Domyślnaczcionkaakapitu" style:family="text">
      <style:text-properties fo:background-color="#80FFFF"/>
    </style:style>
    <style:style style:name="P1338" style:parent-style-name="Normalny" style:family="paragraph">
      <style:paragraph-properties fo:text-align="justify" fo:line-height="150%" fo:text-indent="0.2479in"/>
    </style:style>
    <style:style style:name="T1339" style:parent-style-name="Domyślnaczcionkaakapitu" style:family="text">
      <style:text-properties fo:background-color="#80FFFF"/>
    </style:style>
    <style:style style:name="T1340" style:parent-style-name="Domyślnaczcionkaakapitu" style:family="text">
      <style:text-properties fo:background-color="#80FFFF"/>
    </style:style>
    <style:style style:name="P1341" style:parent-style-name="Normalny" style:family="paragraph">
      <style:paragraph-properties fo:text-align="justify" fo:line-height="150%" fo:text-indent="0.2479in"/>
    </style:style>
    <style:style style:name="T1342" style:parent-style-name="Domyślnaczcionkaakapitu" style:family="text">
      <style:text-properties fo:background-color="#80FFFF"/>
    </style:style>
    <style:style style:name="T1343" style:parent-style-name="Domyślnaczcionkaakapitu" style:family="text">
      <style:text-properties fo:background-color="#80FFFF"/>
    </style:style>
    <style:style style:name="P1344" style:parent-style-name="Normalny" style:family="paragraph">
      <style:paragraph-properties fo:text-align="justify" fo:line-height="150%" fo:text-indent="0.2479in"/>
    </style:style>
    <style:style style:name="P1345" style:parent-style-name="Normalny" style:family="paragraph">
      <style:paragraph-properties fo:text-align="justify" fo:line-height="150%" fo:text-indent="0.2479in"/>
    </style:style>
    <style:style style:name="T1346" style:parent-style-name="Domyślnaczcionkaakapitu" style:family="text">
      <style:text-properties fo:background-color="#80FFFF"/>
    </style:style>
    <style:style style:name="P1347" style:parent-style-name="Normalny" style:family="paragraph">
      <style:paragraph-properties fo:text-align="justify" fo:line-height="150%" fo:text-indent="0.2479in"/>
    </style:style>
    <style:style style:name="T1348" style:parent-style-name="Domyślnaczcionkaakapitu" style:family="text">
      <style:text-properties fo:background-color="#80FFFF"/>
    </style:style>
    <style:style style:name="T1349" style:parent-style-name="Domyślnaczcionkaakapitu" style:family="text">
      <style:text-properties fo:background-color="#80FFFF"/>
    </style:style>
    <style:style style:name="P1350" style:parent-style-name="Normalny" style:family="paragraph">
      <style:paragraph-properties fo:text-align="justify" fo:line-height="150%"/>
    </style:style>
    <style:style style:name="T1351" style:parent-style-name="Domyślnaczcionkaakapitu" style:family="text">
      <style:text-properties style:text-underline-type="single" style:text-underline-style="solid" style:text-underline-width="auto" style:text-underline-mode="continuous"/>
    </style:style>
    <style:style style:name="T1352" style:parent-style-name="Domyślnaczcionkaakapitu" style:family="text">
      <style:text-properties fo:background-color="#80FFFF" style:text-underline-type="single" style:text-underline-style="solid" style:text-underline-width="auto" style:text-underline-mode="continuous"/>
    </style:style>
    <style:style style:name="T1353" style:parent-style-name="Domyślnaczcionkaakapitu" style:family="text">
      <style:text-properties fo:background-color="#80FFFF"/>
    </style:style>
    <style:style style:name="P1354" style:parent-style-name="Normalny" style:family="paragraph">
      <style:paragraph-properties fo:text-align="justify" fo:line-height="150%" fo:text-indent="0.2479in"/>
    </style:style>
    <style:style style:name="P1355" style:parent-style-name="Normalny" style:family="paragraph">
      <style:paragraph-properties fo:text-align="justify" fo:line-height="150%"/>
    </style:style>
    <style:style style:name="T1356" style:parent-style-name="Domyślnaczcionkaakapitu" style:family="text">
      <style:text-properties style:text-underline-type="single" style:text-underline-style="solid" style:text-underline-width="auto" style:text-underline-mode="continuous"/>
    </style:style>
    <style:style style:name="P1357" style:parent-style-name="Normalny" style:family="paragraph">
      <style:paragraph-properties fo:text-align="justify" fo:line-height="150%" fo:text-indent="0.2479in"/>
    </style:style>
    <style:style style:name="P1358" style:parent-style-name="Normalny" style:family="paragraph">
      <style:paragraph-properties fo:text-align="justify" fo:line-height="150%" fo:text-indent="0.2479in"/>
    </style:style>
    <style:style style:name="P1359" style:parent-style-name="Normalny" style:family="paragraph">
      <style:paragraph-properties fo:text-align="justify" fo:line-height="150%" fo:text-indent="0.2479in"/>
    </style:style>
    <style:style style:name="P1360" style:parent-style-name="Normalny" style:family="paragraph">
      <style:paragraph-properties fo:text-align="justify" fo:line-height="150%" fo:text-indent="0.2479in"/>
    </style:style>
    <style:style style:name="T1361" style:parent-style-name="Domyślnaczcionkaakapitu" style:family="text">
      <style:text-properties fo:background-color="#80FFFF"/>
    </style:style>
    <style:style style:name="T1362" style:parent-style-name="Domyślnaczcionkaakapitu" style:family="text">
      <style:text-properties fo:background-color="#80FFFF"/>
    </style:style>
    <style:style style:name="T1363" style:parent-style-name="Domyślnaczcionkaakapitu" style:family="text">
      <style:text-properties fo:background-color="#80FFFF"/>
    </style:style>
    <style:style style:name="T1364" style:parent-style-name="Domyślnaczcionkaakapitu" style:family="text">
      <style:text-properties fo:background-color="#80FFFF"/>
    </style:style>
    <style:style style:name="T1365" style:parent-style-name="Domyślnaczcionkaakapitu" style:family="text">
      <style:text-properties fo:background-color="#80FFFF"/>
    </style:style>
    <style:style style:name="P1366" style:parent-style-name="Normalny" style:family="paragraph">
      <style:paragraph-properties fo:text-align="justify" fo:line-height="150%" fo:text-indent="0.2479in"/>
    </style:style>
    <style:style style:name="T1367" style:parent-style-name="Domyślnaczcionkaakapitu" style:family="text">
      <style:text-properties fo:background-color="#80FFFF"/>
    </style:style>
    <style:style style:name="T1368" style:parent-style-name="Domyślnaczcionkaakapitu" style:family="text">
      <style:text-properties fo:background-color="#80FFFF"/>
    </style:style>
    <style:style style:name="P1369" style:parent-style-name="Normalny" style:family="paragraph">
      <style:paragraph-properties fo:text-align="justify" fo:line-height="150%"/>
    </style:style>
    <style:style style:name="T1370" style:parent-style-name="Domyślnaczcionkaakapitu" style:family="text">
      <style:text-properties style:text-underline-type="single" style:text-underline-style="solid" style:text-underline-width="auto" style:text-underline-mode="continuous"/>
    </style:style>
    <style:style style:name="T1371" style:parent-style-name="Domyślnaczcionkaakapitu" style:family="text">
      <style:text-properties fo:background-color="#80FFFF" style:text-underline-type="single" style:text-underline-style="solid" style:text-underline-width="auto" style:text-underline-mode="continuous"/>
    </style:style>
    <style:style style:name="T1372" style:parent-style-name="Domyślnaczcionkaakapitu" style:family="text">
      <style:text-properties style:text-underline-type="single" style:text-underline-style="solid" style:text-underline-width="auto" style:text-underline-mode="continuous"/>
    </style:style>
    <style:style style:name="T1373" style:parent-style-name="Domyślnaczcionkaakapitu" style:family="text">
      <style:text-properties fo:background-color="#80FFFF" style:text-underline-type="single" style:text-underline-style="solid" style:text-underline-width="auto" style:text-underline-mode="continuous"/>
    </style:style>
    <style:style style:name="P1374" style:parent-style-name="Normalny" style:family="paragraph">
      <style:paragraph-properties fo:text-align="justify" fo:line-height="150%" fo:text-indent="0.2479in"/>
    </style:style>
    <style:style style:name="P1375" style:parent-style-name="Normalny" style:family="paragraph">
      <style:paragraph-properties fo:text-align="justify" fo:line-height="150%"/>
    </style:style>
    <style:style style:name="T1376" style:parent-style-name="Domyślnaczcionkaakapitu" style:family="text">
      <style:text-properties style:text-underline-type="single" style:text-underline-style="solid" style:text-underline-width="auto" style:text-underline-mode="continuous"/>
    </style:style>
    <style:style style:name="P1377" style:parent-style-name="Normalny" style:family="paragraph">
      <style:paragraph-properties fo:text-align="justify" fo:line-height="150%" fo:text-indent="0.2479in"/>
    </style:style>
    <style:style style:name="P1378" style:parent-style-name="Normalny" style:family="paragraph">
      <style:paragraph-properties fo:text-align="justify" fo:line-height="150%"/>
    </style:style>
    <style:style style:name="T1379" style:parent-style-name="Domyślnaczcionkaakapitu" style:family="text">
      <style:text-properties style:text-underline-type="single" style:text-underline-style="solid" style:text-underline-width="auto" style:text-underline-mode="continuous"/>
    </style:style>
    <style:style style:name="P1380" style:parent-style-name="Normalny" style:family="paragraph">
      <style:paragraph-properties fo:text-align="justify" fo:line-height="150%" fo:text-indent="0.2479in"/>
    </style:style>
    <style:style style:name="P1381" style:parent-style-name="Normalny" style:family="paragraph">
      <style:paragraph-properties fo:text-align="justify" fo:line-height="150%"/>
    </style:style>
    <style:style style:name="T1382" style:parent-style-name="Domyślnaczcionkaakapitu" style:family="text">
      <style:text-properties style:text-underline-type="single" style:text-underline-style="solid" style:text-underline-width="auto" style:text-underline-mode="continuous"/>
    </style:style>
    <style:style style:name="P1383" style:parent-style-name="Normalny" style:family="paragraph">
      <style:paragraph-properties fo:text-align="justify" fo:line-height="150%" fo:text-indent="0.2479in"/>
    </style:style>
    <style:style style:name="T1384" style:parent-style-name="Domyślnaczcionkaakapitu" style:family="text">
      <style:text-properties fo:background-color="#80FFFF"/>
    </style:style>
    <style:style style:name="P1385" style:parent-style-name="Normalny" style:family="paragraph">
      <style:paragraph-properties fo:text-align="justify" fo:line-height="150%" fo:text-indent="0.2479in"/>
    </style:style>
    <style:style style:name="T1386" style:parent-style-name="Domyślnaczcionkaakapitu" style:family="text">
      <style:text-properties fo:background-color="#80FFFF"/>
    </style:style>
    <style:style style:name="T1387" style:parent-style-name="Domyślnaczcionkaakapitu" style:family="text">
      <style:text-properties fo:background-color="#80FFFF"/>
    </style:style>
    <style:style style:name="T1388" style:parent-style-name="Domyślnaczcionkaakapitu" style:family="text">
      <style:text-properties fo:background-color="#80FFFF"/>
    </style:style>
    <style:style style:name="T1389" style:parent-style-name="Domyślnaczcionkaakapitu" style:family="text">
      <style:text-properties fo:background-color="#80FFFF"/>
    </style:style>
    <style:style style:name="P1390" style:parent-style-name="Normalny" style:family="paragraph">
      <style:paragraph-properties fo:text-align="justify" fo:line-height="150%" fo:text-indent="0.2479in"/>
    </style:style>
    <style:style style:name="P1391" style:parent-style-name="Normalny" style:family="paragraph">
      <style:paragraph-properties fo:text-align="justify" fo:line-height="150%" fo:text-indent="0.2479in"/>
    </style:style>
    <style:style style:name="T1392" style:parent-style-name="Domyślnaczcionkaakapitu" style:family="text">
      <style:text-properties fo:background-color="#80FFFF"/>
    </style:style>
    <style:style style:name="T1393" style:parent-style-name="Domyślnaczcionkaakapitu" style:family="text">
      <style:text-properties fo:background-color="#80FFFF"/>
    </style:style>
    <style:style style:name="T1394" style:parent-style-name="Domyślnaczcionkaakapitu" style:family="text">
      <style:text-properties fo:background-color="#80FFFF"/>
    </style:style>
    <style:style style:name="P1395" style:parent-style-name="Normalny" style:family="paragraph">
      <style:paragraph-properties fo:text-align="justify" fo:line-height="150%"/>
    </style:style>
    <style:style style:name="T1396" style:parent-style-name="Domyślnaczcionkaakapitu" style:family="text">
      <style:text-properties style:text-underline-type="single" style:text-underline-style="solid" style:text-underline-width="auto" style:text-underline-mode="continuous"/>
    </style:style>
    <style:style style:name="T1397" style:parent-style-name="Domyślnaczcionkaakapitu" style:family="text">
      <style:text-properties fo:background-color="#80FFFF" style:text-underline-type="single" style:text-underline-style="solid" style:text-underline-width="auto" style:text-underline-mode="continuous"/>
    </style:style>
    <style:style style:name="T1398" style:parent-style-name="Domyślnaczcionkaakapitu" style:family="text">
      <style:text-properties fo:background-color="#80FFFF"/>
    </style:style>
    <style:style style:name="P1399" style:parent-style-name="Normalny" style:family="paragraph">
      <style:paragraph-properties fo:text-align="justify" fo:line-height="150%" fo:text-indent="0.2479in"/>
    </style:style>
    <style:style style:name="P1400" style:parent-style-name="Normalny" style:family="paragraph">
      <style:paragraph-properties fo:text-align="justify" fo:line-height="150%"/>
    </style:style>
    <style:style style:name="T1401" style:parent-style-name="Domyślnaczcionkaakapitu" style:family="text">
      <style:text-properties style:text-underline-type="single" style:text-underline-style="solid" style:text-underline-width="auto" style:text-underline-mode="continuous"/>
    </style:style>
    <style:style style:name="P1402" style:parent-style-name="Normalny" style:family="paragraph">
      <style:paragraph-properties fo:text-align="justify" fo:line-height="150%" fo:text-indent="0.2479in"/>
    </style:style>
    <style:style style:name="T1403" style:parent-style-name="Domyślnaczcionkaakapitu" style:family="text">
      <style:text-properties fo:background-color="#80FFFF"/>
    </style:style>
    <style:style style:name="T1404" style:parent-style-name="Domyślnaczcionkaakapitu" style:family="text">
      <style:text-properties fo:background-color="#80FFFF"/>
    </style:style>
    <style:style style:name="P1405" style:parent-style-name="Normalny" style:family="paragraph">
      <style:paragraph-properties fo:text-align="justify" fo:line-height="150%"/>
    </style:style>
    <style:style style:name="T1406" style:parent-style-name="Domyślnaczcionkaakapitu" style:family="text">
      <style:text-properties style:text-underline-type="single" style:text-underline-style="solid" style:text-underline-width="auto" style:text-underline-mode="continuous"/>
    </style:style>
    <style:style style:name="P1407" style:parent-style-name="Normalny" style:family="paragraph">
      <style:paragraph-properties fo:text-align="justify" fo:line-height="150%" fo:text-indent="0.2479in"/>
    </style:style>
    <style:style style:name="P1408" style:parent-style-name="Normalny" style:family="paragraph">
      <style:paragraph-properties fo:text-align="justify" fo:line-height="150%"/>
    </style:style>
    <style:style style:name="T1409" style:parent-style-name="Domyślnaczcionkaakapitu" style:family="text">
      <style:text-properties style:text-underline-type="single" style:text-underline-style="solid" style:text-underline-width="auto" style:text-underline-mode="continuous"/>
    </style:style>
    <style:style style:name="T1410" style:parent-style-name="Domyślnaczcionkaakapitu" style:family="text">
      <style:text-properties fo:background-color="#80FFFF" style:text-underline-type="single" style:text-underline-style="solid" style:text-underline-width="auto" style:text-underline-mode="continuous"/>
    </style:style>
    <style:style style:name="T1411" style:parent-style-name="Domyślnaczcionkaakapitu" style:family="text">
      <style:text-properties style:text-underline-type="single" style:text-underline-style="solid" style:text-underline-width="auto" style:text-underline-mode="continuous"/>
    </style:style>
    <style:style style:name="P1412" style:parent-style-name="Normalny" style:family="paragraph">
      <style:paragraph-properties fo:text-align="justify" fo:line-height="150%" fo:text-indent="0.2479in"/>
    </style:style>
    <style:style style:name="T1413" style:parent-style-name="Domyślnaczcionkaakapitu" style:family="text">
      <style:text-properties fo:background-color="#80FFFF"/>
    </style:style>
    <style:style style:name="T1414" style:parent-style-name="Domyślnaczcionkaakapitu" style:family="text">
      <style:text-properties fo:background-color="#80FFFF"/>
    </style:style>
    <style:style style:name="T1415" style:parent-style-name="Domyślnaczcionkaakapitu" style:family="text">
      <style:text-properties fo:background-color="#80FFFF"/>
    </style:style>
    <style:style style:name="T1416" style:parent-style-name="Domyślnaczcionkaakapitu" style:family="text">
      <style:text-properties fo:background-color="#80FFFF"/>
    </style:style>
    <style:style style:name="P1417" style:parent-style-name="Normalny" style:family="paragraph">
      <style:paragraph-properties fo:text-align="justify" fo:line-height="150%"/>
    </style:style>
    <style:style style:name="T1418" style:parent-style-name="Domyślnaczcionkaakapitu" style:family="text">
      <style:text-properties style:text-underline-type="single" style:text-underline-style="solid" style:text-underline-width="auto" style:text-underline-mode="continuous"/>
    </style:style>
    <style:style style:name="P1419" style:parent-style-name="Normalny" style:family="paragraph">
      <style:paragraph-properties fo:text-align="justify" fo:line-height="150%" fo:text-indent="0.2479in"/>
    </style:style>
    <style:style style:name="P1420" style:parent-style-name="Normalny" style:family="paragraph">
      <style:paragraph-properties fo:text-align="justify" fo:line-height="150%"/>
    </style:style>
    <style:style style:name="T1421" style:parent-style-name="Domyślnaczcionkaakapitu" style:family="text">
      <style:text-properties style:text-underline-type="single" style:text-underline-style="solid" style:text-underline-width="auto" style:text-underline-mode="continuous"/>
    </style:style>
    <style:style style:name="P1422" style:parent-style-name="Normalny" style:family="paragraph">
      <style:paragraph-properties fo:text-align="justify" fo:line-height="150%" fo:text-indent="0.2479in"/>
    </style:style>
    <style:style style:name="T1423" style:parent-style-name="Domyślnaczcionkaakapitu" style:family="text">
      <style:text-properties fo:background-color="#80FFFF"/>
    </style:style>
    <style:style style:name="T1424" style:parent-style-name="Domyślnaczcionkaakapitu" style:family="text">
      <style:text-properties fo:background-color="#80FFFF"/>
    </style:style>
    <style:style style:name="T1425" style:parent-style-name="Domyślnaczcionkaakapitu" style:family="text">
      <style:text-properties fo:background-color="#80FFFF"/>
    </style:style>
    <style:style style:name="T1426" style:parent-style-name="Domyślnaczcionkaakapitu" style:family="text">
      <style:text-properties fo:background-color="#80FFFF"/>
    </style:style>
    <style:style style:name="P1427" style:parent-style-name="Normalny" style:family="paragraph">
      <style:paragraph-properties fo:text-align="justify" fo:line-height="150%" fo:text-indent="0.2479in"/>
    </style:style>
    <style:style style:name="P1428" style:parent-style-name="Normalny" style:family="paragraph">
      <style:paragraph-properties fo:text-align="justify" fo:line-height="150%" fo:text-indent="0.2479in"/>
    </style:style>
    <style:style style:name="P1429" style:parent-style-name="Normalny" style:family="paragraph">
      <style:paragraph-properties fo:text-align="justify" fo:line-height="150%"/>
    </style:style>
    <style:style style:name="T1430" style:parent-style-name="Domyślnaczcionkaakapitu" style:family="text">
      <style:text-properties style:text-underline-type="single" style:text-underline-style="solid" style:text-underline-width="auto" style:text-underline-mode="continuous"/>
    </style:style>
    <style:style style:name="T1431" style:parent-style-name="Domyślnaczcionkaakapitu" style:family="text">
      <style:text-properties fo:background-color="#80FFFF" style:text-underline-type="single" style:text-underline-style="solid" style:text-underline-width="auto" style:text-underline-mode="continuous"/>
    </style:style>
    <style:style style:name="T1432" style:parent-style-name="Domyślnaczcionkaakapitu" style:family="text">
      <style:text-properties style:text-underline-type="single" style:text-underline-style="solid" style:text-underline-width="auto" style:text-underline-mode="continuous"/>
    </style:style>
    <style:style style:name="P1433" style:parent-style-name="Normalny" style:family="paragraph">
      <style:paragraph-properties fo:text-align="justify" fo:line-height="150%" fo:text-indent="0.2479in"/>
    </style:style>
    <style:style style:name="P1434" style:parent-style-name="Normalny" style:family="paragraph">
      <style:paragraph-properties fo:text-align="justify" fo:line-height="150%" fo:text-indent="0.2479in"/>
    </style:style>
    <style:style style:name="T1435" style:parent-style-name="Domyślnaczcionkaakapitu" style:family="text">
      <style:text-properties fo:background-color="#80FFFF"/>
    </style:style>
    <style:style style:name="P1436" style:parent-style-name="Normalny" style:family="paragraph">
      <style:paragraph-properties fo:text-align="justify" fo:line-height="150%"/>
    </style:style>
    <style:style style:name="T1437" style:parent-style-name="Domyślnaczcionkaakapitu" style:family="text">
      <style:text-properties style:text-underline-type="single" style:text-underline-style="solid" style:text-underline-width="auto" style:text-underline-mode="continuous"/>
    </style:style>
    <style:style style:name="T1438" style:parent-style-name="Domyślnaczcionkaakapitu" style:family="text">
      <style:text-properties fo:background-color="#80FFFF" style:text-underline-type="single" style:text-underline-style="solid" style:text-underline-width="auto" style:text-underline-mode="continuous"/>
    </style:style>
    <style:style style:name="P1439" style:parent-style-name="Normalny" style:family="paragraph">
      <style:paragraph-properties fo:text-align="justify" fo:line-height="150%" fo:text-indent="0.2479in"/>
    </style:style>
    <style:style style:name="T1440" style:parent-style-name="Domyślnaczcionkaakapitu" style:family="text">
      <style:text-properties fo:background-color="#80FFFF"/>
    </style:style>
    <style:style style:name="P1441" style:parent-style-name="Normalny" style:family="paragraph">
      <style:paragraph-properties fo:text-align="justify" fo:line-height="150%"/>
    </style:style>
    <style:style style:name="T1442" style:parent-style-name="Domyślnaczcionkaakapitu" style:family="text">
      <style:text-properties style:text-underline-type="single" style:text-underline-style="solid" style:text-underline-width="auto" style:text-underline-mode="continuous"/>
    </style:style>
    <style:style style:name="P1443" style:parent-style-name="Normalny" style:family="paragraph">
      <style:paragraph-properties fo:text-align="justify" fo:line-height="150%" fo:text-indent="0.2479in"/>
    </style:style>
    <style:style style:name="T1444" style:parent-style-name="Domyślnaczcionkaakapitu" style:family="text">
      <style:text-properties fo:background-color="#80FFFF"/>
    </style:style>
    <style:style style:name="T1445" style:parent-style-name="Domyślnaczcionkaakapitu" style:family="text">
      <style:text-properties fo:background-color="#80FFFF"/>
    </style:style>
    <style:style style:name="P1446" style:parent-style-name="Normalny" style:family="paragraph">
      <style:paragraph-properties fo:text-align="justify" fo:line-height="150%"/>
    </style:style>
    <style:style style:name="T1447" style:parent-style-name="Domyślnaczcionkaakapitu" style:family="text">
      <style:text-properties style:text-underline-type="single" style:text-underline-style="solid" style:text-underline-width="auto" style:text-underline-mode="continuous"/>
    </style:style>
    <style:style style:name="P1448" style:parent-style-name="Normalny" style:family="paragraph">
      <style:paragraph-properties fo:text-align="justify" fo:line-height="150%" fo:text-indent="0.2479in"/>
    </style:style>
    <style:style style:name="P1449" style:parent-style-name="Normalny" style:family="paragraph">
      <style:paragraph-properties fo:text-align="justify" fo:line-height="150%"/>
    </style:style>
    <style:style style:name="T1450" style:parent-style-name="Domyślnaczcionkaakapitu" style:family="text">
      <style:text-properties fo:background-color="#80FFFF" style:text-underline-type="single" style:text-underline-style="solid" style:text-underline-width="auto" style:text-underline-mode="continuous"/>
    </style:style>
    <style:style style:name="T1451" style:parent-style-name="Domyślnaczcionkaakapitu" style:family="text">
      <style:text-properties style:text-underline-type="single" style:text-underline-style="solid" style:text-underline-width="auto" style:text-underline-mode="continuous"/>
    </style:style>
    <style:style style:name="T1452" style:parent-style-name="Domyślnaczcionkaakapitu" style:family="text">
      <style:text-properties fo:background-color="#80FFFF" style:text-underline-type="single" style:text-underline-style="solid" style:text-underline-width="auto" style:text-underline-mode="continuous"/>
    </style:style>
    <style:style style:name="T1453" style:parent-style-name="Domyślnaczcionkaakapitu" style:family="text">
      <style:text-properties style:text-underline-type="single" style:text-underline-style="solid" style:text-underline-width="auto" style:text-underline-mode="continuous"/>
    </style:style>
    <style:style style:name="P1454" style:parent-style-name="Normalny" style:family="paragraph">
      <style:paragraph-properties fo:text-align="justify" fo:line-height="150%" fo:text-indent="0.2479in"/>
    </style:style>
    <style:style style:name="T1455" style:parent-style-name="Domyślnaczcionkaakapitu" style:family="text">
      <style:text-properties fo:background-color="#80FFFF"/>
    </style:style>
    <style:style style:name="T1456" style:parent-style-name="Domyślnaczcionkaakapitu" style:family="text">
      <style:text-properties fo:background-color="#80FFFF"/>
    </style:style>
    <style:style style:name="T1457" style:parent-style-name="Domyślnaczcionkaakapitu" style:family="text">
      <style:text-properties fo:background-color="#80FFFF"/>
    </style:style>
    <style:style style:name="P1458" style:parent-style-name="Normalny" style:family="paragraph">
      <style:paragraph-properties fo:text-align="justify" fo:line-height="150%"/>
    </style:style>
    <style:style style:name="T1459" style:parent-style-name="Domyślnaczcionkaakapitu" style:family="text">
      <style:text-properties style:text-underline-type="single" style:text-underline-style="solid" style:text-underline-width="auto" style:text-underline-mode="continuous"/>
    </style:style>
    <style:style style:name="P1460" style:parent-style-name="Normalny" style:family="paragraph">
      <style:paragraph-properties fo:text-align="justify" fo:line-height="150%" fo:text-indent="0.2479in"/>
    </style:style>
    <style:style style:name="T1461" style:parent-style-name="Domyślnaczcionkaakapitu" style:family="text">
      <style:text-properties fo:background-color="#80FFFF"/>
    </style:style>
    <style:style style:name="P1462" style:parent-style-name="Normalny" style:family="paragraph">
      <style:paragraph-properties fo:text-align="justify" fo:line-height="150%"/>
    </style:style>
    <style:style style:name="T1463" style:parent-style-name="Domyślnaczcionkaakapitu" style:family="text">
      <style:text-properties style:text-underline-type="single" style:text-underline-style="solid" style:text-underline-width="auto" style:text-underline-mode="continuous"/>
    </style:style>
    <style:style style:name="T1464" style:parent-style-name="Domyślnaczcionkaakapitu" style:family="text">
      <style:text-properties fo:background-color="#80FFFF" style:text-underline-type="single" style:text-underline-style="solid" style:text-underline-width="auto" style:text-underline-mode="continuous"/>
    </style:style>
    <style:style style:name="P1465" style:parent-style-name="Normalny" style:family="paragraph">
      <style:paragraph-properties fo:text-align="justify" fo:line-height="150%" fo:text-indent="0.2479in"/>
    </style:style>
    <style:style style:name="P1466" style:parent-style-name="Normalny" style:family="paragraph">
      <style:paragraph-properties fo:text-align="justify" fo:line-height="150%"/>
    </style:style>
    <style:style style:name="T1467" style:parent-style-name="Domyślnaczcionkaakapitu" style:family="text">
      <style:text-properties fo:background-color="#80FFFF" style:text-underline-type="single" style:text-underline-style="solid" style:text-underline-width="auto" style:text-underline-mode="continuous"/>
    </style:style>
    <style:style style:name="T1468" style:parent-style-name="Domyślnaczcionkaakapitu" style:family="text">
      <style:text-properties style:text-underline-type="single" style:text-underline-style="solid" style:text-underline-width="auto" style:text-underline-mode="continuous"/>
    </style:style>
    <style:style style:name="T1469" style:parent-style-name="Domyślnaczcionkaakapitu" style:family="text">
      <style:text-properties fo:background-color="#80FFFF" style:text-underline-type="single" style:text-underline-style="solid" style:text-underline-width="auto" style:text-underline-mode="continuous"/>
    </style:style>
    <style:style style:name="T1470" style:parent-style-name="Domyślnaczcionkaakapitu" style:family="text">
      <style:text-properties style:text-underline-type="single" style:text-underline-style="solid" style:text-underline-width="auto" style:text-underline-mode="continuous"/>
    </style:style>
    <style:style style:name="P1471" style:parent-style-name="Normalny" style:family="paragraph">
      <style:paragraph-properties fo:text-align="justify" fo:line-height="150%" fo:text-indent="0.2479in"/>
    </style:style>
    <style:style style:name="T1472" style:parent-style-name="Domyślnaczcionkaakapitu" style:family="text">
      <style:text-properties fo:background-color="#80FFFF"/>
    </style:style>
    <style:style style:name="P1473" style:parent-style-name="Normalny" style:family="paragraph">
      <style:paragraph-properties fo:text-align="justify" fo:line-height="150%" fo:text-indent="0.2479in"/>
    </style:style>
    <style:style style:name="T1474" style:parent-style-name="Domyślnaczcionkaakapitu" style:family="text">
      <style:text-properties fo:background-color="#80FFFF"/>
    </style:style>
    <style:style style:name="P1475" style:parent-style-name="Normalny" style:family="paragraph">
      <style:paragraph-properties fo:text-align="justify" fo:line-height="150%"/>
    </style:style>
    <style:style style:name="T1476" style:parent-style-name="Domyślnaczcionkaakapitu" style:family="text">
      <style:text-properties style:text-underline-type="single" style:text-underline-style="solid" style:text-underline-width="auto" style:text-underline-mode="continuous"/>
    </style:style>
    <style:style style:name="P1477" style:parent-style-name="Normalny" style:family="paragraph">
      <style:paragraph-properties fo:text-align="justify" fo:line-height="150%" fo:text-indent="0.2479in"/>
    </style:style>
    <style:style style:name="T1478" style:parent-style-name="Domyślnaczcionkaakapitu" style:family="text">
      <style:text-properties fo:background-color="#80FFFF"/>
    </style:style>
    <style:style style:name="P1479" style:parent-style-name="Normalny" style:family="paragraph">
      <style:paragraph-properties fo:text-align="justify" fo:line-height="150%"/>
    </style:style>
    <style:style style:name="T1480" style:parent-style-name="Domyślnaczcionkaakapitu" style:family="text">
      <style:text-properties style:text-underline-type="single" style:text-underline-style="solid" style:text-underline-width="auto" style:text-underline-mode="continuous"/>
    </style:style>
    <style:style style:name="P1481" style:parent-style-name="Normalny" style:family="paragraph">
      <style:paragraph-properties fo:text-align="justify" fo:line-height="150%" fo:text-indent="0.2479in"/>
    </style:style>
    <style:style style:name="P1482" style:parent-style-name="Normalny" style:family="paragraph">
      <style:paragraph-properties fo:text-align="justify" fo:line-height="150%"/>
    </style:style>
    <style:style style:name="T1483" style:parent-style-name="Domyślnaczcionkaakapitu" style:family="text">
      <style:text-properties style:text-underline-type="single" style:text-underline-style="solid" style:text-underline-width="auto" style:text-underline-mode="continuous"/>
    </style:style>
    <style:style style:name="T1484" style:parent-style-name="Domyślnaczcionkaakapitu" style:family="text">
      <style:text-properties fo:background-color="#80FFFF" style:text-underline-type="single" style:text-underline-style="solid" style:text-underline-width="auto" style:text-underline-mode="continuous"/>
    </style:style>
    <style:style style:name="T1485" style:parent-style-name="Domyślnaczcionkaakapitu" style:family="text">
      <style:text-properties style:text-underline-type="single" style:text-underline-style="solid" style:text-underline-width="auto" style:text-underline-mode="continuous"/>
    </style:style>
    <style:style style:name="P1486" style:parent-style-name="Normalny" style:family="paragraph">
      <style:paragraph-properties fo:text-align="justify" fo:line-height="150%" fo:text-indent="0.2479in"/>
    </style:style>
    <style:style style:name="P1487" style:parent-style-name="Normalny" style:family="paragraph">
      <style:paragraph-properties fo:text-align="justify" fo:line-height="150%"/>
    </style:style>
    <style:style style:name="T1488" style:parent-style-name="Domyślnaczcionkaakapitu" style:family="text">
      <style:text-properties style:text-underline-type="single" style:text-underline-style="solid" style:text-underline-width="auto" style:text-underline-mode="continuous"/>
    </style:style>
    <style:style style:name="T1489" style:parent-style-name="Domyślnaczcionkaakapitu" style:family="text">
      <style:text-properties fo:background-color="#80FFFF" style:text-underline-type="single" style:text-underline-style="solid" style:text-underline-width="auto" style:text-underline-mode="continuous"/>
    </style:style>
    <style:style style:name="P1490" style:parent-style-name="Normalny" style:family="paragraph">
      <style:paragraph-properties fo:text-align="justify" fo:line-height="150%" fo:text-indent="0.2479in"/>
    </style:style>
    <style:style style:name="P1491" style:parent-style-name="Normalny" style:family="paragraph">
      <style:paragraph-properties fo:text-align="justify" fo:line-height="150%"/>
    </style:style>
    <style:style style:name="T1492" style:parent-style-name="Domyślnaczcionkaakapitu" style:family="text">
      <style:text-properties fo:background-color="#80FFFF" style:text-underline-type="single" style:text-underline-style="solid" style:text-underline-width="auto" style:text-underline-mode="continuous"/>
    </style:style>
    <style:style style:name="T1493" style:parent-style-name="Domyślnaczcionkaakapitu" style:family="text">
      <style:text-properties style:text-underline-type="single" style:text-underline-style="solid" style:text-underline-width="auto" style:text-underline-mode="continuous"/>
    </style:style>
    <style:style style:name="P1494" style:parent-style-name="Normalny" style:family="paragraph">
      <style:paragraph-properties fo:text-align="justify" fo:line-height="150%" fo:text-indent="0.2479in"/>
    </style:style>
    <style:style style:name="T1495" style:parent-style-name="Domyślnaczcionkaakapitu" style:family="text">
      <style:text-properties fo:background-color="#80FFFF"/>
    </style:style>
    <style:style style:name="T1496" style:parent-style-name="Domyślnaczcionkaakapitu" style:family="text">
      <style:text-properties fo:background-color="#80FFFF"/>
    </style:style>
    <style:style style:name="P1497" style:parent-style-name="Normalny" style:family="paragraph">
      <style:paragraph-properties fo:text-align="justify" fo:line-height="150%"/>
    </style:style>
    <style:style style:name="T1498" style:parent-style-name="Domyślnaczcionkaakapitu" style:family="text">
      <style:text-properties style:text-underline-type="single" style:text-underline-style="solid" style:text-underline-width="auto" style:text-underline-mode="continuous"/>
    </style:style>
    <style:style style:name="T1499" style:parent-style-name="Domyślnaczcionkaakapitu" style:family="text">
      <style:text-properties fo:background-color="#80FFFF" style:text-underline-type="single" style:text-underline-style="solid" style:text-underline-width="auto" style:text-underline-mode="continuous"/>
    </style:style>
    <style:style style:name="T1500" style:parent-style-name="Domyślnaczcionkaakapitu" style:family="text">
      <style:text-properties style:text-underline-type="single" style:text-underline-style="solid" style:text-underline-width="auto" style:text-underline-mode="continuous"/>
    </style:style>
    <style:style style:name="T1501" style:parent-style-name="Domyślnaczcionkaakapitu" style:family="text">
      <style:text-properties fo:background-color="#80FFFF" style:text-underline-type="single" style:text-underline-style="solid" style:text-underline-width="auto" style:text-underline-mode="continuous"/>
    </style:style>
    <style:style style:name="P1502" style:parent-style-name="Normalny" style:family="paragraph">
      <style:paragraph-properties fo:text-align="justify" fo:line-height="150%" fo:text-indent="0.2479in"/>
    </style:style>
    <style:style style:name="P1503" style:parent-style-name="Normalny" style:family="paragraph">
      <style:paragraph-properties fo:text-align="justify" fo:line-height="150%"/>
    </style:style>
    <style:style style:name="T1504" style:parent-style-name="Domyślnaczcionkaakapitu" style:family="text">
      <style:text-properties style:text-underline-type="single" style:text-underline-style="solid" style:text-underline-width="auto" style:text-underline-mode="continuous"/>
    </style:style>
    <style:style style:name="T1505" style:parent-style-name="Domyślnaczcionkaakapitu" style:family="text">
      <style:text-properties fo:background-color="#80FFFF" style:text-underline-type="single" style:text-underline-style="solid" style:text-underline-width="auto" style:text-underline-mode="continuous"/>
    </style:style>
    <style:style style:name="T1506" style:parent-style-name="Domyślnaczcionkaakapitu" style:family="text">
      <style:text-properties style:text-underline-type="single" style:text-underline-style="solid" style:text-underline-width="auto" style:text-underline-mode="continuous"/>
    </style:style>
    <style:style style:name="T1507" style:parent-style-name="Domyślnaczcionkaakapitu" style:family="text">
      <style:text-properties fo:background-color="#80FFFF" style:text-underline-type="single" style:text-underline-style="solid" style:text-underline-width="auto" style:text-underline-mode="continuous"/>
    </style:style>
    <style:style style:name="T1508" style:parent-style-name="Domyślnaczcionkaakapitu" style:family="text">
      <style:text-properties style:text-underline-type="single" style:text-underline-style="solid" style:text-underline-width="auto" style:text-underline-mode="continuous"/>
    </style:style>
    <style:style style:name="P1509" style:parent-style-name="Normalny" style:family="paragraph">
      <style:paragraph-properties fo:text-align="justify" fo:line-height="150%" fo:text-indent="0.2479in"/>
    </style:style>
    <style:style style:name="T1510" style:parent-style-name="Domyślnaczcionkaakapitu" style:family="text">
      <style:text-properties fo:background-color="#80FFFF"/>
    </style:style>
    <style:style style:name="T1511" style:parent-style-name="Domyślnaczcionkaakapitu" style:family="text">
      <style:text-properties fo:background-color="#80FFFF"/>
    </style:style>
    <style:style style:name="T1512" style:parent-style-name="Domyślnaczcionkaakapitu" style:family="text">
      <style:text-properties fo:background-color="#80FFFF"/>
    </style:style>
    <style:style style:name="T1513" style:parent-style-name="Domyślnaczcionkaakapitu" style:family="text">
      <style:text-properties fo:background-color="#80FFFF"/>
    </style:style>
    <style:style style:name="P1514" style:parent-style-name="Normalny" style:family="paragraph">
      <style:paragraph-properties fo:text-align="justify" fo:line-height="150%" fo:text-indent="0.2479in"/>
    </style:style>
    <style:style style:name="T1515" style:parent-style-name="Domyślnaczcionkaakapitu" style:family="text">
      <style:text-properties fo:background-color="#80FFFF"/>
    </style:style>
    <style:style style:name="T1516" style:parent-style-name="Domyślnaczcionkaakapitu" style:family="text">
      <style:text-properties fo:background-color="#80FFFF"/>
    </style:style>
    <style:style style:name="T1517" style:parent-style-name="Domyślnaczcionkaakapitu" style:family="text">
      <style:text-properties fo:background-color="#80FFFF"/>
    </style:style>
    <style:style style:name="T1518" style:parent-style-name="Domyślnaczcionkaakapitu" style:family="text">
      <style:text-properties fo:background-color="#80FFFF"/>
    </style:style>
    <style:style style:name="T1519" style:parent-style-name="Domyślnaczcionkaakapitu" style:family="text">
      <style:text-properties fo:background-color="#80FFFF"/>
    </style:style>
    <style:style style:name="T1520" style:parent-style-name="Domyślnaczcionkaakapitu" style:family="text">
      <style:text-properties fo:background-color="#80FFFF"/>
    </style:style>
    <style:style style:name="T1521" style:parent-style-name="Domyślnaczcionkaakapitu" style:family="text">
      <style:text-properties fo:background-color="#80FFFF"/>
    </style:style>
    <style:style style:name="T1522" style:parent-style-name="Domyślnaczcionkaakapitu" style:family="text">
      <style:text-properties fo:background-color="#80FFFF"/>
    </style:style>
    <style:style style:name="T1523" style:parent-style-name="Domyślnaczcionkaakapitu" style:family="text">
      <style:text-properties fo:background-color="#80FFFF"/>
    </style:style>
    <style:style style:name="P1524" style:parent-style-name="Normalny" style:family="paragraph">
      <style:paragraph-properties fo:text-align="justify" fo:line-height="150%"/>
    </style:style>
    <style:style style:name="T1525" style:parent-style-name="Domyślnaczcionkaakapitu" style:family="text">
      <style:text-properties style:text-underline-type="single" style:text-underline-style="solid" style:text-underline-width="auto" style:text-underline-mode="continuous"/>
    </style:style>
    <style:style style:name="P1526" style:parent-style-name="Normalny" style:family="paragraph">
      <style:paragraph-properties fo:text-align="justify" fo:line-height="150%" fo:text-indent="0.2479in"/>
    </style:style>
    <style:style style:name="T1527" style:parent-style-name="Domyślnaczcionkaakapitu" style:family="text">
      <style:text-properties fo:background-color="#80FFFF"/>
    </style:style>
    <style:style style:name="P1528" style:parent-style-name="Normalny" style:family="paragraph">
      <style:paragraph-properties fo:text-align="justify" fo:line-height="150%"/>
    </style:style>
    <style:style style:name="T1529" style:parent-style-name="Domyślnaczcionkaakapitu" style:family="text">
      <style:text-properties fo:background-color="#80FFFF" style:text-underline-type="single" style:text-underline-style="solid" style:text-underline-width="auto" style:text-underline-mode="continuous"/>
    </style:style>
    <style:style style:name="T1530" style:parent-style-name="Domyślnaczcionkaakapitu" style:family="text">
      <style:text-properties style:text-underline-type="single" style:text-underline-style="solid" style:text-underline-width="auto" style:text-underline-mode="continuous"/>
    </style:style>
    <style:style style:name="P1531" style:parent-style-name="Normalny" style:family="paragraph">
      <style:paragraph-properties fo:text-align="justify" fo:line-height="150%" fo:text-indent="0.2479in"/>
    </style:style>
    <style:style style:name="T1532" style:parent-style-name="Domyślnaczcionkaakapitu" style:family="text">
      <style:text-properties fo:background-color="#80FFFF"/>
    </style:style>
    <style:style style:name="T1533" style:parent-style-name="Domyślnaczcionkaakapitu" style:family="text">
      <style:text-properties fo:background-color="#80FFFF"/>
    </style:style>
    <style:style style:name="P1534" style:parent-style-name="Normalny" style:family="paragraph">
      <style:paragraph-properties fo:text-align="justify" fo:line-height="150%"/>
    </style:style>
    <style:style style:name="T1535" style:parent-style-name="Domyślnaczcionkaakapitu" style:family="text">
      <style:text-properties style:text-underline-type="single" style:text-underline-style="solid" style:text-underline-width="auto" style:text-underline-mode="continuous"/>
    </style:style>
    <style:style style:name="P1536" style:parent-style-name="Normalny" style:family="paragraph">
      <style:paragraph-properties fo:text-align="justify" fo:line-height="150%" fo:text-indent="0.2479in"/>
    </style:style>
    <style:style style:name="T1537" style:parent-style-name="Domyślnaczcionkaakapitu" style:family="text">
      <style:text-properties fo:background-color="#80FFFF"/>
    </style:style>
    <style:style style:name="P1538" style:parent-style-name="Normalny" style:family="paragraph">
      <style:paragraph-properties fo:text-align="justify" fo:line-height="150%"/>
    </style:style>
    <style:style style:name="T1539" style:parent-style-name="Domyślnaczcionkaakapitu" style:family="text">
      <style:text-properties style:text-underline-type="single" style:text-underline-style="solid" style:text-underline-width="auto" style:text-underline-mode="continuous"/>
    </style:style>
    <style:style style:name="P1540" style:parent-style-name="Normalny" style:family="paragraph">
      <style:paragraph-properties fo:text-align="justify" fo:line-height="150%" fo:text-indent="0.2479in"/>
    </style:style>
    <style:style style:name="T1541" style:parent-style-name="Domyślnaczcionkaakapitu" style:family="text">
      <style:text-properties fo:background-color="#80FFFF"/>
    </style:style>
    <style:style style:name="T1542" style:parent-style-name="Domyślnaczcionkaakapitu" style:family="text">
      <style:text-properties fo:background-color="#80FFFF"/>
    </style:style>
    <style:style style:name="P1543" style:parent-style-name="Normalny" style:family="paragraph">
      <style:paragraph-properties fo:text-align="justify" fo:line-height="150%" fo:text-indent="0.2479in"/>
    </style:style>
    <style:style style:name="T1544" style:parent-style-name="Domyślnaczcionkaakapitu" style:family="text">
      <style:text-properties fo:background-color="#80FFFF"/>
    </style:style>
    <style:style style:name="P1545" style:parent-style-name="Normalny" style:family="paragraph">
      <style:paragraph-properties fo:text-align="justify" fo:line-height="150%"/>
    </style:style>
    <style:style style:name="T1546" style:parent-style-name="Domyślnaczcionkaakapitu" style:family="text">
      <style:text-properties style:text-underline-type="single" style:text-underline-style="solid" style:text-underline-width="auto" style:text-underline-mode="continuous"/>
    </style:style>
    <style:style style:name="T1547" style:parent-style-name="Domyślnaczcionkaakapitu" style:family="text">
      <style:text-properties fo:background-color="#80FFFF" style:text-underline-type="single" style:text-underline-style="solid" style:text-underline-width="auto" style:text-underline-mode="continuous"/>
    </style:style>
    <style:style style:name="T1548" style:parent-style-name="Domyślnaczcionkaakapitu" style:family="text">
      <style:text-properties style:text-underline-type="single" style:text-underline-style="solid" style:text-underline-width="auto" style:text-underline-mode="continuous"/>
    </style:style>
    <style:style style:name="T1549" style:parent-style-name="Domyślnaczcionkaakapitu" style:family="text">
      <style:text-properties fo:background-color="#80FFFF" style:text-underline-type="single" style:text-underline-style="solid" style:text-underline-width="auto" style:text-underline-mode="continuous"/>
    </style:style>
    <style:style style:name="P1550" style:parent-style-name="Normalny" style:family="paragraph">
      <style:paragraph-properties fo:text-align="justify" fo:line-height="150%" fo:text-indent="0.2479in"/>
    </style:style>
    <style:style style:name="P1551" style:parent-style-name="Normalny" style:family="paragraph">
      <style:paragraph-properties fo:text-align="justify" fo:line-height="150%"/>
    </style:style>
    <style:style style:name="T1552" style:parent-style-name="Domyślnaczcionkaakapitu" style:family="text">
      <style:text-properties style:text-underline-type="single" style:text-underline-style="solid" style:text-underline-width="auto" style:text-underline-mode="continuous"/>
    </style:style>
    <style:style style:name="T1553" style:parent-style-name="Domyślnaczcionkaakapitu" style:family="text">
      <style:text-properties fo:background-color="#80FFFF" style:text-underline-type="single" style:text-underline-style="solid" style:text-underline-width="auto" style:text-underline-mode="continuous"/>
    </style:style>
    <style:style style:name="T1554" style:parent-style-name="Domyślnaczcionkaakapitu" style:family="text">
      <style:text-properties style:text-underline-type="single" style:text-underline-style="solid" style:text-underline-width="auto" style:text-underline-mode="continuous"/>
    </style:style>
    <style:style style:name="T1555" style:parent-style-name="Domyślnaczcionkaakapitu" style:family="text">
      <style:text-properties fo:background-color="#80FFFF" style:text-underline-type="single" style:text-underline-style="solid" style:text-underline-width="auto" style:text-underline-mode="continuous"/>
    </style:style>
    <style:style style:name="T1556" style:parent-style-name="Domyślnaczcionkaakapitu" style:family="text">
      <style:text-properties style:text-underline-type="single" style:text-underline-style="solid" style:text-underline-width="auto" style:text-underline-mode="continuous"/>
    </style:style>
    <style:style style:name="T1557" style:parent-style-name="Domyślnaczcionkaakapitu" style:family="text">
      <style:text-properties fo:background-color="#80FFFF"/>
    </style:style>
    <style:style style:name="P1558" style:parent-style-name="Normalny" style:family="paragraph">
      <style:paragraph-properties fo:text-align="justify" fo:line-height="150%" fo:text-indent="0.2479in"/>
    </style:style>
    <style:style style:name="T1559" style:parent-style-name="Domyślnaczcionkaakapitu" style:family="text">
      <style:text-properties fo:background-color="#80FFFF"/>
    </style:style>
    <style:style style:name="T1560" style:parent-style-name="Domyślnaczcionkaakapitu" style:family="text">
      <style:text-properties fo:background-color="#80FFFF"/>
    </style:style>
    <style:style style:name="T1561" style:parent-style-name="Domyślnaczcionkaakapitu" style:family="text">
      <style:text-properties fo:background-color="#80FFFF"/>
    </style:style>
    <style:style style:name="T1562" style:parent-style-name="Domyślnaczcionkaakapitu" style:family="text">
      <style:text-properties fo:background-color="#80FFFF"/>
    </style:style>
    <style:style style:name="P1563" style:parent-style-name="Normalny" style:family="paragraph">
      <style:paragraph-properties fo:text-align="justify" fo:line-height="150%"/>
    </style:style>
    <style:style style:name="T1564" style:parent-style-name="Domyślnaczcionkaakapitu" style:family="text">
      <style:text-properties style:text-underline-type="single" style:text-underline-style="solid" style:text-underline-width="auto" style:text-underline-mode="continuous"/>
    </style:style>
    <style:style style:name="P1565" style:parent-style-name="Normalny" style:family="paragraph">
      <style:paragraph-properties fo:text-align="justify" fo:line-height="150%" fo:text-indent="0.2479in"/>
    </style:style>
    <style:style style:name="P1566" style:parent-style-name="Normalny" style:family="paragraph">
      <style:paragraph-properties fo:text-align="justify" fo:line-height="150%"/>
    </style:style>
    <style:style style:name="P1567" style:parent-style-name="Normalny" style:family="paragraph">
      <style:paragraph-properties fo:text-align="justify" fo:line-height="150%"/>
    </style:style>
    <style:style style:name="T1568" style:parent-style-name="Domyślnaczcionkaakapitu" style:family="text">
      <style:text-properties fo:background-color="#80FFFF"/>
    </style:style>
    <style:style style:name="P1569" style:parent-style-name="Normalny" style:family="paragraph">
      <style:paragraph-properties fo:text-align="justify" fo:line-height="150%"/>
    </style:style>
    <style:style style:name="P1570" style:parent-style-name="Normalny" style:family="paragraph">
      <style:paragraph-properties fo:text-align="justify" fo:line-height="150%"/>
    </style:style>
    <style:style style:name="P1571" style:parent-style-name="Normalny" style:family="paragraph">
      <style:paragraph-properties fo:text-align="justify" fo:line-height="150%"/>
    </style:style>
    <style:style style:name="P1572" style:parent-style-name="Normalny" style:family="paragraph">
      <style:paragraph-properties fo:text-align="justify" fo:line-height="150%"/>
    </style:style>
    <style:style style:name="T1573" style:parent-style-name="Domyślnaczcionkaakapitu" style:family="text">
      <style:text-properties fo:background-color="#80FFFF"/>
    </style:style>
    <style:style style:name="T1574" style:parent-style-name="Domyślnaczcionkaakapitu" style:family="text">
      <style:text-properties style:text-underline-type="single" style:text-underline-style="solid" style:text-underline-width="auto" style:text-underline-mode="continuous"/>
    </style:style>
    <style:style style:name="T1575" style:parent-style-name="Domyślnaczcionkaakapitu" style:family="text">
      <style:text-properties style:text-underline-type="single" style:text-underline-style="solid" style:text-underline-width="auto" style:text-underline-mode="continuous"/>
    </style:style>
    <style:style style:name="P1576" style:parent-style-name="Normalny" style:family="paragraph">
      <style:paragraph-properties fo:text-align="justify" fo:line-height="150%"/>
    </style:style>
    <style:style style:name="T1577" style:parent-style-name="Domyślnaczcionkaakapitu" style:family="text">
      <style:text-properties style:text-underline-type="single" style:text-underline-style="solid" style:text-underline-width="auto" style:text-underline-mode="continuous"/>
    </style:style>
    <style:style style:name="T1578" style:parent-style-name="Domyślnaczcionkaakapitu" style:family="text">
      <style:text-properties fo:background-color="#80FFFF" style:text-underline-type="single" style:text-underline-style="solid" style:text-underline-width="auto" style:text-underline-mode="continuous"/>
    </style:style>
    <style:style style:name="P1579" style:parent-style-name="Normalny" style:family="paragraph">
      <style:paragraph-properties fo:text-align="justify" fo:line-height="150%" fo:text-indent="0.2479in"/>
    </style:style>
    <style:style style:name="T1580" style:parent-style-name="Domyślnaczcionkaakapitu" style:family="text">
      <style:text-properties fo:background-color="#80FFFF"/>
    </style:style>
    <style:style style:name="P1581" style:parent-style-name="Normalny" style:family="paragraph">
      <style:paragraph-properties fo:text-align="justify" fo:line-height="150%"/>
    </style:style>
    <style:style style:name="T1582" style:parent-style-name="Domyślnaczcionkaakapitu" style:family="text">
      <style:text-properties style:text-underline-type="single" style:text-underline-style="solid" style:text-underline-width="auto" style:text-underline-mode="continuous"/>
    </style:style>
    <style:style style:name="T1583" style:parent-style-name="Domyślnaczcionkaakapitu" style:family="text">
      <style:text-properties fo:background-color="#80FFFF" style:text-underline-type="single" style:text-underline-style="solid" style:text-underline-width="auto" style:text-underline-mode="continuous"/>
    </style:style>
    <style:style style:name="T1584" style:parent-style-name="Domyślnaczcionkaakapitu" style:family="text">
      <style:text-properties style:text-underline-type="single" style:text-underline-style="solid" style:text-underline-width="auto" style:text-underline-mode="continuous"/>
    </style:style>
    <style:style style:name="P1585" style:parent-style-name="Normalny" style:family="paragraph">
      <style:paragraph-properties fo:text-align="justify" fo:line-height="150%" fo:text-indent="0.2479in"/>
    </style:style>
    <style:style style:name="T1586" style:parent-style-name="Domyślnaczcionkaakapitu" style:family="text">
      <style:text-properties fo:background-color="#80FFFF"/>
    </style:style>
    <style:style style:name="P1587" style:parent-style-name="Normalny" style:family="paragraph">
      <style:paragraph-properties fo:text-align="justify" fo:line-height="150%" fo:text-indent="0.2479in"/>
    </style:style>
    <style:style style:name="P1588" style:parent-style-name="Normalny" style:family="paragraph">
      <style:paragraph-properties fo:text-align="justify" fo:line-height="150%" fo:text-indent="0.2479in"/>
    </style:style>
    <style:style style:name="T1589" style:parent-style-name="Domyślnaczcionkaakapitu" style:family="text">
      <style:text-properties fo:background-color="#80FFFF"/>
    </style:style>
    <style:style style:name="T1590" style:parent-style-name="Domyślnaczcionkaakapitu" style:family="text">
      <style:text-properties fo:background-color="#80FFFF"/>
    </style:style>
    <style:style style:name="T1591" style:parent-style-name="Domyślnaczcionkaakapitu" style:family="text">
      <style:text-properties fo:background-color="#80FFFF"/>
    </style:style>
    <style:style style:name="T1592" style:parent-style-name="Domyślnaczcionkaakapitu" style:family="text">
      <style:text-properties fo:background-color="#80FFFF"/>
    </style:style>
    <style:style style:name="T1593" style:parent-style-name="Domyślnaczcionkaakapitu" style:family="text">
      <style:text-properties fo:background-color="#80FFFF"/>
    </style:style>
    <style:style style:name="P1594" style:parent-style-name="Normalny" style:family="paragraph">
      <style:paragraph-properties fo:text-align="justify" fo:line-height="150%"/>
    </style:style>
    <style:style style:name="T1595" style:parent-style-name="Domyślnaczcionkaakapitu" style:family="text">
      <style:text-properties style:text-underline-type="single" style:text-underline-style="solid" style:text-underline-width="auto" style:text-underline-mode="continuous"/>
    </style:style>
    <style:style style:name="T1596" style:parent-style-name="Domyślnaczcionkaakapitu" style:family="text">
      <style:text-properties fo:background-color="#80FFFF" style:text-underline-type="single" style:text-underline-style="solid" style:text-underline-width="auto" style:text-underline-mode="continuous"/>
    </style:style>
    <style:style style:name="T1597" style:parent-style-name="Domyślnaczcionkaakapitu" style:family="text">
      <style:text-properties style:text-underline-type="single" style:text-underline-style="solid" style:text-underline-width="auto" style:text-underline-mode="continuous"/>
    </style:style>
    <style:style style:name="T1598" style:parent-style-name="Domyślnaczcionkaakapitu" style:family="text">
      <style:text-properties fo:background-color="#80FFFF" style:text-underline-type="single" style:text-underline-style="solid" style:text-underline-width="auto" style:text-underline-mode="continuous"/>
    </style:style>
    <style:style style:name="P1599" style:parent-style-name="Normalny" style:family="paragraph">
      <style:paragraph-properties fo:text-align="justify" fo:line-height="150%" fo:text-indent="0.2479in"/>
    </style:style>
    <style:style style:name="P1600" style:parent-style-name="Normalny" style:family="paragraph">
      <style:paragraph-properties fo:text-align="justify" fo:line-height="150%"/>
    </style:style>
    <style:style style:name="T1601" style:parent-style-name="Domyślnaczcionkaakapitu" style:family="text">
      <style:text-properties style:text-underline-type="single" style:text-underline-style="solid" style:text-underline-width="auto" style:text-underline-mode="continuous"/>
    </style:style>
    <style:style style:name="P1602" style:parent-style-name="Normalny" style:family="paragraph">
      <style:paragraph-properties fo:text-align="justify" fo:line-height="150%" fo:text-indent="0.2479in"/>
    </style:style>
    <style:style style:name="P1603" style:parent-style-name="Normalny" style:family="paragraph">
      <style:paragraph-properties fo:text-align="justify" fo:line-height="150%"/>
    </style:style>
    <style:style style:name="T1604" style:parent-style-name="Domyślnaczcionkaakapitu" style:family="text">
      <style:text-properties style:text-underline-type="single" style:text-underline-style="solid" style:text-underline-width="auto" style:text-underline-mode="continuous"/>
    </style:style>
    <style:style style:name="T1605" style:parent-style-name="Domyślnaczcionkaakapitu" style:family="text">
      <style:text-properties fo:background-color="#80FFFF" style:text-underline-type="single" style:text-underline-style="solid" style:text-underline-width="auto" style:text-underline-mode="continuous"/>
    </style:style>
    <style:style style:name="P1606" style:parent-style-name="Normalny" style:family="paragraph">
      <style:paragraph-properties fo:text-align="justify" fo:line-height="150%" fo:text-indent="0.2479in"/>
    </style:style>
    <style:style style:name="T1607" style:parent-style-name="Domyślnaczcionkaakapitu" style:family="text">
      <style:text-properties fo:background-color="#80FFFF"/>
    </style:style>
    <style:style style:name="P1608" style:parent-style-name="Normalny" style:family="paragraph">
      <style:paragraph-properties fo:text-align="justify" fo:line-height="150%" fo:text-indent="0.2479in"/>
    </style:style>
    <style:style style:name="T1609" style:parent-style-name="Domyślnaczcionkaakapitu" style:family="text">
      <style:text-properties fo:background-color="#80FFFF"/>
    </style:style>
    <style:style style:name="P1610" style:parent-style-name="Normalny" style:family="paragraph">
      <style:paragraph-properties fo:text-align="justify" fo:line-height="150%"/>
    </style:style>
    <style:style style:name="T1611" style:parent-style-name="Domyślnaczcionkaakapitu" style:family="text">
      <style:text-properties style:text-underline-type="single" style:text-underline-style="solid" style:text-underline-width="auto" style:text-underline-mode="continuous"/>
    </style:style>
    <style:style style:name="P1612" style:parent-style-name="Normalny" style:family="paragraph">
      <style:paragraph-properties fo:text-align="justify" fo:line-height="150%" fo:text-indent="0.2479in"/>
    </style:style>
    <style:style style:name="P1613" style:parent-style-name="Normalny" style:family="paragraph">
      <style:paragraph-properties fo:text-align="justify" fo:line-height="150%" fo:text-indent="0.2479in"/>
    </style:style>
    <style:style style:name="T1614" style:parent-style-name="Domyślnaczcionkaakapitu" style:family="text">
      <style:text-properties fo:background-color="#80FFFF"/>
    </style:style>
    <style:style style:name="T1615" style:parent-style-name="Domyślnaczcionkaakapitu" style:family="text">
      <style:text-properties fo:background-color="#80FFFF"/>
    </style:style>
    <style:style style:name="P1616" style:parent-style-name="Normalny" style:family="paragraph">
      <style:paragraph-properties fo:text-align="justify" fo:line-height="150%"/>
    </style:style>
    <style:style style:name="T1617" style:parent-style-name="Domyślnaczcionkaakapitu" style:family="text">
      <style:text-properties style:text-underline-type="single" style:text-underline-style="solid" style:text-underline-width="auto" style:text-underline-mode="continuous"/>
    </style:style>
    <style:style style:name="T1618" style:parent-style-name="Domyślnaczcionkaakapitu" style:family="text">
      <style:text-properties fo:background-color="#80FFFF" style:text-underline-type="single" style:text-underline-style="solid" style:text-underline-width="auto" style:text-underline-mode="continuous"/>
    </style:style>
    <style:style style:name="P1619" style:parent-style-name="Normalny" style:family="paragraph">
      <style:paragraph-properties fo:text-align="justify" fo:line-height="150%" fo:text-indent="0.2479in"/>
    </style:style>
    <style:style style:name="P1620" style:parent-style-name="Normalny" style:family="paragraph">
      <style:paragraph-properties fo:text-align="justify" fo:line-height="150%"/>
    </style:style>
    <style:style style:name="T1621" style:parent-style-name="Domyślnaczcionkaakapitu" style:family="text">
      <style:text-properties style:text-underline-type="single" style:text-underline-style="solid" style:text-underline-width="auto" style:text-underline-mode="continuous"/>
    </style:style>
    <style:style style:name="P1622" style:parent-style-name="Normalny" style:family="paragraph">
      <style:paragraph-properties fo:text-align="justify" fo:line-height="150%" fo:text-indent="0.2479in"/>
    </style:style>
    <style:style style:name="T1623" style:parent-style-name="Domyślnaczcionkaakapitu" style:family="text">
      <style:text-properties fo:background-color="#80FFFF"/>
    </style:style>
    <style:style style:name="P1624" style:parent-style-name="Normalny" style:family="paragraph">
      <style:paragraph-properties fo:text-align="justify" fo:line-height="150%"/>
    </style:style>
    <style:style style:name="T1625" style:parent-style-name="Domyślnaczcionkaakapitu" style:family="text">
      <style:text-properties style:text-underline-type="single" style:text-underline-style="solid" style:text-underline-width="auto" style:text-underline-mode="continuous"/>
    </style:style>
    <style:style style:name="T1626" style:parent-style-name="Domyślnaczcionkaakapitu" style:family="text">
      <style:text-properties fo:background-color="#80FFFF"/>
    </style:style>
    <style:style style:name="P1627" style:parent-style-name="Normalny" style:family="paragraph">
      <style:paragraph-properties fo:text-align="justify" fo:line-height="150%" fo:text-indent="0.2479in"/>
    </style:style>
    <style:style style:name="P1628" style:parent-style-name="Normalny" style:family="paragraph">
      <style:paragraph-properties fo:text-align="justify" fo:line-height="150%" fo:text-indent="0.2479in"/>
    </style:style>
    <style:style style:name="P1629" style:parent-style-name="Normalny" style:family="paragraph">
      <style:paragraph-properties fo:text-align="justify" fo:line-height="150%" fo:text-indent="0.2479in"/>
    </style:style>
    <style:style style:name="P1630" style:parent-style-name="Normalny" style:family="paragraph">
      <style:paragraph-properties fo:text-align="justify" fo:line-height="150%"/>
    </style:style>
    <style:style style:name="T1631" style:parent-style-name="Domyślnaczcionkaakapitu" style:family="text">
      <style:text-properties style:text-underline-type="single" style:text-underline-style="solid" style:text-underline-width="auto" style:text-underline-mode="continuous"/>
    </style:style>
    <style:style style:name="T1632" style:parent-style-name="Domyślnaczcionkaakapitu" style:family="text">
      <style:text-properties fo:background-color="#80FFFF" style:text-underline-type="single" style:text-underline-style="solid" style:text-underline-width="auto" style:text-underline-mode="continuous"/>
    </style:style>
    <style:style style:name="T1633" style:parent-style-name="Domyślnaczcionkaakapitu" style:family="text">
      <style:text-properties style:text-underline-type="single" style:text-underline-style="solid" style:text-underline-width="auto" style:text-underline-mode="continuous"/>
    </style:style>
    <style:style style:name="P1634" style:parent-style-name="Normalny" style:family="paragraph">
      <style:paragraph-properties fo:text-align="justify" fo:line-height="150%" fo:text-indent="0.2479in"/>
    </style:style>
    <style:style style:name="T1635" style:parent-style-name="Domyślnaczcionkaakapitu" style:family="text">
      <style:text-properties fo:background-color="#80FFFF"/>
    </style:style>
    <style:style style:name="P1636" style:parent-style-name="Normalny" style:family="paragraph">
      <style:paragraph-properties fo:text-align="justify" fo:line-height="150%"/>
    </style:style>
    <style:style style:name="T1637" style:parent-style-name="Domyślnaczcionkaakapitu" style:family="text">
      <style:text-properties style:text-underline-type="single" style:text-underline-style="solid" style:text-underline-width="auto" style:text-underline-mode="continuous"/>
    </style:style>
    <style:style style:name="T1638" style:parent-style-name="Domyślnaczcionkaakapitu" style:family="text">
      <style:text-properties fo:background-color="#80FFFF" style:text-underline-type="single" style:text-underline-style="solid" style:text-underline-width="auto" style:text-underline-mode="continuous"/>
    </style:style>
    <style:style style:name="T1639" style:parent-style-name="Domyślnaczcionkaakapitu" style:family="text">
      <style:text-properties style:text-underline-type="single" style:text-underline-style="solid" style:text-underline-width="auto" style:text-underline-mode="continuous"/>
    </style:style>
    <style:style style:name="T1640" style:parent-style-name="Domyślnaczcionkaakapitu" style:family="text">
      <style:text-properties fo:background-color="#80FFFF" style:text-underline-type="single" style:text-underline-style="solid" style:text-underline-width="auto" style:text-underline-mode="continuous"/>
    </style:style>
    <style:style style:name="T1641" style:parent-style-name="Domyślnaczcionkaakapitu" style:family="text">
      <style:text-properties style:text-underline-type="single" style:text-underline-style="solid" style:text-underline-width="auto" style:text-underline-mode="continuous"/>
    </style:style>
    <style:style style:name="T1642" style:parent-style-name="Domyślnaczcionkaakapitu" style:family="text">
      <style:text-properties fo:background-color="#80FFFF" style:text-underline-type="single" style:text-underline-style="solid" style:text-underline-width="auto" style:text-underline-mode="continuous"/>
    </style:style>
    <style:style style:name="T1643" style:parent-style-name="Domyślnaczcionkaakapitu" style:family="text">
      <style:text-properties fo:background-color="#80FFFF"/>
    </style:style>
    <style:style style:name="P1644" style:parent-style-name="Normalny" style:family="paragraph">
      <style:paragraph-properties fo:text-align="justify" fo:line-height="150%" fo:text-indent="0.2479in"/>
    </style:style>
    <style:style style:name="T1645" style:parent-style-name="Domyślnaczcionkaakapitu" style:family="text">
      <style:text-properties fo:background-color="#80FFFF"/>
    </style:style>
    <style:style style:name="T1646" style:parent-style-name="Domyślnaczcionkaakapitu" style:family="text">
      <style:text-properties fo:background-color="#80FFFF"/>
    </style:style>
    <style:style style:name="T1647" style:parent-style-name="Domyślnaczcionkaakapitu" style:family="text">
      <style:text-properties fo:background-color="#80FFFF"/>
    </style:style>
    <style:style style:name="P1648" style:parent-style-name="Normalny" style:family="paragraph">
      <style:paragraph-properties fo:text-align="justify" fo:line-height="150%" fo:text-indent="0.2479in"/>
    </style:style>
    <style:style style:name="T1649" style:parent-style-name="Domyślnaczcionkaakapitu" style:family="text">
      <style:text-properties fo:background-color="#80FFFF"/>
    </style:style>
    <style:style style:name="P1650" style:parent-style-name="Normalny" style:family="paragraph">
      <style:paragraph-properties fo:text-align="justify" fo:line-height="150%" fo:text-indent="0.2479in"/>
    </style:style>
    <style:style style:name="T1651" style:parent-style-name="Domyślnaczcionkaakapitu" style:family="text">
      <style:text-properties fo:background-color="#80FFFF"/>
    </style:style>
    <style:style style:name="P1652" style:parent-style-name="Normalny" style:family="paragraph">
      <style:paragraph-properties fo:text-align="justify" fo:line-height="150%"/>
    </style:style>
    <style:style style:name="T1653" style:parent-style-name="Domyślnaczcionkaakapitu" style:family="text">
      <style:text-properties style:text-underline-type="single" style:text-underline-style="solid" style:text-underline-width="auto" style:text-underline-mode="continuous"/>
    </style:style>
    <style:style style:name="P1654" style:parent-style-name="Normalny" style:family="paragraph">
      <style:paragraph-properties fo:text-align="justify" fo:line-height="150%" fo:text-indent="0.2479in"/>
    </style:style>
    <style:style style:name="T1655" style:parent-style-name="Domyślnaczcionkaakapitu" style:family="text">
      <style:text-properties fo:background-color="#80FFFF"/>
    </style:style>
    <style:style style:name="T1656" style:parent-style-name="Domyślnaczcionkaakapitu" style:family="text">
      <style:text-properties fo:background-color="#80FFFF"/>
    </style:style>
    <style:style style:name="P1657" style:parent-style-name="Normalny" style:family="paragraph">
      <style:paragraph-properties fo:text-align="justify" fo:line-height="150%"/>
    </style:style>
    <style:style style:name="T1658" style:parent-style-name="Domyślnaczcionkaakapitu" style:family="text">
      <style:text-properties style:text-underline-type="single" style:text-underline-style="solid" style:text-underline-width="auto" style:text-underline-mode="continuous"/>
    </style:style>
    <style:style style:name="P1659" style:parent-style-name="Normalny" style:family="paragraph">
      <style:paragraph-properties fo:text-align="justify" fo:line-height="150%" fo:text-indent="0.2479in"/>
    </style:style>
    <style:style style:name="T1660" style:parent-style-name="Domyślnaczcionkaakapitu" style:family="text">
      <style:text-properties fo:background-color="#80FFFF"/>
    </style:style>
    <style:style style:name="P1661" style:parent-style-name="Normalny" style:family="paragraph">
      <style:paragraph-properties fo:text-align="justify" fo:line-height="150%" fo:text-indent="0.2479in"/>
    </style:style>
    <style:style style:name="P1662" style:parent-style-name="Normalny" style:family="paragraph">
      <style:paragraph-properties fo:text-align="justify" fo:line-height="150%" fo:text-indent="0.2479in"/>
    </style:style>
    <style:style style:name="P1663" style:parent-style-name="Normalny" style:family="paragraph">
      <style:paragraph-properties fo:text-align="justify" fo:line-height="150%"/>
    </style:style>
    <style:style style:name="T1664" style:parent-style-name="Domyślnaczcionkaakapitu" style:family="text">
      <style:text-properties style:text-underline-type="single" style:text-underline-style="solid" style:text-underline-width="auto" style:text-underline-mode="continuous"/>
    </style:style>
    <style:style style:name="P1665" style:parent-style-name="Normalny" style:family="paragraph">
      <style:paragraph-properties fo:text-align="justify" fo:line-height="150%" fo:text-indent="0.2479in"/>
    </style:style>
    <style:style style:name="P1666" style:parent-style-name="Normalny" style:family="paragraph">
      <style:paragraph-properties fo:text-align="justify" fo:line-height="150%"/>
    </style:style>
    <style:style style:name="T1667" style:parent-style-name="Domyślnaczcionkaakapitu" style:family="text">
      <style:text-properties style:text-underline-type="single" style:text-underline-style="solid" style:text-underline-width="auto" style:text-underline-mode="continuous"/>
    </style:style>
    <style:style style:name="P1668" style:parent-style-name="Normalny" style:family="paragraph">
      <style:paragraph-properties fo:text-align="justify" fo:line-height="150%" fo:text-indent="0.2479in"/>
    </style:style>
    <style:style style:name="P1669" style:parent-style-name="Normalny" style:family="paragraph">
      <style:paragraph-properties fo:text-align="justify" fo:line-height="150%">
        <style:tab-stops>
          <style:tab-stop style:type="left" style:position="4.4118in"/>
          <style:tab-stop style:type="left" style:position="5.1451in"/>
        </style:tab-stops>
      </style:paragraph-properties>
    </style:style>
    <style:style style:name="T1670" style:parent-style-name="Domyślnaczcionkaakapitu" style:family="text">
      <style:text-properties style:text-underline-type="single" style:text-underline-style="solid" style:text-underline-width="auto" style:text-underline-mode="continuous"/>
    </style:style>
    <style:style style:name="P1671" style:parent-style-name="Normalny" style:family="paragraph">
      <style:paragraph-properties fo:text-align="justify" fo:line-height="150%" fo:text-indent="0.2479in">
        <style:tab-stops>
          <style:tab-stop style:type="left" style:position="4.4118in"/>
          <style:tab-stop style:type="left" style:position="5.1451in"/>
        </style:tab-stops>
      </style:paragraph-properties>
    </style:style>
    <style:style style:name="T1672" style:parent-style-name="Domyślnaczcionkaakapitu" style:family="text">
      <style:text-properties fo:background-color="#80FFFF"/>
    </style:style>
    <style:style style:name="T1673" style:parent-style-name="Domyślnaczcionkaakapitu" style:family="text">
      <style:text-properties fo:background-color="#80FFFF"/>
    </style:style>
    <style:style style:name="T1674" style:parent-style-name="Domyślnaczcionkaakapitu" style:family="text">
      <style:text-properties fo:background-color="#80FFFF"/>
    </style:style>
    <style:style style:name="T1675" style:parent-style-name="Domyślnaczcionkaakapitu" style:family="text">
      <style:text-properties fo:background-color="#80FFFF"/>
    </style:style>
    <style:style style:name="T1676" style:parent-style-name="Domyślnaczcionkaakapitu" style:family="text">
      <style:text-properties fo:background-color="#80FFFF"/>
    </style:style>
    <style:style style:name="P1677" style:parent-style-name="Normalny" style:family="paragraph">
      <style:paragraph-properties fo:text-align="justify" fo:line-height="150%"/>
    </style:style>
    <style:style style:name="T1678" style:parent-style-name="Domyślnaczcionkaakapitu" style:family="text">
      <style:text-properties style:text-underline-type="single" style:text-underline-style="solid" style:text-underline-width="auto" style:text-underline-mode="continuous"/>
    </style:style>
    <style:style style:name="T1679" style:parent-style-name="Domyślnaczcionkaakapitu" style:family="text">
      <style:text-properties fo:background-color="#80FFFF" style:text-underline-type="single" style:text-underline-style="solid" style:text-underline-width="auto" style:text-underline-mode="continuous"/>
    </style:style>
    <style:style style:name="P1680" style:parent-style-name="Normalny" style:family="paragraph">
      <style:paragraph-properties fo:text-align="justify" fo:line-height="150%" fo:text-indent="0.2479in"/>
    </style:style>
    <style:style style:name="T1681" style:parent-style-name="Domyślnaczcionkaakapitu" style:family="text">
      <style:text-properties fo:background-color="#80FFFF"/>
    </style:style>
    <style:style style:name="T1682" style:parent-style-name="Domyślnaczcionkaakapitu" style:family="text">
      <style:text-properties fo:background-color="#80FFFF"/>
    </style:style>
    <style:style style:name="T1683" style:parent-style-name="Domyślnaczcionkaakapitu" style:family="text">
      <style:text-properties fo:background-color="#80FFFF"/>
    </style:style>
    <style:style style:name="P1684" style:parent-style-name="Normalny" style:family="paragraph">
      <style:paragraph-properties fo:text-align="justify" fo:line-height="150%" fo:text-indent="0.2479in"/>
    </style:style>
    <style:style style:name="T1685" style:parent-style-name="Domyślnaczcionkaakapitu" style:family="text">
      <style:text-properties fo:background-color="#80FFFF"/>
    </style:style>
    <style:style style:name="P1686" style:parent-style-name="Normalny" style:family="paragraph">
      <style:paragraph-properties fo:text-align="justify" fo:line-height="150%" fo:text-indent="0.2479in"/>
    </style:style>
    <style:style style:name="T1687" style:parent-style-name="Domyślnaczcionkaakapitu" style:family="text">
      <style:text-properties fo:background-color="#80FFFF"/>
    </style:style>
    <style:style style:name="P1688" style:parent-style-name="Normalny" style:family="paragraph">
      <style:paragraph-properties fo:text-align="justify" fo:line-height="150%" fo:text-indent="0.2479in"/>
    </style:style>
    <style:style style:name="T1689" style:parent-style-name="Domyślnaczcionkaakapitu" style:family="text">
      <style:text-properties fo:background-color="#80FFFF"/>
    </style:style>
    <style:style style:name="P1690" style:parent-style-name="Normalny" style:family="paragraph">
      <style:paragraph-properties fo:text-align="justify" fo:line-height="150%" fo:text-indent="0.2479in"/>
    </style:style>
    <style:style style:name="P1691" style:parent-style-name="Normalny" style:family="paragraph">
      <style:paragraph-properties fo:text-align="justify" fo:line-height="150%"/>
    </style:style>
    <style:style style:name="T1692" style:parent-style-name="Domyślnaczcionkaakapitu" style:family="text">
      <style:text-properties style:text-underline-type="single" style:text-underline-style="solid" style:text-underline-width="auto" style:text-underline-mode="continuous"/>
    </style:style>
    <style:style style:name="P1693" style:parent-style-name="Normalny" style:family="paragraph">
      <style:paragraph-properties fo:text-align="justify" fo:line-height="150%" fo:text-indent="0.2479in"/>
    </style:style>
    <style:style style:name="T1694" style:parent-style-name="Domyślnaczcionkaakapitu" style:family="text">
      <style:text-properties fo:background-color="#80FFFF"/>
    </style:style>
    <style:style style:name="T1695" style:parent-style-name="Domyślnaczcionkaakapitu" style:family="text">
      <style:text-properties fo:background-color="#80FFFF"/>
    </style:style>
    <style:style style:name="P1696" style:parent-style-name="Normalny" style:family="paragraph">
      <style:paragraph-properties fo:text-align="justify" fo:line-height="150%" fo:text-indent="0.2479in"/>
    </style:style>
    <style:style style:name="T1697" style:parent-style-name="Domyślnaczcionkaakapitu" style:family="text">
      <style:text-properties fo:background-color="#80FFFF"/>
    </style:style>
    <style:style style:name="T1698" style:parent-style-name="Domyślnaczcionkaakapitu" style:family="text">
      <style:text-properties fo:background-color="#80FFFF"/>
    </style:style>
    <style:style style:name="T1699" style:parent-style-name="Domyślnaczcionkaakapitu" style:family="text">
      <style:text-properties fo:background-color="#80FFFF"/>
    </style:style>
    <style:style style:name="P1700" style:parent-style-name="Normalny" style:family="paragraph">
      <style:paragraph-properties fo:text-align="justify" fo:line-height="150%"/>
    </style:style>
    <style:style style:name="T1701" style:parent-style-name="Domyślnaczcionkaakapitu" style:family="text">
      <style:text-properties style:text-underline-type="single" style:text-underline-style="solid" style:text-underline-width="auto" style:text-underline-mode="continuous"/>
    </style:style>
    <style:style style:name="T1702" style:parent-style-name="Domyślnaczcionkaakapitu" style:family="text">
      <style:text-properties fo:background-color="#80FFFF"/>
    </style:style>
    <style:style style:name="P1703" style:parent-style-name="Normalny" style:family="paragraph">
      <style:paragraph-properties fo:text-align="justify" fo:line-height="150%" fo:text-indent="0.2479in"/>
    </style:style>
    <style:style style:name="T1704" style:parent-style-name="Domyślnaczcionkaakapitu" style:family="text">
      <style:text-properties fo:background-color="#80FFFF"/>
    </style:style>
    <style:style style:name="T1705" style:parent-style-name="Domyślnaczcionkaakapitu" style:family="text">
      <style:text-properties fo:background-color="#80FFFF"/>
    </style:style>
    <style:style style:name="T1706" style:parent-style-name="Domyślnaczcionkaakapitu" style:family="text">
      <style:text-properties fo:background-color="#80FFFF"/>
    </style:style>
    <style:style style:name="P1707" style:parent-style-name="Normalny" style:family="paragraph">
      <style:paragraph-properties fo:text-align="justify" fo:line-height="150%"/>
    </style:style>
    <style:style style:name="T1708" style:parent-style-name="Domyślnaczcionkaakapitu" style:family="text">
      <style:text-properties style:text-underline-type="single" style:text-underline-style="solid" style:text-underline-width="auto" style:text-underline-mode="continuous"/>
    </style:style>
    <style:style style:name="T1709" style:parent-style-name="Domyślnaczcionkaakapitu" style:family="text">
      <style:text-properties fo:background-color="#80FFFF" style:text-underline-type="single" style:text-underline-style="solid" style:text-underline-width="auto" style:text-underline-mode="continuous"/>
    </style:style>
    <style:style style:name="T1710" style:parent-style-name="Domyślnaczcionkaakapitu" style:family="text">
      <style:text-properties style:text-underline-type="single" style:text-underline-style="solid" style:text-underline-width="auto" style:text-underline-mode="continuous"/>
    </style:style>
    <style:style style:name="T1711" style:parent-style-name="Domyślnaczcionkaakapitu" style:family="text">
      <style:text-properties fo:background-color="#80FFFF" style:text-underline-type="single" style:text-underline-style="solid" style:text-underline-width="auto" style:text-underline-mode="continuous"/>
    </style:style>
    <style:style style:name="P1712" style:parent-style-name="Normalny" style:family="paragraph">
      <style:paragraph-properties fo:text-align="justify" fo:line-height="150%" fo:text-indent="0.2479in"/>
    </style:style>
    <style:style style:name="T1713" style:parent-style-name="Domyślnaczcionkaakapitu" style:family="text">
      <style:text-properties fo:background-color="#80FFFF"/>
    </style:style>
    <style:style style:name="T1714" style:parent-style-name="Domyślnaczcionkaakapitu" style:family="text">
      <style:text-properties fo:background-color="#80FFFF"/>
    </style:style>
    <style:style style:name="T1715" style:parent-style-name="Domyślnaczcionkaakapitu" style:family="text">
      <style:text-properties fo:background-color="#80FFFF"/>
    </style:style>
    <style:style style:name="T1716" style:parent-style-name="Domyślnaczcionkaakapitu" style:family="text">
      <style:text-properties fo:background-color="#80FFFF"/>
    </style:style>
    <style:style style:name="P1717" style:parent-style-name="Normalny" style:family="paragraph">
      <style:paragraph-properties fo:text-align="justify" fo:line-height="150%" fo:text-indent="0.2479in"/>
    </style:style>
    <style:style style:name="T1718" style:parent-style-name="Domyślnaczcionkaakapitu" style:family="text">
      <style:text-properties fo:background-color="#80FFFF"/>
    </style:style>
    <style:style style:name="T1719" style:parent-style-name="Domyślnaczcionkaakapitu" style:family="text">
      <style:text-properties fo:background-color="#80FFFF"/>
    </style:style>
    <style:style style:name="P1720" style:parent-style-name="Normalny" style:family="paragraph">
      <style:paragraph-properties fo:text-align="justify" fo:line-height="150%"/>
    </style:style>
    <style:style style:name="T1721" style:parent-style-name="Domyślnaczcionkaakapitu" style:family="text">
      <style:text-properties fo:background-color="#80FFFF"/>
    </style:style>
    <style:style style:name="P1722" style:parent-style-name="Normalny" style:family="paragraph">
      <style:paragraph-properties fo:text-align="justify" fo:line-height="150%" fo:text-indent="0.2479in"/>
      <style:text-properties fo:background-color="#80FFFF"/>
    </style:style>
    <style:style style:name="P1723" style:parent-style-name="Normalny" style:family="paragraph">
      <style:paragraph-properties fo:text-align="justify" fo:line-height="150%" fo:text-indent="0.2479in"/>
    </style:style>
    <style:style style:name="P1724" style:parent-style-name="Normalny" style:family="paragraph">
      <style:paragraph-properties fo:text-align="justify" fo:line-height="150%"/>
    </style:style>
    <style:style style:name="T1725" style:parent-style-name="Domyślnaczcionkaakapitu" style:family="text">
      <style:text-properties style:text-underline-type="single" style:text-underline-style="solid" style:text-underline-width="auto" style:text-underline-mode="continuous"/>
    </style:style>
    <style:style style:name="P1726" style:parent-style-name="Normalny" style:family="paragraph">
      <style:paragraph-properties fo:text-align="justify" fo:line-height="150%" fo:text-indent="0.2479in"/>
    </style:style>
    <style:style style:name="P1727" style:parent-style-name="Normalny" style:family="paragraph">
      <style:paragraph-properties fo:text-align="justify" fo:line-height="150%"/>
    </style:style>
    <style:style style:name="T1728" style:parent-style-name="Domyślnaczcionkaakapitu" style:family="text">
      <style:text-properties style:text-underline-type="single" style:text-underline-style="solid" style:text-underline-width="auto" style:text-underline-mode="continuous"/>
    </style:style>
    <style:style style:name="P1729" style:parent-style-name="Normalny" style:family="paragraph">
      <style:paragraph-properties fo:text-align="justify" fo:line-height="150%" fo:text-indent="0.2479in"/>
    </style:style>
    <style:style style:name="T1730" style:parent-style-name="Domyślnaczcionkaakapitu" style:family="text">
      <style:text-properties fo:background-color="#80FFFF"/>
    </style:style>
    <style:style style:name="T1731" style:parent-style-name="Domyślnaczcionkaakapitu" style:family="text">
      <style:text-properties fo:background-color="#80FFFF"/>
    </style:style>
    <style:style style:name="P1732" style:parent-style-name="Normalny" style:family="paragraph">
      <style:paragraph-properties fo:text-align="justify" fo:line-height="150%"/>
    </style:style>
    <style:style style:name="T1733" style:parent-style-name="Domyślnaczcionkaakapitu" style:family="text">
      <style:text-properties style:text-underline-type="single" style:text-underline-style="solid" style:text-underline-width="auto" style:text-underline-mode="continuous"/>
    </style:style>
    <style:style style:name="P1734" style:parent-style-name="Normalny" style:family="paragraph">
      <style:paragraph-properties fo:text-align="justify" fo:line-height="150%" fo:text-indent="0.2479in"/>
    </style:style>
    <style:style style:name="T1735" style:parent-style-name="Domyślnaczcionkaakapitu" style:family="text">
      <style:text-properties fo:background-color="#80FFFF"/>
    </style:style>
    <style:style style:name="T1736" style:parent-style-name="Domyślnaczcionkaakapitu" style:family="text">
      <style:text-properties fo:background-color="#80FFFF"/>
    </style:style>
    <style:style style:name="T1737" style:parent-style-name="Domyślnaczcionkaakapitu" style:family="text">
      <style:text-properties fo:background-color="#80FFFF"/>
    </style:style>
    <style:style style:name="T1738" style:parent-style-name="Domyślnaczcionkaakapitu" style:family="text">
      <style:text-properties fo:background-color="#80FFFF"/>
    </style:style>
    <style:style style:name="T1739" style:parent-style-name="Domyślnaczcionkaakapitu" style:family="text">
      <style:text-properties fo:background-color="#80FFFF"/>
    </style:style>
    <style:style style:name="T1740" style:parent-style-name="Domyślnaczcionkaakapitu" style:family="text">
      <style:text-properties fo:background-color="#80FFFF"/>
    </style:style>
    <style:style style:name="T1741" style:parent-style-name="Domyślnaczcionkaakapitu" style:family="text">
      <style:text-properties fo:background-color="#80FFFF"/>
    </style:style>
    <style:style style:name="T1742" style:parent-style-name="Domyślnaczcionkaakapitu" style:family="text">
      <style:text-properties fo:background-color="#80FFFF"/>
    </style:style>
    <style:style style:name="T1743" style:parent-style-name="Domyślnaczcionkaakapitu" style:family="text">
      <style:text-properties fo:background-color="#80FFFF"/>
    </style:style>
    <style:style style:name="P1744" style:parent-style-name="Normalny" style:family="paragraph">
      <style:paragraph-properties fo:text-align="justify" fo:line-height="150%"/>
    </style:style>
    <style:style style:name="T1745" style:parent-style-name="Domyślnaczcionkaakapitu" style:family="text">
      <style:text-properties style:text-underline-type="single" style:text-underline-style="solid" style:text-underline-width="auto" style:text-underline-mode="continuous"/>
    </style:style>
    <style:style style:name="T1746" style:parent-style-name="Domyślnaczcionkaakapitu" style:family="text">
      <style:text-properties fo:background-color="#80FFFF" style:text-underline-type="single" style:text-underline-style="solid" style:text-underline-width="auto" style:text-underline-mode="continuous"/>
    </style:style>
    <style:style style:name="T1747" style:parent-style-name="Domyślnaczcionkaakapitu" style:family="text">
      <style:text-properties style:text-underline-type="single" style:text-underline-style="solid" style:text-underline-width="auto" style:text-underline-mode="continuous"/>
    </style:style>
    <style:style style:name="T1748" style:parent-style-name="Domyślnaczcionkaakapitu" style:family="text">
      <style:text-properties fo:background-color="#80FFFF" style:text-underline-type="single" style:text-underline-style="solid" style:text-underline-width="auto" style:text-underline-mode="continuous"/>
    </style:style>
    <style:style style:name="T1749" style:parent-style-name="Domyślnaczcionkaakapitu" style:family="text">
      <style:text-properties style:text-underline-type="single" style:text-underline-style="solid" style:text-underline-width="auto" style:text-underline-mode="continuous"/>
    </style:style>
    <style:style style:name="T1750" style:parent-style-name="Domyślnaczcionkaakapitu" style:family="text">
      <style:text-properties fo:background-color="#80FFFF" style:text-underline-type="single" style:text-underline-style="solid" style:text-underline-width="auto" style:text-underline-mode="continuous"/>
    </style:style>
    <style:style style:name="T1751" style:parent-style-name="Domyślnaczcionkaakapitu" style:family="text">
      <style:text-properties fo:background-color="#80FFFF"/>
    </style:style>
    <style:style style:name="P1752" style:parent-style-name="Normalny" style:family="paragraph">
      <style:paragraph-properties fo:text-align="justify" fo:line-height="150%" fo:text-indent="0.2479in"/>
    </style:style>
    <style:style style:name="P1753" style:parent-style-name="Normalny" style:family="paragraph">
      <style:paragraph-properties fo:text-align="justify" fo:line-height="150%"/>
    </style:style>
    <style:style style:name="T1754" style:parent-style-name="Domyślnaczcionkaakapitu" style:family="text">
      <style:text-properties style:text-underline-type="single" style:text-underline-style="solid" style:text-underline-width="auto" style:text-underline-mode="continuous"/>
    </style:style>
    <style:style style:name="P1755" style:parent-style-name="Normalny" style:family="paragraph">
      <style:paragraph-properties fo:text-align="justify" fo:line-height="150%" fo:text-indent="0.2479in"/>
    </style:style>
    <style:style style:name="T1756" style:parent-style-name="Domyślnaczcionkaakapitu" style:family="text">
      <style:text-properties fo:background-color="#80FFFF"/>
    </style:style>
    <style:style style:name="P1757" style:parent-style-name="Normalny" style:family="paragraph">
      <style:paragraph-properties fo:text-align="justify" fo:line-height="150%" fo:text-indent="0.2479in"/>
    </style:style>
    <style:style style:name="T1758" style:parent-style-name="Domyślnaczcionkaakapitu" style:family="text">
      <style:text-properties fo:background-color="#80FFFF"/>
    </style:style>
    <style:style style:name="P1759" style:parent-style-name="Normalny" style:family="paragraph">
      <style:paragraph-properties fo:text-align="justify" fo:line-height="150%" fo:text-indent="0.2479in"/>
    </style:style>
    <style:style style:name="T1760" style:parent-style-name="Domyślnaczcionkaakapitu" style:family="text">
      <style:text-properties fo:background-color="#80FFFF"/>
    </style:style>
    <style:style style:name="T1761" style:parent-style-name="Domyślnaczcionkaakapitu" style:family="text">
      <style:text-properties fo:background-color="#80FFFF"/>
    </style:style>
    <style:style style:name="P1762" style:parent-style-name="Normalny" style:family="paragraph">
      <style:paragraph-properties fo:text-align="justify" fo:line-height="150%" fo:text-indent="0.2479in"/>
    </style:style>
    <style:style style:name="P1763" style:parent-style-name="Normalny" style:family="paragraph">
      <style:paragraph-properties fo:text-align="justify" fo:line-height="150%"/>
    </style:style>
    <style:style style:name="T1764" style:parent-style-name="Domyślnaczcionkaakapitu" style:family="text">
      <style:text-properties style:text-underline-type="single" style:text-underline-style="solid" style:text-underline-width="auto" style:text-underline-mode="continuous"/>
    </style:style>
    <style:style style:name="T1765" style:parent-style-name="Domyślnaczcionkaakapitu" style:family="text">
      <style:text-properties fo:background-color="#80FFFF" style:text-underline-type="single" style:text-underline-style="solid" style:text-underline-width="auto" style:text-underline-mode="continuous"/>
    </style:style>
    <style:style style:name="P1766" style:parent-style-name="Normalny" style:family="paragraph">
      <style:paragraph-properties fo:text-align="justify" fo:line-height="150%" fo:text-indent="0.2479in"/>
    </style:style>
    <style:style style:name="P1767" style:parent-style-name="Normalny" style:family="paragraph">
      <style:paragraph-properties fo:text-align="justify" fo:line-height="150%">
        <style:tab-stops>
          <style:tab-stop style:type="left" style:position="2.9173in"/>
        </style:tab-stops>
      </style:paragraph-properties>
    </style:style>
    <style:style style:name="T1768" style:parent-style-name="Domyślnaczcionkaakapitu" style:family="text">
      <style:text-properties style:text-underline-type="single" style:text-underline-style="solid" style:text-underline-width="auto" style:text-underline-mode="continuous"/>
    </style:style>
    <style:style style:name="T1769" style:parent-style-name="Domyślnaczcionkaakapitu" style:family="text">
      <style:text-properties fo:background-color="#80FFFF" style:text-underline-type="single" style:text-underline-style="solid" style:text-underline-width="auto" style:text-underline-mode="continuous"/>
    </style:style>
    <style:style style:name="P1770" style:parent-style-name="Normalny" style:family="paragraph">
      <style:paragraph-properties fo:text-align="justify" fo:line-height="150%" fo:text-indent="0.2479in"/>
    </style:style>
    <style:style style:name="T1771" style:parent-style-name="Domyślnaczcionkaakapitu" style:family="text">
      <style:text-properties fo:background-color="#80FFFF"/>
    </style:style>
    <style:style style:name="T1772" style:parent-style-name="Domyślnaczcionkaakapitu" style:family="text">
      <style:text-properties fo:background-color="#80FFFF"/>
    </style:style>
    <style:style style:name="P1773" style:parent-style-name="Normalny" style:family="paragraph">
      <style:paragraph-properties fo:text-align="justify" fo:line-height="150%" fo:text-indent="0.2479in"/>
    </style:style>
    <style:style style:name="T1774" style:parent-style-name="Domyślnaczcionkaakapitu" style:family="text">
      <style:text-properties fo:background-color="#80FFFF"/>
    </style:style>
    <style:style style:name="P1775" style:parent-style-name="Normalny" style:family="paragraph">
      <style:paragraph-properties fo:text-align="justify" fo:line-height="150%" fo:text-indent="0.2479in"/>
    </style:style>
    <style:style style:name="T1776" style:parent-style-name="Domyślnaczcionkaakapitu" style:family="text">
      <style:text-properties fo:background-color="#80FFFF"/>
    </style:style>
    <style:style style:name="P1777" style:parent-style-name="Normalny" style:family="paragraph">
      <style:paragraph-properties fo:text-align="justify" fo:line-height="150%" fo:text-indent="0.2479in"/>
    </style:style>
    <style:style style:name="P1778" style:parent-style-name="Normalny" style:family="paragraph">
      <style:paragraph-properties fo:text-align="justify" fo:line-height="150%"/>
    </style:style>
    <style:style style:name="T1779" style:parent-style-name="Domyślnaczcionkaakapitu" style:family="text">
      <style:text-properties style:text-underline-type="single" style:text-underline-style="solid" style:text-underline-width="auto" style:text-underline-mode="continuous"/>
    </style:style>
    <style:style style:name="T1780" style:parent-style-name="Domyślnaczcionkaakapitu" style:family="text">
      <style:text-properties fo:background-color="#80FFFF" style:text-underline-type="single" style:text-underline-style="solid" style:text-underline-width="auto" style:text-underline-mode="continuous"/>
    </style:style>
    <style:style style:name="T1781" style:parent-style-name="Domyślnaczcionkaakapitu" style:family="text">
      <style:text-properties style:text-underline-type="single" style:text-underline-style="solid" style:text-underline-width="auto" style:text-underline-mode="continuous"/>
    </style:style>
    <style:style style:name="P1782" style:parent-style-name="Normalny" style:family="paragraph">
      <style:paragraph-properties fo:text-align="justify" fo:line-height="150%" fo:text-indent="0.2479in"/>
    </style:style>
    <style:style style:name="T1783" style:parent-style-name="Domyślnaczcionkaakapitu" style:family="text">
      <style:text-properties fo:background-color="#80FFFF"/>
    </style:style>
    <style:style style:name="P1784" style:parent-style-name="Normalny" style:family="paragraph">
      <style:paragraph-properties fo:text-align="justify" fo:line-height="150%"/>
    </style:style>
    <style:style style:name="T1785" style:parent-style-name="Domyślnaczcionkaakapitu" style:family="text">
      <style:text-properties style:text-underline-type="single" style:text-underline-style="solid" style:text-underline-width="auto" style:text-underline-mode="continuous"/>
    </style:style>
    <style:style style:name="P1786" style:parent-style-name="Normalny" style:family="paragraph">
      <style:paragraph-properties fo:text-align="justify" fo:line-height="150%" fo:text-indent="0.2479in"/>
    </style:style>
    <style:style style:name="T1787" style:parent-style-name="Domyślnaczcionkaakapitu" style:family="text">
      <style:text-properties fo:background-color="#80FFFF"/>
    </style:style>
    <style:style style:name="T1788" style:parent-style-name="Domyślnaczcionkaakapitu" style:family="text">
      <style:text-properties fo:background-color="#80FFFF"/>
    </style:style>
    <style:style style:name="T1789" style:parent-style-name="Domyślnaczcionkaakapitu" style:family="text">
      <style:text-properties fo:background-color="#80FFFF"/>
    </style:style>
    <style:style style:name="P1790" style:parent-style-name="Normalny" style:family="paragraph">
      <style:paragraph-properties fo:text-align="justify" fo:line-height="150%"/>
    </style:style>
    <style:style style:name="T1791" style:parent-style-name="Domyślnaczcionkaakapitu" style:family="text">
      <style:text-properties style:text-underline-type="single" style:text-underline-style="solid" style:text-underline-width="auto" style:text-underline-mode="continuous"/>
    </style:style>
    <style:style style:name="T1792" style:parent-style-name="Domyślnaczcionkaakapitu" style:family="text">
      <style:text-properties fo:background-color="#80FFFF" style:text-underline-type="single" style:text-underline-style="solid" style:text-underline-width="auto" style:text-underline-mode="continuous"/>
    </style:style>
    <style:style style:name="T1793" style:parent-style-name="Domyślnaczcionkaakapitu" style:family="text">
      <style:text-properties style:text-underline-type="single" style:text-underline-style="solid" style:text-underline-width="auto" style:text-underline-mode="continuous"/>
    </style:style>
    <style:style style:name="T1794" style:parent-style-name="Domyślnaczcionkaakapitu" style:family="text">
      <style:text-properties fo:background-color="#80FFFF" style:text-underline-type="single" style:text-underline-style="solid" style:text-underline-width="auto" style:text-underline-mode="continuous"/>
    </style:style>
    <style:style style:name="P1795" style:parent-style-name="Normalny" style:family="paragraph">
      <style:paragraph-properties fo:text-align="justify" fo:line-height="150%"/>
    </style:style>
    <style:style style:name="P1796" style:parent-style-name="Normalny" style:family="paragraph">
      <style:paragraph-properties fo:text-align="justify" fo:line-height="150%"/>
    </style:style>
    <style:style style:name="T1797" style:parent-style-name="Domyślnaczcionkaakapitu" style:family="text">
      <style:text-properties style:text-underline-type="single" style:text-underline-style="solid" style:text-underline-width="auto" style:text-underline-mode="continuous"/>
    </style:style>
    <style:style style:name="T1798" style:parent-style-name="Domyślnaczcionkaakapitu" style:family="text">
      <style:text-properties fo:background-color="#80FFFF" style:text-underline-type="single" style:text-underline-style="solid" style:text-underline-width="auto" style:text-underline-mode="continuous"/>
    </style:style>
    <style:style style:name="T1799" style:parent-style-name="Domyślnaczcionkaakapitu" style:family="text">
      <style:text-properties style:text-underline-type="single" style:text-underline-style="solid" style:text-underline-width="auto" style:text-underline-mode="continuous"/>
    </style:style>
    <style:style style:name="P1800" style:parent-style-name="Normalny" style:family="paragraph">
      <style:paragraph-properties fo:text-align="justify" fo:line-height="150%" fo:text-indent="0.2479in"/>
    </style:style>
    <style:style style:name="P1801" style:parent-style-name="Normalny" style:family="paragraph">
      <style:paragraph-properties fo:text-align="justify" fo:line-height="150%"/>
    </style:style>
    <style:style style:name="T1802" style:parent-style-name="Domyślnaczcionkaakapitu" style:family="text">
      <style:text-properties style:text-underline-type="single" style:text-underline-style="solid" style:text-underline-width="auto" style:text-underline-mode="continuous"/>
    </style:style>
    <style:style style:name="T1803" style:parent-style-name="Domyślnaczcionkaakapitu" style:family="text">
      <style:text-properties fo:background-color="#80FFFF" style:text-underline-type="single" style:text-underline-style="solid" style:text-underline-width="auto" style:text-underline-mode="continuous"/>
    </style:style>
    <style:style style:name="P1804" style:parent-style-name="Normalny" style:family="paragraph">
      <style:paragraph-properties fo:text-align="justify" fo:line-height="150%" fo:text-indent="0.2479in"/>
    </style:style>
    <style:style style:name="T1805" style:parent-style-name="Domyślnaczcionkaakapitu" style:family="text">
      <style:text-properties fo:background-color="#80FFFF"/>
    </style:style>
    <style:style style:name="T1806" style:parent-style-name="Domyślnaczcionkaakapitu" style:family="text">
      <style:text-properties fo:background-color="#80FFFF"/>
    </style:style>
    <style:style style:name="P1807" style:parent-style-name="Normalny" style:family="paragraph">
      <style:paragraph-properties fo:text-align="justify" fo:line-height="150%"/>
    </style:style>
    <style:style style:name="T1808" style:parent-style-name="Domyślnaczcionkaakapitu" style:family="text">
      <style:text-properties style:text-underline-type="single" style:text-underline-style="solid" style:text-underline-width="auto" style:text-underline-mode="continuous"/>
    </style:style>
    <style:style style:name="P1809" style:parent-style-name="Normalny" style:family="paragraph">
      <style:paragraph-properties fo:text-align="justify" fo:line-height="150%" fo:text-indent="0.2479in"/>
    </style:style>
    <style:style style:name="P1810" style:parent-style-name="Normalny" style:family="paragraph">
      <style:paragraph-properties fo:text-align="justify" fo:line-height="150%"/>
    </style:style>
    <style:style style:name="T1811" style:parent-style-name="Domyślnaczcionkaakapitu" style:family="text">
      <style:text-properties style:text-underline-type="single" style:text-underline-style="solid" style:text-underline-width="auto" style:text-underline-mode="continuous"/>
    </style:style>
    <style:style style:name="T1812" style:parent-style-name="Domyślnaczcionkaakapitu" style:family="text">
      <style:text-properties fo:background-color="#80FFFF" style:text-underline-type="single" style:text-underline-style="solid" style:text-underline-width="auto" style:text-underline-mode="continuous"/>
    </style:style>
    <style:style style:name="P1813" style:parent-style-name="Normalny" style:family="paragraph">
      <style:paragraph-properties fo:text-align="justify" fo:line-height="150%" fo:text-indent="0.2479in"/>
    </style:style>
    <style:style style:name="T1814" style:parent-style-name="Domyślnaczcionkaakapitu" style:family="text">
      <style:text-properties fo:background-color="#80FFFF"/>
    </style:style>
    <style:style style:name="P1815" style:parent-style-name="Normalny" style:family="paragraph">
      <style:paragraph-properties fo:text-align="justify" fo:line-height="150%"/>
    </style:style>
    <style:style style:name="T1816" style:parent-style-name="Domyślnaczcionkaakapitu" style:family="text">
      <style:text-properties style:text-underline-type="single" style:text-underline-style="solid" style:text-underline-width="auto" style:text-underline-mode="continuous"/>
    </style:style>
    <style:style style:name="T1817" style:parent-style-name="Domyślnaczcionkaakapitu" style:family="text">
      <style:text-properties fo:background-color="#80FFFF" style:text-underline-type="single" style:text-underline-style="solid" style:text-underline-width="auto" style:text-underline-mode="continuous"/>
    </style:style>
    <style:style style:name="T1818" style:parent-style-name="Domyślnaczcionkaakapitu" style:family="text">
      <style:text-properties style:text-underline-type="single" style:text-underline-style="solid" style:text-underline-width="auto" style:text-underline-mode="continuous"/>
    </style:style>
    <style:style style:name="P1819" style:parent-style-name="Normalny" style:family="paragraph">
      <style:paragraph-properties fo:text-align="justify" fo:line-height="150%" fo:text-indent="0.2479in"/>
    </style:style>
    <style:style style:name="T1820" style:parent-style-name="Domyślnaczcionkaakapitu" style:family="text">
      <style:text-properties fo:background-color="#80FFFF"/>
    </style:style>
    <style:style style:name="T1821" style:parent-style-name="Domyślnaczcionkaakapitu" style:family="text">
      <style:text-properties fo:background-color="#80FFFF"/>
    </style:style>
    <style:style style:name="T1822" style:parent-style-name="Domyślnaczcionkaakapitu" style:family="text">
      <style:text-properties fo:background-color="#80FFFF"/>
    </style:style>
    <style:style style:name="P1823" style:parent-style-name="Normalny" style:family="paragraph">
      <style:paragraph-properties fo:text-align="justify" fo:line-height="150%" fo:text-indent="0.2479in"/>
    </style:style>
    <style:style style:name="T1824" style:parent-style-name="Domyślnaczcionkaakapitu" style:family="text">
      <style:text-properties fo:background-color="#80FFFF"/>
    </style:style>
    <style:style style:name="T1825" style:parent-style-name="Domyślnaczcionkaakapitu" style:family="text">
      <style:text-properties fo:background-color="#80FFFF"/>
    </style:style>
    <style:style style:name="P1826" style:parent-style-name="Normalny" style:family="paragraph">
      <style:paragraph-properties fo:text-align="justify" fo:line-height="150%" fo:text-indent="0.2479in"/>
    </style:style>
    <style:style style:name="T1827" style:parent-style-name="Domyślnaczcionkaakapitu" style:family="text">
      <style:text-properties fo:background-color="#80FFFF"/>
    </style:style>
    <style:style style:name="T1828" style:parent-style-name="Domyślnaczcionkaakapitu" style:family="text">
      <style:text-properties fo:background-color="#80FFFF"/>
    </style:style>
    <style:style style:name="P1829" style:parent-style-name="Normalny" style:family="paragraph">
      <style:paragraph-properties fo:text-align="justify" fo:line-height="150%"/>
    </style:style>
    <style:style style:name="T1830" style:parent-style-name="Domyślnaczcionkaakapitu" style:family="text">
      <style:text-properties style:text-underline-type="single" style:text-underline-style="solid" style:text-underline-width="auto" style:text-underline-mode="continuous"/>
    </style:style>
    <style:style style:name="P1831" style:parent-style-name="Normalny" style:family="paragraph">
      <style:paragraph-properties fo:text-align="justify" fo:line-height="150%" fo:text-indent="0.2479in"/>
    </style:style>
    <style:style style:name="P1832" style:parent-style-name="Normalny" style:family="paragraph">
      <style:paragraph-properties fo:text-align="justify" fo:line-height="150%"/>
    </style:style>
    <style:style style:name="T1833" style:parent-style-name="Domyślnaczcionkaakapitu" style:family="text">
      <style:text-properties style:text-underline-type="single" style:text-underline-style="solid" style:text-underline-width="auto" style:text-underline-mode="continuous"/>
    </style:style>
    <style:style style:name="T1834" style:parent-style-name="Domyślnaczcionkaakapitu" style:family="text">
      <style:text-properties fo:background-color="#80FFFF" style:text-underline-type="single" style:text-underline-style="solid" style:text-underline-width="auto" style:text-underline-mode="continuous"/>
    </style:style>
    <style:style style:name="P1835" style:parent-style-name="Normalny" style:family="paragraph">
      <style:paragraph-properties fo:text-align="justify" fo:line-height="150%" fo:text-indent="0.2479in"/>
    </style:style>
    <style:style style:name="T1836" style:parent-style-name="Domyślnaczcionkaakapitu" style:family="text">
      <style:text-properties fo:background-color="#80FFFF"/>
    </style:style>
    <style:style style:name="P1837" style:parent-style-name="Normalny" style:family="paragraph">
      <style:paragraph-properties fo:text-align="justify" fo:line-height="150%"/>
    </style:style>
    <style:style style:name="T1838" style:parent-style-name="Domyślnaczcionkaakapitu" style:family="text">
      <style:text-properties style:text-underline-type="single" style:text-underline-style="solid" style:text-underline-width="auto" style:text-underline-mode="continuous"/>
    </style:style>
    <style:style style:name="T1839" style:parent-style-name="Domyślnaczcionkaakapitu" style:family="text">
      <style:text-properties fo:background-color="#80FFFF" style:text-underline-type="single" style:text-underline-style="solid" style:text-underline-width="auto" style:text-underline-mode="continuous"/>
    </style:style>
    <style:style style:name="T1840" style:parent-style-name="Domyślnaczcionkaakapitu" style:family="text">
      <style:text-properties style:text-underline-type="single" style:text-underline-style="solid" style:text-underline-width="auto" style:text-underline-mode="continuous"/>
    </style:style>
    <style:style style:name="P1841" style:parent-style-name="Normalny" style:family="paragraph">
      <style:paragraph-properties fo:text-align="justify" fo:line-height="150%" fo:text-indent="0.2479in"/>
    </style:style>
    <style:style style:name="T1842" style:parent-style-name="Domyślnaczcionkaakapitu" style:family="text">
      <style:text-properties fo:background-color="#80FFFF"/>
    </style:style>
    <style:style style:name="T1843" style:parent-style-name="Domyślnaczcionkaakapitu" style:family="text">
      <style:text-properties fo:background-color="#80FFFF"/>
    </style:style>
    <style:style style:name="T1844" style:parent-style-name="Domyślnaczcionkaakapitu" style:family="text">
      <style:text-properties fo:background-color="#80FFFF"/>
    </style:style>
    <style:style style:name="P1845" style:parent-style-name="Normalny" style:family="paragraph">
      <style:paragraph-properties fo:text-align="justify" fo:line-height="150%"/>
    </style:style>
    <style:style style:name="T1846" style:parent-style-name="Domyślnaczcionkaakapitu" style:family="text">
      <style:text-properties style:text-underline-type="single" style:text-underline-style="solid" style:text-underline-width="auto" style:text-underline-mode="continuous"/>
    </style:style>
    <style:style style:name="T1847" style:parent-style-name="Domyślnaczcionkaakapitu" style:family="text">
      <style:text-properties fo:background-color="#80FFFF" style:text-underline-type="single" style:text-underline-style="solid" style:text-underline-width="auto" style:text-underline-mode="continuous"/>
    </style:style>
    <style:style style:name="P1848" style:parent-style-name="Normalny" style:family="paragraph">
      <style:paragraph-properties fo:text-align="justify" fo:line-height="150%" fo:text-indent="0.2479in"/>
    </style:style>
    <style:style style:name="P1849" style:parent-style-name="Normalny" style:family="paragraph">
      <style:paragraph-properties fo:text-align="justify" fo:line-height="150%" fo:text-indent="0.2479in"/>
    </style:style>
    <style:style style:name="T1850" style:parent-style-name="Domyślnaczcionkaakapitu" style:family="text">
      <style:text-properties fo:background-color="#80FFFF"/>
    </style:style>
    <style:style style:name="T1851" style:parent-style-name="Domyślnaczcionkaakapitu" style:family="text">
      <style:text-properties fo:background-color="#80FFFF"/>
    </style:style>
    <style:style style:name="T1852" style:parent-style-name="Domyślnaczcionkaakapitu" style:family="text">
      <style:text-properties fo:background-color="#80FFFF"/>
    </style:style>
    <style:style style:name="T1853" style:parent-style-name="Domyślnaczcionkaakapitu" style:family="text">
      <style:text-properties fo:background-color="#80FFFF"/>
    </style:style>
    <style:style style:name="T1854" style:parent-style-name="Domyślnaczcionkaakapitu" style:family="text">
      <style:text-properties fo:background-color="#80FFFF"/>
    </style:style>
    <style:style style:name="P1855" style:parent-style-name="Normalny" style:family="paragraph">
      <style:paragraph-properties fo:text-align="justify" fo:line-height="150%"/>
    </style:style>
    <style:style style:name="T1856" style:parent-style-name="Domyślnaczcionkaakapitu" style:family="text">
      <style:text-properties style:text-underline-type="single" style:text-underline-style="solid" style:text-underline-width="auto" style:text-underline-mode="continuous"/>
    </style:style>
    <style:style style:name="P1857" style:parent-style-name="Normalny" style:family="paragraph">
      <style:paragraph-properties fo:text-align="justify" fo:line-height="150%" fo:text-indent="0.2479in"/>
    </style:style>
    <style:style style:name="P1858" style:parent-style-name="Normalny" style:family="paragraph">
      <style:paragraph-properties fo:text-align="justify" fo:line-height="150%"/>
    </style:style>
    <style:style style:name="T1859" style:parent-style-name="Domyślnaczcionkaakapitu" style:family="text">
      <style:text-properties style:text-underline-type="single" style:text-underline-style="solid" style:text-underline-width="auto" style:text-underline-mode="continuous"/>
    </style:style>
    <style:style style:name="P1860" style:parent-style-name="Normalny" style:family="paragraph">
      <style:paragraph-properties fo:text-align="justify" fo:line-height="150%" fo:text-indent="0.2479in"/>
    </style:style>
    <style:style style:name="T1861" style:parent-style-name="Domyślnaczcionkaakapitu" style:family="text">
      <style:text-properties fo:background-color="#80FFFF"/>
    </style:style>
    <style:style style:name="T1862" style:parent-style-name="Domyślnaczcionkaakapitu" style:family="text">
      <style:text-properties fo:background-color="#80FFFF"/>
    </style:style>
    <style:style style:name="T1863" style:parent-style-name="Domyślnaczcionkaakapitu" style:family="text">
      <style:text-properties fo:background-color="#80FFFF"/>
    </style:style>
    <style:style style:name="P1864" style:parent-style-name="Normalny" style:family="paragraph">
      <style:paragraph-properties fo:text-align="justify" fo:line-height="150%" fo:text-indent="0.2479in"/>
    </style:style>
    <style:style style:name="P1865" style:parent-style-name="Normalny" style:family="paragraph">
      <style:paragraph-properties fo:text-align="justify" fo:line-height="150%"/>
    </style:style>
    <style:style style:name="T1866" style:parent-style-name="Domyślnaczcionkaakapitu" style:family="text">
      <style:text-properties style:text-underline-type="single" style:text-underline-style="solid" style:text-underline-width="auto" style:text-underline-mode="continuous"/>
    </style:style>
    <style:style style:name="P1867" style:parent-style-name="Normalny" style:family="paragraph">
      <style:paragraph-properties fo:text-align="justify" fo:line-height="150%" fo:text-indent="0.2479in"/>
    </style:style>
    <style:style style:name="P1868" style:parent-style-name="Normalny" style:family="paragraph">
      <style:paragraph-properties fo:text-align="justify" fo:line-height="150%"/>
    </style:style>
    <style:style style:name="T1869" style:parent-style-name="Domyślnaczcionkaakapitu" style:family="text">
      <style:text-properties style:text-underline-type="single" style:text-underline-style="solid" style:text-underline-width="auto" style:text-underline-mode="continuous"/>
    </style:style>
    <style:style style:name="T1870" style:parent-style-name="Domyślnaczcionkaakapitu" style:family="text">
      <style:text-properties fo:background-color="#80FFFF" style:text-underline-type="single" style:text-underline-style="solid" style:text-underline-width="auto" style:text-underline-mode="continuous"/>
    </style:style>
    <style:style style:name="T1871" style:parent-style-name="Domyślnaczcionkaakapitu" style:family="text">
      <style:text-properties style:text-underline-type="single" style:text-underline-style="solid" style:text-underline-width="auto" style:text-underline-mode="continuous"/>
    </style:style>
    <style:style style:name="T1872" style:parent-style-name="Domyślnaczcionkaakapitu" style:family="text">
      <style:text-properties fo:background-color="#80FFFF" style:text-underline-type="single" style:text-underline-style="solid" style:text-underline-width="auto" style:text-underline-mode="continuous"/>
    </style:style>
    <style:style style:name="P1873" style:parent-style-name="Normalny" style:family="paragraph">
      <style:paragraph-properties fo:text-align="justify" fo:line-height="150%" fo:text-indent="0.2479in"/>
    </style:style>
    <style:style style:name="T1874" style:parent-style-name="Domyślnaczcionkaakapitu" style:family="text">
      <style:text-properties fo:background-color="#80FFFF"/>
    </style:style>
    <style:style style:name="P1875" style:parent-style-name="Normalny" style:family="paragraph">
      <style:paragraph-properties fo:text-align="justify" fo:line-height="150%" fo:text-indent="0.2479in"/>
    </style:style>
    <style:style style:name="P1876" style:parent-style-name="Normalny" style:family="paragraph">
      <style:paragraph-properties fo:text-align="justify" fo:line-height="150%" fo:text-indent="0.2479in"/>
    </style:style>
    <style:style style:name="T1877" style:parent-style-name="Domyślnaczcionkaakapitu" style:family="text">
      <style:text-properties fo:background-color="#80FFFF"/>
    </style:style>
    <style:style style:name="T1878" style:parent-style-name="Domyślnaczcionkaakapitu" style:family="text">
      <style:text-properties fo:background-color="#80FFFF"/>
    </style:style>
    <style:style style:name="P1879" style:parent-style-name="Normalny" style:family="paragraph">
      <style:paragraph-properties fo:text-align="justify" fo:line-height="150%" fo:text-indent="0.2479in"/>
    </style:style>
    <style:style style:name="P1880" style:parent-style-name="Normalny" style:family="paragraph">
      <style:paragraph-properties fo:text-align="justify" fo:line-height="150%"/>
    </style:style>
    <style:style style:name="T1881" style:parent-style-name="Domyślnaczcionkaakapitu" style:family="text">
      <style:text-properties style:text-underline-type="single" style:text-underline-style="solid" style:text-underline-width="auto" style:text-underline-mode="continuous"/>
    </style:style>
    <style:style style:name="P1882" style:parent-style-name="Normalny" style:family="paragraph">
      <style:paragraph-properties fo:text-align="justify" fo:line-height="150%" fo:text-indent="0.2479in"/>
    </style:style>
    <style:style style:name="P1883" style:parent-style-name="Normalny" style:family="paragraph">
      <style:paragraph-properties fo:text-align="justify" fo:line-height="150%"/>
    </style:style>
    <style:style style:name="T1884" style:parent-style-name="Domyślnaczcionkaakapitu" style:family="text">
      <style:text-properties style:text-underline-type="single" style:text-underline-style="solid" style:text-underline-width="auto" style:text-underline-mode="continuous"/>
    </style:style>
    <style:style style:name="T1885" style:parent-style-name="Domyślnaczcionkaakapitu" style:family="text">
      <style:text-properties fo:background-color="#80FFFF" style:text-underline-type="single" style:text-underline-style="solid" style:text-underline-width="auto" style:text-underline-mode="continuous"/>
    </style:style>
    <style:style style:name="T1886" style:parent-style-name="Domyślnaczcionkaakapitu" style:family="text">
      <style:text-properties style:text-underline-type="single" style:text-underline-style="solid" style:text-underline-width="auto" style:text-underline-mode="continuous"/>
    </style:style>
    <style:style style:name="T1887" style:parent-style-name="Domyślnaczcionkaakapitu" style:family="text">
      <style:text-properties fo:background-color="#80FFFF" style:text-underline-type="single" style:text-underline-style="solid" style:text-underline-width="auto" style:text-underline-mode="continuous"/>
    </style:style>
    <style:style style:name="T1888" style:parent-style-name="Domyślnaczcionkaakapitu" style:family="text">
      <style:text-properties style:text-underline-type="single" style:text-underline-style="solid" style:text-underline-width="auto" style:text-underline-mode="continuous"/>
    </style:style>
    <style:style style:name="T1889" style:parent-style-name="Domyślnaczcionkaakapitu" style:family="text">
      <style:text-properties fo:background-color="#80FFFF" style:text-underline-type="single" style:text-underline-style="solid" style:text-underline-width="auto" style:text-underline-mode="continuous"/>
    </style:style>
    <style:style style:name="P1890" style:parent-style-name="Normalny" style:family="paragraph">
      <style:paragraph-properties fo:text-align="justify" fo:line-height="150%" fo:text-indent="0.2479in"/>
    </style:style>
    <style:style style:name="P1891" style:parent-style-name="Normalny" style:family="paragraph">
      <style:paragraph-properties fo:text-align="justify" fo:line-height="150%"/>
    </style:style>
    <style:style style:name="T1892" style:parent-style-name="Domyślnaczcionkaakapitu" style:family="text">
      <style:text-properties style:text-underline-type="single" style:text-underline-style="solid" style:text-underline-width="auto" style:text-underline-mode="continuous"/>
    </style:style>
    <style:style style:name="P1893" style:parent-style-name="Normalny" style:family="paragraph">
      <style:paragraph-properties fo:text-align="justify" fo:line-height="150%" fo:text-indent="0.2479in"/>
    </style:style>
    <style:style style:name="P1894" style:parent-style-name="Normalny" style:family="paragraph">
      <style:paragraph-properties fo:text-align="justify" fo:line-height="150%"/>
    </style:style>
    <style:style style:name="T1895" style:parent-style-name="Domyślnaczcionkaakapitu" style:family="text">
      <style:text-properties style:text-underline-type="single" style:text-underline-style="solid" style:text-underline-width="auto" style:text-underline-mode="continuous"/>
    </style:style>
    <style:style style:name="T1896" style:parent-style-name="Domyślnaczcionkaakapitu" style:family="text">
      <style:text-properties fo:background-color="#80FFFF" style:text-underline-type="single" style:text-underline-style="solid" style:text-underline-width="auto" style:text-underline-mode="continuous"/>
    </style:style>
    <style:style style:name="P1897" style:parent-style-name="Normalny" style:family="paragraph">
      <style:paragraph-properties fo:text-align="justify" fo:line-height="150%" fo:text-indent="0.2479in"/>
    </style:style>
    <style:style style:name="T1898" style:parent-style-name="Domyślnaczcionkaakapitu" style:family="text">
      <style:text-properties fo:background-color="#80FFFF"/>
    </style:style>
    <style:style style:name="P1899" style:parent-style-name="Normalny" style:family="paragraph">
      <style:paragraph-properties fo:text-align="justify" fo:line-height="150%"/>
    </style:style>
    <style:style style:name="T1900" style:parent-style-name="Domyślnaczcionkaakapitu" style:family="text">
      <style:text-properties fo:background-color="#80FFFF" style:text-underline-type="single" style:text-underline-style="solid" style:text-underline-width="auto" style:text-underline-mode="continuous"/>
    </style:style>
    <style:style style:name="T1901" style:parent-style-name="Domyślnaczcionkaakapitu" style:family="text">
      <style:text-properties style:text-underline-type="single" style:text-underline-style="solid" style:text-underline-width="auto" style:text-underline-mode="continuous"/>
    </style:style>
    <style:style style:name="T1902" style:parent-style-name="Domyślnaczcionkaakapitu" style:family="text">
      <style:text-properties fo:background-color="#80FFFF" style:text-underline-type="single" style:text-underline-style="solid" style:text-underline-width="auto" style:text-underline-mode="continuous"/>
    </style:style>
    <style:style style:name="T1903" style:parent-style-name="Domyślnaczcionkaakapitu" style:family="text">
      <style:text-properties style:text-underline-type="single" style:text-underline-style="solid" style:text-underline-width="auto" style:text-underline-mode="continuous"/>
    </style:style>
    <style:style style:name="P1904" style:parent-style-name="Normalny" style:family="paragraph">
      <style:paragraph-properties fo:text-align="justify" fo:line-height="150%" fo:text-indent="0.2479in"/>
    </style:style>
    <style:style style:name="P1905" style:parent-style-name="Normalny" style:family="paragraph">
      <style:paragraph-properties fo:text-align="justify" fo:line-height="150%"/>
    </style:style>
    <style:style style:name="T1906" style:parent-style-name="Domyślnaczcionkaakapitu" style:family="text">
      <style:text-properties style:text-underline-type="single" style:text-underline-style="solid" style:text-underline-width="auto" style:text-underline-mode="continuous"/>
    </style:style>
    <style:style style:name="T1907" style:parent-style-name="Domyślnaczcionkaakapitu" style:family="text">
      <style:text-properties fo:background-color="#80FFFF" style:text-underline-type="single" style:text-underline-style="solid" style:text-underline-width="auto" style:text-underline-mode="continuous"/>
    </style:style>
    <style:style style:name="T1908" style:parent-style-name="Domyślnaczcionkaakapitu" style:family="text">
      <style:text-properties style:text-underline-type="single" style:text-underline-style="solid" style:text-underline-width="auto" style:text-underline-mode="continuous"/>
    </style:style>
    <style:style style:name="T1909" style:parent-style-name="Domyślnaczcionkaakapitu" style:family="text">
      <style:text-properties fo:background-color="#80FFFF" style:text-underline-type="single" style:text-underline-style="solid" style:text-underline-width="auto" style:text-underline-mode="continuous"/>
    </style:style>
    <style:style style:name="P1910" style:parent-style-name="Normalny" style:family="paragraph">
      <style:paragraph-properties fo:text-align="justify" fo:line-height="150%" fo:text-indent="0.2479in"/>
    </style:style>
    <style:style style:name="P1911" style:parent-style-name="Normalny" style:family="paragraph">
      <style:paragraph-properties fo:text-align="justify" fo:line-height="150%"/>
    </style:style>
    <style:style style:name="T1912" style:parent-style-name="Domyślnaczcionkaakapitu" style:family="text">
      <style:text-properties style:text-underline-type="single" style:text-underline-style="solid" style:text-underline-width="auto" style:text-underline-mode="continuous"/>
    </style:style>
    <style:style style:name="P1913" style:parent-style-name="Normalny" style:family="paragraph">
      <style:paragraph-properties fo:text-align="justify" fo:line-height="150%" fo:text-indent="0.2479in"/>
    </style:style>
    <style:style style:name="P1914" style:parent-style-name="Normalny" style:family="paragraph">
      <style:paragraph-properties fo:text-align="justify" fo:line-height="150%"/>
    </style:style>
    <style:style style:name="T1915" style:parent-style-name="Domyślnaczcionkaakapitu" style:family="text">
      <style:text-properties style:text-underline-type="single" style:text-underline-style="solid" style:text-underline-width="auto" style:text-underline-mode="continuous"/>
    </style:style>
    <style:style style:name="T1916" style:parent-style-name="Domyślnaczcionkaakapitu" style:family="text">
      <style:text-properties fo:background-color="#80FFFF" style:text-underline-type="single" style:text-underline-style="solid" style:text-underline-width="auto" style:text-underline-mode="continuous"/>
    </style:style>
    <style:style style:name="T1917" style:parent-style-name="Domyślnaczcionkaakapitu" style:family="text">
      <style:text-properties fo:background-color="#80FFFF"/>
    </style:style>
    <style:style style:name="P1918" style:parent-style-name="Normalny" style:family="paragraph">
      <style:paragraph-properties fo:text-align="justify" fo:line-height="150%" fo:text-indent="0.2479in"/>
    </style:style>
    <style:style style:name="P1919" style:parent-style-name="Normalny" style:family="paragraph">
      <style:paragraph-properties fo:text-align="justify" fo:line-height="150%"/>
    </style:style>
    <style:style style:name="T1920" style:parent-style-name="Domyślnaczcionkaakapitu" style:family="text">
      <style:text-properties style:text-underline-type="single" style:text-underline-style="solid" style:text-underline-width="auto" style:text-underline-mode="continuous"/>
    </style:style>
    <style:style style:name="P1921" style:parent-style-name="Normalny" style:family="paragraph">
      <style:paragraph-properties fo:text-align="justify" fo:line-height="150%" fo:text-indent="0.2479in"/>
    </style:style>
    <style:style style:name="P1922" style:parent-style-name="Normalny" style:family="paragraph">
      <style:paragraph-properties fo:text-align="justify" fo:line-height="150%"/>
    </style:style>
    <style:style style:name="T1923" style:parent-style-name="Domyślnaczcionkaakapitu" style:family="text">
      <style:text-properties style:text-underline-type="single" style:text-underline-style="solid" style:text-underline-width="auto" style:text-underline-mode="continuous"/>
    </style:style>
    <style:style style:name="T1924" style:parent-style-name="Domyślnaczcionkaakapitu" style:family="text">
      <style:text-properties fo:background-color="#80FFFF" style:text-underline-type="single" style:text-underline-style="solid" style:text-underline-width="auto" style:text-underline-mode="continuous"/>
    </style:style>
    <style:style style:name="T1925" style:parent-style-name="Domyślnaczcionkaakapitu" style:family="text">
      <style:text-properties style:text-underline-type="single" style:text-underline-style="solid" style:text-underline-width="auto" style:text-underline-mode="continuous"/>
    </style:style>
    <style:style style:name="T1926" style:parent-style-name="Domyślnaczcionkaakapitu" style:family="text">
      <style:text-properties fo:background-color="#80FFFF" style:text-underline-type="single" style:text-underline-style="solid" style:text-underline-width="auto" style:text-underline-mode="continuous"/>
    </style:style>
    <style:style style:name="P1927" style:parent-style-name="Normalny" style:family="paragraph">
      <style:paragraph-properties fo:text-align="justify" fo:line-height="150%" fo:text-indent="0.2479in"/>
    </style:style>
    <style:style style:name="T1928" style:parent-style-name="Domyślnaczcionkaakapitu" style:family="text">
      <style:text-properties fo:background-color="#80FFFF"/>
    </style:style>
    <style:style style:name="P1929" style:parent-style-name="Normalny" style:family="paragraph">
      <style:paragraph-properties fo:text-align="justify" fo:line-height="150%"/>
    </style:style>
    <style:style style:name="T1930" style:parent-style-name="Domyślnaczcionkaakapitu" style:family="text">
      <style:text-properties style:text-underline-type="single" style:text-underline-style="solid" style:text-underline-width="auto" style:text-underline-mode="continuous"/>
    </style:style>
    <style:style style:name="T1931" style:parent-style-name="Domyślnaczcionkaakapitu" style:family="text">
      <style:text-properties fo:background-color="#80FFFF" style:text-underline-type="single" style:text-underline-style="solid" style:text-underline-width="auto" style:text-underline-mode="continuous"/>
    </style:style>
    <style:style style:name="T1932" style:parent-style-name="Domyślnaczcionkaakapitu" style:family="text">
      <style:text-properties style:text-underline-type="single" style:text-underline-style="solid" style:text-underline-width="auto" style:text-underline-mode="continuous"/>
    </style:style>
    <style:style style:name="T1933" style:parent-style-name="Domyślnaczcionkaakapitu" style:family="text">
      <style:text-properties fo:background-color="#80FFFF" style:text-underline-type="single" style:text-underline-style="solid" style:text-underline-width="auto" style:text-underline-mode="continuous"/>
    </style:style>
    <style:style style:name="T1934" style:parent-style-name="Domyślnaczcionkaakapitu" style:family="text">
      <style:text-properties style:text-underline-type="single" style:text-underline-style="solid" style:text-underline-width="auto" style:text-underline-mode="continuous"/>
    </style:style>
    <style:style style:name="T1935" style:parent-style-name="Domyślnaczcionkaakapitu" style:family="text">
      <style:text-properties fo:background-color="#80FFFF" style:text-underline-type="single" style:text-underline-style="solid" style:text-underline-width="auto" style:text-underline-mode="continuous"/>
    </style:style>
    <style:style style:name="T1936" style:parent-style-name="Domyślnaczcionkaakapitu" style:family="text">
      <style:text-properties style:text-underline-type="single" style:text-underline-style="solid" style:text-underline-width="auto" style:text-underline-mode="continuous"/>
    </style:style>
    <style:style style:name="P1937" style:parent-style-name="Normalny" style:family="paragraph">
      <style:paragraph-properties fo:text-align="justify" fo:line-height="150%" fo:text-indent="0.2479in"/>
    </style:style>
    <style:style style:name="P1938" style:parent-style-name="Normalny" style:family="paragraph">
      <style:paragraph-properties fo:text-align="justify" fo:line-height="150%"/>
    </style:style>
    <style:style style:name="T1939" style:parent-style-name="Domyślnaczcionkaakapitu" style:family="text">
      <style:text-properties style:text-underline-type="single" style:text-underline-style="solid" style:text-underline-width="auto" style:text-underline-mode="continuous"/>
    </style:style>
    <style:style style:name="T1940" style:parent-style-name="Domyślnaczcionkaakapitu" style:family="text">
      <style:text-properties fo:background-color="#80FFFF" style:text-underline-type="single" style:text-underline-style="solid" style:text-underline-width="auto" style:text-underline-mode="continuous"/>
    </style:style>
    <style:style style:name="T1941" style:parent-style-name="Domyślnaczcionkaakapitu" style:family="text">
      <style:text-properties style:text-underline-type="single" style:text-underline-style="solid" style:text-underline-width="auto" style:text-underline-mode="continuous"/>
    </style:style>
    <style:style style:name="T1942" style:parent-style-name="Domyślnaczcionkaakapitu" style:family="text">
      <style:text-properties fo:background-color="#80FFFF" style:text-underline-type="single" style:text-underline-style="solid" style:text-underline-width="auto" style:text-underline-mode="continuous"/>
    </style:style>
    <style:style style:name="T1943" style:parent-style-name="Domyślnaczcionkaakapitu" style:family="text">
      <style:text-properties fo:background-color="#80FFFF"/>
    </style:style>
    <style:style style:name="P1944" style:parent-style-name="Normalny" style:family="paragraph">
      <style:paragraph-properties fo:text-align="justify" fo:line-height="150%" fo:text-indent="0.2479in"/>
    </style:style>
    <style:style style:name="P1945" style:parent-style-name="Normalny" style:family="paragraph">
      <style:paragraph-properties fo:text-align="justify" fo:line-height="150%"/>
    </style:style>
    <style:style style:name="T1946" style:parent-style-name="Domyślnaczcionkaakapitu" style:family="text">
      <style:text-properties style:text-underline-type="single" style:text-underline-style="solid" style:text-underline-width="auto" style:text-underline-mode="continuous"/>
    </style:style>
    <style:style style:name="P1947" style:parent-style-name="Normalny" style:family="paragraph">
      <style:paragraph-properties fo:text-align="justify" fo:line-height="150%" fo:text-indent="0.2479in"/>
    </style:style>
    <style:style style:name="T1948" style:parent-style-name="Domyślnaczcionkaakapitu" style:family="text">
      <style:text-properties fo:background-color="#80FFFF"/>
    </style:style>
    <style:style style:name="T1949" style:parent-style-name="Domyślnaczcionkaakapitu" style:family="text">
      <style:text-properties fo:background-color="#80FFFF"/>
    </style:style>
    <style:style style:name="P1950" style:parent-style-name="Normalny" style:family="paragraph">
      <style:paragraph-properties fo:text-align="justify" fo:line-height="150%"/>
    </style:style>
    <style:style style:name="T1951" style:parent-style-name="Domyślnaczcionkaakapitu" style:family="text">
      <style:text-properties style:text-underline-type="single" style:text-underline-style="solid" style:text-underline-width="auto" style:text-underline-mode="continuous"/>
    </style:style>
    <style:style style:name="P1952" style:parent-style-name="Normalny" style:family="paragraph">
      <style:paragraph-properties fo:text-align="justify" fo:line-height="150%" fo:text-indent="0.2479in"/>
    </style:style>
    <style:style style:name="P1953" style:parent-style-name="Normalny" style:family="paragraph">
      <style:paragraph-properties fo:text-align="justify" fo:line-height="150%" fo:text-indent="0.2479in"/>
    </style:style>
    <style:style style:name="T1954" style:parent-style-name="Domyślnaczcionkaakapitu" style:family="text">
      <style:text-properties fo:background-color="#80FFFF"/>
    </style:style>
    <style:style style:name="T1955" style:parent-style-name="Domyślnaczcionkaakapitu" style:family="text">
      <style:text-properties fo:background-color="#80FFFF"/>
    </style:style>
    <style:style style:name="P1956" style:parent-style-name="Normalny" style:family="paragraph">
      <style:paragraph-properties fo:text-align="justify" fo:line-height="150%" fo:text-indent="0.2479in"/>
    </style:style>
    <style:style style:name="P1957" style:parent-style-name="Normalny" style:family="paragraph">
      <style:paragraph-properties fo:text-align="justify" fo:line-height="150%"/>
    </style:style>
    <style:style style:name="T1958" style:parent-style-name="Domyślnaczcionkaakapitu" style:family="text">
      <style:text-properties style:text-underline-type="single" style:text-underline-style="solid" style:text-underline-width="auto" style:text-underline-mode="continuous"/>
    </style:style>
    <style:style style:name="P1959" style:parent-style-name="Normalny" style:family="paragraph">
      <style:paragraph-properties fo:text-align="justify" fo:line-height="150%" fo:text-indent="0.2479in"/>
    </style:style>
    <style:style style:name="T1960" style:parent-style-name="Domyślnaczcionkaakapitu" style:family="text">
      <style:text-properties fo:background-color="#80FFFF"/>
    </style:style>
    <style:style style:name="T1961" style:parent-style-name="Domyślnaczcionkaakapitu" style:family="text">
      <style:text-properties fo:background-color="#80FFFF"/>
    </style:style>
    <style:style style:name="T1962" style:parent-style-name="Domyślnaczcionkaakapitu" style:family="text">
      <style:text-properties fo:background-color="#80FFFF"/>
    </style:style>
    <style:style style:name="P1963" style:parent-style-name="Normalny" style:family="paragraph">
      <style:paragraph-properties fo:text-align="justify" fo:line-height="150%"/>
    </style:style>
    <style:style style:name="T1964" style:parent-style-name="Domyślnaczcionkaakapitu" style:family="text">
      <style:text-properties style:text-underline-type="single" style:text-underline-style="solid" style:text-underline-width="auto" style:text-underline-mode="continuous"/>
    </style:style>
    <style:style style:name="T1965" style:parent-style-name="Domyślnaczcionkaakapitu" style:family="text">
      <style:text-properties fo:background-color="#80FFFF" style:text-underline-type="single" style:text-underline-style="solid" style:text-underline-width="auto" style:text-underline-mode="continuous"/>
    </style:style>
    <style:style style:name="T1966" style:parent-style-name="Domyślnaczcionkaakapitu" style:family="text">
      <style:text-properties style:text-underline-type="single" style:text-underline-style="solid" style:text-underline-width="auto" style:text-underline-mode="continuous"/>
    </style:style>
    <style:style style:name="T1967" style:parent-style-name="Domyślnaczcionkaakapitu" style:family="text">
      <style:text-properties fo:background-color="#80FFFF" style:text-underline-type="single" style:text-underline-style="solid" style:text-underline-width="auto" style:text-underline-mode="continuous"/>
    </style:style>
    <style:style style:name="P1968" style:parent-style-name="Normalny" style:family="paragraph">
      <style:paragraph-properties fo:text-align="justify" fo:line-height="150%" fo:text-indent="0.2479in"/>
    </style:style>
    <style:style style:name="T1969" style:parent-style-name="Domyślnaczcionkaakapitu" style:family="text">
      <style:text-properties fo:background-color="#80FFFF"/>
    </style:style>
    <style:style style:name="P1970" style:parent-style-name="Normalny" style:family="paragraph">
      <style:paragraph-properties fo:text-align="justify" fo:line-height="150%"/>
    </style:style>
    <style:style style:name="T1971" style:parent-style-name="Domyślnaczcionkaakapitu" style:family="text">
      <style:text-properties style:text-underline-type="single" style:text-underline-style="solid" style:text-underline-width="auto" style:text-underline-mode="continuous"/>
    </style:style>
    <style:style style:name="P1972" style:parent-style-name="Normalny" style:family="paragraph">
      <style:paragraph-properties fo:text-align="justify" fo:line-height="150%" fo:text-indent="0.2479in"/>
    </style:style>
    <style:style style:name="P1973" style:parent-style-name="Normalny" style:family="paragraph">
      <style:paragraph-properties fo:text-align="justify" fo:line-height="150%" fo:text-indent="0.2479in"/>
    </style:style>
    <style:style style:name="T1974" style:parent-style-name="Domyślnaczcionkaakapitu" style:family="text">
      <style:text-properties fo:background-color="#80FFFF"/>
    </style:style>
    <style:style style:name="T1975" style:parent-style-name="Domyślnaczcionkaakapitu" style:family="text">
      <style:text-properties fo:background-color="#80FFFF"/>
    </style:style>
    <style:style style:name="P1976" style:parent-style-name="Normalny" style:family="paragraph">
      <style:paragraph-properties fo:text-align="justify" fo:line-height="150%" fo:text-indent="0.2479in"/>
    </style:style>
    <style:style style:name="T1977" style:parent-style-name="Domyślnaczcionkaakapitu" style:family="text">
      <style:text-properties fo:background-color="#80FFFF"/>
    </style:style>
    <style:style style:name="P1978" style:parent-style-name="Normalny" style:family="paragraph">
      <style:paragraph-properties fo:text-align="justify" fo:line-height="150%" fo:text-indent="0.2479in"/>
    </style:style>
    <style:style style:name="T1979" style:parent-style-name="Domyślnaczcionkaakapitu" style:family="text">
      <style:text-properties fo:background-color="#80FFFF"/>
    </style:style>
    <style:style style:name="P1980" style:parent-style-name="Normalny" style:family="paragraph">
      <style:paragraph-properties fo:text-align="justify" fo:line-height="150%" fo:text-indent="0.2479in"/>
    </style:style>
    <style:style style:name="P1981" style:parent-style-name="Normalny" style:family="paragraph">
      <style:paragraph-properties fo:text-align="justify" fo:line-height="150%"/>
    </style:style>
    <style:style style:name="T1982" style:parent-style-name="Domyślnaczcionkaakapitu" style:family="text">
      <style:text-properties style:text-underline-type="single" style:text-underline-style="solid" style:text-underline-width="auto" style:text-underline-mode="continuous"/>
    </style:style>
    <style:style style:name="T1983" style:parent-style-name="Domyślnaczcionkaakapitu" style:family="text">
      <style:text-properties fo:background-color="#80FFFF" style:text-underline-type="single" style:text-underline-style="solid" style:text-underline-width="auto" style:text-underline-mode="continuous"/>
    </style:style>
    <style:style style:name="T1984" style:parent-style-name="Domyślnaczcionkaakapitu" style:family="text">
      <style:text-properties fo:background-color="#80FFFF"/>
    </style:style>
    <style:style style:name="P1985" style:parent-style-name="Normalny" style:family="paragraph">
      <style:paragraph-properties fo:text-align="justify" fo:line-height="150%" fo:text-indent="0.2479in"/>
    </style:style>
    <style:style style:name="P1986" style:parent-style-name="Normalny" style:family="paragraph">
      <style:paragraph-properties fo:text-align="justify" fo:line-height="150%"/>
    </style:style>
    <style:style style:name="T1987" style:parent-style-name="Domyślnaczcionkaakapitu" style:family="text">
      <style:text-properties fo:background-color="#80FFFF" style:text-underline-type="single" style:text-underline-style="solid" style:text-underline-width="auto" style:text-underline-mode="continuous"/>
    </style:style>
    <style:style style:name="T1988" style:parent-style-name="Domyślnaczcionkaakapitu" style:family="text">
      <style:text-properties style:text-underline-type="single" style:text-underline-style="solid" style:text-underline-width="auto" style:text-underline-mode="continuous"/>
    </style:style>
    <style:style style:name="T1989" style:parent-style-name="Domyślnaczcionkaakapitu" style:family="text">
      <style:text-properties fo:background-color="#80FFFF" style:text-underline-type="single" style:text-underline-style="solid" style:text-underline-width="auto" style:text-underline-mode="continuous"/>
    </style:style>
    <style:style style:name="T1990" style:parent-style-name="Domyślnaczcionkaakapitu" style:family="text">
      <style:text-properties style:text-underline-type="single" style:text-underline-style="solid" style:text-underline-width="auto" style:text-underline-mode="continuous"/>
    </style:style>
    <style:style style:name="T1991" style:parent-style-name="Domyślnaczcionkaakapitu" style:family="text">
      <style:text-properties fo:background-color="#80FFFF" style:text-underline-type="single" style:text-underline-style="solid" style:text-underline-width="auto" style:text-underline-mode="continuous"/>
    </style:style>
    <style:style style:name="P1992" style:parent-style-name="Normalny" style:family="paragraph">
      <style:paragraph-properties fo:text-align="justify" fo:line-height="150%" fo:text-indent="0.2479in"/>
    </style:style>
    <style:style style:name="T1993" style:parent-style-name="Domyślnaczcionkaakapitu" style:family="text">
      <style:text-properties fo:background-color="#80FFFF"/>
    </style:style>
    <style:style style:name="T1994" style:parent-style-name="Domyślnaczcionkaakapitu" style:family="text">
      <style:text-properties fo:background-color="#80FFFF"/>
    </style:style>
    <style:style style:name="P1995" style:parent-style-name="Normalny" style:family="paragraph">
      <style:paragraph-properties fo:text-align="justify" fo:line-height="150%"/>
    </style:style>
    <style:style style:name="T1996" style:parent-style-name="Domyślnaczcionkaakapitu" style:family="text">
      <style:text-properties style:text-underline-type="single" style:text-underline-style="solid" style:text-underline-width="auto" style:text-underline-mode="continuous"/>
    </style:style>
    <style:style style:name="T1997" style:parent-style-name="Domyślnaczcionkaakapitu" style:family="text">
      <style:text-properties fo:background-color="#80FFFF" style:text-underline-type="single" style:text-underline-style="solid" style:text-underline-width="auto" style:text-underline-mode="continuous"/>
    </style:style>
    <style:style style:name="T1998" style:parent-style-name="Domyślnaczcionkaakapitu" style:family="text">
      <style:text-properties style:text-underline-type="single" style:text-underline-style="solid" style:text-underline-width="auto" style:text-underline-mode="continuous"/>
    </style:style>
    <style:style style:name="T1999" style:parent-style-name="Domyślnaczcionkaakapitu" style:family="text">
      <style:text-properties fo:background-color="#80FFFF" style:text-underline-type="single" style:text-underline-style="solid" style:text-underline-width="auto" style:text-underline-mode="continuous"/>
    </style:style>
    <style:style style:name="P2000" style:parent-style-name="Normalny" style:family="paragraph">
      <style:paragraph-properties fo:text-align="justify" fo:line-height="150%" fo:text-indent="0.2479in"/>
    </style:style>
    <style:style style:name="P2001" style:parent-style-name="Normalny" style:family="paragraph">
      <style:paragraph-properties fo:text-align="justify" fo:line-height="150%" fo:text-indent="0.2479in"/>
    </style:style>
    <style:style style:name="P2002" style:parent-style-name="Normalny" style:family="paragraph">
      <style:paragraph-properties fo:text-align="justify" fo:line-height="150%"/>
    </style:style>
    <style:style style:name="T2003" style:parent-style-name="Domyślnaczcionkaakapitu" style:family="text">
      <style:text-properties style:text-underline-type="single" style:text-underline-style="solid" style:text-underline-width="auto" style:text-underline-mode="continuous"/>
    </style:style>
    <style:style style:name="P2004" style:parent-style-name="Normalny" style:family="paragraph">
      <style:paragraph-properties fo:text-align="justify" fo:line-height="150%" fo:text-indent="0.2479in"/>
    </style:style>
    <style:style style:name="T2005" style:parent-style-name="Domyślnaczcionkaakapitu" style:family="text">
      <style:text-properties fo:background-color="#80FFFF"/>
    </style:style>
    <style:style style:name="T2006" style:parent-style-name="Domyślnaczcionkaakapitu" style:family="text">
      <style:text-properties fo:background-color="#80FFFF"/>
    </style:style>
    <style:style style:name="T2007" style:parent-style-name="Domyślnaczcionkaakapitu" style:family="text">
      <style:text-properties fo:background-color="#80FFFF"/>
    </style:style>
    <style:style style:name="T2008" style:parent-style-name="Domyślnaczcionkaakapitu" style:family="text">
      <style:text-properties fo:background-color="#80FFFF"/>
    </style:style>
    <style:style style:name="T2009" style:parent-style-name="Domyślnaczcionkaakapitu" style:family="text">
      <style:text-properties fo:background-color="#80FFFF"/>
    </style:style>
    <style:style style:name="T2010" style:parent-style-name="Domyślnaczcionkaakapitu" style:family="text">
      <style:text-properties fo:background-color="#80FFFF"/>
    </style:style>
    <style:style style:name="T2011" style:parent-style-name="Domyślnaczcionkaakapitu" style:family="text">
      <style:text-properties fo:background-color="#80FFFF"/>
    </style:style>
    <style:style style:name="P2012" style:parent-style-name="Normalny" style:family="paragraph">
      <style:paragraph-properties fo:text-align="justify" fo:line-height="150%" fo:text-indent="0.2479in"/>
    </style:style>
    <style:style style:name="T2013" style:parent-style-name="Domyślnaczcionkaakapitu" style:family="text">
      <style:text-properties fo:background-color="#80FFFF"/>
    </style:style>
    <style:style style:name="P2014" style:parent-style-name="Normalny" style:family="paragraph">
      <style:paragraph-properties fo:text-align="justify" fo:line-height="150%"/>
    </style:style>
    <style:style style:name="T2015" style:parent-style-name="Domyślnaczcionkaakapitu" style:family="text">
      <style:text-properties style:text-underline-type="single" style:text-underline-style="solid" style:text-underline-width="auto" style:text-underline-mode="continuous"/>
    </style:style>
    <style:style style:name="P2016" style:parent-style-name="Normalny" style:family="paragraph">
      <style:paragraph-properties fo:text-align="justify" fo:line-height="150%" fo:text-indent="0.2479in"/>
    </style:style>
    <style:style style:name="T2017" style:parent-style-name="Domyślnaczcionkaakapitu" style:family="text">
      <style:text-properties fo:background-color="#80FFFF"/>
    </style:style>
    <style:style style:name="P2018" style:parent-style-name="Normalny" style:family="paragraph">
      <style:paragraph-properties fo:text-align="justify" fo:line-height="150%"/>
    </style:style>
    <style:style style:name="T2019" style:parent-style-name="Domyślnaczcionkaakapitu" style:family="text">
      <style:text-properties fo:background-color="#80FFFF" style:text-underline-type="single" style:text-underline-style="solid" style:text-underline-width="auto" style:text-underline-mode="continuous"/>
    </style:style>
    <style:style style:name="T2020" style:parent-style-name="Domyślnaczcionkaakapitu" style:family="text">
      <style:text-properties style:text-underline-type="single" style:text-underline-style="solid" style:text-underline-width="auto" style:text-underline-mode="continuous"/>
    </style:style>
    <style:style style:name="P2021" style:parent-style-name="Normalny" style:family="paragraph">
      <style:paragraph-properties fo:text-align="justify" fo:line-height="150%" fo:text-indent="0.2479in"/>
    </style:style>
    <style:style style:name="P2022" style:parent-style-name="Normalny" style:family="paragraph">
      <style:paragraph-properties fo:text-align="justify" fo:line-height="150%"/>
    </style:style>
    <style:style style:name="T2023" style:parent-style-name="Domyślnaczcionkaakapitu" style:family="text">
      <style:text-properties style:text-underline-type="single" style:text-underline-style="solid" style:text-underline-width="auto" style:text-underline-mode="continuous"/>
    </style:style>
    <style:style style:name="T2024" style:parent-style-name="Domyślnaczcionkaakapitu" style:family="text">
      <style:text-properties fo:background-color="#80FFFF" style:text-underline-type="single" style:text-underline-style="solid" style:text-underline-width="auto" style:text-underline-mode="continuous"/>
    </style:style>
    <style:style style:name="T2025" style:parent-style-name="Domyślnaczcionkaakapitu" style:family="text">
      <style:text-properties style:text-underline-type="single" style:text-underline-style="solid" style:text-underline-width="auto" style:text-underline-mode="continuous"/>
    </style:style>
    <style:style style:name="T2026" style:parent-style-name="Domyślnaczcionkaakapitu" style:family="text">
      <style:text-properties fo:background-color="#80FFFF" style:text-underline-type="single" style:text-underline-style="solid" style:text-underline-width="auto" style:text-underline-mode="continuous"/>
    </style:style>
    <style:style style:name="P2027" style:parent-style-name="Normalny" style:family="paragraph">
      <style:paragraph-properties fo:text-align="justify" fo:line-height="150%" fo:text-indent="0.2479in"/>
    </style:style>
    <style:style style:name="T2028" style:parent-style-name="Domyślnaczcionkaakapitu" style:family="text">
      <style:text-properties fo:background-color="#80FFFF"/>
    </style:style>
    <style:style style:name="P2029" style:parent-style-name="Normalny" style:family="paragraph">
      <style:paragraph-properties fo:text-align="justify" fo:line-height="150%"/>
    </style:style>
    <style:style style:name="T2030" style:parent-style-name="Domyślnaczcionkaakapitu" style:family="text">
      <style:text-properties style:text-underline-type="single" style:text-underline-style="solid" style:text-underline-width="auto" style:text-underline-mode="continuous"/>
    </style:style>
    <style:style style:name="P2031" style:parent-style-name="Normalny" style:family="paragraph">
      <style:paragraph-properties fo:text-align="justify" fo:line-height="150%" fo:text-indent="0.2479in"/>
    </style:style>
    <style:style style:name="T2032" style:parent-style-name="Domyślnaczcionkaakapitu" style:family="text">
      <style:text-properties fo:background-color="#80FFFF"/>
    </style:style>
    <style:style style:name="P2033" style:parent-style-name="Normalny" style:family="paragraph">
      <style:paragraph-properties fo:text-align="justify" fo:line-height="150%"/>
    </style:style>
    <style:style style:name="T2034" style:parent-style-name="Domyślnaczcionkaakapitu" style:family="text">
      <style:text-properties style:text-underline-type="single" style:text-underline-style="solid" style:text-underline-width="auto" style:text-underline-mode="continuous"/>
    </style:style>
    <style:style style:name="T2035" style:parent-style-name="Domyślnaczcionkaakapitu" style:family="text">
      <style:text-properties fo:background-color="#80FFFF" style:text-underline-type="single" style:text-underline-style="solid" style:text-underline-width="auto" style:text-underline-mode="continuous"/>
    </style:style>
    <style:style style:name="P2036" style:parent-style-name="Normalny" style:family="paragraph">
      <style:paragraph-properties fo:text-align="justify" fo:line-height="150%" fo:text-indent="0.2479in"/>
    </style:style>
    <style:style style:name="T2037" style:parent-style-name="Domyślnaczcionkaakapitu" style:family="text">
      <style:text-properties fo:background-color="#80FFFF"/>
    </style:style>
    <style:style style:name="T2038" style:parent-style-name="Domyślnaczcionkaakapitu" style:family="text">
      <style:text-properties fo:background-color="#80FFFF"/>
    </style:style>
    <style:style style:name="P2039" style:parent-style-name="Normalny" style:family="paragraph">
      <style:paragraph-properties fo:text-align="justify" fo:line-height="150%"/>
    </style:style>
    <style:style style:name="T2040" style:parent-style-name="Domyślnaczcionkaakapitu" style:family="text">
      <style:text-properties style:text-underline-type="single" style:text-underline-style="solid" style:text-underline-width="auto" style:text-underline-mode="continuous"/>
    </style:style>
    <style:style style:name="P2041" style:parent-style-name="Normalny" style:family="paragraph">
      <style:paragraph-properties fo:text-align="justify" fo:line-height="150%" fo:text-indent="0.2479in"/>
    </style:style>
    <style:style style:name="P2042" style:parent-style-name="Normalny" style:family="paragraph">
      <style:paragraph-properties fo:text-align="justify" fo:line-height="150%"/>
    </style:style>
    <style:style style:name="T2043" style:parent-style-name="Domyślnaczcionkaakapitu" style:family="text">
      <style:text-properties style:text-underline-type="single" style:text-underline-style="solid" style:text-underline-width="auto" style:text-underline-mode="continuous"/>
    </style:style>
    <style:style style:name="P2044" style:parent-style-name="Normalny" style:family="paragraph">
      <style:paragraph-properties fo:text-align="justify" fo:line-height="150%" fo:text-indent="0.2479in"/>
    </style:style>
    <style:style style:name="T2045" style:parent-style-name="Domyślnaczcionkaakapitu" style:family="text">
      <style:text-properties fo:background-color="#80FFFF"/>
    </style:style>
    <style:style style:name="P2046" style:parent-style-name="Normalny" style:family="paragraph">
      <style:paragraph-properties fo:text-align="justify" fo:line-height="150%" fo:text-indent="0.2479in"/>
    </style:style>
    <style:style style:name="P2047" style:parent-style-name="Normalny" style:family="paragraph">
      <style:paragraph-properties fo:text-align="justify" fo:line-height="150%"/>
    </style:style>
    <style:style style:name="T2048" style:parent-style-name="Domyślnaczcionkaakapitu" style:family="text">
      <style:text-properties style:text-underline-type="single" style:text-underline-style="solid" style:text-underline-width="auto" style:text-underline-mode="continuous"/>
    </style:style>
    <style:style style:name="P2049" style:parent-style-name="Normalny" style:family="paragraph">
      <style:paragraph-properties fo:text-align="justify" fo:line-height="150%" fo:text-indent="0.2479in"/>
    </style:style>
    <style:style style:name="P2050" style:parent-style-name="Normalny" style:family="paragraph">
      <style:paragraph-properties fo:text-align="justify" fo:line-height="150%" fo:text-indent="0.2479in"/>
    </style:style>
    <style:style style:name="P2051" style:parent-style-name="Normalny" style:family="paragraph">
      <style:paragraph-properties fo:text-align="justify" fo:line-height="150%" fo:text-indent="0.2479in"/>
    </style:style>
    <style:style style:name="T2052" style:parent-style-name="Domyślnaczcionkaakapitu" style:family="text">
      <style:text-properties fo:background-color="#80FFFF"/>
    </style:style>
    <style:style style:name="T2053" style:parent-style-name="Domyślnaczcionkaakapitu" style:family="text">
      <style:text-properties fo:background-color="#80FFFF"/>
    </style:style>
    <style:style style:name="T2054" style:parent-style-name="Domyślnaczcionkaakapitu" style:family="text">
      <style:text-properties fo:background-color="#80FFFF"/>
    </style:style>
    <style:style style:name="P2055" style:parent-style-name="Normalny" style:family="paragraph">
      <style:paragraph-properties fo:text-align="justify" fo:line-height="150%"/>
    </style:style>
    <style:style style:name="T2056" style:parent-style-name="Domyślnaczcionkaakapitu" style:family="text">
      <style:text-properties style:text-underline-type="single" style:text-underline-style="solid" style:text-underline-width="auto" style:text-underline-mode="continuous"/>
    </style:style>
    <style:style style:name="T2057" style:parent-style-name="Domyślnaczcionkaakapitu" style:family="text">
      <style:text-properties fo:background-color="#80FFFF" style:text-underline-type="single" style:text-underline-style="solid" style:text-underline-width="auto" style:text-underline-mode="continuous"/>
    </style:style>
    <style:style style:name="T2058" style:parent-style-name="Domyślnaczcionkaakapitu" style:family="text">
      <style:text-properties style:text-underline-type="single" style:text-underline-style="solid" style:text-underline-width="auto" style:text-underline-mode="continuous"/>
    </style:style>
    <style:style style:name="T2059" style:parent-style-name="Domyślnaczcionkaakapitu" style:family="text">
      <style:text-properties fo:background-color="#80FFFF" style:text-underline-type="single" style:text-underline-style="solid" style:text-underline-width="auto" style:text-underline-mode="continuous"/>
    </style:style>
    <style:style style:name="T2060" style:parent-style-name="Domyślnaczcionkaakapitu" style:family="text">
      <style:text-properties fo:background-color="#80FFFF"/>
    </style:style>
    <style:style style:name="P2061" style:parent-style-name="Normalny" style:family="paragraph">
      <style:paragraph-properties fo:text-align="justify" fo:line-height="150%" fo:text-indent="0.2479in"/>
    </style:style>
    <style:style style:name="P2062" style:parent-style-name="Normalny" style:family="paragraph">
      <style:paragraph-properties fo:text-align="justify" fo:line-height="150%"/>
    </style:style>
    <style:style style:name="T2063" style:parent-style-name="Domyślnaczcionkaakapitu" style:family="text">
      <style:text-properties style:text-underline-type="single" style:text-underline-style="solid" style:text-underline-width="auto" style:text-underline-mode="continuous"/>
    </style:style>
    <style:style style:name="P2064" style:parent-style-name="Normalny" style:family="paragraph">
      <style:paragraph-properties fo:text-align="justify" fo:line-height="150%" fo:text-indent="0.2479in"/>
    </style:style>
    <style:style style:name="T2065" style:parent-style-name="Domyślnaczcionkaakapitu" style:family="text">
      <style:text-properties fo:background-color="#80FFFF"/>
    </style:style>
    <style:style style:name="P2066" style:parent-style-name="Normalny" style:family="paragraph">
      <style:paragraph-properties fo:text-align="justify" fo:line-height="150%"/>
    </style:style>
    <style:style style:name="T2067" style:parent-style-name="Domyślnaczcionkaakapitu" style:family="text">
      <style:text-properties style:text-underline-type="single" style:text-underline-style="solid" style:text-underline-width="auto" style:text-underline-mode="continuous"/>
    </style:style>
    <style:style style:name="P2068" style:parent-style-name="Normalny" style:family="paragraph">
      <style:paragraph-properties fo:text-align="justify" fo:line-height="150%" fo:text-indent="0.2479in"/>
    </style:style>
    <style:style style:name="T2069" style:parent-style-name="Domyślnaczcionkaakapitu" style:family="text">
      <style:text-properties fo:background-color="#80FFFF"/>
    </style:style>
    <style:style style:name="T2070" style:parent-style-name="Domyślnaczcionkaakapitu" style:family="text">
      <style:text-properties fo:background-color="#80FFFF"/>
    </style:style>
    <style:style style:name="P2071" style:parent-style-name="Normalny" style:family="paragraph">
      <style:paragraph-properties fo:text-align="justify" fo:line-height="150%"/>
    </style:style>
    <style:style style:name="T2072" style:parent-style-name="Domyślnaczcionkaakapitu" style:family="text">
      <style:text-properties style:text-underline-type="single" style:text-underline-style="solid" style:text-underline-width="auto" style:text-underline-mode="continuous"/>
    </style:style>
    <style:style style:name="P2073" style:parent-style-name="Normalny" style:family="paragraph">
      <style:paragraph-properties fo:text-align="justify" fo:line-height="150%" fo:text-indent="0.2479in"/>
    </style:style>
    <style:style style:name="P2074" style:parent-style-name="Normalny" style:family="paragraph">
      <style:paragraph-properties fo:text-align="justify" fo:line-height="150%"/>
    </style:style>
    <style:style style:name="T2075" style:parent-style-name="Domyślnaczcionkaakapitu" style:family="text">
      <style:text-properties style:text-underline-type="single" style:text-underline-style="solid" style:text-underline-width="auto" style:text-underline-mode="continuous"/>
    </style:style>
    <style:style style:name="T2076" style:parent-style-name="Domyślnaczcionkaakapitu" style:family="text">
      <style:text-properties fo:background-color="#80FFFF" style:text-underline-type="single" style:text-underline-style="solid" style:text-underline-width="auto" style:text-underline-mode="continuous"/>
    </style:style>
    <style:style style:name="T2077" style:parent-style-name="Domyślnaczcionkaakapitu" style:family="text">
      <style:text-properties fo:background-color="#80FFFF"/>
    </style:style>
    <style:style style:name="P2078" style:parent-style-name="Normalny" style:family="paragraph">
      <style:paragraph-properties fo:text-align="justify" fo:line-height="150%" fo:text-indent="0.2479in"/>
    </style:style>
    <style:style style:name="T2079" style:parent-style-name="Domyślnaczcionkaakapitu" style:family="text">
      <style:text-properties fo:background-color="#80FFFF"/>
    </style:style>
    <style:style style:name="P2080" style:parent-style-name="Normalny" style:family="paragraph">
      <style:paragraph-properties fo:text-align="justify" fo:line-height="150%"/>
    </style:style>
    <style:style style:name="T2081" style:parent-style-name="Domyślnaczcionkaakapitu" style:family="text">
      <style:text-properties style:text-underline-type="single" style:text-underline-style="solid" style:text-underline-width="auto" style:text-underline-mode="continuous"/>
    </style:style>
    <style:style style:name="T2082" style:parent-style-name="Domyślnaczcionkaakapitu" style:family="text">
      <style:text-properties fo:background-color="#80FFFF"/>
    </style:style>
    <style:style style:name="P2083" style:parent-style-name="Normalny" style:family="paragraph">
      <style:paragraph-properties fo:text-align="justify" fo:line-height="150%" fo:text-indent="0.2479in"/>
    </style:style>
    <style:style style:name="P2084" style:parent-style-name="Normalny" style:family="paragraph">
      <style:paragraph-properties fo:text-align="justify" fo:line-height="150%" fo:text-indent="0.2479in"/>
    </style:style>
    <style:style style:name="T2085" style:parent-style-name="Domyślnaczcionkaakapitu" style:family="text">
      <style:text-properties fo:background-color="#80FFFF"/>
    </style:style>
    <style:style style:name="T2086" style:parent-style-name="Domyślnaczcionkaakapitu" style:family="text">
      <style:text-properties fo:background-color="#80FFFF"/>
    </style:style>
    <style:style style:name="P2087" style:parent-style-name="Normalny" style:family="paragraph">
      <style:paragraph-properties fo:text-align="justify" fo:line-height="150%" fo:text-indent="0.2479in"/>
    </style:style>
    <style:style style:name="P2088" style:parent-style-name="Normalny" style:family="paragraph">
      <style:paragraph-properties fo:text-align="justify" fo:line-height="150%"/>
    </style:style>
    <style:style style:name="T2089" style:parent-style-name="Domyślnaczcionkaakapitu" style:family="text">
      <style:text-properties style:text-underline-type="single" style:text-underline-style="solid" style:text-underline-width="auto" style:text-underline-mode="continuous"/>
    </style:style>
    <style:style style:name="T2090" style:parent-style-name="Domyślnaczcionkaakapitu" style:family="text">
      <style:text-properties fo:background-color="#80FFFF" style:text-underline-type="single" style:text-underline-style="solid" style:text-underline-width="auto" style:text-underline-mode="continuous"/>
    </style:style>
    <style:style style:name="P2091" style:parent-style-name="Normalny" style:family="paragraph">
      <style:paragraph-properties fo:text-align="justify" fo:line-height="150%" fo:text-indent="0.2479in"/>
    </style:style>
    <style:style style:name="P2092" style:parent-style-name="Normalny" style:family="paragraph">
      <style:paragraph-properties fo:text-align="justify" fo:line-height="150%"/>
    </style:style>
    <style:style style:name="T2093" style:parent-style-name="Domyślnaczcionkaakapitu" style:family="text">
      <style:text-properties style:text-underline-type="single" style:text-underline-style="solid" style:text-underline-width="auto" style:text-underline-mode="continuous"/>
    </style:style>
    <style:style style:name="P2094" style:parent-style-name="Normalny" style:family="paragraph">
      <style:paragraph-properties fo:text-align="justify" fo:line-height="150%" fo:text-indent="0.2479in"/>
    </style:style>
    <style:style style:name="P2095" style:parent-style-name="Normalny" style:family="paragraph">
      <style:paragraph-properties fo:text-align="justify" fo:line-height="150%" fo:text-indent="0.2479in"/>
    </style:style>
    <style:style style:name="T2096" style:parent-style-name="Domyślnaczcionkaakapitu" style:family="text">
      <style:text-properties fo:background-color="#80FFFF"/>
    </style:style>
    <style:style style:name="T2097" style:parent-style-name="Domyślnaczcionkaakapitu" style:family="text">
      <style:text-properties fo:background-color="#80FFFF"/>
    </style:style>
    <style:style style:name="P2098" style:parent-style-name="Normalny" style:family="paragraph">
      <style:paragraph-properties fo:text-align="justify" fo:line-height="150%" fo:text-indent="0.2479in"/>
    </style:style>
    <style:style style:name="P2099" style:parent-style-name="Normalny" style:family="paragraph">
      <style:paragraph-properties fo:text-align="justify" fo:line-height="150%" fo:text-indent="0.2479in"/>
    </style:style>
    <style:style style:name="T2100" style:parent-style-name="Domyślnaczcionkaakapitu" style:family="text">
      <style:text-properties fo:background-color="#80FFFF"/>
    </style:style>
    <style:style style:name="T2101" style:parent-style-name="Domyślnaczcionkaakapitu" style:family="text">
      <style:text-properties fo:background-color="#80FFFF"/>
    </style:style>
    <style:style style:name="T2102" style:parent-style-name="Domyślnaczcionkaakapitu" style:family="text">
      <style:text-properties fo:background-color="#80FFFF"/>
    </style:style>
    <style:style style:name="T2103" style:parent-style-name="Domyślnaczcionkaakapitu" style:family="text">
      <style:text-properties fo:background-color="#80FFFF"/>
    </style:style>
    <style:style style:name="P2104" style:parent-style-name="Normalny" style:family="paragraph">
      <style:paragraph-properties fo:text-align="justify" fo:line-height="150%" fo:text-indent="0.2479in"/>
    </style:style>
    <style:style style:name="P2105" style:parent-style-name="Normalny" style:family="paragraph">
      <style:paragraph-properties fo:text-align="justify" fo:line-height="150%"/>
    </style:style>
    <style:style style:name="T2106" style:parent-style-name="Domyślnaczcionkaakapitu" style:family="text">
      <style:text-properties style:text-underline-type="single" style:text-underline-style="solid" style:text-underline-width="auto" style:text-underline-mode="continuous"/>
    </style:style>
    <style:style style:name="T2107" style:parent-style-name="Domyślnaczcionkaakapitu" style:family="text">
      <style:text-properties fo:background-color="#80FFFF" style:text-underline-type="single" style:text-underline-style="solid" style:text-underline-width="auto" style:text-underline-mode="continuous"/>
    </style:style>
    <style:style style:name="T2108" style:parent-style-name="Domyślnaczcionkaakapitu" style:family="text">
      <style:text-properties style:text-underline-type="single" style:text-underline-style="solid" style:text-underline-width="auto" style:text-underline-mode="continuous"/>
    </style:style>
    <style:style style:name="T2109" style:parent-style-name="Domyślnaczcionkaakapitu" style:family="text">
      <style:text-properties fo:background-color="#80FFFF" style:text-underline-type="single" style:text-underline-style="solid" style:text-underline-width="auto" style:text-underline-mode="continuous"/>
    </style:style>
    <style:style style:name="T2110" style:parent-style-name="Domyślnaczcionkaakapitu" style:family="text">
      <style:text-properties fo:background-color="#80FFFF"/>
    </style:style>
    <style:style style:name="P2111" style:parent-style-name="Normalny" style:family="paragraph">
      <style:paragraph-properties fo:text-align="justify" fo:line-height="150%" fo:text-indent="0.2479in"/>
    </style:style>
    <style:style style:name="P2112" style:parent-style-name="Normalny" style:family="paragraph">
      <style:paragraph-properties fo:text-align="justify" fo:line-height="150%" fo:text-indent="0.2479in"/>
    </style:style>
    <style:style style:name="P2113" style:parent-style-name="Normalny" style:family="paragraph">
      <style:paragraph-properties fo:text-align="justify" fo:line-height="150%" fo:text-indent="0.2479in"/>
    </style:style>
    <style:style style:name="P2114" style:parent-style-name="Normalny" style:family="paragraph">
      <style:paragraph-properties fo:text-align="justify" fo:line-height="150%"/>
    </style:style>
    <style:style style:name="T2115" style:parent-style-name="Domyślnaczcionkaakapitu" style:family="text">
      <style:text-properties style:text-underline-type="single" style:text-underline-style="solid" style:text-underline-width="auto" style:text-underline-mode="continuous"/>
    </style:style>
    <style:style style:name="P2116" style:parent-style-name="Normalny" style:family="paragraph">
      <style:paragraph-properties fo:text-align="justify" fo:line-height="150%" fo:text-indent="0.2479in"/>
    </style:style>
    <style:style style:name="T2117" style:parent-style-name="Domyślnaczcionkaakapitu" style:family="text">
      <style:text-properties fo:background-color="#80FFFF"/>
    </style:style>
    <style:style style:name="P2118" style:parent-style-name="Normalny" style:family="paragraph">
      <style:paragraph-properties fo:text-align="justify" fo:line-height="150%" fo:text-indent="0.2479in"/>
    </style:style>
    <style:style style:name="T2119" style:parent-style-name="Domyślnaczcionkaakapitu" style:family="text">
      <style:text-properties fo:background-color="#80FFFF"/>
    </style:style>
    <style:style style:name="T2120" style:parent-style-name="Domyślnaczcionkaakapitu" style:family="text">
      <style:text-properties fo:background-color="#80FFFF"/>
    </style:style>
    <style:style style:name="P2121" style:parent-style-name="Normalny" style:family="paragraph">
      <style:paragraph-properties fo:text-align="justify" fo:line-height="150%" fo:text-indent="0.2479in"/>
    </style:style>
    <style:style style:name="P2122" style:parent-style-name="Normalny" style:family="paragraph">
      <style:paragraph-properties fo:text-align="justify" fo:line-height="150%"/>
    </style:style>
    <style:style style:name="T2123" style:parent-style-name="Domyślnaczcionkaakapitu" style:family="text">
      <style:text-properties style:text-underline-type="single" style:text-underline-style="solid" style:text-underline-width="auto" style:text-underline-mode="continuous"/>
    </style:style>
    <style:style style:name="T2124" style:parent-style-name="Domyślnaczcionkaakapitu" style:family="text">
      <style:text-properties fo:background-color="#80FFFF" style:text-underline-type="single" style:text-underline-style="solid" style:text-underline-width="auto" style:text-underline-mode="continuous"/>
    </style:style>
    <style:style style:name="P2125" style:parent-style-name="Normalny" style:family="paragraph">
      <style:paragraph-properties fo:text-align="justify" fo:line-height="150%" fo:text-indent="0.2479in"/>
    </style:style>
    <style:style style:name="P2126" style:parent-style-name="Normalny" style:family="paragraph">
      <style:paragraph-properties fo:text-align="justify" fo:line-height="150%"/>
    </style:style>
    <style:style style:name="T2127" style:parent-style-name="Domyślnaczcionkaakapitu" style:family="text">
      <style:text-properties style:text-underline-type="single" style:text-underline-style="solid" style:text-underline-width="auto" style:text-underline-mode="continuous"/>
    </style:style>
    <style:style style:name="P2128" style:parent-style-name="Normalny" style:family="paragraph">
      <style:paragraph-properties fo:text-align="justify" fo:line-height="150%" fo:text-indent="0.2479in"/>
    </style:style>
    <style:style style:name="T2129" style:parent-style-name="Domyślnaczcionkaakapitu" style:family="text">
      <style:text-properties fo:background-color="#80FFFF"/>
    </style:style>
    <style:style style:name="P2130" style:parent-style-name="Normalny" style:family="paragraph">
      <style:paragraph-properties fo:text-align="justify" fo:line-height="150%" fo:text-indent="0.2479in"/>
    </style:style>
    <style:style style:name="T2131" style:parent-style-name="Domyślnaczcionkaakapitu" style:family="text">
      <style:text-properties fo:background-color="#80FFFF"/>
    </style:style>
    <style:style style:name="T2132" style:parent-style-name="Domyślnaczcionkaakapitu" style:family="text">
      <style:text-properties fo:background-color="#80FFFF"/>
    </style:style>
    <style:style style:name="T2133" style:parent-style-name="Domyślnaczcionkaakapitu" style:family="text">
      <style:text-properties fo:background-color="#80FFFF"/>
    </style:style>
    <style:style style:name="T2134" style:parent-style-name="Domyślnaczcionkaakapitu" style:family="text">
      <style:text-properties fo:background-color="#80FFFF"/>
    </style:style>
    <style:style style:name="T2135" style:parent-style-name="Domyślnaczcionkaakapitu" style:family="text">
      <style:text-properties fo:background-color="#80FFFF"/>
    </style:style>
    <style:style style:name="P2136" style:parent-style-name="Normalny" style:family="paragraph">
      <style:paragraph-properties fo:text-align="justify" fo:line-height="150%"/>
    </style:style>
    <style:style style:name="T2137" style:parent-style-name="Domyślnaczcionkaakapitu" style:family="text">
      <style:text-properties style:text-underline-type="single" style:text-underline-style="solid" style:text-underline-width="auto" style:text-underline-mode="continuous"/>
    </style:style>
    <style:style style:name="T2138" style:parent-style-name="Domyślnaczcionkaakapitu" style:family="text">
      <style:text-properties fo:background-color="#80FFFF" style:text-underline-type="single" style:text-underline-style="solid" style:text-underline-width="auto" style:text-underline-mode="continuous"/>
    </style:style>
    <style:style style:name="T2139" style:parent-style-name="Domyślnaczcionkaakapitu" style:family="text">
      <style:text-properties style:text-underline-type="single" style:text-underline-style="solid" style:text-underline-width="auto" style:text-underline-mode="continuous"/>
    </style:style>
    <style:style style:name="P2140" style:parent-style-name="Normalny" style:family="paragraph">
      <style:paragraph-properties fo:text-align="justify" fo:line-height="150%" fo:text-indent="0.2479in"/>
    </style:style>
    <style:style style:name="T2141" style:parent-style-name="Domyślnaczcionkaakapitu" style:family="text">
      <style:text-properties fo:background-color="#80FFFF"/>
    </style:style>
    <style:style style:name="P2142" style:parent-style-name="Normalny" style:family="paragraph">
      <style:paragraph-properties fo:text-align="justify" fo:line-height="150%" fo:text-indent="0.2479in"/>
    </style:style>
    <style:style style:name="T2143" style:parent-style-name="Domyślnaczcionkaakapitu" style:family="text">
      <style:text-properties fo:background-color="#80FFFF"/>
    </style:style>
    <style:style style:name="P2144" style:parent-style-name="Normalny" style:family="paragraph">
      <style:paragraph-properties fo:text-align="justify" fo:line-height="150%"/>
    </style:style>
    <style:style style:name="T2145" style:parent-style-name="Domyślnaczcionkaakapitu" style:family="text">
      <style:text-properties style:text-underline-type="single" style:text-underline-style="solid" style:text-underline-width="auto" style:text-underline-mode="continuous"/>
    </style:style>
    <style:style style:name="T2146" style:parent-style-name="Domyślnaczcionkaakapitu" style:family="text">
      <style:text-properties fo:background-color="#80FFFF" style:text-underline-type="single" style:text-underline-style="solid" style:text-underline-width="auto" style:text-underline-mode="continuous"/>
    </style:style>
    <style:style style:name="T2147" style:parent-style-name="Domyślnaczcionkaakapitu" style:family="text">
      <style:text-properties style:text-underline-type="single" style:text-underline-style="solid" style:text-underline-width="auto" style:text-underline-mode="continuous"/>
    </style:style>
    <style:style style:name="P2148" style:parent-style-name="Normalny" style:family="paragraph">
      <style:paragraph-properties fo:text-align="justify" fo:line-height="150%" fo:text-indent="0.2479in"/>
    </style:style>
    <style:style style:name="T2149" style:parent-style-name="Domyślnaczcionkaakapitu" style:family="text">
      <style:text-properties fo:background-color="#80FFFF"/>
    </style:style>
    <style:style style:name="T2150" style:parent-style-name="Domyślnaczcionkaakapitu" style:family="text">
      <style:text-properties fo:background-color="#80FFFF"/>
    </style:style>
    <style:style style:name="P2151" style:parent-style-name="Normalny" style:family="paragraph">
      <style:paragraph-properties fo:text-align="justify" fo:line-height="150%" fo:text-indent="0.2479in"/>
    </style:style>
    <style:style style:name="T2152" style:parent-style-name="Domyślnaczcionkaakapitu" style:family="text">
      <style:text-properties fo:background-color="#80FFFF"/>
    </style:style>
    <style:style style:name="T2153" style:parent-style-name="Domyślnaczcionkaakapitu" style:family="text">
      <style:text-properties fo:background-color="#80FFFF"/>
    </style:style>
    <style:style style:name="T2154" style:parent-style-name="Domyślnaczcionkaakapitu" style:family="text">
      <style:text-properties fo:background-color="#80FFFF"/>
    </style:style>
    <style:style style:name="T2155" style:parent-style-name="Domyślnaczcionkaakapitu" style:family="text">
      <style:text-properties fo:background-color="#80FFFF"/>
    </style:style>
    <style:style style:name="T2156" style:parent-style-name="Domyślnaczcionkaakapitu" style:family="text">
      <style:text-properties fo:background-color="#80FFFF"/>
    </style:style>
    <style:style style:name="T2157" style:parent-style-name="Domyślnaczcionkaakapitu" style:family="text">
      <style:text-properties fo:background-color="#80FFFF"/>
    </style:style>
    <style:style style:name="T2158" style:parent-style-name="Domyślnaczcionkaakapitu" style:family="text">
      <style:text-properties fo:background-color="#80FFFF"/>
    </style:style>
    <style:style style:name="T2159" style:parent-style-name="Domyślnaczcionkaakapitu" style:family="text">
      <style:text-properties fo:background-color="#80FFFF"/>
    </style:style>
    <style:style style:name="P2160" style:parent-style-name="Normalny" style:family="paragraph">
      <style:paragraph-properties fo:text-align="justify" fo:line-height="150%" fo:text-indent="0.2479in"/>
    </style:style>
    <style:style style:name="T2161" style:parent-style-name="Domyślnaczcionkaakapitu" style:family="text">
      <style:text-properties fo:background-color="#80FFFF"/>
    </style:style>
    <style:style style:name="T2162" style:parent-style-name="Domyślnaczcionkaakapitu" style:family="text">
      <style:text-properties fo:background-color="#80FFFF"/>
    </style:style>
    <style:style style:name="P2163" style:parent-style-name="Normalny" style:family="paragraph">
      <style:paragraph-properties fo:text-align="justify" fo:line-height="150%" fo:text-indent="0.2479in"/>
    </style:style>
    <style:style style:name="T2164" style:parent-style-name="Domyślnaczcionkaakapitu" style:family="text">
      <style:text-properties fo:background-color="#80FFFF"/>
    </style:style>
    <style:style style:name="P2165" style:parent-style-name="Normalny" style:family="paragraph">
      <style:paragraph-properties fo:text-align="justify" fo:line-height="150%" fo:text-indent="0.2479in"/>
    </style:style>
    <style:style style:name="T2166" style:parent-style-name="Domyślnaczcionkaakapitu" style:family="text">
      <style:text-properties fo:background-color="#80FFFF"/>
    </style:style>
    <style:style style:name="T2167" style:parent-style-name="Domyślnaczcionkaakapitu" style:family="text">
      <style:text-properties fo:background-color="#80FFFF"/>
    </style:style>
    <style:style style:name="P2168" style:parent-style-name="Normalny" style:family="paragraph">
      <style:paragraph-properties fo:text-align="justify" fo:line-height="150%" fo:text-indent="0.2479in"/>
    </style:style>
    <style:style style:name="P2169" style:parent-style-name="Normalny" style:family="paragraph">
      <style:paragraph-properties fo:text-align="justify" fo:line-height="150%"/>
    </style:style>
    <style:style style:name="T2170" style:parent-style-name="Domyślnaczcionkaakapitu" style:family="text">
      <style:text-properties style:text-underline-type="single" style:text-underline-style="solid" style:text-underline-width="auto" style:text-underline-mode="continuous"/>
    </style:style>
    <style:style style:name="T2171" style:parent-style-name="Domyślnaczcionkaakapitu" style:family="text">
      <style:text-properties fo:background-color="#80FFFF" style:text-underline-type="single" style:text-underline-style="solid" style:text-underline-width="auto" style:text-underline-mode="continuous"/>
    </style:style>
    <style:style style:name="P2172" style:parent-style-name="Normalny" style:family="paragraph">
      <style:paragraph-properties fo:text-align="justify" fo:line-height="150%" fo:text-indent="0.2479in"/>
    </style:style>
    <style:style style:name="T2173" style:parent-style-name="Domyślnaczcionkaakapitu" style:family="text">
      <style:text-properties fo:background-color="#80FFFF"/>
    </style:style>
    <style:style style:name="P2174" style:parent-style-name="Normalny" style:family="paragraph">
      <style:paragraph-properties fo:text-align="justify" fo:line-height="150%" fo:text-indent="0.2479in"/>
    </style:style>
    <style:style style:name="P2175" style:parent-style-name="Normalny" style:family="paragraph">
      <style:paragraph-properties fo:text-align="justify" fo:line-height="150%">
        <style:tab-stops>
          <style:tab-stop style:type="left" style:leader-style="solid" style:leader-text="_" style:position="3.0041in"/>
        </style:tab-stops>
      </style:paragraph-properties>
    </style:style>
    <style:style style:name="T2176" style:parent-style-name="Domyślnaczcionkaakapitu" style:family="text">
      <style:text-properties style:text-underline-type="single" style:text-underline-style="solid" style:text-underline-width="auto" style:text-underline-mode="continuous"/>
    </style:style>
    <style:style style:name="P2177" style:parent-style-name="Normalny" style:family="paragraph">
      <style:paragraph-properties fo:text-align="justify" fo:line-height="150%" fo:text-indent="0.2479in"/>
    </style:style>
    <style:style style:name="T2178" style:parent-style-name="Domyślnaczcionkaakapitu" style:family="text">
      <style:text-properties fo:background-color="#80FFFF"/>
    </style:style>
    <style:style style:name="P2179" style:parent-style-name="Normalny" style:family="paragraph">
      <style:paragraph-properties fo:text-align="justify" fo:line-height="150%" fo:text-indent="0.2479in"/>
    </style:style>
    <style:style style:name="T2180" style:parent-style-name="Domyślnaczcionkaakapitu" style:family="text">
      <style:text-properties fo:background-color="#80FFFF"/>
    </style:style>
    <style:style style:name="T2181" style:parent-style-name="Domyślnaczcionkaakapitu" style:family="text">
      <style:text-properties fo:background-color="#80FFFF"/>
    </style:style>
    <style:style style:name="T2182" style:parent-style-name="Domyślnaczcionkaakapitu" style:family="text">
      <style:text-properties fo:background-color="#80FFFF"/>
    </style:style>
    <style:style style:name="P2183" style:parent-style-name="Normalny" style:family="paragraph">
      <style:paragraph-properties fo:text-align="justify" fo:line-height="150%" fo:text-indent="0.2479in"/>
    </style:style>
    <style:style style:name="T2184" style:parent-style-name="Domyślnaczcionkaakapitu" style:family="text">
      <style:text-properties fo:background-color="#80FFFF"/>
    </style:style>
    <style:style style:name="T2185" style:parent-style-name="Domyślnaczcionkaakapitu" style:family="text">
      <style:text-properties fo:background-color="#80FFFF"/>
    </style:style>
    <style:style style:name="T2186" style:parent-style-name="Domyślnaczcionkaakapitu" style:family="text">
      <style:text-properties fo:background-color="#80FFFF"/>
    </style:style>
    <style:style style:name="T2187" style:parent-style-name="Domyślnaczcionkaakapitu" style:family="text">
      <style:text-properties fo:background-color="#80FFFF"/>
    </style:style>
    <style:style style:name="T2188" style:parent-style-name="Domyślnaczcionkaakapitu" style:family="text">
      <style:text-properties fo:background-color="#80FFFF"/>
    </style:style>
    <style:style style:name="T2189" style:parent-style-name="Domyślnaczcionkaakapitu" style:family="text">
      <style:text-properties fo:background-color="#80FFFF"/>
    </style:style>
    <style:style style:name="P2190" style:parent-style-name="Normalny" style:family="paragraph">
      <style:paragraph-properties fo:text-align="justify" fo:line-height="150%" fo:text-indent="0.2479in"/>
    </style:style>
    <style:style style:name="P2191" style:parent-style-name="Normalny" style:family="paragraph">
      <style:paragraph-properties fo:text-align="justify" fo:line-height="150%"/>
    </style:style>
    <style:style style:name="T2192" style:parent-style-name="Domyślnaczcionkaakapitu" style:family="text">
      <style:text-properties style:text-underline-type="single" style:text-underline-style="solid" style:text-underline-width="auto" style:text-underline-mode="continuous"/>
    </style:style>
    <style:style style:name="T2193" style:parent-style-name="Domyślnaczcionkaakapitu" style:family="text">
      <style:text-properties fo:background-color="#80FFFF" style:text-underline-type="single" style:text-underline-style="solid" style:text-underline-width="auto" style:text-underline-mode="continuous"/>
    </style:style>
    <style:style style:name="P2194" style:parent-style-name="Normalny" style:family="paragraph">
      <style:paragraph-properties fo:text-align="justify" fo:line-height="150%" fo:text-indent="0.2479in"/>
    </style:style>
    <style:style style:name="P2195" style:parent-style-name="Normalny" style:family="paragraph">
      <style:paragraph-properties fo:text-align="justify" fo:line-height="150%" fo:text-indent="0.2479in"/>
    </style:style>
    <style:style style:name="P2196" style:parent-style-name="Normalny" style:family="paragraph">
      <style:paragraph-properties fo:text-align="justify" fo:line-height="150%"/>
    </style:style>
    <style:style style:name="T2197" style:parent-style-name="Domyślnaczcionkaakapitu" style:family="text">
      <style:text-properties fo:background-color="#80FFFF" style:text-underline-type="single" style:text-underline-style="solid" style:text-underline-width="auto" style:text-underline-mode="continuous"/>
    </style:style>
    <style:style style:name="T2198" style:parent-style-name="Domyślnaczcionkaakapitu" style:family="text">
      <style:text-properties style:text-underline-type="single" style:text-underline-style="solid" style:text-underline-width="auto" style:text-underline-mode="continuous"/>
    </style:style>
    <style:style style:name="P2199" style:parent-style-name="Normalny" style:family="paragraph">
      <style:paragraph-properties fo:text-align="justify" fo:line-height="150%" fo:text-indent="0.2479in"/>
    </style:style>
    <style:style style:name="P2200" style:parent-style-name="Normalny" style:family="paragraph">
      <style:paragraph-properties fo:text-align="justify" fo:line-height="150%" fo:text-indent="0.2479in"/>
    </style:style>
    <style:style style:name="P2201" style:parent-style-name="Normalny" style:family="paragraph">
      <style:paragraph-properties fo:text-align="justify" fo:line-height="150%"/>
    </style:style>
    <style:style style:name="T2202" style:parent-style-name="Domyślnaczcionkaakapitu" style:family="text">
      <style:text-properties style:text-underline-type="single" style:text-underline-style="solid" style:text-underline-width="auto" style:text-underline-mode="continuous"/>
    </style:style>
    <style:style style:name="P2203" style:parent-style-name="Normalny" style:family="paragraph">
      <style:paragraph-properties fo:text-align="justify" fo:line-height="150%" fo:text-indent="0.2479in"/>
    </style:style>
    <style:style style:name="P2204" style:parent-style-name="Normalny" style:family="paragraph">
      <style:paragraph-properties fo:text-align="justify" fo:line-height="150%"/>
    </style:style>
    <style:style style:name="T2205" style:parent-style-name="Domyślnaczcionkaakapitu" style:family="text">
      <style:text-properties style:text-underline-type="single" style:text-underline-style="solid" style:text-underline-width="auto" style:text-underline-mode="continuous"/>
    </style:style>
    <style:style style:name="P2206" style:parent-style-name="Normalny" style:family="paragraph">
      <style:paragraph-properties fo:text-align="justify" fo:line-height="150%" fo:text-indent="0.2479in"/>
    </style:style>
    <style:style style:name="T2207" style:parent-style-name="Domyślnaczcionkaakapitu" style:family="text">
      <style:text-properties fo:background-color="#80FFFF"/>
    </style:style>
    <style:style style:name="T2208" style:parent-style-name="Domyślnaczcionkaakapitu" style:family="text">
      <style:text-properties fo:background-color="#80FFFF"/>
    </style:style>
    <style:style style:name="T2209" style:parent-style-name="Domyślnaczcionkaakapitu" style:family="text">
      <style:text-properties fo:background-color="#80FFFF"/>
    </style:style>
    <style:style style:name="T2210" style:parent-style-name="Domyślnaczcionkaakapitu" style:family="text">
      <style:text-properties fo:background-color="#80FFFF"/>
    </style:style>
    <style:style style:name="T2211" style:parent-style-name="Domyślnaczcionkaakapitu" style:family="text">
      <style:text-properties fo:background-color="#80FFFF"/>
    </style:style>
    <style:style style:name="T2212" style:parent-style-name="Domyślnaczcionkaakapitu" style:family="text">
      <style:text-properties fo:background-color="#80FFFF"/>
    </style:style>
    <style:style style:name="P2213" style:parent-style-name="Normalny" style:family="paragraph">
      <style:paragraph-properties fo:text-align="justify" fo:line-height="150%" fo:text-indent="0.2479in"/>
    </style:style>
    <style:style style:name="T2214" style:parent-style-name="Domyślnaczcionkaakapitu" style:family="text">
      <style:text-properties fo:background-color="#80FFFF"/>
    </style:style>
    <style:style style:name="P2215" style:parent-style-name="Normalny" style:family="paragraph">
      <style:paragraph-properties fo:text-align="justify" fo:line-height="150%" fo:text-indent="0.2479in"/>
    </style:style>
    <style:style style:name="P2216" style:parent-style-name="Normalny" style:family="paragraph">
      <style:paragraph-properties fo:text-align="justify" fo:line-height="150%" fo:text-indent="0.2479in"/>
    </style:style>
    <style:style style:name="T2217" style:parent-style-name="Domyślnaczcionkaakapitu" style:family="text">
      <style:text-properties fo:background-color="#80FFFF"/>
    </style:style>
    <style:style style:name="T2218" style:parent-style-name="Domyślnaczcionkaakapitu" style:family="text">
      <style:text-properties fo:background-color="#80FFFF"/>
    </style:style>
    <style:style style:name="T2219" style:parent-style-name="Domyślnaczcionkaakapitu" style:family="text">
      <style:text-properties fo:background-color="#80FFFF"/>
    </style:style>
    <style:style style:name="T2220" style:parent-style-name="Domyślnaczcionkaakapitu" style:family="text">
      <style:text-properties fo:background-color="#80FFFF"/>
    </style:style>
    <style:style style:name="T2221" style:parent-style-name="Domyślnaczcionkaakapitu" style:family="text">
      <style:text-properties fo:background-color="#80FFFF"/>
    </style:style>
    <style:style style:name="T2222" style:parent-style-name="Domyślnaczcionkaakapitu" style:family="text">
      <style:text-properties fo:background-color="#80FFFF"/>
    </style:style>
    <style:style style:name="P2223" style:parent-style-name="Normalny" style:family="paragraph">
      <style:paragraph-properties fo:text-align="justify" fo:line-height="150%" fo:text-indent="0.2479in"/>
    </style:style>
    <style:style style:name="P2224" style:parent-style-name="Normalny" style:family="paragraph">
      <style:paragraph-properties fo:text-align="justify" fo:line-height="150%"/>
    </style:style>
    <style:style style:name="T2225" style:parent-style-name="Domyślnaczcionkaakapitu" style:family="text">
      <style:text-properties style:text-underline-type="single" style:text-underline-style="solid" style:text-underline-width="auto" style:text-underline-mode="continuous"/>
    </style:style>
    <style:style style:name="T2226" style:parent-style-name="Domyślnaczcionkaakapitu" style:family="text">
      <style:text-properties fo:background-color="#80FFFF" style:text-underline-type="single" style:text-underline-style="solid" style:text-underline-width="auto" style:text-underline-mode="continuous"/>
    </style:style>
    <style:style style:name="T2227" style:parent-style-name="Domyślnaczcionkaakapitu" style:family="text">
      <style:text-properties style:text-underline-type="single" style:text-underline-style="solid" style:text-underline-width="auto" style:text-underline-mode="continuous"/>
    </style:style>
    <style:style style:name="P2228" style:parent-style-name="Normalny" style:family="paragraph">
      <style:paragraph-properties fo:text-align="justify" fo:line-height="150%" fo:text-indent="0.2479in"/>
    </style:style>
    <style:style style:name="P2229" style:parent-style-name="Normalny" style:family="paragraph">
      <style:paragraph-properties fo:text-align="justify" fo:line-height="150%"/>
    </style:style>
    <style:style style:name="T2230" style:parent-style-name="Domyślnaczcionkaakapitu" style:family="text">
      <style:text-properties style:text-underline-type="single" style:text-underline-style="solid" style:text-underline-width="auto" style:text-underline-mode="continuous"/>
    </style:style>
    <style:style style:name="P2231" style:parent-style-name="Normalny" style:family="paragraph">
      <style:paragraph-properties fo:text-align="justify" fo:line-height="150%" fo:text-indent="0.2479in"/>
    </style:style>
    <style:style style:name="T2232" style:parent-style-name="Domyślnaczcionkaakapitu" style:family="text">
      <style:text-properties fo:background-color="#80FFFF"/>
    </style:style>
    <style:style style:name="T2233" style:parent-style-name="Domyślnaczcionkaakapitu" style:family="text">
      <style:text-properties fo:background-color="#80FFFF"/>
    </style:style>
    <style:style style:name="T2234" style:parent-style-name="Domyślnaczcionkaakapitu" style:family="text">
      <style:text-properties fo:background-color="#80FFFF"/>
    </style:style>
    <style:style style:name="T2235" style:parent-style-name="Domyślnaczcionkaakapitu" style:family="text">
      <style:text-properties fo:background-color="#80FFFF"/>
    </style:style>
    <style:style style:name="T2236" style:parent-style-name="Domyślnaczcionkaakapitu" style:family="text">
      <style:text-properties fo:background-color="#80FFFF"/>
    </style:style>
    <style:style style:name="T2237" style:parent-style-name="Domyślnaczcionkaakapitu" style:family="text">
      <style:text-properties fo:background-color="#80FFFF"/>
    </style:style>
    <style:style style:name="T2238" style:parent-style-name="Domyślnaczcionkaakapitu" style:family="text">
      <style:text-properties fo:background-color="#80FFFF"/>
    </style:style>
    <style:style style:name="T2239" style:parent-style-name="Domyślnaczcionkaakapitu" style:family="text">
      <style:text-properties fo:background-color="#80FFFF"/>
    </style:style>
    <style:style style:name="T2240" style:parent-style-name="Domyślnaczcionkaakapitu" style:family="text">
      <style:text-properties fo:background-color="#80FFFF"/>
    </style:style>
    <style:style style:name="P2241" style:parent-style-name="Normalny" style:family="paragraph">
      <style:paragraph-properties fo:text-align="justify" fo:line-height="150%"/>
    </style:style>
    <style:style style:name="T2242" style:parent-style-name="Domyślnaczcionkaakapitu" style:family="text">
      <style:text-properties style:text-underline-type="single" style:text-underline-style="solid" style:text-underline-width="auto" style:text-underline-mode="continuous"/>
    </style:style>
    <style:style style:name="T2243" style:parent-style-name="Domyślnaczcionkaakapitu" style:family="text">
      <style:text-properties fo:background-color="#80FFFF" style:text-underline-type="single" style:text-underline-style="solid" style:text-underline-width="auto" style:text-underline-mode="continuous"/>
    </style:style>
    <style:style style:name="P2244" style:parent-style-name="Normalny" style:family="paragraph">
      <style:paragraph-properties fo:text-align="justify" fo:line-height="150%" fo:text-indent="0.2479in"/>
    </style:style>
    <style:style style:name="P2245" style:parent-style-name="Normalny" style:family="paragraph">
      <style:paragraph-properties fo:text-align="justify" fo:line-height="150%"/>
    </style:style>
    <style:style style:name="T2246" style:parent-style-name="Domyślnaczcionkaakapitu" style:family="text">
      <style:text-properties style:text-underline-type="single" style:text-underline-style="solid" style:text-underline-width="auto" style:text-underline-mode="continuous"/>
    </style:style>
    <style:style style:name="P2247" style:parent-style-name="Normalny" style:family="paragraph">
      <style:paragraph-properties fo:text-align="justify" fo:line-height="150%" fo:text-indent="0.2479in"/>
    </style:style>
    <style:style style:name="P2248" style:parent-style-name="Normalny" style:family="paragraph">
      <style:paragraph-properties fo:text-align="justify" fo:line-height="150%" fo:text-indent="0.2479in"/>
    </style:style>
    <style:style style:name="T2249" style:parent-style-name="Domyślnaczcionkaakapitu" style:family="text">
      <style:text-properties fo:background-color="#80FFFF"/>
    </style:style>
    <style:style style:name="P2250" style:parent-style-name="Normalny" style:family="paragraph">
      <style:paragraph-properties fo:text-align="justify" fo:line-height="150%" fo:text-indent="0.2479in"/>
    </style:style>
    <style:style style:name="P2251" style:parent-style-name="Normalny" style:family="paragraph">
      <style:paragraph-properties fo:text-align="justify" fo:line-height="150%" fo:text-indent="0.2479in"/>
    </style:style>
    <style:style style:name="T2252" style:parent-style-name="Domyślnaczcionkaakapitu" style:family="text">
      <style:text-properties fo:background-color="#80FFFF"/>
    </style:style>
    <style:style style:name="T2253" style:parent-style-name="Domyślnaczcionkaakapitu" style:family="text">
      <style:text-properties fo:background-color="#80FFFF"/>
    </style:style>
    <style:style style:name="P2254" style:parent-style-name="Normalny" style:family="paragraph">
      <style:paragraph-properties fo:text-align="justify" fo:line-height="150%" fo:text-indent="0.2479in"/>
    </style:style>
    <style:style style:name="T2255" style:parent-style-name="Domyślnaczcionkaakapitu" style:family="text">
      <style:text-properties fo:background-color="#80FFFF"/>
    </style:style>
    <style:style style:name="T2256" style:parent-style-name="Domyślnaczcionkaakapitu" style:family="text">
      <style:text-properties fo:background-color="#80FFFF"/>
    </style:style>
    <style:style style:name="T2257" style:parent-style-name="Domyślnaczcionkaakapitu" style:family="text">
      <style:text-properties fo:background-color="#80FFFF"/>
    </style:style>
    <style:style style:name="T2258" style:parent-style-name="Domyślnaczcionkaakapitu" style:family="text">
      <style:text-properties fo:background-color="#80FFFF"/>
    </style:style>
    <style:style style:name="T2259" style:parent-style-name="Domyślnaczcionkaakapitu" style:family="text">
      <style:text-properties fo:background-color="#80FFFF"/>
    </style:style>
    <style:style style:name="P2260" style:parent-style-name="Normalny" style:family="paragraph">
      <style:paragraph-properties fo:text-align="justify" fo:line-height="150%" fo:text-indent="0.2479in"/>
    </style:style>
    <style:style style:name="P2261" style:parent-style-name="Normalny" style:family="paragraph">
      <style:paragraph-properties fo:text-align="justify" fo:line-height="150%" fo:text-indent="0.2479in"/>
    </style:style>
    <style:style style:name="P2262" style:parent-style-name="Normalny" style:family="paragraph">
      <style:paragraph-properties fo:text-align="justify" fo:line-height="150%"/>
    </style:style>
    <style:style style:name="T2263" style:parent-style-name="Domyślnaczcionkaakapitu" style:family="text">
      <style:text-properties style:text-underline-type="single" style:text-underline-style="solid" style:text-underline-width="auto" style:text-underline-mode="continuous"/>
    </style:style>
    <style:style style:name="P2264" style:parent-style-name="Normalny" style:family="paragraph">
      <style:paragraph-properties fo:text-align="justify" fo:line-height="150%" fo:text-indent="0.2479in"/>
    </style:style>
    <style:style style:name="P2265" style:parent-style-name="Normalny" style:family="paragraph">
      <style:paragraph-properties fo:text-align="justify" fo:line-height="150%"/>
    </style:style>
    <style:style style:name="T2266" style:parent-style-name="Domyślnaczcionkaakapitu" style:family="text">
      <style:text-properties style:text-underline-type="single" style:text-underline-style="solid" style:text-underline-width="auto" style:text-underline-mode="continuous"/>
    </style:style>
    <style:style style:name="P2267" style:parent-style-name="Normalny" style:family="paragraph">
      <style:paragraph-properties fo:text-align="justify" fo:line-height="150%" fo:text-indent="0.2479in"/>
    </style:style>
    <style:style style:name="T2268" style:parent-style-name="Domyślnaczcionkaakapitu" style:family="text">
      <style:text-properties fo:background-color="#80FFFF"/>
    </style:style>
    <style:style style:name="T2269" style:parent-style-name="Domyślnaczcionkaakapitu" style:family="text">
      <style:text-properties fo:background-color="#80FFFF"/>
    </style:style>
    <style:style style:name="P2270" style:parent-style-name="Normalny" style:family="paragraph">
      <style:paragraph-properties fo:text-align="justify" fo:line-height="150%" fo:text-indent="0.2479in"/>
    </style:style>
    <style:style style:name="T2271" style:parent-style-name="Domyślnaczcionkaakapitu" style:family="text">
      <style:text-properties fo:background-color="#80FFFF"/>
    </style:style>
    <style:style style:name="P2272" style:parent-style-name="Normalny" style:family="paragraph">
      <style:paragraph-properties fo:text-align="justify" fo:line-height="150%" fo:text-indent="0.2479in"/>
    </style:style>
    <style:style style:name="T2273" style:parent-style-name="Domyślnaczcionkaakapitu" style:family="text">
      <style:text-properties fo:background-color="#80FFFF"/>
    </style:style>
    <style:style style:name="P2274" style:parent-style-name="Normalny" style:family="paragraph">
      <style:paragraph-properties fo:text-align="justify" fo:line-height="150%" fo:text-indent="0.2479in"/>
    </style:style>
    <style:style style:name="P2275" style:parent-style-name="Normalny" style:family="paragraph">
      <style:paragraph-properties fo:text-align="justify" fo:line-height="150%"/>
    </style:style>
    <style:style style:name="T2276" style:parent-style-name="Domyślnaczcionkaakapitu" style:family="text">
      <style:text-properties style:text-underline-type="single" style:text-underline-style="solid" style:text-underline-width="auto" style:text-underline-mode="continuous"/>
    </style:style>
    <style:style style:name="T2277" style:parent-style-name="Domyślnaczcionkaakapitu" style:family="text">
      <style:text-properties fo:background-color="#80FFFF" style:text-underline-type="single" style:text-underline-style="solid" style:text-underline-width="auto" style:text-underline-mode="continuous"/>
    </style:style>
    <style:style style:name="T2278" style:parent-style-name="Domyślnaczcionkaakapitu" style:family="text">
      <style:text-properties style:text-underline-type="single" style:text-underline-style="solid" style:text-underline-width="auto" style:text-underline-mode="continuous"/>
    </style:style>
    <style:style style:name="T2279" style:parent-style-name="Domyślnaczcionkaakapitu" style:family="text">
      <style:text-properties fo:background-color="#80FFFF" style:text-underline-type="single" style:text-underline-style="solid" style:text-underline-width="auto" style:text-underline-mode="continuous"/>
    </style:style>
    <style:style style:name="P2280" style:parent-style-name="Normalny" style:family="paragraph">
      <style:paragraph-properties fo:text-align="justify" fo:line-height="150%" fo:text-indent="0.2479in"/>
    </style:style>
    <style:style style:name="P2281" style:parent-style-name="Normalny" style:family="paragraph">
      <style:paragraph-properties fo:text-align="justify" fo:line-height="150%" fo:text-indent="0.2479in"/>
    </style:style>
    <style:style style:name="P2282" style:parent-style-name="Normalny" style:family="paragraph">
      <style:paragraph-properties fo:text-align="justify" fo:line-height="150%" fo:text-indent="0.2479in"/>
    </style:style>
    <style:style style:name="T2283" style:parent-style-name="Domyślnaczcionkaakapitu" style:family="text">
      <style:text-properties fo:background-color="#80FFFF"/>
    </style:style>
    <style:style style:name="P2284" style:parent-style-name="Normalny" style:family="paragraph">
      <style:paragraph-properties fo:text-align="justify" fo:line-height="150%"/>
    </style:style>
    <style:style style:name="T2285" style:parent-style-name="Domyślnaczcionkaakapitu" style:family="text">
      <style:text-properties style:text-underline-type="single" style:text-underline-style="solid" style:text-underline-width="auto" style:text-underline-mode="continuous"/>
    </style:style>
    <style:style style:name="P2286" style:parent-style-name="Normalny" style:family="paragraph">
      <style:paragraph-properties fo:text-align="justify" fo:line-height="150%" fo:text-indent="0.2479in"/>
    </style:style>
    <style:style style:name="P2287" style:parent-style-name="Normalny" style:family="paragraph">
      <style:paragraph-properties fo:text-align="justify" fo:line-height="150%" fo:text-indent="0.2479in"/>
    </style:style>
    <style:style style:name="P2288" style:parent-style-name="Normalny" style:family="paragraph">
      <style:paragraph-properties fo:text-align="justify" fo:line-height="150%" fo:text-indent="0.2479in"/>
    </style:style>
    <style:style style:name="T2289" style:parent-style-name="Domyślnaczcionkaakapitu" style:family="text">
      <style:text-properties fo:background-color="#80FFFF"/>
    </style:style>
    <style:style style:name="T2290" style:parent-style-name="Domyślnaczcionkaakapitu" style:family="text">
      <style:text-properties fo:background-color="#80FFFF"/>
    </style:style>
    <style:style style:name="P2291" style:parent-style-name="Normalny" style:family="paragraph">
      <style:paragraph-properties fo:text-align="justify" fo:line-height="150%" fo:text-indent="0.2479in"/>
    </style:style>
    <style:style style:name="P2292" style:parent-style-name="Normalny" style:family="paragraph">
      <style:paragraph-properties fo:text-align="justify" fo:line-height="150%" fo:text-indent="0.2479in"/>
    </style:style>
    <style:style style:name="T2293" style:parent-style-name="Domyślnaczcionkaakapitu" style:family="text">
      <style:text-properties fo:background-color="#80FFFF"/>
    </style:style>
    <style:style style:name="T2294" style:parent-style-name="Domyślnaczcionkaakapitu" style:family="text">
      <style:text-properties fo:background-color="#80FFFF"/>
    </style:style>
    <style:style style:name="P2295" style:parent-style-name="Normalny" style:family="paragraph">
      <style:paragraph-properties fo:text-align="justify" fo:line-height="150%" fo:text-indent="0.2479in"/>
    </style:style>
    <style:style style:name="T2296" style:parent-style-name="Domyślnaczcionkaakapitu" style:family="text">
      <style:text-properties fo:background-color="#80FFFF"/>
    </style:style>
    <style:style style:name="T2297" style:parent-style-name="Domyślnaczcionkaakapitu" style:family="text">
      <style:text-properties fo:background-color="#80FFFF"/>
    </style:style>
    <style:style style:name="T2298" style:parent-style-name="Domyślnaczcionkaakapitu" style:family="text">
      <style:text-properties fo:background-color="#80FFFF"/>
    </style:style>
    <style:style style:name="T2299" style:parent-style-name="Domyślnaczcionkaakapitu" style:family="text">
      <style:text-properties fo:background-color="#80FFFF"/>
    </style:style>
    <style:style style:name="T2300" style:parent-style-name="Domyślnaczcionkaakapitu" style:family="text">
      <style:text-properties fo:background-color="#80FFFF"/>
    </style:style>
    <style:style style:name="P2301" style:parent-style-name="Normalny" style:family="paragraph">
      <style:paragraph-properties fo:text-align="justify" fo:line-height="150%" fo:text-indent="0.2479in"/>
    </style:style>
    <style:style style:name="P2302" style:parent-style-name="Normalny" style:family="paragraph">
      <style:paragraph-properties fo:text-align="justify" fo:line-height="150%" fo:text-indent="0.2479in"/>
    </style:style>
    <style:style style:name="P2303" style:parent-style-name="Normalny" style:family="paragraph">
      <style:paragraph-properties fo:text-align="justify" fo:line-height="150%"/>
    </style:style>
    <style:style style:name="T2304" style:parent-style-name="Domyślnaczcionkaakapitu" style:family="text">
      <style:text-properties style:text-underline-type="single" style:text-underline-style="solid" style:text-underline-width="auto" style:text-underline-mode="continuous"/>
    </style:style>
    <style:style style:name="T2305" style:parent-style-name="Domyślnaczcionkaakapitu" style:family="text">
      <style:text-properties fo:background-color="#80FFFF" style:text-underline-type="single" style:text-underline-style="solid" style:text-underline-width="auto" style:text-underline-mode="continuous"/>
    </style:style>
    <style:style style:name="T2306" style:parent-style-name="Domyślnaczcionkaakapitu" style:family="text">
      <style:text-properties style:text-underline-type="single" style:text-underline-style="solid" style:text-underline-width="auto" style:text-underline-mode="continuous"/>
    </style:style>
    <style:style style:name="P2307" style:parent-style-name="Normalny" style:family="paragraph">
      <style:paragraph-properties fo:text-align="justify" fo:line-height="150%" fo:text-indent="0.2479in"/>
    </style:style>
    <style:style style:name="P2308" style:parent-style-name="Normalny" style:family="paragraph">
      <style:paragraph-properties fo:text-align="justify" fo:line-height="150%"/>
    </style:style>
    <style:style style:name="T2309" style:parent-style-name="Domyślnaczcionkaakapitu" style:family="text">
      <style:text-properties style:text-underline-type="single" style:text-underline-style="solid" style:text-underline-width="auto" style:text-underline-mode="continuous"/>
    </style:style>
    <style:style style:name="P2310" style:parent-style-name="Normalny" style:family="paragraph">
      <style:paragraph-properties fo:text-align="justify" fo:line-height="150%" fo:text-indent="0.2479in"/>
    </style:style>
    <style:style style:name="T2311" style:parent-style-name="Domyślnaczcionkaakapitu" style:family="text">
      <style:text-properties fo:background-color="#80FFFF"/>
    </style:style>
    <style:style style:name="P2312" style:parent-style-name="Normalny" style:family="paragraph">
      <style:paragraph-properties fo:text-align="justify" fo:line-height="150%"/>
    </style:style>
    <style:style style:name="T2313" style:parent-style-name="Domyślnaczcionkaakapitu" style:family="text">
      <style:text-properties style:text-underline-type="single" style:text-underline-style="solid" style:text-underline-width="auto" style:text-underline-mode="continuous"/>
    </style:style>
    <style:style style:name="T2314" style:parent-style-name="Domyślnaczcionkaakapitu" style:family="text">
      <style:text-properties fo:background-color="#80FFFF" style:text-underline-type="single" style:text-underline-style="solid" style:text-underline-width="auto" style:text-underline-mode="continuous"/>
    </style:style>
    <style:style style:name="P2315" style:parent-style-name="Normalny" style:family="paragraph">
      <style:paragraph-properties fo:text-align="justify" fo:line-height="150%" fo:text-indent="0.2479in"/>
    </style:style>
    <style:style style:name="P2316" style:parent-style-name="Normalny" style:family="paragraph">
      <style:paragraph-properties fo:text-align="justify" fo:line-height="150%" fo:text-indent="0.2479in"/>
    </style:style>
    <style:style style:name="P2317" style:parent-style-name="Normalny" style:family="paragraph">
      <style:paragraph-properties fo:text-align="justify" fo:line-height="150%" fo:text-indent="0.2479in"/>
    </style:style>
    <style:style style:name="P2318" style:parent-style-name="Normalny" style:family="paragraph">
      <style:paragraph-properties fo:text-align="justify" fo:line-height="150%"/>
    </style:style>
    <style:style style:name="T2319" style:parent-style-name="Domyślnaczcionkaakapitu" style:family="text">
      <style:text-properties style:text-underline-type="single" style:text-underline-style="solid" style:text-underline-width="auto" style:text-underline-mode="continuous"/>
    </style:style>
    <style:style style:name="P2320" style:parent-style-name="Normalny" style:family="paragraph">
      <style:paragraph-properties fo:text-align="justify" fo:line-height="150%" fo:text-indent="0.2479in"/>
    </style:style>
    <style:style style:name="T2321" style:parent-style-name="Domyślnaczcionkaakapitu" style:family="text">
      <style:text-properties fo:background-color="#80FFFF"/>
    </style:style>
    <style:style style:name="T2322" style:parent-style-name="Domyślnaczcionkaakapitu" style:family="text">
      <style:text-properties fo:background-color="#80FFFF"/>
    </style:style>
    <style:style style:name="P2323" style:parent-style-name="Normalny" style:family="paragraph">
      <style:paragraph-properties fo:text-align="justify" fo:line-height="150%"/>
    </style:style>
    <style:style style:name="T2324" style:parent-style-name="Domyślnaczcionkaakapitu" style:family="text">
      <style:text-properties style:text-underline-type="single" style:text-underline-style="solid" style:text-underline-width="auto" style:text-underline-mode="continuous"/>
    </style:style>
    <style:style style:name="P2325" style:parent-style-name="Normalny" style:family="paragraph">
      <style:paragraph-properties fo:text-align="justify" fo:line-height="150%" fo:text-indent="0.2479in"/>
    </style:style>
    <style:style style:name="P2326" style:parent-style-name="Normalny" style:family="paragraph">
      <style:paragraph-properties fo:text-align="justify" fo:line-height="150%" fo:text-indent="0.2479in"/>
    </style:style>
    <style:style style:name="P2327" style:parent-style-name="Normalny" style:family="paragraph">
      <style:paragraph-properties fo:text-align="justify" fo:line-height="150%"/>
    </style:style>
    <style:style style:name="T2328" style:parent-style-name="Domyślnaczcionkaakapitu" style:family="text">
      <style:text-properties style:text-underline-type="single" style:text-underline-style="solid" style:text-underline-width="auto" style:text-underline-mode="continuous"/>
    </style:style>
    <style:style style:name="T2329" style:parent-style-name="Domyślnaczcionkaakapitu" style:family="text">
      <style:text-properties fo:background-color="#80FFFF"/>
    </style:style>
    <style:style style:name="P2330" style:parent-style-name="Normalny" style:family="paragraph">
      <style:paragraph-properties fo:text-align="justify" fo:line-height="150%" fo:text-indent="0.2479in"/>
    </style:style>
    <style:style style:name="T2331" style:parent-style-name="Domyślnaczcionkaakapitu" style:family="text">
      <style:text-properties fo:background-color="#80FFFF"/>
    </style:style>
    <style:style style:name="T2332" style:parent-style-name="Domyślnaczcionkaakapitu" style:family="text">
      <style:text-properties fo:background-color="#80FFFF"/>
    </style:style>
    <style:style style:name="T2333" style:parent-style-name="Domyślnaczcionkaakapitu" style:family="text">
      <style:text-properties fo:background-color="#80FFFF"/>
    </style:style>
    <style:style style:name="P2334" style:parent-style-name="Normalny" style:family="paragraph">
      <style:paragraph-properties fo:text-align="justify" fo:line-height="150%" fo:text-indent="0.2479in"/>
    </style:style>
    <style:style style:name="P2335" style:parent-style-name="Normalny" style:family="paragraph">
      <style:paragraph-properties fo:text-align="justify" fo:line-height="150%"/>
    </style:style>
    <style:style style:name="T2336" style:parent-style-name="Domyślnaczcionkaakapitu" style:family="text">
      <style:text-properties style:text-underline-type="single" style:text-underline-style="solid" style:text-underline-width="auto" style:text-underline-mode="continuous"/>
    </style:style>
    <style:style style:name="P2337" style:parent-style-name="Normalny" style:family="paragraph">
      <style:paragraph-properties fo:text-align="justify" fo:line-height="150%" fo:text-indent="0.2479in"/>
    </style:style>
    <style:style style:name="T2338" style:parent-style-name="Domyślnaczcionkaakapitu" style:family="text">
      <style:text-properties fo:background-color="#80FFFF"/>
    </style:style>
    <style:style style:name="T2339" style:parent-style-name="Domyślnaczcionkaakapitu" style:family="text">
      <style:text-properties fo:background-color="#80FFFF"/>
    </style:style>
    <style:style style:name="T2340" style:parent-style-name="Domyślnaczcionkaakapitu" style:family="text">
      <style:text-properties fo:background-color="#80FFFF"/>
    </style:style>
    <style:style style:name="P2341" style:parent-style-name="Normalny" style:family="paragraph">
      <style:paragraph-properties fo:text-align="justify" fo:line-height="150%" fo:text-indent="0.2479in"/>
    </style:style>
    <style:style style:name="T2342" style:parent-style-name="Domyślnaczcionkaakapitu" style:family="text">
      <style:text-properties fo:background-color="#80FFFF"/>
    </style:style>
    <style:style style:name="P2343" style:parent-style-name="Normalny" style:family="paragraph">
      <style:paragraph-properties fo:text-align="justify" fo:line-height="150%" fo:text-indent="0.2479in"/>
    </style:style>
    <style:style style:name="P2344" style:parent-style-name="Normalny" style:family="paragraph">
      <style:paragraph-properties fo:text-align="justify" fo:line-height="150%" fo:text-indent="0.2479in"/>
    </style:style>
    <style:style style:name="P2345" style:parent-style-name="Normalny" style:family="paragraph">
      <style:paragraph-properties fo:text-align="justify" fo:line-height="150%"/>
    </style:style>
    <style:style style:name="T2346" style:parent-style-name="Domyślnaczcionkaakapitu" style:family="text">
      <style:text-properties style:text-underline-type="single" style:text-underline-style="solid" style:text-underline-width="auto" style:text-underline-mode="continuous"/>
    </style:style>
    <style:style style:name="P2347" style:parent-style-name="Normalny" style:family="paragraph">
      <style:paragraph-properties fo:text-align="justify" fo:line-height="150%" fo:text-indent="0.2479in"/>
    </style:style>
    <style:style style:name="P2348" style:parent-style-name="Normalny" style:family="paragraph">
      <style:paragraph-properties fo:text-align="justify" fo:line-height="150%" fo:text-indent="0.2479in"/>
    </style:style>
    <style:style style:name="P2349" style:parent-style-name="Normalny" style:family="paragraph">
      <style:paragraph-properties fo:text-align="justify" fo:line-height="150%" fo:text-indent="0.2479in"/>
    </style:style>
    <style:style style:name="P2350" style:parent-style-name="Normalny" style:family="paragraph">
      <style:paragraph-properties fo:text-align="justify" fo:line-height="150%" fo:text-indent="0.2479in"/>
    </style:style>
    <style:style style:name="P2351" style:parent-style-name="Normalny" style:family="paragraph">
      <style:paragraph-properties fo:text-align="justify" fo:line-height="150%"/>
    </style:style>
    <style:style style:name="T2352" style:parent-style-name="Domyślnaczcionkaakapitu" style:family="text">
      <style:text-properties style:text-underline-type="single" style:text-underline-style="solid" style:text-underline-width="auto" style:text-underline-mode="continuous"/>
    </style:style>
    <style:style style:name="P2353" style:parent-style-name="Normalny" style:family="paragraph">
      <style:paragraph-properties fo:text-align="justify" fo:line-height="150%" fo:text-indent="0.2479in"/>
    </style:style>
    <style:style style:name="P2354" style:parent-style-name="Normalny" style:family="paragraph">
      <style:paragraph-properties fo:text-align="justify" fo:line-height="150%"/>
    </style:style>
    <style:style style:name="T2355" style:parent-style-name="Domyślnaczcionkaakapitu" style:family="text">
      <style:text-properties fo:background-color="#80FFFF" style:text-underline-type="single" style:text-underline-style="solid" style:text-underline-width="auto" style:text-underline-mode="continuous"/>
    </style:style>
    <style:style style:name="T2356" style:parent-style-name="Domyślnaczcionkaakapitu" style:family="text">
      <style:text-properties style:text-underline-type="single" style:text-underline-style="solid" style:text-underline-width="auto" style:text-underline-mode="continuous"/>
    </style:style>
    <style:style style:name="P2357" style:parent-style-name="Normalny" style:family="paragraph">
      <style:paragraph-properties fo:text-align="justify" fo:line-height="150%" fo:text-indent="0.2479in"/>
    </style:style>
    <style:style style:name="T2358" style:parent-style-name="Domyślnaczcionkaakapitu" style:family="text">
      <style:text-properties fo:background-color="#80FFFF"/>
    </style:style>
    <style:style style:name="P2359" style:parent-style-name="Normalny" style:family="paragraph">
      <style:paragraph-properties fo:text-align="justify" fo:line-height="150%"/>
    </style:style>
    <style:style style:name="T2360" style:parent-style-name="Domyślnaczcionkaakapitu" style:family="text">
      <style:text-properties style:text-underline-type="single" style:text-underline-style="solid" style:text-underline-width="auto" style:text-underline-mode="continuous"/>
    </style:style>
    <style:style style:name="T2361" style:parent-style-name="Domyślnaczcionkaakapitu" style:family="text">
      <style:text-properties fo:background-color="#80FFFF" style:text-underline-type="single" style:text-underline-style="solid" style:text-underline-width="auto" style:text-underline-mode="continuous"/>
    </style:style>
    <style:style style:name="T2362" style:parent-style-name="Domyślnaczcionkaakapitu" style:family="text">
      <style:text-properties style:text-underline-type="single" style:text-underline-style="solid" style:text-underline-width="auto" style:text-underline-mode="continuous"/>
    </style:style>
    <style:style style:name="T2363" style:parent-style-name="Domyślnaczcionkaakapitu" style:family="text">
      <style:text-properties fo:background-color="#80FFFF" style:text-underline-type="single" style:text-underline-style="solid" style:text-underline-width="auto" style:text-underline-mode="continuous"/>
    </style:style>
    <style:style style:name="P2364" style:parent-style-name="Normalny" style:family="paragraph">
      <style:paragraph-properties fo:text-align="justify" fo:line-height="150%" fo:text-indent="0.2479in"/>
    </style:style>
    <style:style style:name="T2365" style:parent-style-name="Domyślnaczcionkaakapitu" style:family="text">
      <style:text-properties fo:background-color="#80FFFF"/>
    </style:style>
    <style:style style:name="P2366" style:parent-style-name="Normalny" style:family="paragraph">
      <style:paragraph-properties fo:text-align="justify" fo:line-height="150%" fo:text-indent="0.2479in"/>
    </style:style>
    <style:style style:name="P2367" style:parent-style-name="Normalny" style:family="paragraph">
      <style:paragraph-properties fo:text-align="justify" fo:line-height="150%"/>
    </style:style>
    <style:style style:name="T2368" style:parent-style-name="Domyślnaczcionkaakapitu" style:family="text">
      <style:text-properties fo:background-color="#80FFFF" style:text-underline-type="single" style:text-underline-style="solid" style:text-underline-width="auto" style:text-underline-mode="continuous"/>
    </style:style>
    <style:style style:name="T2369" style:parent-style-name="Domyślnaczcionkaakapitu" style:family="text">
      <style:text-properties style:text-underline-type="single" style:text-underline-style="solid" style:text-underline-width="auto" style:text-underline-mode="continuous"/>
    </style:style>
    <style:style style:name="P2370" style:parent-style-name="Normalny" style:family="paragraph">
      <style:paragraph-properties fo:text-align="justify" fo:line-height="150%" fo:text-indent="0.2479in"/>
    </style:style>
    <style:style style:name="P2371" style:parent-style-name="Normalny" style:family="paragraph">
      <style:paragraph-properties fo:text-align="justify" fo:line-height="150%" fo:text-indent="0.2479in"/>
    </style:style>
    <style:style style:name="T2372" style:parent-style-name="Domyślnaczcionkaakapitu" style:family="text">
      <style:text-properties fo:background-color="#80FFFF"/>
    </style:style>
    <style:style style:name="T2373" style:parent-style-name="Domyślnaczcionkaakapitu" style:family="text">
      <style:text-properties fo:background-color="#80FFFF"/>
    </style:style>
    <style:style style:name="T2374" style:parent-style-name="Domyślnaczcionkaakapitu" style:family="text">
      <style:text-properties fo:background-color="#80FFFF"/>
    </style:style>
    <style:style style:name="P2375" style:parent-style-name="Normalny" style:family="paragraph">
      <style:paragraph-properties fo:text-align="justify" fo:line-height="150%" fo:text-indent="0.2479in"/>
    </style:style>
    <style:style style:name="T2376" style:parent-style-name="Domyślnaczcionkaakapitu" style:family="text">
      <style:text-properties fo:background-color="#80FFFF"/>
    </style:style>
    <style:style style:name="P2377" style:parent-style-name="Normalny" style:family="paragraph">
      <style:paragraph-properties fo:text-align="justify" fo:line-height="150%" fo:text-indent="0.2479in"/>
    </style:style>
    <style:style style:name="T2378" style:parent-style-name="Domyślnaczcionkaakapitu" style:family="text">
      <style:text-properties fo:background-color="#80FFFF"/>
    </style:style>
    <style:style style:name="T2379" style:parent-style-name="Domyślnaczcionkaakapitu" style:family="text">
      <style:text-properties fo:background-color="#80FFFF"/>
    </style:style>
    <style:style style:name="T2380" style:parent-style-name="Domyślnaczcionkaakapitu" style:family="text">
      <style:text-properties fo:background-color="#80FFFF"/>
    </style:style>
    <style:style style:name="P2381" style:parent-style-name="Normalny" style:family="paragraph">
      <style:paragraph-properties fo:text-align="justify" fo:line-height="150%" fo:text-indent="0.2479in"/>
    </style:style>
    <style:style style:name="T2382" style:parent-style-name="Domyślnaczcionkaakapitu" style:family="text">
      <style:text-properties fo:background-color="#80FFFF"/>
    </style:style>
    <style:style style:name="P2383" style:parent-style-name="Normalny" style:family="paragraph">
      <style:paragraph-properties fo:text-align="justify" fo:line-height="150%" fo:text-indent="0.2479in"/>
    </style:style>
    <style:style style:name="P2384" style:parent-style-name="Normalny" style:family="paragraph">
      <style:paragraph-properties fo:text-align="justify" fo:line-height="150%"/>
    </style:style>
    <style:style style:name="T2385" style:parent-style-name="Domyślnaczcionkaakapitu" style:family="text">
      <style:text-properties style:text-underline-type="single" style:text-underline-style="solid" style:text-underline-width="auto" style:text-underline-mode="continuous"/>
    </style:style>
    <style:style style:name="P2386" style:parent-style-name="Normalny" style:family="paragraph">
      <style:paragraph-properties fo:text-align="justify" fo:line-height="150%" fo:text-indent="0.2479in"/>
    </style:style>
    <style:style style:name="P2387" style:parent-style-name="Normalny" style:family="paragraph">
      <style:paragraph-properties fo:text-align="justify" fo:line-height="150%" fo:text-indent="0.2479in"/>
    </style:style>
    <style:style style:name="T2388" style:parent-style-name="Domyślnaczcionkaakapitu" style:family="text">
      <style:text-properties fo:background-color="#80FFFF"/>
    </style:style>
    <style:style style:name="P2389" style:parent-style-name="Normalny" style:family="paragraph">
      <style:paragraph-properties fo:text-align="justify" fo:line-height="150%"/>
    </style:style>
    <style:style style:name="T2390" style:parent-style-name="Domyślnaczcionkaakapitu" style:family="text">
      <style:text-properties style:text-underline-type="single" style:text-underline-style="solid" style:text-underline-width="auto" style:text-underline-mode="continuous"/>
    </style:style>
    <style:style style:name="P2391" style:parent-style-name="Normalny" style:family="paragraph">
      <style:paragraph-properties fo:text-align="justify" fo:line-height="150%" fo:text-indent="0.2479in"/>
    </style:style>
    <style:style style:name="P2392" style:parent-style-name="Normalny" style:family="paragraph">
      <style:paragraph-properties fo:text-align="justify" fo:line-height="150%"/>
    </style:style>
    <style:style style:name="T2393" style:parent-style-name="Domyślnaczcionkaakapitu" style:family="text">
      <style:text-properties style:text-underline-type="single" style:text-underline-style="solid" style:text-underline-width="auto" style:text-underline-mode="continuous"/>
    </style:style>
    <style:style style:name="T2394" style:parent-style-name="Domyślnaczcionkaakapitu" style:family="text">
      <style:text-properties fo:background-color="#80FFFF" style:text-underline-type="single" style:text-underline-style="solid" style:text-underline-width="auto" style:text-underline-mode="continuous"/>
    </style:style>
    <style:style style:name="T2395" style:parent-style-name="Domyślnaczcionkaakapitu" style:family="text">
      <style:text-properties style:text-underline-type="single" style:text-underline-style="solid" style:text-underline-width="auto" style:text-underline-mode="continuous"/>
    </style:style>
    <style:style style:name="P2396" style:parent-style-name="Normalny" style:family="paragraph">
      <style:paragraph-properties fo:text-align="justify" fo:line-height="150%" fo:text-indent="0.2479in"/>
    </style:style>
    <style:style style:name="T2397" style:parent-style-name="Domyślnaczcionkaakapitu" style:family="text">
      <style:text-properties fo:background-color="#80FFFF"/>
    </style:style>
    <style:style style:name="P2398" style:parent-style-name="Normalny" style:family="paragraph">
      <style:paragraph-properties fo:text-align="justify" fo:line-height="150%"/>
    </style:style>
    <style:style style:name="T2399" style:parent-style-name="Domyślnaczcionkaakapitu" style:family="text">
      <style:text-properties style:text-underline-type="single" style:text-underline-style="solid" style:text-underline-width="auto" style:text-underline-mode="continuous"/>
    </style:style>
    <style:style style:name="T2400" style:parent-style-name="Domyślnaczcionkaakapitu" style:family="text">
      <style:text-properties fo:background-color="#80FFFF" style:text-underline-type="single" style:text-underline-style="solid" style:text-underline-width="auto" style:text-underline-mode="continuous"/>
    </style:style>
    <style:style style:name="T2401" style:parent-style-name="Domyślnaczcionkaakapitu" style:family="text">
      <style:text-properties style:text-underline-type="single" style:text-underline-style="solid" style:text-underline-width="auto" style:text-underline-mode="continuous"/>
    </style:style>
    <style:style style:name="T2402" style:parent-style-name="Domyślnaczcionkaakapitu" style:family="text">
      <style:text-properties fo:background-color="#80FFFF" style:text-underline-type="single" style:text-underline-style="solid" style:text-underline-width="auto" style:text-underline-mode="continuous"/>
    </style:style>
    <style:style style:name="P2403" style:parent-style-name="Normalny" style:family="paragraph">
      <style:paragraph-properties fo:text-align="justify" fo:line-height="150%" fo:text-indent="0.2479in"/>
    </style:style>
    <style:style style:name="T2404" style:parent-style-name="Domyślnaczcionkaakapitu" style:family="text">
      <style:text-properties fo:background-color="#80FFFF"/>
    </style:style>
    <style:style style:name="T2405" style:parent-style-name="Domyślnaczcionkaakapitu" style:family="text">
      <style:text-properties fo:background-color="#80FFFF"/>
    </style:style>
    <style:style style:name="T2406" style:parent-style-name="Domyślnaczcionkaakapitu" style:family="text">
      <style:text-properties fo:background-color="#80FFFF"/>
    </style:style>
    <style:style style:name="T2407" style:parent-style-name="Domyślnaczcionkaakapitu" style:family="text">
      <style:text-properties fo:background-color="#80FFFF"/>
    </style:style>
    <style:style style:name="T2408" style:parent-style-name="Domyślnaczcionkaakapitu" style:family="text">
      <style:text-properties fo:background-color="#80FFFF"/>
    </style:style>
    <style:style style:name="P2409" style:parent-style-name="Normalny" style:family="paragraph">
      <style:paragraph-properties fo:text-align="justify" fo:line-height="150%" fo:text-indent="0.2479in"/>
    </style:style>
    <style:style style:name="P2410" style:parent-style-name="Normalny" style:family="paragraph">
      <style:paragraph-properties fo:text-align="justify" fo:line-height="150%"/>
    </style:style>
    <style:style style:name="T2411" style:parent-style-name="Domyślnaczcionkaakapitu" style:family="text">
      <style:text-properties style:text-underline-type="single" style:text-underline-style="solid" style:text-underline-width="auto" style:text-underline-mode="continuous"/>
    </style:style>
    <style:style style:name="P2412" style:parent-style-name="Normalny" style:family="paragraph">
      <style:paragraph-properties fo:text-align="justify" fo:line-height="150%" fo:text-indent="0.2479in"/>
    </style:style>
    <style:style style:name="P2413" style:parent-style-name="Normalny" style:family="paragraph">
      <style:paragraph-properties fo:text-align="justify" fo:line-height="150%" fo:text-indent="0.2479in"/>
    </style:style>
    <style:style style:name="T2414" style:parent-style-name="Domyślnaczcionkaakapitu" style:family="text">
      <style:text-properties fo:background-color="#80FFFF"/>
    </style:style>
    <style:style style:name="P2415" style:parent-style-name="Normalny" style:family="paragraph">
      <style:paragraph-properties fo:text-align="justify" fo:line-height="150%" fo:text-indent="0.2479in"/>
    </style:style>
    <style:style style:name="P2416" style:parent-style-name="Normalny" style:family="paragraph">
      <style:paragraph-properties fo:text-align="justify" fo:line-height="150%" fo:text-indent="0.2479in"/>
    </style:style>
    <style:style style:name="P2417" style:parent-style-name="Normalny" style:family="paragraph">
      <style:paragraph-properties fo:text-align="justify" fo:line-height="150%" fo:text-indent="0.2479in"/>
    </style:style>
    <style:style style:name="T2418" style:parent-style-name="Domyślnaczcionkaakapitu" style:family="text">
      <style:text-properties fo:background-color="#80FFFF"/>
    </style:style>
    <style:style style:name="P2419" style:parent-style-name="Normalny" style:family="paragraph">
      <style:paragraph-properties fo:text-align="justify" fo:line-height="150%" fo:text-indent="0.2479in"/>
    </style:style>
    <style:style style:name="T2420" style:parent-style-name="Domyślnaczcionkaakapitu" style:family="text">
      <style:text-properties fo:background-color="#80FFFF"/>
    </style:style>
    <style:style style:name="P2421" style:parent-style-name="Normalny" style:family="paragraph">
      <style:paragraph-properties fo:text-align="justify" fo:line-height="150%" fo:text-indent="0.2479in"/>
    </style:style>
    <style:style style:name="T2422" style:parent-style-name="Domyślnaczcionkaakapitu" style:family="text">
      <style:text-properties fo:background-color="#80FFFF"/>
    </style:style>
    <style:style style:name="T2423" style:parent-style-name="Domyślnaczcionkaakapitu" style:family="text">
      <style:text-properties fo:background-color="#80FFFF"/>
    </style:style>
    <style:style style:name="P2424" style:parent-style-name="Normalny" style:family="paragraph">
      <style:paragraph-properties fo:text-align="justify" fo:line-height="150%" fo:text-indent="0.2479in"/>
    </style:style>
    <style:style style:name="T2425" style:parent-style-name="Domyślnaczcionkaakapitu" style:family="text">
      <style:text-properties fo:background-color="#80FFFF"/>
    </style:style>
    <style:style style:name="P2426" style:parent-style-name="Normalny" style:family="paragraph">
      <style:paragraph-properties fo:text-align="justify" fo:line-height="150%" fo:text-indent="0.2479in"/>
    </style:style>
    <style:style style:name="T2427" style:parent-style-name="Domyślnaczcionkaakapitu" style:family="text">
      <style:text-properties fo:background-color="#80FFFF"/>
    </style:style>
    <style:style style:name="T2428" style:parent-style-name="Domyślnaczcionkaakapitu" style:family="text">
      <style:text-properties fo:background-color="#80FFFF"/>
    </style:style>
    <style:style style:name="P2429" style:parent-style-name="Normalny" style:family="paragraph">
      <style:paragraph-properties fo:text-align="justify" fo:line-height="150%"/>
    </style:style>
    <style:style style:name="T2430" style:parent-style-name="Domyślnaczcionkaakapitu" style:family="text">
      <style:text-properties style:text-underline-type="single" style:text-underline-style="solid" style:text-underline-width="auto" style:text-underline-mode="continuous"/>
    </style:style>
    <style:style style:name="P2431" style:parent-style-name="Normalny" style:family="paragraph">
      <style:paragraph-properties fo:text-align="justify" fo:line-height="150%" fo:text-indent="0.2479in"/>
    </style:style>
    <style:style style:name="P2432" style:parent-style-name="Normalny" style:family="paragraph">
      <style:paragraph-properties fo:text-align="justify" fo:line-height="150%" fo:text-indent="0.2479in"/>
    </style:style>
    <style:style style:name="P2433" style:parent-style-name="Normalny" style:family="paragraph">
      <style:paragraph-properties fo:text-align="justify" fo:line-height="150%" fo:text-indent="0.2479in"/>
    </style:style>
    <style:style style:name="P2434" style:parent-style-name="Normalny" style:family="paragraph">
      <style:paragraph-properties fo:text-align="justify" fo:line-height="150%"/>
    </style:style>
    <style:style style:name="T2435" style:parent-style-name="Domyślnaczcionkaakapitu" style:family="text">
      <style:text-properties style:text-underline-type="single" style:text-underline-style="solid" style:text-underline-width="auto" style:text-underline-mode="continuous"/>
    </style:style>
    <style:style style:name="P2436" style:parent-style-name="Normalny" style:family="paragraph">
      <style:paragraph-properties fo:text-align="justify" fo:line-height="150%" fo:text-indent="0.2479in"/>
    </style:style>
    <style:style style:name="T2437" style:parent-style-name="Domyślnaczcionkaakapitu" style:family="text">
      <style:text-properties fo:background-color="#80FFFF"/>
    </style:style>
    <style:style style:name="T2438" style:parent-style-name="Domyślnaczcionkaakapitu" style:family="text">
      <style:text-properties fo:background-color="#80FFFF"/>
    </style:style>
    <style:style style:name="T2439" style:parent-style-name="Domyślnaczcionkaakapitu" style:family="text">
      <style:text-properties fo:background-color="#80FFFF"/>
    </style:style>
    <style:style style:name="T2440" style:parent-style-name="Domyślnaczcionkaakapitu" style:family="text">
      <style:text-properties fo:background-color="#80FFFF"/>
    </style:style>
    <style:style style:name="P2441" style:parent-style-name="Normalny" style:family="paragraph">
      <style:paragraph-properties fo:text-align="justify" fo:line-height="150%" fo:text-indent="0.2479in"/>
    </style:style>
    <style:style style:name="P2442" style:parent-style-name="Normalny" style:family="paragraph">
      <style:paragraph-properties fo:text-align="justify" fo:line-height="150%" fo:text-indent="0.2479in"/>
    </style:style>
    <style:style style:name="P2443" style:parent-style-name="Normalny" style:family="paragraph">
      <style:paragraph-properties fo:text-align="justify" fo:line-height="150%"/>
    </style:style>
    <style:style style:name="T2444" style:parent-style-name="Domyślnaczcionkaakapitu" style:family="text">
      <style:text-properties style:text-underline-type="single" style:text-underline-style="solid" style:text-underline-width="auto" style:text-underline-mode="continuous"/>
    </style:style>
    <style:style style:name="T2445" style:parent-style-name="Domyślnaczcionkaakapitu" style:family="text">
      <style:text-properties fo:background-color="#80FFFF" style:text-underline-type="single" style:text-underline-style="solid" style:text-underline-width="auto" style:text-underline-mode="continuous"/>
    </style:style>
    <style:style style:name="T2446" style:parent-style-name="Domyślnaczcionkaakapitu" style:family="text">
      <style:text-properties style:text-underline-type="single" style:text-underline-style="solid" style:text-underline-width="auto" style:text-underline-mode="continuous"/>
    </style:style>
    <style:style style:name="T2447" style:parent-style-name="Domyślnaczcionkaakapitu" style:family="text">
      <style:text-properties fo:background-color="#80FFFF" style:text-underline-type="single" style:text-underline-style="solid" style:text-underline-width="auto" style:text-underline-mode="continuous"/>
    </style:style>
    <style:style style:name="P2448" style:parent-style-name="Normalny" style:family="paragraph">
      <style:paragraph-properties fo:text-align="justify" fo:line-height="150%" fo:text-indent="0.2479in"/>
    </style:style>
    <style:style style:name="T2449" style:parent-style-name="Domyślnaczcionkaakapitu" style:family="text">
      <style:text-properties fo:background-color="#80FFFF"/>
    </style:style>
    <style:style style:name="P2450" style:parent-style-name="Normalny" style:family="paragraph">
      <style:paragraph-properties fo:text-align="justify" fo:line-height="150%"/>
    </style:style>
    <style:style style:name="T2451" style:parent-style-name="Domyślnaczcionkaakapitu" style:family="text">
      <style:text-properties fo:background-color="#80FFFF" style:text-underline-type="single" style:text-underline-style="solid" style:text-underline-width="auto" style:text-underline-mode="continuous"/>
    </style:style>
    <style:style style:name="T2452" style:parent-style-name="Domyślnaczcionkaakapitu" style:family="text">
      <style:text-properties style:text-underline-type="single" style:text-underline-style="solid" style:text-underline-width="auto" style:text-underline-mode="continuous"/>
    </style:style>
    <style:style style:name="P2453" style:parent-style-name="Normalny" style:family="paragraph">
      <style:paragraph-properties fo:text-align="justify" fo:line-height="150%" fo:text-indent="0.2479in"/>
    </style:style>
    <style:style style:name="P2454" style:parent-style-name="Normalny" style:family="paragraph">
      <style:paragraph-properties fo:text-align="justify" fo:line-height="150%"/>
    </style:style>
    <style:style style:name="T2455" style:parent-style-name="Domyślnaczcionkaakapitu" style:family="text">
      <style:text-properties style:text-underline-type="single" style:text-underline-style="solid" style:text-underline-width="auto" style:text-underline-mode="continuous"/>
    </style:style>
    <style:style style:name="T2456" style:parent-style-name="Domyślnaczcionkaakapitu" style:family="text">
      <style:text-properties fo:background-color="#80FFFF" style:text-underline-type="single" style:text-underline-style="solid" style:text-underline-width="auto" style:text-underline-mode="continuous"/>
    </style:style>
    <style:style style:name="P2457" style:parent-style-name="Normalny" style:family="paragraph">
      <style:paragraph-properties fo:text-align="justify" fo:line-height="150%" fo:text-indent="0.2479in"/>
    </style:style>
    <style:style style:name="T2458" style:parent-style-name="Domyślnaczcionkaakapitu" style:family="text">
      <style:text-properties fo:background-color="#80FFFF"/>
    </style:style>
    <style:style style:name="T2459" style:parent-style-name="Domyślnaczcionkaakapitu" style:family="text">
      <style:text-properties fo:background-color="#80FFFF"/>
    </style:style>
    <style:style style:name="P2460" style:parent-style-name="Normalny" style:family="paragraph">
      <style:paragraph-properties fo:text-align="justify" fo:line-height="150%"/>
    </style:style>
    <style:style style:name="T2461" style:parent-style-name="Domyślnaczcionkaakapitu" style:family="text">
      <style:text-properties fo:background-color="#80FFFF" style:text-underline-type="single" style:text-underline-style="solid" style:text-underline-width="auto" style:text-underline-mode="continuous"/>
    </style:style>
    <style:style style:name="T2462" style:parent-style-name="Domyślnaczcionkaakapitu" style:family="text">
      <style:text-properties style:text-underline-type="single" style:text-underline-style="solid" style:text-underline-width="auto" style:text-underline-mode="continuous"/>
    </style:style>
    <style:style style:name="P2463" style:parent-style-name="Normalny" style:family="paragraph">
      <style:paragraph-properties fo:text-align="justify" fo:line-height="150%" fo:text-indent="0.2479in"/>
    </style:style>
    <style:style style:name="P2464" style:parent-style-name="Normalny" style:family="paragraph">
      <style:paragraph-properties fo:text-align="justify" fo:line-height="150%" fo:text-indent="0.2479in"/>
    </style:style>
    <style:style style:name="P2465" style:parent-style-name="Normalny" style:family="paragraph">
      <style:paragraph-properties fo:text-align="justify" fo:line-height="150%" fo:text-indent="0.2479in"/>
    </style:style>
    <style:style style:name="P2466" style:parent-style-name="Normalny" style:family="paragraph">
      <style:paragraph-properties fo:text-align="justify" fo:line-height="150%"/>
    </style:style>
    <style:style style:name="T2467" style:parent-style-name="Domyślnaczcionkaakapitu" style:family="text">
      <style:text-properties style:text-underline-type="single" style:text-underline-style="solid" style:text-underline-width="auto" style:text-underline-mode="continuous"/>
    </style:style>
    <style:style style:name="T2468" style:parent-style-name="Domyślnaczcionkaakapitu" style:family="text">
      <style:text-properties fo:background-color="#80FFFF" style:text-underline-type="single" style:text-underline-style="solid" style:text-underline-width="auto" style:text-underline-mode="continuous"/>
    </style:style>
    <style:style style:name="P2469" style:parent-style-name="Normalny" style:family="paragraph">
      <style:paragraph-properties fo:text-align="justify" fo:line-height="150%" fo:text-indent="0.2479in"/>
    </style:style>
    <style:style style:name="P2470" style:parent-style-name="Normalny" style:family="paragraph">
      <style:paragraph-properties fo:text-align="justify" fo:line-height="150%" fo:text-indent="0.2479in"/>
    </style:style>
    <style:style style:name="T2471" style:parent-style-name="Domyślnaczcionkaakapitu" style:family="text">
      <style:text-properties fo:background-color="#80FFFF"/>
    </style:style>
    <style:style style:name="P2472" style:parent-style-name="Normalny" style:family="paragraph">
      <style:paragraph-properties fo:text-align="justify" fo:line-height="150%" fo:text-indent="0.2479in"/>
    </style:style>
    <style:style style:name="T2473" style:parent-style-name="Domyślnaczcionkaakapitu" style:family="text">
      <style:text-properties fo:background-color="#80FFFF"/>
    </style:style>
    <style:style style:name="T2474" style:parent-style-name="Domyślnaczcionkaakapitu" style:family="text">
      <style:text-properties fo:background-color="#80FFFF"/>
    </style:style>
    <style:style style:name="P2475" style:parent-style-name="Normalny" style:family="paragraph">
      <style:paragraph-properties fo:text-align="justify" fo:line-height="150%" fo:text-indent="0.2479in"/>
    </style:style>
    <style:style style:name="T2476" style:parent-style-name="Domyślnaczcionkaakapitu" style:family="text">
      <style:text-properties fo:background-color="#80FFFF"/>
    </style:style>
    <style:style style:name="T2477" style:parent-style-name="Domyślnaczcionkaakapitu" style:family="text">
      <style:text-properties fo:background-color="#80FFFF"/>
    </style:style>
    <style:style style:name="T2478" style:parent-style-name="Domyślnaczcionkaakapitu" style:family="text">
      <style:text-properties fo:background-color="#80FFFF"/>
    </style:style>
    <style:style style:name="T2479" style:parent-style-name="Domyślnaczcionkaakapitu" style:family="text">
      <style:text-properties fo:background-color="#80FFFF"/>
    </style:style>
    <style:style style:name="T2480" style:parent-style-name="Domyślnaczcionkaakapitu" style:family="text">
      <style:text-properties fo:background-color="#80FFFF"/>
    </style:style>
    <style:style style:name="P2481" style:parent-style-name="Normalny" style:family="paragraph">
      <style:paragraph-properties fo:text-align="justify" fo:line-height="150%" fo:text-indent="0.2479in"/>
    </style:style>
    <style:style style:name="T2482" style:parent-style-name="Domyślnaczcionkaakapitu" style:family="text">
      <style:text-properties fo:background-color="#80FFFF"/>
    </style:style>
    <style:style style:name="P2483" style:parent-style-name="Normalny" style:family="paragraph">
      <style:paragraph-properties fo:text-align="justify" fo:line-height="150%" fo:text-indent="0.2479in"/>
    </style:style>
    <style:style style:name="T2484" style:parent-style-name="Domyślnaczcionkaakapitu" style:family="text">
      <style:text-properties fo:background-color="#80FFFF"/>
    </style:style>
    <style:style style:name="T2485" style:parent-style-name="Domyślnaczcionkaakapitu" style:family="text">
      <style:text-properties fo:background-color="#80FFFF"/>
    </style:style>
    <style:style style:name="T2486" style:parent-style-name="Domyślnaczcionkaakapitu" style:family="text">
      <style:text-properties fo:background-color="#80FFFF"/>
    </style:style>
    <style:style style:name="T2487" style:parent-style-name="Domyślnaczcionkaakapitu" style:family="text">
      <style:text-properties fo:background-color="#80FFFF"/>
    </style:style>
    <style:style style:name="P2488" style:parent-style-name="Normalny" style:family="paragraph">
      <style:paragraph-properties fo:text-align="justify" fo:line-height="150%" fo:text-indent="0.2479in"/>
    </style:style>
    <style:style style:name="P2489" style:parent-style-name="Normalny" style:family="paragraph">
      <style:paragraph-properties fo:text-align="justify" fo:line-height="150%"/>
    </style:style>
    <style:style style:name="T2490" style:parent-style-name="Domyślnaczcionkaakapitu" style:family="text">
      <style:text-properties style:text-underline-type="single" style:text-underline-style="solid" style:text-underline-width="auto" style:text-underline-mode="continuous"/>
    </style:style>
    <style:style style:name="T2491" style:parent-style-name="Domyślnaczcionkaakapitu" style:family="text">
      <style:text-properties fo:background-color="#80FFFF" style:text-underline-type="single" style:text-underline-style="solid" style:text-underline-width="auto" style:text-underline-mode="continuous"/>
    </style:style>
    <style:style style:name="T2492" style:parent-style-name="Domyślnaczcionkaakapitu" style:family="text">
      <style:text-properties style:text-underline-type="single" style:text-underline-style="solid" style:text-underline-width="auto" style:text-underline-mode="continuous"/>
    </style:style>
    <style:style style:name="T2493" style:parent-style-name="Domyślnaczcionkaakapitu" style:family="text">
      <style:text-properties fo:background-color="#80FFFF"/>
    </style:style>
    <style:style style:name="P2494" style:parent-style-name="Normalny" style:family="paragraph">
      <style:paragraph-properties fo:text-align="justify" fo:line-height="150%" fo:text-indent="0.2479in"/>
    </style:style>
    <style:style style:name="T2495" style:parent-style-name="Domyślnaczcionkaakapitu" style:family="text">
      <style:text-properties fo:background-color="#80FFFF"/>
    </style:style>
    <style:style style:name="P2496" style:parent-style-name="Normalny" style:family="paragraph">
      <style:paragraph-properties fo:text-align="justify" fo:line-height="150%" fo:text-indent="0.2479in"/>
    </style:style>
    <style:style style:name="T2497" style:parent-style-name="Domyślnaczcionkaakapitu" style:family="text">
      <style:text-properties fo:background-color="#80FFFF"/>
    </style:style>
    <style:style style:name="T2498" style:parent-style-name="Domyślnaczcionkaakapitu" style:family="text">
      <style:text-properties fo:background-color="#80FFFF"/>
    </style:style>
    <style:style style:name="T2499" style:parent-style-name="Domyślnaczcionkaakapitu" style:family="text">
      <style:text-properties fo:background-color="#80FFFF"/>
    </style:style>
    <style:style style:name="P2500" style:parent-style-name="Normalny" style:family="paragraph">
      <style:paragraph-properties fo:text-align="justify" fo:line-height="150%" fo:text-indent="0.2479in"/>
    </style:style>
    <style:style style:name="P2501" style:parent-style-name="Normalny" style:family="paragraph">
      <style:paragraph-properties fo:text-align="justify" fo:line-height="150%" fo:text-indent="0.2479in"/>
    </style:style>
    <style:style style:name="T2502" style:parent-style-name="Domyślnaczcionkaakapitu" style:family="text">
      <style:text-properties fo:background-color="#80FFFF"/>
    </style:style>
    <style:style style:name="P2503" style:parent-style-name="Normalny" style:family="paragraph">
      <style:paragraph-properties fo:text-align="justify" fo:line-height="150%" fo:text-indent="0.2479in"/>
    </style:style>
    <style:style style:name="T2504" style:parent-style-name="Domyślnaczcionkaakapitu" style:family="text">
      <style:text-properties fo:background-color="#80FFFF"/>
    </style:style>
    <style:style style:name="P2505" style:parent-style-name="Normalny" style:family="paragraph">
      <style:paragraph-properties fo:text-align="justify" fo:line-height="150%" fo:text-indent="0.2479in"/>
    </style:style>
    <style:style style:name="T2506" style:parent-style-name="Domyślnaczcionkaakapitu" style:family="text">
      <style:text-properties fo:background-color="#80FFFF"/>
    </style:style>
    <style:style style:name="T2507" style:parent-style-name="Domyślnaczcionkaakapitu" style:family="text">
      <style:text-properties fo:background-color="#80FFFF"/>
    </style:style>
    <style:style style:name="T2508" style:parent-style-name="Domyślnaczcionkaakapitu" style:family="text">
      <style:text-properties fo:background-color="#80FFFF"/>
    </style:style>
    <style:style style:name="T2509" style:parent-style-name="Domyślnaczcionkaakapitu" style:family="text">
      <style:text-properties fo:background-color="#80FFFF"/>
    </style:style>
    <style:style style:name="P2510" style:parent-style-name="Normalny" style:family="paragraph">
      <style:paragraph-properties fo:text-align="justify" fo:line-height="150%"/>
    </style:style>
    <style:style style:name="T2511" style:parent-style-name="Domyślnaczcionkaakapitu" style:family="text">
      <style:text-properties style:text-underline-type="single" style:text-underline-style="solid" style:text-underline-width="auto" style:text-underline-mode="continuous"/>
    </style:style>
    <style:style style:name="P2512" style:parent-style-name="Normalny" style:family="paragraph">
      <style:paragraph-properties fo:text-align="justify" fo:line-height="150%" fo:text-indent="0.2479in"/>
    </style:style>
    <style:style style:name="P2513" style:parent-style-name="Normalny" style:family="paragraph">
      <style:paragraph-properties fo:text-align="justify" fo:line-height="150%"/>
    </style:style>
    <style:style style:name="T2514" style:parent-style-name="Domyślnaczcionkaakapitu" style:family="text">
      <style:text-properties style:text-underline-type="single" style:text-underline-style="solid" style:text-underline-width="auto" style:text-underline-mode="continuous"/>
    </style:style>
    <style:style style:name="P2515" style:parent-style-name="Normalny" style:family="paragraph">
      <style:paragraph-properties fo:text-align="justify" fo:line-height="150%" fo:text-indent="0.2479in"/>
    </style:style>
    <style:style style:name="T2516" style:parent-style-name="Domyślnaczcionkaakapitu" style:family="text">
      <style:text-properties fo:background-color="#80FFFF"/>
    </style:style>
    <style:style style:name="P2517" style:parent-style-name="Normalny" style:family="paragraph">
      <style:paragraph-properties fo:text-align="justify" fo:line-height="150%"/>
    </style:style>
    <style:style style:name="T2518" style:parent-style-name="Domyślnaczcionkaakapitu" style:family="text">
      <style:text-properties style:text-underline-type="single" style:text-underline-style="solid" style:text-underline-width="auto" style:text-underline-mode="continuous"/>
    </style:style>
    <style:style style:name="P2519" style:parent-style-name="Normalny" style:family="paragraph">
      <style:paragraph-properties fo:text-align="justify" fo:line-height="150%" fo:text-indent="0.2479in"/>
    </style:style>
    <style:style style:name="T2520" style:parent-style-name="Domyślnaczcionkaakapitu" style:family="text">
      <style:text-properties fo:background-color="#80FFFF"/>
    </style:style>
    <style:style style:name="T2521" style:parent-style-name="Domyślnaczcionkaakapitu" style:family="text">
      <style:text-properties fo:background-color="#80FFFF"/>
    </style:style>
    <style:style style:name="P2522" style:parent-style-name="Normalny" style:family="paragraph">
      <style:paragraph-properties fo:text-align="justify" fo:line-height="150%"/>
    </style:style>
    <style:style style:name="T2523" style:parent-style-name="Domyślnaczcionkaakapitu" style:family="text">
      <style:text-properties fo:background-color="#80FFFF" style:text-underline-type="single" style:text-underline-style="solid" style:text-underline-width="auto" style:text-underline-mode="continuous"/>
    </style:style>
    <style:style style:name="T2524" style:parent-style-name="Domyślnaczcionkaakapitu" style:family="text">
      <style:text-properties style:text-underline-type="single" style:text-underline-style="solid" style:text-underline-width="auto" style:text-underline-mode="continuous"/>
    </style:style>
    <style:style style:name="P2525" style:parent-style-name="Normalny" style:family="paragraph">
      <style:paragraph-properties fo:text-align="justify" fo:line-height="150%" fo:text-indent="0.2479in"/>
    </style:style>
    <style:style style:name="P2526" style:parent-style-name="Normalny" style:family="paragraph">
      <style:paragraph-properties fo:text-align="justify" fo:line-height="150%"/>
    </style:style>
    <style:style style:name="T2527" style:parent-style-name="Domyślnaczcionkaakapitu" style:family="text">
      <style:text-properties style:text-underline-type="single" style:text-underline-style="solid" style:text-underline-width="auto" style:text-underline-mode="continuous"/>
    </style:style>
    <style:style style:name="P2528" style:parent-style-name="Normalny" style:family="paragraph">
      <style:paragraph-properties fo:text-align="justify" fo:line-height="150%" fo:text-indent="0.2479in"/>
    </style:style>
    <style:style style:name="P2529" style:parent-style-name="Normalny" style:family="paragraph">
      <style:paragraph-properties fo:text-align="justify" fo:line-height="150%"/>
    </style:style>
    <style:style style:name="T2530" style:parent-style-name="Domyślnaczcionkaakapitu" style:family="text">
      <style:text-properties style:text-underline-type="single" style:text-underline-style="solid" style:text-underline-width="auto" style:text-underline-mode="continuous"/>
    </style:style>
    <style:style style:name="P2531" style:parent-style-name="Normalny" style:family="paragraph">
      <style:paragraph-properties fo:text-align="justify" fo:line-height="150%" fo:text-indent="0.2479in"/>
    </style:style>
    <style:style style:name="P2532" style:parent-style-name="Normalny" style:family="paragraph">
      <style:paragraph-properties fo:text-align="justify" fo:line-height="150%"/>
    </style:style>
    <style:style style:name="T2533" style:parent-style-name="Domyślnaczcionkaakapitu" style:family="text">
      <style:text-properties style:text-underline-type="single" style:text-underline-style="solid" style:text-underline-width="auto" style:text-underline-mode="continuous"/>
    </style:style>
    <style:style style:name="T2534" style:parent-style-name="Domyślnaczcionkaakapitu" style:family="text">
      <style:text-properties fo:background-color="#80FFFF" style:text-underline-type="single" style:text-underline-style="solid" style:text-underline-width="auto" style:text-underline-mode="continuous"/>
    </style:style>
    <style:style style:name="T2535" style:parent-style-name="Domyślnaczcionkaakapitu" style:family="text">
      <style:text-properties style:text-underline-type="single" style:text-underline-style="solid" style:text-underline-width="auto" style:text-underline-mode="continuous"/>
    </style:style>
    <style:style style:name="T2536" style:parent-style-name="Domyślnaczcionkaakapitu" style:family="text">
      <style:text-properties fo:background-color="#80FFFF" style:text-underline-type="single" style:text-underline-style="solid" style:text-underline-width="auto" style:text-underline-mode="continuous"/>
    </style:style>
    <style:style style:name="T2537" style:parent-style-name="Domyślnaczcionkaakapitu" style:family="text">
      <style:text-properties style:text-underline-type="single" style:text-underline-style="solid" style:text-underline-width="auto" style:text-underline-mode="continuous"/>
    </style:style>
    <style:style style:name="T2538" style:parent-style-name="Domyślnaczcionkaakapitu" style:family="text">
      <style:text-properties fo:background-color="#80FFFF" style:text-underline-type="single" style:text-underline-style="solid" style:text-underline-width="auto" style:text-underline-mode="continuous"/>
    </style:style>
    <style:style style:name="P2539" style:parent-style-name="Normalny" style:family="paragraph">
      <style:paragraph-properties fo:text-align="justify" fo:line-height="150%" fo:text-indent="0.2479in"/>
    </style:style>
    <style:style style:name="P2540" style:parent-style-name="Normalny" style:family="paragraph">
      <style:paragraph-properties fo:text-align="justify" fo:line-height="150%"/>
    </style:style>
    <style:style style:name="T2541" style:parent-style-name="Domyślnaczcionkaakapitu" style:family="text">
      <style:text-properties style:text-underline-type="single" style:text-underline-style="solid" style:text-underline-width="auto" style:text-underline-mode="continuous"/>
    </style:style>
    <style:style style:name="P2542" style:parent-style-name="Normalny" style:family="paragraph">
      <style:paragraph-properties fo:text-align="justify" fo:line-height="150%" fo:text-indent="0.2479in"/>
    </style:style>
    <style:style style:name="T2543" style:parent-style-name="Domyślnaczcionkaakapitu" style:family="text">
      <style:text-properties fo:background-color="#80FFFF"/>
    </style:style>
    <style:style style:name="P2544" style:parent-style-name="Normalny" style:family="paragraph">
      <style:paragraph-properties fo:text-align="justify" fo:line-height="150%"/>
    </style:style>
    <style:style style:name="T2545" style:parent-style-name="Domyślnaczcionkaakapitu" style:family="text">
      <style:text-properties style:text-underline-type="single" style:text-underline-style="solid" style:text-underline-width="auto" style:text-underline-mode="continuous"/>
    </style:style>
    <style:style style:name="T2546" style:parent-style-name="Domyślnaczcionkaakapitu" style:family="text">
      <style:text-properties fo:background-color="#80FFFF" style:text-underline-type="single" style:text-underline-style="solid" style:text-underline-width="auto" style:text-underline-mode="continuous"/>
    </style:style>
    <style:style style:name="T2547" style:parent-style-name="Domyślnaczcionkaakapitu" style:family="text">
      <style:text-properties style:text-underline-type="single" style:text-underline-style="solid" style:text-underline-width="auto" style:text-underline-mode="continuous"/>
    </style:style>
    <style:style style:name="T2548" style:parent-style-name="Domyślnaczcionkaakapitu" style:family="text">
      <style:text-properties fo:background-color="#80FFFF" style:text-underline-type="single" style:text-underline-style="solid" style:text-underline-width="auto" style:text-underline-mode="continuous"/>
    </style:style>
    <style:style style:name="T2549" style:parent-style-name="Domyślnaczcionkaakapitu" style:family="text">
      <style:text-properties style:text-underline-type="single" style:text-underline-style="solid" style:text-underline-width="auto" style:text-underline-mode="continuous"/>
    </style:style>
    <style:style style:name="T2550" style:parent-style-name="Domyślnaczcionkaakapitu" style:family="text">
      <style:text-properties fo:background-color="#80FFFF" style:text-underline-type="single" style:text-underline-style="solid" style:text-underline-width="auto" style:text-underline-mode="continuous"/>
    </style:style>
    <style:style style:name="P2551" style:parent-style-name="Normalny" style:family="paragraph">
      <style:paragraph-properties fo:text-align="justify" fo:line-height="150%" fo:text-indent="0.2479in"/>
    </style:style>
    <style:style style:name="T2552" style:parent-style-name="Domyślnaczcionkaakapitu" style:family="text">
      <style:text-properties fo:background-color="#80FFFF"/>
    </style:style>
    <style:style style:name="T2553" style:parent-style-name="Domyślnaczcionkaakapitu" style:family="text">
      <style:text-properties fo:background-color="#80FFFF"/>
    </style:style>
    <style:style style:name="T2554" style:parent-style-name="Domyślnaczcionkaakapitu" style:family="text">
      <style:text-properties fo:background-color="#80FFFF"/>
    </style:style>
    <style:style style:name="T2555" style:parent-style-name="Domyślnaczcionkaakapitu" style:family="text">
      <style:text-properties fo:background-color="#80FFFF"/>
    </style:style>
    <style:style style:name="T2556" style:parent-style-name="Domyślnaczcionkaakapitu" style:family="text">
      <style:text-properties fo:background-color="#80FFFF"/>
    </style:style>
    <style:style style:name="P2557" style:parent-style-name="Normalny" style:family="paragraph">
      <style:paragraph-properties fo:text-align="justify" fo:line-height="150%"/>
    </style:style>
    <style:style style:name="T2558" style:parent-style-name="Domyślnaczcionkaakapitu" style:family="text">
      <style:text-properties style:text-underline-type="single" style:text-underline-style="solid" style:text-underline-width="auto" style:text-underline-mode="continuous"/>
    </style:style>
    <style:style style:name="P2559" style:parent-style-name="Normalny" style:family="paragraph">
      <style:paragraph-properties fo:text-align="justify" fo:line-height="150%" fo:text-indent="0.2479in"/>
    </style:style>
    <style:style style:name="T2560" style:parent-style-name="Domyślnaczcionkaakapitu" style:family="text">
      <style:text-properties fo:background-color="#80FFFF"/>
    </style:style>
    <style:style style:name="P2561" style:parent-style-name="Normalny" style:family="paragraph">
      <style:paragraph-properties fo:text-align="justify" fo:line-height="150%"/>
    </style:style>
    <style:style style:name="T2562" style:parent-style-name="Domyślnaczcionkaakapitu" style:family="text">
      <style:text-properties style:text-underline-type="single" style:text-underline-style="solid" style:text-underline-width="auto" style:text-underline-mode="continuous"/>
    </style:style>
    <style:style style:name="P2563" style:parent-style-name="Normalny" style:family="paragraph">
      <style:paragraph-properties fo:text-align="justify" fo:line-height="150%" fo:text-indent="0.2479in"/>
    </style:style>
    <style:style style:name="T2564" style:parent-style-name="Domyślnaczcionkaakapitu" style:family="text">
      <style:text-properties fo:background-color="#80FFFF"/>
    </style:style>
    <style:style style:name="P2565" style:parent-style-name="Normalny" style:family="paragraph">
      <style:paragraph-properties fo:text-align="justify" fo:line-height="150%"/>
    </style:style>
    <style:style style:name="T2566" style:parent-style-name="Domyślnaczcionkaakapitu" style:family="text">
      <style:text-properties style:text-underline-type="single" style:text-underline-style="solid" style:text-underline-width="auto" style:text-underline-mode="continuous"/>
    </style:style>
    <style:style style:name="P2567" style:parent-style-name="Normalny" style:family="paragraph">
      <style:paragraph-properties fo:text-align="justify" fo:line-height="150%" fo:text-indent="0.2479in"/>
    </style:style>
    <style:style style:name="P2568" style:parent-style-name="Normalny" style:family="paragraph">
      <style:paragraph-properties fo:text-align="justify" fo:line-height="150%"/>
    </style:style>
    <style:style style:name="T2569" style:parent-style-name="Domyślnaczcionkaakapitu" style:family="text">
      <style:text-properties style:text-underline-type="single" style:text-underline-style="solid" style:text-underline-width="auto" style:text-underline-mode="continuous"/>
    </style:style>
    <style:style style:name="T2570" style:parent-style-name="Domyślnaczcionkaakapitu" style:family="text">
      <style:text-properties fo:background-color="#80FFFF" style:text-underline-type="single" style:text-underline-style="solid" style:text-underline-width="auto" style:text-underline-mode="continuous"/>
    </style:style>
    <style:style style:name="P2571" style:parent-style-name="Normalny" style:family="paragraph">
      <style:paragraph-properties fo:text-align="justify" fo:line-height="150%" fo:text-indent="0.2479in"/>
    </style:style>
    <style:style style:name="P2572" style:parent-style-name="Normalny" style:family="paragraph">
      <style:paragraph-properties fo:text-align="justify" fo:line-height="150%"/>
    </style:style>
    <style:style style:name="T2573" style:parent-style-name="Domyślnaczcionkaakapitu" style:family="text">
      <style:text-properties style:text-underline-type="single" style:text-underline-style="solid" style:text-underline-width="auto" style:text-underline-mode="continuous"/>
    </style:style>
    <style:style style:name="P2574" style:parent-style-name="Normalny" style:family="paragraph">
      <style:paragraph-properties fo:text-align="justify" fo:line-height="150%" fo:text-indent="0.2479in"/>
    </style:style>
    <style:style style:name="T2575" style:parent-style-name="Domyślnaczcionkaakapitu" style:family="text">
      <style:text-properties fo:background-color="#80FFFF"/>
    </style:style>
    <style:style style:name="P2576" style:parent-style-name="Normalny" style:family="paragraph">
      <style:paragraph-properties fo:text-align="justify" fo:line-height="150%"/>
    </style:style>
    <style:style style:name="T2577" style:parent-style-name="Domyślnaczcionkaakapitu" style:family="text">
      <style:text-properties style:text-underline-type="single" style:text-underline-style="solid" style:text-underline-width="auto" style:text-underline-mode="continuous"/>
    </style:style>
    <style:style style:name="T2578" style:parent-style-name="Domyślnaczcionkaakapitu" style:family="text">
      <style:text-properties fo:background-color="#80FFFF" style:text-underline-type="single" style:text-underline-style="solid" style:text-underline-width="auto" style:text-underline-mode="continuous"/>
    </style:style>
    <style:style style:name="T2579" style:parent-style-name="Domyślnaczcionkaakapitu" style:family="text">
      <style:text-properties style:text-underline-type="single" style:text-underline-style="solid" style:text-underline-width="auto" style:text-underline-mode="continuous"/>
    </style:style>
    <style:style style:name="T2580" style:parent-style-name="Domyślnaczcionkaakapitu" style:family="text">
      <style:text-properties fo:background-color="#80FFFF" style:text-underline-type="single" style:text-underline-style="solid" style:text-underline-width="auto" style:text-underline-mode="continuous"/>
    </style:style>
    <style:style style:name="P2581" style:parent-style-name="Normalny" style:family="paragraph">
      <style:paragraph-properties fo:text-align="justify" fo:line-height="150%" fo:text-indent="0.2479in"/>
    </style:style>
    <style:style style:name="T2582" style:parent-style-name="Domyślnaczcionkaakapitu" style:family="text">
      <style:text-properties fo:background-color="#80FFFF"/>
    </style:style>
    <style:style style:name="T2583" style:parent-style-name="Domyślnaczcionkaakapitu" style:family="text">
      <style:text-properties fo:background-color="#80FFFF"/>
    </style:style>
    <style:style style:name="T2584" style:parent-style-name="Domyślnaczcionkaakapitu" style:family="text">
      <style:text-properties fo:background-color="#80FFFF"/>
    </style:style>
    <style:style style:name="T2585" style:parent-style-name="Domyślnaczcionkaakapitu" style:family="text">
      <style:text-properties fo:background-color="#80FFFF"/>
    </style:style>
    <style:style style:name="T2586" style:parent-style-name="Domyślnaczcionkaakapitu" style:family="text">
      <style:text-properties fo:background-color="#80FFFF"/>
    </style:style>
    <style:style style:name="T2587" style:parent-style-name="Domyślnaczcionkaakapitu" style:family="text">
      <style:text-properties fo:background-color="#80FFFF"/>
    </style:style>
    <style:style style:name="T2588" style:parent-style-name="Domyślnaczcionkaakapitu" style:family="text">
      <style:text-properties fo:background-color="#80FFFF"/>
    </style:style>
    <style:style style:name="T2589" style:parent-style-name="Domyślnaczcionkaakapitu" style:family="text">
      <style:text-properties fo:background-color="#80FFFF"/>
    </style:style>
    <style:style style:name="P2590" style:parent-style-name="Normalny" style:family="paragraph">
      <style:paragraph-properties fo:text-align="justify" fo:line-height="150%"/>
    </style:style>
    <style:style style:name="T2591" style:parent-style-name="Domyślnaczcionkaakapitu" style:family="text">
      <style:text-properties fo:background-color="#80FFFF" style:text-underline-type="single" style:text-underline-style="solid" style:text-underline-width="auto" style:text-underline-mode="continuous"/>
    </style:style>
    <style:style style:name="T2592" style:parent-style-name="Domyślnaczcionkaakapitu" style:family="text">
      <style:text-properties style:text-underline-type="single" style:text-underline-style="solid" style:text-underline-width="auto" style:text-underline-mode="continuous"/>
    </style:style>
    <style:style style:name="P2593" style:parent-style-name="Normalny" style:family="paragraph">
      <style:paragraph-properties fo:text-align="justify" fo:line-height="150%" fo:text-indent="0.2479in"/>
    </style:style>
    <style:style style:name="T2594" style:parent-style-name="Domyślnaczcionkaakapitu" style:family="text">
      <style:text-properties fo:background-color="#80FFFF"/>
    </style:style>
    <style:style style:name="T2595" style:parent-style-name="Domyślnaczcionkaakapitu" style:family="text">
      <style:text-properties fo:background-color="#80FFFF"/>
    </style:style>
    <style:style style:name="P2596" style:parent-style-name="Normalny" style:family="paragraph">
      <style:paragraph-properties fo:text-align="justify" fo:line-height="150%" fo:text-indent="0.2479in"/>
    </style:style>
    <style:style style:name="T2597" style:parent-style-name="Domyślnaczcionkaakapitu" style:family="text">
      <style:text-properties fo:background-color="#80FFFF"/>
    </style:style>
    <style:style style:name="T2598" style:parent-style-name="Domyślnaczcionkaakapitu" style:family="text">
      <style:text-properties fo:background-color="#80FFFF"/>
    </style:style>
    <style:style style:name="T2599" style:parent-style-name="Domyślnaczcionkaakapitu" style:family="text">
      <style:text-properties fo:background-color="#80FFFF"/>
    </style:style>
    <style:style style:name="P2600" style:parent-style-name="Normalny" style:family="paragraph">
      <style:paragraph-properties fo:text-align="justify" fo:line-height="150%"/>
    </style:style>
    <style:style style:name="T2601" style:parent-style-name="Domyślnaczcionkaakapitu" style:family="text">
      <style:text-properties style:text-underline-type="single" style:text-underline-style="solid" style:text-underline-width="auto" style:text-underline-mode="continuous"/>
    </style:style>
    <style:style style:name="T2602" style:parent-style-name="Domyślnaczcionkaakapitu" style:family="text">
      <style:text-properties fo:background-color="#80FFFF" style:text-underline-type="single" style:text-underline-style="solid" style:text-underline-width="auto" style:text-underline-mode="continuous"/>
    </style:style>
    <style:style style:name="P2603" style:parent-style-name="Normalny" style:family="paragraph">
      <style:paragraph-properties fo:text-align="justify" fo:line-height="150%" fo:text-indent="0.2479in"/>
    </style:style>
    <style:style style:name="P2604" style:parent-style-name="Normalny" style:family="paragraph">
      <style:paragraph-properties fo:text-align="justify" fo:line-height="150%"/>
    </style:style>
    <style:style style:name="T2605" style:parent-style-name="Domyślnaczcionkaakapitu" style:family="text">
      <style:text-properties style:text-underline-type="single" style:text-underline-style="solid" style:text-underline-width="auto" style:text-underline-mode="continuous"/>
    </style:style>
    <style:style style:name="P2606" style:parent-style-name="Normalny" style:family="paragraph">
      <style:paragraph-properties fo:text-align="justify" fo:line-height="150%" fo:text-indent="0.2479in"/>
    </style:style>
    <style:style style:name="P2607" style:parent-style-name="Normalny" style:family="paragraph">
      <style:paragraph-properties fo:text-align="justify" fo:line-height="150%"/>
    </style:style>
    <style:style style:name="T2608" style:parent-style-name="Domyślnaczcionkaakapitu" style:family="text">
      <style:text-properties style:text-underline-type="single" style:text-underline-style="solid" style:text-underline-width="auto" style:text-underline-mode="continuous"/>
    </style:style>
    <style:style style:name="P2609" style:parent-style-name="Normalny" style:family="paragraph">
      <style:paragraph-properties fo:text-align="justify" fo:line-height="150%" fo:text-indent="0.2479in"/>
    </style:style>
    <style:style style:name="T2610" style:parent-style-name="Domyślnaczcionkaakapitu" style:family="text">
      <style:text-properties fo:background-color="#80FFFF"/>
    </style:style>
    <style:style style:name="P2611" style:parent-style-name="Normalny" style:family="paragraph">
      <style:paragraph-properties fo:text-align="justify" fo:line-height="150%"/>
    </style:style>
    <style:style style:name="T2612" style:parent-style-name="Domyślnaczcionkaakapitu" style:family="text">
      <style:text-properties style:text-underline-type="single" style:text-underline-style="solid" style:text-underline-width="auto" style:text-underline-mode="continuous"/>
    </style:style>
    <style:style style:name="P2613" style:parent-style-name="Normalny" style:family="paragraph">
      <style:paragraph-properties fo:text-align="justify" fo:line-height="150%" fo:text-indent="0.2479in"/>
    </style:style>
    <style:style style:name="P2614" style:parent-style-name="Normalny" style:family="paragraph">
      <style:paragraph-properties fo:text-align="justify" fo:line-height="150%"/>
    </style:style>
    <style:style style:name="T2615" style:parent-style-name="Domyślnaczcionkaakapitu" style:family="text">
      <style:text-properties style:text-underline-type="single" style:text-underline-style="solid" style:text-underline-width="auto" style:text-underline-mode="continuous"/>
    </style:style>
    <style:style style:name="T2616" style:parent-style-name="Domyślnaczcionkaakapitu" style:family="text">
      <style:text-properties fo:background-color="#80FFFF" style:text-underline-type="single" style:text-underline-style="solid" style:text-underline-width="auto" style:text-underline-mode="continuous"/>
    </style:style>
    <style:style style:name="T2617" style:parent-style-name="Domyślnaczcionkaakapitu" style:family="text">
      <style:text-properties style:text-underline-type="single" style:text-underline-style="solid" style:text-underline-width="auto" style:text-underline-mode="continuous"/>
    </style:style>
    <style:style style:name="T2618" style:parent-style-name="Domyślnaczcionkaakapitu" style:family="text">
      <style:text-properties fo:background-color="#80FFFF" style:text-underline-type="single" style:text-underline-style="solid" style:text-underline-width="auto" style:text-underline-mode="continuous"/>
    </style:style>
    <style:style style:name="P2619" style:parent-style-name="Normalny" style:family="paragraph">
      <style:paragraph-properties fo:text-align="justify" fo:line-height="150%" fo:text-indent="0.2479in"/>
    </style:style>
    <style:style style:name="P2620" style:parent-style-name="Normalny" style:family="paragraph">
      <style:paragraph-properties fo:text-align="justify" fo:line-height="150%"/>
    </style:style>
    <style:style style:name="T2621" style:parent-style-name="Domyślnaczcionkaakapitu" style:family="text">
      <style:text-properties style:text-underline-type="single" style:text-underline-style="solid" style:text-underline-width="auto" style:text-underline-mode="continuous"/>
    </style:style>
    <style:style style:name="P2622" style:parent-style-name="Normalny" style:family="paragraph">
      <style:paragraph-properties fo:text-align="justify" fo:line-height="150%" fo:text-indent="0.2479in"/>
    </style:style>
    <style:style style:name="P2623" style:parent-style-name="Normalny" style:family="paragraph">
      <style:paragraph-properties fo:text-align="justify" fo:line-height="150%"/>
    </style:style>
    <style:style style:name="T2624" style:parent-style-name="Domyślnaczcionkaakapitu" style:family="text">
      <style:text-properties style:text-underline-type="single" style:text-underline-style="solid" style:text-underline-width="auto" style:text-underline-mode="continuous"/>
    </style:style>
    <style:style style:name="T2625" style:parent-style-name="Domyślnaczcionkaakapitu" style:family="text">
      <style:text-properties fo:background-color="#80FFFF" style:text-underline-type="single" style:text-underline-style="solid" style:text-underline-width="auto" style:text-underline-mode="continuous"/>
    </style:style>
    <style:style style:name="T2626" style:parent-style-name="Domyślnaczcionkaakapitu" style:family="text">
      <style:text-properties style:text-underline-type="single" style:text-underline-style="solid" style:text-underline-width="auto" style:text-underline-mode="continuous"/>
    </style:style>
    <style:style style:name="T2627" style:parent-style-name="Domyślnaczcionkaakapitu" style:family="text">
      <style:text-properties fo:background-color="#80FFFF" style:text-underline-type="single" style:text-underline-style="solid" style:text-underline-width="auto" style:text-underline-mode="continuous"/>
    </style:style>
    <style:style style:name="P2628" style:parent-style-name="Normalny" style:family="paragraph">
      <style:paragraph-properties fo:text-align="justify" fo:line-height="150%" fo:text-indent="0.2479in"/>
    </style:style>
    <style:style style:name="P2629" style:parent-style-name="Normalny" style:family="paragraph">
      <style:paragraph-properties fo:text-align="justify" fo:line-height="150%" fo:text-indent="0.2479in"/>
    </style:style>
    <style:style style:name="T2630" style:parent-style-name="Domyślnaczcionkaakapitu" style:family="text">
      <style:text-properties fo:background-color="#80FFFF"/>
    </style:style>
    <style:style style:name="P2631" style:parent-style-name="Normalny" style:family="paragraph">
      <style:paragraph-properties fo:text-align="justify" fo:line-height="150%" fo:text-indent="0.2479in"/>
    </style:style>
    <style:style style:name="T2632" style:parent-style-name="Domyślnaczcionkaakapitu" style:family="text">
      <style:text-properties fo:background-color="#80FFFF"/>
    </style:style>
    <style:style style:name="P2633" style:parent-style-name="Normalny" style:family="paragraph">
      <style:paragraph-properties fo:text-align="justify" fo:line-height="150%"/>
    </style:style>
    <style:style style:name="T2634" style:parent-style-name="Domyślnaczcionkaakapitu" style:family="text">
      <style:text-properties style:text-underline-type="single" style:text-underline-style="solid" style:text-underline-width="auto" style:text-underline-mode="continuous"/>
    </style:style>
    <style:style style:name="T2635" style:parent-style-name="Domyślnaczcionkaakapitu" style:family="text">
      <style:text-properties fo:background-color="#80FFFF"/>
    </style:style>
    <style:style style:name="P2636" style:parent-style-name="Normalny" style:family="paragraph">
      <style:paragraph-properties fo:text-align="justify" fo:line-height="150%" fo:text-indent="0.2479in"/>
    </style:style>
    <style:style style:name="P2637" style:parent-style-name="Normalny" style:family="paragraph">
      <style:paragraph-properties fo:text-align="justify" fo:line-height="150%"/>
    </style:style>
    <style:style style:name="T2638" style:parent-style-name="Domyślnaczcionkaakapitu" style:family="text">
      <style:text-properties style:text-underline-type="single" style:text-underline-style="solid" style:text-underline-width="auto" style:text-underline-mode="continuous"/>
    </style:style>
    <style:style style:name="T2639" style:parent-style-name="Domyślnaczcionkaakapitu" style:family="text">
      <style:text-properties fo:background-color="#80FFFF" style:text-underline-type="single" style:text-underline-style="solid" style:text-underline-width="auto" style:text-underline-mode="continuous"/>
    </style:style>
    <style:style style:name="T2640" style:parent-style-name="Domyślnaczcionkaakapitu" style:family="text">
      <style:text-properties style:text-underline-type="single" style:text-underline-style="solid" style:text-underline-width="auto" style:text-underline-mode="continuous"/>
    </style:style>
    <style:style style:name="T2641" style:parent-style-name="Domyślnaczcionkaakapitu" style:family="text">
      <style:text-properties fo:background-color="#80FFFF" style:text-underline-type="single" style:text-underline-style="solid" style:text-underline-width="auto" style:text-underline-mode="continuous"/>
    </style:style>
    <style:style style:name="T2642" style:parent-style-name="Domyślnaczcionkaakapitu" style:family="text">
      <style:text-properties fo:background-color="#80FFFF"/>
    </style:style>
    <style:style style:name="P2643" style:parent-style-name="Normalny" style:family="paragraph">
      <style:paragraph-properties fo:text-align="justify" fo:line-height="150%" fo:text-indent="0.2479in"/>
    </style:style>
    <style:style style:name="P2644" style:parent-style-name="Normalny" style:family="paragraph">
      <style:paragraph-properties fo:text-align="justify" fo:line-height="150%"/>
    </style:style>
    <style:style style:name="T2645" style:parent-style-name="Domyślnaczcionkaakapitu" style:family="text">
      <style:text-properties style:text-underline-type="single" style:text-underline-style="solid" style:text-underline-width="auto" style:text-underline-mode="continuous"/>
    </style:style>
    <style:style style:name="T2646" style:parent-style-name="Domyślnaczcionkaakapitu" style:family="text">
      <style:text-properties fo:background-color="#80FFFF"/>
    </style:style>
    <style:style style:name="P2647" style:parent-style-name="Normalny" style:family="paragraph">
      <style:paragraph-properties fo:text-align="justify" fo:line-height="150%" fo:text-indent="0.2479in"/>
    </style:style>
    <style:style style:name="T2648" style:parent-style-name="Domyślnaczcionkaakapitu" style:family="text">
      <style:text-properties fo:background-color="#80FFFF"/>
    </style:style>
    <style:style style:name="P2649" style:parent-style-name="Normalny" style:family="paragraph">
      <style:paragraph-properties fo:text-align="justify" fo:line-height="150%"/>
    </style:style>
    <style:style style:name="T2650" style:parent-style-name="Domyślnaczcionkaakapitu" style:family="text">
      <style:text-properties style:text-underline-type="single" style:text-underline-style="solid" style:text-underline-width="auto" style:text-underline-mode="continuous"/>
    </style:style>
    <style:style style:name="T2651" style:parent-style-name="Domyślnaczcionkaakapitu" style:family="text">
      <style:text-properties fo:background-color="#80FFFF" style:text-underline-type="single" style:text-underline-style="solid" style:text-underline-width="auto" style:text-underline-mode="continuous"/>
    </style:style>
    <style:style style:name="T2652" style:parent-style-name="Domyślnaczcionkaakapitu" style:family="text">
      <style:text-properties style:text-underline-type="single" style:text-underline-style="solid" style:text-underline-width="auto" style:text-underline-mode="continuous"/>
    </style:style>
    <style:style style:name="T2653" style:parent-style-name="Domyślnaczcionkaakapitu" style:family="text">
      <style:text-properties fo:background-color="#80FFFF" style:text-underline-type="single" style:text-underline-style="solid" style:text-underline-width="auto" style:text-underline-mode="continuous"/>
    </style:style>
    <style:style style:name="T2654" style:parent-style-name="Domyślnaczcionkaakapitu" style:family="text">
      <style:text-properties fo:background-color="#80FFFF"/>
    </style:style>
    <style:style style:name="P2655" style:parent-style-name="Normalny" style:family="paragraph">
      <style:paragraph-properties fo:text-align="justify" fo:line-height="150%" fo:text-indent="0.2479in"/>
    </style:style>
    <style:style style:name="P2656" style:parent-style-name="Normalny" style:family="paragraph">
      <style:paragraph-properties fo:text-align="justify" fo:line-height="150%"/>
    </style:style>
    <style:style style:name="T2657" style:parent-style-name="Domyślnaczcionkaakapitu" style:family="text">
      <style:text-properties style:text-underline-type="single" style:text-underline-style="solid" style:text-underline-width="auto" style:text-underline-mode="continuous"/>
    </style:style>
    <style:style style:name="T2658" style:parent-style-name="Domyślnaczcionkaakapitu" style:family="text">
      <style:text-properties fo:background-color="#80FFFF" style:text-underline-type="single" style:text-underline-style="solid" style:text-underline-width="auto" style:text-underline-mode="continuous"/>
    </style:style>
    <style:style style:name="T2659" style:parent-style-name="Domyślnaczcionkaakapitu" style:family="text">
      <style:text-properties style:text-underline-type="single" style:text-underline-style="solid" style:text-underline-width="auto" style:text-underline-mode="continuous"/>
    </style:style>
    <style:style style:name="T2660" style:parent-style-name="Domyślnaczcionkaakapitu" style:family="text">
      <style:text-properties fo:background-color="#80FFFF"/>
    </style:style>
    <style:style style:name="P2661" style:parent-style-name="Normalny" style:family="paragraph">
      <style:paragraph-properties fo:text-align="justify" fo:line-height="150%" fo:text-indent="0.2479in"/>
    </style:style>
    <style:style style:name="T2662" style:parent-style-name="Domyślnaczcionkaakapitu" style:family="text">
      <style:text-properties fo:background-color="#80FFFF"/>
    </style:style>
    <style:style style:name="T2663" style:parent-style-name="Domyślnaczcionkaakapitu" style:family="text">
      <style:text-properties fo:background-color="#80FFFF"/>
    </style:style>
    <style:style style:name="T2664" style:parent-style-name="Domyślnaczcionkaakapitu" style:family="text">
      <style:text-properties fo:background-color="#80FFFF"/>
    </style:style>
    <style:style style:name="T2665" style:parent-style-name="Domyślnaczcionkaakapitu" style:family="text">
      <style:text-properties fo:background-color="#80FFFF"/>
    </style:style>
    <style:style style:name="T2666" style:parent-style-name="Domyślnaczcionkaakapitu" style:family="text">
      <style:text-properties fo:background-color="#80FFFF"/>
    </style:style>
    <style:style style:name="T2667" style:parent-style-name="Domyślnaczcionkaakapitu" style:family="text">
      <style:text-properties fo:background-color="#80FFFF"/>
    </style:style>
    <style:style style:name="P2668" style:parent-style-name="Normalny" style:family="paragraph">
      <style:paragraph-properties fo:text-align="justify" fo:line-height="150%"/>
    </style:style>
    <style:style style:name="T2669" style:parent-style-name="Domyślnaczcionkaakapitu" style:family="text">
      <style:text-properties style:text-underline-type="single" style:text-underline-style="solid" style:text-underline-width="auto" style:text-underline-mode="continuous"/>
    </style:style>
    <style:style style:name="T2670" style:parent-style-name="Domyślnaczcionkaakapitu" style:family="text">
      <style:text-properties fo:background-color="#80FFFF" style:text-underline-type="single" style:text-underline-style="solid" style:text-underline-width="auto" style:text-underline-mode="continuous"/>
    </style:style>
    <style:style style:name="T2671" style:parent-style-name="Domyślnaczcionkaakapitu" style:family="text">
      <style:text-properties style:text-underline-type="single" style:text-underline-style="solid" style:text-underline-width="auto" style:text-underline-mode="continuous"/>
    </style:style>
    <style:style style:name="T2672" style:parent-style-name="Domyślnaczcionkaakapitu" style:family="text">
      <style:text-properties fo:background-color="#80FFFF"/>
    </style:style>
    <style:style style:name="P2673" style:parent-style-name="Normalny" style:family="paragraph">
      <style:paragraph-properties fo:text-align="justify" fo:line-height="150%" fo:text-indent="0.2479in"/>
    </style:style>
    <style:style style:name="P2674" style:parent-style-name="Normalny" style:family="paragraph">
      <style:paragraph-properties fo:text-align="justify" fo:line-height="150%"/>
    </style:style>
    <style:style style:name="T2675" style:parent-style-name="Domyślnaczcionkaakapitu" style:family="text">
      <style:text-properties style:text-underline-type="single" style:text-underline-style="solid" style:text-underline-width="auto" style:text-underline-mode="continuous"/>
    </style:style>
    <style:style style:name="T2676" style:parent-style-name="Domyślnaczcionkaakapitu" style:family="text">
      <style:text-properties fo:background-color="#80FFFF"/>
    </style:style>
    <style:style style:name="P2677" style:parent-style-name="Normalny" style:family="paragraph">
      <style:paragraph-properties fo:text-align="justify" fo:line-height="150%" fo:text-indent="0.2479in"/>
    </style:style>
    <style:style style:name="T2678" style:parent-style-name="Domyślnaczcionkaakapitu" style:family="text">
      <style:text-properties fo:background-color="#80FFFF"/>
    </style:style>
    <style:style style:name="T2679" style:parent-style-name="Domyślnaczcionkaakapitu" style:family="text">
      <style:text-properties fo:background-color="#80FFFF"/>
    </style:style>
    <style:style style:name="T2680" style:parent-style-name="Domyślnaczcionkaakapitu" style:family="text">
      <style:text-properties fo:background-color="#80FFFF"/>
    </style:style>
    <style:style style:name="T2681" style:parent-style-name="Domyślnaczcionkaakapitu" style:family="text">
      <style:text-properties fo:background-color="#80FFFF"/>
    </style:style>
    <style:style style:name="T2682" style:parent-style-name="Domyślnaczcionkaakapitu" style:family="text">
      <style:text-properties fo:background-color="#80FFFF"/>
    </style:style>
    <style:style style:name="P2683" style:parent-style-name="Normalny" style:family="paragraph">
      <style:paragraph-properties fo:text-align="justify" fo:line-height="150%" fo:text-indent="0.2479in"/>
    </style:style>
    <style:style style:name="P2684" style:parent-style-name="Normalny" style:family="paragraph">
      <style:paragraph-properties fo:text-align="justify" fo:line-height="150%"/>
    </style:style>
    <style:style style:name="T2685" style:parent-style-name="Domyślnaczcionkaakapitu" style:family="text">
      <style:text-properties fo:background-color="#80FFFF" style:text-underline-type="single" style:text-underline-style="solid" style:text-underline-width="auto" style:text-underline-mode="continuous"/>
    </style:style>
    <style:style style:name="T2686" style:parent-style-name="Domyślnaczcionkaakapitu" style:family="text">
      <style:text-properties style:text-underline-type="single" style:text-underline-style="solid" style:text-underline-width="auto" style:text-underline-mode="continuous"/>
    </style:style>
    <style:style style:name="T2687" style:parent-style-name="Domyślnaczcionkaakapitu" style:family="text">
      <style:text-properties fo:background-color="#80FFFF"/>
    </style:style>
    <style:style style:name="P2688" style:parent-style-name="Normalny" style:family="paragraph">
      <style:paragraph-properties fo:text-align="justify" fo:line-height="150%" fo:text-indent="0.2479in"/>
    </style:style>
    <style:style style:name="P2689" style:parent-style-name="Normalny" style:family="paragraph">
      <style:paragraph-properties fo:text-align="justify" fo:line-height="150%"/>
    </style:style>
    <style:style style:name="T2690" style:parent-style-name="Domyślnaczcionkaakapitu" style:family="text">
      <style:text-properties style:text-underline-type="single" style:text-underline-style="solid" style:text-underline-width="auto" style:text-underline-mode="continuous"/>
    </style:style>
    <style:style style:name="T2691" style:parent-style-name="Domyślnaczcionkaakapitu" style:family="text">
      <style:text-properties fo:background-color="#80FFFF"/>
    </style:style>
    <style:style style:name="P2692" style:parent-style-name="Normalny" style:family="paragraph">
      <style:paragraph-properties fo:text-align="justify" fo:line-height="150%" fo:text-indent="0.2479in"/>
    </style:style>
    <style:style style:name="P2693" style:parent-style-name="Normalny" style:family="paragraph">
      <style:paragraph-properties fo:text-align="justify" fo:line-height="150%"/>
    </style:style>
    <style:style style:name="T2694" style:parent-style-name="Domyślnaczcionkaakapitu" style:family="text">
      <style:text-properties style:text-underline-type="single" style:text-underline-style="solid" style:text-underline-width="auto" style:text-underline-mode="continuous"/>
    </style:style>
    <style:style style:name="T2695" style:parent-style-name="Domyślnaczcionkaakapitu" style:family="text">
      <style:text-properties fo:background-color="#80FFFF"/>
    </style:style>
    <style:style style:name="P2696" style:parent-style-name="Normalny" style:family="paragraph">
      <style:paragraph-properties fo:text-align="justify" fo:line-height="150%" fo:text-indent="0.2479in"/>
    </style:style>
    <style:style style:name="P2697" style:parent-style-name="Normalny" style:family="paragraph">
      <style:paragraph-properties fo:text-align="justify" fo:line-height="150%" fo:text-indent="0.2479in"/>
    </style:style>
    <style:style style:name="T2698" style:parent-style-name="Domyślnaczcionkaakapitu" style:family="text">
      <style:text-properties fo:background-color="#80FFFF"/>
    </style:style>
    <style:style style:name="P2699" style:parent-style-name="Normalny" style:family="paragraph">
      <style:paragraph-properties fo:text-align="justify" fo:line-height="150%" fo:text-indent="0.2479in"/>
    </style:style>
    <style:style style:name="P2700" style:parent-style-name="Normalny" style:family="paragraph">
      <style:paragraph-properties fo:text-align="justify" fo:line-height="150%"/>
    </style:style>
    <style:style style:name="T2701" style:parent-style-name="Domyślnaczcionkaakapitu" style:family="text">
      <style:text-properties style:text-underline-type="single" style:text-underline-style="solid" style:text-underline-width="auto" style:text-underline-mode="continuous"/>
    </style:style>
    <style:style style:name="T2702" style:parent-style-name="Domyślnaczcionkaakapitu" style:family="text">
      <style:text-properties fo:background-color="#80FFFF" style:text-underline-type="single" style:text-underline-style="solid" style:text-underline-width="auto" style:text-underline-mode="continuous"/>
    </style:style>
    <style:style style:name="T2703" style:parent-style-name="Domyślnaczcionkaakapitu" style:family="text">
      <style:text-properties style:text-underline-type="single" style:text-underline-style="solid" style:text-underline-width="auto" style:text-underline-mode="continuous"/>
    </style:style>
    <style:style style:name="T2704" style:parent-style-name="Domyślnaczcionkaakapitu" style:family="text">
      <style:text-properties fo:background-color="#80FFFF" style:text-underline-type="single" style:text-underline-style="solid" style:text-underline-width="auto" style:text-underline-mode="continuous"/>
    </style:style>
    <style:style style:name="T2705" style:parent-style-name="Domyślnaczcionkaakapitu" style:family="text">
      <style:text-properties fo:background-color="#80FFFF"/>
    </style:style>
    <style:style style:name="P2706" style:parent-style-name="Normalny" style:family="paragraph">
      <style:paragraph-properties fo:text-align="justify" fo:line-height="150%" fo:text-indent="0.2479in"/>
    </style:style>
    <style:style style:name="P2707" style:parent-style-name="Normalny" style:family="paragraph">
      <style:paragraph-properties fo:text-align="justify" fo:line-height="150%"/>
    </style:style>
    <style:style style:name="T2708" style:parent-style-name="Domyślnaczcionkaakapitu" style:family="text">
      <style:text-properties style:text-underline-type="single" style:text-underline-style="solid" style:text-underline-width="auto" style:text-underline-mode="continuous"/>
    </style:style>
    <style:style style:name="T2709" style:parent-style-name="Domyślnaczcionkaakapitu" style:family="text">
      <style:text-properties fo:background-color="#80FFFF"/>
    </style:style>
    <style:style style:name="P2710" style:parent-style-name="Normalny" style:family="paragraph">
      <style:paragraph-properties fo:text-align="justify" fo:line-height="150%" fo:text-indent="0.2479in"/>
    </style:style>
    <style:style style:name="T2711" style:parent-style-name="Domyślnaczcionkaakapitu" style:family="text">
      <style:text-properties fo:background-color="#80FFFF"/>
    </style:style>
    <style:style style:name="T2712" style:parent-style-name="Domyślnaczcionkaakapitu" style:family="text">
      <style:text-properties fo:background-color="#80FFFF"/>
    </style:style>
    <style:style style:name="T2713" style:parent-style-name="Domyślnaczcionkaakapitu" style:family="text">
      <style:text-properties fo:background-color="#80FFFF"/>
    </style:style>
    <style:style style:name="T2714" style:parent-style-name="Domyślnaczcionkaakapitu" style:family="text">
      <style:text-properties fo:background-color="#80FFFF"/>
    </style:style>
    <style:style style:name="T2715" style:parent-style-name="Domyślnaczcionkaakapitu" style:family="text">
      <style:text-properties fo:background-color="#80FFFF"/>
    </style:style>
    <style:style style:name="T2716" style:parent-style-name="Domyślnaczcionkaakapitu" style:family="text">
      <style:text-properties fo:background-color="#80FFFF"/>
    </style:style>
    <style:style style:name="T2717" style:parent-style-name="Domyślnaczcionkaakapitu" style:family="text">
      <style:text-properties fo:background-color="#80FFFF"/>
    </style:style>
    <style:style style:name="P2718" style:parent-style-name="Normalny" style:family="paragraph">
      <style:paragraph-properties fo:text-align="justify" fo:line-height="150%" fo:text-indent="0.2479in"/>
    </style:style>
    <style:style style:name="P2719" style:parent-style-name="Normalny" style:family="paragraph">
      <style:paragraph-properties fo:text-align="justify" fo:line-height="150%" fo:text-indent="0.2479in"/>
    </style:style>
    <style:style style:name="T2720" style:parent-style-name="Domyślnaczcionkaakapitu" style:family="text">
      <style:text-properties fo:background-color="#80FFFF"/>
    </style:style>
    <style:style style:name="P2721" style:parent-style-name="Normalny" style:family="paragraph">
      <style:paragraph-properties fo:text-align="justify" fo:line-height="150%" fo:text-indent="0.2479in"/>
    </style:style>
    <style:style style:name="P2722" style:parent-style-name="Normalny" style:family="paragraph">
      <style:paragraph-properties fo:text-align="justify" fo:line-height="150%" fo:text-indent="0.2479in"/>
    </style:style>
    <style:style style:name="P2723" style:parent-style-name="Normalny" style:family="paragraph">
      <style:paragraph-properties fo:text-align="justify" fo:line-height="150%"/>
    </style:style>
    <style:style style:name="T2724" style:parent-style-name="Domyślnaczcionkaakapitu" style:family="text">
      <style:text-properties style:text-underline-type="single" style:text-underline-style="solid" style:text-underline-width="auto" style:text-underline-mode="continuous"/>
    </style:style>
    <style:style style:name="T2725" style:parent-style-name="Domyślnaczcionkaakapitu" style:family="text">
      <style:text-properties fo:background-color="#80FFFF" style:text-underline-type="single" style:text-underline-style="solid" style:text-underline-width="auto" style:text-underline-mode="continuous"/>
    </style:style>
    <style:style style:name="T2726" style:parent-style-name="Domyślnaczcionkaakapitu" style:family="text">
      <style:text-properties fo:background-color="#80FFFF"/>
    </style:style>
    <style:style style:name="P2727" style:parent-style-name="Normalny" style:family="paragraph">
      <style:paragraph-properties fo:text-align="justify" fo:line-height="150%" fo:text-indent="0.2479in"/>
    </style:style>
    <style:style style:name="T2728" style:parent-style-name="Domyślnaczcionkaakapitu" style:family="text">
      <style:text-properties fo:background-color="#80FFFF"/>
    </style:style>
    <style:style style:name="T2729" style:parent-style-name="Domyślnaczcionkaakapitu" style:family="text">
      <style:text-properties fo:background-color="#80FFFF"/>
    </style:style>
    <style:style style:name="P2730" style:parent-style-name="Normalny" style:family="paragraph">
      <style:paragraph-properties fo:text-align="justify" fo:line-height="150%"/>
    </style:style>
    <style:style style:name="T2731" style:parent-style-name="Domyślnaczcionkaakapitu" style:family="text">
      <style:text-properties style:text-underline-type="single" style:text-underline-style="solid" style:text-underline-width="auto" style:text-underline-mode="continuous"/>
    </style:style>
    <style:style style:name="T2732" style:parent-style-name="Domyślnaczcionkaakapitu" style:family="text">
      <style:text-properties fo:background-color="#80FFFF"/>
    </style:style>
    <style:style style:name="P2733" style:parent-style-name="Normalny" style:family="paragraph">
      <style:paragraph-properties fo:text-align="justify" fo:line-height="150%" fo:text-indent="0.2479in"/>
    </style:style>
    <style:style style:name="T2734" style:parent-style-name="Domyślnaczcionkaakapitu" style:family="text">
      <style:text-properties fo:background-color="#80FFFF"/>
    </style:style>
    <style:style style:name="T2735" style:parent-style-name="Domyślnaczcionkaakapitu" style:family="text">
      <style:text-properties fo:background-color="#80FFFF"/>
    </style:style>
    <style:style style:name="P2736" style:parent-style-name="Normalny" style:family="paragraph">
      <style:paragraph-properties fo:text-align="justify" fo:line-height="150%" fo:text-indent="0.2479in"/>
    </style:style>
    <style:style style:name="P2737" style:parent-style-name="Normalny" style:family="paragraph">
      <style:paragraph-properties fo:text-align="justify" fo:line-height="150%"/>
    </style:style>
    <style:style style:name="T2738" style:parent-style-name="Domyślnaczcionkaakapitu" style:family="text">
      <style:text-properties style:text-underline-type="single" style:text-underline-style="solid" style:text-underline-width="auto" style:text-underline-mode="continuous"/>
    </style:style>
    <style:style style:name="T2739" style:parent-style-name="Domyślnaczcionkaakapitu" style:family="text">
      <style:text-properties fo:background-color="#80FFFF"/>
    </style:style>
    <style:style style:name="P2740" style:parent-style-name="Normalny" style:family="paragraph">
      <style:paragraph-properties fo:text-align="justify" fo:line-height="150%" fo:text-indent="0.2479in"/>
    </style:style>
    <style:style style:name="P2741" style:parent-style-name="Normalny" style:family="paragraph">
      <style:paragraph-properties fo:text-align="justify" fo:line-height="150%"/>
    </style:style>
    <style:style style:name="T2742" style:parent-style-name="Domyślnaczcionkaakapitu" style:family="text">
      <style:text-properties style:text-underline-type="single" style:text-underline-style="solid" style:text-underline-width="auto" style:text-underline-mode="continuous"/>
    </style:style>
    <style:style style:name="T2743" style:parent-style-name="Domyślnaczcionkaakapitu" style:family="text">
      <style:text-properties fo:background-color="#80FFFF" style:text-underline-type="single" style:text-underline-style="solid" style:text-underline-width="auto" style:text-underline-mode="continuous"/>
    </style:style>
    <style:style style:name="T2744" style:parent-style-name="Domyślnaczcionkaakapitu" style:family="text">
      <style:text-properties fo:background-color="#80FFFF"/>
    </style:style>
    <style:style style:name="P2745" style:parent-style-name="Normalny" style:family="paragraph">
      <style:paragraph-properties fo:text-align="justify" fo:line-height="150%" fo:text-indent="0.2479in"/>
    </style:style>
    <style:style style:name="P2746" style:parent-style-name="Normalny" style:family="paragraph">
      <style:paragraph-properties fo:text-align="justify" fo:line-height="150%"/>
    </style:style>
    <style:style style:name="T2747" style:parent-style-name="Domyślnaczcionkaakapitu" style:family="text">
      <style:text-properties style:text-underline-type="single" style:text-underline-style="solid" style:text-underline-width="auto" style:text-underline-mode="continuous"/>
    </style:style>
    <style:style style:name="T2748" style:parent-style-name="Domyślnaczcionkaakapitu" style:family="text">
      <style:text-properties fo:background-color="#80FFFF"/>
    </style:style>
    <style:style style:name="P2749" style:parent-style-name="Normalny" style:family="paragraph">
      <style:paragraph-properties fo:text-align="justify" fo:line-height="150%" fo:text-indent="0.2479in"/>
    </style:style>
    <style:style style:name="T2750" style:parent-style-name="Domyślnaczcionkaakapitu" style:family="text">
      <style:text-properties fo:background-color="#80FFFF"/>
    </style:style>
    <style:style style:name="P2751" style:parent-style-name="Normalny" style:family="paragraph">
      <style:paragraph-properties fo:text-align="justify" fo:line-height="150%" fo:text-indent="0.2479in"/>
    </style:style>
    <style:style style:name="T2752" style:parent-style-name="Domyślnaczcionkaakapitu" style:family="text">
      <style:text-properties fo:background-color="#80FFFF"/>
    </style:style>
    <style:style style:name="T2753" style:parent-style-name="Domyślnaczcionkaakapitu" style:family="text">
      <style:text-properties fo:background-color="#80FFFF"/>
    </style:style>
    <style:style style:name="T2754" style:parent-style-name="Domyślnaczcionkaakapitu" style:family="text">
      <style:text-properties fo:background-color="#80FFFF"/>
    </style:style>
    <style:style style:name="P2755" style:parent-style-name="Normalny" style:family="paragraph">
      <style:paragraph-properties fo:text-align="justify" fo:line-height="150%"/>
    </style:style>
    <style:style style:name="T2756" style:parent-style-name="Domyślnaczcionkaakapitu" style:family="text">
      <style:text-properties style:text-underline-type="single" style:text-underline-style="solid" style:text-underline-width="auto" style:text-underline-mode="continuous"/>
    </style:style>
    <style:style style:name="T2757" style:parent-style-name="Domyślnaczcionkaakapitu" style:family="text">
      <style:text-properties fo:background-color="#80FFFF" style:text-underline-type="single" style:text-underline-style="solid" style:text-underline-width="auto" style:text-underline-mode="continuous"/>
    </style:style>
    <style:style style:name="T2758" style:parent-style-name="Domyślnaczcionkaakapitu" style:family="text">
      <style:text-properties style:text-underline-type="single" style:text-underline-style="solid" style:text-underline-width="auto" style:text-underline-mode="continuous"/>
    </style:style>
    <style:style style:name="T2759" style:parent-style-name="Domyślnaczcionkaakapitu" style:family="text">
      <style:text-properties fo:background-color="#80FFFF" style:text-underline-type="single" style:text-underline-style="solid" style:text-underline-width="auto" style:text-underline-mode="continuous"/>
    </style:style>
    <style:style style:name="T2760" style:parent-style-name="Domyślnaczcionkaakapitu" style:family="text">
      <style:text-properties fo:background-color="#80FFFF"/>
    </style:style>
    <style:style style:name="P2761" style:parent-style-name="Normalny" style:family="paragraph">
      <style:paragraph-properties fo:text-align="justify" fo:line-height="150%" fo:text-indent="0.2479in"/>
    </style:style>
    <style:style style:name="T2762" style:parent-style-name="Domyślnaczcionkaakapitu" style:family="text">
      <style:text-properties fo:background-color="#80FFFF"/>
    </style:style>
    <style:style style:name="T2763" style:parent-style-name="Domyślnaczcionkaakapitu" style:family="text">
      <style:text-properties fo:background-color="#80FFFF"/>
    </style:style>
    <style:style style:name="T2764" style:parent-style-name="Domyślnaczcionkaakapitu" style:family="text">
      <style:text-properties fo:background-color="#80FFFF"/>
    </style:style>
    <style:style style:name="P2765" style:parent-style-name="Normalny" style:family="paragraph">
      <style:paragraph-properties fo:text-align="justify" fo:line-height="150%" fo:text-indent="0.2479in"/>
    </style:style>
    <style:style style:name="T2766" style:parent-style-name="Domyślnaczcionkaakapitu" style:family="text">
      <style:text-properties fo:background-color="#80FFFF"/>
    </style:style>
    <style:style style:name="T2767" style:parent-style-name="Domyślnaczcionkaakapitu" style:family="text">
      <style:text-properties fo:background-color="#80FFFF"/>
    </style:style>
    <style:style style:name="T2768" style:parent-style-name="Domyślnaczcionkaakapitu" style:family="text">
      <style:text-properties fo:background-color="#80FFFF"/>
    </style:style>
    <style:style style:name="T2769" style:parent-style-name="Domyślnaczcionkaakapitu" style:family="text">
      <style:text-properties fo:background-color="#80FFFF"/>
    </style:style>
    <style:style style:name="T2770" style:parent-style-name="Domyślnaczcionkaakapitu" style:family="text">
      <style:text-properties fo:background-color="#80FFFF"/>
    </style:style>
    <style:style style:name="T2771" style:parent-style-name="Domyślnaczcionkaakapitu" style:family="text">
      <style:text-properties fo:background-color="#80FFFF"/>
    </style:style>
    <style:style style:name="P2772" style:parent-style-name="Normalny" style:family="paragraph">
      <style:paragraph-properties fo:text-align="justify" fo:line-height="150%" fo:text-indent="0.2479in"/>
    </style:style>
    <style:style style:name="T2773" style:parent-style-name="Domyślnaczcionkaakapitu" style:family="text">
      <style:text-properties fo:background-color="#80FFFF"/>
    </style:style>
    <style:style style:name="P2774" style:parent-style-name="Normalny" style:family="paragraph">
      <style:paragraph-properties fo:text-align="justify" fo:line-height="150%" fo:text-indent="0.2479in"/>
    </style:style>
    <style:style style:name="P2775" style:parent-style-name="Normalny" style:family="paragraph">
      <style:paragraph-properties fo:text-align="justify" fo:line-height="150%" fo:text-indent="0.2479in"/>
    </style:style>
    <style:style style:name="P2776" style:parent-style-name="Normalny" style:family="paragraph">
      <style:paragraph-properties fo:text-align="justify" fo:line-height="150%" fo:text-indent="0.2479in"/>
    </style:style>
    <style:style style:name="T2777" style:parent-style-name="Domyślnaczcionkaakapitu" style:family="text">
      <style:text-properties fo:background-color="#80FFFF"/>
    </style:style>
    <style:style style:name="T2778" style:parent-style-name="Domyślnaczcionkaakapitu" style:family="text">
      <style:text-properties fo:background-color="#80FFFF"/>
    </style:style>
    <style:style style:name="T2779" style:parent-style-name="Domyślnaczcionkaakapitu" style:family="text">
      <style:text-properties fo:background-color="#80FFFF"/>
    </style:style>
    <style:style style:name="T2780" style:parent-style-name="Domyślnaczcionkaakapitu" style:family="text">
      <style:text-properties fo:background-color="#80FFFF"/>
    </style:style>
    <style:style style:name="P2781" style:parent-style-name="Normalny" style:family="paragraph">
      <style:paragraph-properties fo:text-align="justify" fo:line-height="150%"/>
    </style:style>
    <style:style style:name="T2782" style:parent-style-name="Domyślnaczcionkaakapitu" style:family="text">
      <style:text-properties style:text-underline-type="single" style:text-underline-style="solid" style:text-underline-width="auto" style:text-underline-mode="continuous"/>
    </style:style>
    <style:style style:name="T2783" style:parent-style-name="Domyślnaczcionkaakapitu" style:family="text">
      <style:text-properties fo:background-color="#80FFFF"/>
    </style:style>
    <style:style style:name="P2784" style:parent-style-name="Normalny" style:family="paragraph">
      <style:paragraph-properties fo:text-align="justify" fo:line-height="150%" fo:text-indent="0.2479in"/>
    </style:style>
    <style:style style:name="T2785" style:parent-style-name="Domyślnaczcionkaakapitu" style:family="text">
      <style:text-properties fo:background-color="#80FFFF"/>
    </style:style>
    <style:style style:name="P2786" style:parent-style-name="Normalny" style:family="paragraph">
      <style:paragraph-properties fo:text-align="justify" fo:line-height="150%" fo:text-indent="0.2479in"/>
    </style:style>
    <style:style style:name="T2787" style:parent-style-name="Domyślnaczcionkaakapitu" style:family="text">
      <style:text-properties fo:background-color="#80FFFF"/>
    </style:style>
    <style:style style:name="T2788" style:parent-style-name="Domyślnaczcionkaakapitu" style:family="text">
      <style:text-properties fo:background-color="#80FFFF"/>
    </style:style>
    <style:style style:name="T2789" style:parent-style-name="Domyślnaczcionkaakapitu" style:family="text">
      <style:text-properties fo:background-color="#80FFFF"/>
    </style:style>
    <style:style style:name="T2790" style:parent-style-name="Domyślnaczcionkaakapitu" style:family="text">
      <style:text-properties fo:background-color="#80FFFF"/>
    </style:style>
    <style:style style:name="P2791" style:parent-style-name="Normalny" style:family="paragraph">
      <style:paragraph-properties fo:text-align="justify" fo:line-height="150%" fo:text-indent="0.2479in"/>
    </style:style>
    <style:style style:name="P2792" style:parent-style-name="Normalny" style:family="paragraph">
      <style:paragraph-properties fo:text-align="justify" fo:line-height="150%"/>
    </style:style>
    <style:style style:name="T2793" style:parent-style-name="Domyślnaczcionkaakapitu" style:family="text">
      <style:text-properties style:text-underline-type="single" style:text-underline-style="solid" style:text-underline-width="auto" style:text-underline-mode="continuous"/>
    </style:style>
    <style:style style:name="T2794" style:parent-style-name="Domyślnaczcionkaakapitu" style:family="text">
      <style:text-properties fo:background-color="#80FFFF" style:text-underline-type="single" style:text-underline-style="solid" style:text-underline-width="auto" style:text-underline-mode="continuous"/>
    </style:style>
    <style:style style:name="T2795" style:parent-style-name="Domyślnaczcionkaakapitu" style:family="text">
      <style:text-properties style:text-underline-type="single" style:text-underline-style="solid" style:text-underline-width="auto" style:text-underline-mode="continuous"/>
    </style:style>
    <style:style style:name="T2796" style:parent-style-name="Domyślnaczcionkaakapitu" style:family="text">
      <style:text-properties fo:background-color="#80FFFF" style:text-underline-type="single" style:text-underline-style="solid" style:text-underline-width="auto" style:text-underline-mode="continuous"/>
    </style:style>
    <style:style style:name="T2797" style:parent-style-name="Domyślnaczcionkaakapitu" style:family="text">
      <style:text-properties fo:background-color="#80FFFF"/>
    </style:style>
    <style:style style:name="P2798" style:parent-style-name="Normalny" style:family="paragraph">
      <style:paragraph-properties fo:text-align="justify" fo:line-height="150%" fo:text-indent="0.2479in"/>
    </style:style>
    <style:style style:name="T2799" style:parent-style-name="Domyślnaczcionkaakapitu" style:family="text">
      <style:text-properties fo:background-color="#80FFFF"/>
    </style:style>
    <style:style style:name="P2800" style:parent-style-name="Normalny" style:family="paragraph">
      <style:paragraph-properties fo:text-align="justify" fo:line-height="150%" fo:text-indent="0.2479in"/>
    </style:style>
    <style:style style:name="T2801" style:parent-style-name="Domyślnaczcionkaakapitu" style:family="text">
      <style:text-properties fo:background-color="#80FFFF"/>
    </style:style>
    <style:style style:name="T2802" style:parent-style-name="Domyślnaczcionkaakapitu" style:family="text">
      <style:text-properties fo:background-color="#80FFFF"/>
    </style:style>
    <style:style style:name="P2803" style:parent-style-name="Normalny" style:family="paragraph">
      <style:paragraph-properties fo:text-align="justify" fo:line-height="150%"/>
    </style:style>
    <style:style style:name="T2804" style:parent-style-name="Domyślnaczcionkaakapitu" style:family="text">
      <style:text-properties style:text-underline-type="single" style:text-underline-style="solid" style:text-underline-width="auto" style:text-underline-mode="continuous"/>
    </style:style>
    <style:style style:name="T2805" style:parent-style-name="Domyślnaczcionkaakapitu" style:family="text">
      <style:text-properties fo:background-color="#80FFFF"/>
    </style:style>
    <style:style style:name="P2806" style:parent-style-name="Normalny" style:family="paragraph">
      <style:paragraph-properties fo:text-align="justify" fo:line-height="150%" fo:text-indent="0.2479in"/>
    </style:style>
    <style:style style:name="T2807" style:parent-style-name="Domyślnaczcionkaakapitu" style:family="text">
      <style:text-properties fo:background-color="#80FFFF"/>
    </style:style>
    <style:style style:name="P2808" style:parent-style-name="Normalny" style:family="paragraph">
      <style:paragraph-properties fo:text-align="justify" fo:line-height="150%"/>
    </style:style>
    <style:style style:name="T2809" style:parent-style-name="Domyślnaczcionkaakapitu" style:family="text">
      <style:text-properties style:text-underline-type="single" style:text-underline-style="solid" style:text-underline-width="auto" style:text-underline-mode="continuous"/>
    </style:style>
    <style:style style:name="P2810" style:parent-style-name="Normalny" style:family="paragraph">
      <style:paragraph-properties fo:text-align="justify" fo:line-height="150%" fo:text-indent="0.2479in"/>
    </style:style>
    <style:style style:name="P2811" style:parent-style-name="Normalny" style:family="paragraph">
      <style:paragraph-properties fo:text-align="justify" fo:line-height="150%"/>
    </style:style>
    <style:style style:name="T2812" style:parent-style-name="Domyślnaczcionkaakapitu" style:family="text">
      <style:text-properties style:text-underline-type="single" style:text-underline-style="solid" style:text-underline-width="auto" style:text-underline-mode="continuous"/>
    </style:style>
    <style:style style:name="T2813" style:parent-style-name="Domyślnaczcionkaakapitu" style:family="text">
      <style:text-properties fo:background-color="#80FFFF"/>
    </style:style>
    <style:style style:name="P2814" style:parent-style-name="Normalny" style:family="paragraph">
      <style:paragraph-properties fo:text-align="justify" fo:line-height="150%" fo:text-indent="0.2479in"/>
    </style:style>
    <style:style style:name="P2815" style:parent-style-name="Normalny" style:family="paragraph">
      <style:paragraph-properties fo:text-align="justify" fo:line-height="150%"/>
    </style:style>
    <style:style style:name="T2816" style:parent-style-name="Domyślnaczcionkaakapitu" style:family="text">
      <style:text-properties style:text-underline-type="single" style:text-underline-style="solid" style:text-underline-width="auto" style:text-underline-mode="continuous"/>
    </style:style>
    <style:style style:name="T2817" style:parent-style-name="Domyślnaczcionkaakapitu" style:family="text">
      <style:text-properties fo:background-color="#80FFFF"/>
    </style:style>
    <style:style style:name="P2818" style:parent-style-name="Normalny" style:family="paragraph">
      <style:paragraph-properties fo:text-align="justify" fo:line-height="150%" fo:text-indent="0.2479in"/>
    </style:style>
    <style:style style:name="T2819" style:parent-style-name="Domyślnaczcionkaakapitu" style:family="text">
      <style:text-properties fo:background-color="#80FFFF"/>
    </style:style>
    <style:style style:name="T2820" style:parent-style-name="Domyślnaczcionkaakapitu" style:family="text">
      <style:text-properties fo:background-color="#80FFFF"/>
    </style:style>
    <style:style style:name="P2821" style:parent-style-name="Normalny" style:family="paragraph">
      <style:paragraph-properties fo:text-align="justify" fo:line-height="150%"/>
    </style:style>
    <style:style style:name="T2822" style:parent-style-name="Domyślnaczcionkaakapitu" style:family="text">
      <style:text-properties style:text-underline-type="single" style:text-underline-style="solid" style:text-underline-width="auto" style:text-underline-mode="continuous"/>
    </style:style>
    <style:style style:name="T2823" style:parent-style-name="Domyślnaczcionkaakapitu" style:family="text">
      <style:text-properties fo:background-color="#80FFFF" style:text-underline-type="single" style:text-underline-style="solid" style:text-underline-width="auto" style:text-underline-mode="continuous"/>
    </style:style>
    <style:style style:name="T2824" style:parent-style-name="Domyślnaczcionkaakapitu" style:family="text">
      <style:text-properties style:text-underline-type="single" style:text-underline-style="solid" style:text-underline-width="auto" style:text-underline-mode="continuous"/>
    </style:style>
    <style:style style:name="T2825" style:parent-style-name="Domyślnaczcionkaakapitu" style:family="text">
      <style:text-properties fo:background-color="#80FFFF" style:text-underline-type="single" style:text-underline-style="solid" style:text-underline-width="auto" style:text-underline-mode="continuous"/>
    </style:style>
    <style:style style:name="T2826" style:parent-style-name="Domyślnaczcionkaakapitu" style:family="text">
      <style:text-properties style:text-underline-type="single" style:text-underline-style="solid" style:text-underline-width="auto" style:text-underline-mode="continuous"/>
    </style:style>
    <style:style style:name="T2827" style:parent-style-name="Domyślnaczcionkaakapitu" style:family="text">
      <style:text-properties fo:background-color="#80FFFF"/>
    </style:style>
    <style:style style:name="P2828" style:parent-style-name="Normalny" style:family="paragraph">
      <style:paragraph-properties fo:text-align="justify" fo:line-height="150%" fo:text-indent="0.2479in"/>
    </style:style>
    <style:style style:name="T2829" style:parent-style-name="Domyślnaczcionkaakapitu" style:family="text">
      <style:text-properties fo:background-color="#80FFFF"/>
    </style:style>
    <style:style style:name="P2830" style:parent-style-name="Normalny" style:family="paragraph">
      <style:paragraph-properties fo:text-align="justify" fo:line-height="150%"/>
    </style:style>
    <style:style style:name="T2831" style:parent-style-name="Domyślnaczcionkaakapitu" style:family="text">
      <style:text-properties style:text-underline-type="single" style:text-underline-style="solid" style:text-underline-width="auto" style:text-underline-mode="continuous"/>
    </style:style>
    <style:style style:name="T2832" style:parent-style-name="Domyślnaczcionkaakapitu" style:family="text">
      <style:text-properties fo:background-color="#80FFFF" style:text-underline-type="single" style:text-underline-style="solid" style:text-underline-width="auto" style:text-underline-mode="continuous"/>
    </style:style>
    <style:style style:name="T2833" style:parent-style-name="Domyślnaczcionkaakapitu" style:family="text">
      <style:text-properties style:text-underline-type="single" style:text-underline-style="solid" style:text-underline-width="auto" style:text-underline-mode="continuous"/>
    </style:style>
    <style:style style:name="T2834" style:parent-style-name="Domyślnaczcionkaakapitu" style:family="text">
      <style:text-properties fo:background-color="#80FFFF" style:text-underline-type="single" style:text-underline-style="solid" style:text-underline-width="auto" style:text-underline-mode="continuous"/>
    </style:style>
    <style:style style:name="T2835" style:parent-style-name="Domyślnaczcionkaakapitu" style:family="text">
      <style:text-properties fo:background-color="#80FFFF"/>
    </style:style>
    <style:style style:name="P2836" style:parent-style-name="Normalny" style:family="paragraph">
      <style:paragraph-properties fo:text-align="justify" fo:line-height="150%" fo:text-indent="0.2479in"/>
    </style:style>
    <style:style style:name="P2837" style:parent-style-name="Normalny" style:family="paragraph">
      <style:paragraph-properties fo:text-align="justify" fo:line-height="150%"/>
    </style:style>
    <style:style style:name="T2838" style:parent-style-name="Domyślnaczcionkaakapitu" style:family="text">
      <style:text-properties fo:background-color="#80FFFF" style:text-underline-type="single" style:text-underline-style="solid" style:text-underline-width="auto" style:text-underline-mode="continuous"/>
    </style:style>
    <style:style style:name="T2839" style:parent-style-name="Domyślnaczcionkaakapitu" style:family="text">
      <style:text-properties style:text-underline-type="single" style:text-underline-style="solid" style:text-underline-width="auto" style:text-underline-mode="continuous"/>
    </style:style>
    <style:style style:name="T2840" style:parent-style-name="Domyślnaczcionkaakapitu" style:family="text">
      <style:text-properties fo:background-color="#80FFFF" style:text-underline-type="single" style:text-underline-style="solid" style:text-underline-width="auto" style:text-underline-mode="continuous"/>
    </style:style>
    <style:style style:name="T2841" style:parent-style-name="Domyślnaczcionkaakapitu" style:family="text">
      <style:text-properties style:text-underline-type="single" style:text-underline-style="solid" style:text-underline-width="auto" style:text-underline-mode="continuous"/>
    </style:style>
    <style:style style:name="T2842" style:parent-style-name="Domyślnaczcionkaakapitu" style:family="text">
      <style:text-properties fo:background-color="#80FFFF"/>
    </style:style>
    <style:style style:name="P2843" style:parent-style-name="Normalny" style:family="paragraph">
      <style:paragraph-properties fo:text-align="justify" fo:line-height="150%" fo:text-indent="0.2479in"/>
    </style:style>
    <style:style style:name="P2844" style:parent-style-name="Normalny" style:family="paragraph">
      <style:paragraph-properties fo:text-align="justify" fo:line-height="150%"/>
    </style:style>
    <style:style style:name="T2845" style:parent-style-name="Domyślnaczcionkaakapitu" style:family="text">
      <style:text-properties style:text-underline-type="single" style:text-underline-style="solid" style:text-underline-width="auto" style:text-underline-mode="continuous"/>
    </style:style>
    <style:style style:name="T2846" style:parent-style-name="Domyślnaczcionkaakapitu" style:family="text">
      <style:text-properties fo:background-color="#80FFFF"/>
    </style:style>
    <style:style style:name="P2847" style:parent-style-name="Normalny" style:family="paragraph">
      <style:paragraph-properties fo:text-align="justify" fo:line-height="150%" fo:text-indent="0.2479in"/>
    </style:style>
    <style:style style:name="T2848" style:parent-style-name="Domyślnaczcionkaakapitu" style:family="text">
      <style:text-properties fo:background-color="#80FFFF"/>
    </style:style>
    <style:style style:name="P2849" style:parent-style-name="Normalny" style:family="paragraph">
      <style:paragraph-properties fo:text-align="justify" fo:line-height="150%"/>
    </style:style>
    <style:style style:name="T2850" style:parent-style-name="Domyślnaczcionkaakapitu" style:family="text">
      <style:text-properties style:text-underline-type="single" style:text-underline-style="solid" style:text-underline-width="auto" style:text-underline-mode="continuous"/>
    </style:style>
    <style:style style:name="T2851" style:parent-style-name="Domyślnaczcionkaakapitu" style:family="text">
      <style:text-properties fo:background-color="#80FFFF" style:text-underline-type="single" style:text-underline-style="solid" style:text-underline-width="auto" style:text-underline-mode="continuous"/>
    </style:style>
    <style:style style:name="T2852" style:parent-style-name="Domyślnaczcionkaakapitu" style:family="text">
      <style:text-properties style:text-underline-type="single" style:text-underline-style="solid" style:text-underline-width="auto" style:text-underline-mode="continuous"/>
    </style:style>
    <style:style style:name="T2853" style:parent-style-name="Domyślnaczcionkaakapitu" style:family="text">
      <style:text-properties fo:background-color="#80FFFF" style:text-underline-type="single" style:text-underline-style="solid" style:text-underline-width="auto" style:text-underline-mode="continuous"/>
    </style:style>
    <style:style style:name="T2854" style:parent-style-name="Domyślnaczcionkaakapitu" style:family="text">
      <style:text-properties fo:background-color="#80FFFF"/>
    </style:style>
    <style:style style:name="P2855" style:parent-style-name="Normalny" style:family="paragraph">
      <style:paragraph-properties fo:text-align="justify" fo:line-height="150%" fo:text-indent="0.2479in"/>
    </style:style>
    <style:style style:name="P2856" style:parent-style-name="Normalny" style:family="paragraph">
      <style:paragraph-properties fo:text-align="justify" fo:line-height="150%"/>
    </style:style>
    <style:style style:name="T2857" style:parent-style-name="Domyślnaczcionkaakapitu" style:family="text">
      <style:text-properties style:text-underline-type="single" style:text-underline-style="solid" style:text-underline-width="auto" style:text-underline-mode="continuous"/>
    </style:style>
    <style:style style:name="T2858" style:parent-style-name="Domyślnaczcionkaakapitu" style:family="text">
      <style:text-properties fo:background-color="#80FFFF"/>
    </style:style>
    <style:style style:name="P2859" style:parent-style-name="Normalny" style:family="paragraph">
      <style:paragraph-properties fo:text-align="justify" fo:line-height="150%" fo:text-indent="0.2479in"/>
    </style:style>
    <style:style style:name="P2860" style:parent-style-name="Normalny" style:family="paragraph">
      <style:paragraph-properties fo:text-align="justify" fo:line-height="150%"/>
    </style:style>
    <style:style style:name="T2861" style:parent-style-name="Domyślnaczcionkaakapitu" style:family="text">
      <style:text-properties style:text-underline-type="single" style:text-underline-style="solid" style:text-underline-width="auto" style:text-underline-mode="continuous"/>
    </style:style>
    <style:style style:name="T2862" style:parent-style-name="Domyślnaczcionkaakapitu" style:family="text">
      <style:text-properties fo:background-color="#80FFFF"/>
    </style:style>
    <style:style style:name="P2863" style:parent-style-name="Normalny" style:family="paragraph">
      <style:paragraph-properties fo:text-align="justify" fo:line-height="150%" fo:text-indent="0.2479in"/>
    </style:style>
    <style:style style:name="T2864" style:parent-style-name="Domyślnaczcionkaakapitu" style:family="text">
      <style:text-properties fo:background-color="#80FFFF"/>
    </style:style>
    <style:style style:name="P2865" style:parent-style-name="Normalny" style:family="paragraph">
      <style:paragraph-properties fo:text-align="justify" fo:line-height="150%"/>
    </style:style>
    <style:style style:name="T2866" style:parent-style-name="Domyślnaczcionkaakapitu" style:family="text">
      <style:text-properties style:text-underline-type="single" style:text-underline-style="solid" style:text-underline-width="auto" style:text-underline-mode="continuous"/>
    </style:style>
    <style:style style:name="T2867" style:parent-style-name="Domyślnaczcionkaakapitu" style:family="text">
      <style:text-properties fo:background-color="#80FFFF" style:text-underline-type="single" style:text-underline-style="solid" style:text-underline-width="auto" style:text-underline-mode="continuous"/>
    </style:style>
    <style:style style:name="T2868" style:parent-style-name="Domyślnaczcionkaakapitu" style:family="text">
      <style:text-properties fo:background-color="#80FFFF"/>
    </style:style>
    <style:style style:name="P2869" style:parent-style-name="Normalny" style:family="paragraph">
      <style:paragraph-properties fo:text-align="justify" fo:line-height="150%" fo:text-indent="0.2479in"/>
    </style:style>
    <style:style style:name="T2870" style:parent-style-name="Domyślnaczcionkaakapitu" style:family="text">
      <style:text-properties fo:background-color="#80FFFF"/>
    </style:style>
    <style:style style:name="P2871" style:parent-style-name="Normalny" style:family="paragraph">
      <style:paragraph-properties fo:text-align="justify" fo:line-height="150%"/>
    </style:style>
    <style:style style:name="T2872" style:parent-style-name="Domyślnaczcionkaakapitu" style:family="text">
      <style:text-properties style:text-underline-type="single" style:text-underline-style="solid" style:text-underline-width="auto" style:text-underline-mode="continuous"/>
    </style:style>
    <style:style style:name="T2873" style:parent-style-name="Domyślnaczcionkaakapitu" style:family="text">
      <style:text-properties fo:background-color="#80FFFF"/>
    </style:style>
    <style:style style:name="P2874" style:parent-style-name="Normalny" style:family="paragraph">
      <style:paragraph-properties fo:text-align="justify" fo:line-height="150%" fo:text-indent="0.2479in"/>
    </style:style>
    <style:style style:name="P2875" style:parent-style-name="Normalny" style:family="paragraph">
      <style:paragraph-properties fo:text-align="justify" fo:line-height="150%"/>
    </style:style>
    <style:style style:name="T2876" style:parent-style-name="Domyślnaczcionkaakapitu" style:family="text">
      <style:text-properties style:text-underline-type="single" style:text-underline-style="solid" style:text-underline-width="auto" style:text-underline-mode="continuous"/>
    </style:style>
    <style:style style:name="T2877" style:parent-style-name="Domyślnaczcionkaakapitu" style:family="text">
      <style:text-properties fo:background-color="#80FFFF"/>
    </style:style>
    <style:style style:name="P2878" style:parent-style-name="Normalny" style:family="paragraph">
      <style:paragraph-properties fo:text-align="justify" fo:line-height="150%" fo:text-indent="0.2479in"/>
    </style:style>
    <style:style style:name="T2879" style:parent-style-name="Domyślnaczcionkaakapitu" style:family="text">
      <style:text-properties fo:background-color="#80FFFF"/>
    </style:style>
    <style:style style:name="P2880" style:parent-style-name="Normalny" style:family="paragraph">
      <style:paragraph-properties fo:text-align="justify" fo:line-height="150%"/>
    </style:style>
    <style:style style:name="T2881" style:parent-style-name="Domyślnaczcionkaakapitu" style:family="text">
      <style:text-properties style:text-underline-type="single" style:text-underline-style="solid" style:text-underline-width="auto" style:text-underline-mode="continuous"/>
    </style:style>
    <style:style style:name="T2882" style:parent-style-name="Domyślnaczcionkaakapitu" style:family="text">
      <style:text-properties fo:background-color="#80FFFF"/>
    </style:style>
    <style:style style:name="P2883" style:parent-style-name="Normalny" style:family="paragraph">
      <style:paragraph-properties fo:text-align="justify" fo:line-height="150%" fo:text-indent="0.2479in"/>
    </style:style>
    <style:style style:name="P2884" style:parent-style-name="Normalny" style:family="paragraph">
      <style:paragraph-properties fo:text-align="justify" fo:line-height="150%"/>
    </style:style>
    <style:style style:name="T2885" style:parent-style-name="Domyślnaczcionkaakapitu" style:family="text">
      <style:text-properties style:text-underline-type="single" style:text-underline-style="solid" style:text-underline-width="auto" style:text-underline-mode="continuous"/>
    </style:style>
    <style:style style:name="T2886" style:parent-style-name="Domyślnaczcionkaakapitu" style:family="text">
      <style:text-properties fo:background-color="#80FFFF"/>
    </style:style>
    <style:style style:name="P2887" style:parent-style-name="Normalny" style:family="paragraph">
      <style:paragraph-properties fo:text-align="justify" fo:line-height="150%" fo:text-indent="0.2479in"/>
    </style:style>
    <style:style style:name="T2888" style:parent-style-name="Domyślnaczcionkaakapitu" style:family="text">
      <style:text-properties fo:background-color="#80FFFF"/>
    </style:style>
    <style:style style:name="T2889" style:parent-style-name="Domyślnaczcionkaakapitu" style:family="text">
      <style:text-properties fo:background-color="#80FFFF"/>
    </style:style>
    <style:style style:name="P2890" style:parent-style-name="Normalny" style:family="paragraph">
      <style:paragraph-properties fo:text-align="justify" fo:line-height="150%" fo:text-indent="0.2479in"/>
    </style:style>
    <style:style style:name="P2891" style:parent-style-name="Normalny" style:family="paragraph">
      <style:paragraph-properties fo:text-align="justify" fo:line-height="150%" fo:text-indent="0.2479in"/>
    </style:style>
    <style:style style:name="T2892" style:parent-style-name="Domyślnaczcionkaakapitu" style:family="text">
      <style:text-properties fo:background-color="#80FFFF"/>
    </style:style>
    <style:style style:name="T2893" style:parent-style-name="Domyślnaczcionkaakapitu" style:family="text">
      <style:text-properties fo:background-color="#80FFFF"/>
    </style:style>
    <style:style style:name="P2894" style:parent-style-name="Normalny" style:family="paragraph">
      <style:paragraph-properties fo:text-align="justify" fo:line-height="150%"/>
    </style:style>
    <style:style style:name="T2895" style:parent-style-name="Domyślnaczcionkaakapitu" style:family="text">
      <style:text-properties style:text-underline-type="single" style:text-underline-style="solid" style:text-underline-width="auto" style:text-underline-mode="continuous"/>
    </style:style>
    <style:style style:name="T2896" style:parent-style-name="Domyślnaczcionkaakapitu" style:family="text">
      <style:text-properties fo:background-color="#80FFFF"/>
    </style:style>
    <style:style style:name="P2897" style:parent-style-name="Normalny" style:family="paragraph">
      <style:paragraph-properties fo:text-align="justify" fo:line-height="150%" fo:text-indent="0.2479in"/>
    </style:style>
    <style:style style:name="T2898" style:parent-style-name="Domyślnaczcionkaakapitu" style:family="text">
      <style:text-properties fo:background-color="#80FFFF"/>
    </style:style>
    <style:style style:name="P2899" style:parent-style-name="Normalny" style:family="paragraph">
      <style:paragraph-properties fo:text-align="justify" fo:line-height="150%" fo:text-indent="0.2479in"/>
    </style:style>
    <style:style style:name="T2900" style:parent-style-name="Domyślnaczcionkaakapitu" style:family="text">
      <style:text-properties fo:background-color="#80FFFF"/>
    </style:style>
    <style:style style:name="T2901" style:parent-style-name="Domyślnaczcionkaakapitu" style:family="text">
      <style:text-properties fo:background-color="#80FFFF"/>
    </style:style>
    <style:style style:name="P2902" style:parent-style-name="Normalny" style:family="paragraph">
      <style:paragraph-properties fo:text-align="justify" fo:line-height="150%"/>
    </style:style>
    <style:style style:name="T2903" style:parent-style-name="Domyślnaczcionkaakapitu" style:family="text">
      <style:text-properties style:text-underline-type="single" style:text-underline-style="solid" style:text-underline-width="auto" style:text-underline-mode="continuous"/>
    </style:style>
    <style:style style:name="T2904" style:parent-style-name="Domyślnaczcionkaakapitu" style:family="text">
      <style:text-properties fo:background-color="#80FFFF" style:text-underline-type="single" style:text-underline-style="solid" style:text-underline-width="auto" style:text-underline-mode="continuous"/>
    </style:style>
    <style:style style:name="P2905" style:parent-style-name="Normalny" style:family="paragraph">
      <style:paragraph-properties fo:text-align="justify" fo:line-height="150%" fo:text-indent="0.2479in"/>
    </style:style>
    <style:style style:name="P2906" style:parent-style-name="Normalny" style:family="paragraph">
      <style:paragraph-properties fo:text-align="justify" fo:line-height="150%"/>
    </style:style>
    <style:style style:name="T2907" style:parent-style-name="Domyślnaczcionkaakapitu" style:family="text">
      <style:text-properties style:text-underline-type="single" style:text-underline-style="solid" style:text-underline-width="auto" style:text-underline-mode="continuous"/>
    </style:style>
    <style:style style:name="T2908" style:parent-style-name="Domyślnaczcionkaakapitu" style:family="text">
      <style:text-properties fo:background-color="#80FFFF"/>
    </style:style>
    <style:style style:name="P2909" style:parent-style-name="Normalny" style:family="paragraph">
      <style:paragraph-properties fo:text-align="justify" fo:line-height="150%" fo:text-indent="0.2479in"/>
    </style:style>
    <style:style style:name="T2910" style:parent-style-name="Domyślnaczcionkaakapitu" style:family="text">
      <style:text-properties fo:background-color="#80FFFF"/>
    </style:style>
    <style:style style:name="T2911" style:parent-style-name="Domyślnaczcionkaakapitu" style:family="text">
      <style:text-properties fo:background-color="#80FFFF"/>
    </style:style>
    <style:style style:name="P2912" style:parent-style-name="Normalny" style:family="paragraph">
      <style:paragraph-properties fo:text-align="justify" fo:line-height="150%"/>
    </style:style>
    <style:style style:name="T2913" style:parent-style-name="Domyślnaczcionkaakapitu" style:family="text">
      <style:text-properties style:text-underline-type="single" style:text-underline-style="solid" style:text-underline-width="auto" style:text-underline-mode="continuous"/>
    </style:style>
    <style:style style:name="T2914" style:parent-style-name="Domyślnaczcionkaakapitu" style:family="text">
      <style:text-properties fo:background-color="#80FFFF" style:text-underline-type="single" style:text-underline-style="solid" style:text-underline-width="auto" style:text-underline-mode="continuous"/>
    </style:style>
    <style:style style:name="T2915" style:parent-style-name="Domyślnaczcionkaakapitu" style:family="text">
      <style:text-properties fo:background-color="#80FFFF"/>
    </style:style>
    <style:style style:name="P2916" style:parent-style-name="Normalny" style:family="paragraph">
      <style:paragraph-properties fo:text-align="justify" fo:line-height="150%" fo:text-indent="0.2479in"/>
    </style:style>
    <style:style style:name="T2917" style:parent-style-name="Domyślnaczcionkaakapitu" style:family="text">
      <style:text-properties fo:background-color="#80FFFF"/>
    </style:style>
    <style:style style:name="P2918" style:parent-style-name="Normalny" style:family="paragraph">
      <style:paragraph-properties fo:text-align="justify" fo:line-height="150%"/>
    </style:style>
    <style:style style:name="T2919" style:parent-style-name="Domyślnaczcionkaakapitu" style:family="text">
      <style:text-properties style:text-underline-type="single" style:text-underline-style="solid" style:text-underline-width="auto" style:text-underline-mode="continuous"/>
    </style:style>
    <style:style style:name="T2920" style:parent-style-name="Domyślnaczcionkaakapitu" style:family="text">
      <style:text-properties fo:background-color="#80FFFF"/>
    </style:style>
    <style:style style:name="P2921" style:parent-style-name="Normalny" style:family="paragraph">
      <style:paragraph-properties fo:text-align="justify" fo:line-height="150%" fo:text-indent="0.2479in"/>
    </style:style>
    <style:style style:name="T2922" style:parent-style-name="Domyślnaczcionkaakapitu" style:family="text">
      <style:text-properties fo:background-color="#80FFFF"/>
    </style:style>
    <style:style style:name="T2923" style:parent-style-name="Domyślnaczcionkaakapitu" style:family="text">
      <style:text-properties fo:background-color="#80FFFF"/>
    </style:style>
    <style:style style:name="T2924" style:parent-style-name="Domyślnaczcionkaakapitu" style:family="text">
      <style:text-properties fo:background-color="#80FFFF"/>
    </style:style>
    <style:style style:name="P2925" style:parent-style-name="Normalny" style:family="paragraph">
      <style:paragraph-properties fo:text-align="justify" fo:line-height="150%"/>
    </style:style>
    <style:style style:name="T2926" style:parent-style-name="Domyślnaczcionkaakapitu" style:family="text">
      <style:text-properties style:text-underline-type="single" style:text-underline-style="solid" style:text-underline-width="auto" style:text-underline-mode="continuous"/>
    </style:style>
    <style:style style:name="T2927" style:parent-style-name="Domyślnaczcionkaakapitu" style:family="text">
      <style:text-properties fo:background-color="#80FFFF" style:text-underline-type="single" style:text-underline-style="solid" style:text-underline-width="auto" style:text-underline-mode="continuous"/>
    </style:style>
    <style:style style:name="T2928" style:parent-style-name="Domyślnaczcionkaakapitu" style:family="text">
      <style:text-properties fo:background-color="#80FFFF"/>
    </style:style>
    <style:style style:name="P2929" style:parent-style-name="Normalny" style:family="paragraph">
      <style:paragraph-properties fo:text-align="justify" fo:line-height="150%" fo:text-indent="0.2479in"/>
    </style:style>
    <style:style style:name="T2930" style:parent-style-name="Domyślnaczcionkaakapitu" style:family="text">
      <style:text-properties fo:background-color="#80FFFF"/>
    </style:style>
    <style:style style:name="P2931" style:parent-style-name="Normalny" style:family="paragraph">
      <style:paragraph-properties fo:text-align="justify" fo:line-height="150%"/>
    </style:style>
    <style:style style:name="T2932" style:parent-style-name="Domyślnaczcionkaakapitu" style:family="text">
      <style:text-properties style:text-underline-type="single" style:text-underline-style="solid" style:text-underline-width="auto" style:text-underline-mode="continuous"/>
    </style:style>
    <style:style style:name="T2933" style:parent-style-name="Domyślnaczcionkaakapitu" style:family="text">
      <style:text-properties fo:background-color="#80FFFF"/>
    </style:style>
    <style:style style:name="P2934" style:parent-style-name="Normalny" style:family="paragraph">
      <style:paragraph-properties fo:text-align="justify" fo:line-height="150%" fo:text-indent="0.2479in"/>
    </style:style>
    <style:style style:name="P2935" style:parent-style-name="Normalny" style:family="paragraph">
      <style:paragraph-properties fo:text-align="justify" fo:line-height="150%"/>
    </style:style>
    <style:style style:name="T2936" style:parent-style-name="Domyślnaczcionkaakapitu" style:family="text">
      <style:text-properties style:text-underline-type="single" style:text-underline-style="solid" style:text-underline-width="auto" style:text-underline-mode="continuous"/>
    </style:style>
    <style:style style:name="T2937" style:parent-style-name="Domyślnaczcionkaakapitu" style:family="text">
      <style:text-properties fo:background-color="#80FFFF"/>
    </style:style>
    <style:style style:name="P2938" style:parent-style-name="Normalny" style:family="paragraph">
      <style:paragraph-properties fo:text-align="justify" fo:line-height="150%" fo:text-indent="0.2479in"/>
    </style:style>
    <style:style style:name="P2939" style:parent-style-name="Normalny" style:family="paragraph">
      <style:paragraph-properties fo:text-align="justify" fo:line-height="150%"/>
    </style:style>
    <style:style style:name="T2940" style:parent-style-name="Domyślnaczcionkaakapitu" style:family="text">
      <style:text-properties fo:background-color="#80FFFF" style:text-underline-type="single" style:text-underline-style="solid" style:text-underline-width="auto" style:text-underline-mode="continuous"/>
    </style:style>
    <style:style style:name="T2941" style:parent-style-name="Domyślnaczcionkaakapitu" style:family="text">
      <style:text-properties style:text-underline-type="single" style:text-underline-style="solid" style:text-underline-width="auto" style:text-underline-mode="continuous"/>
    </style:style>
    <style:style style:name="T2942" style:parent-style-name="Domyślnaczcionkaakapitu" style:family="text">
      <style:text-properties fo:background-color="#80FFFF"/>
    </style:style>
    <style:style style:name="P2943" style:parent-style-name="Normalny" style:family="paragraph">
      <style:paragraph-properties fo:text-align="justify" fo:line-height="150%" fo:text-indent="0.2479in"/>
    </style:style>
    <style:style style:name="P2944" style:parent-style-name="Normalny" style:family="paragraph">
      <style:paragraph-properties fo:text-align="justify" fo:line-height="150%"/>
    </style:style>
    <style:style style:name="T2945" style:parent-style-name="Domyślnaczcionkaakapitu" style:family="text">
      <style:text-properties style:text-underline-type="single" style:text-underline-style="solid" style:text-underline-width="auto" style:text-underline-mode="continuous"/>
    </style:style>
    <style:style style:name="T2946" style:parent-style-name="Domyślnaczcionkaakapitu" style:family="text">
      <style:text-properties fo:background-color="#80FFFF" style:text-underline-type="single" style:text-underline-style="solid" style:text-underline-width="auto" style:text-underline-mode="continuous"/>
    </style:style>
    <style:style style:name="T2947" style:parent-style-name="Domyślnaczcionkaakapitu" style:family="text">
      <style:text-properties style:text-underline-type="single" style:text-underline-style="solid" style:text-underline-width="auto" style:text-underline-mode="continuous"/>
    </style:style>
    <style:style style:name="T2948" style:parent-style-name="Domyślnaczcionkaakapitu" style:family="text">
      <style:text-properties fo:background-color="#80FFFF" style:text-underline-type="single" style:text-underline-style="solid" style:text-underline-width="auto" style:text-underline-mode="continuous"/>
    </style:style>
    <style:style style:name="T2949" style:parent-style-name="Domyślnaczcionkaakapitu" style:family="text">
      <style:text-properties style:text-underline-type="single" style:text-underline-style="solid" style:text-underline-width="auto" style:text-underline-mode="continuous"/>
    </style:style>
    <style:style style:name="T2950" style:parent-style-name="Domyślnaczcionkaakapitu" style:family="text">
      <style:text-properties fo:background-color="#80FFFF"/>
    </style:style>
    <style:style style:name="P2951" style:parent-style-name="Normalny" style:family="paragraph">
      <style:paragraph-properties fo:text-align="justify" fo:line-height="150%" fo:text-indent="0.2479in"/>
    </style:style>
    <style:style style:name="T2952" style:parent-style-name="Domyślnaczcionkaakapitu" style:family="text">
      <style:text-properties fo:background-color="#80FFFF"/>
    </style:style>
    <style:style style:name="T2953" style:parent-style-name="Domyślnaczcionkaakapitu" style:family="text">
      <style:text-properties fo:background-color="#80FFFF"/>
    </style:style>
    <style:style style:name="T2954" style:parent-style-name="Domyślnaczcionkaakapitu" style:family="text">
      <style:text-properties fo:background-color="#80FFFF"/>
    </style:style>
    <style:style style:name="P2955" style:parent-style-name="Normalny" style:family="paragraph">
      <style:paragraph-properties fo:text-align="justify" fo:line-height="150%"/>
    </style:style>
    <style:style style:name="T2956" style:parent-style-name="Domyślnaczcionkaakapitu" style:family="text">
      <style:text-properties style:text-underline-type="single" style:text-underline-style="solid" style:text-underline-width="auto" style:text-underline-mode="continuous"/>
    </style:style>
    <style:style style:name="T2957" style:parent-style-name="Domyślnaczcionkaakapitu" style:family="text">
      <style:text-properties fo:background-color="#80FFFF"/>
    </style:style>
    <style:style style:name="P2958" style:parent-style-name="Normalny" style:family="paragraph">
      <style:paragraph-properties fo:text-align="justify" fo:line-height="150%" fo:text-indent="0.2479in"/>
    </style:style>
    <style:style style:name="P2959" style:parent-style-name="Normalny" style:family="paragraph">
      <style:paragraph-properties fo:text-align="justify" fo:line-height="150%"/>
    </style:style>
    <style:style style:name="T2960" style:parent-style-name="Domyślnaczcionkaakapitu" style:family="text">
      <style:text-properties style:text-underline-type="single" style:text-underline-style="solid" style:text-underline-width="auto" style:text-underline-mode="continuous"/>
    </style:style>
    <style:style style:name="T2961" style:parent-style-name="Domyślnaczcionkaakapitu" style:family="text">
      <style:text-properties fo:background-color="#80FFFF" style:text-underline-type="single" style:text-underline-style="solid" style:text-underline-width="auto" style:text-underline-mode="continuous"/>
    </style:style>
    <style:style style:name="T2962" style:parent-style-name="Domyślnaczcionkaakapitu" style:family="text">
      <style:text-properties fo:background-color="#80FFFF"/>
    </style:style>
    <style:style style:name="P2963" style:parent-style-name="Normalny" style:family="paragraph">
      <style:paragraph-properties fo:text-align="justify" fo:line-height="150%" fo:text-indent="0.2479in"/>
    </style:style>
    <style:style style:name="P2964" style:parent-style-name="Normalny" style:family="paragraph">
      <style:paragraph-properties fo:text-align="justify" fo:line-height="150%"/>
    </style:style>
    <style:style style:name="T2965" style:parent-style-name="Domyślnaczcionkaakapitu" style:family="text">
      <style:text-properties style:text-underline-type="single" style:text-underline-style="solid" style:text-underline-width="auto" style:text-underline-mode="continuous"/>
    </style:style>
    <style:style style:name="T2966" style:parent-style-name="Domyślnaczcionkaakapitu" style:family="text">
      <style:text-properties fo:background-color="#80FFFF" style:text-underline-type="single" style:text-underline-style="solid" style:text-underline-width="auto" style:text-underline-mode="continuous"/>
    </style:style>
    <style:style style:name="P2967" style:parent-style-name="Normalny" style:family="paragraph">
      <style:paragraph-properties fo:text-align="justify" fo:line-height="150%" fo:text-indent="0.2479in"/>
    </style:style>
    <style:style style:name="P2968" style:parent-style-name="Normalny" style:family="paragraph">
      <style:paragraph-properties fo:text-align="justify" fo:line-height="150%"/>
    </style:style>
    <style:style style:name="T2969" style:parent-style-name="Domyślnaczcionkaakapitu" style:family="text">
      <style:text-properties style:text-underline-type="single" style:text-underline-style="solid" style:text-underline-width="auto" style:text-underline-mode="continuous"/>
    </style:style>
    <style:style style:name="T2970" style:parent-style-name="Domyślnaczcionkaakapitu" style:family="text">
      <style:text-properties fo:background-color="#80FFFF"/>
    </style:style>
    <style:style style:name="P2971" style:parent-style-name="Normalny" style:family="paragraph">
      <style:paragraph-properties fo:text-align="justify" fo:line-height="150%" fo:text-indent="0.2479in"/>
    </style:style>
    <style:style style:name="P2972" style:parent-style-name="Normalny" style:family="paragraph">
      <style:paragraph-properties fo:text-align="justify" fo:line-height="150%"/>
    </style:style>
    <style:style style:name="P2973" style:parent-style-name="Normalny" style:family="paragraph">
      <style:paragraph-properties fo:text-align="justify" fo:line-height="150%"/>
    </style:style>
    <style:style style:name="T2974" style:parent-style-name="Domyślnaczcionkaakapitu" style:family="text">
      <style:text-properties fo:background-color="#80FFFF"/>
    </style:style>
    <style:style style:name="P2975" style:parent-style-name="Normalny" style:family="paragraph">
      <style:paragraph-properties fo:text-align="justify" fo:line-height="150%"/>
    </style:style>
    <style:style style:name="P2976" style:parent-style-name="Normalny" style:family="paragraph">
      <style:paragraph-properties fo:text-align="justify" fo:line-height="150%"/>
    </style:style>
    <style:style style:name="P2977" style:parent-style-name="Normalny" style:family="paragraph">
      <style:paragraph-properties fo:text-align="justify" fo:line-height="150%"/>
    </style:style>
    <style:style style:name="P2978" style:parent-style-name="Normalny" style:family="paragraph">
      <style:paragraph-properties fo:text-align="justify" fo:line-height="150%"/>
    </style:style>
    <style:style style:name="T2979" style:parent-style-name="Domyślnaczcionkaakapitu" style:family="text">
      <style:text-properties style:text-underline-type="single" style:text-underline-style="solid" style:text-underline-width="auto" style:text-underline-mode="continuous"/>
    </style:style>
    <style:style style:name="T2980" style:parent-style-name="Domyślnaczcionkaakapitu" style:family="text">
      <style:text-properties style:text-underline-type="single" style:text-underline-style="solid" style:text-underline-width="auto" style:text-underline-mode="continuous"/>
    </style:style>
    <style:style style:name="P2981" style:parent-style-name="Normalny" style:family="paragraph">
      <style:paragraph-properties fo:text-align="justify" fo:line-height="150%"/>
    </style:style>
    <style:style style:name="T2982" style:parent-style-name="Domyślnaczcionkaakapitu" style:family="text">
      <style:text-properties style:text-underline-type="single" style:text-underline-style="solid" style:text-underline-width="auto" style:text-underline-mode="continuous"/>
    </style:style>
    <style:style style:name="T2983" style:parent-style-name="Domyślnaczcionkaakapitu" style:family="text">
      <style:text-properties fo:background-color="#80FFFF" style:text-underline-type="single" style:text-underline-style="solid" style:text-underline-width="auto" style:text-underline-mode="continuous"/>
    </style:style>
    <style:style style:name="T2984" style:parent-style-name="Domyślnaczcionkaakapitu" style:family="text">
      <style:text-properties fo:background-color="#80FFFF"/>
    </style:style>
    <style:style style:name="P2985" style:parent-style-name="Normalny" style:family="paragraph">
      <style:paragraph-properties fo:text-align="justify" fo:line-height="150%" fo:text-indent="0.2479in"/>
    </style:style>
    <style:style style:name="T2986" style:parent-style-name="Domyślnaczcionkaakapitu" style:family="text">
      <style:text-properties fo:background-color="#80FFFF"/>
    </style:style>
    <style:style style:name="P2987" style:parent-style-name="Normalny" style:family="paragraph">
      <style:paragraph-properties fo:text-align="justify" fo:line-height="150%" fo:text-indent="0.2479in"/>
    </style:style>
    <style:style style:name="T2988" style:parent-style-name="Domyślnaczcionkaakapitu" style:family="text">
      <style:text-properties fo:background-color="#80FFFF"/>
    </style:style>
    <style:style style:name="T2989" style:parent-style-name="Domyślnaczcionkaakapitu" style:family="text">
      <style:text-properties fo:background-color="#80FFFF"/>
    </style:style>
    <style:style style:name="T2990" style:parent-style-name="Domyślnaczcionkaakapitu" style:family="text">
      <style:text-properties fo:background-color="#80FFFF"/>
    </style:style>
    <style:style style:name="P2991" style:parent-style-name="Normalny" style:family="paragraph">
      <style:paragraph-properties fo:text-align="justify" fo:line-height="150%" fo:text-indent="0.2479in">
        <style:tab-stops>
          <style:tab-stop style:type="left" style:position="3.5381in"/>
        </style:tab-stops>
      </style:paragraph-properties>
    </style:style>
    <style:style style:name="P2992" style:parent-style-name="Normalny" style:family="paragraph">
      <style:paragraph-properties fo:text-align="justify" fo:line-height="150%" fo:text-indent="0.2479in"/>
    </style:style>
    <style:style style:name="T2993" style:parent-style-name="Domyślnaczcionkaakapitu" style:family="text">
      <style:text-properties fo:background-color="#80FFFF"/>
    </style:style>
    <style:style style:name="T2994" style:parent-style-name="Domyślnaczcionkaakapitu" style:family="text">
      <style:text-properties fo:background-color="#80FFFF"/>
    </style:style>
    <style:style style:name="T2995" style:parent-style-name="Domyślnaczcionkaakapitu" style:family="text">
      <style:text-properties fo:background-color="#80FFFF"/>
    </style:style>
    <style:style style:name="T2996" style:parent-style-name="Domyślnaczcionkaakapitu" style:family="text">
      <style:text-properties fo:background-color="#80FFFF"/>
    </style:style>
    <style:style style:name="T2997" style:parent-style-name="Domyślnaczcionkaakapitu" style:family="text">
      <style:text-properties fo:background-color="#80FFFF"/>
    </style:style>
    <style:style style:name="T2998" style:parent-style-name="Domyślnaczcionkaakapitu" style:family="text">
      <style:text-properties fo:background-color="#80FFFF"/>
    </style:style>
    <style:style style:name="T2999" style:parent-style-name="Domyślnaczcionkaakapitu" style:family="text">
      <style:text-properties fo:background-color="#80FFFF"/>
    </style:style>
    <style:style style:name="T3000" style:parent-style-name="Domyślnaczcionkaakapitu" style:family="text">
      <style:text-properties fo:background-color="#80FFFF"/>
    </style:style>
    <style:style style:name="T3001" style:parent-style-name="Domyślnaczcionkaakapitu" style:family="text">
      <style:text-properties fo:background-color="#80FFFF"/>
    </style:style>
    <style:style style:name="T3002" style:parent-style-name="Domyślnaczcionkaakapitu" style:family="text">
      <style:text-properties fo:background-color="#80FFFF"/>
    </style:style>
    <style:style style:name="T3003" style:parent-style-name="Domyślnaczcionkaakapitu" style:family="text">
      <style:text-properties fo:background-color="#80FFFF"/>
    </style:style>
    <style:style style:name="T3004" style:parent-style-name="Domyślnaczcionkaakapitu" style:family="text">
      <style:text-properties fo:background-color="#80FFFF"/>
    </style:style>
    <style:style style:name="T3005" style:parent-style-name="Domyślnaczcionkaakapitu" style:family="text">
      <style:text-properties fo:background-color="#80FFFF"/>
    </style:style>
    <style:style style:name="T3006" style:parent-style-name="Domyślnaczcionkaakapitu" style:family="text">
      <style:text-properties fo:background-color="#80FFFF"/>
    </style:style>
    <style:style style:name="P3007" style:parent-style-name="Normalny" style:family="paragraph">
      <style:paragraph-properties fo:text-align="justify" fo:line-height="150%" fo:text-indent="0.2479in"/>
    </style:style>
    <style:style style:name="P3008" style:parent-style-name="Normalny" style:family="paragraph">
      <style:paragraph-properties fo:text-align="justify" fo:line-height="150%" fo:text-indent="0.2479in"/>
    </style:style>
    <style:style style:name="T3009" style:parent-style-name="Domyślnaczcionkaakapitu" style:family="text">
      <style:text-properties fo:background-color="#80FFFF"/>
    </style:style>
    <style:style style:name="T3010" style:parent-style-name="Domyślnaczcionkaakapitu" style:family="text">
      <style:text-properties fo:background-color="#80FFFF"/>
    </style:style>
    <style:style style:name="P3011" style:parent-style-name="Normalny" style:family="paragraph">
      <style:paragraph-properties fo:text-align="justify" fo:line-height="150%" fo:text-indent="0.2479in"/>
    </style:style>
    <style:style style:name="T3012" style:parent-style-name="Domyślnaczcionkaakapitu" style:family="text">
      <style:text-properties fo:background-color="#80FFFF"/>
    </style:style>
    <style:style style:name="P3013" style:parent-style-name="Normalny" style:family="paragraph">
      <style:paragraph-properties fo:text-align="justify" fo:line-height="150%" fo:text-indent="0.2479in"/>
    </style:style>
    <style:style style:name="P3014" style:parent-style-name="Normalny" style:family="paragraph">
      <style:paragraph-properties fo:text-align="justify" fo:line-height="150%" fo:text-indent="0.2479in"/>
    </style:style>
    <style:style style:name="P3015" style:parent-style-name="Normalny" style:family="paragraph">
      <style:paragraph-properties fo:text-align="justify" fo:line-height="150%"/>
    </style:style>
    <style:style style:name="T3016" style:parent-style-name="Domyślnaczcionkaakapitu" style:family="text">
      <style:text-properties style:text-underline-type="single" style:text-underline-style="solid" style:text-underline-width="auto" style:text-underline-mode="continuous"/>
    </style:style>
    <style:style style:name="T3017" style:parent-style-name="Domyślnaczcionkaakapitu" style:family="text">
      <style:text-properties fo:background-color="#80FFFF"/>
    </style:style>
    <style:style style:name="P3018" style:parent-style-name="Normalny" style:family="paragraph">
      <style:paragraph-properties fo:text-align="justify" fo:line-height="150%" fo:text-indent="0.2479in"/>
    </style:style>
    <style:style style:name="T3019" style:parent-style-name="Domyślnaczcionkaakapitu" style:family="text">
      <style:text-properties fo:background-color="#80FFFF"/>
    </style:style>
    <style:style style:name="T3020" style:parent-style-name="Domyślnaczcionkaakapitu" style:family="text">
      <style:text-properties fo:background-color="#80FFFF"/>
    </style:style>
    <style:style style:name="T3021" style:parent-style-name="Domyślnaczcionkaakapitu" style:family="text">
      <style:text-properties fo:background-color="#80FFFF"/>
    </style:style>
    <style:style style:name="P3022" style:parent-style-name="Normalny" style:family="paragraph">
      <style:paragraph-properties fo:text-align="justify" fo:line-height="150%"/>
    </style:style>
    <style:style style:name="T3023" style:parent-style-name="Domyślnaczcionkaakapitu" style:family="text">
      <style:text-properties fo:background-color="#80FFFF" style:text-underline-type="single" style:text-underline-style="solid" style:text-underline-width="auto" style:text-underline-mode="continuous"/>
    </style:style>
    <style:style style:name="T3024" style:parent-style-name="Domyślnaczcionkaakapitu" style:family="text">
      <style:text-properties style:text-underline-type="single" style:text-underline-style="solid" style:text-underline-width="auto" style:text-underline-mode="continuous"/>
    </style:style>
    <style:style style:name="T3025" style:parent-style-name="Domyślnaczcionkaakapitu" style:family="text">
      <style:text-properties fo:background-color="#80FFFF"/>
    </style:style>
    <style:style style:name="P3026" style:parent-style-name="Normalny" style:family="paragraph">
      <style:paragraph-properties fo:text-align="justify" fo:line-height="150%" fo:text-indent="0.2479in"/>
    </style:style>
    <style:style style:name="P3027" style:parent-style-name="Normalny" style:family="paragraph">
      <style:paragraph-properties fo:text-align="justify" fo:line-height="150%"/>
    </style:style>
    <style:style style:name="T3028" style:parent-style-name="Domyślnaczcionkaakapitu" style:family="text">
      <style:text-properties style:text-underline-type="single" style:text-underline-style="solid" style:text-underline-width="auto" style:text-underline-mode="continuous"/>
    </style:style>
    <style:style style:name="T3029" style:parent-style-name="Domyślnaczcionkaakapitu" style:family="text">
      <style:text-properties fo:background-color="#80FFFF"/>
    </style:style>
    <style:style style:name="P3030" style:parent-style-name="Normalny" style:family="paragraph">
      <style:paragraph-properties fo:text-align="justify" fo:line-height="150%" fo:text-indent="0.2479in"/>
    </style:style>
    <style:style style:name="P3031" style:parent-style-name="Normalny" style:family="paragraph">
      <style:paragraph-properties fo:text-align="justify" fo:line-height="150%"/>
    </style:style>
    <style:style style:name="T3032" style:parent-style-name="Domyślnaczcionkaakapitu" style:family="text">
      <style:text-properties style:text-underline-type="single" style:text-underline-style="solid" style:text-underline-width="auto" style:text-underline-mode="continuous"/>
    </style:style>
    <style:style style:name="T3033" style:parent-style-name="Domyślnaczcionkaakapitu" style:family="text">
      <style:text-properties fo:background-color="#80FFFF" style:text-underline-type="single" style:text-underline-style="solid" style:text-underline-width="auto" style:text-underline-mode="continuous"/>
    </style:style>
    <style:style style:name="T3034" style:parent-style-name="Domyślnaczcionkaakapitu" style:family="text">
      <style:text-properties fo:background-color="#80FFFF"/>
    </style:style>
    <style:style style:name="P3035" style:parent-style-name="Normalny" style:family="paragraph">
      <style:paragraph-properties fo:text-align="justify" fo:line-height="150%" fo:text-indent="0.2479in"/>
    </style:style>
    <style:style style:name="P3036" style:parent-style-name="Normalny" style:family="paragraph">
      <style:paragraph-properties fo:text-align="justify" fo:line-height="150%"/>
    </style:style>
    <style:style style:name="T3037" style:parent-style-name="Domyślnaczcionkaakapitu" style:family="text">
      <style:text-properties style:text-underline-type="single" style:text-underline-style="solid" style:text-underline-width="auto" style:text-underline-mode="continuous"/>
    </style:style>
    <style:style style:name="T3038" style:parent-style-name="Domyślnaczcionkaakapitu" style:family="text">
      <style:text-properties fo:background-color="#80FFFF"/>
    </style:style>
    <style:style style:name="P3039" style:parent-style-name="Normalny" style:family="paragraph">
      <style:paragraph-properties fo:text-align="justify" fo:line-height="150%" fo:text-indent="0.2479in"/>
    </style:style>
    <style:style style:name="P3040" style:parent-style-name="Normalny" style:family="paragraph">
      <style:paragraph-properties fo:text-align="justify" fo:line-height="150%"/>
    </style:style>
    <style:style style:name="T3041" style:parent-style-name="Domyślnaczcionkaakapitu" style:family="text">
      <style:text-properties style:text-underline-type="single" style:text-underline-style="solid" style:text-underline-width="auto" style:text-underline-mode="continuous"/>
    </style:style>
    <style:style style:name="T3042" style:parent-style-name="Domyślnaczcionkaakapitu" style:family="text">
      <style:text-properties fo:background-color="#80FFFF"/>
    </style:style>
    <style:style style:name="P3043" style:parent-style-name="Normalny" style:family="paragraph">
      <style:paragraph-properties fo:text-align="justify" fo:line-height="150%" fo:text-indent="0.2479in"/>
    </style:style>
    <style:style style:name="T3044" style:parent-style-name="Domyślnaczcionkaakapitu" style:family="text">
      <style:text-properties fo:background-color="#80FFFF"/>
    </style:style>
    <style:style style:name="P3045" style:parent-style-name="Normalny" style:family="paragraph">
      <style:paragraph-properties fo:text-align="justify" fo:line-height="150%"/>
    </style:style>
    <style:style style:name="T3046" style:parent-style-name="Domyślnaczcionkaakapitu" style:family="text">
      <style:text-properties style:text-underline-type="single" style:text-underline-style="solid" style:text-underline-width="auto" style:text-underline-mode="continuous"/>
    </style:style>
    <style:style style:name="T3047" style:parent-style-name="Domyślnaczcionkaakapitu" style:family="text">
      <style:text-properties fo:background-color="#80FFFF"/>
    </style:style>
    <style:style style:name="P3048" style:parent-style-name="Normalny" style:family="paragraph">
      <style:paragraph-properties fo:text-align="justify" fo:line-height="150%" fo:text-indent="0.2479in"/>
    </style:style>
    <style:style style:name="T3049" style:parent-style-name="Domyślnaczcionkaakapitu" style:family="text">
      <style:text-properties fo:background-color="#80FFFF"/>
    </style:style>
    <style:style style:name="P3050" style:parent-style-name="Normalny" style:family="paragraph">
      <style:paragraph-properties fo:text-align="justify" fo:line-height="150%"/>
    </style:style>
    <style:style style:name="T3051" style:parent-style-name="Domyślnaczcionkaakapitu" style:family="text">
      <style:text-properties style:text-underline-type="single" style:text-underline-style="solid" style:text-underline-width="auto" style:text-underline-mode="continuous"/>
    </style:style>
    <style:style style:name="T3052" style:parent-style-name="Domyślnaczcionkaakapitu" style:family="text">
      <style:text-properties fo:background-color="#80FFFF"/>
    </style:style>
    <style:style style:name="P3053" style:parent-style-name="Normalny" style:family="paragraph">
      <style:paragraph-properties fo:text-align="justify" fo:line-height="150%" fo:text-indent="0.2479in"/>
    </style:style>
    <style:style style:name="T3054" style:parent-style-name="Domyślnaczcionkaakapitu" style:family="text">
      <style:text-properties fo:background-color="#80FFFF"/>
    </style:style>
    <style:style style:name="P3055" style:parent-style-name="Normalny" style:family="paragraph">
      <style:paragraph-properties fo:text-align="justify" fo:line-height="150%"/>
    </style:style>
    <style:style style:name="T3056" style:parent-style-name="Domyślnaczcionkaakapitu" style:family="text">
      <style:text-properties style:text-underline-type="single" style:text-underline-style="solid" style:text-underline-width="auto" style:text-underline-mode="continuous"/>
    </style:style>
    <style:style style:name="T3057" style:parent-style-name="Domyślnaczcionkaakapitu" style:family="text">
      <style:text-properties fo:background-color="#80FFFF" style:text-underline-type="single" style:text-underline-style="solid" style:text-underline-width="auto" style:text-underline-mode="continuous"/>
    </style:style>
    <style:style style:name="T3058" style:parent-style-name="Domyślnaczcionkaakapitu" style:family="text">
      <style:text-properties style:text-underline-type="single" style:text-underline-style="solid" style:text-underline-width="auto" style:text-underline-mode="continuous"/>
    </style:style>
    <style:style style:name="T3059" style:parent-style-name="Domyślnaczcionkaakapitu" style:family="text">
      <style:text-properties fo:background-color="#80FFFF"/>
    </style:style>
    <style:style style:name="P3060" style:parent-style-name="Normalny" style:family="paragraph">
      <style:paragraph-properties fo:text-align="justify" fo:line-height="150%" fo:text-indent="0.2479in"/>
    </style:style>
    <style:style style:name="T3061" style:parent-style-name="Domyślnaczcionkaakapitu" style:family="text">
      <style:text-properties fo:background-color="#80FFFF"/>
    </style:style>
    <style:style style:name="T3062" style:parent-style-name="Domyślnaczcionkaakapitu" style:family="text">
      <style:text-properties fo:background-color="#80FFFF"/>
    </style:style>
    <style:style style:name="T3063" style:parent-style-name="Domyślnaczcionkaakapitu" style:family="text">
      <style:text-properties fo:background-color="#80FFFF"/>
    </style:style>
    <style:style style:name="P3064" style:parent-style-name="Normalny" style:family="paragraph">
      <style:paragraph-properties fo:text-align="justify" fo:line-height="150%"/>
    </style:style>
    <style:style style:name="T3065" style:parent-style-name="Domyślnaczcionkaakapitu" style:family="text">
      <style:text-properties style:text-underline-type="single" style:text-underline-style="solid" style:text-underline-width="auto" style:text-underline-mode="continuous"/>
    </style:style>
    <style:style style:name="T3066" style:parent-style-name="Domyślnaczcionkaakapitu" style:family="text">
      <style:text-properties fo:background-color="#80FFFF" style:text-underline-type="single" style:text-underline-style="solid" style:text-underline-width="auto" style:text-underline-mode="continuous"/>
    </style:style>
    <style:style style:name="T3067" style:parent-style-name="Domyślnaczcionkaakapitu" style:family="text">
      <style:text-properties fo:background-color="#80FFFF"/>
    </style:style>
    <style:style style:name="P3068" style:parent-style-name="Normalny" style:family="paragraph">
      <style:paragraph-properties fo:text-align="justify" fo:line-height="150%" fo:text-indent="0.2479in"/>
    </style:style>
    <style:style style:name="P3069" style:parent-style-name="Normalny" style:family="paragraph">
      <style:paragraph-properties fo:text-align="justify" fo:line-height="150%"/>
    </style:style>
    <style:style style:name="T3070" style:parent-style-name="Domyślnaczcionkaakapitu" style:family="text">
      <style:text-properties style:text-underline-type="single" style:text-underline-style="solid" style:text-underline-width="auto" style:text-underline-mode="continuous"/>
    </style:style>
    <style:style style:name="T3071" style:parent-style-name="Domyślnaczcionkaakapitu" style:family="text">
      <style:text-properties fo:background-color="#80FFFF"/>
    </style:style>
    <style:style style:name="P3072" style:parent-style-name="Normalny" style:family="paragraph">
      <style:paragraph-properties fo:text-align="justify" fo:line-height="150%" fo:text-indent="0.2479in"/>
    </style:style>
    <style:style style:name="P3073" style:parent-style-name="Normalny" style:family="paragraph">
      <style:paragraph-properties fo:text-align="justify" fo:line-height="150%"/>
    </style:style>
    <style:style style:name="T3074" style:parent-style-name="Domyślnaczcionkaakapitu" style:family="text">
      <style:text-properties style:text-underline-type="single" style:text-underline-style="solid" style:text-underline-width="auto" style:text-underline-mode="continuous"/>
    </style:style>
    <style:style style:name="T3075" style:parent-style-name="Domyślnaczcionkaakapitu" style:family="text">
      <style:text-properties fo:background-color="#80FFFF"/>
    </style:style>
    <style:style style:name="P3076" style:parent-style-name="Normalny" style:family="paragraph">
      <style:paragraph-properties fo:text-align="justify" fo:line-height="150%" fo:text-indent="0.2479in"/>
    </style:style>
    <style:style style:name="P3077" style:parent-style-name="Normalny" style:family="paragraph">
      <style:paragraph-properties fo:text-align="justify" fo:line-height="150%"/>
    </style:style>
    <style:style style:name="T3078" style:parent-style-name="Domyślnaczcionkaakapitu" style:family="text">
      <style:text-properties style:text-underline-type="single" style:text-underline-style="solid" style:text-underline-width="auto" style:text-underline-mode="continuous"/>
    </style:style>
    <style:style style:name="P3079" style:parent-style-name="Normalny" style:family="paragraph">
      <style:paragraph-properties fo:text-align="justify" fo:line-height="150%" fo:text-indent="0.2479in"/>
    </style:style>
    <style:style style:name="T3080" style:parent-style-name="Domyślnaczcionkaakapitu" style:family="text">
      <style:text-properties fo:background-color="#80FFFF"/>
    </style:style>
    <style:style style:name="P3081" style:parent-style-name="Normalny" style:family="paragraph">
      <style:paragraph-properties fo:text-align="justify" fo:line-height="150%"/>
    </style:style>
    <style:style style:name="T3082" style:parent-style-name="Domyślnaczcionkaakapitu" style:family="text">
      <style:text-properties style:text-underline-type="single" style:text-underline-style="solid" style:text-underline-width="auto" style:text-underline-mode="continuous"/>
    </style:style>
    <style:style style:name="T3083" style:parent-style-name="Domyślnaczcionkaakapitu" style:family="text">
      <style:text-properties fo:background-color="#80FFFF" style:text-underline-type="single" style:text-underline-style="solid" style:text-underline-width="auto" style:text-underline-mode="continuous"/>
    </style:style>
    <style:style style:name="T3084" style:parent-style-name="Domyślnaczcionkaakapitu" style:family="text">
      <style:text-properties style:text-underline-type="single" style:text-underline-style="solid" style:text-underline-width="auto" style:text-underline-mode="continuous"/>
    </style:style>
    <style:style style:name="T3085" style:parent-style-name="Domyślnaczcionkaakapitu" style:family="text">
      <style:text-properties fo:background-color="#80FFFF" style:text-underline-type="single" style:text-underline-style="solid" style:text-underline-width="auto" style:text-underline-mode="continuous"/>
    </style:style>
    <style:style style:name="T3086" style:parent-style-name="Domyślnaczcionkaakapitu" style:family="text">
      <style:text-properties style:text-underline-type="single" style:text-underline-style="solid" style:text-underline-width="auto" style:text-underline-mode="continuous"/>
    </style:style>
    <style:style style:name="T3087" style:parent-style-name="Domyślnaczcionkaakapitu" style:family="text">
      <style:text-properties fo:background-color="#80FFFF" style:text-underline-type="single" style:text-underline-style="solid" style:text-underline-width="auto" style:text-underline-mode="continuous"/>
    </style:style>
    <style:style style:name="T3088" style:parent-style-name="Domyślnaczcionkaakapitu" style:family="text">
      <style:text-properties fo:background-color="#80FFFF"/>
    </style:style>
    <style:style style:name="P3089" style:parent-style-name="Normalny" style:family="paragraph">
      <style:paragraph-properties fo:text-align="justify" fo:line-height="150%" fo:text-indent="0.2479in"/>
    </style:style>
    <style:style style:name="P3090" style:parent-style-name="Normalny" style:family="paragraph">
      <style:paragraph-properties fo:text-align="justify" fo:line-height="150%"/>
    </style:style>
    <style:style style:name="T3091" style:parent-style-name="Domyślnaczcionkaakapitu" style:family="text">
      <style:text-properties fo:background-color="#80FFFF" style:text-underline-type="single" style:text-underline-style="solid" style:text-underline-width="auto" style:text-underline-mode="continuous"/>
    </style:style>
    <style:style style:name="T3092" style:parent-style-name="Domyślnaczcionkaakapitu" style:family="text">
      <style:text-properties style:text-underline-type="single" style:text-underline-style="solid" style:text-underline-width="auto" style:text-underline-mode="continuous"/>
    </style:style>
    <style:style style:name="T3093" style:parent-style-name="Domyślnaczcionkaakapitu" style:family="text">
      <style:text-properties fo:background-color="#80FFFF" style:text-underline-type="single" style:text-underline-style="solid" style:text-underline-width="auto" style:text-underline-mode="continuous"/>
    </style:style>
    <style:style style:name="T3094" style:parent-style-name="Domyślnaczcionkaakapitu" style:family="text">
      <style:text-properties fo:background-color="#80FFFF"/>
    </style:style>
    <style:style style:name="P3095" style:parent-style-name="Normalny" style:family="paragraph">
      <style:paragraph-properties fo:text-align="justify" fo:line-height="150%" fo:text-indent="0.2479in"/>
    </style:style>
    <style:style style:name="T3096" style:parent-style-name="Domyślnaczcionkaakapitu" style:family="text">
      <style:text-properties fo:background-color="#80FFFF"/>
    </style:style>
    <style:style style:name="P3097" style:parent-style-name="Normalny" style:family="paragraph">
      <style:paragraph-properties fo:text-align="justify" fo:line-height="150%"/>
    </style:style>
    <style:style style:name="T3098" style:parent-style-name="Domyślnaczcionkaakapitu" style:family="text">
      <style:text-properties style:text-underline-type="single" style:text-underline-style="solid" style:text-underline-width="auto" style:text-underline-mode="continuous"/>
    </style:style>
    <style:style style:name="T3099" style:parent-style-name="Domyślnaczcionkaakapitu" style:family="text">
      <style:text-properties fo:background-color="#80FFFF" style:text-underline-type="single" style:text-underline-style="solid" style:text-underline-width="auto" style:text-underline-mode="continuous"/>
    </style:style>
    <style:style style:name="T3100" style:parent-style-name="Domyślnaczcionkaakapitu" style:family="text">
      <style:text-properties style:text-underline-type="single" style:text-underline-style="solid" style:text-underline-width="auto" style:text-underline-mode="continuous"/>
    </style:style>
    <style:style style:name="T3101" style:parent-style-name="Domyślnaczcionkaakapitu" style:family="text">
      <style:text-properties fo:background-color="#80FFFF" style:text-underline-type="single" style:text-underline-style="solid" style:text-underline-width="auto" style:text-underline-mode="continuous"/>
    </style:style>
    <style:style style:name="T3102" style:parent-style-name="Domyślnaczcionkaakapitu" style:family="text">
      <style:text-properties fo:background-color="#80FFFF"/>
    </style:style>
    <style:style style:name="P3103" style:parent-style-name="Normalny" style:family="paragraph">
      <style:paragraph-properties fo:text-align="justify" fo:line-height="150%" fo:text-indent="0.2479in"/>
    </style:style>
    <style:style style:name="P3104" style:parent-style-name="Normalny" style:family="paragraph">
      <style:paragraph-properties fo:text-align="justify" fo:line-height="150%"/>
    </style:style>
    <style:style style:name="T3105" style:parent-style-name="Domyślnaczcionkaakapitu" style:family="text">
      <style:text-properties style:text-underline-type="single" style:text-underline-style="solid" style:text-underline-width="auto" style:text-underline-mode="continuous"/>
    </style:style>
    <style:style style:name="T3106" style:parent-style-name="Domyślnaczcionkaakapitu" style:family="text">
      <style:text-properties fo:background-color="#80FFFF"/>
    </style:style>
    <style:style style:name="P3107" style:parent-style-name="Normalny" style:family="paragraph">
      <style:paragraph-properties fo:text-align="justify" fo:line-height="150%" fo:text-indent="0.2479in"/>
    </style:style>
    <style:style style:name="P3108" style:parent-style-name="Normalny" style:family="paragraph">
      <style:paragraph-properties fo:text-align="justify" fo:line-height="150%"/>
    </style:style>
    <style:style style:name="T3109" style:parent-style-name="Domyślnaczcionkaakapitu" style:family="text">
      <style:text-properties style:text-underline-type="single" style:text-underline-style="solid" style:text-underline-width="auto" style:text-underline-mode="continuous"/>
    </style:style>
    <style:style style:name="P3110" style:parent-style-name="Normalny" style:family="paragraph">
      <style:paragraph-properties fo:text-align="justify" fo:line-height="150%" fo:text-indent="0.2479in"/>
    </style:style>
    <style:style style:name="P3111" style:parent-style-name="Normalny" style:family="paragraph">
      <style:paragraph-properties fo:text-align="justify" fo:line-height="150%"/>
    </style:style>
    <style:style style:name="T3112" style:parent-style-name="Domyślnaczcionkaakapitu" style:family="text">
      <style:text-properties style:text-underline-type="single" style:text-underline-style="solid" style:text-underline-width="auto" style:text-underline-mode="continuous"/>
    </style:style>
    <style:style style:name="P3113" style:parent-style-name="Normalny" style:family="paragraph">
      <style:paragraph-properties fo:text-align="justify" fo:line-height="150%" fo:text-indent="0.2479in"/>
    </style:style>
    <style:style style:name="P3114" style:parent-style-name="Normalny" style:family="paragraph">
      <style:paragraph-properties fo:text-align="justify" fo:line-height="150%"/>
    </style:style>
    <style:style style:name="T3115" style:parent-style-name="Domyślnaczcionkaakapitu" style:family="text">
      <style:text-properties style:text-underline-type="single" style:text-underline-style="solid" style:text-underline-width="auto" style:text-underline-mode="continuous"/>
    </style:style>
    <style:style style:name="T3116" style:parent-style-name="Domyślnaczcionkaakapitu" style:family="text">
      <style:text-properties fo:background-color="#80FFFF"/>
    </style:style>
    <style:style style:name="P3117" style:parent-style-name="Normalny" style:family="paragraph">
      <style:paragraph-properties fo:text-align="justify" fo:line-height="150%" fo:text-indent="0.2479in"/>
    </style:style>
    <style:style style:name="P3118" style:parent-style-name="Normalny" style:family="paragraph">
      <style:paragraph-properties fo:text-align="justify" fo:line-height="150%"/>
    </style:style>
    <style:style style:name="T3119" style:parent-style-name="Domyślnaczcionkaakapitu" style:family="text">
      <style:text-properties style:text-underline-type="single" style:text-underline-style="solid" style:text-underline-width="auto" style:text-underline-mode="continuous"/>
    </style:style>
    <style:style style:name="T3120" style:parent-style-name="Domyślnaczcionkaakapitu" style:family="text">
      <style:text-properties fo:background-color="#80FFFF" style:text-underline-type="single" style:text-underline-style="solid" style:text-underline-width="auto" style:text-underline-mode="continuous"/>
    </style:style>
    <style:style style:name="T3121" style:parent-style-name="Domyślnaczcionkaakapitu" style:family="text">
      <style:text-properties fo:background-color="#80FFFF"/>
    </style:style>
    <style:style style:name="P3122" style:parent-style-name="Normalny" style:family="paragraph">
      <style:paragraph-properties fo:text-align="justify" fo:line-height="150%" fo:text-indent="0.2479in"/>
    </style:style>
    <style:style style:name="P3123" style:parent-style-name="Normalny" style:family="paragraph">
      <style:paragraph-properties fo:text-align="justify" fo:line-height="150%">
        <style:tab-stops>
          <style:tab-stop style:type="left" style:position="3.3423in"/>
        </style:tab-stops>
      </style:paragraph-properties>
    </style:style>
    <style:style style:name="T3124" style:parent-style-name="Domyślnaczcionkaakapitu" style:family="text">
      <style:text-properties style:text-underline-type="single" style:text-underline-style="solid" style:text-underline-width="auto" style:text-underline-mode="continuous"/>
    </style:style>
    <style:style style:name="T3125" style:parent-style-name="Domyślnaczcionkaakapitu" style:family="text">
      <style:text-properties fo:background-color="#80FFFF"/>
    </style:style>
    <style:style style:name="P3126" style:parent-style-name="Normalny" style:family="paragraph">
      <style:paragraph-properties fo:text-align="justify" fo:line-height="150%" fo:text-indent="0.2479in"/>
    </style:style>
    <style:style style:name="T3127" style:parent-style-name="Domyślnaczcionkaakapitu" style:family="text">
      <style:text-properties fo:background-color="#80FFFF"/>
    </style:style>
    <style:style style:name="T3128" style:parent-style-name="Domyślnaczcionkaakapitu" style:family="text">
      <style:text-properties fo:background-color="#80FFFF"/>
    </style:style>
    <style:style style:name="P3129" style:parent-style-name="Normalny" style:family="paragraph">
      <style:paragraph-properties fo:text-align="justify" fo:line-height="150%"/>
    </style:style>
    <style:style style:name="T3130" style:parent-style-name="Domyślnaczcionkaakapitu" style:family="text">
      <style:text-properties style:text-underline-type="single" style:text-underline-style="solid" style:text-underline-width="auto" style:text-underline-mode="continuous"/>
    </style:style>
    <style:style style:name="P3131" style:parent-style-name="Normalny" style:family="paragraph">
      <style:paragraph-properties fo:text-align="justify" fo:line-height="150%" fo:text-indent="0.2479in"/>
    </style:style>
    <style:style style:name="P3132" style:parent-style-name="Normalny" style:family="paragraph">
      <style:paragraph-properties fo:text-align="justify" fo:line-height="150%"/>
    </style:style>
    <style:style style:name="T3133" style:parent-style-name="Domyślnaczcionkaakapitu" style:family="text">
      <style:text-properties style:text-underline-type="single" style:text-underline-style="solid" style:text-underline-width="auto" style:text-underline-mode="continuous"/>
    </style:style>
    <style:style style:name="T3134" style:parent-style-name="Domyślnaczcionkaakapitu" style:family="text">
      <style:text-properties fo:background-color="#80FFFF" style:text-underline-type="single" style:text-underline-style="solid" style:text-underline-width="auto" style:text-underline-mode="continuous"/>
    </style:style>
    <style:style style:name="T3135" style:parent-style-name="Domyślnaczcionkaakapitu" style:family="text">
      <style:text-properties style:text-underline-type="single" style:text-underline-style="solid" style:text-underline-width="auto" style:text-underline-mode="continuous"/>
    </style:style>
    <style:style style:name="T3136" style:parent-style-name="Domyślnaczcionkaakapitu" style:family="text">
      <style:text-properties fo:background-color="#80FFFF" style:text-underline-type="single" style:text-underline-style="solid" style:text-underline-width="auto" style:text-underline-mode="continuous"/>
    </style:style>
    <style:style style:name="P3137" style:parent-style-name="Normalny" style:family="paragraph">
      <style:paragraph-properties fo:text-align="justify" fo:line-height="150%" fo:text-indent="0.2479in"/>
    </style:style>
    <style:style style:name="P3138" style:parent-style-name="Normalny" style:family="paragraph">
      <style:paragraph-properties fo:text-align="justify" fo:line-height="150%"/>
    </style:style>
    <style:style style:name="T3139" style:parent-style-name="Domyślnaczcionkaakapitu" style:family="text">
      <style:text-properties style:text-underline-type="single" style:text-underline-style="solid" style:text-underline-width="auto" style:text-underline-mode="continuous"/>
    </style:style>
    <style:style style:name="P3140" style:parent-style-name="Normalny" style:family="paragraph">
      <style:paragraph-properties fo:text-align="justify" fo:line-height="150%" fo:text-indent="0.2479in"/>
    </style:style>
    <style:style style:name="T3141" style:parent-style-name="Domyślnaczcionkaakapitu" style:family="text">
      <style:text-properties fo:background-color="#80FFFF"/>
    </style:style>
    <style:style style:name="P3142" style:parent-style-name="Normalny" style:family="paragraph">
      <style:paragraph-properties fo:text-align="justify" fo:line-height="150%"/>
    </style:style>
    <style:style style:name="T3143" style:parent-style-name="Domyślnaczcionkaakapitu" style:family="text">
      <style:text-properties style:text-underline-type="single" style:text-underline-style="solid" style:text-underline-width="auto" style:text-underline-mode="continuous"/>
    </style:style>
    <style:style style:name="T3144" style:parent-style-name="Domyślnaczcionkaakapitu" style:family="text">
      <style:text-properties fo:background-color="#80FFFF" style:text-underline-type="single" style:text-underline-style="solid" style:text-underline-width="auto" style:text-underline-mode="continuous"/>
    </style:style>
    <style:style style:name="T3145" style:parent-style-name="Domyślnaczcionkaakapitu" style:family="text">
      <style:text-properties style:text-underline-type="single" style:text-underline-style="solid" style:text-underline-width="auto" style:text-underline-mode="continuous"/>
    </style:style>
    <style:style style:name="T3146" style:parent-style-name="Domyślnaczcionkaakapitu" style:family="text">
      <style:text-properties fo:background-color="#80FFFF" style:text-underline-type="single" style:text-underline-style="solid" style:text-underline-width="auto" style:text-underline-mode="continuous"/>
    </style:style>
    <style:style style:name="P3147" style:parent-style-name="Normalny" style:family="paragraph">
      <style:paragraph-properties fo:text-align="justify" fo:line-height="150%" fo:text-indent="0.2479in"/>
    </style:style>
    <style:style style:name="P3148" style:parent-style-name="Normalny" style:family="paragraph">
      <style:paragraph-properties fo:text-align="justify" fo:line-height="150%" fo:text-indent="0.2479in"/>
    </style:style>
    <style:style style:name="T3149" style:parent-style-name="Domyślnaczcionkaakapitu" style:family="text">
      <style:text-properties fo:background-color="#80FFFF"/>
    </style:style>
    <style:style style:name="P3150" style:parent-style-name="Normalny" style:family="paragraph">
      <style:paragraph-properties fo:text-align="justify" fo:line-height="150%"/>
    </style:style>
    <style:style style:name="T3151" style:parent-style-name="Domyślnaczcionkaakapitu" style:family="text">
      <style:text-properties style:text-underline-type="single" style:text-underline-style="solid" style:text-underline-width="auto" style:text-underline-mode="continuous"/>
    </style:style>
    <style:style style:name="T3152" style:parent-style-name="Domyślnaczcionkaakapitu" style:family="text">
      <style:text-properties fo:background-color="#80FFFF" style:text-underline-type="single" style:text-underline-style="solid" style:text-underline-width="auto" style:text-underline-mode="continuous"/>
    </style:style>
    <style:style style:name="T3153" style:parent-style-name="Domyślnaczcionkaakapitu" style:family="text">
      <style:text-properties style:text-underline-type="single" style:text-underline-style="solid" style:text-underline-width="auto" style:text-underline-mode="continuous"/>
    </style:style>
    <style:style style:name="P3154" style:parent-style-name="Normalny" style:family="paragraph">
      <style:paragraph-properties fo:text-align="justify" fo:line-height="150%" fo:text-indent="0.2479in"/>
    </style:style>
    <style:style style:name="P3155" style:parent-style-name="Normalny" style:family="paragraph">
      <style:paragraph-properties fo:text-align="justify" fo:line-height="150%" fo:text-indent="0.2479in"/>
    </style:style>
    <style:style style:name="P3156" style:parent-style-name="Normalny" style:family="paragraph">
      <style:paragraph-properties fo:text-align="justify" fo:line-height="150%" fo:text-indent="0.2479in"/>
    </style:style>
    <style:style style:name="P3157" style:parent-style-name="Normalny" style:family="paragraph">
      <style:paragraph-properties fo:text-align="justify" fo:line-height="150%" fo:text-indent="0.2479in"/>
    </style:style>
    <style:style style:name="T3158" style:parent-style-name="Domyślnaczcionkaakapitu" style:family="text">
      <style:text-properties fo:background-color="#80FFFF"/>
    </style:style>
    <style:style style:name="T3159" style:parent-style-name="Domyślnaczcionkaakapitu" style:family="text">
      <style:text-properties fo:background-color="#80FFFF"/>
    </style:style>
    <style:style style:name="P3160" style:parent-style-name="Normalny" style:family="paragraph">
      <style:paragraph-properties fo:text-align="justify" fo:line-height="150%" fo:text-indent="0.2479in"/>
    </style:style>
    <style:style style:name="T3161" style:parent-style-name="Domyślnaczcionkaakapitu" style:family="text">
      <style:text-properties fo:background-color="#80FFFF"/>
    </style:style>
    <style:style style:name="T3162" style:parent-style-name="Domyślnaczcionkaakapitu" style:family="text">
      <style:text-properties fo:background-color="#80FFFF"/>
    </style:style>
    <style:style style:name="T3163" style:parent-style-name="Domyślnaczcionkaakapitu" style:family="text">
      <style:text-properties fo:background-color="#80FFFF"/>
    </style:style>
    <style:style style:name="P3164" style:parent-style-name="Normalny" style:family="paragraph">
      <style:paragraph-properties fo:text-align="justify" fo:line-height="150%"/>
    </style:style>
    <style:style style:name="T3165" style:parent-style-name="Domyślnaczcionkaakapitu" style:family="text">
      <style:text-properties style:text-underline-type="single" style:text-underline-style="solid" style:text-underline-width="auto" style:text-underline-mode="continuous"/>
    </style:style>
    <style:style style:name="T3166" style:parent-style-name="Domyślnaczcionkaakapitu" style:family="text">
      <style:text-properties fo:background-color="#80FFFF" style:text-underline-type="single" style:text-underline-style="solid" style:text-underline-width="auto" style:text-underline-mode="continuous"/>
    </style:style>
    <style:style style:name="T3167" style:parent-style-name="Domyślnaczcionkaakapitu" style:family="text">
      <style:text-properties fo:background-color="#80FFFF"/>
    </style:style>
    <style:style style:name="P3168" style:parent-style-name="Normalny" style:family="paragraph">
      <style:paragraph-properties fo:text-align="justify" fo:line-height="150%" fo:text-indent="0.2479in"/>
    </style:style>
    <style:style style:name="P3169" style:parent-style-name="Normalny" style:family="paragraph">
      <style:paragraph-properties fo:text-align="justify" fo:line-height="150%"/>
    </style:style>
    <style:style style:name="T3170" style:parent-style-name="Domyślnaczcionkaakapitu" style:family="text">
      <style:text-properties style:text-underline-type="single" style:text-underline-style="solid" style:text-underline-width="auto" style:text-underline-mode="continuous"/>
    </style:style>
    <style:style style:name="T3171" style:parent-style-name="Domyślnaczcionkaakapitu" style:family="text">
      <style:text-properties fo:background-color="#80FFFF"/>
    </style:style>
    <style:style style:name="P3172" style:parent-style-name="Normalny" style:family="paragraph">
      <style:paragraph-properties fo:text-align="justify" fo:line-height="150%" fo:text-indent="0.2479in"/>
    </style:style>
    <style:style style:name="T3173" style:parent-style-name="Domyślnaczcionkaakapitu" style:family="text">
      <style:text-properties fo:background-color="#80FFFF"/>
    </style:style>
    <style:style style:name="T3174" style:parent-style-name="Domyślnaczcionkaakapitu" style:family="text">
      <style:text-properties fo:background-color="#80FFFF"/>
    </style:style>
    <style:style style:name="P3175" style:parent-style-name="Normalny" style:family="paragraph">
      <style:paragraph-properties fo:text-align="justify" fo:line-height="150%"/>
    </style:style>
    <style:style style:name="T3176" style:parent-style-name="Domyślnaczcionkaakapitu" style:family="text">
      <style:text-properties style:text-underline-type="single" style:text-underline-style="solid" style:text-underline-width="auto" style:text-underline-mode="continuous"/>
    </style:style>
    <style:style style:name="T3177" style:parent-style-name="Domyślnaczcionkaakapitu" style:family="text">
      <style:text-properties fo:background-color="#80FFFF"/>
    </style:style>
    <style:style style:name="P3178" style:parent-style-name="Normalny" style:family="paragraph">
      <style:paragraph-properties fo:text-align="justify" fo:line-height="150%" fo:text-indent="0.2479in"/>
    </style:style>
    <style:style style:name="T3179" style:parent-style-name="Domyślnaczcionkaakapitu" style:family="text">
      <style:text-properties fo:background-color="#80FFFF"/>
    </style:style>
    <style:style style:name="P3180" style:parent-style-name="Normalny" style:family="paragraph">
      <style:paragraph-properties fo:text-align="justify" fo:line-height="150%"/>
    </style:style>
    <style:style style:name="T3181" style:parent-style-name="Domyślnaczcionkaakapitu" style:family="text">
      <style:text-properties style:text-underline-type="single" style:text-underline-style="solid" style:text-underline-width="auto" style:text-underline-mode="continuous"/>
    </style:style>
    <style:style style:name="T3182" style:parent-style-name="Domyślnaczcionkaakapitu" style:family="text">
      <style:text-properties fo:background-color="#80FFFF"/>
    </style:style>
    <style:style style:name="P3183" style:parent-style-name="Normalny" style:family="paragraph">
      <style:paragraph-properties fo:text-align="justify" fo:line-height="150%" fo:text-indent="0.2479in"/>
    </style:style>
    <style:style style:name="P3184" style:parent-style-name="Normalny" style:family="paragraph">
      <style:paragraph-properties fo:text-align="justify" fo:line-height="150%" fo:text-indent="0.2479in"/>
    </style:style>
    <style:style style:name="P3185" style:parent-style-name="Normalny" style:family="paragraph">
      <style:paragraph-properties fo:text-align="justify" fo:line-height="150%" fo:text-indent="0.2479in"/>
    </style:style>
    <style:style style:name="T3186" style:parent-style-name="Domyślnaczcionkaakapitu" style:family="text">
      <style:text-properties fo:background-color="#80FFFF"/>
    </style:style>
    <style:style style:name="T3187" style:parent-style-name="Domyślnaczcionkaakapitu" style:family="text">
      <style:text-properties fo:background-color="#80FFFF"/>
    </style:style>
    <style:style style:name="P3188" style:parent-style-name="Normalny" style:family="paragraph">
      <style:paragraph-properties fo:text-align="justify" fo:line-height="150%" fo:text-indent="0.2479in"/>
    </style:style>
    <style:style style:name="P3189" style:parent-style-name="Normalny" style:family="paragraph">
      <style:paragraph-properties fo:text-align="justify" fo:line-height="150%" fo:text-indent="0.2479in"/>
    </style:style>
    <style:style style:name="T3190" style:parent-style-name="Domyślnaczcionkaakapitu" style:family="text">
      <style:text-properties fo:background-color="#80FFFF"/>
    </style:style>
    <style:style style:name="P3191" style:parent-style-name="Normalny" style:family="paragraph">
      <style:paragraph-properties fo:text-align="justify" fo:line-height="150%" fo:text-indent="0.2479in"/>
    </style:style>
    <style:style style:name="P3192" style:parent-style-name="Normalny" style:family="paragraph">
      <style:paragraph-properties fo:text-align="justify" fo:line-height="150%" fo:text-indent="0.2479in"/>
    </style:style>
    <style:style style:name="P3193" style:parent-style-name="Normalny" style:family="paragraph">
      <style:paragraph-properties fo:text-align="justify" fo:line-height="150%" fo:text-indent="0.2479in"/>
    </style:style>
    <style:style style:name="P3194" style:parent-style-name="Normalny" style:family="paragraph">
      <style:paragraph-properties fo:text-align="justify" fo:line-height="150%" fo:text-indent="0.2479in"/>
    </style:style>
    <style:style style:name="P3195" style:parent-style-name="Normalny" style:family="paragraph">
      <style:paragraph-properties fo:text-align="justify" fo:line-height="150%"/>
    </style:style>
    <style:style style:name="T3196" style:parent-style-name="Domyślnaczcionkaakapitu" style:family="text">
      <style:text-properties style:text-underline-type="single" style:text-underline-style="solid" style:text-underline-width="auto" style:text-underline-mode="continuous"/>
    </style:style>
    <style:style style:name="T3197" style:parent-style-name="Domyślnaczcionkaakapitu" style:family="text">
      <style:text-properties fo:background-color="#80FFFF" style:text-underline-type="single" style:text-underline-style="solid" style:text-underline-width="auto" style:text-underline-mode="continuous"/>
    </style:style>
    <style:style style:name="T3198" style:parent-style-name="Domyślnaczcionkaakapitu" style:family="text">
      <style:text-properties fo:background-color="#80FFFF"/>
    </style:style>
    <style:style style:name="P3199" style:parent-style-name="Normalny" style:family="paragraph">
      <style:paragraph-properties fo:text-align="justify" fo:line-height="150%" fo:text-indent="0.2479in"/>
    </style:style>
    <style:style style:name="P3200" style:parent-style-name="Normalny" style:family="paragraph">
      <style:paragraph-properties fo:text-align="justify" fo:line-height="150%" fo:text-indent="0.2479in"/>
    </style:style>
    <style:style style:name="P3201" style:parent-style-name="Normalny" style:family="paragraph">
      <style:paragraph-properties fo:text-align="justify" fo:line-height="150%"/>
    </style:style>
    <style:style style:name="T3202" style:parent-style-name="Domyślnaczcionkaakapitu" style:family="text">
      <style:text-properties fo:background-color="#80FFFF" style:text-underline-type="single" style:text-underline-style="solid" style:text-underline-width="auto" style:text-underline-mode="continuous"/>
    </style:style>
    <style:style style:name="T3203" style:parent-style-name="Domyślnaczcionkaakapitu" style:family="text">
      <style:text-properties style:text-underline-type="single" style:text-underline-style="solid" style:text-underline-width="auto" style:text-underline-mode="continuous"/>
    </style:style>
    <style:style style:name="T3204" style:parent-style-name="Domyślnaczcionkaakapitu" style:family="text">
      <style:text-properties fo:background-color="#80FFFF"/>
    </style:style>
    <style:style style:name="P3205" style:parent-style-name="Normalny" style:family="paragraph">
      <style:paragraph-properties fo:text-align="justify" fo:line-height="150%" fo:text-indent="0.2479in"/>
    </style:style>
    <style:style style:name="T3206" style:parent-style-name="Domyślnaczcionkaakapitu" style:family="text">
      <style:text-properties fo:background-color="#80FFFF"/>
    </style:style>
    <style:style style:name="P3207" style:parent-style-name="Normalny" style:family="paragraph">
      <style:paragraph-properties fo:text-align="justify" fo:line-height="150%" fo:text-indent="0.2479in"/>
    </style:style>
    <style:style style:name="T3208" style:parent-style-name="Domyślnaczcionkaakapitu" style:family="text">
      <style:text-properties fo:background-color="#80FFFF"/>
    </style:style>
    <style:style style:name="P3209" style:parent-style-name="Normalny" style:family="paragraph">
      <style:paragraph-properties fo:text-align="justify" fo:line-height="150%" fo:text-indent="0.2479in"/>
    </style:style>
    <style:style style:name="P3210" style:parent-style-name="Normalny" style:family="paragraph">
      <style:paragraph-properties fo:text-align="justify" fo:line-height="150%" fo:text-indent="0.2479in"/>
    </style:style>
    <style:style style:name="T3211" style:parent-style-name="Domyślnaczcionkaakapitu" style:family="text">
      <style:text-properties fo:background-color="#80FFFF"/>
    </style:style>
    <style:style style:name="P3212" style:parent-style-name="Normalny" style:family="paragraph">
      <style:paragraph-properties fo:text-align="justify" fo:line-height="150%" fo:text-indent="0.2479in"/>
    </style:style>
    <style:style style:name="P3213" style:parent-style-name="Normalny" style:family="paragraph">
      <style:paragraph-properties fo:text-align="justify" fo:line-height="150%" fo:text-indent="0.2479in"/>
    </style:style>
    <style:style style:name="P3214" style:parent-style-name="Normalny" style:family="paragraph">
      <style:paragraph-properties fo:text-align="justify" fo:line-height="150%" fo:text-indent="0.2479in"/>
    </style:style>
    <style:style style:name="P3215" style:parent-style-name="Normalny" style:family="paragraph">
      <style:paragraph-properties fo:text-align="justify" fo:line-height="150%"/>
    </style:style>
    <style:style style:name="T3216" style:parent-style-name="Domyślnaczcionkaakapitu" style:family="text">
      <style:text-properties style:text-underline-type="single" style:text-underline-style="solid" style:text-underline-width="auto" style:text-underline-mode="continuous"/>
    </style:style>
    <style:style style:name="T3217" style:parent-style-name="Domyślnaczcionkaakapitu" style:family="text">
      <style:text-properties fo:background-color="#80FFFF"/>
    </style:style>
    <style:style style:name="P3218" style:parent-style-name="Normalny" style:family="paragraph">
      <style:paragraph-properties fo:text-align="justify" fo:line-height="150%" fo:text-indent="0.2479in"/>
    </style:style>
    <style:style style:name="T3219" style:parent-style-name="Domyślnaczcionkaakapitu" style:family="text">
      <style:text-properties fo:background-color="#80FFFF"/>
    </style:style>
    <style:style style:name="T3220" style:parent-style-name="Domyślnaczcionkaakapitu" style:family="text">
      <style:text-properties fo:background-color="#80FFFF"/>
    </style:style>
    <style:style style:name="P3221" style:parent-style-name="Normalny" style:family="paragraph">
      <style:paragraph-properties fo:text-align="justify" fo:line-height="150%" fo:text-indent="0.2479in"/>
    </style:style>
    <style:style style:name="T3222" style:parent-style-name="Domyślnaczcionkaakapitu" style:family="text">
      <style:text-properties fo:background-color="#80FFFF"/>
    </style:style>
    <style:style style:name="T3223" style:parent-style-name="Domyślnaczcionkaakapitu" style:family="text">
      <style:text-properties fo:background-color="#80FFFF"/>
    </style:style>
    <style:style style:name="T3224" style:parent-style-name="Domyślnaczcionkaakapitu" style:family="text">
      <style:text-properties fo:background-color="#80FFFF"/>
    </style:style>
    <style:style style:name="T3225" style:parent-style-name="Domyślnaczcionkaakapitu" style:family="text">
      <style:text-properties fo:background-color="#80FFFF"/>
    </style:style>
    <style:style style:name="P3226" style:parent-style-name="Normalny" style:family="paragraph">
      <style:paragraph-properties fo:text-align="justify" fo:line-height="150%" fo:text-indent="0.2479in"/>
    </style:style>
    <style:style style:name="P3227" style:parent-style-name="Normalny" style:family="paragraph">
      <style:paragraph-properties fo:text-align="justify" fo:line-height="150%" fo:text-indent="0.2479in"/>
    </style:style>
    <style:style style:name="T3228" style:parent-style-name="Domyślnaczcionkaakapitu" style:family="text">
      <style:text-properties fo:background-color="#80FFFF"/>
    </style:style>
    <style:style style:name="T3229" style:parent-style-name="Domyślnaczcionkaakapitu" style:family="text">
      <style:text-properties fo:background-color="#80FFFF"/>
    </style:style>
    <style:style style:name="T3230" style:parent-style-name="Domyślnaczcionkaakapitu" style:family="text">
      <style:text-properties fo:background-color="#80FFFF"/>
    </style:style>
    <style:style style:name="P3231" style:parent-style-name="Normalny" style:family="paragraph">
      <style:paragraph-properties fo:text-align="justify" fo:line-height="150%" fo:text-indent="0.2479in"/>
    </style:style>
    <style:style style:name="T3232" style:parent-style-name="Domyślnaczcionkaakapitu" style:family="text">
      <style:text-properties fo:background-color="#80FFFF"/>
    </style:style>
    <style:style style:name="P3233" style:parent-style-name="Normalny" style:family="paragraph">
      <style:paragraph-properties fo:text-align="justify" fo:line-height="150%"/>
    </style:style>
    <style:style style:name="T3234" style:parent-style-name="Domyślnaczcionkaakapitu" style:family="text">
      <style:text-properties fo:background-color="#80FFFF" style:text-underline-type="single" style:text-underline-style="solid" style:text-underline-width="auto" style:text-underline-mode="continuous"/>
    </style:style>
    <style:style style:name="T3235" style:parent-style-name="Domyślnaczcionkaakapitu" style:family="text">
      <style:text-properties style:text-underline-type="single" style:text-underline-style="solid" style:text-underline-width="auto" style:text-underline-mode="continuous"/>
    </style:style>
    <style:style style:name="T3236" style:parent-style-name="Domyślnaczcionkaakapitu" style:family="text">
      <style:text-properties fo:background-color="#80FFFF" style:text-underline-type="single" style:text-underline-style="solid" style:text-underline-width="auto" style:text-underline-mode="continuous"/>
    </style:style>
    <style:style style:name="T3237" style:parent-style-name="Domyślnaczcionkaakapitu" style:family="text">
      <style:text-properties style:text-underline-type="single" style:text-underline-style="solid" style:text-underline-width="auto" style:text-underline-mode="continuous"/>
    </style:style>
    <style:style style:name="T3238" style:parent-style-name="Domyślnaczcionkaakapitu" style:family="text">
      <style:text-properties fo:background-color="#80FFFF"/>
    </style:style>
    <style:style style:name="P3239" style:parent-style-name="Normalny" style:family="paragraph">
      <style:paragraph-properties fo:text-align="justify" fo:line-height="150%" fo:text-indent="0.2479in"/>
    </style:style>
    <style:style style:name="T3240" style:parent-style-name="Domyślnaczcionkaakapitu" style:family="text">
      <style:text-properties fo:background-color="#80FFFF"/>
    </style:style>
    <style:style style:name="T3241" style:parent-style-name="Domyślnaczcionkaakapitu" style:family="text">
      <style:text-properties fo:background-color="#80FFFF"/>
    </style:style>
    <style:style style:name="P3242" style:parent-style-name="Normalny" style:family="paragraph">
      <style:paragraph-properties fo:text-align="justify" fo:line-height="150%"/>
    </style:style>
    <style:style style:name="T3243" style:parent-style-name="Domyślnaczcionkaakapitu" style:family="text">
      <style:text-properties style:text-underline-type="single" style:text-underline-style="solid" style:text-underline-width="auto" style:text-underline-mode="continuous"/>
    </style:style>
    <style:style style:name="P3244" style:parent-style-name="Normalny" style:family="paragraph">
      <style:paragraph-properties fo:text-align="justify" fo:line-height="150%" fo:text-indent="0.2479in"/>
    </style:style>
    <style:style style:name="P3245" style:parent-style-name="Normalny" style:family="paragraph">
      <style:paragraph-properties fo:text-align="justify" fo:line-height="150%"/>
    </style:style>
    <style:style style:name="T3246" style:parent-style-name="Domyślnaczcionkaakapitu" style:family="text">
      <style:text-properties style:text-underline-type="single" style:text-underline-style="solid" style:text-underline-width="auto" style:text-underline-mode="continuous"/>
    </style:style>
    <style:style style:name="P3247" style:parent-style-name="Normalny" style:family="paragraph">
      <style:paragraph-properties fo:text-align="justify" fo:line-height="150%" fo:text-indent="0.2479in"/>
    </style:style>
    <style:style style:name="P3248" style:parent-style-name="Normalny" style:family="paragraph">
      <style:paragraph-properties fo:text-align="justify" fo:line-height="150%"/>
    </style:style>
    <style:style style:name="T3249" style:parent-style-name="Domyślnaczcionkaakapitu" style:family="text">
      <style:text-properties style:text-underline-type="single" style:text-underline-style="solid" style:text-underline-width="auto" style:text-underline-mode="continuous"/>
    </style:style>
    <style:style style:name="T3250" style:parent-style-name="Domyślnaczcionkaakapitu" style:family="text">
      <style:text-properties fo:background-color="#80FFFF"/>
    </style:style>
    <style:style style:name="P3251" style:parent-style-name="Normalny" style:family="paragraph">
      <style:paragraph-properties fo:text-align="justify" fo:line-height="150%" fo:text-indent="0.2479in"/>
    </style:style>
    <style:style style:name="P3252" style:parent-style-name="Normalny" style:family="paragraph">
      <style:paragraph-properties fo:text-align="justify" fo:line-height="150%"/>
    </style:style>
    <style:style style:name="T3253" style:parent-style-name="Domyślnaczcionkaakapitu" style:family="text">
      <style:text-properties fo:background-color="#80FFFF" style:text-underline-type="single" style:text-underline-style="solid" style:text-underline-width="auto" style:text-underline-mode="continuous"/>
    </style:style>
    <style:style style:name="T3254" style:parent-style-name="Domyślnaczcionkaakapitu" style:family="text">
      <style:text-properties style:text-underline-type="single" style:text-underline-style="solid" style:text-underline-width="auto" style:text-underline-mode="continuous"/>
    </style:style>
    <style:style style:name="T3255" style:parent-style-name="Domyślnaczcionkaakapitu" style:family="text">
      <style:text-properties fo:background-color="#80FFFF"/>
    </style:style>
    <style:style style:name="P3256" style:parent-style-name="Normalny" style:family="paragraph">
      <style:paragraph-properties fo:text-align="justify" fo:line-height="150%" fo:text-indent="0.2479in"/>
    </style:style>
    <style:style style:name="P3257" style:parent-style-name="Normalny" style:family="paragraph">
      <style:paragraph-properties fo:text-align="justify" fo:line-height="150%"/>
    </style:style>
    <style:style style:name="T3258" style:parent-style-name="Domyślnaczcionkaakapitu" style:family="text">
      <style:text-properties style:text-underline-type="single" style:text-underline-style="solid" style:text-underline-width="auto" style:text-underline-mode="continuous"/>
    </style:style>
    <style:style style:name="T3259" style:parent-style-name="Domyślnaczcionkaakapitu" style:family="text">
      <style:text-properties fo:background-color="#80FFFF" style:text-underline-type="single" style:text-underline-style="solid" style:text-underline-width="auto" style:text-underline-mode="continuous"/>
    </style:style>
    <style:style style:name="T3260" style:parent-style-name="Domyślnaczcionkaakapitu" style:family="text">
      <style:text-properties fo:background-color="#80FFFF"/>
    </style:style>
    <style:style style:name="P3261" style:parent-style-name="Normalny" style:family="paragraph">
      <style:paragraph-properties fo:text-align="justify" fo:line-height="150%" fo:text-indent="0.2479in"/>
    </style:style>
    <style:style style:name="P3262" style:parent-style-name="Normalny" style:family="paragraph">
      <style:paragraph-properties fo:text-align="justify" fo:line-height="150%"/>
    </style:style>
    <style:style style:name="T3263" style:parent-style-name="Domyślnaczcionkaakapitu" style:family="text">
      <style:text-properties style:text-underline-type="single" style:text-underline-style="solid" style:text-underline-width="auto" style:text-underline-mode="continuous"/>
    </style:style>
    <style:style style:name="T3264" style:parent-style-name="Domyślnaczcionkaakapitu" style:family="text">
      <style:text-properties fo:background-color="#80FFFF"/>
    </style:style>
    <style:style style:name="P3265" style:parent-style-name="Normalny" style:family="paragraph">
      <style:paragraph-properties fo:text-align="justify" fo:line-height="150%" fo:text-indent="0.2479in"/>
    </style:style>
    <style:style style:name="P3266" style:parent-style-name="Normalny" style:family="paragraph">
      <style:paragraph-properties fo:text-align="justify" fo:line-height="150%" fo:text-indent="0.2479in"/>
    </style:style>
    <style:style style:name="T3267" style:parent-style-name="Domyślnaczcionkaakapitu" style:family="text">
      <style:text-properties fo:background-color="#80FFFF"/>
    </style:style>
    <style:style style:name="T3268" style:parent-style-name="Domyślnaczcionkaakapitu" style:family="text">
      <style:text-properties fo:background-color="#80FFFF"/>
    </style:style>
    <style:style style:name="P3269" style:parent-style-name="Normalny" style:family="paragraph">
      <style:paragraph-properties fo:text-align="justify" fo:line-height="150%" fo:text-indent="0.2479in"/>
    </style:style>
    <style:style style:name="T3270" style:parent-style-name="Domyślnaczcionkaakapitu" style:family="text">
      <style:text-properties fo:background-color="#80FFFF"/>
    </style:style>
    <style:style style:name="T3271" style:parent-style-name="Domyślnaczcionkaakapitu" style:family="text">
      <style:text-properties fo:background-color="#80FFFF"/>
    </style:style>
    <style:style style:name="P3272" style:parent-style-name="Normalny" style:family="paragraph">
      <style:paragraph-properties fo:text-align="justify" fo:line-height="150%" fo:text-indent="0.2479in"/>
    </style:style>
    <style:style style:name="T3273" style:parent-style-name="Domyślnaczcionkaakapitu" style:family="text">
      <style:text-properties fo:background-color="#80FFFF"/>
    </style:style>
    <style:style style:name="T3274" style:parent-style-name="Domyślnaczcionkaakapitu" style:family="text">
      <style:text-properties fo:background-color="#80FFFF"/>
    </style:style>
    <style:style style:name="T3275" style:parent-style-name="Domyślnaczcionkaakapitu" style:family="text">
      <style:text-properties fo:background-color="#80FFFF"/>
    </style:style>
    <style:style style:name="P3276" style:parent-style-name="Normalny" style:family="paragraph">
      <style:paragraph-properties fo:text-align="justify" fo:line-height="150%" fo:text-indent="0.2479in"/>
    </style:style>
    <style:style style:name="T3277" style:parent-style-name="Domyślnaczcionkaakapitu" style:family="text">
      <style:text-properties fo:background-color="#80FFFF"/>
    </style:style>
    <style:style style:name="T3278" style:parent-style-name="Domyślnaczcionkaakapitu" style:family="text">
      <style:text-properties fo:background-color="#80FFFF"/>
    </style:style>
    <style:style style:name="P3279" style:parent-style-name="Normalny" style:family="paragraph">
      <style:paragraph-properties fo:text-align="justify" fo:line-height="150%"/>
    </style:style>
    <style:style style:name="T3280" style:parent-style-name="Domyślnaczcionkaakapitu" style:family="text">
      <style:text-properties style:text-underline-type="single" style:text-underline-style="solid" style:text-underline-width="auto" style:text-underline-mode="continuous"/>
    </style:style>
    <style:style style:name="T3281" style:parent-style-name="Domyślnaczcionkaakapitu" style:family="text">
      <style:text-properties fo:background-color="#80FFFF" style:text-underline-type="single" style:text-underline-style="solid" style:text-underline-width="auto" style:text-underline-mode="continuous"/>
    </style:style>
    <style:style style:name="T3282" style:parent-style-name="Domyślnaczcionkaakapitu" style:family="text">
      <style:text-properties style:text-underline-type="single" style:text-underline-style="solid" style:text-underline-width="auto" style:text-underline-mode="continuous"/>
    </style:style>
    <style:style style:name="T3283" style:parent-style-name="Domyślnaczcionkaakapitu" style:family="text">
      <style:text-properties fo:background-color="#80FFFF" style:text-underline-type="single" style:text-underline-style="solid" style:text-underline-width="auto" style:text-underline-mode="continuous"/>
    </style:style>
    <style:style style:name="T3284" style:parent-style-name="Domyślnaczcionkaakapitu" style:family="text">
      <style:text-properties fo:background-color="#80FFFF"/>
    </style:style>
    <style:style style:name="P3285" style:parent-style-name="Normalny" style:family="paragraph">
      <style:paragraph-properties fo:text-align="justify" fo:line-height="150%" fo:text-indent="0.2479in"/>
    </style:style>
    <style:style style:name="T3286" style:parent-style-name="Domyślnaczcionkaakapitu" style:family="text">
      <style:text-properties fo:background-color="#80FFFF"/>
    </style:style>
    <style:style style:name="T3287" style:parent-style-name="Domyślnaczcionkaakapitu" style:family="text">
      <style:text-properties fo:background-color="#80FFFF"/>
    </style:style>
    <style:style style:name="T3288" style:parent-style-name="Domyślnaczcionkaakapitu" style:family="text">
      <style:text-properties fo:background-color="#80FFFF"/>
    </style:style>
    <style:style style:name="P3289" style:parent-style-name="Normalny" style:family="paragraph">
      <style:paragraph-properties fo:text-align="justify" fo:line-height="150%" fo:text-indent="0.2479in"/>
    </style:style>
    <style:style style:name="P3290" style:parent-style-name="Normalny" style:family="paragraph">
      <style:paragraph-properties fo:text-align="justify" fo:line-height="150%"/>
    </style:style>
    <style:style style:name="T3291" style:parent-style-name="Domyślnaczcionkaakapitu" style:family="text">
      <style:text-properties fo:background-color="#80FFFF" style:text-underline-type="single" style:text-underline-style="solid" style:text-underline-width="auto" style:text-underline-mode="continuous"/>
    </style:style>
    <style:style style:name="T3292" style:parent-style-name="Domyślnaczcionkaakapitu" style:family="text">
      <style:text-properties style:text-underline-type="single" style:text-underline-style="solid" style:text-underline-width="auto" style:text-underline-mode="continuous"/>
    </style:style>
    <style:style style:name="T3293" style:parent-style-name="Domyślnaczcionkaakapitu" style:family="text">
      <style:text-properties fo:background-color="#80FFFF"/>
    </style:style>
    <style:style style:name="P3294" style:parent-style-name="Normalny" style:family="paragraph">
      <style:paragraph-properties fo:text-align="justify" fo:line-height="150%" fo:text-indent="0.2479in"/>
    </style:style>
    <style:style style:name="P3295" style:parent-style-name="Normalny" style:family="paragraph">
      <style:paragraph-properties fo:text-align="justify" fo:line-height="150%"/>
    </style:style>
    <style:style style:name="T3296" style:parent-style-name="Domyślnaczcionkaakapitu" style:family="text">
      <style:text-properties style:text-underline-type="single" style:text-underline-style="solid" style:text-underline-width="auto" style:text-underline-mode="continuous"/>
    </style:style>
    <style:style style:name="T3297" style:parent-style-name="Domyślnaczcionkaakapitu" style:family="text">
      <style:text-properties fo:background-color="#80FFFF" style:text-underline-type="single" style:text-underline-style="solid" style:text-underline-width="auto" style:text-underline-mode="continuous"/>
    </style:style>
    <style:style style:name="T3298" style:parent-style-name="Domyślnaczcionkaakapitu" style:family="text">
      <style:text-properties fo:background-color="#80FFFF"/>
    </style:style>
    <style:style style:name="P3299" style:parent-style-name="Normalny" style:family="paragraph">
      <style:paragraph-properties fo:text-align="justify" fo:line-height="150%" fo:text-indent="0.2479in"/>
    </style:style>
    <style:style style:name="P3300" style:parent-style-name="Normalny" style:family="paragraph">
      <style:paragraph-properties fo:text-align="justify" fo:line-height="150%" fo:text-indent="0.2479in"/>
    </style:style>
    <style:style style:name="T3301" style:parent-style-name="Domyślnaczcionkaakapitu" style:family="text">
      <style:text-properties fo:background-color="#80FFFF"/>
    </style:style>
    <style:style style:name="T3302" style:parent-style-name="Domyślnaczcionkaakapitu" style:family="text">
      <style:text-properties fo:background-color="#80FFFF"/>
    </style:style>
    <style:style style:name="P3303" style:parent-style-name="Normalny" style:family="paragraph">
      <style:paragraph-properties fo:text-align="justify" fo:line-height="150%"/>
    </style:style>
    <style:style style:name="T3304" style:parent-style-name="Domyślnaczcionkaakapitu" style:family="text">
      <style:text-properties style:text-underline-type="single" style:text-underline-style="solid" style:text-underline-width="auto" style:text-underline-mode="continuous"/>
    </style:style>
    <style:style style:name="T3305" style:parent-style-name="Domyślnaczcionkaakapitu" style:family="text">
      <style:text-properties fo:background-color="#80FFFF"/>
    </style:style>
    <style:style style:name="P3306" style:parent-style-name="Normalny" style:family="paragraph">
      <style:paragraph-properties fo:text-align="justify" fo:line-height="150%" fo:text-indent="0.2479in"/>
    </style:style>
    <style:style style:name="P3307" style:parent-style-name="Normalny" style:family="paragraph">
      <style:paragraph-properties fo:text-align="justify" fo:line-height="150%"/>
    </style:style>
    <style:style style:name="T3308" style:parent-style-name="Domyślnaczcionkaakapitu" style:family="text">
      <style:text-properties style:text-underline-type="single" style:text-underline-style="solid" style:text-underline-width="auto" style:text-underline-mode="continuous"/>
    </style:style>
    <style:style style:name="T3309" style:parent-style-name="Domyślnaczcionkaakapitu" style:family="text">
      <style:text-properties fo:background-color="#80FFFF"/>
    </style:style>
    <style:style style:name="P3310" style:parent-style-name="Normalny" style:family="paragraph">
      <style:paragraph-properties fo:text-align="justify" fo:line-height="150%" fo:text-indent="0.2479in"/>
    </style:style>
    <style:style style:name="P3311" style:parent-style-name="Normalny" style:family="paragraph">
      <style:paragraph-properties fo:text-align="justify" fo:line-height="150%"/>
    </style:style>
    <style:style style:name="T3312" style:parent-style-name="Domyślnaczcionkaakapitu" style:family="text">
      <style:text-properties style:text-underline-type="single" style:text-underline-style="solid" style:text-underline-width="auto" style:text-underline-mode="continuous"/>
    </style:style>
    <style:style style:name="T3313" style:parent-style-name="Domyślnaczcionkaakapitu" style:family="text">
      <style:text-properties fo:background-color="#80FFFF" style:text-underline-type="single" style:text-underline-style="solid" style:text-underline-width="auto" style:text-underline-mode="continuous"/>
    </style:style>
    <style:style style:name="P3314" style:parent-style-name="Normalny" style:family="paragraph">
      <style:paragraph-properties fo:text-align="justify" fo:line-height="150%" fo:text-indent="0.2479in"/>
    </style:style>
    <style:style style:name="P3315" style:parent-style-name="Normalny" style:family="paragraph">
      <style:paragraph-properties fo:text-align="justify" fo:line-height="150%"/>
    </style:style>
    <style:style style:name="T3316" style:parent-style-name="Domyślnaczcionkaakapitu" style:family="text">
      <style:text-properties fo:background-color="#80FFFF" style:text-underline-type="single" style:text-underline-style="solid" style:text-underline-width="auto" style:text-underline-mode="continuous"/>
    </style:style>
    <style:style style:name="T3317" style:parent-style-name="Domyślnaczcionkaakapitu" style:family="text">
      <style:text-properties style:text-underline-type="single" style:text-underline-style="solid" style:text-underline-width="auto" style:text-underline-mode="continuous"/>
    </style:style>
    <style:style style:name="T3318" style:parent-style-name="Domyślnaczcionkaakapitu" style:family="text">
      <style:text-properties fo:background-color="#80FFFF"/>
    </style:style>
    <style:style style:name="P3319" style:parent-style-name="Normalny" style:family="paragraph">
      <style:paragraph-properties fo:text-align="justify" fo:line-height="150%" fo:text-indent="0.2479in"/>
    </style:style>
    <style:style style:name="P3320" style:parent-style-name="Normalny" style:family="paragraph">
      <style:paragraph-properties fo:text-align="justify" fo:line-height="150%"/>
    </style:style>
    <style:style style:name="T3321" style:parent-style-name="Domyślnaczcionkaakapitu" style:family="text">
      <style:text-properties style:text-underline-type="single" style:text-underline-style="solid" style:text-underline-width="auto" style:text-underline-mode="continuous"/>
    </style:style>
    <style:style style:name="T3322" style:parent-style-name="Domyślnaczcionkaakapitu" style:family="text">
      <style:text-properties fo:background-color="#80FFFF" style:text-underline-type="single" style:text-underline-style="solid" style:text-underline-width="auto" style:text-underline-mode="continuous"/>
    </style:style>
    <style:style style:name="P3323" style:parent-style-name="Normalny" style:family="paragraph">
      <style:paragraph-properties fo:text-align="justify" fo:line-height="150%" fo:text-indent="0.2479in"/>
    </style:style>
    <style:style style:name="P3324" style:parent-style-name="Normalny" style:family="paragraph">
      <style:paragraph-properties fo:text-align="justify" fo:line-height="150%"/>
    </style:style>
    <style:style style:name="T3325" style:parent-style-name="Domyślnaczcionkaakapitu" style:family="text">
      <style:text-properties style:text-underline-type="single" style:text-underline-style="solid" style:text-underline-width="auto" style:text-underline-mode="continuous"/>
    </style:style>
    <style:style style:name="T3326" style:parent-style-name="Domyślnaczcionkaakapitu" style:family="text">
      <style:text-properties fo:background-color="#80FFFF"/>
    </style:style>
    <style:style style:name="P3327" style:parent-style-name="Normalny" style:family="paragraph">
      <style:paragraph-properties fo:text-align="justify" fo:line-height="150%" fo:text-indent="0.2479in"/>
    </style:style>
    <style:style style:name="P3328" style:parent-style-name="Normalny" style:family="paragraph">
      <style:paragraph-properties fo:text-align="justify" fo:line-height="150%"/>
    </style:style>
    <style:style style:name="T3329" style:parent-style-name="Domyślnaczcionkaakapitu" style:family="text">
      <style:text-properties style:text-underline-type="single" style:text-underline-style="solid" style:text-underline-width="auto" style:text-underline-mode="continuous"/>
    </style:style>
    <style:style style:name="T3330" style:parent-style-name="Domyślnaczcionkaakapitu" style:family="text">
      <style:text-properties fo:background-color="#80FFFF" style:text-underline-type="single" style:text-underline-style="solid" style:text-underline-width="auto" style:text-underline-mode="continuous"/>
    </style:style>
    <style:style style:name="T3331" style:parent-style-name="Domyślnaczcionkaakapitu" style:family="text">
      <style:text-properties style:text-underline-type="single" style:text-underline-style="solid" style:text-underline-width="auto" style:text-underline-mode="continuous"/>
    </style:style>
    <style:style style:name="T3332" style:parent-style-name="Domyślnaczcionkaakapitu" style:family="text">
      <style:text-properties fo:background-color="#80FFFF" style:text-underline-type="single" style:text-underline-style="solid" style:text-underline-width="auto" style:text-underline-mode="continuous"/>
    </style:style>
    <style:style style:name="P3333" style:parent-style-name="Normalny" style:family="paragraph">
      <style:paragraph-properties fo:text-align="justify" fo:line-height="150%" fo:text-indent="0.2479in"/>
    </style:style>
    <style:style style:name="P3334" style:parent-style-name="Normalny" style:family="paragraph">
      <style:paragraph-properties fo:text-align="justify" fo:line-height="150%"/>
    </style:style>
    <style:style style:name="T3335" style:parent-style-name="Domyślnaczcionkaakapitu" style:family="text">
      <style:text-properties style:text-underline-type="single" style:text-underline-style="solid" style:text-underline-width="auto" style:text-underline-mode="continuous"/>
    </style:style>
    <style:style style:name="T3336" style:parent-style-name="Domyślnaczcionkaakapitu" style:family="text">
      <style:text-properties fo:background-color="#80FFFF"/>
    </style:style>
    <style:style style:name="P3337" style:parent-style-name="Normalny" style:family="paragraph">
      <style:paragraph-properties fo:text-align="justify" fo:line-height="150%" fo:text-indent="0.2479in"/>
    </style:style>
    <style:style style:name="P3338" style:parent-style-name="Normalny" style:family="paragraph">
      <style:paragraph-properties fo:text-align="justify" fo:line-height="150%"/>
    </style:style>
    <style:style style:name="T3339" style:parent-style-name="Domyślnaczcionkaakapitu" style:family="text">
      <style:text-properties style:text-underline-type="single" style:text-underline-style="solid" style:text-underline-width="auto" style:text-underline-mode="continuous"/>
    </style:style>
    <style:style style:name="T3340" style:parent-style-name="Domyślnaczcionkaakapitu" style:family="text">
      <style:text-properties fo:background-color="#80FFFF"/>
    </style:style>
    <style:style style:name="P3341" style:parent-style-name="Normalny" style:family="paragraph">
      <style:paragraph-properties fo:text-align="justify" fo:line-height="150%" fo:text-indent="0.2479in"/>
    </style:style>
    <style:style style:name="P3342" style:parent-style-name="Normalny" style:family="paragraph">
      <style:paragraph-properties fo:text-align="justify" fo:line-height="150%"/>
    </style:style>
    <style:style style:name="T3343" style:parent-style-name="Domyślnaczcionkaakapitu" style:family="text">
      <style:text-properties style:text-underline-type="single" style:text-underline-style="solid" style:text-underline-width="auto" style:text-underline-mode="continuous"/>
    </style:style>
    <style:style style:name="T3344" style:parent-style-name="Domyślnaczcionkaakapitu" style:family="text">
      <style:text-properties fo:background-color="#80FFFF"/>
    </style:style>
    <style:style style:name="P3345" style:parent-style-name="Normalny" style:family="paragraph">
      <style:paragraph-properties fo:text-align="justify" fo:line-height="150%" fo:text-indent="0.2479in"/>
    </style:style>
    <style:style style:name="P3346" style:parent-style-name="Normalny" style:family="paragraph">
      <style:paragraph-properties fo:text-align="justify" fo:line-height="150%" fo:text-indent="0.2479in"/>
    </style:style>
    <style:style style:name="P3347" style:parent-style-name="Normalny" style:family="paragraph">
      <style:paragraph-properties fo:text-align="justify" fo:line-height="150%" fo:text-indent="0.2479in"/>
    </style:style>
    <style:style style:name="P3348" style:parent-style-name="Normalny" style:family="paragraph">
      <style:paragraph-properties fo:text-align="justify" fo:line-height="150%"/>
    </style:style>
    <style:style style:name="T3349" style:parent-style-name="Domyślnaczcionkaakapitu" style:family="text">
      <style:text-properties style:text-underline-type="single" style:text-underline-style="solid" style:text-underline-width="auto" style:text-underline-mode="continuous"/>
    </style:style>
    <style:style style:name="T3350" style:parent-style-name="Domyślnaczcionkaakapitu" style:family="text">
      <style:text-properties fo:background-color="#80FFFF"/>
    </style:style>
    <style:style style:name="P3351" style:parent-style-name="Normalny" style:family="paragraph">
      <style:paragraph-properties fo:text-align="justify" fo:line-height="150%" fo:text-indent="0.2479in"/>
    </style:style>
    <style:style style:name="P3352" style:parent-style-name="Normalny" style:family="paragraph">
      <style:paragraph-properties fo:text-align="justify" fo:line-height="150%" fo:text-indent="0.2479in"/>
    </style:style>
    <style:style style:name="P3353" style:parent-style-name="Normalny" style:family="paragraph">
      <style:paragraph-properties fo:text-align="justify" fo:line-height="150%"/>
    </style:style>
    <style:style style:name="T3354" style:parent-style-name="Domyślnaczcionkaakapitu" style:family="text">
      <style:text-properties style:text-underline-type="single" style:text-underline-style="solid" style:text-underline-width="auto" style:text-underline-mode="continuous"/>
    </style:style>
    <style:style style:name="T3355" style:parent-style-name="Domyślnaczcionkaakapitu" style:family="text">
      <style:text-properties fo:background-color="#80FFFF" style:text-underline-type="single" style:text-underline-style="solid" style:text-underline-width="auto" style:text-underline-mode="continuous"/>
    </style:style>
    <style:style style:name="P3356" style:parent-style-name="Normalny" style:family="paragraph">
      <style:paragraph-properties fo:text-align="justify" fo:line-height="150%" fo:text-indent="0.2479in"/>
    </style:style>
    <style:style style:name="P3357" style:parent-style-name="Normalny" style:family="paragraph">
      <style:paragraph-properties fo:text-align="justify" fo:line-height="150%"/>
    </style:style>
    <style:style style:name="T3358" style:parent-style-name="Domyślnaczcionkaakapitu" style:family="text">
      <style:text-properties style:text-underline-type="single" style:text-underline-style="solid" style:text-underline-width="auto" style:text-underline-mode="continuous"/>
    </style:style>
    <style:style style:name="P3359" style:parent-style-name="Normalny" style:family="paragraph">
      <style:paragraph-properties fo:text-align="justify" fo:line-height="150%" fo:text-indent="0.2479in"/>
    </style:style>
    <style:style style:name="P3360" style:parent-style-name="Normalny" style:family="paragraph">
      <style:paragraph-properties fo:text-align="justify" fo:line-height="150%"/>
    </style:style>
    <style:style style:name="T3361" style:parent-style-name="Domyślnaczcionkaakapitu" style:family="text">
      <style:text-properties style:text-underline-type="single" style:text-underline-style="solid" style:text-underline-width="auto" style:text-underline-mode="continuous"/>
    </style:style>
    <style:style style:name="T3362" style:parent-style-name="Domyślnaczcionkaakapitu" style:family="text">
      <style:text-properties fo:background-color="#80FFFF" style:text-underline-type="single" style:text-underline-style="solid" style:text-underline-width="auto" style:text-underline-mode="continuous"/>
    </style:style>
    <style:style style:name="P3363" style:parent-style-name="Normalny" style:family="paragraph">
      <style:paragraph-properties fo:text-align="justify" fo:line-height="150%" fo:text-indent="0.2479in"/>
    </style:style>
    <style:style style:name="P3364" style:parent-style-name="Normalny" style:family="paragraph">
      <style:paragraph-properties fo:text-align="justify" fo:line-height="150%" fo:text-indent="0.2479in"/>
    </style:style>
    <style:style style:name="T3365" style:parent-style-name="Domyślnaczcionkaakapitu" style:family="text">
      <style:text-properties fo:background-color="#80FFFF"/>
    </style:style>
    <style:style style:name="P3366" style:parent-style-name="Normalny" style:family="paragraph">
      <style:paragraph-properties fo:text-align="justify" fo:line-height="150%" fo:text-indent="0.2479in"/>
    </style:style>
    <style:style style:name="P3367" style:parent-style-name="Normalny" style:family="paragraph">
      <style:paragraph-properties fo:text-align="justify" fo:line-height="150%" fo:text-indent="0.2479in"/>
    </style:style>
    <style:style style:name="P3368" style:parent-style-name="Normalny" style:family="paragraph">
      <style:paragraph-properties fo:text-align="justify" fo:line-height="150%" fo:text-indent="0.2479in"/>
    </style:style>
    <style:style style:name="T3369" style:parent-style-name="Domyślnaczcionkaakapitu" style:family="text">
      <style:text-properties fo:background-color="#80FFFF"/>
    </style:style>
    <style:style style:name="P3370" style:parent-style-name="Normalny" style:family="paragraph">
      <style:paragraph-properties fo:text-align="justify" fo:line-height="150%" fo:text-indent="0.2479in"/>
    </style:style>
    <style:style style:name="P3371" style:parent-style-name="Normalny" style:family="paragraph">
      <style:paragraph-properties fo:text-align="justify" fo:line-height="150%" fo:text-indent="0.2479in"/>
    </style:style>
    <style:style style:name="P3372" style:parent-style-name="Normalny" style:family="paragraph">
      <style:paragraph-properties fo:text-align="justify" fo:line-height="150%" fo:text-indent="0.2479in"/>
    </style:style>
    <style:style style:name="P3373" style:parent-style-name="Normalny" style:family="paragraph">
      <style:paragraph-properties fo:text-align="justify" fo:line-height="150%" fo:text-indent="0.2479in"/>
    </style:style>
    <style:style style:name="T3374" style:parent-style-name="Domyślnaczcionkaakapitu" style:family="text">
      <style:text-properties fo:background-color="#80FFFF"/>
    </style:style>
    <style:style style:name="T3375" style:parent-style-name="Domyślnaczcionkaakapitu" style:family="text">
      <style:text-properties fo:font-style="italic" style:font-style-asian="italic" style:font-style-complex="italic" fo:background-color="#80FFFF"/>
    </style:style>
    <style:style style:name="T3376" style:parent-style-name="Domyślnaczcionkaakapitu" style:family="text">
      <style:text-properties fo:background-color="#80FFFF"/>
    </style:style>
    <style:style style:name="T3377" style:parent-style-name="Domyślnaczcionkaakapitu" style:family="text">
      <style:text-properties fo:background-color="#80FFFF"/>
    </style:style>
    <style:style style:name="T3378" style:parent-style-name="Domyślnaczcionkaakapitu" style:family="text">
      <style:text-properties fo:background-color="#80FFFF"/>
    </style:style>
    <style:style style:name="P3379" style:parent-style-name="Normalny" style:family="paragraph">
      <style:paragraph-properties fo:text-align="justify" fo:line-height="150%" fo:text-indent="0.2479in"/>
    </style:style>
    <style:style style:name="P3380" style:parent-style-name="Normalny" style:family="paragraph">
      <style:paragraph-properties fo:text-align="justify" fo:line-height="150%" fo:text-indent="0.2479in"/>
    </style:style>
    <style:style style:name="T3381" style:parent-style-name="Domyślnaczcionkaakapitu" style:family="text">
      <style:text-properties fo:background-color="#80FFFF"/>
    </style:style>
    <style:style style:name="P3382" style:parent-style-name="Normalny" style:family="paragraph">
      <style:paragraph-properties fo:text-align="justify" fo:line-height="150%" fo:text-indent="0.2479in"/>
    </style:style>
    <style:style style:name="T3383" style:parent-style-name="Domyślnaczcionkaakapitu" style:family="text">
      <style:text-properties fo:background-color="#80FFFF"/>
    </style:style>
    <style:style style:name="P3384" style:parent-style-name="Normalny" style:family="paragraph">
      <style:paragraph-properties fo:text-align="justify" fo:line-height="150%" fo:text-indent="0.2479in"/>
    </style:style>
    <style:style style:name="P3385" style:parent-style-name="Normalny" style:family="paragraph">
      <style:paragraph-properties fo:text-align="justify" fo:line-height="150%"/>
    </style:style>
    <style:style style:name="T3386" style:parent-style-name="Domyślnaczcionkaakapitu" style:family="text">
      <style:text-properties style:text-underline-type="single" style:text-underline-style="solid" style:text-underline-width="auto" style:text-underline-mode="continuous"/>
    </style:style>
    <style:style style:name="P3387" style:parent-style-name="Normalny" style:family="paragraph">
      <style:paragraph-properties fo:text-align="justify" fo:line-height="150%" fo:text-indent="0.2479in"/>
    </style:style>
    <style:style style:name="T3388" style:parent-style-name="Domyślnaczcionkaakapitu" style:family="text">
      <style:text-properties fo:background-color="#80FFFF"/>
    </style:style>
    <style:style style:name="T3389" style:parent-style-name="Domyślnaczcionkaakapitu" style:family="text">
      <style:text-properties fo:background-color="#80FFFF"/>
    </style:style>
    <style:style style:name="T3390" style:parent-style-name="Domyślnaczcionkaakapitu" style:family="text">
      <style:text-properties fo:background-color="#80FFFF"/>
    </style:style>
    <style:style style:name="T3391" style:parent-style-name="Domyślnaczcionkaakapitu" style:family="text">
      <style:text-properties fo:background-color="#80FFFF"/>
    </style:style>
    <style:style style:name="T3392" style:parent-style-name="Domyślnaczcionkaakapitu" style:family="text">
      <style:text-properties fo:background-color="#80FFFF"/>
    </style:style>
    <style:style style:name="P3393" style:parent-style-name="Normalny" style:family="paragraph">
      <style:paragraph-properties fo:text-align="justify" fo:line-height="150%" fo:text-indent="0.2479in"/>
    </style:style>
    <style:style style:name="T3394" style:parent-style-name="Domyślnaczcionkaakapitu" style:family="text">
      <style:text-properties fo:background-color="#80FFFF"/>
    </style:style>
    <style:style style:name="P3395" style:parent-style-name="Normalny" style:family="paragraph">
      <style:paragraph-properties fo:text-align="justify" fo:line-height="150%" fo:text-indent="0.2479in"/>
    </style:style>
    <style:style style:name="T3396" style:parent-style-name="Domyślnaczcionkaakapitu" style:family="text">
      <style:text-properties fo:background-color="#80FFFF"/>
    </style:style>
    <style:style style:name="T3397" style:parent-style-name="Domyślnaczcionkaakapitu" style:family="text">
      <style:text-properties fo:background-color="#80FFFF"/>
    </style:style>
    <style:style style:name="T3398" style:parent-style-name="Domyślnaczcionkaakapitu" style:family="text">
      <style:text-properties fo:background-color="#80FFFF"/>
    </style:style>
    <style:style style:name="P3399" style:parent-style-name="Normalny" style:family="paragraph">
      <style:paragraph-properties fo:text-align="justify" fo:line-height="150%" fo:text-indent="0.2479in"/>
    </style:style>
    <style:style style:name="P3400" style:parent-style-name="Normalny" style:family="paragraph">
      <style:paragraph-properties fo:text-align="justify" fo:line-height="150%"/>
    </style:style>
    <style:style style:name="T3401" style:parent-style-name="Domyślnaczcionkaakapitu" style:family="text">
      <style:text-properties style:text-underline-type="single" style:text-underline-style="solid" style:text-underline-width="auto" style:text-underline-mode="continuous"/>
    </style:style>
    <style:style style:name="T3402" style:parent-style-name="Domyślnaczcionkaakapitu" style:family="text">
      <style:text-properties fo:background-color="#80FFFF" style:text-underline-type="single" style:text-underline-style="solid" style:text-underline-width="auto" style:text-underline-mode="continuous"/>
    </style:style>
    <style:style style:name="T3403" style:parent-style-name="Domyślnaczcionkaakapitu" style:family="text">
      <style:text-properties style:text-underline-type="single" style:text-underline-style="solid" style:text-underline-width="auto" style:text-underline-mode="continuous"/>
    </style:style>
    <style:style style:name="T3404" style:parent-style-name="Domyślnaczcionkaakapitu" style:family="text">
      <style:text-properties fo:background-color="#80FFFF" style:text-underline-type="single" style:text-underline-style="solid" style:text-underline-width="auto" style:text-underline-mode="continuous"/>
    </style:style>
    <style:style style:name="T3405" style:parent-style-name="Domyślnaczcionkaakapitu" style:family="text">
      <style:text-properties fo:background-color="#80FFFF"/>
    </style:style>
    <style:style style:name="P3406" style:parent-style-name="Normalny" style:family="paragraph">
      <style:paragraph-properties fo:text-align="justify" fo:line-height="150%" fo:text-indent="0.2479in"/>
    </style:style>
    <style:style style:name="P3407" style:parent-style-name="Normalny" style:family="paragraph">
      <style:paragraph-properties fo:text-align="justify" fo:line-height="150%"/>
    </style:style>
    <style:style style:name="T3408" style:parent-style-name="Domyślnaczcionkaakapitu" style:family="text">
      <style:text-properties style:text-underline-type="single" style:text-underline-style="solid" style:text-underline-width="auto" style:text-underline-mode="continuous"/>
    </style:style>
    <style:style style:name="T3409" style:parent-style-name="Domyślnaczcionkaakapitu" style:family="text">
      <style:text-properties fo:background-color="#80FFFF" style:text-underline-type="single" style:text-underline-style="solid" style:text-underline-width="auto" style:text-underline-mode="continuous"/>
    </style:style>
    <style:style style:name="T3410" style:parent-style-name="Domyślnaczcionkaakapitu" style:family="text">
      <style:text-properties style:text-underline-type="single" style:text-underline-style="solid" style:text-underline-width="auto" style:text-underline-mode="continuous"/>
    </style:style>
    <style:style style:name="P3411" style:parent-style-name="Normalny" style:family="paragraph">
      <style:paragraph-properties fo:text-align="justify" fo:line-height="150%" fo:text-indent="0.2479in"/>
    </style:style>
    <style:style style:name="T3412" style:parent-style-name="Domyślnaczcionkaakapitu" style:family="text">
      <style:text-properties fo:background-color="#80FFFF"/>
    </style:style>
    <style:style style:name="P3413" style:parent-style-name="Normalny" style:family="paragraph">
      <style:paragraph-properties fo:text-align="justify" fo:line-height="150%" fo:text-indent="0.2479in"/>
    </style:style>
    <style:style style:name="P3414" style:parent-style-name="Normalny" style:family="paragraph">
      <style:paragraph-properties fo:text-align="justify" fo:line-height="150%" fo:text-indent="0.2479in"/>
    </style:style>
    <style:style style:name="T3415" style:parent-style-name="Domyślnaczcionkaakapitu" style:family="text">
      <style:text-properties fo:background-color="#80FFFF"/>
    </style:style>
    <style:style style:name="T3416" style:parent-style-name="Domyślnaczcionkaakapitu" style:family="text">
      <style:text-properties fo:background-color="#80FFFF"/>
    </style:style>
    <style:style style:name="T3417" style:parent-style-name="Domyślnaczcionkaakapitu" style:family="text">
      <style:text-properties fo:background-color="#80FFFF"/>
    </style:style>
    <style:style style:name="P3418" style:parent-style-name="Normalny" style:family="paragraph">
      <style:paragraph-properties fo:text-align="justify" fo:line-height="150%" fo:text-indent="0.2479in"/>
    </style:style>
    <style:style style:name="T3419" style:parent-style-name="Domyślnaczcionkaakapitu" style:family="text">
      <style:text-properties fo:background-color="#80FFFF"/>
    </style:style>
    <style:style style:name="P3420" style:parent-style-name="Normalny" style:family="paragraph">
      <style:paragraph-properties fo:text-align="justify" fo:line-height="150%" fo:text-indent="0.2479in"/>
    </style:style>
    <style:style style:name="T3421" style:parent-style-name="Domyślnaczcionkaakapitu" style:family="text">
      <style:text-properties fo:background-color="#80FFFF"/>
    </style:style>
    <style:style style:name="T3422" style:parent-style-name="Domyślnaczcionkaakapitu" style:family="text">
      <style:text-properties fo:background-color="#80FFFF"/>
    </style:style>
    <style:style style:name="T3423" style:parent-style-name="Domyślnaczcionkaakapitu" style:family="text">
      <style:text-properties fo:background-color="#80FFFF"/>
    </style:style>
    <style:style style:name="T3424" style:parent-style-name="Domyślnaczcionkaakapitu" style:family="text">
      <style:text-properties fo:background-color="#80FFFF"/>
    </style:style>
    <style:style style:name="P3425" style:parent-style-name="Normalny" style:family="paragraph">
      <style:paragraph-properties fo:text-align="justify" fo:line-height="150%" fo:text-indent="0.2479in"/>
    </style:style>
    <style:style style:name="T3426" style:parent-style-name="Domyślnaczcionkaakapitu" style:family="text">
      <style:text-properties fo:background-color="#80FFFF"/>
    </style:style>
    <style:style style:name="T3427" style:parent-style-name="Domyślnaczcionkaakapitu" style:family="text">
      <style:text-properties fo:background-color="#80FFFF"/>
    </style:style>
    <style:style style:name="T3428" style:parent-style-name="Domyślnaczcionkaakapitu" style:family="text">
      <style:text-properties fo:background-color="#80FFFF"/>
    </style:style>
    <style:style style:name="T3429" style:parent-style-name="Domyślnaczcionkaakapitu" style:family="text">
      <style:text-properties fo:background-color="#80FFFF"/>
    </style:style>
    <style:style style:name="T3430" style:parent-style-name="Domyślnaczcionkaakapitu" style:family="text">
      <style:text-properties fo:background-color="#80FFFF"/>
    </style:style>
    <style:style style:name="T3431" style:parent-style-name="Domyślnaczcionkaakapitu" style:family="text">
      <style:text-properties fo:background-color="#80FFFF"/>
    </style:style>
    <style:style style:name="P3432" style:parent-style-name="Normalny" style:family="paragraph">
      <style:paragraph-properties fo:text-align="justify" fo:line-height="150%"/>
    </style:style>
    <style:style style:name="T3433" style:parent-style-name="Domyślnaczcionkaakapitu" style:family="text">
      <style:text-properties style:text-underline-type="single" style:text-underline-style="solid" style:text-underline-width="auto" style:text-underline-mode="continuous"/>
    </style:style>
    <style:style style:name="P3434" style:parent-style-name="Normalny" style:family="paragraph">
      <style:paragraph-properties fo:text-align="justify" fo:line-height="150%" fo:text-indent="0.2479in"/>
    </style:style>
    <style:style style:name="P3435" style:parent-style-name="Normalny" style:family="paragraph">
      <style:paragraph-properties fo:text-align="justify" fo:line-height="150%"/>
    </style:style>
    <style:style style:name="T3436" style:parent-style-name="Domyślnaczcionkaakapitu" style:family="text">
      <style:text-properties style:text-underline-type="single" style:text-underline-style="solid" style:text-underline-width="auto" style:text-underline-mode="continuous"/>
    </style:style>
    <style:style style:name="T3437" style:parent-style-name="Domyślnaczcionkaakapitu" style:family="text">
      <style:text-properties fo:background-color="#80FFFF" style:text-underline-type="single" style:text-underline-style="solid" style:text-underline-width="auto" style:text-underline-mode="continuous"/>
    </style:style>
    <style:style style:name="T3438" style:parent-style-name="Domyślnaczcionkaakapitu" style:family="text">
      <style:text-properties style:text-underline-type="single" style:text-underline-style="solid" style:text-underline-width="auto" style:text-underline-mode="continuous"/>
    </style:style>
    <style:style style:name="P3439" style:parent-style-name="Normalny" style:family="paragraph">
      <style:paragraph-properties fo:text-align="justify" fo:line-height="150%" fo:text-indent="0.2479in"/>
    </style:style>
    <style:style style:name="T3440" style:parent-style-name="Domyślnaczcionkaakapitu" style:family="text">
      <style:text-properties fo:background-color="#80FFFF"/>
    </style:style>
    <style:style style:name="T3441" style:parent-style-name="Domyślnaczcionkaakapitu" style:family="text">
      <style:text-properties fo:background-color="#80FFFF"/>
    </style:style>
    <style:style style:name="T3442" style:parent-style-name="Domyślnaczcionkaakapitu" style:family="text">
      <style:text-properties fo:background-color="#80FFFF"/>
    </style:style>
    <style:style style:name="T3443" style:parent-style-name="Domyślnaczcionkaakapitu" style:family="text">
      <style:text-properties fo:background-color="#80FFFF"/>
    </style:style>
    <style:style style:name="P3444" style:parent-style-name="Normalny" style:family="paragraph">
      <style:paragraph-properties fo:text-align="justify" fo:line-height="150%" fo:text-indent="0.2479in"/>
    </style:style>
    <style:style style:name="T3445" style:parent-style-name="Domyślnaczcionkaakapitu" style:family="text">
      <style:text-properties fo:background-color="#80FFFF"/>
    </style:style>
    <style:style style:name="T3446" style:parent-style-name="Domyślnaczcionkaakapitu" style:family="text">
      <style:text-properties fo:background-color="#80FFFF"/>
    </style:style>
    <style:style style:name="P3447" style:parent-style-name="Normalny" style:family="paragraph">
      <style:paragraph-properties fo:text-align="justify" fo:line-height="150%" fo:text-indent="0.2479in"/>
    </style:style>
    <style:style style:name="T3448" style:parent-style-name="Domyślnaczcionkaakapitu" style:family="text">
      <style:text-properties fo:background-color="#80FFFF"/>
    </style:style>
    <style:style style:name="T3449" style:parent-style-name="Domyślnaczcionkaakapitu" style:family="text">
      <style:text-properties fo:background-color="#80FFFF"/>
    </style:style>
    <style:style style:name="P3450" style:parent-style-name="Normalny" style:family="paragraph">
      <style:paragraph-properties fo:text-align="justify" fo:line-height="150%" fo:text-indent="0.2479in"/>
    </style:style>
    <style:style style:name="P3451" style:parent-style-name="Normalny" style:family="paragraph">
      <style:paragraph-properties fo:text-align="justify" fo:line-height="150%"/>
    </style:style>
    <style:style style:name="T3452" style:parent-style-name="Domyślnaczcionkaakapitu" style:family="text">
      <style:text-properties style:text-underline-type="single" style:text-underline-style="solid" style:text-underline-width="auto" style:text-underline-mode="continuous"/>
    </style:style>
    <style:style style:name="T3453" style:parent-style-name="Domyślnaczcionkaakapitu" style:family="text">
      <style:text-properties fo:background-color="#80FFFF" style:text-underline-type="single" style:text-underline-style="solid" style:text-underline-width="auto" style:text-underline-mode="continuous"/>
    </style:style>
    <style:style style:name="P3454" style:parent-style-name="Normalny" style:family="paragraph">
      <style:paragraph-properties fo:text-align="justify" fo:line-height="150%" fo:text-indent="0.2479in"/>
    </style:style>
    <style:style style:name="P3455" style:parent-style-name="Normalny" style:family="paragraph">
      <style:paragraph-properties fo:text-align="justify" fo:line-height="150%" fo:text-indent="0.2479in"/>
    </style:style>
    <style:style style:name="P3456" style:parent-style-name="Normalny" style:family="paragraph">
      <style:paragraph-properties fo:text-align="justify" fo:line-height="150%"/>
    </style:style>
    <style:style style:name="T3457" style:parent-style-name="Domyślnaczcionkaakapitu" style:family="text">
      <style:text-properties style:text-underline-type="single" style:text-underline-style="solid" style:text-underline-width="auto" style:text-underline-mode="continuous"/>
    </style:style>
    <style:style style:name="P3458" style:parent-style-name="Normalny" style:family="paragraph">
      <style:paragraph-properties fo:text-align="justify" fo:line-height="150%" fo:text-indent="0.2479in"/>
    </style:style>
    <style:style style:name="T3459" style:parent-style-name="Domyślnaczcionkaakapitu" style:family="text">
      <style:text-properties fo:background-color="#80FFFF"/>
    </style:style>
    <style:style style:name="T3460" style:parent-style-name="Domyślnaczcionkaakapitu" style:family="text">
      <style:text-properties fo:background-color="#80FFFF"/>
    </style:style>
    <style:style style:name="P3461" style:parent-style-name="Normalny" style:family="paragraph">
      <style:paragraph-properties fo:text-align="justify" fo:line-height="150%" fo:text-indent="0.2479in"/>
    </style:style>
    <style:style style:name="T3462" style:parent-style-name="Domyślnaczcionkaakapitu" style:family="text">
      <style:text-properties fo:background-color="#80FFFF"/>
    </style:style>
    <style:style style:name="T3463" style:parent-style-name="Domyślnaczcionkaakapitu" style:family="text">
      <style:text-properties fo:background-color="#80FFFF"/>
    </style:style>
    <style:style style:name="P3464" style:parent-style-name="Normalny" style:family="paragraph">
      <style:paragraph-properties fo:text-align="justify" fo:line-height="150%" fo:text-indent="0.2479in"/>
    </style:style>
    <style:style style:name="T3465" style:parent-style-name="Domyślnaczcionkaakapitu" style:family="text">
      <style:text-properties fo:background-color="#80FFFF"/>
    </style:style>
    <style:style style:name="T3466" style:parent-style-name="Domyślnaczcionkaakapitu" style:family="text">
      <style:text-properties fo:background-color="#80FFFF"/>
    </style:style>
    <style:style style:name="P3467" style:parent-style-name="Normalny" style:family="paragraph">
      <style:paragraph-properties fo:text-align="justify" fo:line-height="150%" fo:text-indent="0.2479in"/>
    </style:style>
    <style:style style:name="P3468" style:parent-style-name="Normalny" style:family="paragraph">
      <style:paragraph-properties fo:text-align="justify" fo:line-height="150%"/>
    </style:style>
    <style:style style:name="T3469" style:parent-style-name="Domyślnaczcionkaakapitu" style:family="text">
      <style:text-properties style:text-underline-type="single" style:text-underline-style="solid" style:text-underline-width="auto" style:text-underline-mode="continuous"/>
    </style:style>
    <style:style style:name="T3470" style:parent-style-name="Domyślnaczcionkaakapitu" style:family="text">
      <style:text-properties fo:background-color="#80FFFF" style:text-underline-type="single" style:text-underline-style="solid" style:text-underline-width="auto" style:text-underline-mode="continuous"/>
    </style:style>
    <style:style style:name="T3471" style:parent-style-name="Domyślnaczcionkaakapitu" style:family="text">
      <style:text-properties style:text-underline-type="single" style:text-underline-style="solid" style:text-underline-width="auto" style:text-underline-mode="continuous"/>
    </style:style>
    <style:style style:name="T3472" style:parent-style-name="Domyślnaczcionkaakapitu" style:family="text">
      <style:text-properties fo:background-color="#80FFFF" style:text-underline-type="single" style:text-underline-style="solid" style:text-underline-width="auto" style:text-underline-mode="continuous"/>
    </style:style>
    <style:style style:name="P3473" style:parent-style-name="Normalny" style:family="paragraph">
      <style:paragraph-properties fo:text-align="justify" fo:line-height="150%" fo:text-indent="0.2479in"/>
    </style:style>
    <style:style style:name="P3474" style:parent-style-name="Normalny" style:family="paragraph">
      <style:paragraph-properties fo:text-align="justify" fo:line-height="150%"/>
    </style:style>
    <style:style style:name="T3475" style:parent-style-name="Domyślnaczcionkaakapitu" style:family="text">
      <style:text-properties style:text-underline-type="single" style:text-underline-style="solid" style:text-underline-width="auto" style:text-underline-mode="continuous"/>
    </style:style>
    <style:style style:name="T3476" style:parent-style-name="Domyślnaczcionkaakapitu" style:family="text">
      <style:text-properties fo:background-color="#80FFFF" style:text-underline-type="single" style:text-underline-style="solid" style:text-underline-width="auto" style:text-underline-mode="continuous"/>
    </style:style>
    <style:style style:name="T3477" style:parent-style-name="Domyślnaczcionkaakapitu" style:family="text">
      <style:text-properties style:text-underline-type="single" style:text-underline-style="solid" style:text-underline-width="auto" style:text-underline-mode="continuous"/>
    </style:style>
    <style:style style:name="P3478" style:parent-style-name="Normalny" style:family="paragraph">
      <style:paragraph-properties fo:text-align="justify" fo:line-height="150%" fo:text-indent="0.2479in"/>
    </style:style>
    <style:style style:name="T3479" style:parent-style-name="Domyślnaczcionkaakapitu" style:family="text">
      <style:text-properties fo:background-color="#80FFFF"/>
    </style:style>
    <style:style style:name="P3480" style:parent-style-name="Normalny" style:family="paragraph">
      <style:paragraph-properties fo:text-align="justify" fo:line-height="150%"/>
    </style:style>
    <style:style style:name="T3481" style:parent-style-name="Domyślnaczcionkaakapitu" style:family="text">
      <style:text-properties style:text-underline-type="single" style:text-underline-style="solid" style:text-underline-width="auto" style:text-underline-mode="continuous"/>
    </style:style>
    <style:style style:name="T3482" style:parent-style-name="Domyślnaczcionkaakapitu" style:family="text">
      <style:text-properties fo:background-color="#80FFFF" style:text-underline-type="single" style:text-underline-style="solid" style:text-underline-width="auto" style:text-underline-mode="continuous"/>
    </style:style>
    <style:style style:name="P3483" style:parent-style-name="Normalny" style:family="paragraph">
      <style:paragraph-properties fo:text-align="justify" fo:line-height="150%" fo:text-indent="0.2479in"/>
    </style:style>
    <style:style style:name="P3484" style:parent-style-name="Normalny" style:family="paragraph">
      <style:paragraph-properties fo:text-align="justify" fo:line-height="150%"/>
    </style:style>
    <style:style style:name="T3485" style:parent-style-name="Domyślnaczcionkaakapitu" style:family="text">
      <style:text-properties style:text-underline-type="single" style:text-underline-style="solid" style:text-underline-width="auto" style:text-underline-mode="continuous"/>
    </style:style>
    <style:style style:name="T3486" style:parent-style-name="Domyślnaczcionkaakapitu" style:family="text">
      <style:text-properties fo:background-color="#80FFFF" style:text-underline-type="single" style:text-underline-style="solid" style:text-underline-width="auto" style:text-underline-mode="continuous"/>
    </style:style>
    <style:style style:name="T3487" style:parent-style-name="Domyślnaczcionkaakapitu" style:family="text">
      <style:text-properties style:text-underline-type="single" style:text-underline-style="solid" style:text-underline-width="auto" style:text-underline-mode="continuous"/>
    </style:style>
    <style:style style:name="T3488" style:parent-style-name="Domyślnaczcionkaakapitu" style:family="text">
      <style:text-properties fo:background-color="#80FFFF" style:text-underline-type="single" style:text-underline-style="solid" style:text-underline-width="auto" style:text-underline-mode="continuous"/>
    </style:style>
    <style:style style:name="T3489" style:parent-style-name="Domyślnaczcionkaakapitu" style:family="text">
      <style:text-properties style:text-underline-type="single" style:text-underline-style="solid" style:text-underline-width="auto" style:text-underline-mode="continuous"/>
    </style:style>
    <style:style style:name="P3490" style:parent-style-name="Normalny" style:family="paragraph">
      <style:paragraph-properties fo:text-align="justify" fo:line-height="150%"/>
    </style:style>
    <style:style style:name="T3491" style:parent-style-name="Domyślnaczcionkaakapitu" style:family="text">
      <style:text-properties fo:background-color="#80FFFF"/>
    </style:style>
    <style:style style:name="P3492" style:parent-style-name="Normalny" style:family="paragraph">
      <style:paragraph-properties fo:text-align="justify" fo:line-height="150%" fo:text-indent="0.2479in"/>
    </style:style>
    <style:style style:name="T3493" style:parent-style-name="Domyślnaczcionkaakapitu" style:family="text">
      <style:text-properties fo:background-color="#80FFFF"/>
    </style:style>
    <style:style style:name="T3494" style:parent-style-name="Domyślnaczcionkaakapitu" style:family="text">
      <style:text-properties fo:background-color="#80FFFF"/>
    </style:style>
    <style:style style:name="P3495" style:parent-style-name="Normalny" style:family="paragraph">
      <style:paragraph-properties fo:text-align="justify" fo:line-height="150%"/>
    </style:style>
    <style:style style:name="T3496" style:parent-style-name="Domyślnaczcionkaakapitu" style:family="text">
      <style:text-properties style:text-underline-type="single" style:text-underline-style="solid" style:text-underline-width="auto" style:text-underline-mode="continuous"/>
    </style:style>
    <style:style style:name="P3497" style:parent-style-name="Normalny" style:family="paragraph">
      <style:paragraph-properties fo:text-align="justify" fo:line-height="150%" fo:text-indent="0.2479in"/>
    </style:style>
    <style:style style:name="P3498" style:parent-style-name="Normalny" style:family="paragraph">
      <style:paragraph-properties fo:text-align="justify" fo:line-height="150%"/>
    </style:style>
    <style:style style:name="T3499" style:parent-style-name="Domyślnaczcionkaakapitu" style:family="text">
      <style:text-properties style:text-underline-type="single" style:text-underline-style="solid" style:text-underline-width="auto" style:text-underline-mode="continuous"/>
    </style:style>
    <style:style style:name="T3500" style:parent-style-name="Domyślnaczcionkaakapitu" style:family="text">
      <style:text-properties fo:background-color="#80FFFF" style:text-underline-type="single" style:text-underline-style="solid" style:text-underline-width="auto" style:text-underline-mode="continuous"/>
    </style:style>
    <style:style style:name="P3501" style:parent-style-name="Normalny" style:family="paragraph">
      <style:paragraph-properties fo:text-align="justify" fo:line-height="150%" fo:text-indent="0.2479in"/>
    </style:style>
    <style:style style:name="P3502" style:parent-style-name="Normalny" style:family="paragraph">
      <style:paragraph-properties fo:text-align="justify" fo:line-height="150%"/>
    </style:style>
    <style:style style:name="T3503" style:parent-style-name="Domyślnaczcionkaakapitu" style:family="text">
      <style:text-properties fo:background-color="#80FFFF" style:text-underline-type="single" style:text-underline-style="solid" style:text-underline-width="auto" style:text-underline-mode="continuous"/>
    </style:style>
    <style:style style:name="T3504" style:parent-style-name="Domyślnaczcionkaakapitu" style:family="text">
      <style:text-properties style:text-underline-type="single" style:text-underline-style="solid" style:text-underline-width="auto" style:text-underline-mode="continuous"/>
    </style:style>
    <style:style style:name="P3505" style:parent-style-name="Normalny" style:family="paragraph">
      <style:paragraph-properties fo:text-align="justify" fo:line-height="150%" fo:text-indent="0.2479in"/>
    </style:style>
    <style:style style:name="P3506" style:parent-style-name="Normalny" style:family="paragraph">
      <style:paragraph-properties fo:text-align="justify" fo:line-height="150%" fo:text-indent="0.2479in"/>
    </style:style>
    <style:style style:name="P3507" style:parent-style-name="Normalny" style:family="paragraph">
      <style:paragraph-properties fo:text-align="justify" fo:line-height="150%"/>
    </style:style>
    <style:style style:name="T3508" style:parent-style-name="Domyślnaczcionkaakapitu" style:family="text">
      <style:text-properties style:text-underline-type="single" style:text-underline-style="solid" style:text-underline-width="auto" style:text-underline-mode="continuous"/>
    </style:style>
    <style:style style:name="P3509" style:parent-style-name="Normalny" style:family="paragraph">
      <style:paragraph-properties fo:text-align="justify" fo:line-height="150%" fo:text-indent="0.2479in"/>
    </style:style>
    <style:style style:name="T3510" style:parent-style-name="Domyślnaczcionkaakapitu" style:family="text">
      <style:text-properties fo:background-color="#80FFFF"/>
    </style:style>
    <style:style style:name="T3511" style:parent-style-name="Domyślnaczcionkaakapitu" style:family="text">
      <style:text-properties fo:background-color="#80FFFF"/>
    </style:style>
    <style:style style:name="P3512" style:parent-style-name="Normalny" style:family="paragraph">
      <style:paragraph-properties fo:text-align="justify" fo:line-height="150%" fo:text-indent="0.2479in"/>
    </style:style>
    <style:style style:name="P3513" style:parent-style-name="Normalny" style:family="paragraph">
      <style:paragraph-properties fo:text-align="justify" fo:line-height="150%" fo:text-indent="0.2479in"/>
    </style:style>
    <style:style style:name="T3514" style:parent-style-name="Domyślnaczcionkaakapitu" style:family="text">
      <style:text-properties fo:background-color="#80FFFF"/>
    </style:style>
    <style:style style:name="T3515" style:parent-style-name="Domyślnaczcionkaakapitu" style:family="text">
      <style:text-properties fo:background-color="#80FFFF"/>
    </style:style>
    <style:style style:name="T3516" style:parent-style-name="Domyślnaczcionkaakapitu" style:family="text">
      <style:text-properties fo:background-color="#80FFFF"/>
    </style:style>
    <style:style style:name="P3517" style:parent-style-name="Normalny" style:family="paragraph">
      <style:paragraph-properties fo:text-align="justify" fo:line-height="150%" fo:text-indent="0.2479in"/>
    </style:style>
    <style:style style:name="P3518" style:parent-style-name="Normalny" style:family="paragraph">
      <style:paragraph-properties fo:text-align="justify" fo:line-height="150%"/>
    </style:style>
    <style:style style:name="T3519" style:parent-style-name="Domyślnaczcionkaakapitu" style:family="text">
      <style:text-properties style:text-underline-type="single" style:text-underline-style="solid" style:text-underline-width="auto" style:text-underline-mode="continuous"/>
    </style:style>
    <style:style style:name="P3520" style:parent-style-name="Normalny" style:family="paragraph">
      <style:paragraph-properties fo:text-align="justify" fo:line-height="150%" fo:text-indent="0.2479in"/>
    </style:style>
    <style:style style:name="T3521" style:parent-style-name="Domyślnaczcionkaakapitu" style:family="text">
      <style:text-properties fo:background-color="#80FFFF"/>
    </style:style>
    <style:style style:name="P3522" style:parent-style-name="Normalny" style:family="paragraph">
      <style:paragraph-properties fo:text-align="justify" fo:line-height="150%"/>
    </style:style>
    <style:style style:name="T3523" style:parent-style-name="Domyślnaczcionkaakapitu" style:family="text">
      <style:text-properties style:text-underline-type="single" style:text-underline-style="solid" style:text-underline-width="auto" style:text-underline-mode="continuous"/>
    </style:style>
    <style:style style:name="T3524" style:parent-style-name="Domyślnaczcionkaakapitu" style:family="text">
      <style:text-properties fo:background-color="#80FFFF" style:text-underline-type="single" style:text-underline-style="solid" style:text-underline-width="auto" style:text-underline-mode="continuous"/>
    </style:style>
    <style:style style:name="P3525" style:parent-style-name="Normalny" style:family="paragraph">
      <style:paragraph-properties fo:text-align="justify" fo:line-height="150%" fo:text-indent="0.2479in"/>
    </style:style>
    <style:style style:name="T3526" style:parent-style-name="Domyślnaczcionkaakapitu" style:family="text">
      <style:text-properties fo:background-color="#80FFFF"/>
    </style:style>
    <style:style style:name="P3527" style:parent-style-name="Normalny" style:family="paragraph">
      <style:paragraph-properties fo:text-align="justify" fo:line-height="150%"/>
    </style:style>
    <style:style style:name="T3528" style:parent-style-name="Domyślnaczcionkaakapitu" style:family="text">
      <style:text-properties style:text-underline-type="single" style:text-underline-style="solid" style:text-underline-width="auto" style:text-underline-mode="continuous"/>
    </style:style>
    <style:style style:name="P3529" style:parent-style-name="Normalny" style:family="paragraph">
      <style:paragraph-properties fo:text-align="justify" fo:line-height="150%" fo:text-indent="0.2479in"/>
    </style:style>
    <style:style style:name="T3530" style:parent-style-name="Domyślnaczcionkaakapitu" style:family="text">
      <style:text-properties fo:background-color="#80FFFF"/>
    </style:style>
    <style:style style:name="P3531" style:parent-style-name="Normalny" style:family="paragraph">
      <style:paragraph-properties fo:text-align="justify" fo:line-height="150%"/>
    </style:style>
    <style:style style:name="T3532" style:parent-style-name="Domyślnaczcionkaakapitu" style:family="text">
      <style:text-properties style:text-underline-type="single" style:text-underline-style="solid" style:text-underline-width="auto" style:text-underline-mode="continuous"/>
    </style:style>
    <style:style style:name="T3533" style:parent-style-name="Domyślnaczcionkaakapitu" style:family="text">
      <style:text-properties fo:background-color="#80FFFF" style:text-underline-type="single" style:text-underline-style="solid" style:text-underline-width="auto" style:text-underline-mode="continuous"/>
    </style:style>
    <style:style style:name="T3534" style:parent-style-name="Domyślnaczcionkaakapitu" style:family="text">
      <style:text-properties style:text-underline-type="single" style:text-underline-style="solid" style:text-underline-width="auto" style:text-underline-mode="continuous"/>
    </style:style>
    <style:style style:name="T3535" style:parent-style-name="Domyślnaczcionkaakapitu" style:family="text">
      <style:text-properties fo:background-color="#80FFFF" style:text-underline-type="single" style:text-underline-style="solid" style:text-underline-width="auto" style:text-underline-mode="continuous"/>
    </style:style>
    <style:style style:name="P3536" style:parent-style-name="Normalny" style:family="paragraph">
      <style:paragraph-properties fo:text-align="justify" fo:line-height="150%" fo:text-indent="0.2479in"/>
    </style:style>
    <style:style style:name="T3537" style:parent-style-name="Domyślnaczcionkaakapitu" style:family="text">
      <style:text-properties fo:background-color="#80FFFF"/>
    </style:style>
    <style:style style:name="T3538" style:parent-style-name="Domyślnaczcionkaakapitu" style:family="text">
      <style:text-properties fo:background-color="#80FFFF"/>
    </style:style>
    <style:style style:name="T3539" style:parent-style-name="Domyślnaczcionkaakapitu" style:family="text">
      <style:text-properties fo:background-color="#80FFFF"/>
    </style:style>
    <style:style style:name="P3540" style:parent-style-name="Normalny" style:family="paragraph">
      <style:paragraph-properties fo:text-align="justify" fo:line-height="150%" fo:text-indent="0.2479in"/>
    </style:style>
    <style:style style:name="P3541" style:parent-style-name="Normalny" style:family="paragraph">
      <style:paragraph-properties fo:text-align="justify" fo:line-height="150%" fo:text-indent="0.2479in"/>
    </style:style>
    <style:style style:name="P3542" style:parent-style-name="Normalny" style:family="paragraph">
      <style:paragraph-properties fo:text-align="justify" fo:line-height="150%" fo:text-indent="0.2479in"/>
    </style:style>
    <style:style style:name="P3543" style:parent-style-name="Normalny" style:family="paragraph">
      <style:paragraph-properties fo:text-align="justify" fo:line-height="150%"/>
    </style:style>
    <style:style style:name="T3544" style:parent-style-name="Domyślnaczcionkaakapitu" style:family="text">
      <style:text-properties style:text-underline-type="single" style:text-underline-style="solid" style:text-underline-width="auto" style:text-underline-mode="continuous"/>
    </style:style>
    <style:style style:name="P3545" style:parent-style-name="Normalny" style:family="paragraph">
      <style:paragraph-properties fo:text-align="justify" fo:line-height="150%" fo:text-indent="0.2479in"/>
    </style:style>
    <style:style style:name="P3546" style:parent-style-name="Normalny" style:family="paragraph">
      <style:paragraph-properties fo:text-align="justify" fo:line-height="150%"/>
    </style:style>
    <style:style style:name="T3547" style:parent-style-name="Domyślnaczcionkaakapitu" style:family="text">
      <style:text-properties style:text-underline-type="single" style:text-underline-style="solid" style:text-underline-width="auto" style:text-underline-mode="continuous"/>
    </style:style>
    <style:style style:name="P3548" style:parent-style-name="Normalny" style:family="paragraph">
      <style:paragraph-properties fo:text-align="justify" fo:line-height="150%" fo:text-indent="0.2479in"/>
    </style:style>
    <style:style style:name="T3549" style:parent-style-name="Domyślnaczcionkaakapitu" style:family="text">
      <style:text-properties fo:background-color="#80FFFF"/>
    </style:style>
    <style:style style:name="P3550" style:parent-style-name="Normalny" style:family="paragraph">
      <style:paragraph-properties fo:text-align="justify" fo:line-height="150%" fo:text-indent="0.2479in"/>
    </style:style>
    <style:style style:name="T3551" style:parent-style-name="Domyślnaczcionkaakapitu" style:family="text">
      <style:text-properties fo:background-color="#80FFFF"/>
    </style:style>
    <style:style style:name="P3552" style:parent-style-name="Normalny" style:family="paragraph">
      <style:paragraph-properties fo:text-align="justify" fo:line-height="150%"/>
    </style:style>
    <style:style style:name="P3553" style:parent-style-name="Normalny" style:family="paragraph">
      <style:paragraph-properties fo:text-align="justify" fo:line-height="150%" fo:text-indent="0.2479in"/>
    </style:style>
    <style:style style:name="T3554" style:parent-style-name="Domyślnaczcionkaakapitu" style:family="text">
      <style:text-properties fo:background-color="#80FFFF"/>
    </style:style>
    <style:style style:name="T3555" style:parent-style-name="Domyślnaczcionkaakapitu" style:family="text">
      <style:text-properties fo:background-color="#80FFFF"/>
    </style:style>
    <style:style style:name="T3556" style:parent-style-name="Domyślnaczcionkaakapitu" style:family="text">
      <style:text-properties fo:background-color="#80FFFF"/>
    </style:style>
    <style:style style:name="P3557" style:parent-style-name="Normalny" style:family="paragraph">
      <style:paragraph-properties fo:text-align="justify" fo:line-height="150%"/>
    </style:style>
    <style:style style:name="T3558" style:parent-style-name="Domyślnaczcionkaakapitu" style:family="text">
      <style:text-properties style:text-underline-type="single" style:text-underline-style="solid" style:text-underline-width="auto" style:text-underline-mode="continuous"/>
    </style:style>
    <style:style style:name="P3559" style:parent-style-name="Normalny" style:family="paragraph">
      <style:paragraph-properties fo:text-align="justify" fo:line-height="150%"/>
    </style:style>
    <style:style style:name="P3560" style:parent-style-name="Normalny" style:family="paragraph">
      <style:paragraph-properties fo:text-align="justify" fo:line-height="150%" fo:text-indent="0.2479in"/>
    </style:style>
    <style:style style:name="T3561" style:parent-style-name="Domyślnaczcionkaakapitu" style:family="text">
      <style:text-properties fo:background-color="#80FFFF"/>
    </style:style>
    <style:style style:name="P3562" style:parent-style-name="Normalny" style:family="paragraph">
      <style:paragraph-properties fo:text-align="justify" fo:line-height="150%"/>
    </style:style>
    <style:style style:name="T3563" style:parent-style-name="Domyślnaczcionkaakapitu" style:family="text">
      <style:text-properties style:text-underline-type="single" style:text-underline-style="solid" style:text-underline-width="auto" style:text-underline-mode="continuous"/>
    </style:style>
    <style:style style:name="P3564" style:parent-style-name="Normalny" style:family="paragraph">
      <style:paragraph-properties fo:text-align="justify" fo:line-height="150%" fo:text-indent="0.2479in"/>
    </style:style>
    <style:style style:name="P3565" style:parent-style-name="Normalny" style:family="paragraph">
      <style:paragraph-properties fo:text-align="justify" fo:line-height="150%"/>
    </style:style>
    <style:style style:name="T3566" style:parent-style-name="Domyślnaczcionkaakapitu" style:family="text">
      <style:text-properties fo:background-color="#80FFFF" style:text-underline-type="single" style:text-underline-style="solid" style:text-underline-width="auto" style:text-underline-mode="continuous"/>
    </style:style>
    <style:style style:name="T3567" style:parent-style-name="Domyślnaczcionkaakapitu" style:family="text">
      <style:text-properties style:text-underline-type="single" style:text-underline-style="solid" style:text-underline-width="auto" style:text-underline-mode="continuous"/>
    </style:style>
    <style:style style:name="P3568" style:parent-style-name="Normalny" style:family="paragraph">
      <style:paragraph-properties fo:text-align="justify" fo:line-height="150%" fo:text-indent="0.2479in"/>
    </style:style>
    <style:style style:name="P3569" style:parent-style-name="Normalny" style:family="paragraph">
      <style:paragraph-properties fo:text-align="justify" fo:line-height="150%" fo:text-indent="0.2479in"/>
    </style:style>
    <style:style style:name="T3570" style:parent-style-name="Domyślnaczcionkaakapitu" style:family="text">
      <style:text-properties fo:background-color="#80FFFF"/>
    </style:style>
    <style:style style:name="T3571" style:parent-style-name="Domyślnaczcionkaakapitu" style:family="text">
      <style:text-properties fo:background-color="#80FFFF"/>
    </style:style>
    <style:style style:name="T3572" style:parent-style-name="Domyślnaczcionkaakapitu" style:family="text">
      <style:text-properties fo:background-color="#80FFFF"/>
    </style:style>
    <style:style style:name="T3573" style:parent-style-name="Domyślnaczcionkaakapitu" style:family="text">
      <style:text-properties fo:background-color="#80FFFF"/>
    </style:style>
    <style:style style:name="P3574" style:parent-style-name="Normalny" style:family="paragraph">
      <style:paragraph-properties fo:text-align="justify" fo:line-height="150%" fo:text-indent="0.2479in"/>
    </style:style>
    <style:style style:name="T3575" style:parent-style-name="Domyślnaczcionkaakapitu" style:family="text">
      <style:text-properties fo:background-color="#80FFFF"/>
    </style:style>
    <style:style style:name="P3576" style:parent-style-name="Normalny" style:family="paragraph">
      <style:paragraph-properties fo:text-align="justify" fo:line-height="150%"/>
    </style:style>
    <style:style style:name="T3577" style:parent-style-name="Domyślnaczcionkaakapitu" style:family="text">
      <style:text-properties style:text-underline-type="single" style:text-underline-style="solid" style:text-underline-width="auto" style:text-underline-mode="continuous"/>
    </style:style>
    <style:style style:name="T3578" style:parent-style-name="Domyślnaczcionkaakapitu" style:family="text">
      <style:text-properties fo:background-color="#80FFFF" style:text-underline-type="single" style:text-underline-style="solid" style:text-underline-width="auto" style:text-underline-mode="continuous"/>
    </style:style>
    <style:style style:name="T3579" style:parent-style-name="Domyślnaczcionkaakapitu" style:family="text">
      <style:text-properties style:text-underline-type="single" style:text-underline-style="solid" style:text-underline-width="auto" style:text-underline-mode="continuous"/>
    </style:style>
    <style:style style:name="T3580" style:parent-style-name="Domyślnaczcionkaakapitu" style:family="text">
      <style:text-properties fo:background-color="#80FFFF" style:text-underline-type="single" style:text-underline-style="solid" style:text-underline-width="auto" style:text-underline-mode="continuous"/>
    </style:style>
    <style:style style:name="P3581" style:parent-style-name="Normalny" style:family="paragraph">
      <style:paragraph-properties fo:text-align="justify" fo:line-height="150%" fo:text-indent="0.2479in"/>
    </style:style>
    <style:style style:name="P3582" style:parent-style-name="Normalny" style:family="paragraph">
      <style:paragraph-properties fo:text-align="justify" fo:line-height="150%" fo:text-indent="0.2479in"/>
    </style:style>
    <style:style style:name="T3583" style:parent-style-name="Domyślnaczcionkaakapitu" style:family="text">
      <style:text-properties fo:background-color="#80FFFF"/>
    </style:style>
    <style:style style:name="P3584" style:parent-style-name="Normalny" style:family="paragraph">
      <style:paragraph-properties fo:text-align="justify" fo:line-height="150%" fo:text-indent="0.2479in"/>
    </style:style>
    <style:style style:name="P3585" style:parent-style-name="Normalny" style:family="paragraph">
      <style:paragraph-properties fo:text-align="justify" fo:line-height="150%"/>
    </style:style>
    <style:style style:name="T3586" style:parent-style-name="Domyślnaczcionkaakapitu" style:family="text">
      <style:text-properties style:text-underline-type="single" style:text-underline-style="solid" style:text-underline-width="auto" style:text-underline-mode="continuous"/>
    </style:style>
    <style:style style:name="P3587" style:parent-style-name="Normalny" style:family="paragraph">
      <style:paragraph-properties fo:text-align="justify" fo:line-height="150%" fo:text-indent="0.2479in"/>
    </style:style>
    <style:style style:name="T3588" style:parent-style-name="Domyślnaczcionkaakapitu" style:family="text">
      <style:text-properties fo:background-color="#80FFFF"/>
    </style:style>
    <style:style style:name="T3589" style:parent-style-name="Domyślnaczcionkaakapitu" style:family="text">
      <style:text-properties fo:background-color="#80FFFF"/>
    </style:style>
    <style:style style:name="T3590" style:parent-style-name="Domyślnaczcionkaakapitu" style:family="text">
      <style:text-properties fo:background-color="#80FFFF"/>
    </style:style>
    <style:style style:name="T3591" style:parent-style-name="Domyślnaczcionkaakapitu" style:family="text">
      <style:text-properties fo:background-color="#80FFFF"/>
    </style:style>
    <style:style style:name="P3592" style:parent-style-name="Normalny" style:family="paragraph">
      <style:paragraph-properties fo:text-align="justify" fo:line-height="150%"/>
    </style:style>
    <style:style style:name="T3593" style:parent-style-name="Domyślnaczcionkaakapitu" style:family="text">
      <style:text-properties style:text-underline-type="single" style:text-underline-style="solid" style:text-underline-width="auto" style:text-underline-mode="continuous"/>
    </style:style>
    <style:style style:name="P3594" style:parent-style-name="Normalny" style:family="paragraph">
      <style:paragraph-properties fo:text-align="justify" fo:line-height="150%" fo:text-indent="0.2479in"/>
    </style:style>
    <style:style style:name="P3595" style:parent-style-name="Normalny" style:family="paragraph">
      <style:paragraph-properties fo:text-align="justify" fo:line-height="150%"/>
    </style:style>
    <style:style style:name="T3596" style:parent-style-name="Domyślnaczcionkaakapitu" style:family="text">
      <style:text-properties style:text-underline-type="single" style:text-underline-style="solid" style:text-underline-width="auto" style:text-underline-mode="continuous"/>
    </style:style>
    <style:style style:name="P3597" style:parent-style-name="Normalny" style:family="paragraph">
      <style:paragraph-properties fo:text-align="justify" fo:line-height="150%" fo:text-indent="0.2479in"/>
    </style:style>
    <style:style style:name="P3598" style:parent-style-name="Normalny" style:family="paragraph">
      <style:paragraph-properties fo:text-align="justify" fo:line-height="150%"/>
    </style:style>
    <style:style style:name="T3599" style:parent-style-name="Domyślnaczcionkaakapitu" style:family="text">
      <style:text-properties style:text-underline-type="single" style:text-underline-style="solid" style:text-underline-width="auto" style:text-underline-mode="continuous"/>
    </style:style>
    <style:style style:name="P3600" style:parent-style-name="Normalny" style:family="paragraph">
      <style:paragraph-properties fo:text-align="justify" fo:line-height="150%" fo:text-indent="0.2479in"/>
    </style:style>
    <style:style style:name="P3601" style:parent-style-name="Normalny" style:family="paragraph">
      <style:paragraph-properties fo:text-align="justify" fo:line-height="150%"/>
    </style:style>
    <style:style style:name="T3602" style:parent-style-name="Domyślnaczcionkaakapitu" style:family="text">
      <style:text-properties style:text-underline-type="single" style:text-underline-style="solid" style:text-underline-width="auto" style:text-underline-mode="continuous"/>
    </style:style>
    <style:style style:name="T3603" style:parent-style-name="Domyślnaczcionkaakapitu" style:family="text">
      <style:text-properties fo:background-color="#80FFFF" style:text-underline-type="single" style:text-underline-style="solid" style:text-underline-width="auto" style:text-underline-mode="continuous"/>
    </style:style>
    <style:style style:name="P3604" style:parent-style-name="Normalny" style:family="paragraph">
      <style:paragraph-properties fo:text-align="justify" fo:line-height="150%" fo:text-indent="0.2479in"/>
    </style:style>
    <style:style style:name="P3605" style:parent-style-name="Normalny" style:family="paragraph">
      <style:paragraph-properties fo:text-align="justify" fo:line-height="150%" fo:text-indent="0.2479in"/>
    </style:style>
    <style:style style:name="P3606" style:parent-style-name="Normalny" style:family="paragraph">
      <style:paragraph-properties fo:text-align="justify" fo:line-height="150%"/>
    </style:style>
    <style:style style:name="T3607" style:parent-style-name="Domyślnaczcionkaakapitu" style:family="text">
      <style:text-properties style:text-underline-type="single" style:text-underline-style="solid" style:text-underline-width="auto" style:text-underline-mode="continuous"/>
    </style:style>
    <style:style style:name="P3608" style:parent-style-name="Normalny" style:family="paragraph">
      <style:paragraph-properties fo:text-align="justify" fo:line-height="150%" fo:text-indent="0.2479in"/>
    </style:style>
    <style:style style:name="T3609" style:parent-style-name="Domyślnaczcionkaakapitu" style:family="text">
      <style:text-properties fo:background-color="#80FFFF"/>
    </style:style>
    <style:style style:name="P3610" style:parent-style-name="Normalny" style:family="paragraph">
      <style:paragraph-properties fo:text-align="justify" fo:line-height="150%" fo:text-indent="0.2479in"/>
    </style:style>
    <style:style style:name="T3611" style:parent-style-name="Domyślnaczcionkaakapitu" style:family="text">
      <style:text-properties fo:background-color="#80FFFF"/>
    </style:style>
    <style:style style:name="P3612" style:parent-style-name="Normalny" style:family="paragraph">
      <style:paragraph-properties fo:text-align="justify" fo:line-height="150%"/>
    </style:style>
    <style:style style:name="T3613" style:parent-style-name="Domyślnaczcionkaakapitu" style:family="text">
      <style:text-properties style:text-underline-type="single" style:text-underline-style="solid" style:text-underline-width="auto" style:text-underline-mode="continuous"/>
    </style:style>
    <style:style style:name="P3614" style:parent-style-name="Normalny" style:family="paragraph">
      <style:paragraph-properties fo:text-align="justify" fo:line-height="150%"/>
    </style:style>
    <style:style style:name="P3615" style:parent-style-name="Normalny" style:family="paragraph">
      <style:paragraph-properties fo:text-align="justify" fo:line-height="150%" fo:text-indent="0.2479in"/>
    </style:style>
    <style:style style:name="T3616" style:parent-style-name="Domyślnaczcionkaakapitu" style:family="text">
      <style:text-properties fo:background-color="#80FFFF"/>
    </style:style>
    <style:style style:name="T3617" style:parent-style-name="Domyślnaczcionkaakapitu" style:family="text">
      <style:text-properties fo:background-color="#80FFFF"/>
    </style:style>
    <style:style style:name="P3618" style:parent-style-name="Normalny" style:family="paragraph">
      <style:paragraph-properties fo:text-align="justify" fo:line-height="150%" fo:text-indent="0.2479in"/>
    </style:style>
    <style:style style:name="T3619" style:parent-style-name="Domyślnaczcionkaakapitu" style:family="text">
      <style:text-properties fo:background-color="#80FFFF"/>
    </style:style>
    <style:style style:name="P3620" style:parent-style-name="Normalny" style:family="paragraph">
      <style:paragraph-properties fo:text-align="justify" fo:line-height="150%"/>
    </style:style>
    <style:style style:name="T3621" style:parent-style-name="Domyślnaczcionkaakapitu" style:family="text">
      <style:text-properties style:text-underline-type="single" style:text-underline-style="solid" style:text-underline-width="auto" style:text-underline-mode="continuous"/>
    </style:style>
    <style:style style:name="P3622" style:parent-style-name="Normalny" style:family="paragraph">
      <style:paragraph-properties fo:text-align="justify" fo:line-height="150%" fo:text-indent="0.2479in"/>
    </style:style>
    <style:style style:name="P3623" style:parent-style-name="Normalny" style:family="paragraph">
      <style:paragraph-properties fo:text-align="justify" fo:line-height="150%"/>
    </style:style>
    <style:style style:name="T3624" style:parent-style-name="Domyślnaczcionkaakapitu" style:family="text">
      <style:text-properties fo:background-color="#80FFFF" style:text-underline-type="single" style:text-underline-style="solid" style:text-underline-width="auto" style:text-underline-mode="continuous"/>
    </style:style>
    <style:style style:name="T3625" style:parent-style-name="Domyślnaczcionkaakapitu" style:family="text">
      <style:text-properties style:text-underline-type="single" style:text-underline-style="solid" style:text-underline-width="auto" style:text-underline-mode="continuous"/>
    </style:style>
    <style:style style:name="T3626" style:parent-style-name="Domyślnaczcionkaakapitu" style:family="text">
      <style:text-properties fo:background-color="#80FFFF" style:text-underline-type="single" style:text-underline-style="solid" style:text-underline-width="auto" style:text-underline-mode="continuous"/>
    </style:style>
    <style:style style:name="T3627" style:parent-style-name="Domyślnaczcionkaakapitu" style:family="text">
      <style:text-properties style:text-underline-type="single" style:text-underline-style="solid" style:text-underline-width="auto" style:text-underline-mode="continuous"/>
    </style:style>
    <style:style style:name="P3628" style:parent-style-name="Normalny" style:family="paragraph">
      <style:paragraph-properties fo:text-align="justify" fo:line-height="150%" fo:text-indent="0.2479in"/>
    </style:style>
    <style:style style:name="T3629" style:parent-style-name="Domyślnaczcionkaakapitu" style:family="text">
      <style:text-properties fo:background-color="#80FFFF"/>
    </style:style>
    <style:style style:name="T3630" style:parent-style-name="Domyślnaczcionkaakapitu" style:family="text">
      <style:text-properties fo:background-color="#80FFFF"/>
    </style:style>
    <style:style style:name="P3631" style:parent-style-name="Normalny" style:family="paragraph">
      <style:paragraph-properties fo:text-align="justify" fo:line-height="150%" fo:text-indent="0.2479in"/>
    </style:style>
    <style:style style:name="P3632" style:parent-style-name="Normalny" style:family="paragraph">
      <style:paragraph-properties fo:text-align="justify" fo:line-height="150%" fo:text-indent="0.2479in"/>
    </style:style>
    <style:style style:name="T3633" style:parent-style-name="Domyślnaczcionkaakapitu" style:family="text">
      <style:text-properties fo:background-color="#80FFFF"/>
    </style:style>
    <style:style style:name="P3634" style:parent-style-name="Normalny" style:family="paragraph">
      <style:paragraph-properties fo:text-align="justify" fo:line-height="150%" fo:text-indent="0.2479in"/>
    </style:style>
    <style:style style:name="T3635" style:parent-style-name="Domyślnaczcionkaakapitu" style:family="text">
      <style:text-properties fo:background-color="#80FFFF"/>
    </style:style>
    <style:style style:name="P3636" style:parent-style-name="Normalny" style:family="paragraph">
      <style:paragraph-properties fo:text-align="justify" fo:line-height="150%" fo:text-indent="0.2479in"/>
    </style:style>
    <style:style style:name="P3637" style:parent-style-name="Normalny" style:family="paragraph">
      <style:paragraph-properties fo:text-align="justify" fo:line-height="150%" fo:text-indent="0.2479in"/>
    </style:style>
    <style:style style:name="P3638" style:parent-style-name="Normalny" style:family="paragraph">
      <style:paragraph-properties fo:text-align="justify" fo:line-height="150%" fo:text-indent="0.2479in"/>
    </style:style>
    <style:style style:name="T3639" style:parent-style-name="Domyślnaczcionkaakapitu" style:family="text">
      <style:text-properties fo:background-color="#80FFFF"/>
    </style:style>
    <style:style style:name="T3640" style:parent-style-name="Domyślnaczcionkaakapitu" style:family="text">
      <style:text-properties fo:background-color="#80FFFF"/>
    </style:style>
    <style:style style:name="P3641" style:parent-style-name="Normalny" style:family="paragraph">
      <style:paragraph-properties fo:text-align="justify" fo:line-height="150%" fo:text-indent="0.2479in"/>
    </style:style>
    <style:style style:name="T3642" style:parent-style-name="Domyślnaczcionkaakapitu" style:family="text">
      <style:text-properties fo:background-color="#80FFFF"/>
    </style:style>
    <style:style style:name="T3643" style:parent-style-name="Domyślnaczcionkaakapitu" style:family="text">
      <style:text-properties fo:background-color="#80FFFF"/>
    </style:style>
    <style:style style:name="P3644" style:parent-style-name="Normalny" style:family="paragraph">
      <style:paragraph-properties fo:text-align="justify" fo:line-height="150%" fo:text-indent="0.2479in"/>
    </style:style>
    <style:style style:name="P3645" style:parent-style-name="Normalny" style:family="paragraph">
      <style:paragraph-properties fo:text-align="justify" fo:line-height="150%" fo:text-indent="0.2479in"/>
    </style:style>
    <style:style style:name="P3646" style:parent-style-name="Normalny" style:family="paragraph">
      <style:paragraph-properties fo:text-align="justify" fo:line-height="150%"/>
    </style:style>
    <style:style style:name="T3647" style:parent-style-name="Domyślnaczcionkaakapitu" style:family="text">
      <style:text-properties style:text-underline-type="single" style:text-underline-style="solid" style:text-underline-width="auto" style:text-underline-mode="continuous"/>
    </style:style>
    <style:style style:name="T3648" style:parent-style-name="Domyślnaczcionkaakapitu" style:family="text">
      <style:text-properties fo:background-color="#80FFFF" style:text-underline-type="single" style:text-underline-style="solid" style:text-underline-width="auto" style:text-underline-mode="continuous"/>
    </style:style>
    <style:style style:name="T3649" style:parent-style-name="Domyślnaczcionkaakapitu" style:family="text">
      <style:text-properties fo:background-color="#80FFFF"/>
    </style:style>
    <style:style style:name="P3650" style:parent-style-name="Normalny" style:family="paragraph">
      <style:paragraph-properties fo:text-align="justify" fo:line-height="150%" fo:text-indent="0.2479in"/>
    </style:style>
    <style:style style:name="T3651" style:parent-style-name="Domyślnaczcionkaakapitu" style:family="text">
      <style:text-properties fo:background-color="#80FFFF"/>
    </style:style>
    <style:style style:name="P3652" style:parent-style-name="Normalny" style:family="paragraph">
      <style:paragraph-properties fo:text-align="justify" fo:line-height="150%"/>
    </style:style>
    <style:style style:name="T3653" style:parent-style-name="Domyślnaczcionkaakapitu" style:family="text">
      <style:text-properties style:text-underline-type="single" style:text-underline-style="solid" style:text-underline-width="auto" style:text-underline-mode="continuous"/>
    </style:style>
    <style:style style:name="T3654" style:parent-style-name="Domyślnaczcionkaakapitu" style:family="text">
      <style:text-properties fo:background-color="#80FFFF"/>
    </style:style>
    <style:style style:name="P3655" style:parent-style-name="Normalny" style:family="paragraph">
      <style:paragraph-properties fo:text-align="justify" fo:line-height="150%" fo:text-indent="0.2479in"/>
    </style:style>
    <style:style style:name="P3656" style:parent-style-name="Normalny" style:family="paragraph">
      <style:paragraph-properties fo:text-align="justify" fo:line-height="150%"/>
    </style:style>
    <style:style style:name="P3657" style:parent-style-name="Normalny" style:family="paragraph">
      <style:paragraph-properties fo:text-align="justify" fo:line-height="150%" fo:text-indent="0.2479in"/>
    </style:style>
    <style:style style:name="T3658" style:parent-style-name="Domyślnaczcionkaakapitu" style:family="text">
      <style:text-properties fo:background-color="#80FFFF"/>
    </style:style>
    <style:style style:name="T3659" style:parent-style-name="Domyślnaczcionkaakapitu" style:family="text">
      <style:text-properties fo:background-color="#80FFFF"/>
    </style:style>
    <style:style style:name="T3660" style:parent-style-name="Domyślnaczcionkaakapitu" style:family="text">
      <style:text-properties fo:background-color="#80FFFF"/>
    </style:style>
    <style:style style:name="T3661" style:parent-style-name="Domyślnaczcionkaakapitu" style:family="text">
      <style:text-properties fo:background-color="#80FFFF"/>
    </style:style>
    <style:style style:name="P3662" style:parent-style-name="Normalny" style:family="paragraph">
      <style:paragraph-properties fo:text-align="justify" fo:line-height="150%"/>
    </style:style>
    <style:style style:name="T3663" style:parent-style-name="Domyślnaczcionkaakapitu" style:family="text">
      <style:text-properties fo:background-color="#80FFFF" style:text-underline-type="single" style:text-underline-style="solid" style:text-underline-width="auto" style:text-underline-mode="continuous"/>
    </style:style>
    <style:style style:name="T3664" style:parent-style-name="Domyślnaczcionkaakapitu" style:family="text">
      <style:text-properties style:text-underline-type="single" style:text-underline-style="solid" style:text-underline-width="auto" style:text-underline-mode="continuous"/>
    </style:style>
    <style:style style:name="P3665" style:parent-style-name="Normalny" style:family="paragraph">
      <style:paragraph-properties fo:text-align="justify" fo:line-height="150%" fo:text-indent="0.2479in"/>
    </style:style>
    <style:style style:name="P3666" style:parent-style-name="Normalny" style:family="paragraph">
      <style:paragraph-properties fo:text-align="justify" fo:line-height="150%"/>
    </style:style>
    <style:style style:name="T3667" style:parent-style-name="Domyślnaczcionkaakapitu" style:family="text">
      <style:text-properties style:text-underline-type="single" style:text-underline-style="solid" style:text-underline-width="auto" style:text-underline-mode="continuous"/>
    </style:style>
    <style:style style:name="T3668" style:parent-style-name="Domyślnaczcionkaakapitu" style:family="text">
      <style:text-properties fo:background-color="#80FFFF" style:text-underline-type="single" style:text-underline-style="solid" style:text-underline-width="auto" style:text-underline-mode="continuous"/>
    </style:style>
    <style:style style:name="P3669" style:parent-style-name="Normalny" style:family="paragraph">
      <style:paragraph-properties fo:text-align="justify" fo:line-height="150%" fo:text-indent="0.2479in"/>
    </style:style>
    <style:style style:name="P3670" style:parent-style-name="Normalny" style:family="paragraph">
      <style:paragraph-properties fo:text-align="justify" fo:line-height="150%"/>
    </style:style>
    <style:style style:name="T3671" style:parent-style-name="Domyślnaczcionkaakapitu" style:family="text">
      <style:text-properties style:text-underline-type="single" style:text-underline-style="solid" style:text-underline-width="auto" style:text-underline-mode="continuous"/>
    </style:style>
    <style:style style:name="P3672" style:parent-style-name="Normalny" style:family="paragraph">
      <style:paragraph-properties fo:text-align="justify" fo:line-height="150%" fo:text-indent="0.2479in"/>
    </style:style>
    <style:style style:name="P3673" style:parent-style-name="Normalny" style:family="paragraph">
      <style:paragraph-properties fo:text-align="justify" fo:line-height="150%" fo:text-indent="0.2479in"/>
    </style:style>
    <style:style style:name="T3674" style:parent-style-name="Domyślnaczcionkaakapitu" style:family="text">
      <style:text-properties fo:background-color="#80FFFF"/>
    </style:style>
    <style:style style:name="T3675" style:parent-style-name="Domyślnaczcionkaakapitu" style:family="text">
      <style:text-properties fo:background-color="#80FFFF"/>
    </style:style>
    <style:style style:name="P3676" style:parent-style-name="Normalny" style:family="paragraph">
      <style:paragraph-properties fo:text-align="justify" fo:line-height="150%"/>
    </style:style>
    <style:style style:name="T3677" style:parent-style-name="Domyślnaczcionkaakapitu" style:family="text">
      <style:text-properties style:text-underline-type="single" style:text-underline-style="solid" style:text-underline-width="auto" style:text-underline-mode="continuous"/>
    </style:style>
    <style:style style:name="T3678" style:parent-style-name="Domyślnaczcionkaakapitu" style:family="text">
      <style:text-properties fo:background-color="#80FFFF" style:text-underline-type="single" style:text-underline-style="solid" style:text-underline-width="auto" style:text-underline-mode="continuous"/>
    </style:style>
    <style:style style:name="T3679" style:parent-style-name="Domyślnaczcionkaakapitu" style:family="text">
      <style:text-properties style:text-underline-type="single" style:text-underline-style="solid" style:text-underline-width="auto" style:text-underline-mode="continuous"/>
    </style:style>
    <style:style style:name="P3680" style:parent-style-name="Normalny" style:family="paragraph">
      <style:paragraph-properties fo:text-align="justify" fo:line-height="150%" fo:text-indent="0.2479in"/>
    </style:style>
    <style:style style:name="T3681" style:parent-style-name="Domyślnaczcionkaakapitu" style:family="text">
      <style:text-properties fo:background-color="#80FFFF"/>
    </style:style>
    <style:style style:name="T3682" style:parent-style-name="Domyślnaczcionkaakapitu" style:family="text">
      <style:text-properties fo:background-color="#80FFFF"/>
    </style:style>
    <style:style style:name="T3683" style:parent-style-name="Domyślnaczcionkaakapitu" style:family="text">
      <style:text-properties fo:background-color="#80FFFF"/>
    </style:style>
    <style:style style:name="P3684" style:parent-style-name="Normalny" style:family="paragraph">
      <style:paragraph-properties fo:text-align="justify" fo:line-height="150%" fo:text-indent="0.2479in"/>
    </style:style>
    <style:style style:name="T3685" style:parent-style-name="Domyślnaczcionkaakapitu" style:family="text">
      <style:text-properties fo:background-color="#80FFFF"/>
    </style:style>
    <style:style style:name="T3686" style:parent-style-name="Domyślnaczcionkaakapitu" style:family="text">
      <style:text-properties fo:background-color="#80FFFF"/>
    </style:style>
    <style:style style:name="P3687" style:parent-style-name="Normalny" style:family="paragraph">
      <style:paragraph-properties fo:text-align="justify" fo:line-height="150%"/>
    </style:style>
    <style:style style:name="T3688" style:parent-style-name="Domyślnaczcionkaakapitu" style:family="text">
      <style:text-properties style:text-underline-type="single" style:text-underline-style="solid" style:text-underline-width="auto" style:text-underline-mode="continuous"/>
    </style:style>
    <style:style style:name="T3689" style:parent-style-name="Domyślnaczcionkaakapitu" style:family="text">
      <style:text-properties fo:background-color="#80FFFF" style:text-underline-type="single" style:text-underline-style="solid" style:text-underline-width="auto" style:text-underline-mode="continuous"/>
    </style:style>
    <style:style style:name="T3690" style:parent-style-name="Domyślnaczcionkaakapitu" style:family="text">
      <style:text-properties style:text-underline-type="single" style:text-underline-style="solid" style:text-underline-width="auto" style:text-underline-mode="continuous"/>
    </style:style>
    <style:style style:name="P3691" style:parent-style-name="Normalny" style:family="paragraph">
      <style:paragraph-properties fo:text-align="justify" fo:line-height="150%" fo:text-indent="0.2479in"/>
    </style:style>
    <style:style style:name="P3692" style:parent-style-name="Normalny" style:family="paragraph">
      <style:paragraph-properties fo:text-align="justify" fo:line-height="150%"/>
    </style:style>
    <style:style style:name="T3693" style:parent-style-name="Domyślnaczcionkaakapitu" style:family="text">
      <style:text-properties fo:background-color="#80FFFF" style:text-underline-type="single" style:text-underline-style="solid" style:text-underline-width="auto" style:text-underline-mode="continuous"/>
    </style:style>
    <style:style style:name="T3694" style:parent-style-name="Domyślnaczcionkaakapitu" style:family="text">
      <style:text-properties style:text-underline-type="single" style:text-underline-style="solid" style:text-underline-width="auto" style:text-underline-mode="continuous"/>
    </style:style>
    <style:style style:name="P3695" style:parent-style-name="Normalny" style:family="paragraph">
      <style:paragraph-properties fo:text-align="justify" fo:line-height="150%" fo:text-indent="0.2479in"/>
    </style:style>
    <style:style style:name="P3696" style:parent-style-name="Normalny" style:family="paragraph">
      <style:paragraph-properties fo:text-align="justify" fo:line-height="150%"/>
    </style:style>
    <style:style style:name="T3697" style:parent-style-name="Domyślnaczcionkaakapitu" style:family="text">
      <style:text-properties style:text-underline-type="single" style:text-underline-style="solid" style:text-underline-width="auto" style:text-underline-mode="continuous"/>
    </style:style>
    <style:style style:name="T3698" style:parent-style-name="Domyślnaczcionkaakapitu" style:family="text">
      <style:text-properties fo:background-color="#80FFFF" style:text-underline-type="single" style:text-underline-style="solid" style:text-underline-width="auto" style:text-underline-mode="continuous"/>
    </style:style>
    <style:style style:name="T3699" style:parent-style-name="Domyślnaczcionkaakapitu" style:family="text">
      <style:text-properties style:text-underline-type="single" style:text-underline-style="solid" style:text-underline-width="auto" style:text-underline-mode="continuous"/>
    </style:style>
    <style:style style:name="P3700" style:parent-style-name="Normalny" style:family="paragraph">
      <style:paragraph-properties fo:text-align="justify" fo:line-height="150%" fo:text-indent="0.2479in"/>
    </style:style>
    <style:style style:name="T3701" style:parent-style-name="Domyślnaczcionkaakapitu" style:family="text">
      <style:text-properties fo:background-color="#80FFFF"/>
    </style:style>
    <style:style style:name="T3702" style:parent-style-name="Domyślnaczcionkaakapitu" style:family="text">
      <style:text-properties fo:background-color="#80FFFF"/>
    </style:style>
    <style:style style:name="T3703" style:parent-style-name="Domyślnaczcionkaakapitu" style:family="text">
      <style:text-properties fo:background-color="#80FFFF"/>
    </style:style>
    <style:style style:name="P3704" style:parent-style-name="Normalny" style:family="paragraph">
      <style:paragraph-properties fo:text-align="justify" fo:line-height="150%"/>
    </style:style>
    <style:style style:name="T3705" style:parent-style-name="Domyślnaczcionkaakapitu" style:family="text">
      <style:text-properties style:text-underline-type="single" style:text-underline-style="solid" style:text-underline-width="auto" style:text-underline-mode="continuous"/>
    </style:style>
    <style:style style:name="P3706" style:parent-style-name="Normalny" style:family="paragraph">
      <style:paragraph-properties fo:text-align="justify" fo:line-height="150%" fo:text-indent="0.2479in"/>
    </style:style>
    <style:style style:name="T3707" style:parent-style-name="Domyślnaczcionkaakapitu" style:family="text">
      <style:text-properties fo:background-color="#80FFFF"/>
    </style:style>
    <style:style style:name="P3708" style:parent-style-name="Normalny" style:family="paragraph">
      <style:paragraph-properties fo:text-align="justify" fo:line-height="150%" fo:text-indent="0.2479in"/>
    </style:style>
    <style:style style:name="P3709" style:parent-style-name="Normalny" style:family="paragraph">
      <style:paragraph-properties fo:text-align="justify" fo:line-height="150%"/>
    </style:style>
    <style:style style:name="T3710" style:parent-style-name="Domyślnaczcionkaakapitu" style:family="text">
      <style:text-properties style:text-underline-type="single" style:text-underline-style="solid" style:text-underline-width="auto" style:text-underline-mode="continuous"/>
    </style:style>
    <style:style style:name="P3711" style:parent-style-name="Normalny" style:family="paragraph">
      <style:paragraph-properties fo:text-align="justify" fo:line-height="150%" fo:text-indent="0.2479in"/>
    </style:style>
    <style:style style:name="T3712" style:parent-style-name="Domyślnaczcionkaakapitu" style:family="text">
      <style:text-properties fo:background-color="#80FFFF"/>
    </style:style>
    <style:style style:name="P3713" style:parent-style-name="Normalny" style:family="paragraph">
      <style:paragraph-properties fo:text-align="justify" fo:line-height="150%"/>
    </style:style>
    <style:style style:name="T3714" style:parent-style-name="Domyślnaczcionkaakapitu" style:family="text">
      <style:text-properties style:text-underline-type="single" style:text-underline-style="solid" style:text-underline-width="auto" style:text-underline-mode="continuous"/>
    </style:style>
    <style:style style:name="P3715" style:parent-style-name="Normalny" style:family="paragraph">
      <style:paragraph-properties fo:text-align="justify" fo:line-height="150%" fo:text-indent="0.2479in"/>
    </style:style>
    <style:style style:name="P3716" style:parent-style-name="Normalny" style:family="paragraph">
      <style:paragraph-properties fo:text-align="justify" fo:line-height="150%" fo:text-indent="0.2479in"/>
    </style:style>
    <style:style style:name="P3717" style:parent-style-name="Normalny" style:family="paragraph">
      <style:paragraph-properties fo:text-align="justify" fo:line-height="150%"/>
    </style:style>
    <style:style style:name="T3718" style:parent-style-name="Domyślnaczcionkaakapitu" style:family="text">
      <style:text-properties fo:background-color="#80FFFF" style:text-underline-type="single" style:text-underline-style="solid" style:text-underline-width="auto" style:text-underline-mode="continuous"/>
    </style:style>
    <style:style style:name="T3719" style:parent-style-name="Domyślnaczcionkaakapitu" style:family="text">
      <style:text-properties style:text-underline-type="single" style:text-underline-style="solid" style:text-underline-width="auto" style:text-underline-mode="continuous"/>
    </style:style>
    <style:style style:name="P3720" style:parent-style-name="Normalny" style:family="paragraph">
      <style:paragraph-properties fo:text-align="justify" fo:line-height="150%" fo:text-indent="0.2479in"/>
    </style:style>
    <style:style style:name="P3721" style:parent-style-name="Normalny" style:family="paragraph">
      <style:paragraph-properties fo:text-align="justify" fo:line-height="150%"/>
    </style:style>
    <style:style style:name="T3722" style:parent-style-name="Domyślnaczcionkaakapitu" style:family="text">
      <style:text-properties style:text-underline-type="single" style:text-underline-style="solid" style:text-underline-width="auto" style:text-underline-mode="continuous"/>
    </style:style>
    <style:style style:name="T3723" style:parent-style-name="Domyślnaczcionkaakapitu" style:family="text">
      <style:text-properties fo:background-color="#80FFFF" style:text-underline-type="single" style:text-underline-style="solid" style:text-underline-width="auto" style:text-underline-mode="continuous"/>
    </style:style>
    <style:style style:name="T3724" style:parent-style-name="Domyślnaczcionkaakapitu" style:family="text">
      <style:text-properties style:text-underline-type="single" style:text-underline-style="solid" style:text-underline-width="auto" style:text-underline-mode="continuous"/>
    </style:style>
    <style:style style:name="T3725" style:parent-style-name="Domyślnaczcionkaakapitu" style:family="text">
      <style:text-properties fo:background-color="#80FFFF" style:text-underline-type="single" style:text-underline-style="solid" style:text-underline-width="auto" style:text-underline-mode="continuous"/>
    </style:style>
    <style:style style:name="P3726" style:parent-style-name="Normalny" style:family="paragraph">
      <style:paragraph-properties fo:text-align="justify" fo:line-height="150%" fo:text-indent="0.2479in"/>
    </style:style>
    <style:style style:name="T3727" style:parent-style-name="Domyślnaczcionkaakapitu" style:family="text">
      <style:text-properties fo:background-color="#80FFFF"/>
    </style:style>
    <style:style style:name="P3728" style:parent-style-name="Normalny" style:family="paragraph">
      <style:paragraph-properties fo:text-align="justify" fo:line-height="150%"/>
    </style:style>
    <style:style style:name="T3729" style:parent-style-name="Domyślnaczcionkaakapitu" style:family="text">
      <style:text-properties style:text-underline-type="single" style:text-underline-style="solid" style:text-underline-width="auto" style:text-underline-mode="continuous"/>
    </style:style>
    <style:style style:name="P3730" style:parent-style-name="Normalny" style:family="paragraph">
      <style:paragraph-properties fo:text-align="justify" fo:line-height="150%" fo:text-indent="0.2479in"/>
    </style:style>
    <style:style style:name="T3731" style:parent-style-name="Domyślnaczcionkaakapitu" style:family="text">
      <style:text-properties fo:background-color="#80FFFF"/>
    </style:style>
    <style:style style:name="P3732" style:parent-style-name="Normalny" style:family="paragraph">
      <style:paragraph-properties fo:text-align="justify" fo:line-height="150%" fo:text-indent="0.2479in"/>
    </style:style>
    <style:style style:name="P3733" style:parent-style-name="Normalny" style:family="paragraph">
      <style:paragraph-properties fo:text-align="justify" fo:line-height="150%"/>
    </style:style>
    <style:style style:name="T3734" style:parent-style-name="Domyślnaczcionkaakapitu" style:family="text">
      <style:text-properties style:text-underline-type="single" style:text-underline-style="solid" style:text-underline-width="auto" style:text-underline-mode="continuous"/>
    </style:style>
    <style:style style:name="P3735" style:parent-style-name="Normalny" style:family="paragraph">
      <style:paragraph-properties fo:text-align="justify" fo:line-height="150%" fo:text-indent="0.2479in"/>
    </style:style>
    <style:style style:name="P3736" style:parent-style-name="Normalny" style:family="paragraph">
      <style:paragraph-properties fo:text-align="justify" fo:line-height="150%"/>
    </style:style>
    <style:style style:name="T3737" style:parent-style-name="Domyślnaczcionkaakapitu" style:family="text">
      <style:text-properties style:text-underline-type="single" style:text-underline-style="solid" style:text-underline-width="auto" style:text-underline-mode="continuous"/>
    </style:style>
    <style:style style:name="P3738" style:parent-style-name="Normalny" style:family="paragraph">
      <style:paragraph-properties fo:text-align="justify" fo:line-height="150%" fo:text-indent="0.2479in"/>
    </style:style>
    <style:style style:name="T3739" style:parent-style-name="Domyślnaczcionkaakapitu" style:family="text">
      <style:text-properties fo:background-color="#80FFFF"/>
    </style:style>
    <style:style style:name="T3740" style:parent-style-name="Domyślnaczcionkaakapitu" style:family="text">
      <style:text-properties fo:background-color="#80FFFF"/>
    </style:style>
    <style:style style:name="P3741" style:parent-style-name="Normalny" style:family="paragraph">
      <style:paragraph-properties fo:text-align="justify" fo:line-height="150%"/>
    </style:style>
    <style:style style:name="T3742" style:parent-style-name="Domyślnaczcionkaakapitu" style:family="text">
      <style:text-properties style:text-underline-type="single" style:text-underline-style="solid" style:text-underline-width="auto" style:text-underline-mode="continuous"/>
    </style:style>
    <style:style style:name="T3743" style:parent-style-name="Domyślnaczcionkaakapitu" style:family="text">
      <style:text-properties fo:background-color="#80FFFF" style:text-underline-type="single" style:text-underline-style="solid" style:text-underline-width="auto" style:text-underline-mode="continuous"/>
    </style:style>
    <style:style style:name="P3744" style:parent-style-name="Normalny" style:family="paragraph">
      <style:paragraph-properties fo:text-align="justify" fo:line-height="150%" fo:text-indent="0.2479in"/>
    </style:style>
    <style:style style:name="T3745" style:parent-style-name="Domyślnaczcionkaakapitu" style:family="text">
      <style:text-properties fo:background-color="#80FFFF"/>
    </style:style>
    <style:style style:name="T3746" style:parent-style-name="Domyślnaczcionkaakapitu" style:family="text">
      <style:text-properties fo:background-color="#80FFFF"/>
    </style:style>
    <style:style style:name="T3747" style:parent-style-name="Domyślnaczcionkaakapitu" style:family="text">
      <style:text-properties fo:background-color="#80FFFF"/>
    </style:style>
    <style:style style:name="P3748" style:parent-style-name="Normalny" style:family="paragraph">
      <style:paragraph-properties fo:text-align="justify" fo:line-height="150%" fo:text-indent="0.2479in"/>
    </style:style>
    <style:style style:name="T3749" style:parent-style-name="Domyślnaczcionkaakapitu" style:family="text">
      <style:text-properties fo:background-color="#80FFFF"/>
    </style:style>
    <style:style style:name="T3750" style:parent-style-name="Domyślnaczcionkaakapitu" style:family="text">
      <style:text-properties fo:background-color="#80FFFF"/>
    </style:style>
    <style:style style:name="P3751" style:parent-style-name="Normalny" style:family="paragraph">
      <style:paragraph-properties fo:text-align="justify" fo:line-height="150%"/>
    </style:style>
    <style:style style:name="T3752" style:parent-style-name="Domyślnaczcionkaakapitu" style:family="text">
      <style:text-properties style:text-underline-type="single" style:text-underline-style="solid" style:text-underline-width="auto" style:text-underline-mode="continuous"/>
    </style:style>
    <style:style style:name="P3753" style:parent-style-name="Normalny" style:family="paragraph">
      <style:paragraph-properties fo:text-align="justify" fo:line-height="150%" fo:text-indent="0.2479in"/>
    </style:style>
    <style:style style:name="T3754" style:parent-style-name="Domyślnaczcionkaakapitu" style:family="text">
      <style:text-properties fo:background-color="#80FFFF"/>
    </style:style>
    <style:style style:name="P3755" style:parent-style-name="Normalny" style:family="paragraph">
      <style:paragraph-properties fo:text-align="justify" fo:line-height="150%"/>
    </style:style>
    <style:style style:name="T3756" style:parent-style-name="Domyślnaczcionkaakapitu" style:family="text">
      <style:text-properties style:text-underline-type="single" style:text-underline-style="solid" style:text-underline-width="auto" style:text-underline-mode="continuous"/>
    </style:style>
    <style:style style:name="T3757" style:parent-style-name="Domyślnaczcionkaakapitu" style:family="text">
      <style:text-properties fo:background-color="#80FFFF" style:text-underline-type="single" style:text-underline-style="solid" style:text-underline-width="auto" style:text-underline-mode="continuous"/>
    </style:style>
    <style:style style:name="T3758" style:parent-style-name="Domyślnaczcionkaakapitu" style:family="text">
      <style:text-properties style:text-underline-type="single" style:text-underline-style="solid" style:text-underline-width="auto" style:text-underline-mode="continuous"/>
    </style:style>
    <style:style style:name="T3759" style:parent-style-name="Domyślnaczcionkaakapitu" style:family="text">
      <style:text-properties fo:background-color="#80FFFF" style:text-underline-type="single" style:text-underline-style="solid" style:text-underline-width="auto" style:text-underline-mode="continuous"/>
    </style:style>
    <style:style style:name="T3760" style:parent-style-name="Domyślnaczcionkaakapitu" style:family="text">
      <style:text-properties fo:background-color="#80FFFF"/>
    </style:style>
    <style:style style:name="P3761" style:parent-style-name="Normalny" style:family="paragraph">
      <style:paragraph-properties fo:text-align="justify" fo:line-height="150%" fo:text-indent="0.2479in"/>
    </style:style>
    <style:style style:name="P3762" style:parent-style-name="Normalny" style:family="paragraph">
      <style:paragraph-properties fo:text-align="justify" fo:line-height="150%"/>
    </style:style>
    <style:style style:name="T3763" style:parent-style-name="Domyślnaczcionkaakapitu" style:family="text">
      <style:text-properties style:text-underline-type="single" style:text-underline-style="solid" style:text-underline-width="auto" style:text-underline-mode="continuous"/>
    </style:style>
    <style:style style:name="T3764" style:parent-style-name="Domyślnaczcionkaakapitu" style:family="text">
      <style:text-properties fo:background-color="#80FFFF" style:text-underline-type="single" style:text-underline-style="solid" style:text-underline-width="auto" style:text-underline-mode="continuous"/>
    </style:style>
    <style:style style:name="T3765" style:parent-style-name="Domyślnaczcionkaakapitu" style:family="text">
      <style:text-properties style:text-underline-type="single" style:text-underline-style="solid" style:text-underline-width="auto" style:text-underline-mode="continuous"/>
    </style:style>
    <style:style style:name="P3766" style:parent-style-name="Normalny" style:family="paragraph">
      <style:paragraph-properties fo:text-align="justify" fo:line-height="150%" fo:text-indent="0.2479in"/>
    </style:style>
    <style:style style:name="P3767" style:parent-style-name="Normalny" style:family="paragraph">
      <style:paragraph-properties fo:text-align="justify" fo:line-height="150%"/>
    </style:style>
    <style:style style:name="T3768" style:parent-style-name="Domyślnaczcionkaakapitu" style:family="text">
      <style:text-properties style:text-underline-type="single" style:text-underline-style="solid" style:text-underline-width="auto" style:text-underline-mode="continuous"/>
    </style:style>
    <style:style style:name="T3769" style:parent-style-name="Domyślnaczcionkaakapitu" style:family="text">
      <style:text-properties fo:background-color="#80FFFF" style:text-underline-type="single" style:text-underline-style="solid" style:text-underline-width="auto" style:text-underline-mode="continuous"/>
    </style:style>
    <style:style style:name="T3770" style:parent-style-name="Domyślnaczcionkaakapitu" style:family="text">
      <style:text-properties style:text-underline-type="single" style:text-underline-style="solid" style:text-underline-width="auto" style:text-underline-mode="continuous"/>
    </style:style>
    <style:style style:name="T3771" style:parent-style-name="Domyślnaczcionkaakapitu" style:family="text">
      <style:text-properties fo:background-color="#80FFFF" style:text-underline-type="single" style:text-underline-style="solid" style:text-underline-width="auto" style:text-underline-mode="continuous"/>
    </style:style>
    <style:style style:name="P3772" style:parent-style-name="Normalny" style:family="paragraph">
      <style:paragraph-properties fo:text-align="justify" fo:line-height="150%" fo:text-indent="0.2479in"/>
    </style:style>
    <style:style style:name="P3773" style:parent-style-name="Normalny" style:family="paragraph">
      <style:paragraph-properties fo:text-align="justify" fo:line-height="150%"/>
    </style:style>
    <style:style style:name="T3774" style:parent-style-name="Domyślnaczcionkaakapitu" style:family="text">
      <style:text-properties style:text-underline-type="single" style:text-underline-style="solid" style:text-underline-width="auto" style:text-underline-mode="continuous"/>
    </style:style>
    <style:style style:name="P3775" style:parent-style-name="Normalny" style:family="paragraph">
      <style:paragraph-properties fo:text-align="justify" fo:line-height="150%" fo:text-indent="0.2479in"/>
    </style:style>
    <style:style style:name="P3776" style:parent-style-name="Normalny" style:family="paragraph">
      <style:paragraph-properties fo:text-align="justify" fo:line-height="150%"/>
    </style:style>
    <style:style style:name="T3777" style:parent-style-name="Domyślnaczcionkaakapitu" style:family="text">
      <style:text-properties style:text-underline-type="single" style:text-underline-style="solid" style:text-underline-width="auto" style:text-underline-mode="continuous"/>
    </style:style>
    <style:style style:name="P3778" style:parent-style-name="Normalny" style:family="paragraph">
      <style:paragraph-properties fo:text-align="justify" fo:line-height="150%" fo:text-indent="0.2479in"/>
    </style:style>
    <style:style style:name="P3779" style:parent-style-name="Normalny" style:family="paragraph">
      <style:paragraph-properties fo:text-align="justify" fo:line-height="150%"/>
    </style:style>
    <style:style style:name="T3780" style:parent-style-name="Domyślnaczcionkaakapitu" style:family="text">
      <style:text-properties style:text-underline-type="single" style:text-underline-style="solid" style:text-underline-width="auto" style:text-underline-mode="continuous"/>
    </style:style>
    <style:style style:name="P3781" style:parent-style-name="Normalny" style:family="paragraph">
      <style:paragraph-properties fo:text-align="justify" fo:line-height="150%" fo:text-indent="0.2479in"/>
    </style:style>
    <style:style style:name="T3782" style:parent-style-name="Domyślnaczcionkaakapitu" style:family="text">
      <style:text-properties fo:background-color="#80FFFF"/>
    </style:style>
    <style:style style:name="T3783" style:parent-style-name="Domyślnaczcionkaakapitu" style:family="text">
      <style:text-properties fo:background-color="#80FFFF"/>
    </style:style>
    <style:style style:name="T3784" style:parent-style-name="Domyślnaczcionkaakapitu" style:family="text">
      <style:text-properties fo:background-color="#80FFFF"/>
    </style:style>
    <style:style style:name="T3785" style:parent-style-name="Domyślnaczcionkaakapitu" style:family="text">
      <style:text-properties fo:background-color="#80FFFF"/>
    </style:style>
    <style:style style:name="T3786" style:parent-style-name="Domyślnaczcionkaakapitu" style:family="text">
      <style:text-properties fo:background-color="#80FFFF"/>
    </style:style>
    <style:style style:name="P3787" style:parent-style-name="Normalny" style:family="paragraph">
      <style:paragraph-properties fo:text-align="justify" fo:line-height="150%"/>
    </style:style>
    <style:style style:name="T3788" style:parent-style-name="Domyślnaczcionkaakapitu" style:family="text">
      <style:text-properties style:text-underline-type="single" style:text-underline-style="solid" style:text-underline-width="auto" style:text-underline-mode="continuous"/>
    </style:style>
    <style:style style:name="T3789" style:parent-style-name="Domyślnaczcionkaakapitu" style:family="text">
      <style:text-properties fo:background-color="#80FFFF" style:text-underline-type="single" style:text-underline-style="solid" style:text-underline-width="auto" style:text-underline-mode="continuous"/>
    </style:style>
    <style:style style:name="T3790" style:parent-style-name="Domyślnaczcionkaakapitu" style:family="text">
      <style:text-properties style:text-underline-type="single" style:text-underline-style="solid" style:text-underline-width="auto" style:text-underline-mode="continuous"/>
    </style:style>
    <style:style style:name="T3791" style:parent-style-name="Domyślnaczcionkaakapitu" style:family="text">
      <style:text-properties fo:background-color="#80FFFF" style:text-underline-type="single" style:text-underline-style="solid" style:text-underline-width="auto" style:text-underline-mode="continuous"/>
    </style:style>
    <style:style style:name="T3792" style:parent-style-name="Domyślnaczcionkaakapitu" style:family="text">
      <style:text-properties style:text-underline-type="single" style:text-underline-style="solid" style:text-underline-width="auto" style:text-underline-mode="continuous"/>
    </style:style>
    <style:style style:name="T3793" style:parent-style-name="Domyślnaczcionkaakapitu" style:family="text">
      <style:text-properties fo:background-color="#80FFFF" style:text-underline-type="single" style:text-underline-style="solid" style:text-underline-width="auto" style:text-underline-mode="continuous"/>
    </style:style>
    <style:style style:name="T3794" style:parent-style-name="Domyślnaczcionkaakapitu" style:family="text">
      <style:text-properties style:text-underline-type="single" style:text-underline-style="solid" style:text-underline-width="auto" style:text-underline-mode="continuous"/>
    </style:style>
    <style:style style:name="P3795" style:parent-style-name="Normalny" style:family="paragraph">
      <style:paragraph-properties fo:text-align="justify" fo:line-height="150%" fo:text-indent="0.2479in"/>
    </style:style>
    <style:style style:name="P3796" style:parent-style-name="Normalny" style:family="paragraph">
      <style:paragraph-properties fo:text-align="justify" fo:line-height="150%"/>
    </style:style>
    <style:style style:name="T3797" style:parent-style-name="Domyślnaczcionkaakapitu" style:family="text">
      <style:text-properties style:text-underline-type="single" style:text-underline-style="solid" style:text-underline-width="auto" style:text-underline-mode="continuous"/>
    </style:style>
    <style:style style:name="P3798" style:parent-style-name="Normalny" style:family="paragraph">
      <style:paragraph-properties fo:text-align="justify" fo:line-height="150%" fo:text-indent="0.2479in"/>
    </style:style>
    <style:style style:name="T3799" style:parent-style-name="Domyślnaczcionkaakapitu" style:family="text">
      <style:text-properties fo:background-color="#80FFFF"/>
    </style:style>
    <style:style style:name="P3800" style:parent-style-name="Normalny" style:family="paragraph">
      <style:paragraph-properties fo:text-align="justify" fo:line-height="150%"/>
    </style:style>
    <style:style style:name="T3801" style:parent-style-name="Domyślnaczcionkaakapitu" style:family="text">
      <style:text-properties style:text-underline-type="single" style:text-underline-style="solid" style:text-underline-width="auto" style:text-underline-mode="continuous"/>
    </style:style>
    <style:style style:name="T3802" style:parent-style-name="Domyślnaczcionkaakapitu" style:family="text">
      <style:text-properties fo:background-color="#80FFFF"/>
    </style:style>
    <style:style style:name="P3803" style:parent-style-name="Normalny" style:family="paragraph">
      <style:paragraph-properties fo:text-align="justify" fo:line-height="150%" fo:text-indent="0.2479in"/>
    </style:style>
    <style:style style:name="P3804" style:parent-style-name="Normalny" style:family="paragraph">
      <style:paragraph-properties fo:text-align="justify" fo:line-height="150%"/>
    </style:style>
    <style:style style:name="P3805" style:parent-style-name="Normalny" style:family="paragraph">
      <style:paragraph-properties fo:text-align="justify" fo:line-height="150%"/>
    </style:style>
    <style:style style:name="T3806" style:parent-style-name="Domyślnaczcionkaakapitu" style:family="text">
      <style:text-properties style:text-underline-type="single" style:text-underline-style="solid" style:text-underline-width="auto" style:text-underline-mode="continuous"/>
    </style:style>
    <style:style style:name="P3807" style:parent-style-name="Normalny" style:family="paragraph">
      <style:paragraph-properties fo:text-align="justify" fo:line-height="150%" fo:text-indent="0.2479in"/>
    </style:style>
    <style:style style:name="P3808" style:parent-style-name="Normalny" style:family="paragraph">
      <style:paragraph-properties fo:text-align="justify" fo:line-height="150%"/>
    </style:style>
    <style:style style:name="T3809" style:parent-style-name="Domyślnaczcionkaakapitu" style:family="text">
      <style:text-properties style:text-underline-type="single" style:text-underline-style="solid" style:text-underline-width="auto" style:text-underline-mode="continuous"/>
    </style:style>
    <style:style style:name="P3810" style:parent-style-name="Normalny" style:family="paragraph">
      <style:paragraph-properties fo:text-align="justify" fo:line-height="150%" fo:text-indent="0.2479in"/>
    </style:style>
    <style:style style:name="T3811" style:parent-style-name="Domyślnaczcionkaakapitu" style:family="text">
      <style:text-properties fo:background-color="#80FFFF"/>
    </style:style>
    <style:style style:name="T3812" style:parent-style-name="Domyślnaczcionkaakapitu" style:family="text">
      <style:text-properties fo:background-color="#80FFFF"/>
    </style:style>
    <style:style style:name="T3813" style:parent-style-name="Domyślnaczcionkaakapitu" style:family="text">
      <style:text-properties fo:background-color="#80FFFF"/>
    </style:style>
    <style:style style:name="T3814" style:parent-style-name="Domyślnaczcionkaakapitu" style:family="text">
      <style:text-properties fo:background-color="#80FFFF"/>
    </style:style>
    <style:style style:name="P3815" style:parent-style-name="Normalny" style:family="paragraph">
      <style:paragraph-properties fo:text-align="justify" fo:line-height="150%" fo:text-indent="0.2479in"/>
    </style:style>
    <style:style style:name="T3816" style:parent-style-name="Domyślnaczcionkaakapitu" style:family="text">
      <style:text-properties fo:background-color="#80FFFF"/>
    </style:style>
    <style:style style:name="T3817" style:parent-style-name="Domyślnaczcionkaakapitu" style:family="text">
      <style:text-properties fo:background-color="#80FFFF"/>
    </style:style>
    <style:style style:name="P3818" style:parent-style-name="Normalny" style:family="paragraph">
      <style:paragraph-properties fo:text-align="justify" fo:line-height="150%" fo:text-indent="0.2479in"/>
    </style:style>
    <style:style style:name="P3819" style:parent-style-name="Normalny" style:family="paragraph">
      <style:paragraph-properties fo:text-align="justify" fo:line-height="150%"/>
    </style:style>
    <style:style style:name="T3820" style:parent-style-name="Domyślnaczcionkaakapitu" style:family="text">
      <style:text-properties style:text-underline-type="single" style:text-underline-style="solid" style:text-underline-width="auto" style:text-underline-mode="continuous"/>
    </style:style>
    <style:style style:name="P3821" style:parent-style-name="Normalny" style:family="paragraph">
      <style:paragraph-properties fo:text-align="justify" fo:line-height="150%" fo:text-indent="0.2479in"/>
    </style:style>
    <style:style style:name="P3822" style:parent-style-name="Normalny" style:family="paragraph">
      <style:paragraph-properties fo:text-align="justify" fo:line-height="150%"/>
    </style:style>
    <style:style style:name="T3823" style:parent-style-name="Domyślnaczcionkaakapitu" style:family="text">
      <style:text-properties style:text-underline-type="single" style:text-underline-style="solid" style:text-underline-width="auto" style:text-underline-mode="continuous"/>
    </style:style>
    <style:style style:name="P3824" style:parent-style-name="Normalny" style:family="paragraph">
      <style:paragraph-properties fo:text-align="justify" fo:line-height="150%" fo:text-indent="0.2479in"/>
    </style:style>
    <style:style style:name="P3825" style:parent-style-name="Normalny" style:family="paragraph">
      <style:paragraph-properties fo:text-align="justify" fo:line-height="150%"/>
    </style:style>
    <style:style style:name="T3826" style:parent-style-name="Domyślnaczcionkaakapitu" style:family="text">
      <style:text-properties style:text-underline-type="single" style:text-underline-style="solid" style:text-underline-width="auto" style:text-underline-mode="continuous"/>
    </style:style>
    <style:style style:name="T3827" style:parent-style-name="Domyślnaczcionkaakapitu" style:family="text">
      <style:text-properties fo:background-color="#80FFFF" style:text-underline-type="single" style:text-underline-style="solid" style:text-underline-width="auto" style:text-underline-mode="continuous"/>
    </style:style>
    <style:style style:name="P3828" style:parent-style-name="Normalny" style:family="paragraph">
      <style:paragraph-properties fo:text-align="justify" fo:line-height="150%" fo:text-indent="0.2479in"/>
    </style:style>
    <style:style style:name="P3829" style:parent-style-name="Normalny" style:family="paragraph">
      <style:paragraph-properties fo:text-align="justify" fo:line-height="150%"/>
    </style:style>
    <style:style style:name="T3830" style:parent-style-name="Domyślnaczcionkaakapitu" style:family="text">
      <style:text-properties style:text-underline-type="single" style:text-underline-style="solid" style:text-underline-width="auto" style:text-underline-mode="continuous"/>
    </style:style>
    <style:style style:name="P3831" style:parent-style-name="Normalny" style:family="paragraph">
      <style:paragraph-properties fo:text-align="justify" fo:line-height="150%" fo:text-indent="0.2479in"/>
    </style:style>
    <style:style style:name="P3832" style:parent-style-name="Normalny" style:family="paragraph">
      <style:paragraph-properties fo:text-align="justify" fo:line-height="150%"/>
    </style:style>
    <style:style style:name="T3833" style:parent-style-name="Domyślnaczcionkaakapitu" style:family="text">
      <style:text-properties style:text-underline-type="single" style:text-underline-style="solid" style:text-underline-width="auto" style:text-underline-mode="continuous"/>
    </style:style>
    <style:style style:name="P3834" style:parent-style-name="Normalny" style:family="paragraph">
      <style:paragraph-properties fo:text-align="justify" fo:line-height="150%" fo:text-indent="0.2479in"/>
    </style:style>
    <style:style style:name="T3835" style:parent-style-name="Domyślnaczcionkaakapitu" style:family="text">
      <style:text-properties fo:background-color="#80FFFF"/>
    </style:style>
    <style:style style:name="T3836" style:parent-style-name="Domyślnaczcionkaakapitu" style:family="text">
      <style:text-properties fo:background-color="#80FFFF"/>
    </style:style>
    <style:style style:name="P3837" style:parent-style-name="Normalny" style:family="paragraph">
      <style:paragraph-properties fo:text-align="justify" fo:line-height="150%"/>
    </style:style>
    <style:style style:name="T3838" style:parent-style-name="Domyślnaczcionkaakapitu" style:family="text">
      <style:text-properties style:text-underline-type="single" style:text-underline-style="solid" style:text-underline-width="auto" style:text-underline-mode="continuous"/>
    </style:style>
    <style:style style:name="P3839" style:parent-style-name="Normalny" style:family="paragraph">
      <style:paragraph-properties fo:text-align="justify" fo:line-height="150%" fo:text-indent="0.2479in"/>
    </style:style>
    <style:style style:name="T3840" style:parent-style-name="Domyślnaczcionkaakapitu" style:family="text">
      <style:text-properties fo:background-color="#80FFFF"/>
    </style:style>
    <style:style style:name="P3841" style:parent-style-name="Normalny" style:family="paragraph">
      <style:paragraph-properties fo:text-align="justify" fo:line-height="150%"/>
    </style:style>
    <style:style style:name="T3842" style:parent-style-name="Domyślnaczcionkaakapitu" style:family="text">
      <style:text-properties style:text-underline-type="single" style:text-underline-style="solid" style:text-underline-width="auto" style:text-underline-mode="continuous"/>
    </style:style>
    <style:style style:name="T3843" style:parent-style-name="Domyślnaczcionkaakapitu" style:family="text">
      <style:text-properties fo:background-color="#80FFFF" style:text-underline-type="single" style:text-underline-style="solid" style:text-underline-width="auto" style:text-underline-mode="continuous"/>
    </style:style>
    <style:style style:name="T3844" style:parent-style-name="Domyślnaczcionkaakapitu" style:family="text">
      <style:text-properties style:text-underline-type="single" style:text-underline-style="solid" style:text-underline-width="auto" style:text-underline-mode="continuous"/>
    </style:style>
    <style:style style:name="T3845" style:parent-style-name="Domyślnaczcionkaakapitu" style:family="text">
      <style:text-properties fo:background-color="#80FFFF" style:text-underline-type="single" style:text-underline-style="solid" style:text-underline-width="auto" style:text-underline-mode="continuous"/>
    </style:style>
    <style:style style:name="T3846" style:parent-style-name="Domyślnaczcionkaakapitu" style:family="text">
      <style:text-properties fo:background-color="#80FFFF"/>
    </style:style>
    <style:style style:name="P3847" style:parent-style-name="Normalny" style:family="paragraph">
      <style:paragraph-properties fo:text-align="justify" fo:line-height="150%" fo:text-indent="0.2479in"/>
    </style:style>
    <style:style style:name="P3848" style:parent-style-name="Normalny" style:family="paragraph">
      <style:paragraph-properties fo:text-align="justify" fo:line-height="150%"/>
    </style:style>
    <style:style style:name="T3849" style:parent-style-name="Domyślnaczcionkaakapitu" style:family="text">
      <style:text-properties style:text-underline-type="single" style:text-underline-style="solid" style:text-underline-width="auto" style:text-underline-mode="continuous"/>
    </style:style>
    <style:style style:name="P3850" style:parent-style-name="Normalny" style:family="paragraph">
      <style:paragraph-properties fo:text-align="justify" fo:line-height="150%" fo:text-indent="0.2479in"/>
    </style:style>
    <style:style style:name="T3851" style:parent-style-name="Domyślnaczcionkaakapitu" style:family="text">
      <style:text-properties fo:background-color="#80FFFF"/>
    </style:style>
    <style:style style:name="P3852" style:parent-style-name="Normalny" style:family="paragraph">
      <style:paragraph-properties fo:text-align="justify" fo:line-height="150%"/>
    </style:style>
    <style:style style:name="T3853" style:parent-style-name="Domyślnaczcionkaakapitu" style:family="text">
      <style:text-properties style:text-underline-type="single" style:text-underline-style="solid" style:text-underline-width="auto" style:text-underline-mode="continuous"/>
    </style:style>
    <style:style style:name="T3854" style:parent-style-name="Domyślnaczcionkaakapitu" style:family="text">
      <style:text-properties fo:background-color="#80FFFF" style:text-underline-type="single" style:text-underline-style="solid" style:text-underline-width="auto" style:text-underline-mode="continuous"/>
    </style:style>
    <style:style style:name="T3855" style:parent-style-name="Domyślnaczcionkaakapitu" style:family="text">
      <style:text-properties style:text-underline-type="single" style:text-underline-style="solid" style:text-underline-width="auto" style:text-underline-mode="continuous"/>
    </style:style>
    <style:style style:name="P3856" style:parent-style-name="Normalny" style:family="paragraph">
      <style:paragraph-properties fo:text-align="justify" fo:line-height="150%" fo:text-indent="0.2479in"/>
    </style:style>
    <style:style style:name="P3857" style:parent-style-name="Normalny" style:family="paragraph">
      <style:paragraph-properties fo:text-align="justify" fo:line-height="150%"/>
    </style:style>
    <style:style style:name="T3858" style:parent-style-name="Domyślnaczcionkaakapitu" style:family="text">
      <style:text-properties style:text-underline-type="single" style:text-underline-style="solid" style:text-underline-width="auto" style:text-underline-mode="continuous"/>
    </style:style>
    <style:style style:name="T3859" style:parent-style-name="Domyślnaczcionkaakapitu" style:family="text">
      <style:text-properties fo:background-color="#80FFFF" style:text-underline-type="single" style:text-underline-style="solid" style:text-underline-width="auto" style:text-underline-mode="continuous"/>
    </style:style>
    <style:style style:name="T3860" style:parent-style-name="Domyślnaczcionkaakapitu" style:family="text">
      <style:text-properties style:text-underline-type="single" style:text-underline-style="solid" style:text-underline-width="auto" style:text-underline-mode="continuous"/>
    </style:style>
    <style:style style:name="T3861" style:parent-style-name="Domyślnaczcionkaakapitu" style:family="text">
      <style:text-properties fo:background-color="#80FFFF" style:text-underline-type="single" style:text-underline-style="solid" style:text-underline-width="auto" style:text-underline-mode="continuous"/>
    </style:style>
    <style:style style:name="P3862" style:parent-style-name="Normalny" style:family="paragraph">
      <style:paragraph-properties fo:text-align="justify" fo:line-height="150%" fo:text-indent="0.2479in"/>
    </style:style>
    <style:style style:name="P3863" style:parent-style-name="Normalny" style:family="paragraph">
      <style:paragraph-properties fo:text-align="justify" fo:line-height="150%"/>
    </style:style>
    <style:style style:name="T3864" style:parent-style-name="Domyślnaczcionkaakapitu" style:family="text">
      <style:text-properties style:text-underline-type="single" style:text-underline-style="solid" style:text-underline-width="auto" style:text-underline-mode="continuous"/>
    </style:style>
    <style:style style:name="P3865" style:parent-style-name="Normalny" style:family="paragraph">
      <style:paragraph-properties fo:text-align="justify" fo:line-height="150%" fo:text-indent="0.2479in"/>
    </style:style>
    <style:style style:name="P3866" style:parent-style-name="Normalny" style:family="paragraph">
      <style:paragraph-properties fo:text-align="justify" fo:line-height="150%"/>
    </style:style>
    <style:style style:name="T3867" style:parent-style-name="Domyślnaczcionkaakapitu" style:family="text">
      <style:text-properties style:text-underline-type="single" style:text-underline-style="solid" style:text-underline-width="auto" style:text-underline-mode="continuous"/>
    </style:style>
    <style:style style:name="P3868" style:parent-style-name="Normalny" style:family="paragraph">
      <style:paragraph-properties fo:text-align="justify" fo:line-height="150%" fo:text-indent="0.2479in"/>
    </style:style>
    <style:style style:name="T3869" style:parent-style-name="Domyślnaczcionkaakapitu" style:family="text">
      <style:text-properties fo:background-color="#80FFFF"/>
    </style:style>
    <style:style style:name="P3870" style:parent-style-name="Normalny" style:family="paragraph">
      <style:paragraph-properties fo:text-align="justify" fo:line-height="150%" fo:text-indent="0.2479in"/>
    </style:style>
    <style:style style:name="P3871" style:parent-style-name="Normalny" style:family="paragraph">
      <style:paragraph-properties fo:text-align="justify" fo:line-height="150%" fo:text-indent="0.2479in"/>
    </style:style>
    <style:style style:name="T3872" style:parent-style-name="Domyślnaczcionkaakapitu" style:family="text">
      <style:text-properties fo:background-color="#80FFFF"/>
    </style:style>
    <style:style style:name="T3873" style:parent-style-name="Domyślnaczcionkaakapitu" style:family="text">
      <style:text-properties fo:background-color="#80FFFF"/>
    </style:style>
    <style:style style:name="P3874" style:parent-style-name="Normalny" style:family="paragraph">
      <style:paragraph-properties fo:text-align="justify" fo:line-height="150%" fo:text-indent="0.2479in"/>
    </style:style>
    <style:style style:name="T3875" style:parent-style-name="Domyślnaczcionkaakapitu" style:family="text">
      <style:text-properties fo:background-color="#80FFFF"/>
    </style:style>
    <style:style style:name="T3876" style:parent-style-name="Domyślnaczcionkaakapitu" style:family="text">
      <style:text-properties fo:background-color="#80FFFF"/>
    </style:style>
    <style:style style:name="T3877" style:parent-style-name="Domyślnaczcionkaakapitu" style:family="text">
      <style:text-properties fo:background-color="#80FFFF"/>
    </style:style>
    <style:style style:name="T3878" style:parent-style-name="Domyślnaczcionkaakapitu" style:family="text">
      <style:text-properties fo:background-color="#80FFFF"/>
    </style:style>
    <style:style style:name="P3879" style:parent-style-name="Normalny" style:family="paragraph">
      <style:paragraph-properties fo:text-align="justify" fo:line-height="150%" fo:text-indent="0.2479in"/>
    </style:style>
    <style:style style:name="P3880" style:parent-style-name="Normalny" style:family="paragraph">
      <style:paragraph-properties fo:text-align="justify" fo:line-height="150%" fo:text-indent="0.2479in"/>
    </style:style>
    <style:style style:name="T3881" style:parent-style-name="Domyślnaczcionkaakapitu" style:family="text">
      <style:text-properties fo:background-color="#80FFFF"/>
    </style:style>
    <style:style style:name="T3882" style:parent-style-name="Domyślnaczcionkaakapitu" style:family="text">
      <style:text-properties fo:background-color="#80FFFF"/>
    </style:style>
    <style:style style:name="P3883" style:parent-style-name="Normalny" style:family="paragraph">
      <style:paragraph-properties fo:text-align="justify" fo:line-height="150%" fo:text-indent="0.2479in"/>
    </style:style>
    <style:style style:name="P3884" style:parent-style-name="Normalny" style:family="paragraph">
      <style:paragraph-properties fo:text-align="justify" fo:line-height="150%"/>
    </style:style>
    <style:style style:name="T3885" style:parent-style-name="Domyślnaczcionkaakapitu" style:family="text">
      <style:text-properties style:text-underline-type="single" style:text-underline-style="solid" style:text-underline-width="auto" style:text-underline-mode="continuous"/>
    </style:style>
    <style:style style:name="T3886" style:parent-style-name="Domyślnaczcionkaakapitu" style:family="text">
      <style:text-properties fo:background-color="#80FFFF" style:text-underline-type="single" style:text-underline-style="solid" style:text-underline-width="auto" style:text-underline-mode="continuous"/>
    </style:style>
    <style:style style:name="P3887" style:parent-style-name="Normalny" style:family="paragraph">
      <style:paragraph-properties fo:text-align="justify" fo:line-height="150%" fo:text-indent="0.2479in"/>
    </style:style>
    <style:style style:name="T3888" style:parent-style-name="Domyślnaczcionkaakapitu" style:family="text">
      <style:text-properties fo:background-color="#80FFFF"/>
    </style:style>
    <style:style style:name="P3889" style:parent-style-name="Normalny" style:family="paragraph">
      <style:paragraph-properties fo:text-align="justify" fo:line-height="150%" fo:text-indent="0.2479in"/>
    </style:style>
    <style:style style:name="P3890" style:parent-style-name="Normalny" style:family="paragraph">
      <style:paragraph-properties fo:text-align="justify" fo:line-height="150%" fo:text-indent="0.2479in"/>
    </style:style>
    <style:style style:name="T3891" style:parent-style-name="Domyślnaczcionkaakapitu" style:family="text">
      <style:text-properties fo:background-color="#80FFFF"/>
    </style:style>
    <style:style style:name="P3892" style:parent-style-name="Normalny" style:family="paragraph">
      <style:paragraph-properties fo:text-align="justify" fo:line-height="150%" fo:text-indent="0.2479in"/>
    </style:style>
    <style:style style:name="T3893" style:parent-style-name="Domyślnaczcionkaakapitu" style:family="text">
      <style:text-properties fo:background-color="#80FFFF"/>
    </style:style>
    <style:style style:name="T3894" style:parent-style-name="Domyślnaczcionkaakapitu" style:family="text">
      <style:text-properties fo:background-color="#80FFFF"/>
    </style:style>
    <style:style style:name="T3895" style:parent-style-name="Domyślnaczcionkaakapitu" style:family="text">
      <style:text-properties fo:background-color="#80FFFF"/>
    </style:style>
    <style:style style:name="T3896" style:parent-style-name="Domyślnaczcionkaakapitu" style:family="text">
      <style:text-properties fo:background-color="#80FFFF"/>
    </style:style>
    <style:style style:name="T3897" style:parent-style-name="Domyślnaczcionkaakapitu" style:family="text">
      <style:text-properties fo:background-color="#80FFFF"/>
    </style:style>
    <style:style style:name="T3898" style:parent-style-name="Domyślnaczcionkaakapitu" style:family="text">
      <style:text-properties fo:background-color="#80FFFF"/>
    </style:style>
    <style:style style:name="P3899" style:parent-style-name="Normalny" style:family="paragraph">
      <style:paragraph-properties fo:text-align="justify" fo:line-height="150%" fo:text-indent="0.2479in"/>
    </style:style>
    <style:style style:name="T3900" style:parent-style-name="Domyślnaczcionkaakapitu" style:family="text">
      <style:text-properties fo:background-color="#80FFFF"/>
    </style:style>
    <style:style style:name="P3901" style:parent-style-name="Normalny" style:family="paragraph">
      <style:paragraph-properties fo:text-align="justify" fo:line-height="150%" fo:text-indent="0.2479in"/>
    </style:style>
    <style:style style:name="T3902" style:parent-style-name="Domyślnaczcionkaakapitu" style:family="text">
      <style:text-properties fo:background-color="#80FFFF"/>
    </style:style>
    <style:style style:name="T3903" style:parent-style-name="Domyślnaczcionkaakapitu" style:family="text">
      <style:text-properties fo:background-color="#80FFFF"/>
    </style:style>
    <style:style style:name="P3904" style:parent-style-name="Normalny" style:family="paragraph">
      <style:paragraph-properties fo:text-align="justify" fo:line-height="150%"/>
    </style:style>
    <style:style style:name="T3905" style:parent-style-name="Domyślnaczcionkaakapitu" style:family="text">
      <style:text-properties fo:background-color="#80FFFF" style:text-underline-type="single" style:text-underline-style="solid" style:text-underline-width="auto" style:text-underline-mode="continuous"/>
    </style:style>
    <style:style style:name="T3906" style:parent-style-name="Domyślnaczcionkaakapitu" style:family="text">
      <style:text-properties style:text-underline-type="single" style:text-underline-style="solid" style:text-underline-width="auto" style:text-underline-mode="continuous"/>
    </style:style>
    <style:style style:name="P3907" style:parent-style-name="Normalny" style:family="paragraph">
      <style:paragraph-properties fo:text-align="justify" fo:line-height="150%" fo:text-indent="0.2479in"/>
    </style:style>
    <style:style style:name="P3908" style:parent-style-name="Normalny" style:family="paragraph">
      <style:paragraph-properties fo:text-align="justify" fo:line-height="150%" fo:text-indent="0.2479in"/>
    </style:style>
    <style:style style:name="P3909" style:parent-style-name="Normalny" style:family="paragraph">
      <style:paragraph-properties fo:text-align="justify" fo:line-height="150%"/>
    </style:style>
    <style:style style:name="T3910" style:parent-style-name="Domyślnaczcionkaakapitu" style:family="text">
      <style:text-properties style:text-underline-type="single" style:text-underline-style="solid" style:text-underline-width="auto" style:text-underline-mode="continuous"/>
    </style:style>
    <style:style style:name="T3911" style:parent-style-name="Domyślnaczcionkaakapitu" style:family="text">
      <style:text-properties fo:background-color="#80FFFF" style:text-underline-type="single" style:text-underline-style="solid" style:text-underline-width="auto" style:text-underline-mode="continuous"/>
    </style:style>
    <style:style style:name="P3912" style:parent-style-name="Normalny" style:family="paragraph">
      <style:paragraph-properties fo:text-align="justify" fo:line-height="150%" fo:text-indent="0.2479in"/>
    </style:style>
    <style:style style:name="T3913" style:parent-style-name="Domyślnaczcionkaakapitu" style:family="text">
      <style:text-properties fo:background-color="#80FFFF"/>
    </style:style>
    <style:style style:name="P3914" style:parent-style-name="Normalny" style:family="paragraph">
      <style:paragraph-properties fo:text-align="justify" fo:line-height="150%" fo:text-indent="0.2479in"/>
    </style:style>
    <style:style style:name="P3915" style:parent-style-name="Normalny" style:family="paragraph">
      <style:paragraph-properties fo:text-align="justify" fo:line-height="150%" fo:text-indent="0.2479in"/>
    </style:style>
    <style:style style:name="T3916" style:parent-style-name="Domyślnaczcionkaakapitu" style:family="text">
      <style:text-properties fo:background-color="#80FFFF"/>
    </style:style>
    <style:style style:name="P3917" style:parent-style-name="Normalny" style:family="paragraph">
      <style:paragraph-properties fo:text-align="justify" fo:line-height="150%"/>
    </style:style>
    <style:style style:name="T3918" style:parent-style-name="Domyślnaczcionkaakapitu" style:family="text">
      <style:text-properties style:text-underline-type="single" style:text-underline-style="solid" style:text-underline-width="auto" style:text-underline-mode="continuous"/>
    </style:style>
    <style:style style:name="P3919" style:parent-style-name="Normalny" style:family="paragraph">
      <style:paragraph-properties fo:text-align="justify" fo:line-height="150%" fo:text-indent="0.2479in"/>
    </style:style>
    <style:style style:name="P3920" style:parent-style-name="Normalny" style:family="paragraph">
      <style:paragraph-properties fo:text-align="justify" fo:line-height="150%"/>
    </style:style>
    <style:style style:name="T3921" style:parent-style-name="Domyślnaczcionkaakapitu" style:family="text">
      <style:text-properties style:text-underline-type="single" style:text-underline-style="solid" style:text-underline-width="auto" style:text-underline-mode="continuous"/>
    </style:style>
    <style:style style:name="P3922" style:parent-style-name="Normalny" style:family="paragraph">
      <style:paragraph-properties fo:text-align="justify" fo:line-height="150%" fo:text-indent="0.2479in"/>
    </style:style>
    <style:style style:name="P3923" style:parent-style-name="Normalny" style:family="paragraph">
      <style:paragraph-properties fo:text-align="justify" fo:line-height="150%" fo:text-indent="0.2479in"/>
    </style:style>
    <style:style style:name="P3924" style:parent-style-name="Normalny" style:family="paragraph">
      <style:paragraph-properties fo:text-align="justify" fo:line-height="150%" fo:text-indent="0.2479in"/>
    </style:style>
    <style:style style:name="T3925" style:parent-style-name="Domyślnaczcionkaakapitu" style:family="text">
      <style:text-properties fo:background-color="#80FFFF"/>
    </style:style>
    <style:style style:name="T3926" style:parent-style-name="Domyślnaczcionkaakapitu" style:family="text">
      <style:text-properties fo:background-color="#80FFFF"/>
    </style:style>
    <style:style style:name="T3927" style:parent-style-name="Domyślnaczcionkaakapitu" style:family="text">
      <style:text-properties fo:background-color="#80FFFF"/>
    </style:style>
    <style:style style:name="P3928" style:parent-style-name="Normalny" style:family="paragraph">
      <style:paragraph-properties fo:text-align="justify" fo:line-height="150%" fo:text-indent="0.2479in"/>
    </style:style>
    <style:style style:name="T3929" style:parent-style-name="Domyślnaczcionkaakapitu" style:family="text">
      <style:text-properties fo:background-color="#80FFFF"/>
    </style:style>
    <style:style style:name="P3930" style:parent-style-name="Normalny" style:family="paragraph">
      <style:paragraph-properties fo:text-align="justify" fo:line-height="150%"/>
    </style:style>
    <style:style style:name="T3931" style:parent-style-name="Domyślnaczcionkaakapitu" style:family="text">
      <style:text-properties style:text-underline-type="single" style:text-underline-style="solid" style:text-underline-width="auto" style:text-underline-mode="continuous"/>
    </style:style>
    <style:style style:name="P3932" style:parent-style-name="Normalny" style:family="paragraph">
      <style:paragraph-properties fo:text-align="justify" fo:line-height="150%" fo:text-indent="0.2479in"/>
    </style:style>
    <style:style style:name="P3933" style:parent-style-name="Normalny" style:family="paragraph">
      <style:paragraph-properties fo:text-align="justify" fo:line-height="150%"/>
    </style:style>
    <style:style style:name="T3934" style:parent-style-name="Domyślnaczcionkaakapitu" style:family="text">
      <style:text-properties style:text-underline-type="single" style:text-underline-style="solid" style:text-underline-width="auto" style:text-underline-mode="continuous"/>
    </style:style>
    <style:style style:name="T3935" style:parent-style-name="Domyślnaczcionkaakapitu" style:family="text">
      <style:text-properties fo:background-color="#80FFFF" style:text-underline-type="single" style:text-underline-style="solid" style:text-underline-width="auto" style:text-underline-mode="continuous"/>
    </style:style>
    <style:style style:name="T3936" style:parent-style-name="Domyślnaczcionkaakapitu" style:family="text">
      <style:text-properties style:text-underline-type="single" style:text-underline-style="solid" style:text-underline-width="auto" style:text-underline-mode="continuous"/>
    </style:style>
    <style:style style:name="T3937" style:parent-style-name="Domyślnaczcionkaakapitu" style:family="text">
      <style:text-properties fo:background-color="#80FFFF" style:text-underline-type="single" style:text-underline-style="solid" style:text-underline-width="auto" style:text-underline-mode="continuous"/>
    </style:style>
    <style:style style:name="T3938" style:parent-style-name="Domyślnaczcionkaakapitu" style:family="text">
      <style:text-properties style:text-underline-type="single" style:text-underline-style="solid" style:text-underline-width="auto" style:text-underline-mode="continuous"/>
    </style:style>
    <style:style style:name="T3939" style:parent-style-name="Domyślnaczcionkaakapitu" style:family="text">
      <style:text-properties fo:background-color="#80FFFF" style:text-underline-type="single" style:text-underline-style="solid" style:text-underline-width="auto" style:text-underline-mode="continuous"/>
    </style:style>
    <style:style style:name="P3940" style:parent-style-name="Normalny" style:family="paragraph">
      <style:paragraph-properties fo:text-align="justify" fo:line-height="150%" fo:text-indent="0.2479in"/>
    </style:style>
    <style:style style:name="P3941" style:parent-style-name="Normalny" style:family="paragraph">
      <style:paragraph-properties fo:text-align="justify" fo:line-height="150%"/>
    </style:style>
    <style:style style:name="T3942" style:parent-style-name="Domyślnaczcionkaakapitu" style:family="text">
      <style:text-properties style:text-underline-type="single" style:text-underline-style="solid" style:text-underline-width="auto" style:text-underline-mode="continuous"/>
    </style:style>
    <style:style style:name="T3943" style:parent-style-name="Domyślnaczcionkaakapitu" style:family="text">
      <style:text-properties fo:background-color="#80FFFF" style:text-underline-type="single" style:text-underline-style="solid" style:text-underline-width="auto" style:text-underline-mode="continuous"/>
    </style:style>
    <style:style style:name="T3944" style:parent-style-name="Domyślnaczcionkaakapitu" style:family="text">
      <style:text-properties style:text-underline-type="single" style:text-underline-style="solid" style:text-underline-width="auto" style:text-underline-mode="continuous"/>
    </style:style>
    <style:style style:name="P3945" style:parent-style-name="Normalny" style:family="paragraph">
      <style:paragraph-properties fo:text-align="justify" fo:line-height="150%" fo:text-indent="0.2479in"/>
    </style:style>
    <style:style style:name="T3946" style:parent-style-name="Domyślnaczcionkaakapitu" style:family="text">
      <style:text-properties fo:background-color="#80FFFF"/>
    </style:style>
    <style:style style:name="T3947" style:parent-style-name="Domyślnaczcionkaakapitu" style:family="text">
      <style:text-properties fo:background-color="#80FFFF"/>
    </style:style>
    <style:style style:name="T3948" style:parent-style-name="Domyślnaczcionkaakapitu" style:family="text">
      <style:text-properties fo:background-color="#80FFFF"/>
    </style:style>
    <style:style style:name="T3949" style:parent-style-name="Domyślnaczcionkaakapitu" style:family="text">
      <style:text-properties fo:background-color="#80FFFF"/>
    </style:style>
    <style:style style:name="P3950" style:parent-style-name="Normalny" style:family="paragraph">
      <style:paragraph-properties fo:text-align="justify" fo:line-height="150%" fo:text-indent="0.2479in"/>
    </style:style>
    <style:style style:name="T3951" style:parent-style-name="Domyślnaczcionkaakapitu" style:family="text">
      <style:text-properties fo:background-color="#80FFFF"/>
    </style:style>
    <style:style style:name="T3952" style:parent-style-name="Domyślnaczcionkaakapitu" style:family="text">
      <style:text-properties fo:background-color="#80FFFF"/>
    </style:style>
    <style:style style:name="T3953" style:parent-style-name="Domyślnaczcionkaakapitu" style:family="text">
      <style:text-properties fo:background-color="#80FFFF"/>
    </style:style>
    <style:style style:name="P3954" style:parent-style-name="Normalny" style:family="paragraph">
      <style:paragraph-properties fo:text-align="justify" fo:line-height="150%"/>
    </style:style>
    <style:style style:name="T3955" style:parent-style-name="Domyślnaczcionkaakapitu" style:family="text">
      <style:text-properties style:text-underline-type="single" style:text-underline-style="solid" style:text-underline-width="auto" style:text-underline-mode="continuous"/>
    </style:style>
    <style:style style:name="T3956" style:parent-style-name="Domyślnaczcionkaakapitu" style:family="text">
      <style:text-properties fo:background-color="#80FFFF" style:text-underline-type="single" style:text-underline-style="solid" style:text-underline-width="auto" style:text-underline-mode="continuous"/>
    </style:style>
    <style:style style:name="T3957" style:parent-style-name="Domyślnaczcionkaakapitu" style:family="text">
      <style:text-properties style:text-underline-type="single" style:text-underline-style="solid" style:text-underline-width="auto" style:text-underline-mode="continuous"/>
    </style:style>
    <style:style style:name="T3958" style:parent-style-name="Domyślnaczcionkaakapitu" style:family="text">
      <style:text-properties fo:background-color="#80FFFF" style:text-underline-type="single" style:text-underline-style="solid" style:text-underline-width="auto" style:text-underline-mode="continuous"/>
    </style:style>
    <style:style style:name="P3959" style:parent-style-name="Normalny" style:family="paragraph">
      <style:paragraph-properties fo:text-align="justify" fo:line-height="150%" fo:text-indent="0.2479in"/>
    </style:style>
    <style:style style:name="P3960" style:parent-style-name="Normalny" style:family="paragraph">
      <style:paragraph-properties fo:text-align="justify" fo:line-height="150%"/>
    </style:style>
    <style:style style:name="T3961" style:parent-style-name="Domyślnaczcionkaakapitu" style:family="text">
      <style:text-properties style:text-underline-type="single" style:text-underline-style="solid" style:text-underline-width="auto" style:text-underline-mode="continuous"/>
    </style:style>
    <style:style style:name="P3962" style:parent-style-name="Normalny" style:family="paragraph">
      <style:paragraph-properties fo:text-align="justify" fo:line-height="150%" fo:text-indent="0.2479in"/>
    </style:style>
    <style:style style:name="P3963" style:parent-style-name="Normalny" style:family="paragraph">
      <style:paragraph-properties fo:text-align="justify" fo:line-height="150%"/>
    </style:style>
    <style:style style:name="T3964" style:parent-style-name="Domyślnaczcionkaakapitu" style:family="text">
      <style:text-properties style:text-underline-type="single" style:text-underline-style="solid" style:text-underline-width="auto" style:text-underline-mode="continuous"/>
    </style:style>
    <style:style style:name="T3965" style:parent-style-name="Domyślnaczcionkaakapitu" style:family="text">
      <style:text-properties fo:background-color="#80FFFF"/>
    </style:style>
    <style:style style:name="P3966" style:parent-style-name="Normalny" style:family="paragraph">
      <style:paragraph-properties fo:text-align="justify" fo:line-height="150%" fo:text-indent="0.2479in"/>
    </style:style>
    <style:style style:name="P3967" style:parent-style-name="Normalny" style:family="paragraph">
      <style:paragraph-properties fo:text-align="justify" fo:line-height="150%"/>
    </style:style>
    <style:style style:name="T3968" style:parent-style-name="Domyślnaczcionkaakapitu" style:family="text">
      <style:text-properties style:text-underline-type="single" style:text-underline-style="solid" style:text-underline-width="auto" style:text-underline-mode="continuous"/>
    </style:style>
    <style:style style:name="T3969" style:parent-style-name="Domyślnaczcionkaakapitu" style:family="text">
      <style:text-properties fo:background-color="#80FFFF" style:text-underline-type="single" style:text-underline-style="solid" style:text-underline-width="auto" style:text-underline-mode="continuous"/>
    </style:style>
    <style:style style:name="T3970" style:parent-style-name="Domyślnaczcionkaakapitu" style:family="text">
      <style:text-properties style:text-underline-type="single" style:text-underline-style="solid" style:text-underline-width="auto" style:text-underline-mode="continuous"/>
    </style:style>
    <style:style style:name="T3971" style:parent-style-name="Domyślnaczcionkaakapitu" style:family="text">
      <style:text-properties fo:background-color="#80FFFF" style:text-underline-type="single" style:text-underline-style="solid" style:text-underline-width="auto" style:text-underline-mode="continuous"/>
    </style:style>
    <style:style style:name="T3972" style:parent-style-name="Domyślnaczcionkaakapitu" style:family="text">
      <style:text-properties fo:background-color="#80FFFF"/>
    </style:style>
    <style:style style:name="P3973" style:parent-style-name="Normalny" style:family="paragraph">
      <style:paragraph-properties fo:text-align="justify" fo:line-height="150%" fo:text-indent="0.2479in"/>
    </style:style>
    <style:style style:name="P3974" style:parent-style-name="Normalny" style:family="paragraph">
      <style:paragraph-properties fo:text-align="justify" fo:line-height="150%"/>
    </style:style>
    <style:style style:name="T3975" style:parent-style-name="Domyślnaczcionkaakapitu" style:family="text">
      <style:text-properties style:text-underline-type="single" style:text-underline-style="solid" style:text-underline-width="auto" style:text-underline-mode="continuous"/>
    </style:style>
    <style:style style:name="T3976" style:parent-style-name="Domyślnaczcionkaakapitu" style:family="text">
      <style:text-properties fo:background-color="#80FFFF"/>
    </style:style>
    <style:style style:name="P3977" style:parent-style-name="Normalny" style:family="paragraph">
      <style:paragraph-properties fo:text-align="justify" fo:line-height="150%" fo:text-indent="0.2479in"/>
    </style:style>
    <style:style style:name="T3978" style:parent-style-name="Domyślnaczcionkaakapitu" style:family="text">
      <style:text-properties fo:background-color="#80FFFF"/>
    </style:style>
    <style:style style:name="P3979" style:parent-style-name="Normalny" style:family="paragraph">
      <style:paragraph-properties fo:text-align="justify" fo:line-height="150%"/>
    </style:style>
    <style:style style:name="T3980" style:parent-style-name="Domyślnaczcionkaakapitu" style:family="text">
      <style:text-properties style:text-underline-type="single" style:text-underline-style="solid" style:text-underline-width="auto" style:text-underline-mode="continuous"/>
    </style:style>
    <style:style style:name="P3981" style:parent-style-name="Normalny" style:family="paragraph">
      <style:paragraph-properties fo:text-align="justify" fo:line-height="150%" fo:text-indent="0.2479in"/>
    </style:style>
    <style:style style:name="T3982" style:parent-style-name="Domyślnaczcionkaakapitu" style:family="text">
      <style:text-properties fo:background-color="#80FFFF"/>
    </style:style>
    <style:style style:name="T3983" style:parent-style-name="Domyślnaczcionkaakapitu" style:family="text">
      <style:text-properties fo:background-color="#80FFFF"/>
    </style:style>
    <style:style style:name="P3984" style:parent-style-name="Normalny" style:family="paragraph">
      <style:paragraph-properties fo:text-align="justify" fo:line-height="150%"/>
    </style:style>
    <style:style style:name="T3985" style:parent-style-name="Domyślnaczcionkaakapitu" style:family="text">
      <style:text-properties style:text-underline-type="single" style:text-underline-style="solid" style:text-underline-width="auto" style:text-underline-mode="continuous"/>
    </style:style>
    <style:style style:name="P3986" style:parent-style-name="Normalny" style:family="paragraph">
      <style:paragraph-properties fo:text-align="justify" fo:line-height="150%" fo:text-indent="0.2479in"/>
    </style:style>
    <style:style style:name="P3987" style:parent-style-name="Normalny" style:family="paragraph">
      <style:paragraph-properties fo:text-align="justify" fo:line-height="150%" fo:text-indent="0.2479in"/>
    </style:style>
    <style:style style:name="T3988" style:parent-style-name="Domyślnaczcionkaakapitu" style:family="text">
      <style:text-properties fo:background-color="#80FFFF"/>
    </style:style>
    <style:style style:name="T3989" style:parent-style-name="Domyślnaczcionkaakapitu" style:family="text">
      <style:text-properties fo:background-color="#80FFFF"/>
    </style:style>
    <style:style style:name="P3990" style:parent-style-name="Normalny" style:family="paragraph">
      <style:paragraph-properties fo:text-align="justify" fo:line-height="150%" fo:text-indent="0.2479in"/>
    </style:style>
    <style:style style:name="P3991" style:parent-style-name="Normalny" style:family="paragraph">
      <style:paragraph-properties fo:text-align="justify" fo:line-height="150%" fo:text-indent="0.2479in"/>
    </style:style>
    <style:style style:name="T3992" style:parent-style-name="Domyślnaczcionkaakapitu" style:family="text">
      <style:text-properties fo:background-color="#80FFFF"/>
    </style:style>
    <style:style style:name="T3993" style:parent-style-name="Domyślnaczcionkaakapitu" style:family="text">
      <style:text-properties fo:background-color="#80FFFF"/>
    </style:style>
    <style:style style:name="T3994" style:parent-style-name="Domyślnaczcionkaakapitu" style:family="text">
      <style:text-properties fo:background-color="#80FFFF"/>
    </style:style>
    <style:style style:name="T3995" style:parent-style-name="Domyślnaczcionkaakapitu" style:family="text">
      <style:text-properties fo:background-color="#80FFFF"/>
    </style:style>
    <style:style style:name="P3996" style:parent-style-name="Normalny" style:family="paragraph">
      <style:paragraph-properties fo:text-align="justify" fo:line-height="150%" fo:text-indent="0.2479in"/>
    </style:style>
    <style:style style:name="P3997" style:parent-style-name="Normalny" style:family="paragraph">
      <style:paragraph-properties fo:text-align="justify" fo:line-height="150%"/>
    </style:style>
    <style:style style:name="T3998" style:parent-style-name="Domyślnaczcionkaakapitu" style:family="text">
      <style:text-properties style:text-underline-type="single" style:text-underline-style="solid" style:text-underline-width="auto" style:text-underline-mode="continuous"/>
    </style:style>
    <style:style style:name="P3999" style:parent-style-name="Normalny" style:family="paragraph">
      <style:paragraph-properties fo:text-align="justify" fo:line-height="150%" fo:text-indent="0.2479in"/>
    </style:style>
    <style:style style:name="T4000" style:parent-style-name="Domyślnaczcionkaakapitu" style:family="text">
      <style:text-properties fo:background-color="#80FFFF"/>
    </style:style>
    <style:style style:name="P4001" style:parent-style-name="Normalny" style:family="paragraph">
      <style:paragraph-properties fo:text-align="justify" fo:line-height="150%"/>
    </style:style>
    <style:style style:name="T4002" style:parent-style-name="Domyślnaczcionkaakapitu" style:family="text">
      <style:text-properties style:text-underline-type="single" style:text-underline-style="solid" style:text-underline-width="auto" style:text-underline-mode="continuous"/>
    </style:style>
    <style:style style:name="T4003" style:parent-style-name="Domyślnaczcionkaakapitu" style:family="text">
      <style:text-properties fo:background-color="#80FFFF" style:text-underline-type="single" style:text-underline-style="solid" style:text-underline-width="auto" style:text-underline-mode="continuous"/>
    </style:style>
    <style:style style:name="T4004" style:parent-style-name="Domyślnaczcionkaakapitu" style:family="text">
      <style:text-properties style:text-underline-type="single" style:text-underline-style="solid" style:text-underline-width="auto" style:text-underline-mode="continuous"/>
    </style:style>
    <style:style style:name="T4005" style:parent-style-name="Domyślnaczcionkaakapitu" style:family="text">
      <style:text-properties fo:background-color="#80FFFF" style:text-underline-type="single" style:text-underline-style="solid" style:text-underline-width="auto" style:text-underline-mode="continuous"/>
    </style:style>
    <style:style style:name="T4006" style:parent-style-name="Domyślnaczcionkaakapitu" style:family="text">
      <style:text-properties fo:background-color="#80FFFF"/>
    </style:style>
    <style:style style:name="P4007" style:parent-style-name="Normalny" style:family="paragraph">
      <style:paragraph-properties fo:text-align="justify" fo:line-height="150%" fo:text-indent="0.2479in"/>
    </style:style>
    <style:style style:name="P4008" style:parent-style-name="Normalny" style:family="paragraph">
      <style:paragraph-properties fo:text-align="justify" fo:line-height="150%" fo:text-indent="0.2479in"/>
    </style:style>
    <style:style style:name="T4009" style:parent-style-name="Domyślnaczcionkaakapitu" style:family="text">
      <style:text-properties fo:background-color="#80FFFF"/>
    </style:style>
    <style:style style:name="P4010" style:parent-style-name="Normalny" style:family="paragraph">
      <style:paragraph-properties fo:text-align="justify" fo:line-height="150%" fo:text-indent="0.2479in"/>
    </style:style>
    <style:style style:name="P4011" style:parent-style-name="Normalny" style:family="paragraph">
      <style:paragraph-properties fo:text-align="justify" fo:line-height="150%"/>
    </style:style>
    <style:style style:name="T4012" style:parent-style-name="Domyślnaczcionkaakapitu" style:family="text">
      <style:text-properties style:text-underline-type="single" style:text-underline-style="solid" style:text-underline-width="auto" style:text-underline-mode="continuous"/>
    </style:style>
    <style:style style:name="P4013" style:parent-style-name="Normalny" style:family="paragraph">
      <style:paragraph-properties fo:text-align="justify" fo:line-height="150%" fo:text-indent="0.2479in"/>
    </style:style>
    <style:style style:name="T4014" style:parent-style-name="Domyślnaczcionkaakapitu" style:family="text">
      <style:text-properties fo:background-color="#80FFFF"/>
    </style:style>
    <style:style style:name="T4015" style:parent-style-name="Domyślnaczcionkaakapitu" style:family="text">
      <style:text-properties fo:background-color="#80FFFF"/>
    </style:style>
    <style:style style:name="T4016" style:parent-style-name="Domyślnaczcionkaakapitu" style:family="text">
      <style:text-properties fo:background-color="#80FFFF"/>
    </style:style>
    <style:style style:name="P4017" style:parent-style-name="Normalny" style:family="paragraph">
      <style:paragraph-properties fo:text-align="justify" fo:line-height="150%"/>
    </style:style>
    <style:style style:name="T4018" style:parent-style-name="Domyślnaczcionkaakapitu" style:family="text">
      <style:text-properties style:text-underline-type="single" style:text-underline-style="solid" style:text-underline-width="auto" style:text-underline-mode="continuous"/>
    </style:style>
    <style:style style:name="T4019" style:parent-style-name="Domyślnaczcionkaakapitu" style:family="text">
      <style:text-properties fo:background-color="#80FFFF"/>
    </style:style>
    <style:style style:name="P4020" style:parent-style-name="Normalny" style:family="paragraph">
      <style:paragraph-properties fo:text-align="justify" fo:line-height="150%" fo:text-indent="0.2479in"/>
    </style:style>
    <style:style style:name="P4021" style:parent-style-name="Normalny" style:family="paragraph">
      <style:paragraph-properties fo:text-align="justify" fo:line-height="150%"/>
    </style:style>
    <style:style style:name="T4022" style:parent-style-name="Domyślnaczcionkaakapitu" style:family="text">
      <style:text-properties style:text-underline-type="single" style:text-underline-style="solid" style:text-underline-width="auto" style:text-underline-mode="continuous"/>
    </style:style>
    <style:style style:name="P4023" style:parent-style-name="Normalny" style:family="paragraph">
      <style:paragraph-properties fo:text-align="justify" fo:line-height="150%" fo:text-indent="0.2479in"/>
    </style:style>
    <style:style style:name="T4024" style:parent-style-name="Domyślnaczcionkaakapitu" style:family="text">
      <style:text-properties fo:background-color="#80FFFF"/>
    </style:style>
    <style:style style:name="P4025" style:parent-style-name="Normalny" style:family="paragraph">
      <style:paragraph-properties fo:text-align="justify" fo:line-height="150%"/>
    </style:style>
    <style:style style:name="T4026" style:parent-style-name="Domyślnaczcionkaakapitu" style:family="text">
      <style:text-properties style:text-underline-type="single" style:text-underline-style="solid" style:text-underline-width="auto" style:text-underline-mode="continuous"/>
    </style:style>
    <style:style style:name="T4027" style:parent-style-name="Domyślnaczcionkaakapitu" style:family="text">
      <style:text-properties fo:background-color="#80FFFF" style:text-underline-type="single" style:text-underline-style="solid" style:text-underline-width="auto" style:text-underline-mode="continuous"/>
    </style:style>
    <style:style style:name="T4028" style:parent-style-name="Domyślnaczcionkaakapitu" style:family="text">
      <style:text-properties style:text-underline-type="single" style:text-underline-style="solid" style:text-underline-width="auto" style:text-underline-mode="continuous"/>
    </style:style>
    <style:style style:name="T4029" style:parent-style-name="Domyślnaczcionkaakapitu" style:family="text">
      <style:text-properties fo:background-color="#80FFFF" style:text-underline-type="single" style:text-underline-style="solid" style:text-underline-width="auto" style:text-underline-mode="continuous"/>
    </style:style>
    <style:style style:name="T4030" style:parent-style-name="Domyślnaczcionkaakapitu" style:family="text">
      <style:text-properties fo:background-color="#80FFFF"/>
    </style:style>
    <style:style style:name="P4031" style:parent-style-name="Normalny" style:family="paragraph">
      <style:paragraph-properties fo:text-align="justify" fo:line-height="150%" fo:text-indent="0.2479in"/>
    </style:style>
    <style:style style:name="P4032" style:parent-style-name="Normalny" style:family="paragraph">
      <style:paragraph-properties fo:text-align="justify" fo:line-height="150%"/>
    </style:style>
    <style:style style:name="T4033" style:parent-style-name="Domyślnaczcionkaakapitu" style:family="text">
      <style:text-properties style:text-underline-type="single" style:text-underline-style="solid" style:text-underline-width="auto" style:text-underline-mode="continuous"/>
    </style:style>
    <style:style style:name="P4034" style:parent-style-name="Normalny" style:family="paragraph">
      <style:paragraph-properties fo:text-align="justify" fo:line-height="150%" fo:text-indent="0.2479in"/>
    </style:style>
    <style:style style:name="T4035" style:parent-style-name="Domyślnaczcionkaakapitu" style:family="text">
      <style:text-properties fo:background-color="#80FFFF"/>
    </style:style>
    <style:style style:name="P4036" style:parent-style-name="Normalny" style:family="paragraph">
      <style:paragraph-properties fo:text-align="justify" fo:line-height="150%"/>
    </style:style>
    <style:style style:name="P4037" style:parent-style-name="Normalny" style:family="paragraph">
      <style:paragraph-properties fo:text-align="justify" fo:line-height="150%" fo:text-indent="0.2479in"/>
    </style:style>
    <style:style style:name="T4038" style:parent-style-name="Domyślnaczcionkaakapitu" style:family="text">
      <style:text-properties fo:background-color="#80FFFF"/>
    </style:style>
    <style:style style:name="P4039" style:parent-style-name="Normalny" style:family="paragraph">
      <style:paragraph-properties fo:text-align="justify" fo:line-height="150%"/>
    </style:style>
    <style:style style:name="T4040" style:parent-style-name="Domyślnaczcionkaakapitu" style:family="text">
      <style:text-properties style:text-underline-type="single" style:text-underline-style="solid" style:text-underline-width="auto" style:text-underline-mode="continuous"/>
    </style:style>
    <style:style style:name="P4041" style:parent-style-name="Normalny" style:family="paragraph">
      <style:paragraph-properties fo:text-align="justify" fo:line-height="150%" fo:text-indent="0.2479in"/>
    </style:style>
    <style:style style:name="P4042" style:parent-style-name="Normalny" style:family="paragraph">
      <style:paragraph-properties fo:text-align="justify" fo:line-height="150%"/>
    </style:style>
    <style:style style:name="T4043" style:parent-style-name="Domyślnaczcionkaakapitu" style:family="text">
      <style:text-properties style:text-underline-type="single" style:text-underline-style="solid" style:text-underline-width="auto" style:text-underline-mode="continuous"/>
    </style:style>
    <style:style style:name="P4044" style:parent-style-name="Normalny" style:family="paragraph">
      <style:paragraph-properties fo:text-align="justify" fo:line-height="150%" fo:text-indent="0.2479in"/>
    </style:style>
    <style:style style:name="P4045" style:parent-style-name="Normalny" style:family="paragraph">
      <style:paragraph-properties fo:text-align="justify" fo:line-height="150%" fo:text-indent="0.2479in"/>
    </style:style>
    <style:style style:name="P4046" style:parent-style-name="Normalny" style:family="paragraph">
      <style:paragraph-properties fo:text-align="justify" fo:line-height="150%"/>
    </style:style>
    <style:style style:name="T4047" style:parent-style-name="Domyślnaczcionkaakapitu" style:family="text">
      <style:text-properties style:text-underline-type="single" style:text-underline-style="solid" style:text-underline-width="auto" style:text-underline-mode="continuous"/>
    </style:style>
    <style:style style:name="T4048" style:parent-style-name="Domyślnaczcionkaakapitu" style:family="text">
      <style:text-properties fo:background-color="#80FFFF" style:text-underline-type="single" style:text-underline-style="solid" style:text-underline-width="auto" style:text-underline-mode="continuous"/>
    </style:style>
    <style:style style:name="P4049" style:parent-style-name="Normalny" style:family="paragraph">
      <style:paragraph-properties fo:text-align="justify" fo:line-height="150%" fo:text-indent="0.2479in"/>
    </style:style>
    <style:style style:name="P4050" style:parent-style-name="Normalny" style:family="paragraph">
      <style:paragraph-properties fo:text-align="justify" fo:line-height="150%"/>
    </style:style>
    <style:style style:name="T4051" style:parent-style-name="Domyślnaczcionkaakapitu" style:family="text">
      <style:text-properties fo:background-color="#80FFFF" style:text-underline-type="single" style:text-underline-style="solid" style:text-underline-width="auto" style:text-underline-mode="continuous"/>
    </style:style>
    <style:style style:name="T4052" style:parent-style-name="Domyślnaczcionkaakapitu" style:family="text">
      <style:text-properties style:text-underline-type="single" style:text-underline-style="solid" style:text-underline-width="auto" style:text-underline-mode="continuous"/>
    </style:style>
    <style:style style:name="T4053" style:parent-style-name="Domyślnaczcionkaakapitu" style:family="text">
      <style:text-properties fo:background-color="#80FFFF" style:text-underline-type="single" style:text-underline-style="solid" style:text-underline-width="auto" style:text-underline-mode="continuous"/>
    </style:style>
    <style:style style:name="T4054" style:parent-style-name="Domyślnaczcionkaakapitu" style:family="text">
      <style:text-properties style:text-underline-type="single" style:text-underline-style="solid" style:text-underline-width="auto" style:text-underline-mode="continuous"/>
    </style:style>
    <style:style style:name="P4055" style:parent-style-name="Normalny" style:family="paragraph">
      <style:paragraph-properties fo:text-align="justify" fo:line-height="150%" fo:text-indent="0.2479in"/>
    </style:style>
    <style:style style:name="T4056" style:parent-style-name="Domyślnaczcionkaakapitu" style:family="text">
      <style:text-properties fo:background-color="#80FFFF"/>
    </style:style>
    <style:style style:name="T4057" style:parent-style-name="Domyślnaczcionkaakapitu" style:family="text">
      <style:text-properties fo:background-color="#80FFFF"/>
    </style:style>
    <style:style style:name="T4058" style:parent-style-name="Domyślnaczcionkaakapitu" style:family="text">
      <style:text-properties fo:background-color="#80FFFF"/>
    </style:style>
    <style:style style:name="T4059" style:parent-style-name="Domyślnaczcionkaakapitu" style:family="text">
      <style:text-properties fo:background-color="#80FFFF"/>
    </style:style>
    <style:style style:name="T4060" style:parent-style-name="Domyślnaczcionkaakapitu" style:family="text">
      <style:text-properties fo:background-color="#80FFFF"/>
    </style:style>
    <style:style style:name="P4061" style:parent-style-name="Normalny" style:family="paragraph">
      <style:paragraph-properties fo:text-align="justify" fo:line-height="150%" fo:text-indent="0.2479in"/>
    </style:style>
    <style:style style:name="P4062" style:parent-style-name="Normalny" style:family="paragraph">
      <style:paragraph-properties fo:text-align="justify" fo:line-height="150%"/>
    </style:style>
    <style:style style:name="T4063" style:parent-style-name="Domyślnaczcionkaakapitu" style:family="text">
      <style:text-properties style:text-underline-type="single" style:text-underline-style="solid" style:text-underline-width="auto" style:text-underline-mode="continuous"/>
    </style:style>
    <style:style style:name="P4064" style:parent-style-name="Normalny" style:family="paragraph">
      <style:paragraph-properties fo:text-align="justify" fo:line-height="150%"/>
    </style:style>
    <style:style style:name="P4065" style:parent-style-name="Normalny" style:family="paragraph">
      <style:paragraph-properties fo:text-align="justify" fo:line-height="150%"/>
    </style:style>
    <style:style style:name="T4066" style:parent-style-name="Domyślnaczcionkaakapitu" style:family="text">
      <style:text-properties style:text-underline-type="single" style:text-underline-style="solid" style:text-underline-width="auto" style:text-underline-mode="continuous"/>
    </style:style>
    <style:style style:name="P4067" style:parent-style-name="Normalny" style:family="paragraph">
      <style:paragraph-properties fo:text-align="justify" fo:line-height="150%" fo:text-indent="0.2479in"/>
    </style:style>
    <style:style style:name="P4068" style:parent-style-name="Normalny" style:family="paragraph">
      <style:paragraph-properties fo:text-align="justify" fo:line-height="150%">
        <style:tab-stops>
          <style:tab-stop style:type="left" style:position="3.1333in"/>
        </style:tab-stops>
      </style:paragraph-properties>
    </style:style>
    <style:style style:name="T4069" style:parent-style-name="Domyślnaczcionkaakapitu" style:family="text">
      <style:text-properties fo:background-color="#80FFFF" style:text-underline-type="single" style:text-underline-style="solid" style:text-underline-width="auto" style:text-underline-mode="continuous"/>
    </style:style>
    <style:style style:name="T4070" style:parent-style-name="Domyślnaczcionkaakapitu" style:family="text">
      <style:text-properties style:text-underline-type="single" style:text-underline-style="solid" style:text-underline-width="auto" style:text-underline-mode="continuous"/>
    </style:style>
    <style:style style:name="P4071" style:parent-style-name="Normalny" style:family="paragraph">
      <style:paragraph-properties fo:text-align="justify" fo:line-height="150%" fo:text-indent="0.2479in"/>
    </style:style>
    <style:style style:name="T4072" style:parent-style-name="Domyślnaczcionkaakapitu" style:family="text">
      <style:text-properties fo:background-color="#80FFFF"/>
    </style:style>
    <style:style style:name="T4073" style:parent-style-name="Domyślnaczcionkaakapitu" style:family="text">
      <style:text-properties fo:background-color="#80FFFF"/>
    </style:style>
    <style:style style:name="T4074" style:parent-style-name="Domyślnaczcionkaakapitu" style:family="text">
      <style:text-properties fo:background-color="#80FFFF"/>
    </style:style>
    <style:style style:name="T4075" style:parent-style-name="Domyślnaczcionkaakapitu" style:family="text">
      <style:text-properties fo:background-color="#80FFFF"/>
    </style:style>
    <style:style style:name="P4076" style:parent-style-name="Normalny" style:family="paragraph">
      <style:paragraph-properties fo:text-align="justify" fo:line-height="150%" fo:text-indent="0.2479in"/>
    </style:style>
    <style:style style:name="P4077" style:parent-style-name="Normalny" style:family="paragraph">
      <style:paragraph-properties fo:text-align="justify" fo:line-height="150%"/>
    </style:style>
    <style:style style:name="T4078" style:parent-style-name="Domyślnaczcionkaakapitu" style:family="text">
      <style:text-properties style:text-underline-type="single" style:text-underline-style="solid" style:text-underline-width="auto" style:text-underline-mode="continuous"/>
    </style:style>
    <style:style style:name="P4079" style:parent-style-name="Normalny" style:family="paragraph">
      <style:paragraph-properties fo:text-align="justify" fo:line-height="150%" fo:text-indent="0.2479in"/>
    </style:style>
    <style:style style:name="T4080" style:parent-style-name="Domyślnaczcionkaakapitu" style:family="text">
      <style:text-properties fo:background-color="#80FFFF"/>
    </style:style>
    <style:style style:name="P4081" style:parent-style-name="Normalny" style:family="paragraph">
      <style:paragraph-properties fo:text-align="justify" fo:line-height="150%" fo:text-indent="0.2479in"/>
    </style:style>
    <style:style style:name="P4082" style:parent-style-name="Normalny" style:family="paragraph">
      <style:paragraph-properties fo:text-align="justify" fo:line-height="150%"/>
    </style:style>
    <style:style style:name="T4083" style:parent-style-name="Domyślnaczcionkaakapitu" style:family="text">
      <style:text-properties style:text-underline-type="single" style:text-underline-style="solid" style:text-underline-width="auto" style:text-underline-mode="continuous"/>
    </style:style>
    <style:style style:name="P4084" style:parent-style-name="Normalny" style:family="paragraph">
      <style:paragraph-properties fo:text-align="justify" fo:line-height="150%" fo:text-indent="0.2479in"/>
    </style:style>
    <style:style style:name="P4085" style:parent-style-name="Normalny" style:family="paragraph">
      <style:paragraph-properties fo:text-align="justify" fo:line-height="150%"/>
    </style:style>
    <style:style style:name="T4086" style:parent-style-name="Domyślnaczcionkaakapitu" style:family="text">
      <style:text-properties style:text-underline-type="single" style:text-underline-style="solid" style:text-underline-width="auto" style:text-underline-mode="continuous"/>
    </style:style>
    <style:style style:name="T4087" style:parent-style-name="Domyślnaczcionkaakapitu" style:family="text">
      <style:text-properties fo:background-color="#80FFFF" style:text-underline-type="single" style:text-underline-style="solid" style:text-underline-width="auto" style:text-underline-mode="continuous"/>
    </style:style>
    <style:style style:name="P4088" style:parent-style-name="Normalny" style:family="paragraph">
      <style:paragraph-properties fo:text-align="justify" fo:line-height="150%" fo:text-indent="0.2479in"/>
    </style:style>
    <style:style style:name="P4089" style:parent-style-name="Normalny" style:family="paragraph">
      <style:paragraph-properties fo:text-align="justify" fo:line-height="150%"/>
    </style:style>
    <style:style style:name="T4090" style:parent-style-name="Domyślnaczcionkaakapitu" style:family="text">
      <style:text-properties style:text-underline-type="single" style:text-underline-style="solid" style:text-underline-width="auto" style:text-underline-mode="continuous"/>
    </style:style>
    <style:style style:name="P4091" style:parent-style-name="Normalny" style:family="paragraph">
      <style:paragraph-properties fo:text-align="justify" fo:line-height="150%" fo:text-indent="0.2479in"/>
    </style:style>
    <style:style style:name="T4092" style:parent-style-name="Domyślnaczcionkaakapitu" style:family="text">
      <style:text-properties fo:background-color="#80FFFF"/>
    </style:style>
    <style:style style:name="T4093" style:parent-style-name="Domyślnaczcionkaakapitu" style:family="text">
      <style:text-properties fo:background-color="#80FFFF"/>
    </style:style>
    <style:style style:name="P4094" style:parent-style-name="Normalny" style:family="paragraph">
      <style:paragraph-properties fo:text-align="justify" fo:line-height="150%"/>
    </style:style>
    <style:style style:name="T4095" style:parent-style-name="Domyślnaczcionkaakapitu" style:family="text">
      <style:text-properties style:text-underline-type="single" style:text-underline-style="solid" style:text-underline-width="auto" style:text-underline-mode="continuous"/>
    </style:style>
    <style:style style:name="T4096" style:parent-style-name="Domyślnaczcionkaakapitu" style:family="text">
      <style:text-properties fo:background-color="#80FFFF" style:text-underline-type="single" style:text-underline-style="solid" style:text-underline-width="auto" style:text-underline-mode="continuous"/>
    </style:style>
    <style:style style:name="T4097" style:parent-style-name="Domyślnaczcionkaakapitu" style:family="text">
      <style:text-properties style:text-underline-type="single" style:text-underline-style="solid" style:text-underline-width="auto" style:text-underline-mode="continuous"/>
    </style:style>
    <style:style style:name="P4098" style:parent-style-name="Normalny" style:family="paragraph">
      <style:paragraph-properties fo:text-align="justify" fo:line-height="150%" fo:text-indent="0.2479in"/>
    </style:style>
    <style:style style:name="P4099" style:parent-style-name="Normalny" style:family="paragraph">
      <style:paragraph-properties fo:text-align="justify" fo:line-height="150%"/>
    </style:style>
    <style:style style:name="T4100" style:parent-style-name="Domyślnaczcionkaakapitu" style:family="text">
      <style:text-properties style:text-underline-type="single" style:text-underline-style="solid" style:text-underline-width="auto" style:text-underline-mode="continuous"/>
    </style:style>
    <style:style style:name="T4101" style:parent-style-name="Domyślnaczcionkaakapitu" style:family="text">
      <style:text-properties fo:background-color="#80FFFF" style:text-underline-type="single" style:text-underline-style="solid" style:text-underline-width="auto" style:text-underline-mode="continuous"/>
    </style:style>
    <style:style style:name="T4102" style:parent-style-name="Domyślnaczcionkaakapitu" style:family="text">
      <style:text-properties style:text-underline-type="single" style:text-underline-style="solid" style:text-underline-width="auto" style:text-underline-mode="continuous"/>
    </style:style>
    <style:style style:name="P4103" style:parent-style-name="Normalny" style:family="paragraph">
      <style:paragraph-properties fo:text-align="justify" fo:line-height="150%" fo:text-indent="0.2479in"/>
    </style:style>
    <style:style style:name="P4104" style:parent-style-name="Normalny" style:family="paragraph">
      <style:paragraph-properties fo:text-align="justify" fo:line-height="150%"/>
    </style:style>
    <style:style style:name="T4105" style:parent-style-name="Domyślnaczcionkaakapitu" style:family="text">
      <style:text-properties style:text-underline-type="single" style:text-underline-style="solid" style:text-underline-width="auto" style:text-underline-mode="continuous"/>
    </style:style>
    <style:style style:name="P4106" style:parent-style-name="Normalny" style:family="paragraph">
      <style:paragraph-properties fo:text-align="justify" fo:line-height="150%" fo:text-indent="0.2479in"/>
    </style:style>
    <style:style style:name="T4107" style:parent-style-name="Domyślnaczcionkaakapitu" style:family="text">
      <style:text-properties fo:background-color="#80FFFF"/>
    </style:style>
    <style:style style:name="P4108" style:parent-style-name="Normalny" style:family="paragraph">
      <style:paragraph-properties fo:text-align="justify" fo:line-height="150%"/>
    </style:style>
    <style:style style:name="T4109" style:parent-style-name="Domyślnaczcionkaakapitu" style:family="text">
      <style:text-properties style:text-underline-type="single" style:text-underline-style="solid" style:text-underline-width="auto" style:text-underline-mode="continuous"/>
    </style:style>
    <style:style style:name="T4110" style:parent-style-name="Domyślnaczcionkaakapitu" style:family="text">
      <style:text-properties fo:background-color="#80FFFF" style:text-underline-type="single" style:text-underline-style="solid" style:text-underline-width="auto" style:text-underline-mode="continuous"/>
    </style:style>
    <style:style style:name="P4111" style:parent-style-name="Normalny" style:family="paragraph">
      <style:paragraph-properties fo:text-align="justify" fo:line-height="150%" fo:text-indent="0.2479in"/>
    </style:style>
    <style:style style:name="P4112" style:parent-style-name="Normalny" style:family="paragraph">
      <style:paragraph-properties fo:text-align="justify" fo:line-height="150%"/>
    </style:style>
    <style:style style:name="T4113" style:parent-style-name="Domyślnaczcionkaakapitu" style:family="text">
      <style:text-properties style:text-underline-type="single" style:text-underline-style="solid" style:text-underline-width="auto" style:text-underline-mode="continuous"/>
    </style:style>
    <style:style style:name="P4114" style:parent-style-name="Normalny" style:family="paragraph">
      <style:paragraph-properties fo:text-align="justify" fo:line-height="150%" fo:text-indent="0.2479in"/>
    </style:style>
    <style:style style:name="P4115" style:parent-style-name="Normalny" style:family="paragraph">
      <style:paragraph-properties fo:text-align="justify" fo:line-height="150%"/>
    </style:style>
    <style:style style:name="T4116" style:parent-style-name="Domyślnaczcionkaakapitu" style:family="text">
      <style:text-properties style:text-underline-type="single" style:text-underline-style="solid" style:text-underline-width="auto" style:text-underline-mode="continuous"/>
    </style:style>
    <style:style style:name="P4117" style:parent-style-name="Normalny" style:family="paragraph">
      <style:paragraph-properties fo:text-align="justify" fo:line-height="150%" fo:text-indent="0.2479in"/>
    </style:style>
    <style:style style:name="T4118" style:parent-style-name="Domyślnaczcionkaakapitu" style:family="text">
      <style:text-properties fo:background-color="#80FFFF"/>
    </style:style>
    <style:style style:name="T4119" style:parent-style-name="Domyślnaczcionkaakapitu" style:family="text">
      <style:text-properties fo:background-color="#80FFFF"/>
    </style:style>
    <style:style style:name="T4120" style:parent-style-name="Domyślnaczcionkaakapitu" style:family="text">
      <style:text-properties fo:background-color="#80FFFF"/>
    </style:style>
    <style:style style:name="P4121" style:parent-style-name="Normalny" style:family="paragraph">
      <style:paragraph-properties fo:text-align="justify" fo:line-height="150%" fo:text-indent="0.2479in"/>
    </style:style>
    <style:style style:name="T4122" style:parent-style-name="Domyślnaczcionkaakapitu" style:family="text">
      <style:text-properties fo:background-color="#80FFFF"/>
    </style:style>
    <style:style style:name="T4123" style:parent-style-name="Domyślnaczcionkaakapitu" style:family="text">
      <style:text-properties fo:background-color="#80FFFF"/>
    </style:style>
    <style:style style:name="P4124" style:parent-style-name="Normalny" style:family="paragraph">
      <style:paragraph-properties fo:text-align="justify" fo:line-height="150%" fo:text-indent="0.2479in"/>
    </style:style>
    <style:style style:name="T4125" style:parent-style-name="Domyślnaczcionkaakapitu" style:family="text">
      <style:text-properties fo:background-color="#80FFFF"/>
    </style:style>
    <style:style style:name="P4126" style:parent-style-name="Normalny" style:family="paragraph">
      <style:paragraph-properties fo:text-align="justify" fo:line-height="150%" fo:text-indent="0.2479in"/>
    </style:style>
    <style:style style:name="P4127" style:parent-style-name="Normalny" style:family="paragraph">
      <style:paragraph-properties fo:text-align="justify" fo:line-height="150%"/>
    </style:style>
    <style:style style:name="T4128" style:parent-style-name="Domyślnaczcionkaakapitu" style:family="text">
      <style:text-properties style:text-underline-type="single" style:text-underline-style="solid" style:text-underline-width="auto" style:text-underline-mode="continuous"/>
    </style:style>
    <style:style style:name="P4129" style:parent-style-name="Normalny" style:family="paragraph">
      <style:paragraph-properties fo:text-align="justify" fo:line-height="150%" fo:text-indent="0.2479in"/>
    </style:style>
    <style:style style:name="T4130" style:parent-style-name="Domyślnaczcionkaakapitu" style:family="text">
      <style:text-properties fo:background-color="#80FFFF"/>
    </style:style>
    <style:style style:name="P4131" style:parent-style-name="Normalny" style:family="paragraph">
      <style:paragraph-properties fo:text-align="justify" fo:line-height="150%"/>
    </style:style>
    <style:style style:name="T4132" style:parent-style-name="Domyślnaczcionkaakapitu" style:family="text">
      <style:text-properties style:text-underline-type="single" style:text-underline-style="solid" style:text-underline-width="auto" style:text-underline-mode="continuous"/>
    </style:style>
    <style:style style:name="P4133" style:parent-style-name="Normalny" style:family="paragraph">
      <style:paragraph-properties fo:text-align="justify" fo:line-height="150%" fo:text-indent="0.2479in"/>
    </style:style>
    <style:style style:name="T4134" style:parent-style-name="Domyślnaczcionkaakapitu" style:family="text">
      <style:text-properties fo:background-color="#80FFFF"/>
    </style:style>
    <style:style style:name="P4135" style:parent-style-name="Normalny" style:family="paragraph">
      <style:paragraph-properties fo:text-align="justify" fo:line-height="150%"/>
    </style:style>
    <style:style style:name="T4136" style:parent-style-name="Domyślnaczcionkaakapitu" style:family="text">
      <style:text-properties style:text-underline-type="single" style:text-underline-style="solid" style:text-underline-width="auto" style:text-underline-mode="continuous"/>
    </style:style>
    <style:style style:name="P4137" style:parent-style-name="Normalny" style:family="paragraph">
      <style:paragraph-properties fo:text-align="justify" fo:line-height="150%" fo:text-indent="0.2479in"/>
    </style:style>
    <style:style style:name="T4138" style:parent-style-name="Domyślnaczcionkaakapitu" style:family="text">
      <style:text-properties fo:background-color="#80FFFF"/>
    </style:style>
    <style:style style:name="P4139" style:parent-style-name="Normalny" style:family="paragraph">
      <style:paragraph-properties fo:text-align="justify" fo:line-height="150%"/>
    </style:style>
    <style:style style:name="T4140" style:parent-style-name="Domyślnaczcionkaakapitu" style:family="text">
      <style:text-properties style:text-underline-type="single" style:text-underline-style="solid" style:text-underline-width="auto" style:text-underline-mode="continuous"/>
    </style:style>
    <style:style style:name="T4141" style:parent-style-name="Domyślnaczcionkaakapitu" style:family="text">
      <style:text-properties fo:background-color="#80FFFF" style:text-underline-type="single" style:text-underline-style="solid" style:text-underline-width="auto" style:text-underline-mode="continuous"/>
    </style:style>
    <style:style style:name="T4142" style:parent-style-name="Domyślnaczcionkaakapitu" style:family="text">
      <style:text-properties style:text-underline-type="single" style:text-underline-style="solid" style:text-underline-width="auto" style:text-underline-mode="continuous"/>
    </style:style>
    <style:style style:name="T4143" style:parent-style-name="Domyślnaczcionkaakapitu" style:family="text">
      <style:text-properties fo:background-color="#80FFFF" style:text-underline-type="single" style:text-underline-style="solid" style:text-underline-width="auto" style:text-underline-mode="continuous"/>
    </style:style>
    <style:style style:name="T4144" style:parent-style-name="Domyślnaczcionkaakapitu" style:family="text">
      <style:text-properties fo:background-color="#80FFFF"/>
    </style:style>
    <style:style style:name="P4145" style:parent-style-name="Normalny" style:family="paragraph">
      <style:paragraph-properties fo:text-align="justify" fo:line-height="150%" fo:text-indent="0.2479in"/>
    </style:style>
    <style:style style:name="P4146" style:parent-style-name="Normalny" style:family="paragraph">
      <style:paragraph-properties fo:text-align="justify" fo:line-height="150%" fo:text-indent="0.2479in"/>
    </style:style>
    <style:style style:name="P4147" style:parent-style-name="Normalny" style:family="paragraph">
      <style:paragraph-properties fo:text-align="justify" fo:line-height="150%"/>
    </style:style>
    <style:style style:name="T4148" style:parent-style-name="Domyślnaczcionkaakapitu" style:family="text">
      <style:text-properties style:text-underline-type="single" style:text-underline-style="solid" style:text-underline-width="auto" style:text-underline-mode="continuous"/>
    </style:style>
    <style:style style:name="P4149" style:parent-style-name="Normalny" style:family="paragraph">
      <style:paragraph-properties fo:text-align="justify" fo:line-height="150%" fo:text-indent="0.2479in"/>
    </style:style>
    <style:style style:name="T4150" style:parent-style-name="Domyślnaczcionkaakapitu" style:family="text">
      <style:text-properties fo:background-color="#80FFFF"/>
    </style:style>
    <style:style style:name="P4151" style:parent-style-name="Normalny" style:family="paragraph">
      <style:paragraph-properties fo:text-align="justify" fo:line-height="150%"/>
    </style:style>
    <style:style style:name="T4152" style:parent-style-name="Domyślnaczcionkaakapitu" style:family="text">
      <style:text-properties style:text-underline-type="single" style:text-underline-style="solid" style:text-underline-width="auto" style:text-underline-mode="continuous"/>
    </style:style>
    <style:style style:name="T4153" style:parent-style-name="Domyślnaczcionkaakapitu" style:family="text">
      <style:text-properties fo:background-color="#80FFFF" style:text-underline-type="single" style:text-underline-style="solid" style:text-underline-width="auto" style:text-underline-mode="continuous"/>
    </style:style>
    <style:style style:name="P4154" style:parent-style-name="Normalny" style:family="paragraph">
      <style:paragraph-properties fo:text-align="justify" fo:line-height="150%" fo:text-indent="0.2479in"/>
    </style:style>
    <style:style style:name="P4155" style:parent-style-name="Normalny" style:family="paragraph">
      <style:paragraph-properties fo:text-align="justify" fo:line-height="150%" fo:text-indent="0.2479in"/>
    </style:style>
    <style:style style:name="P4156" style:parent-style-name="Normalny" style:family="paragraph">
      <style:paragraph-properties fo:text-align="justify" fo:line-height="150%" fo:text-indent="0.2479in"/>
    </style:style>
    <style:style style:name="P4157" style:parent-style-name="Normalny" style:family="paragraph">
      <style:paragraph-properties fo:text-align="justify" fo:line-height="150%"/>
    </style:style>
    <style:style style:name="T4158" style:parent-style-name="Domyślnaczcionkaakapitu" style:family="text">
      <style:text-properties style:text-underline-type="single" style:text-underline-style="solid" style:text-underline-width="auto" style:text-underline-mode="continuous"/>
    </style:style>
    <style:style style:name="P4159" style:parent-style-name="Normalny" style:family="paragraph">
      <style:paragraph-properties fo:text-align="justify" fo:line-height="150%" fo:text-indent="0.2479in"/>
    </style:style>
    <style:style style:name="T4160" style:parent-style-name="Domyślnaczcionkaakapitu" style:family="text">
      <style:text-properties fo:background-color="#80FFFF"/>
    </style:style>
    <style:style style:name="P4161" style:parent-style-name="Normalny" style:family="paragraph">
      <style:paragraph-properties fo:text-align="justify" fo:line-height="150%"/>
    </style:style>
    <style:style style:name="T4162" style:parent-style-name="Domyślnaczcionkaakapitu" style:family="text">
      <style:text-properties style:text-underline-type="single" style:text-underline-style="solid" style:text-underline-width="auto" style:text-underline-mode="continuous"/>
    </style:style>
    <style:style style:name="T4163" style:parent-style-name="Domyślnaczcionkaakapitu" style:family="text">
      <style:text-properties fo:background-color="#80FFFF" style:text-underline-type="single" style:text-underline-style="solid" style:text-underline-width="auto" style:text-underline-mode="continuous"/>
    </style:style>
    <style:style style:name="T4164" style:parent-style-name="Domyślnaczcionkaakapitu" style:family="text">
      <style:text-properties style:text-underline-type="single" style:text-underline-style="solid" style:text-underline-width="auto" style:text-underline-mode="continuous"/>
    </style:style>
    <style:style style:name="T4165" style:parent-style-name="Domyślnaczcionkaakapitu" style:family="text">
      <style:text-properties fo:background-color="#80FFFF" style:text-underline-type="single" style:text-underline-style="solid" style:text-underline-width="auto" style:text-underline-mode="continuous"/>
    </style:style>
    <style:style style:name="T4166" style:parent-style-name="Domyślnaczcionkaakapitu" style:family="text">
      <style:text-properties fo:background-color="#80FFFF"/>
    </style:style>
    <style:style style:name="P4167" style:parent-style-name="Normalny" style:family="paragraph">
      <style:paragraph-properties fo:text-align="justify" fo:line-height="150%" fo:text-indent="0.2479in"/>
    </style:style>
    <style:style style:name="P4168" style:parent-style-name="Normalny" style:family="paragraph">
      <style:paragraph-properties fo:text-align="justify" fo:line-height="150%" fo:text-indent="0.2479in"/>
    </style:style>
    <style:style style:name="P4169" style:parent-style-name="Normalny" style:family="paragraph">
      <style:paragraph-properties fo:text-align="justify" fo:line-height="150%" fo:text-indent="0.2479in"/>
    </style:style>
    <style:style style:name="P4170" style:parent-style-name="Normalny" style:family="paragraph">
      <style:paragraph-properties fo:text-align="justify" fo:line-height="150%"/>
    </style:style>
    <style:style style:name="T4171" style:parent-style-name="Domyślnaczcionkaakapitu" style:family="text">
      <style:text-properties style:text-underline-type="single" style:text-underline-style="solid" style:text-underline-width="auto" style:text-underline-mode="continuous"/>
    </style:style>
    <style:style style:name="P4172" style:parent-style-name="Normalny" style:family="paragraph">
      <style:paragraph-properties fo:text-align="justify" fo:line-height="150%" fo:text-indent="0.2479in"/>
    </style:style>
    <style:style style:name="P4173" style:parent-style-name="Normalny" style:family="paragraph">
      <style:paragraph-properties fo:text-align="justify" fo:line-height="150%"/>
    </style:style>
    <style:style style:name="T4174" style:parent-style-name="Domyślnaczcionkaakapitu" style:family="text">
      <style:text-properties style:text-underline-type="single" style:text-underline-style="solid" style:text-underline-width="auto" style:text-underline-mode="continuous"/>
    </style:style>
    <style:style style:name="T4175" style:parent-style-name="Domyślnaczcionkaakapitu" style:family="text">
      <style:text-properties fo:background-color="#80FFFF" style:text-underline-type="single" style:text-underline-style="solid" style:text-underline-width="auto" style:text-underline-mode="continuous"/>
    </style:style>
    <style:style style:name="P4176" style:parent-style-name="Normalny" style:family="paragraph">
      <style:paragraph-properties fo:text-align="justify" fo:line-height="150%" fo:text-indent="0.2479in"/>
    </style:style>
    <style:style style:name="P4177" style:parent-style-name="Normalny" style:family="paragraph">
      <style:paragraph-properties fo:text-align="justify" fo:line-height="150%"/>
    </style:style>
    <style:style style:name="T4178" style:parent-style-name="Domyślnaczcionkaakapitu" style:family="text">
      <style:text-properties fo:background-color="#80FFFF" style:text-underline-type="single" style:text-underline-style="solid" style:text-underline-width="auto" style:text-underline-mode="continuous"/>
    </style:style>
    <style:style style:name="T4179" style:parent-style-name="Domyślnaczcionkaakapitu" style:family="text">
      <style:text-properties style:text-underline-type="single" style:text-underline-style="solid" style:text-underline-width="auto" style:text-underline-mode="continuous"/>
    </style:style>
    <style:style style:name="T4180" style:parent-style-name="Domyślnaczcionkaakapitu" style:family="text">
      <style:text-properties fo:background-color="#80FFFF" style:text-underline-type="single" style:text-underline-style="solid" style:text-underline-width="auto" style:text-underline-mode="continuous"/>
    </style:style>
    <style:style style:name="T4181" style:parent-style-name="Domyślnaczcionkaakapitu" style:family="text">
      <style:text-properties style:text-underline-type="single" style:text-underline-style="solid" style:text-underline-width="auto" style:text-underline-mode="continuous"/>
    </style:style>
    <style:style style:name="P4182" style:parent-style-name="Normalny" style:family="paragraph">
      <style:paragraph-properties fo:text-align="justify" fo:line-height="150%" fo:text-indent="0.2479in"/>
    </style:style>
    <style:style style:name="P4183" style:parent-style-name="Normalny" style:family="paragraph">
      <style:paragraph-properties fo:text-align="justify" fo:line-height="150%"/>
    </style:style>
    <style:style style:name="T4184" style:parent-style-name="Domyślnaczcionkaakapitu" style:family="text">
      <style:text-properties style:text-underline-type="single" style:text-underline-style="solid" style:text-underline-width="auto" style:text-underline-mode="continuous"/>
    </style:style>
    <style:style style:name="P4185" style:parent-style-name="Normalny" style:family="paragraph">
      <style:paragraph-properties fo:text-align="justify" fo:line-height="150%" fo:text-indent="0.2479in"/>
    </style:style>
    <style:style style:name="P4186" style:parent-style-name="Normalny" style:family="paragraph">
      <style:paragraph-properties fo:text-align="justify" fo:line-height="150%"/>
    </style:style>
    <style:style style:name="T4187" style:parent-style-name="Domyślnaczcionkaakapitu" style:family="text">
      <style:text-properties style:text-underline-type="single" style:text-underline-style="solid" style:text-underline-width="auto" style:text-underline-mode="continuous"/>
    </style:style>
    <style:style style:name="T4188" style:parent-style-name="Domyślnaczcionkaakapitu" style:family="text">
      <style:text-properties fo:background-color="#80FFFF" style:text-underline-type="single" style:text-underline-style="solid" style:text-underline-width="auto" style:text-underline-mode="continuous"/>
    </style:style>
    <style:style style:name="T4189" style:parent-style-name="Domyślnaczcionkaakapitu" style:family="text">
      <style:text-properties style:text-underline-type="single" style:text-underline-style="solid" style:text-underline-width="auto" style:text-underline-mode="continuous"/>
    </style:style>
    <style:style style:name="P4190" style:parent-style-name="Normalny" style:family="paragraph">
      <style:paragraph-properties fo:text-align="justify" fo:line-height="150%" fo:text-indent="0.2479in"/>
    </style:style>
    <style:style style:name="P4191" style:parent-style-name="Normalny" style:family="paragraph">
      <style:paragraph-properties fo:text-align="justify" fo:line-height="150%"/>
    </style:style>
    <style:style style:name="T4192" style:parent-style-name="Domyślnaczcionkaakapitu" style:family="text">
      <style:text-properties style:text-underline-type="single" style:text-underline-style="solid" style:text-underline-width="auto" style:text-underline-mode="continuous"/>
    </style:style>
    <style:style style:name="T4193" style:parent-style-name="Domyślnaczcionkaakapitu" style:family="text">
      <style:text-properties fo:background-color="#80FFFF" style:text-underline-type="single" style:text-underline-style="solid" style:text-underline-width="auto" style:text-underline-mode="continuous"/>
    </style:style>
    <style:style style:name="T4194" style:parent-style-name="Domyślnaczcionkaakapitu" style:family="text">
      <style:text-properties style:text-underline-type="single" style:text-underline-style="solid" style:text-underline-width="auto" style:text-underline-mode="continuous"/>
    </style:style>
    <style:style style:name="T4195" style:parent-style-name="Domyślnaczcionkaakapitu" style:family="text">
      <style:text-properties fo:background-color="#80FFFF" style:text-underline-type="single" style:text-underline-style="solid" style:text-underline-width="auto" style:text-underline-mode="continuous"/>
    </style:style>
    <style:style style:name="T4196" style:parent-style-name="Domyślnaczcionkaakapitu" style:family="text">
      <style:text-properties fo:background-color="#80FFFF"/>
    </style:style>
    <style:style style:name="P4197" style:parent-style-name="Normalny" style:family="paragraph">
      <style:paragraph-properties fo:text-align="justify" fo:line-height="150%" fo:text-indent="0.2479in"/>
    </style:style>
    <style:style style:name="P4198" style:parent-style-name="Normalny" style:family="paragraph">
      <style:paragraph-properties fo:text-align="justify" fo:line-height="150%"/>
    </style:style>
    <style:style style:name="T4199" style:parent-style-name="Domyślnaczcionkaakapitu" style:family="text">
      <style:text-properties style:text-underline-type="single" style:text-underline-style="solid" style:text-underline-width="auto" style:text-underline-mode="continuous"/>
    </style:style>
    <style:style style:name="P4200" style:parent-style-name="Normalny" style:family="paragraph">
      <style:paragraph-properties fo:text-align="justify" fo:line-height="150%" fo:text-indent="0.2479in"/>
    </style:style>
    <style:style style:name="P4201" style:parent-style-name="Normalny" style:family="paragraph">
      <style:paragraph-properties fo:text-align="justify" fo:line-height="150%"/>
    </style:style>
    <style:style style:name="T4202" style:parent-style-name="Domyślnaczcionkaakapitu" style:family="text">
      <style:text-properties style:text-underline-type="single" style:text-underline-style="solid" style:text-underline-width="auto" style:text-underline-mode="continuous"/>
    </style:style>
    <style:style style:name="P4203" style:parent-style-name="Normalny" style:family="paragraph">
      <style:paragraph-properties fo:text-align="justify" fo:line-height="150%" fo:text-indent="0.2479in"/>
    </style:style>
    <style:style style:name="P4204" style:parent-style-name="Normalny" style:family="paragraph">
      <style:paragraph-properties fo:text-align="justify" fo:line-height="150%"/>
    </style:style>
    <style:style style:name="T4205" style:parent-style-name="Domyślnaczcionkaakapitu" style:family="text">
      <style:text-properties style:text-underline-type="single" style:text-underline-style="solid" style:text-underline-width="auto" style:text-underline-mode="continuous"/>
    </style:style>
    <style:style style:name="T4206" style:parent-style-name="Domyślnaczcionkaakapitu" style:family="text">
      <style:text-properties fo:background-color="#80FFFF" style:text-underline-type="single" style:text-underline-style="solid" style:text-underline-width="auto" style:text-underline-mode="continuous"/>
    </style:style>
    <style:style style:name="T4207" style:parent-style-name="Domyślnaczcionkaakapitu" style:family="text">
      <style:text-properties style:text-underline-type="single" style:text-underline-style="solid" style:text-underline-width="auto" style:text-underline-mode="continuous"/>
    </style:style>
    <style:style style:name="T4208" style:parent-style-name="Domyślnaczcionkaakapitu" style:family="text">
      <style:text-properties fo:background-color="#80FFFF" style:text-underline-type="single" style:text-underline-style="solid" style:text-underline-width="auto" style:text-underline-mode="continuous"/>
    </style:style>
    <style:style style:name="P4209" style:parent-style-name="Normalny" style:family="paragraph">
      <style:paragraph-properties fo:text-align="justify" fo:line-height="150%" fo:text-indent="0.2479in"/>
    </style:style>
    <style:style style:name="P4210" style:parent-style-name="Normalny" style:family="paragraph">
      <style:paragraph-properties fo:text-align="justify" fo:line-height="150%" fo:text-indent="0.2479in"/>
    </style:style>
    <style:style style:name="P4211" style:parent-style-name="Normalny" style:family="paragraph">
      <style:paragraph-properties fo:text-align="justify" fo:line-height="150%" fo:text-indent="0.2479in"/>
    </style:style>
  </office:automatic-styles>
  <office:body>
    <office:text text:use-soft-page-breaks="true">
      <text:p text:style-name="P1">KORPUS= Obrady Okrągłego Stołu</text:p>
      <text:p text:style-name="P2">ZESPÓŁ= Podzespół do spraw Reformy Prawa i Sądów</text:p>
      <text:p text:style-name="P3">TYTUŁ= STENOGRAM z szóstego posiedzenia Podzespołu do spraw Reformy Prawa i Sądów</text:p>
      <text:p text:style-name="P4">DATA= 7 marca 1989 r.</text:p>
      <text:p text:style-name="P5">SYGNATURA= C9540/5</text:p>
      <text:p text:style-name="P6">INW= 46086</text:p>
      <text:p text:style-name="P7">TEKST=</text:p>
      <text:p text:style-name="P8">Stenogram<text:s/><text:span text:style-name="T9">z</text:span><text:s/>obrad Podzespołu do Spraw Reformy Prawa<text:s/><text:span text:style-name="T10">i</text:span><text:s/>Sądów w dniu 7 marca 1989 r<text:span text:style-name="T11">.</text:span></text:p>
      <text:p text:style-name="P12">/Obradom<text:s/>przewodniczy: ob<text:span text:style-name="T13">.</text:span><text:s/><text:span text:style-name="T14">Adam Strzembosz</text:span>/.</text:p>
      <text:p text:style-name="P15">Witam serdecznie wszystkich państwa, no i oczekujemy po dzisiejszym dniu chyba wszyscy dużego postępu w pracach i szybkiego posuwania się naprzód, po to, by to co zostało już dokonane zamykać zarówno od strony pozytywnej jak i negatywnej. No byłbym wdzięczny gdyby można było otrzyma<text:span text:style-name="T16">ć</text:span>, bo jak rozumiem państwo te nasze uwagi i dyskusje dotyczące tych pierwszych uzgodnień w przedmiocie sądownictwa gwarancji niezawisłości sędziów i niezależności sądów, państwo macie już jakiś tekst, gdyby było można ten tekst otrzymać, to po prostu byśmy zorientowali się czy on wymaga jakiś jeszcze dodatkowych delib<text:span text:style-name="T17">e</text:span>racji, gdyby była taka potrzeba to może byśmy poprosili odpowiednie osoby, żeby jeszcze nad nim pracowały, równolegle do naszych prac nad zmianami w kodeksie postępowania karnego, i innymi rzeczami, które w kolejności chyba dzisiaj powinniśmy omawiać.</text:p>
      <text:p text:style-name="P18">Także jeżeli są możliwości otrzymania takiego tekstu, to byłbym ogromnie wdzięczny.</text:p>
      <text:p text:style-name="P19"><text:span text:style-name="T20">Ob. Łukasz Balcer</text:span>:</text:p>
      <text:p text:style-name="P21">Z tym, że może państwo chcielibyś<text:span text:style-name="T22">c</text:span>ie dla każdego członka, to w takim razie my damy to na ksero, odbijemy i w najbliższej przerwie czy nie dłużej jak za półtore<text:span text:style-name="T23">j</text:span><text:s/>godziny dostarczymy<text:span text:style-name="T24">.</text:span></text:p>
      <text:p text:style-name="P25"><text:span text:style-name="T26">Przewodniczący</text:span>:</text:p>
      <text:p text:style-name="P27">Doskonale. Czy nasze urządzenia techniczne pracują?<text:s/>Pracu<text:span text:style-name="T28">j</text:span>ą<text:span text:style-name="T29">.</text:span><text:s/>Doskonale<text:span text:style-name="T30">.</text:span></text:p>
      <text:p text:style-name="P31">Proszę państwa<text:span text:style-name="T32">,</text:span><text:s/>jak państwo wiecie, przekazaliśmy już pewnie około dwóch tygodni temu taki projekt zmian w kodeksie postępowania karnego, to jest załącznik nr 2. Sądzę, że wsz<text:span text:style-name="T33">ys</text:span>cy uczestnicy naszych obrad ten załącznik mają, ja patrzę tutaj<text:s/><text:span text:style-name="T34">p</text:span>o<text:span text:style-name="T35"><text:s/></text:span>naszej stronie, to widzę, że on prawie że u wszystkich się zn<text:span text:style-name="T36">a</text:span>jd<text:span text:style-name="T37">uj</text:span>e. Mam nadzieję, że również druga strona jest zaopatrzona w te nasze propozycje.</text:p>
      <text:p text:style-name="P38">Otóż tak jak żeśmy to podali na wstępie, chcemy jak i w wypadku kodeksu karnego do tej małej nowelizacji, na którą zgodę uzyskaliśmy na wszystkich szczeblach tego wieloszczeblowego stołu, chcielibyśmy do tej nowelizacji włączyć cały szereg zmian związanych z kodeksem postępowania karnego, z tym, iż to b<text:span text:style-name="T39">ył</text:span>yby zmiany, które w niczym nie naruszają jego zasadniczej konstrukcji, to znaczy nie wymagają tak daleko idących zmian, które by wymagały specjalnych prac kody<text:span text:style-name="T40">fi</text:span>kacyjnych.</text:p>
      <text:p text:style-name="P41">Otóż tutaj podjęliśmy również próby stwierdzenia jakich to zmian by wymagały nasze propozycje. W wielu wypadkach, w dużej części wypadków rzeczywiście bardzo niewielkich, a sądząc po wypowiedzi pana prof. Buchały w ubiegłą środę, iż w gruncie rzeczy wszystkie te nasze propozycje idą po linii propozycji komisji kodyfikacyjnej i powinny być uwzględnione w takim zakresie, w jakim właśnie nie powod<text:span text:style-name="T42">uj</text:span>ą jakiś ogromnych perturbacji zmian szeregu przepisów, które oczywiście w takim sposobie procedowania jak<text:span text:style-name="T43">i</text:span><text:s/>przyjęliśmy nie są możliwe do dokonania, to ja myślę, że powinniśmy wiele dzisiaj pozytywnie załatwić.</text:p>
      <text:soft-page-break/>
      <text:p text:style-name="P44">Tak jak widzę ten projekt, pierwsza kwestia dotyczy ograniczenia czasu zatrzymania do 24 godzin. Oczywiście myślimy tutaj o czasie zatrzymania w trybie k.p.k. prawda. 24 godziny<text:s/>naszym zdaniem jest zupełnie czasem wystarcz<text:span text:style-name="T45">aj</text:span>ącym, by móc zastosować odpowiednie środki w stosunku do osoby zatrzymanej, no a przypominam, iż w niektórych krajach taki czas jest uważany za niezwykle długi, powiedzmy w Japonii maksymalny czas zatrzymania wynosi 12 godzin.</text:p>
      <text:p text:style-name="P46">Nasza propozycja jest konkretna, nie wymaga spec<text:span text:style-name="T47">j</text:span>alnych zmian w kodeksie postępowania karnego, bo po prostu zmianę z 48 godzin na 2<text:span text:style-name="T48">4</text:span>,<text:s/><text:span text:style-name="T49">zat</text:span>em słucham państwa odpowiedzi na naszą propozycję<text:span text:style-name="T50">.</text:span></text:p>
      <text:p text:style-name="P51"><text:span text:style-name="T52">Ob. Łuk</text:span><text:span text:style-name="T53">as</text:span><text:span text:style-name="T54">z B</text:span><text:span text:style-name="T55">al</text:span><text:span text:style-name="T56">cer</text:span>:</text:p>
      <text:p text:style-name="P57">Jeśli można panie profesorze, myślę, że szereg spraw poruszonych w dokumencie, który ma numer dwa, określony jako załąc<text:span text:style-name="T58">z</text:span>nik nr 2, szereg z tych propozycji zawartych jest w założeniach komisji kodyfikacyjnej.</text:p>
      <text:p text:style-name="P59">Rozumiem, że do roz<text:span text:style-name="T60">st</text:span>rzygnięcia pozostałaby kwestia, czy wszystkie lub część z propozycji szczegółowych można by zmienić wcześni<text:span text:style-name="T61">ej</text:span>, w trybie niezwłocznym nowelizacji, podobnie jak uzgodn<text:span text:style-name="T62">il</text:span>iśm<text:span text:style-name="T63">y</text:span><text:s/><text:span text:style-name="T64">w</text:span><text:s/>prz<text:span text:style-name="T65">ypad</text:span>ku spraw prawa karnego materialnego.</text:p>
      <text:p text:style-name="P66">Ponieważ wydaje mi się, że dyskusja ogólna jest dość trudna, dobrze byłoby, żeby wyspecy<text:span text:style-name="T67">fi</text:span>kować, które szczegółowe sprawy kw<text:span text:style-name="T68">al</text:span>ifikow<text:span text:style-name="T69">ał</text:span>yby się do zdaniem państwa, do tej szybszej nowelizacji kodeksu postępowania karnego, bowiem nie ukrywam, że szereg z tych spraw, nawet jeśli między nami nie będzie różnic co do zasady, no stanowią pewną integralną część procedury i w procedurze jest zdecydowanie trudniejsze wyrwanie pewnych instytucji, dokonanie pewnych zmian szczegółowych.</text:p>
      <text:p text:style-name="P70">Nie twierdzę przez to, że to jest w ogóle niemożliwe, no ale niewątpliwie trudniejsze, niż w prawie karnym m<text:span text:style-name="T71">at</text:span>erialnym. Stąd też prosiłbym może na wstępie o podanie, kto z państwa<text:s/>strony tych spraw z państwa strony, które powinniśmy w dniu dzisiejszym rozważyć, jako te, które kwalifikowałyby się do szybszej nowelizacji<text:span text:style-name="T72">.</text:span><text:s/>Wówczas będzie można łatwiej rozstrzygnąć i ustosunkować się, czy jest taka nowelizacja szybsza w ogóle możliwa. Co do zasady, to że zmiany dokonujemy, no to już ogłosiliśmy, założenia są w zasadzie opublikowane<text:s/><text:span text:style-name="T73">w</text:span><text:s/>środkach masowej informacji.</text:p>
      <text:p text:style-name="P74">Jeśli byłaby możliwa taka propozycja.</text:p>
      <text:p text:style-name="P75"><text:span text:style-name="T76">Przewodniczący</text:span>:</text:p>
      <text:p text:style-name="P77">Panie ministrze, cały załącznik numer dwa jest poświęcony szybkim zmianom, które uznajemy za niezbędne już teraz i w dodatku uważamy, za możliwe do przeprowadzenia.</text:p>
      <text:p text:style-name="P78">Rozumiem, że bardzo by ułatwiło naszą dyskusję w dniu dzisiejszym, gdyby państwo powiedzieli, na które zmiany, jako na takie n<text:span text:style-name="T79">at</text:span>ychmi<text:span text:style-name="T80">as</text:span>towe godzicie się j<text:span text:style-name="T81">a</text:span>k gdyby bez dyskusji, to znaczy one nie budzą zastrzeżeń, a jakie wymagają jakiejś wymiany poglądów<text:span text:style-name="T82">.</text:span></text:p>
      <text:p text:style-name="P83">No w każdym razie my wszystkie te zmiany traktujemy jako i możliwe, i konieczne do szybkiego przeprowadzenia. I naszym zdaniem nie są one tego rodzaju, by zburzyły porządek, który wynika z przyjętej procedury karnej.</text:p>
      <text:p text:style-name="P84"><text:span text:style-name="T85">Ob. Andrzej Zoll</text:span>:</text:p>
      <text:p text:style-name="P86">Mnie<text:s/><text:span text:style-name="T87">s</text:span>ię wydaje, że problem chyba nie jest właściwie postawiony. Bo my nie możemy się kierować tylko trudnościami legislacyjnymi przy rozpatrywaniu tych spraw, w końcu potencjał prawników jest na tyle duży, że są w<text:s/><text:span text:style-name="T88">st</text:span>anie<text:s/>w<text:s/>s<text:span text:style-name="T89">tos</text:span>unkowo krótkim czasie, czego dowody mieliśmy w ostatnim okresie bardzo częste,<text:s/><text:soft-page-break/>przygotować nowelizację ustawy prawa materialnego czy procesowego.<text:span text:style-name="T90"><text:s/></text:span>I musimy się kierować chyba wagą sprawy, i te propozycje chcielibyśmy wprowadzić do nowelizacji tej szybki<text:span text:style-name="T91">ej,</text:span><text:s/>które w sposób<text:s/>istotny rażący naruszają<text:span text:style-name="T92">,</text:span><text:s/><text:span text:style-name="T93">o</text:span>granicz<text:span text:style-name="T94">aj</text:span>ą prawa do obrony, czy inne prawa obywatelskie, które stanowią, że stan polskiego prawa w zakresie procedury karnej nie odpowiada na przykład Międzynarodowym Zobowiązaniom Polski. I od tej strony powinniśmy ten tekst analizować, a nie tylko od tego uzależniać, czy możliwa jest czy niemożliwi<text:span text:style-name="T95">e</text:span><text:s/>zmiana. Wydaje mi się, że w każdym tutaj zakresie taka zmiana jest możliwa, w żadnym bowiem punkcie nasze propozycje nie prowadziłyby do jakiegoś zburzenia istotnych konstrukcji postępowania karnego.</text:p>
      <text:p text:style-name="P96">Dziękuję.</text:p>
      <text:p text:style-name="P97"><text:span text:style-name="T98">Przewodniczący</text:span>:</text:p>
      <text:p text:style-name="P99">Dziękuję bardzo.</text:p>
      <text:p text:style-name="P100">Kto z państwa w tym przedmiocie? Bardzo proszę, pan prokur<text:span text:style-name="T101">at</text:span>or.</text:p>
      <text:p text:style-name="P102"><text:span text:style-name="T103">Ob. Jerzy Jasiński</text:span>:</text:p>
      <text:p text:style-name="P104">Panie profesorze, słucham z prz<text:span text:style-name="T105">yj</text:span>emnością tych wywodów, ale nie taję, że żaden z d<text:span text:style-name="T106">o</text:span><text:s/><text:span text:style-name="T107">tej</text:span><text:s/>pory przytoczonych argumentów nie może być w moim mniemaniu uznany za przekonywujący.</text:p>
      <text:p text:style-name="P108">Oczywiście rozumiem, że możemy osiągnąć porozumienie, bo przecież i w toku prac komisji reformy prawa karnego osiągnęliśmy w toku wielogodzinnych dyskusji porozumienie co do potrzeby zmian w procedurze karnej. Możemy zatem osiągnąć porozumienie co do istoty przyszłych, w przyszłości obowiązujących nowych rozwiązań, ale trudno będzie chyba osiągnąć takie porozumienie, co do tego, iż w sposób nagły winny te nowe rozwiązania znaleźć w obowiązującej procedurze.</text:p>
      <text:p text:style-name="P109">Nawiążę do tego, o czym mówił już Minister Sprawiedliwości, procedura jeśli się w niej jakąś lukę dowolnie próbuje, czy też szybko, nagle bez patrzenia na całość gmachu, uzupełnić, czy też<text:span text:style-name="T110"><text:s/></text:span>wprowadzić nową zmianę, reaguje tak jak dom, którego fundamenty są nagle rozchwiane, czy rozchwiewane przy pomocy wsadzania w jakiś inny otwór większej cegły, czy też wyjmowania kolejnych cegiełek.</text:p>
      <text:p text:style-name="P111">Dlatego uważam, że cho<text:span text:style-name="T112">ć</text:span><text:s/>oczywiście dyskutować nad tym można,<text:span text:style-name="T113"><text:s/></text:span>z wielką ostrożnością podchodzić trzeba do stwierdzania potrzeby<text:span text:style-name="T114"><text:s/></text:span>dokonywania zmian nagłych, tym bardziej, że to o czym mówi pan profesor Zoll, iż<text:s/><text:span text:style-name="T115">ma</text:span>m<text:span text:style-name="T116">y</text:span><text:s/>do czynienia jakoby z rażącymi naruszeniami prawa do obrony, z daleko idącymi n<text:span text:style-name="T117">iez</text:span>godn<text:span text:style-name="T118">oś</text:span>cia<text:span text:style-name="T119">m</text:span>i naszego prawa, z międzynarodowymi zobowiązaniami Polski, to są to poglądy, które mogą może i zyskiwać uznanie, pod warunkiem, że te przymiotniki się z nich wykreśli, te wszystkie rażące naruszenia prawda albo daleko idące rozbieżności.</text:p>
      <text:p text:style-name="P120">Myślę, że można bronić i są wybitne autorytety w Polsce, które bronią innych poglądów niż te, które miałyby ową potrzebę nagłych zmian uzasadniać.</text:p>
      <text:p text:style-name="P121">Stąd wydaje mi się, że i troska o porządek prawny, troska o prawidłowe funk<text:span text:style-name="T122">cjo</text:span>nowanie sądów i innych organów ochrony porządku prawnego, musi tutaj powstrzymywać, nakazać powstrzymanie się przed nagłymi i daleko idącymi zmianami, zwłaszcza w procedurze karnej. Tyle co do kwestii tej ogólni<text:span text:style-name="T123">ej</text:span>sz<text:span text:style-name="T124">ej.</text:span></text:p>
      <text:p text:style-name="P125">Moim zdaniem przedstawiony przez pana profesora jako pierwszy punkt do dyskusji jest wysoce delikatny. Proszę w ogóle zwrócić uwagę, że rzecz dotyczy materii konstytuc<text:span text:style-name="T126">yj</text:span>n<text:span text:style-name="T127">ej.</text:span><text:s/>No jak mamy wobec tego zmieniać ten czas zatrzymania, ograniczyć go do 24 godzin? Dziś wysuwając postulat zmiany konstytucji w toku prac komisji reformy, niejednolicie zresztą, ale zapadła tam decyzja by poddać pod<text:s/><text:soft-page-break/>publiczną dyskusję projekt ograniczenia<text:span text:style-name="T128"><text:s/></text:span>do 24 godzin czasu trwania zatrzymania. Ta dyskusja trwa, d<text:span text:style-name="T129">ys</text:span>kutowane czy ogłoszone zostały dokumenty. Rezultat prac tej komisji<text:s/><text:span text:style-name="T130">sta</text:span>n<text:span text:style-name="T131">ow</text:span>ią, myślę zatem, że z tych powodów, dwu powodów dziś podejmowanie decyzji w sprawie skrócenia czasu zatrzymania do 24 godzin jest przedwczesne.</text:p>
      <text:p text:style-name="P132">Dziękuję.</text:p>
      <text:p text:style-name="P133"><text:span text:style-name="T134">Przewodnicząc</text:span><text:span text:style-name="T135">y</text:span>:</text:p>
      <text:p text:style-name="P136">Dziękuję bardzo. Pan prof. Jasiński.</text:p>
      <text:p text:style-name="P137"><text:span text:style-name="T138">Ob. Jerzy Jasiński</text:span>:</text:p>
      <text:p text:style-name="P139">Czy wolno? Ja bym miał pewną propozycję może incydentalną. Mianowicie, żebyśmy od czegoś jednak mogli zacząć konkretnego.</text:p>
      <text:p text:style-name="P140">Chciałem panów poprosić o popatrzenie na art.<text:s/><text:span text:style-name="T141">565</text:span><text:s/>kodeksu postępowania karnego. W punkcie drugim tego artykułu nowelą z 1983 r. właściwość sądów wojskowych poddane zostały wszystkie przestępstwa określone w rozdziale I części szczególnej kodeksu karnego z wyjątkiem art. 134<text:s/><text:span text:style-name="T142">i</text:span><text:s/>135.</text:p>
      <text:p text:style-name="P143">Otóż myślę, że zgodzimy się w tym gronie, że w państwie pokojowym sądy powszechne są właściwe do rozpatrywania spraw osób cywilnych, a sądy wojskowe są właściwe do rozpatrywania spraw osób wojskowych.</text:p>
      <text:p text:style-name="P144">Chciałem również przypomnieć, że zgodnie z naszą procedurą, wojskowość jest rozumiana bardzo szeroko, obejmuje również przecież... sądy wojskowe są właściwe również dla rozpatrywania spraw osób cywilnych, pracujących w instytucjach wojskowych itd.,<text:s/><text:span text:style-name="T145">i</text:span>td. przy współsprawstwie tak samo decyduje sąd wojskowy. No bardzo trudno mi uznać, że ten przepis nie mógłby ulec zmianie poprzez przywrócenie jego stanu poprzedniego sprzed noweli z 1983 r. Jeśli nowela ta była wprowadzona, a niewątpliwie konstrukcja integralności kodeksu karnego przyświecała również i wówczas,<text:span text:style-name="T146"><text:s/></text:span>no to można się z nią chyba spokojnie pożegnać w tym momencie.</text:p>
      <text:p text:style-name="P147">Sprawa jest o tyle jeszcze istotna, że w przeciągu obowiązywania przez pierwsze 12 lat kodeksu karnego, skazań z tych przepisów było zaledwie kilkanaście.<text:s/>Także jest to mnie się zdaje jakiś taki przepis, co do którego chyba bez trudności moglibyśmy się pogodzić, że powinien on zostać w trybie nagłym i prędkim, taki właśnie o jakim mówimy usunięty z naszego kodeksu postępowania karnego.</text:p>
      <text:p text:style-name="P148">Dziękuję.</text:p>
      <text:p text:style-name="P149"><text:span text:style-name="T150">Pr</text:span><text:span text:style-name="T151">ze</text:span><text:span text:style-name="T152">wodnicząc</text:span><text:span text:style-name="T153">y</text:span>:</text:p>
      <text:p text:style-name="P154">Dz<text:span text:style-name="T155">i</text:span>ęku<text:span text:style-name="T156">ję</text:span>.</text:p>
      <text:p text:style-name="P157">No pan prof. Jasiński zwrócił uwagę na istotną kwestię. Psuto kodeks postępowania karneg<text:span text:style-name="T158">o</text:span><text:s/>w szybkim tempie i specjalnie nie martwiono się konstrukcją tego kodeksu. W tej chwili my chcemy poprawić istniejący stan rzeczy i w kierunku większej praworządności, i w kierunku zgodnym z Paktami Praw Człowieka i Obywatela, chociażby w ten sposób, iż o aresztowaniu decydować<text:span text:style-name="T159"><text:s/></text:span>będzie sąd, a nie pro<text:span text:style-name="T160">k</text:span>ura<text:span text:style-name="T161">t</text:span>or.</text:p>
      <text:p text:style-name="P162">Sądzę, że skoro możn<text:span text:style-name="T163">a</text:span><text:s/><text:span text:style-name="T164">b</text:span>y było w negatywnym kierunku tak pośpiesznie kodeks postępowania karnego zmieniać, nie ma powodu dla którego nie zmieniano by go równie pośpiesznie w odwrotnym pożądanym społecznie kierunku. Tyle chciałem tak na marginesie wypowiedzi pana prof. Jasińskiego. Bardzo proszę o głosy w dyskusji.</text:p>
      <text:p text:style-name="P165">Pan pro<text:span text:style-name="T166">k</text:span>ur<text:span text:style-name="T167">at</text:span>or Starszak, proszę.</text:p>
      <text:soft-page-break/>
      <text:p text:style-name="P168"><text:span text:style-name="T169">Ob</text:span><text:span text:style-name="T170">.</text:span><text:span text:style-name="T171"><text:s/>Hipolit Starszak</text:span>:</text:p>
      <text:p text:style-name="P172">Panie profesorze, ja chciałem tylko powiedzieć, że nie zgadzam się z tą diagnozą, którą pan profesor tutaj proponuje. Mnie się wydaje, że wcale nie zawsze chodziło, jak pan o tym mówi o psucie kodeksu karnego czy kodeksu postępowania karnego<text:s/><text:span text:style-name="T173">i</text:span><text:s/>że nie wszystkie propozycje, które tutaj zostały przedstawiano,<text:s/><text:span text:style-name="T174">z</text:span>mierzają do naprawiania tych zepsutych instytucji.</text:p>
      <text:p text:style-name="P175">Myślę, że sytuacja jest bardziej skomplikowana i że obraz tu przed<text:span text:style-name="T176">staw</text:span>iony nadto jest jednostronny.</text:p>
      <text:p text:style-name="P177">Dziękuję.</text:p>
      <text:p text:style-name="P178"><text:span text:style-name="T179">Przewodni</text:span><text:span text:style-name="T180">cz</text:span><text:span text:style-name="T181">ąc</text:span><text:span text:style-name="T182">y</text:span><text:span text:style-name="T183">:</text:span></text:p>
      <text:p text:style-name="P184">Dziękuję<text:span text:style-name="T185">.</text:span><text:s/>Kto<text:s/><text:span text:style-name="T186">s</text:span>ię zapisuje do dyskusji? Proszę. Pan minister, bardzo proszę.</text:p>
      <text:p text:style-name="P187"><text:span text:style-name="T188">Ob. Andrzej Milczanowski</text:span>:</text:p>
      <text:p text:style-name="P189">Ja po pierwsze podtrzymuję uwagę zgłoszoną w czasie poprzednich obrad, co do tego, że sprawy są tak poważne i tak wzajemnie się zazębiające, że rozstrzygnięcie w szybkim tempie... i podtrzymuję także uwagę mimo wszystko w gronie, które jest bardzo kompetentne, ale równocześnie przecież nie tak reprezentatywne, jak komisje powołane przez Prezesa Rady Ministrów do rozpatrzenia całokształtu problemów prawa karnego i prawa o wykroczeniach, i stąd opowiadam się za tym, ażeby te uwagi, jakie te propozycje państwo zgłosili, stały się także przedmio<text:span text:style-name="T190">t</text:span>em rozważań tych komisji, natomiast ażeby nie podejmować w trybie, no mimo wszystko szybkim i bez zasięgnięcia znacznie szerszej opinii niż naszego grona, takich decyzji.</text:p>
      <text:p text:style-name="P191">Stąd podtrzymuję, jeśli chodzi o dzisiejsze propozycje, uwagi prokuratora Starszaka, ażeby te sprawy w takim trybie rozpatrzyć.</text:p>
      <text:p text:style-name="P192">Dziękuję bardzo.</text:p>
      <text:p text:style-name="P193"><text:span text:style-name="T194">P</text:span><text:span text:style-name="T195">rz</text:span><text:span text:style-name="T196">ewodnicząc</text:span><text:span text:style-name="T197">y</text:span>:</text:p>
      <text:p text:style-name="P198">Proszę bardzo, pan prof. Zoll.</text:p>
      <text:p text:style-name="P199"><text:span text:style-name="T200">Ob. Andrzej Zoll</text:span>:</text:p>
      <text:p text:style-name="P201"><text:span text:style-name="T202">W</text:span><text:s/>pełni podzielam pogląd, że komisja kodyfikacyjna do spraw reformy prawa karnego i do spraw reformy prawa wykroczeń grupuje osoby reprezentujące najwyższy poziom i mamy zaufanie, że te prace faktycznie przyniosą istotną poprawę stanu.</text:p>
      <text:p text:style-name="P203">Tym bardziej się chyba można pod tym podpisać, bo nasze propozycje są zupełnie zbieżne z propozycjami umieszczonymi w założeniach. No, ale większość, i teraz jeżeli konkretnie byśmy porozmawiali na temat zatrzymania, od tego pan przewodniczący zaczął dyskusję, to ja nie widzę tutaj rozbieżności między zało<text:span text:style-name="T204">ż</text:span>eniami reformy do spraw procedury karnej<text:span text:style-name="T205">.</text:span></text:p>
      <text:p text:style-name="P206">Jeżeli chodzi o zarzut, który wcześniej tutaj został postawiony, że używa się za daleko idących przymiotników, no to chciałbym zwrócić uwagę, że jednak w<text:s/><text:span text:style-name="T207">n</text:span>aszym prawie zatrzymania nie łączy się z kontrolą sądową aktu zatrzymania, no chyba jest to niezgodne z przepisami, pod którymi podpisała się Polska i chyba ten stan trzeba jak najszybciej zmienić.</text:p>
      <text:p text:style-name="P208">Ja uważam, że właśnie należy przedyskutować, tu nie trzeba przecież burzyć w jakiś sposób konstrukcji procedury karnej, ten środek zapobiegawczy jakim jest zatrzymanie i doprowadzić kilkoma, dosłownie kilkoma pociągnięciami pióra do zgodności stanu prawnego z tymi potrzebami gw<text:span text:style-name="T209">ar</text:span>ancy<text:span text:style-name="T210">jn</text:span>ymi, które byśmy chcieli widzieć, i które chce widzieć komisja do spraw reformy prawa.</text:p>
      <text:soft-page-break/>
      <text:p text:style-name="P211">Dziękuję.</text:p>
      <text:p text:style-name="P212"><text:span text:style-name="T213">Przewodnicząc</text:span><text:span text:style-name="T214">y</text:span><text:span text:style-name="T215">:</text:span></text:p>
      <text:p text:style-name="P216">Dziękuję<text:span text:style-name="T217">.</text:span><text:s/>Pan mecenas Milczanowski.</text:p>
      <text:p text:style-name="P218"><text:span text:style-name="T219">Ob. Andrzej Milczanowski</text:span>:</text:p>
      <text:p text:style-name="P220">Ja chciałbym zwrócić uwagę na zagadnienie ogólniejszej natur<text:span text:style-name="T221">y</text:span>.</text:p>
      <text:p text:style-name="P222">Wydaje się, iż jesteśmy w przededniu bardzo istotnych zmian politycznych, us<text:span text:style-name="T223">t</text:span>rojowych, które wydaje się będą wynikiem<text:s/>„okrągłego stołu”<text:s/>- porozumienia przy<text:s/>„okrągłym stole”.</text:p>
      <text:p text:style-name="P224"><text:span text:style-name="T225">J</text:span>est rzeczą naturalną, nie muszę chyba nikogo tu z obecnych przekonywać, iż również w prawie, które przecież jest instrumentem polityki państwa, zmiany muszą znaleźć odzwierciedlenie. I chciałbym tutaj przestrzec przed jedną niekonsekwen<text:span text:style-name="T226">cj</text:span>ą.</text:p>
      <text:p text:style-name="P227">Jeżeli będzie istniał w wyniku tych zmian, o których<text:s/><text:span text:style-name="T228">m</text:span>ó<text:span text:style-name="T229">wił</text:span>em poprzednio, nowy klimat polityczny, a prawo będzie niejako konserw<text:span text:style-name="T230">at</text:span>ywne, nie uwzględni<text:span text:style-name="T231">aj</text:span>ące tego klimatu, to to że prawo może stać się zarzewiem, przyczyną niepotrzebnych zupełnie konfliktów społecznych.</text:p>
      <text:p text:style-name="P232">Te kwestie zmian politycznych i zmian prawnych, one siłą rzeczy w konsekwencji muszą współbrzmieć. Jeżeli tylko zmiany polityczne, powiedzmy na szczeblu konstytucyjnym, na szczeblu powiedzmy ustawodawstwa związkowego, gospodarczego będą istniały, a nie znajdą swoich odpowiedników również w takich dziedzinach prawa, jak prawo karne, szeroko pojęte, to przecież będzie to zasadnicza niekonsekwen<text:span text:style-name="T233">cj</text:span>a i naprawdę chciałbym tutaj, że tak powiem zaapelować do pa<text:span text:style-name="T234">ń</text:span>stwa z prośbą o zrozumienie koni<text:span text:style-name="T235">ecz</text:span>ności wprowadzenia zmian również w prawie ogólnie nazywając repr<text:span text:style-name="T236">e</text:span>syjnym, karnym szeroko pojętym. To jest logiczna konsekwencja tej całej sytuacji, jaka aktualnie istnieje i do której zmi<text:span text:style-name="T237">e</text:span>rza.<text:span text:style-name="T238"><text:s/></text:span>Mianowicie do pozytywnego wyniku<text:s/>„okrągłego stołu”, do porozumienia. I to również winno znaleźć odbicie w ustawodawstwie karnym. To chyba logiczne.</text:p>
      <text:p text:style-name="P239"><text:span text:style-name="T240">Przewodni</text:span><text:span text:style-name="T241">cz</text:span><text:span text:style-name="T242">ąc</text:span><text:span text:style-name="T243">y</text:span><text:span text:style-name="T244">:</text:span></text:p>
      <text:p text:style-name="P245">Dziękuję. Pan redaktor Podemski.</text:p>
      <text:p text:style-name="P246"><text:span text:style-name="T247">Ob. Podemski</text:span>:</text:p>
      <text:p text:style-name="P248">Ja jednak tak sobie myślę, że należy się chyba posłużyć tą samą metodą, którą żeśmy przyjęli w odniesieniu do prawa karnego materialnego.</text:p>
      <text:p text:style-name="P249">Znaczy myśmy jednak tam siedem, o ile pamiętam, postanowili dosyć spornych zdecydowali się zamieścić na tej liście do n<text:span text:style-name="T250">atyc</text:span>hmi<text:span text:style-name="T251">asto</text:span>w<text:span text:style-name="T252">ej</text:span><text:s/>nowelizacji.</text:p>
      <text:p text:style-name="P253">Sądzę, że przykłady, które tutaj panowie wymieniacie, to znaczy skrócenie okresu zatrzymania oraz ograniczenie do<text:s/>właściwych rozmiarów właściwości sądów wojskowych, właśnie się nadają na taką listę natychmi<text:span text:style-name="T254">as</text:span>towych nowelizacji i ja bym też za tym optował.</text:p>
      <text:p text:style-name="P255">Co się tyczy zatrzymania, jeszcze jeden moment za tym przemawia. Mianowicie w tej chwili wszelkie nadużycia w zakresie zatrzymania są w gruncie rzeczy tępione w drodze procesu cywilnego i państwo, którzy się tym interesują, wiedzą, że sądy<text:span text:style-name="T256"><text:s/></text:span>cywilne ustalają całą listę różnych mankamentów, zresztą bardzo ciekawych i bogatych w zakresie zatrzymania. No mnie się wydaje, że to jest sytuacja trochę nieprawidłowa dlatego, że zatrzymanie jest nadużyciem na wolności i nie może być niestosowane niewłaściwie oczywiście, nie może być wobec tego pozostawione tutaj tylko to inicjatywie obywatela, który w drodze procesu cywilnego dochodzi swoich uprawnień, ale musi być to po prostu w sposób określony potępione<text:s/><text:soft-page-break/>przez normy inne.</text:p>
      <text:p text:style-name="P257">I tutaj ten okres mnie się wydaje 24 godzin, jest okresem dobrym.</text:p>
      <text:p text:style-name="P258">Co się tyczy zmian konstytuc<text:span text:style-name="T259">yj</text:span>nych. No o ile ja jestem poinformowany dobrze, to jest przecież pewne ustalenie, że zmiany konstytucyjne jeszcze w tej kadencji sejmowej nastąpią. Więc nie widzę przeszkód, żeby jeżeli już parę tych zmian konstytucyjnych będzie, to ten nieszczęsny przepis, który mówi o 48 godzinach, znowelizować w duchu 24 godzin.</text:p>
      <text:p text:style-name="P260">Więc jakie to ma wszystko znaczenie? Ja jednak sądzę, że gdybyśmy wszystko odesłali do komisji kodyfik<text:span text:style-name="T261">ac</text:span>yjnej, to słusznie byśmy się spotkali z zarzutem opinii publicznej, że właściwie myśmy się tutaj zebrali, prowadziliśmy bardzo ciekawe debaty, ale produkt z tych debat jest dosyć skromny. Więc nie możemy sobie na to w każdym razie instytucja, którą ja reprezentuję, nie może sobie na to pozwolić i wobec tego musimy<text:s/>coś nawet w jakiś sposób pozostając niewiernym temu przywiązaniu<text:span text:style-name="T262"><text:s/></text:span>do porządku kodyfikacyjnego, do uprawnień komisji kody<text:span text:style-name="T263">fi</text:span>k<text:span text:style-name="T264">ac</text:span>yjnej, coś oddać i parę takich przypadków tak jak żeśmy w prawie materialnym zdecydowali, żeby jednak ustąpić z paru przepisów tak i tutaj też to widzę.</text:p>
      <text:p text:style-name="P265">I wydaje mi się, że te dwa przykłady, które akurat państwo podali bardzo dobrze się do tego nadają<text:span text:style-name="T266">.</text:span><text:s/>Nie wiem jak inne, ale za tymi w każdym razie do nowelizacji natychmiastow<text:span text:style-name="T267">ej</text:span><text:s/>bym był.</text:p>
      <text:p text:style-name="P268">Dziękuję bardzo.</text:p>
      <text:p text:style-name="P269"><text:span text:style-name="T270">Pr</text:span><text:span text:style-name="T271">ze</text:span><text:span text:style-name="T272">wodn</text:span><text:span text:style-name="T273">icz</text:span><text:span text:style-name="T274">ąc</text:span><text:span text:style-name="T275">y</text:span>:</text:p>
      <text:p text:style-name="P276">Dziękuję. Pan dr Grodzicki, ale zanim,<text:s/><text:span text:style-name="T277">t</text:span>o ja chciałem powiedzieć, że skoro konstytucja stawia granice górną 48 godzin, to nie trzeba jej zmieniać, jeżeli w k.p.k. skraca się ten okres.<text:span text:style-name="T278"><text:s/></text:span>Żebyśmy chcieli 72 godziny, to tak, ale 24 to nie.</text:p>
      <text:p text:style-name="P279">Pan dr Grodzicki.</text:p>
      <text:p text:style-name="P280"><text:span text:style-name="T281">O</text:span><text:span text:style-name="T282">b. Ryszard Grodzicki</text:span>:</text:p>
      <text:p text:style-name="P283">Proszę Państwa!<text:s/><text:span text:style-name="T284">W</text:span><text:s/>zasadzie mógłbym się podpisać pod tym co powiedział pan Podemski tutaj, ale chciałem przypomnieć parę takich drobiazgów z pewnej instytucji, którą pośrednio także reprezentuję, czyli ze stanowiska, jakie wobec reformy prawa karnego zajmował swojego czasu Patriotyczny Ruch Odrodzenia Narodowego w różnych konstruk<text:span text:style-name="T285">cjac</text:span>h oficjalnych.</text:p>
      <text:p text:style-name="P286">Otóż postulat skrócenia zatrzymania do 24 godzin, jak ja pamiętam, jest postulatem stale pojawiającym się w obradach komisji reformy prawa, czy praworządnoś<text:span text:style-name="T287">ci,</text:span><text:s/>w środowisku PRON- owskim i to jest po prostu związane można by już powiedzieć z jakimś potocznym rozumowaniem sprawiedliwości, a nie uciekając się do żadnych jakiś daleko idących dywagacji o charakterze naukowym.</text:p>
      <text:p text:style-name="P288">Druga sprawa podniesiona tutaj przez pana profesora Jasińskiego, także tam znajdowała w dyskusjach swoje odbicie, i co do tego również w tym środowisku zastrzeżeń nie ma.</text:p>
      <text:p text:style-name="P289">Mógłbym dodać także, że akurat w środowiskach PRON-owskich dosyć silnie jest akcentowana potrzeba ustanowienia pewnej kontroli w ogóle nad samym, nad całą procedurą zatrzymania, czy później nawet tymczasowego aresztowania w postaci ustanowienia sędziego śledczego, który by taką kontrolę niezależnie od prokuratury stanowił i warto by było również i nad tym zagadnieniem się zastanowić tutaj w trakcie naszych obrad.</text:p>
      <text:p text:style-name="P290">Uważam, że te dwie sprawy powinny być przedstawione do w miarę szybkiej nowelizacji przepisów prawa karnego szeroko rozumianego.</text:p>
      <text:soft-page-break/>
      <text:p text:style-name="P291">Dziękuję.</text:p>
      <text:p text:style-name="P292"><text:span text:style-name="T293">P</text:span><text:span text:style-name="T294">rz</text:span><text:span text:style-name="T295">ewodnicz</text:span><text:span text:style-name="T296">ą</text:span><text:span text:style-name="T297">c</text:span><text:span text:style-name="T298">y:</text:span></text:p>
      <text:p text:style-name="P299">Pan prof. Trzciński, bardzo proszę.</text:p>
      <text:p text:style-name="P300"><text:span text:style-name="T301">Ob. Janusz Trzciński:</text:span></text:p>
      <text:p text:style-name="P302">Jeśli można.</text:p>
      <text:p text:style-name="P303">/Niewłączony mikrofon/.</text:p>
      <text:p text:style-name="P304"><text:span text:style-name="T305">...</text:span>i dostrzegania poszczególnych zmian w kodeksie postępowania karnego związku z innymi przepisami, no skłaniałbym się tutaj do tej propozycji, która chyba nie jest niemożliwa do przyjęcia, mianowicie do propozycji postępowania według procedury, którą przyjęliśmy ubiegłym razem, ostatnim razem. Mianowicie... poszczególnych propozycji począwszy od strony pierwszej i tam zgłoszonych, no trudno jest tutaj w tej chwili przesądzić. Generalnie można powiedzieć tak, że niektóre z tych propozycji właściwie zmierzają do zapewnienia większej gwarancji dla obywatela i gwarancji trafnego karania.</text:p>
      <text:p text:style-name="P306">Więc przecież nie można tego nie dostrzec.</text:p>
      <text:p text:style-name="P307">Trudno też powiedzieć, czy to do wszys<text:span text:style-name="T308">t</text:span>k<text:span text:style-name="T309">i</text:span>ch należy si<text:span text:style-name="T310">ę<text:s/></text:span>tutaj prawda zgodzić, co do tej zmiany, bo trzeba oczywiście widzieć te zmiany w związku z innymi przepisami.</text:p>
      <text:p text:style-name="P311">Ale ja bym na przykład tutaj do tych, które pan redaktor Podemski dorzucił prawda, no na przykład widziałbym możliwość rozważania tego przepisu, który mówi o tej propozycji ograniczenia czasu stosowania tymczasowego aresztowania w postępowaniu przygotowawczym na przykład. To jest na przykład wprowadzenia obowiązku powiadamiania na piśmie osoby zatrzymanej o przyczynach z<text:span text:style-name="T312">at</text:span>rzymani<text:span text:style-name="T313">a</text:span>.</text:p>
      <text:p text:style-name="P314">Więc sam bym się stawił w położenie osoby, którą by to interesowało, to wtedy rzeczywiście chciałbym na przykład, żeby<text:span text:style-name="T315"><text:s/></text:span>takie przepisy uwzględnić. A więc nie przesądzając tutaj o całości tych zmian, byłbym za procedurą, którą tutaj pan redaktor<text:span text:style-name="T316"><text:s/></text:span>Podemski przedstawił, i która chyba nie była tutaj wykluczona od początku wł<text:span text:style-name="T317">aś</text:span>nie postępowania według przyjętego tutaj trybu dyskutowania, punkt po punkcie poszczególnych propozycji, tym bardziej, że jak powiadam, no są tutaj takie propozycje, co do których myślę, że na pewno się zgodzimy.</text:p>
      <text:p text:style-name="P318"><text:span text:style-name="T319">Przewodnicząc</text:span><text:span text:style-name="T320">y</text:span><text:span text:style-name="T321">:</text:span></text:p>
      <text:p text:style-name="P322">Dziękuję bardzo. Pan prezes Świątkiewicz.</text:p>
      <text:p text:style-name="P323"><text:span text:style-name="T324">O</text:span><text:span text:style-name="T325">b</text:span><text:span text:style-name="T326">.</text:span><text:span text:style-name="T327"><text:s/>Jerzy Świątkiewicz</text:span>:</text:p>
      <text:p text:style-name="P328">Proszę Państwa! Chciałbym przychylić się do poglądów moich trzech poprzedników, a w części dotyczącej już szczegółów to w kwestii ograniczenia czasu zatrzymania do 24 godzin, jak i ogr<text:span text:style-name="T329">a</text:span>ni<text:span text:style-name="T330">cz</text:span>enia kompetencji sądów wojskowych, co do ścigania, co do karania osób cywilnych, które to zresztą są zawarte w programie kongresowym Stronnictwa Demokr<text:span text:style-name="T331">at</text:span>ycznego.</text:p>
      <text:p text:style-name="P332">Dziękuję uprzejmie.</text:p>
      <text:p text:style-name="P333"><text:span text:style-name="T334">Przewodniczący</text:span>:</text:p>
      <text:p text:style-name="P335">Bardzo dziękuję<text:span text:style-name="T336">.</text:span></text:p>
      <text:p text:style-name="P337">Czy ktoś z państwa jeszcze chciałby się wypowiedzieć co do sposobu postępowania, bo jeżeli nie, to byśmy - słucham, pan prokurator Starszak. Jedną chwileczkę. Bo jeżeli nie to byśmy rzeczywiście rozpoczęli taką dyskusję, jak pan profesor Trzciński zaproponował.</text:p>
      <text:soft-page-break/>
      <text:p text:style-name="P338">Pan prokurator Starszak, proszę bardzo.</text:p>
      <text:p text:style-name="P339"><text:span text:style-name="T340">O</text:span><text:span text:style-name="T341">b. Hipolit Starszak</text:span>:</text:p>
      <text:p text:style-name="P342">Ja opuściłem rękę tak szybko jak ją podniosłem, kiedy zorientowałem się, że pan profesor co do sposobu procedowania chciałby jeszcze opinii wysłuchiwać.</text:p>
      <text:p text:style-name="P343">Ja chciałem po prostu polemizować z panem Podemskim, ale już na temat zatrzymania, z przyjemnością zresztą polemizować.</text:p>
      <text:p text:style-name="P344"><text:span text:style-name="T345">Przewodnicząc</text:span><text:span text:style-name="T346">y</text:span><text:span text:style-name="T347">:</text:span></text:p>
      <text:p text:style-name="P348">Bardzo proszę, oczywiście.</text:p>
      <text:p text:style-name="P349"><text:span text:style-name="T350">Ob. <text:s text:c="22"/></text:span>:</text:p>
      <text:p text:style-name="P351">Mogę?</text:p>
      <text:p text:style-name="P352"><text:span text:style-name="T353">Przewodniczący</text:span><text:span text:style-name="T354">:</text:span></text:p>
      <text:p text:style-name="P355">Oczywiście.</text:p>
      <text:p text:style-name="P356"><text:span text:style-name="T357">Ob. <text:s text:c="22"/></text:span>:</text:p>
      <text:p text:style-name="P358">Pan redaktor Podemski zechciał łaskawie zauważyć, że wszelkie nadużycia w zakresie zatrzymań tępione są wyłącznie - tu cytat -<text:s/>„przy pomocy procedury cywilnej”, przypomnę, że chodzi o naruszenie dóbr osobistych wtedy, gdy ono w związku z zatrzymaniem nastąpiło.<text:s/><text:span text:style-name="T359">B</text:span>ardzo dobrze, iż taka droga została otwarta.</text:p>
      <text:p text:style-name="P360">Ale nie jest<text:s/>prawdziwą tezą, że wyłącznie tą drogą niedostatki w zakresie stosowania zatrzymania, czy wręcz nadużycia, jeśli się wydarzają, są zwalczane.</text:p>
      <text:p text:style-name="P361">Chcę powiedzieć, że wcale nierzadko stosowane są przepisy<text:s/>prawa karnego w tym zakresie, nawet w ostatnich tygodniach był przypadek skazania pewnego oficera milicji za to, iż dwa kroć polecił zatrzymać na 48 godzin, i skazany został za przestępstwo polegające na pozbawieniu wolności. Ta kara pozbawienia wolności, nie można zatem powiedzieć, że jedynie w drodze postępowania cywilnego te niedostatki się zwalcza.</text:p>
      <text:p text:style-name="P362">Po wtóre, trzeba przypomnieć o tych działaniach, które podejmowane są przez ogniwa resortu spraw wewnętrznych, nie chcę za ich przedstawiciela mówić, ale znane mi są tego rodzaju działania dyscyplinarn<text:span text:style-name="T363">ej</text:span><text:s/>natury.</text:p>
      <text:p text:style-name="P364">Wreszcie chcę powiedzieć, o tym oddziaływaniu, który wiąże się z kontrolą aresztów przez prokuratorów, aresztów milicyjnych przez prokuratorów. W<text:span text:style-name="T365">s</text:span>zystko to oczyw<text:span text:style-name="T366">i</text:span>ś<text:span text:style-name="T367">ci</text:span>e - nie chciałbym powiedzieć, że jest znakomite i doskonałe - przeciwnie, w ramach prac nad - w ramach prac komisji do spraw reformy wysuwamy postulat, ażeby prawo kontroli aresztów milicyjnych służyło także sędziom penitencjarnym, żeby przywołać chociażby tylko ten przykład.</text:p>
      <text:p text:style-name="P368">W każdym razie teza o tym, że niedostatki w tym zakresie nie są dostrzegane i że nie są zwalczane, jest tezą tylko w części uzasadnioną praktyką, którą można zaobserwować.</text:p>
      <text:p text:style-name="P369">Teraz co do kwestii, które wiążą się z propozycjami dotyczącymi zatrzymania. W toku prac komisji właściwie co do większości tych kwestii, które zostały tutaj wyliczone, wątpliwości nie było. Też uważamy, że ta instytucja zatrzymania, i<text:span text:style-name="T370">n</text:span>stytucja zatrzymania powinna ulec modyfikacjom i to zarówno w kierunku, o którym mówił pan prof. Zoll, to znaczy poprzez dopuszczenie kontroli sądowej nad zatrzymaniem, co wydaje się całkiem oczywiste i zostanie niewątpliwie wprowadzone<text:span text:style-name="T371">,</text:span><text:s/>jak i co do kwestii no to, to jest<text:s/><text:soft-page-break/>oczywiste prawda, że jak chodzi o<text:s/><text:span text:style-name="T372">po</text:span>wiadamianie przez sąd organów milicji obywatelskiej o stwierdzonym niedociągnięciu obowiązku wszczęcia postępowania dyscyplinarnego, no trudno tutaj mówić o obowiązku w takim sensie dosłownym prawda, ale w każdym razie, bo on musi przełożony milicyjny rozważyć tę kwestię.</text:p>
      <text:p text:style-name="P373">Kwestia kontaktu z obrońcą, to też nie nasuwa większych wątpliwości, jest oczywiście problem, jak to - czy i w jakim stopniu będzie możliwe zrealizowanie tego postulatu, zwłaszcza<text:span text:style-name="T374"><text:s/></text:span>ze względu na to, iż liczba adwokatów w Polsce jest tak znikoma, tak znikoma, a tendencja do zamykania się tego zawodu niestety nie pomniejsza się<text:span text:style-name="T375">.</text:span><text:s/>Także myślę, że i na stronę taktyczną, realizację tych postulatów trzeba będzie pilnie baczyć.</text:p>
      <text:p text:style-name="P376">Także więc do meritum poszczególnych rozwiązań, wydaje mi się, że tutaj większych różnic między nami nie ma. Jest n<text:span text:style-name="T377">at</text:span>omiast kwestia, czy można te niektóre elementy doskonalące niewątpliwie instytucje zatrzymania dołączyć, czy zmienić, nie bacząc na to, jaką funkcję pełni, to w całym systemie stosowania ś<text:span text:style-name="T378">r</text:span>odków prawnych, środków represyjnych przewidzianych w procedurze karnej<text:span text:style-name="T379">.</text:span></text:p>
      <text:p text:style-name="P380">Dziękuję.</text:p>
      <text:p text:style-name="P381"><text:span text:style-name="T382">Przewodni</text:span><text:span text:style-name="T383">cz</text:span><text:span text:style-name="T384">ąc</text:span><text:span text:style-name="T385">y</text:span>:</text:p>
      <text:p text:style-name="P386"><text:span text:style-name="T387">...</text:span>z tym, że myślę, że jeżeli pan profesor nie przechodzi jeszcze do omawiania pierwszej propozycji, to myślę, że może następni dyskutanci, by zechcieli się ustosunkować do propozycji zawartych na stronie pierwszej dotyczących tymczasowego aresztowania, aha, to jesteśmy przy zatrzymaniu. Dobrze, to omawiajmy zatrzymanie, a potem wrócimy do strony pierwszej.</text:p>
      <text:p text:style-name="P388">Dziękuję bardzo.</text:p>
      <text:p text:style-name="P389"><text:span text:style-name="T390">Ob. <text:s text:c="22"/></text:span>:</text:p>
      <text:p text:style-name="P391">Chciałem właśnie wypowiedzieć się na temat zatrzymania. Wydaje się, że no cóż, postępowanie karne oczywiście musi pełnić<text:s/><text:span text:style-name="T392">pew</text:span>ną rolę gwarancyjną i chyba ta dyskusja, która jest<text:s/>prowadzona dzisiaj, nie tyle może opiera się na jakimś braku zaufania do tego, co dzieje się w marcu roku 1989, ale po prostu z pewnych doświadczeń, które nie są dobre i z chęci posiadania pełni przekonania, że te doświadczenia również w przyszłości nie będą mogły być niedobre, nawet kiedy nas tutaj zabraknie, a przecież kiedyś nas tutaj zabraknie.</text:p>
      <text:p text:style-name="P393">Także ja to raczej widzę jako pewnego rodzaju misję wobec przyszłości, a nie jako votum nieufności formułowane tu i teraz. I z tego punktu widzenia, wydaje mi się, że gdy chodzi o zatrzymanie, to tak na tle może trochę też tego, co jest formułowane w Międzynarodowych Paktach Praw Człowieka, punktem chyba w<text:span text:style-name="T394">yj</text:span>ścia zupełnie niespornym powinien być ten ustawowy obowiązek poinformowania o przyczynie zatrzymania, no nie jest to w końcu rzecz, która powinna budzić większe wątpliwoś<text:span text:style-name="T395">ci</text:span>, choć - natomiast później troszkę, to zaczyna mi się jak gdyby rozchodzić w dwie strony, bo tak - albo mnie się wydaje, że należałoby pójść po tej linii, iż zatrzymanie nie może trwać dłużej niż 24 godziny,<text:span text:style-name="T396"><text:s/></text:span>co byłoby rozwiązaniem atrakcyjnym, co jak się wydaje jest do pogodzenia z konstytucją, bo art. 87 formułuje raczej termin maksymalny i to przy okazji praw obywateli, więc na korzyść praw obywateli można go chyba interpretować. Tyle, że wtedy powstaje pytanie, no a co z następnym wymaganiem paktu, które mówi o owym obowiązku w miarę szybkiego dostarczenia osoby zatrzymanej przed urzędnika sprawującego władzę sądowniczą.</text:p>
      <text:soft-page-break/>
      <text:p text:style-name="P397">Tu muszę powiedzieć, że istnieje pewien problem, bo chyba jednak na gruncie konstytucji, która mówi wyraźnie o tym, że sąd i prokurator mają prawo do przedstawiania, do wyrażenia zgody na tymczasowe aresztowanie, no więc chyba a m<text:span text:style-name="T398">aj</text:span>or minus, trzeba wobec tego powiedzieć, że nie dałoby się tutaj wykluczyć prokuratora, bez zmiany konstytucji.</text:p>
      <text:p text:style-name="P399">Więc jeżeli przyjąć tą konstrukcję, że istnieje ów, czy zosta<text:span text:style-name="T400">ł</text:span>by z<text:span text:style-name="T401">a</text:span>pisany w ustawie ten obowiązek dostarczenia osobie jeszcze zatrzymanej w miarę szybko, jak to chce pakt, przed oblicze urzędnika sprawującego władzę sądową, to jednak tutaj pakt się rozmija z konstytucją i jednak wtedy tutaj chyba by z uprawnień prokur<text:span text:style-name="T402">at</text:span>ora nie dało się wyłączyć. Byłoby to może bardziej poważne, gdyby pozostać przy terminie 48-godzinny zatrzymania, bo wtedy moim zdaniem jednak należałoby bardzo stanowczo proponować wprowadzenie owego obowiązku wyrażenia zgody na zatrzymanie, a już nie tylko na tymczasowe aresztowanie, gdyby natomiast przyjąć termin 24-godzinny zatrzymania, to wtedy w ogóle jest pytanie, czy należałoby jeszcze w ramach tych 24 godzin chcieć wprowadzenia tej gwarancji w postaci decyzji sędziego, sędziego śledczego, prokuratora, czy wtedy jednak nie można byłoby uznać, że takie dwie gwarancje - obow<text:span text:style-name="T403">i</text:span>ązek poinformowania o przyczynie i skrócenie czasu do 24 godzin wyłączyłyby już potrzebę ustalania tej trzeciej gwarancji, czyli wypowiedzi organu sprawującego władzę sądowniczą.</text:p>
      <text:p text:style-name="P404">Gdyby natomiast pozostać przy terminie 48-godzinnym, to wtedy wydaje mi się jednak, że w każdym razie takie tymczasowe, takie zatrzymanie musiałoby być akceptowane przez organ stojący poza milicją, no i wtedy oczywiście koncepcja sędziego śledczego to jest optymalna, bo łączy zalety obydwu konstrukcji konstytucji i paktu.</text:p>
      <text:p text:style-name="P405"><text:span text:style-name="T406">Przewodn</text:span><text:span text:style-name="T407">icz</text:span><text:span text:style-name="T408">ąc</text:span><text:span text:style-name="T409">y</text:span>:</text:p>
      <text:p text:style-name="P410">Dziękuję. Ad<text:s/><text:span text:style-name="T411">v</text:span>ocem pan prof. Zoll.</text:p>
      <text:p text:style-name="P412"><text:span text:style-name="T413">Ob</text:span><text:span text:style-name="T414">.</text:span><text:span text:style-name="T415"><text:s/>Andrzej Zoll:</text:span></text:p>
      <text:p text:style-name="P416">Widzę pewne nieporozumienie. Mianowicie w tych postulatach, które myśmy przedłożyli stwierdzamy tylko, żeby przyznać osobie zatrzymanej prawo skargi do sądu, a nie kwestie decyzji o zatrzymaniu.<text:span text:style-name="T417">..</text:span></text:p>
      <text:p text:style-name="P418"><text:span text:style-name="T419">Ob. <text:s text:c="22"/></text:span>:</text:p>
      <text:p text:style-name="P420">Mówiłem o pakcie.</text:p>
      <text:p text:style-name="P421"><text:span text:style-name="T422">Ob. Andrzej Zoll</text:span>:</text:p>
      <text:p text:style-name="P423">Tak, ale na razie rozmawiamy nie o paktach, tylko o tych postulatach, które żeśmy przedłożyli w tym momencie.</text:p>
      <text:p text:style-name="P424">Czyli nasz, nawet w tym punkcie, nasz wniosek idzie bliżej, nie idzie tak daleko, jak to jest w paktach sformułowane. Chodzi nam o to, ażeby stronie, osobie zatrzymanej przysługiwało prawo skargi do sądu. I to jest chyba - zresztą jesteśmy w pełni zgodni z założeniami reformy<text:s/><text:span text:style-name="T425">w</text:span><text:s/>tym punkcie.</text:p>
      <text:p text:style-name="P426"><text:span text:style-name="T427">Przewodn</text:span><text:span text:style-name="T428">icz</text:span><text:span text:style-name="T429">ąc</text:span><text:span text:style-name="T430">y</text:span><text:span text:style-name="T431">:</text:span></text:p>
      <text:p text:style-name="P432">Pan prof. Trzciński.</text:p>
      <text:p text:style-name="P433"><text:span text:style-name="T434">Ob. Janusz Trzciński:</text:span></text:p>
      <text:p text:style-name="P435">Przepraszam bardzo, ja bym mimo wszystko tutaj polemizował z panem prof. Zollem, ponieważ w materiale jest wyraźne powołane<text:span text:style-name="T436"><text:s/></text:span>się na pakty, że propozycje wy<text:span text:style-name="T437">c</text:span>hodzą naprzeciw paktom<text:span text:style-name="T438">.</text:span></text:p>
      <text:p text:style-name="P439">Ja muszę powiedzieć, że wycofanie tego wychodzenia naprzeciw paktom,<text:s/><text:span text:style-name="T440">m</text:span>nie martwi. To znaczy ja uważam, że to wychodzenie ma sens. I sądzę, że w tej dyskusji trzeb<text:span text:style-name="T441">a</text:span><text:s/><text:span text:style-name="T442">b</text:span>y chyba jeżeli już dyskutujemy o<text:s/><text:soft-page-break/>formule, w której zatrzymanie miałoby zostać uregulowane czy znowelizowane, trzeb<text:span text:style-name="T443">a</text:span><text:s/><text:span text:style-name="T444">b</text:span>y chyba brać już pod uwagę pakty konsekwentnie.</text:p>
      <text:p text:style-name="P445">I wydaje mi się tym bardziej to, że jeżeli - że takie postępowanie byłoby trafne, jeżeli przyjąć, że pakty wymagają<text:s/>jednak możliwości kontaktu osoby zatrzymanej z sędzią lub osobą, która wykonuje na postawie ustawy władzę sądowniczą.</text:p>
      <text:p text:style-name="P446">Jeżeli przyjmiemy założenie, że tylko istnieje możliwość odwołania się od decyzji o zatrzymaniu, to to jest zbyt mało, jeżeli chodzi o zgodność z paktem. I sądzę, że trzeb<text:span text:style-name="T447">a</text:span><text:s/><text:span text:style-name="T448">b</text:span>y chyba postulować respektowanie paktu w pełni.</text:p>
      <text:p text:style-name="P449">Ja zresztą chciałem się tutaj powołać na opinię Rady Legislacyjnej, a właściwie dwóc<text:span text:style-name="T450">h</text:span><text:s/>jej zespołów, które w tej materii się wypowiadały, to znacz<text:span text:style-name="T451">y</text:span><text:s/>realiza<text:span text:style-name="T452">cj</text:span>i paktu w dziedzinie<text:span text:style-name="T453"><text:s/></text:span>prawa karnego, które na końcu, w ostatnim punkcie, w punkcie dziesiątym, oba zespoły, to znaczy zespół prawa karnego i zespół<text:span text:style-name="T454"><text:s/></text:span>prawa międzynarodowego stwierdzają, że Polska przystępując do paktu nie zgłosiła zastrzeżeń w przedmiocie objętym opinią, tym samym Polska zobowiązana jest do wykonywania postanowień paktu w dobrej wierze, stosownie do zasady pacta sunt servanda.</text:p>
      <text:p text:style-name="P455">I w związku z tym wydaje mi się, że trudno by mi było się pogodzić również z opinią przedstawioną przez pana prof. Garlickiego, że w przypadku kiedy zatrzymanie miałoby mieć miejsce tylko na 24 godziny, wówczas problem kontaktu, czy dobrze<text:span text:style-name="T456"><text:s/></text:span>zrozumiałem, kontaktu z sędzią lub osobą wykonującą władzę sądowniczą, przestałby być aktualny w trakcie.</text:p>
      <text:p text:style-name="P457">Mnie się wydaje, że jednak musiałby być też aktualny. No trzeba jakieś rozwiązanie znaleźć<text:span text:style-name="T458">.</text:span><text:s/>Pakt jest bardzo jednoznaczny w tym zakresie.</text:p>
      <text:p text:style-name="P459">Dziękuję bardzo<text:span text:style-name="T460">.</text:span></text:p>
      <text:p text:style-name="P461"><text:span text:style-name="T462">Przewodniczący</text:span>:</text:p>
      <text:p text:style-name="P463">Jeszcze pan profesor Zoll ma głos.</text:p>
      <text:p text:style-name="P464"><text:span text:style-name="T465">O</text:span><text:span text:style-name="T466">b</text:span><text:span text:style-name="T467">.</text:span><text:span text:style-name="T468"><text:s/>Andrzej Zoll</text:span>:</text:p>
      <text:p text:style-name="P469">Ja przepraszam bardzo, że tak często teraz zabieram głos,<text:s/>ale tu<text:s/><text:span text:style-name="T470">j</text:span>est absolutne nieporozumienie dlatego, że pakty mówią o zatrzymaniu w sensie dwóch instytucji, naszego zatrzymania i tymczasowego aresztowania<text:span text:style-name="T471">.</text:span></text:p>
      <text:p text:style-name="P472">M<text:span text:style-name="T473">y</text:span><text:s/>rozmawiamy o zatrzymaniu na razie, w tym ścisłym tego słowa znaczeniu. I w tym momencie nam chodzi o skargi do sądu na legalność zatrzymania w sytuacji, kiedy nie ma decyzji o tym czasowym aresztowaniu. Kiedy po 48 godzinach, czy po 24 się puszcza ob<text:span text:style-name="T474">ywat</text:span>e<text:span text:style-name="T475">l</text:span>a,<text:s/><text:span text:style-name="T476">m</text:span>ów<text:span text:style-name="T477">im</text:span>y mu do widzenia, no posiedziałeś troch<text:span text:style-name="T478">ę<text:s/></text:span>trudno prawda, nie ma podstaw do aresztowania tymczasowego.</text:p>
      <text:p text:style-name="P479">O ten wypadek nam chodzi. Jest zupełnie rzeczą oczywistą i to jest problem następny, kwestia kto ma wydać decyzje o tymczasowym aresztowaniu, to jest oczywiście dalsza sprawa. Pakty terminem<text:s/>„zatrzymanie”<text:s/>obejmują te dwie nasze instytucje proces<text:span text:style-name="T480">ó</text:span>w.</text:p>
      <text:p text:style-name="P481">Dziękuję.</text:p>
      <text:p text:style-name="P482"><text:span text:style-name="T483">Przewodnicząc</text:span><text:span text:style-name="T484">y</text:span>:</text:p>
      <text:p text:style-name="P485">Dziękuję. Pan prof. Trzciński, chciałby odpowiedzieć.</text:p>
      <text:p text:style-name="P486"><text:span text:style-name="T487">Ob. Janusz Trzciński</text:span>:</text:p>
      <text:p text:style-name="P488">Proszę państwa, zgoda, że pakty dotyczą obydwu tych instytucji, mało tego, wiemy, że tłumaczenie w<text:s/><text:soft-page-break/>Dzienniku Ustaw, które się ukazało myli zatrzymanie z aresztowaniem prawda, bo traktuje pojęcia aresztowanie w języku angielskim jako aresztowanie, podczas kiedy oznacza ono zatrzymanie w języku polskim. Zgod<text:span text:style-name="T489">a.</text:span></text:p>
      <text:p text:style-name="P490">Tylko ja ciągle wracam do ustępu czy punktu trzeciego art<text:span text:style-name="T491">.<text:s/></text:span>paktu, który wyraźnie stwierdza, że każdy, kto jest zatrzymany lub aresztowany z powodu podejrzenia o czyn przestępczy, powinien być możliwie prędko przyprowadzony do sędziego lub osoby sprawującej władzę sądowniczą. A więc no nie za bardzo<text:s/>mógłbym się zgodzić z tym<text:span text:style-name="T492">,</text:span><text:s/>że pakt tutaj rozróżnia to przedstawienie sędziemu osoby zatrzymanej lub aresztowanej w zależność od tego, jaka jest podstawa pozbawienia wolności.</text:p>
      <text:p text:style-name="P493">Sądzę, że w obu przypadkach powinien być przedstawiony sędziemu czy przyprowadzony do sędziego, trudno jest to przetłum<text:span text:style-name="T494">ac</text:span>zyć dosłownie.</text:p>
      <text:p text:style-name="P495">Dziękuję bardzo.</text:p>
      <text:p text:style-name="P496"><text:span text:style-name="T497">Przewodnicz</text:span><text:span text:style-name="T498">ą</text:span><text:span text:style-name="T499">c</text:span><text:span text:style-name="T500">y</text:span><text:span text:style-name="T501">:</text:span></text:p>
      <text:p text:style-name="P502">Dziękuję, pani prof. Zakrzewska.</text:p>
      <text:p text:style-name="P503"><text:span text:style-name="T504">O</text:span><text:span text:style-name="T505">b. Janina Zakrzewska</text:span>:</text:p>
      <text:p text:style-name="P506">Przepraszam, ja mam taką propozycję. Ja w pełni podzielam pogląd pana prof. Kędzi, że dążenie do zgodności naszego ustawodawstwa z paktami powinno nam przyświecać. Ale przecież stoi w obliczu sytuacji, że są prowadzone długofalowe prace przez komisje reformy prawa karnego oraz jesteśmy prawdopodobnie na przedostatnim naszym spotkaniu i mamy uchwalić pewne rzeczy określone przez nas umownie jako<text:s/>„małą noweliza<text:span text:style-name="T507">cję</text:span>”<text:s/>prawa karnego.</text:p>
      <text:p text:style-name="P508">I wracam jeszcze raz do tego, widząc tą perspektywę dla komisji dla dalszych prac, przedyskutujmy konkretne artykuły to o czym mówił pan prof. Trzciński, dlatego proponujemy te rozwiązania dotyczące 24 godzin, z tym uzupełnieniem, o którym mówił pan prof. Zoll<text:s/><text:span text:style-name="T509">-</text:span><text:s/>w pełni się zgadzam.</text:p>
      <text:p text:style-name="P510">Byłoby lepi<text:span text:style-name="T511">ej,</text:span><text:s/>żebyśmy dziś uchwalili znacznie więcej, tego nie zrobimy, bo widać już jak to wygląda. Więc uchwalmy chociaż część, ale rzeczy konkretnych. Dlatego proponowałabym, żeby już przedyskutować czy strona partyjno-rządowo-ko<text:span text:style-name="T512">al</text:span>ic<text:span text:style-name="T513">yj</text:span>na przyjmuje nasze propozycje, czy nie i przejdźmy do następnego. Na razie były zgłoszone dwie, dotyczące tych 24 godzin i kompetencji sądów wojskowych. Może byśmy to przegłosow<text:span text:style-name="T514">al</text:span>i i moglib<text:span text:style-name="T515">y</text:span>śmy<text:s/>tedy pójść dalej.</text:p>
      <text:p text:style-name="P516"><text:span text:style-name="T517">Przewodnicząc</text:span><text:span text:style-name="T518">y</text:span>:</text:p>
      <text:p text:style-name="P519">Dziękuję<text:span text:style-name="T520">.</text:span><text:s/>Pan mecenas Milczanowski.</text:p>
      <text:p text:style-name="P521"><text:span text:style-name="T522">Ob. Andrzej Milczanowski</text:span>:</text:p>
      <text:p text:style-name="P523">Ja w sprawie zatrzymania.</text:p>
      <text:p text:style-name="P524">Otóż chciałem zwrócić uwagę państwa, że polscy<text:s/>procesualiści<text:s/>są zgodni co do faktu, iż zatrzymanie jest pierwszą czynnością przeciwko osobie. W zasadzie posiada ono walor sytuacyj<text:span text:style-name="T525">n</text:span>y taki, jak przedstawienie zarzutów. Tak, procesu<text:span text:style-name="T526">al</text:span>iści polscy, że wymienię prof. Cieślaka, ale wymienię również prof. na przykład Prusaka, są do tego faktu zgodni.</text:p>
      <text:p text:style-name="P527">I teraz nawiązując do drugiej kwestii, o której mowa w załączniku numer dwa, wprowadzić obowiązek powiadomienia na piśmie osoby zatrzymanej o przyczynach zatrzymania. Jak wygląda praktyka? Praktyka wygląda w ten sposób, a znam ją z autopsji przecież, że ten obowiązek wykonywany w ogóle nie jest, nawet ustnego powiadamiania. Można się dopominać, i nic z tego. Mało tego. Po zatrzymaniu nie otrzymuje<text:s/><text:soft-page-break/>się jakiegokolwiek bądź zaświadczenia potwierdz<text:span text:style-name="T528">aj</text:span>ącego fakt zatrzymania mimo dopominania się o nie. Mało tego. Zaniechano również praktyki wydawania kwitów depozytowych, że na przykład coś się do depozytu siłą rzeczy, rzeczy, które się oddaje, powinno się na to otrzymać kwit. Zaniechano tej praktyki.</text:p>
      <text:p text:style-name="P529">Praktycznie nie ma śladu,<text:s/><text:span text:style-name="T530">p</text:span>isemnego śladu osoba zatrzymana, iż zatrzymaną faktycznie była. Taki jest stan rzeczy, który znam z autopsji i to z autopsji z roku 1988.</text:p>
      <text:p text:style-name="P531">Jeżeli idzie teraz o czas zatrzymania. Myślę, że za skróceniem czasu zatrzymania przemawiają również względy humanitarne, a w szczególności mam na myśli fatalny stan higieny w aresztach.<text:s/><text:span text:style-name="T532">I</text:span><text:s/>to n<text:span text:style-name="T533">i</text:span>e<text:s/><text:span text:style-name="T534">m</text:span>ów<text:span text:style-name="T535">i</text:span>ę wc<text:span text:style-name="T536">ale</text:span><text:s/>o<text:s/>aresztach na<text:s/><text:span text:style-name="T537">przykład</text:span><text:s/><text:span text:style-name="T538">po</text:span>s<text:span text:style-name="T539">terunków</text:span><text:s/><text:span text:style-name="T540">czy</text:span><text:s/>jakiś powiedzmy małych komend, ale mówię na przykład o aresztach również urzędów wojewódzkich<text:span text:style-name="T541">.</text:span><text:s/>Brud, nierzadko insekty, to są fakty, które występują na co dzień<text:span text:style-name="T542">.</text:span><text:s/>Taka jest prawda, proszę państwa<text:span text:style-name="T543">.</text:span><text:s/>I ten czynnik mówiąc o kwestii skrócenia czasu zatrzymania też winniśmy wziąć pod uwagę również w nawiązaniu do paktu, gdzie mówi się o humanitarnym traktowaniu osoby aresztowane<text:span text:style-name="T544">j,<text:s/></text:span>czy zatrzymanej<text:span text:style-name="T545">.</text:span><text:s/>Ja tyle na razie<text:span text:style-name="T546">.</text:span></text:p>
      <text:p text:style-name="P547"><text:span text:style-name="T548">P</text:span><text:span text:style-name="T549">rz</text:span><text:span text:style-name="T550">ewodnicząc</text:span><text:span text:style-name="T551">y</text:span>:</text:p>
      <text:p text:style-name="P552">Pani mecenas Skórzewska.</text:p>
      <text:p text:style-name="P553"><text:span text:style-name="T554">O</text:span><text:span text:style-name="T555">b</text:span><text:span text:style-name="T556">.</text:span><text:span text:style-name="T557"><text:s/>Jadwiga Skórzewsk</text:span><text:span text:style-name="T558">a</text:span>:</text:p>
      <text:p text:style-name="P559"><text:span text:style-name="T560">...</text:span>co do tego, że to są potrzebne zmiany, to może ja zaproponuję taką, one są naprawdę niewielkie, bo tu padło dużo argumentów, że legislacja to jest proces bardzo powolny, że wyciągnięcie jednej cegiełki powoduje zawalenie się gmachu.</text:p>
      <text:p text:style-name="P561">Ale proszę państwa, gdybyśmy z art. 206 w ostatnim zdaniu napisali w ten sposób, czas i przyczyny zatrzymania należy stwierdzić na piśmie, którego odpis doręcza się z<text:span text:style-name="T562">at</text:span>rzymanemu. No zmiana jest niewielka, a przynajmniej pierwsza z tych kwes<text:span text:style-name="T563">t</text:span>ii<text:span text:style-name="T564"><text:s/></text:span>już załatwia.</text:p>
      <text:p text:style-name="P565">I art. 206 ostatnie zdanie. Czas i przyczyny zatrzymania należy stwierdzić na piśmie, którego odpis doręcza się zatrzymanemu.</text:p>
      <text:p text:style-name="P566">Prawda, jest tutaj jakiś element do załatwienia, przynajmniej tej pierwszej sprawy, niewielkiej zmiany operacji legislacyjnej chyba tutaj.</text:p>
      <text:p text:style-name="P567">Następna kwestia, moglibyśmy się powoła<text:span text:style-name="T568">ć</text:span><text:s/>w art. 206, że art. 220 stosuje się odpowiednio. Bo jeżeli się,<text:s/><text:span text:style-name="T569">k</text:span>ogoś zatrzymuje to nie ma żadnych przeszkód, żeby zawiadomić telefonicznie, jeżeli on prosi, przynajmniej jego rodzinę.</text:p>
      <text:p text:style-name="P570">Gdyby art. 220, który w tej - k.p.k., który w tej chwili ma zastosowanie do tymczasowego aresztowania, krótki z<text:span text:style-name="T571">ab</text:span>ieg, art<text:span text:style-name="T572">.</text:span><text:s/>220 ma odpowiednie zastosowanie, prawda. Ja tak mówię tylko co do tych kwestii, bo ewentualnie 220 uległby także niewielkim zmianom.</text:p>
      <text:p text:style-name="P573">Proszę państwa, gdybyśmy wybrali art. 207<text:s/><text:span text:style-name="T574">ze</text:span><text:s/>znaczkiem prim, czy może w jakimś innym jeszcze, ale wydaje mi się, że tutaj najbardziej sensowny<text:span text:style-name="T575">.</text:span><text:s/>który by brzmiał w ten sposób:<text:s/>„Zatrzymany może wnieść skargę na decyzję o zatrzymaniu do sądu właściwego do rozpoznania sprawy”. Bardzo krótko.</text:p>
      <text:p text:style-name="P576">Pan prof. Kędzia ma absolutną rację, te dwie instytucje zatrzymane, tak mnie się wydaje, tymczasowego aresztowania paktu odróżniają. A jeżeli my mówimy o szybkiej nowelizacji, o takiej nowelizacji, która nie zmienia struktury kodeksu postępowania karnego, to może byśmy<text:s/><text:span text:style-name="T577">s</text:span>i<text:span text:style-name="T578">ę</text:span><text:s/>zgodzili cho<text:span text:style-name="T579">c</text:span>iaż na taki<text:span text:style-name="T580">e<text:s/></text:span>wprowadzenie. To znaczy, poddanie nadzorowi sądu instytucję zatrzymania. I wtedy by zatrzymany mógł wnieść skargę na decyzję o zatrzymaniu do sądu właściwego do rozpoznania sprawy.</text:p>
      <text:soft-page-break/>
      <text:p text:style-name="P581">§<text:s/><text:span text:style-name="T582">2.</text:span><text:s/><text:span text:style-name="T583">W</text:span><text:s/>wypadku uznania skargi za zasadną, sąd zawiadamia o stwierdzonym uchybieniu, organ powołany do nadzoru nad daną jednostką organizacyjną milicji obywatelskiej.</text:p>
      <text:p text:style-name="P584">I teraz są rozwiązania różne. Możemy króciutko, żeby już nie mówić o postępowaniu dyscyplinarnym i pozostawić to decyzji właściwego organu, żądając wyjaśnień, co do stwierdzonego uchybienia. I to wszystko<text:span text:style-name="T585">.</text:span><text:s/>Nadzór sądu jest zapewniony. Żądając uchybień co do stwierdzonego uchybienia.</text:p>
      <text:p text:style-name="P586">Byłaby instytucja zatrzymana poddana nadzorowi sądu. Wtedy oczywiście pewnej zmian<text:span text:style-name="T587">i</text:span>e musiałby ulec również art. 216, ale to są już dalsze artykuły.<text:s/><text:span text:style-name="T588">I</text:span><text:s/>to jest cała zmiana legislacyjna k.p.k. dotycząca instytucji zatrzymania.</text:p>
      <text:p text:style-name="P589">Ja nie mówię w tej chwili o tych 24 godzinach czy 48, bo to wtedy zabieg już jest naprawdę bardzo prosty. Art. 207 wyrazy<text:s/>„w ciągu 48 godzin”<text:s/>zastępuje się wyrazami<text:s/>„w ciągu 24 godzin”<text:s/>i wszystko. To są wszystkie zmiany, które wymaga instytucja zatrzymana, jeżeli byśmy doszli do przekonania, że należy je wprowadzić. No sądzę, że ta naprawdę niewielki zabieg, jeżeli chodzi o kodeks postępowania karnego.</text:p>
      <text:p text:style-name="P590">Dziękuję.</text:p>
      <text:p text:style-name="P591"><text:span text:style-name="T592">Przewodnicząc</text:span><text:span text:style-name="T593">y</text:span>:</text:p>
      <text:p text:style-name="P594">Dziękuję bardzo. Kto z państwa? Pan doc. Falandysz.</text:p>
      <text:p text:style-name="P595"><text:span text:style-name="T596">Ob.<text:s/></text:span><text:span text:style-name="T597">L</text:span><text:span text:style-name="T598">ech Falandysz</text:span>:</text:p>
      <text:p text:style-name="P599">Ja chciałbym pewną ogólną refleksję, która jednak się wiąże chyba z naszą dyskusją, a ona brzmi jakoś tak, że ja rozumiem, że są pewne opory ze strony organów ścigania, dotyczące no liberaliz<text:span text:style-name="T600">acj</text:span>i pewnych przepisów. Znaczy organy ścigania jak gdyby w ogóle w naszym systemie prawnym, a szczególnie ostatnio, nabyły pewnych uprawnień dość szeroko określonych o to jest zrozumiałe, że niechętnie się z tych uprawnień rezygnuje.</text:p>
      <text:p text:style-name="P601">Ale trzeba pamiętać, że jeżeli prawdą jest, że zmierzamy do budowy demokr<text:span text:style-name="T602">at</text:span>ycznego porządku prawnego, to organy ścigania w demokr<text:span text:style-name="T603">a</text:span>ty<text:span text:style-name="T604">c</text:span>znym porządku prawnym mają pracę trudniejszą o wiele niż w porządku niedemokratycznym.</text:p>
      <text:p text:style-name="P605">W związku z tym należy się liczyć ze zmianami. I tutaj przedstawiciele organów ścigania, no dobrze, zmiany nastąpią później, to znaczy tak jakby czekali, aż rzeczywiście będziemy funkcjonowali w tym porządku demokr<text:span text:style-name="T606">at</text:span>y<text:span text:style-name="T607">cz</text:span>nym. Tylko, że nie wiadome czy to się stanie.</text:p>
      <text:p text:style-name="P608">A ja mam propozycję inną. Mianowicie zwykle jest tak, że rozwiązania prawne nie są jak gdyby empirycznie czy eksperymentalnie sprawdzane. Na ogół to się czyni wedle naszych przypuszczeń jak to będzie działało prawda i nie wiemy właściwie. Pr<text:span text:style-name="T609">a</text:span>w<text:span text:style-name="T610">n</text:span>ic<text:span text:style-name="T611">y</text:span><text:s/>z reguły nie wiedzą, jakie będą skutki społeczne takich<text:span text:style-name="T612"><text:s/></text:span>rozwiązań.</text:p>
      <text:p text:style-name="P613">Apelowałbym o takie podejście, czy tytułem eksperymentu na pewien czas, do momentu zakończenia prac nad reformą prawa k<text:span text:style-name="T614">a</text:span>rnego, czy nie mogłyby na przykład organy ścigania przystać na tych kilka odmienności, mając niezwykłą w pracy społecznej możliwość wypróbowania jak to w praktyce będzie funk<text:span text:style-name="T615">cjo</text:span>nowało.</text:p>
      <text:p text:style-name="P616">Bywały takie eksperymenty na świecie bardzo rzadko. Ja nie chcę podawać przykładów zupełnie takich dla nas absurdalnych, na przykład w Danii przez pewien czas w ogóle zawieszono wymiar sprawiedliwości, karny, żeby sprawdzić, jakie będą tego skutki. To nie o to chodzi.</text:p>
      <text:p text:style-name="P617">Maleńki eksperyment na pewien czas, który da możność organom ścigania sprawdzenia, czy<text:s/><text:soft-page-break/>rzeczywiście to jest takie trudne czy rzeczywiście jest tak ciężko. Jeżeli w istocie do owego demokr<text:span text:style-name="T618">a</text:span>ty<text:span text:style-name="T619">c</text:span>znego porządku prawnego<text:s/><text:span text:style-name="T620">m</text:span>y nie dojdziemy w najbliższym czasie, to organy ścigania przez Sejm przywrócą sobie te uprawnienia. To nie ma żadnej kwestii.</text:p>
      <text:p text:style-name="P621">Jeżeli praktyka wykaże, że tego si<text:span text:style-name="T622">ę</text:span><text:s/>nie da utrzymać, to to będzie przywrócone.</text:p>
      <text:p text:style-name="P623">Już na zasadzie rzeczy niezupełnie serio, mianowicie takie zatrzymanie na przykład z dostępem adwokata od początku, to w gruncie rzeczy nie jest obciążenie chyba wielkie dla milicji, nie jest obciążenie dla innych organów ścigania, a w gruncie rzeczy to będzie uderzało w adwokatów, co pan prokurator Starszak już zauważył<text:span text:style-name="T624">.</text:span><text:s/>Otóż prawdą jest, że skarżyli się adwokaci angielscy skarżyli się z uśmiechem, że po nocach do nich dzwonią ich<text:s/>klienci, oni muszą jeździć stale do policji, ale jeżdżą i jeżdżą<text:span text:style-name="T625"><text:s/></text:span>chętnie. Także prosiłbym, żeby na przykład prokuratura i organy ścigania, i inne nie martwiły się zbytnio o adwokatów i tym razem powiedzmy już dały możliwość pomęczenia się.</text:p>
      <text:p text:style-name="P626">Dziękuję bardzo.</text:p>
      <text:p text:style-name="P627"><text:span text:style-name="T628">Przewodnicząc</text:span><text:span text:style-name="T629">y</text:span>:</text:p>
      <text:p text:style-name="P630">Proszę Państwa! Czy jeszcze - proszę , pan prof. Zieliński.</text:p>
      <text:p text:style-name="P631"><text:span text:style-name="T632">Ob. Tadeusz Zieliński</text:span>:</text:p>
      <text:p text:style-name="P633">Ja miałbym wniosek formalny.</text:p>
      <text:p text:style-name="P634">Chciałbym zaproponować, żeby propozycje pani mecenas<text:s/><text:span text:style-name="T635">S</text:span>k<text:span text:style-name="T636">ó</text:span>rzewskiej zostały sformułowane na piśmie i a<text:span text:style-name="T637">b</text:span>y ten tekst został powielony i rozdany wszystkim członkom dzisiejszego zespołu.</text:p>
      <text:p text:style-name="P638">Mam pewne doświadczenia z innych<text:s/>„stołów”,<text:s/>„stolików”, na których sporządza się tego rodzaju dokumenty. One precyzują stanowiska stron i sprawa w ten sposób posuwa się naprzód. Myślę, że jeśli ten dokument powstanie na piśmie, i w trakcie przerwy zostanie przedyskutowany przez obie strony, to może posłużyć później do ujęcia go w ewentualnym<text:s/>protokole<text:s/>rozbieżności. Jeżeli strona rządowa do tych propozycji się nie przychyli.</text:p>
      <text:p text:style-name="P639">Dziękuję.</text:p>
      <text:p text:style-name="P640"><text:span text:style-name="T641">Przewodnicz</text:span><text:span text:style-name="T642">ą</text:span><text:span text:style-name="T643">c</text:span><text:span text:style-name="T644">y</text:span><text:span text:style-name="T645">:</text:span></text:p>
      <text:p text:style-name="P646">Dziękuję bardzo. Czy ktoś z państwa w tej sprawie?<text:s/>Bo oczywiście przygotowanie przez panią mecenas Skórzewską tekstów, które by były poddane jakiejś bliższej prawniczej analizie jest w pełni wnioskiem uzasadnionym, no ale oczywiście gdyby strona rządowa odrzucała wszelkie zmiany w tym zakresie, to może wysiłek pani mecenas Skórzewskiej nie byłby uzasadniony<text:span text:style-name="T647">.</text:span></text:p>
      <text:p text:style-name="P648">Ja mam nadzieję, że strona rządowa nie odrzuca i będzie zatem trzeba to opracowanie dokonać, ale chciałbym znać stanowisko<text:s/><text:span text:style-name="T649">w</text:span><text:s/>tym zakresie.</text:p>
      <text:p text:style-name="P650"><text:span text:style-name="T651">Ob</text:span><text:span text:style-name="T652">.</text:span><text:span text:style-name="T653"><text:s/>Łukasz Bal</text:span><text:span text:style-name="T654">c</text:span><text:span text:style-name="T655">er</text:span>:</text:p>
      <text:p text:style-name="P656">Ja do pana prof. Zielińskiego.</text:p>
      <text:p text:style-name="P657">Przyjmujemy propozycję pana prof. Zielińskiego, jeśli będzie taka zgoda.</text:p>
      <text:p text:style-name="P658"><text:span text:style-name="T659">Przewodniczący</text:span>:</text:p>
      <text:p text:style-name="P660">Dziękuję. W takim razie prosimy by pani mecenas Skórzewska przygotowała te teksty i tutaj pewnie jest możliwość powielenia prawda, bo tutaj - tak.</text:p>
      <text:p text:style-name="P661">Ja tylko chciałbym jedną taką uwagę poczynić na kanwie naszych tutaj dyskusji.</text:p>
      <text:p text:style-name="P662">Do mnie trafiło, do mnie imiennie zaadresowane, bar<text:span text:style-name="T663">d</text:span>zo wiele pism, które dotyczą zatrzymań<text:s/><text:soft-page-break/>milicyjnych. Ja oczywiście nie mam możliwości zbadać zasadności tych danych, które tutaj napływają, ale chciałbym powiedzieć, że niektóre z nich są bardzo niepokojące.</text:p>
      <text:p text:style-name="P664">Dostałem powiedzmy taką informację, że od 16 sierpnia 1988 do 7 listopada 1988 r. zostało zatrzymanych 373 osoby, 40 zostało brutalnie pobitych. Wśród 373 zatrzymanych osób, 149 to studenci, 18 z nich pobito. Na 40 zatrzymanych w tym czasie uczniów, co trzeci dokładnie 14 zostało pobitych.</text:p>
      <text:p text:style-name="P665">No są to informacje, które bez względu na to czy są przesadzone czy nie, nie jesteśmy w stanie przeprowadzić badań w tym zakresie, no uczulają nas na problematykę tych zatrzymań, o których dzisiaj dyskutujemy. Dziękuję.</text:p>
      <text:p text:style-name="P666">Pan minister bardzo proszę.</text:p>
      <text:p text:style-name="P667"><text:span text:style-name="T668">Ob. Lucjan Czubiński</text:span><text:span text:style-name="T669">:</text:span></text:p>
      <text:p text:style-name="P670">W związku z oświadczeniem pana profesora uważam, że tutaj już nawet przy jakimś innym podejściu do tej sprawy,<text:s/>nie ma najmniejszej wątpliwości, że sprawy, które powinny być zbadane w trybie, który aktualnie przecież istnieją i dlatego uważam, że każdy przypadek tak zresztą jak to i ustawa o zakresie działania Ministra Spraw W<text:span text:style-name="T671">e</text:span>wnętrznych to przewiduje, a więc badania w trybie resortowym, jak i jeśli już zarzut pobicia istnieje, no to trzeba to po prostu bada<text:span text:style-name="T672">ć.</text:span><text:s/>Także uważam, że te sprawy...</text:p>
      <text:p text:style-name="P673"><text:span text:style-name="T674">Przewodnicz</text:span><text:span text:style-name="T675">ą</text:span><text:span text:style-name="T676">c</text:span><text:span text:style-name="T677">y</text:span>:</text:p>
      <text:p text:style-name="P678">To będziemy przekazywać do prokuratury.</text:p>
      <text:p text:style-name="P679"><text:span text:style-name="T680">Ob</text:span><text:span text:style-name="T681">.</text:span><text:span text:style-name="T682"><text:s/>Wanda Falkowska</text:span>:</text:p>
      <text:p text:style-name="P683">Ja sama widziałam, w minionym okresie miałam w ręku wiele skarg tego typu na pobicie przez milicjantów w czasie zatrzymania.<text:s/><text:span text:style-name="T684">S</text:span>kargi te by<text:span text:style-name="T685">ł</text:span>y poparte obdukcjami lekarskimi.</text:p>
      <text:p text:style-name="P686">Widziałam również odpowiedzi na te skargi. Więc b<text:span text:style-name="T687">r</text:span>zm<text:span text:style-name="T688">i</text:span>a<text:span text:style-name="T689">ł</text:span>y one zwykle bardzo podobnie, że milicja użyła siły zgodnie z prawem na podstawie ustawy o urzędzie Ministra Spraw Wewnętrznych.</text:p>
      <text:p text:style-name="P690">Dziękuję.</text:p>
      <text:p text:style-name="P691"><text:span text:style-name="T692">Przewodnicząc</text:span><text:span text:style-name="T693">y</text:span>:</text:p>
      <text:p text:style-name="P694">Dziękuję. Pan prokurator Starszak.</text:p>
      <text:p text:style-name="P695"><text:span text:style-name="T696">Ob. Hipolit Starszak</text:span>:</text:p>
      <text:p text:style-name="P697">Ja chciałem zapytać, czy pani redaktor nie dopuszcza tego, że skutków użycia tak zwanych, jak to si<text:span text:style-name="T698">ę</text:span><text:s/>nazywa, środków przymusu bezpośredniego. Jak pani sądzi, jakie są skutki użycia środków przymusu bezpośredniego. Bo taki środek, to jest na ogół pałka, prawda, tak się to nazywa. Jeżeli zostanie ona użyta, to zostają oczywiście ślady prawda, które mogą być stwierdzone przy pomocy tak zwanej obdukcji lekarskiej, jak pani to stwierdza. Potem komentarz do tego może być dowolny prawda.</text:p>
      <text:p text:style-name="P699">No więc jak właściwie mają brzmieć takie odpowiedzi i czy użycie środków przymusu bezpośredniego nie ma powodować takich<text:s/>skutków na ciele, czy też może powo<text:span text:style-name="T700">do</text:span>wać. Bo jest tu chyba jakieś nieporozumienie, które nie powinno mąci<text:span text:style-name="T701">ć</text:span><text:s/>chyba biegu n<text:span text:style-name="T702">as</text:span>zych rozmów.</text:p>
      <text:p text:style-name="P703"><text:span text:style-name="T704">Przewodnicząc</text:span><text:span text:style-name="T705">y</text:span>:</text:p>
      <text:p text:style-name="P706">Proszę państwa, oczywiście na ten temat trudno byłoby tu na tej sali dyskutować, ja bym proponował 5-minutową przerwę, tak pan minister sugerował, bo są osoby palące, a wobec mniejszości trzeba być tolerancyjnym, no natomiast to będzie też możliwość przygotowania tego małego tekstu i powielenia.</text:p>
      <text:p text:style-name="P707">To może 5 minut dla palaczy, dobrze?</text:p>
      <text:p text:style-name="P708"/>
      <text:p text:style-name="P709">/<text:span text:style-name="T710">Przerwa</text:span>/.</text:p>
      <text:p text:style-name="P711"/>
      <text:p text:style-name="P712">/Po przerwie/.</text:p>
      <text:p text:style-name="P713"/>
      <text:p text:style-name="P714">/Po przerwie obradom<text:s/><text:span text:style-name="T715">przewodniczy</text:span><text:s/>ob<text:span text:style-name="T716">.</text:span><text:s/><text:span text:style-name="T717">Adam Strzembosz</text:span>/<text:span text:style-name="T718">.</text:span></text:p>
      <text:p text:style-name="P719"><text:span text:style-name="T720">Pr</text:span><text:span text:style-name="T721">ze</text:span><text:span text:style-name="T722">wodni</text:span><text:span text:style-name="T723">cz</text:span><text:span text:style-name="T724">ąc</text:span><text:span text:style-name="T725">y</text:span>:</text:p>
      <text:p text:style-name="P726">Zgodnie z propozycją pana profesora Zielińskiego, tekst przygotowany przez panią mecenas Skórzewską w tej chwili się powiela.</text:p>
      <text:p text:style-name="P727">Wobec tego proponowałbym przejście do pierwszej strony, no już omówiliśmy kwestie zatrzymań, teraz przejdźmy może do tymczasowych aresztowań.</text:p>
      <text:p text:style-name="P728">Kto z państwa chciałby na ten temat zabrać głos? Proszę bardzo.</text:p>
      <text:p text:style-name="P729"><text:span text:style-name="T730">Ob. <text:s text:c="22"/></text:span>:</text:p>
      <text:p text:style-name="P731">.<text:span text:style-name="T732">.</text:span>.mianowicie żebyśmy nie przerywali naszej dyskusji takimi wtrętami indywidu<text:span text:style-name="T733">al</text:span>nymi czy prawda nie mającymi bezpośrednio związku z tą - prawda - sprawą, bo to rozbija jedność dyskusji.</text:p>
      <text:p text:style-name="P734"><text:span text:style-name="T735">Pr</text:span><text:span text:style-name="T736">ze</text:span><text:span text:style-name="T737">wodn</text:span><text:span text:style-name="T738">icz</text:span><text:span text:style-name="T739">ąc</text:span><text:span text:style-name="T740">y</text:span>:</text:p>
      <text:p text:style-name="P741">Przyjmuję tę uwagę do siebie<text:span text:style-name="T742">.</text:span><text:s/>Dziękuję. Proszę bardzo, kto z państwa na temat tymczasowych aresztowań?</text:p>
      <text:p text:style-name="P743">Bardzo proszę pan prokurator Starszak.</text:p>
      <text:p text:style-name="P744"><text:span text:style-name="T745">Ob. Hipolit Starszak</text:span>:</text:p>
      <text:p text:style-name="P746">Dziękuję bardzo panie profesorze.</text:p>
      <text:p text:style-name="P747">Co do tymczasowego aresztowania chcę zauważyć, że<text:s/><text:span text:style-name="T748">w</text:span><text:s/>toku prac nad reformą prawa karnego sformułowane zostały wariantowe propozycje dotyczące stosowania tymczasowego aresztowania przez odpowiedni organ państwowy. Jeden z tych wariantów głosi, iż tymczasowe aresztowanie powierzone ma być sądowi, drugi n<text:span text:style-name="T749">at</text:span>omiast opowiada się za pozostawieniem stosowania tego środka w gestii prokur<text:span text:style-name="T750">ato</text:span>ra.</text:p>
      <text:p text:style-name="P751"><text:span text:style-name="T752">W</text:span><text:s/>dokumencie, który mam przed sobą dokonany został wybór jednego z tych wariantów.</text:p>
      <text:p text:style-name="P753">Chcę powiedzie<text:span text:style-name="T754">ć</text:span>, że opowiadamy się za wariantem, który przewiduje, iż ta instytucja pozostać ma w gestii prokuratury ze znaczną wprawdzie modyfikacją tego właśnie środka, modyfikacją daleko idącą. Wybiera ona, znaczy jest ona zbliżona w poszczególnych, szczegółowych rozwiązaniach także do tych propozycji, które są tutaj w tym dokumencie zapisane.</text:p>
      <text:p text:style-name="P755">I tak, przewid<text:span text:style-name="T756">uje</text:span>my, i projektowaliśmy to i w toku dalszych prac komisji będzie to prezentowane, i będzie przedmiotem dyskusji, by uległa znacznemu rozszerzeniu kontrola sądowa nad stosowaniem tymczasowego aresztowania. Jakie instytucje mogłyby tu być brane pod uwagę? A więc przedłużenie tymczasowego aresztowania nie po 6 miesiącach, dokonywałby sąd, a już po 3 miesiącach.</text:p>
      <text:p text:style-name="P757">Opowiadamy się za tym, żeby ograniczyć czas stosowania tymczasowego aresztowania do 1 roku. Jedynie w szczególnie uzasadnionych przypadkach, które przecież zdarzyć się mogą, tymczasowe aresztowanie mogłoby ulec przedłużeniu na czas powyżej roku, na mocy postanowienia Sądu Najwyższego, powziętego na wniosek Prokuratora Generalnego. Podwyższamy z<text:span text:style-name="T758">at</text:span>em ten próg niezwykle wysoko.</text:p>
      <text:soft-page-break/>
      <text:p text:style-name="P759">Opowiadamy się za tym, żeby wprowadzić terminy stosowania tymczasowego aresztowania w okresie, kiedy sprawa pozostaje już w postępowaniu sądowym. Dziś tam żadnych terminów nie ma, co też sprzyja przedłużaniu się długotrwałości tego tymczasowego aresztowania.</text:p>
      <text:p text:style-name="P760">Opowiadamy się za tym, żeby wykreślić z art. 217 ten punkt, który stanowi, iż jedną z podstaw stosowania tymczasowego aresztowania jest wysoki stopień społecznego nieb<text:span text:style-name="T761">ez</text:span>pie<text:span text:style-name="T762">cz</text:span>eń<text:span text:style-name="T763">st</text:span>wa czynu.</text:p>
      <text:p text:style-name="P764">Już<text:s/><text:span text:style-name="T765">z</text:span>resztą w praktyce ten przepis został, znaczy nie tyle został przepis zmodyfikowany, ile praktyka jest zmodyfikowana w tym kierunku, iż prokurator stosuje areszt wtedy, gdy należy zakładać, że można założyć, iż zapadnie w danej sprawie wyrok skazujący na karę pozbawienia wolności bez jej warunkowego zawieszenia. Tak to mówię o praktyce, a ma to przecież pewne odniesienia właśnie do opierania tymczasowego aresztowania na tej podstawie w punkcie czwartym art. 217 zapisanym.</text:p>
      <text:p text:style-name="P766">Jak więc z tego wywodu wynika, a chciałbym, żeby to wynik... zmierzam do tego, iż istnieje pewna dość zasadnicza różnica między tym dokumentem, a projektami, które uważam, za trafne co do tego, który organ byłby uprawniony do stosowania tymczasowego aresztowania. Stwierdzam natomiast, że co do pozostałych rozwiązań można odnotować daleko idącą zbieżność poglądów co do tego właśnie ś<text:span text:style-name="T767">r</text:span>odka.</text:p>
      <text:p text:style-name="P768">Dziękuję.</text:p>
      <text:p text:style-name="P769"><text:span text:style-name="T770">Przewodni</text:span><text:span text:style-name="T771">cz</text:span><text:span text:style-name="T772">ąc</text:span><text:span text:style-name="T773">y</text:span>:</text:p>
      <text:p text:style-name="P774">Dziękuję. Pan prof. .<text:span text:style-name="T775">..</text:span></text:p>
      <text:p text:style-name="P776"><text:span text:style-name="T777">Ob. <text:s text:c="22"/></text:span>:</text:p>
      <text:p text:style-name="P778">Bardzo cieszy ta daleko idąca zbieżność, ona jest rzeczywiście istotna, t<text:span text:style-name="T779">yl</text:span>ko<text:s/>w<text:s/>wypowiedzi pana prokuratora brakowało moim zdaniem jednej zasadniczej kwestii.</text:p>
      <text:p text:style-name="P780">Otóż od wielu lat jest przyjęte w szeregu państwach jednak stanowisko i uznane za słuszne, że lepiej gwarantuje prawa obywatelskie stosowanie aresztu przez sąd.</text:p>
      <text:p text:style-name="P781">Również w niektórych państwach so<text:span text:style-name="T782">cj</text:span>alistycznych areszt stosowany jest przez sąd, w NRF właśnie.</text:p>
      <text:p text:style-name="P783">Ale pan prokurator nie podał nam argumentów, które by przemawiały za tym, że ma stosować prokurator. Tych argumentów tutaj w ogóle nie było.</text:p>
      <text:p text:style-name="P784">Były stwierdzenia dotyczące ograniczenia prawa czy zwiększenia kontroli sądowej, ale nie było argumentów dotyczących istoty rzeczy, to znaczy stosowania instytucji aresztu tymczasowego przez prokuratora.</text:p>
      <text:p text:style-name="P785">Dziękuję<text:span text:style-name="T786">.</text:span></text:p>
      <text:p text:style-name="P787"><text:span text:style-name="T788">Przewodni</text:span><text:span text:style-name="T789">cz</text:span><text:span text:style-name="T790">ąc</text:span><text:span text:style-name="T791">y</text:span><text:span text:style-name="T792">:</text:span></text:p>
      <text:p text:style-name="P793">Dziękuję.</text:p>
      <text:p text:style-name="P794">Proszę państwa, z wypowiedzi pana prokuratora wynika, że skreślenie punktu czwartego w art. 217 § 1 k.p.k. to w zasadzie byłoby do załatwienia, również jeżeli chodzi o propozycję ograniczenia tymczasowego aresztowania do jednego roku, to jakieś nieporozumienie tak.</text:p>
      <text:p text:style-name="P795"><text:span text:style-name="T796">Ob. <text:s text:c="22"/></text:span>:</text:p>
      <text:p text:style-name="P797">Nie, panie profesorze.</text:p>
      <text:p text:style-name="P798">Wydaje mi się, że tak nie jest. Uważam, że ta instytucja nie może być normowana po kawałku. I dlatego wydaje mi się, że w ogóle uważam, że instytucje procedury w szczególności nie powinny by<text:span text:style-name="T799">ć</text:span><text:s/>normowane po kawałku. Takie proste rozwiązania, takie uzupełnienie o jeden przecinek, po prostu niepokoją, jeśli nie<text:s/><text:soft-page-break/>towarzyszy temu naprawdę pogłębiona analiza.</text:p>
      <text:p text:style-name="P800">Dziękuję.</text:p>
      <text:p text:style-name="P801"><text:span text:style-name="T802">Przewodni</text:span><text:span text:style-name="T803">cz</text:span><text:span text:style-name="T804">ąc</text:span><text:span text:style-name="T805">y</text:span>:</text:p>
      <text:p text:style-name="P806">Ja nie wiem, w jakim zakresie wyrzucenie tej przesłanki<text:s/>„tymcz<text:span text:style-name="T807">as</text:span>owego aresztowania”, która jest w punkcie czwartym zmienia całą tą architekturę kodeksu postępowania karnego, no ale w każdym razie oczekuję<text:span text:style-name="T808">...</text:span></text:p>
      <text:p text:style-name="P809"><text:span text:style-name="T810">Ob. <text:s text:c="22"/></text:span>:</text:p>
      <text:p text:style-name="P811">W znacznym stopniu zmienia.</text:p>
      <text:p text:style-name="P812"><text:span text:style-name="T813">P</text:span><text:span text:style-name="T814">rzew</text:span><text:span text:style-name="T815">odniczący</text:span>:</text:p>
      <text:p text:style-name="P816">Proszę bardzo, pan doc. Falandysz. Kto z państwa jeszcze, żebym nie pominął? Pan doc. Falandysz, proszę bardzo.</text:p>
      <text:p text:style-name="P817"><text:span text:style-name="T818">Ob.<text:s/></text:span><text:span text:style-name="T819">L</text:span><text:span text:style-name="T820">ech Falandysz</text:span>:</text:p>
      <text:p text:style-name="P821">Ja bardzo krótko.</text:p>
      <text:p text:style-name="P822">Odnoszę wrażenie, że jest tak, iż pewne zmiany jak gdyby w przepisach, to jest zmieniane po kawałku i to jest niemożliwe, a inne zmiany okazuje się były możliwe wielokrotnie. Poprawiono n<text:span text:style-name="T823">aj</text:span>przeróżniejsze przepisy zarówno prawa materialnego,<text:span text:style-name="T824"><text:s/></text:span>jak i procedury po kawałku, tak jak mówi pan prokurator Starszak i to niczego nie zaburzało. Czyli czy możemy przyjąć takie stanowisko, że jeżeli są to zmiany zmierzające do zaostrzenia odpowiedzialności, względnie rozszerzenia uprawnień organów ścigania, to to nie zaburza niczego w kodyfikacji. Jeżeli są to<text:span text:style-name="T825"><text:s/></text:span>zmiany inne, to okazuje się, że są niemożliwe, bo one po kawałku<text:span text:style-name="T826"><text:s/></text:span>nie mogą być dokonywane. Jest to niezrozumiałe.</text:p>
      <text:p text:style-name="P827"><text:span text:style-name="T828">Przewodniczący</text:span><text:span text:style-name="T829">:</text:span></text:p>
      <text:p text:style-name="P830">Bardzo proszę, pan prokurator Starszak.</text:p>
      <text:p text:style-name="P831"><text:span text:style-name="T832">Ob. Hipolit Starszak</text:span>:</text:p>
      <text:p text:style-name="P833">Wydaje mi się dość dowolna ta interpreta<text:span text:style-name="T834">cj</text:span>a tutaj toczona, tym bardziej, że jak już wcześniej miałem możność o tym mówić, nie bardzo wolno było podzielić tę opinię, iż swego czasu czynione zmiany ku pogorszeniu prawa zmierzały, a teraz te projektowane, mają<text:s/><text:span text:style-name="T835">a</text:span>kur<text:span text:style-name="T836">a</text:span>t przynieść skutek odwrotny.</text:p>
      <text:p text:style-name="P837">Otóż ja mam zasadniczą wątpliwość co do tego sposobu rozumowania i uważam, że takie zestawienie argumentacji tylko części problemu dotyka prawda.</text:p>
      <text:p text:style-name="P838">Po prostu uważam, że instytucje, o których mówimy nie wolno kawałkować tychże instytucji. Nie wolno ich kawałkować, bo po prostu nawet w tej chwili trudno powiedzieć, jakie to następstwa może mieć przy innych rozwiązaniach w tej chwili w prawie obowiązu<text:span text:style-name="T839">ją</text:span>cym, i jakie zmiany wprowadzi to w innych instytucjach także funkcjonujących.</text:p>
      <text:p text:style-name="P840">Opowiadam się przeciwko skreśleniu tej podstawy dziś w trybie nagłym. Natomiast uważam, że powinna być ona zmieniona co sygn<text:span text:style-name="T841">al</text:span>izow<text:span text:style-name="T842">ał</text:span>em.</text:p>
      <text:p text:style-name="P843">Dziękuję.</text:p>
      <text:p text:style-name="P844"><text:span text:style-name="T845">Przewodni</text:span><text:span text:style-name="T846">cz</text:span><text:span text:style-name="T847">ąc</text:span><text:span text:style-name="T848">y</text:span>:</text:p>
      <text:p text:style-name="P849">Pani mecenas Skórzewska, proszę bardzo.</text:p>
      <text:p text:style-name="P850"><text:span text:style-name="T851">Ob. Jadwiga Skórzewska</text:span>:</text:p>
      <text:p text:style-name="P852">Jeżeli można? Myśmy zaproponowali w ogóle zmianę instytucji tymczasowego aresztowania w całości,<text:s/><text:soft-page-break/>tak można wyczytać z tej sytuacji, która jest przedstawiona w tym dokumencie.</text:p>
      <text:p text:style-name="P853">Ale już nie na ten temat chciałam mówić. A chcę mówić o ar<text:span text:style-name="T854">t.</text:span><text:s/>217 § 1 pkt. 4<text:span text:style-name="T855">.</text:span><text:s/>Wszyscy zgadzamy się co do tego, że tymczasowe aresztowanie ma zabezpieczać tok postępowania przygotowawczego, a nie mieć w sobie elementów represyjnych.</text:p>
      <text:p text:style-name="P856">I jak sądzę, nie ulega wątpliwości, że właśnie ten punkt czwarty zawiera w sobie elementy represji, a nie zabezpieczeni postępowania karnego. W związku z czym skreślenie punkt<text:span text:style-name="T857">u</text:span><text:s/>czwartego w chwili obecnej naprawdę niczego nie zmienia w instytucji tymczasowego aresztowania.</text:p>
      <text:p text:style-name="P858"><text:span text:style-name="T859">Przewodni</text:span><text:span text:style-name="T860">cz</text:span><text:span text:style-name="T861">ący</text:span>:</text:p>
      <text:p text:style-name="P862">Kto z państwa<text:span text:style-name="T863">?</text:span><text:s/>Ba<text:span text:style-name="T864">r</text:span>dzo proszę pan dr<text:s/><text:span text:style-name="T865">C</text:span>iemniewski.</text:p>
      <text:p text:style-name="P866"><text:span text:style-name="T867">Ob. Jerzy Ciemniewski</text:span>:</text:p>
      <text:p text:style-name="P868">Ja chciałem dwie rzeczy, o dwóch rzeczach powiedzieć.</text:p>
      <text:p text:style-name="P869">Po pierwsze chciałbym uzyskać odpowiedź pana prokuratora Starszaka, czy w jego rozumieniu urzędu prokuratorskiego, szczególnie wtedy, kiedy w świetle tego co mówiliśmy na temat zasady trójpodziału władzy, urząd prokuratorski to jest inną osobą ustawową uprawnioną do sprawowania władzy sądowej? Czy tak należy rozumieć wystąpienie pana prokuratora Starszaka, który mówi o tym, że wypowiada się za prokura<text:span text:style-name="T870">to</text:span>rskim stosowaniem aresztu, ponieważ art<text:span text:style-name="T871">.</text:span><text:s/>9 Międzynarodowych Paków Prawnych, Obywatelskich mówi wyraźnie, że osoba aresztowana lub zatrzyma pod zarzutem dokonania przestępstwa powinna być w krótkim czasie postawiona przed sędzią lub przed inną osobą ustawowo uprawnioną do sprawowania władzy sądow<text:span text:style-name="T872">ej.</text:span></text:p>
      <text:p text:style-name="P873">Jeżeli taka jest interpreta<text:span text:style-name="T874">cj</text:span>a p<text:span text:style-name="T875">oj</text:span>ęcia<text:s/>„innej osoby sprawującej władzę sądową”<text:s/>to dziwię się, że tej opozycji, z jaką pan prokurator Starszak występował przeciwko podporządkowaniu prokuratury Ministrowi Sprawiedliwości<text:span text:style-name="T876">.</text:span><text:s/>Logika tutaj jest zawodna okazuje się.</text:p>
      <text:p text:style-name="P877">Drugą sprawą jest, jeżeli pan prokurator chce nas przekonywa<text:span text:style-name="T878">ć</text:span>, że zmiany w procedurze karnej, wprowadzane od 1982 roku były system<text:span text:style-name="T879">at</text:span>y<text:span text:style-name="T880">cz</text:span>nym liber<text:span text:style-name="T881">al</text:span>izowaniem naszej procedury karnej, to prosiłbym jednak o głębsze zapoznanie się z oceną tych zmian, w szczególności z oceną jakiej dokonywały różne gremia prawnicze ustaw majowych i późniejszego wprowadzenia tych ustaw majowych do procedury karnej i prawa karnego m<text:span text:style-name="T882">at</text:span>erialnego. Nie jesteśmy chyba tutaj po to, żeby wysłuchiwać taniej propagandy.</text:p>
      <text:p text:style-name="P883">Dziękuję.</text:p>
      <text:p text:style-name="P884"><text:span text:style-name="T885">Przewodnicząc</text:span><text:span text:style-name="T886">y</text:span>:</text:p>
      <text:p text:style-name="P887">Proszę bardzo, pan prokurator Starszak.</text:p>
      <text:p text:style-name="P888"><text:span text:style-name="T889">Ob. Hipolit Starszak</text:span>:</text:p>
      <text:p text:style-name="P890">/Wyłączony mikro<text:span text:style-name="T891">fo</text:span>n/.</text:p>
      <text:p text:style-name="P892"><text:span text:style-name="T893">...</text:span>która zabrzmiała przed chwilą, nie twierdziłem nigdy, że zmiany zachodzące w prawie karnym w roku<text:s/><text:span text:style-name="T894">-</text:span><text:s/>w latach osiemdziesiątych były, znaczy polegały na system<text:span text:style-name="T895">at</text:span>ycznym liberalizowaniu prawa.</text:p>
      <text:p text:style-name="P896">Jeśli pan doc. Ciemniewski gdzieś znalazł takie moje twierdzenie, będę wdzięczny za jego wskazanie.</text:p>
      <text:p text:style-name="P897">Zmiany w procedurze zachodzące w latach osiemdziesiątych były rezultatem procesów zachodzących w kraju. Takie mam stanowisko w tej sprawie.</text:p>
      <text:p text:style-name="P898">W istocie nie formułowałem tutaj opinii czy argumentac<text:span text:style-name="T899">ji</text:span>, która zdaniem naszym przemawia za tym, że stosowanie tymczasowego aresztowania powinno pozostać w ręku prokuratora.</text:p>
      <text:soft-page-break/>
      <text:p text:style-name="P900">Ale opowiadam się za tym przede wszystkim z tego powodu, że gospodarzem postępowania przygotowawczego ma być i chyba pozostanie także w przyszłej procedurze właśnie prokurator. I z racji spełniania owej funkcji gospodarza dla zapewnienia sprawności postępowania, stosowanie tego środka w jego ręku pozostać powinno, a w każdym razie jako wariant należy takie rozwiązanie także rozważać.</text:p>
      <text:p text:style-name="P901">Uważamy także, że pewne względy praktyczne przemawiają za tym, iż to<text:s/><text:span text:style-name="T902">-</text:span><text:s/>ten środek stosowany przez prokuratora jest stosowany trafniej niż byłby wt<text:span text:style-name="T903">e</text:span>dy<text:span text:style-name="T904">,</text:span><text:s/>gdy stosowany będzie przez sądy, uwzględni<text:span text:style-name="T905">aj</text:span>ąc aktualną sytuację kadrową sądów. Te decyzje o tymczasowym aresztowaniu mimo, że przecież w pewnym procencie też nietrafne, jest to przedmiotem naszej troski są jednak podejmowane przez doświadczonych prokuratorów. Podlegają określonemu sposobowi, określonemu trybowi aprobaty itd. I w związku z tym wydaje mi się, że istnieje pełniejsze tą drogą zabezpieczenie przed popełnianiem omyłek, tak zresztą wielce ważących, bo przecież sprawy wolności ludzkiej dotyczącej.</text:p>
      <text:p text:style-name="P906">Jest oczywiście ważną kwestią to, czy to rozwiązanie... obowiązującej jest sprzeczne z art.<text:s/><text:span text:style-name="T907">9</text:span><text:s/>Paktu Praw Politycznych i Obyw<text:span text:style-name="T908">a</text:span>t<text:span text:style-name="T909">e</text:span>l<text:span text:style-name="T910">s</text:span>kich.</text:p>
      <text:p text:style-name="P911">Nam się zdaje, że sprzeczne z tym postępowaniem nie jest, i to nie tylko ze względu na argument, który swego czasu tu już powoływałem, iż nigdy w międzynarodowych gremiach, gdzie sprawozdania o respektowaniu tej umowy, rząd nasz przedstawiał nie została ta praktyka zakwestionowana. Nie została zakwestionowana, ale nie tylko z tego względu.</text:p>
      <text:p text:style-name="P912">Wydaje mi się, że gdyby wnieść interpreta<text:span text:style-name="T913">cj</text:span>ę tego właśnie artykułu dziewiątego, to dojść należy do wniosku, iż właśnie pod tym drugim tam wymienianiem, że sąd i ten urzędnik, który ma władzę sądową, któremu przysługuje władza sądowa, nie może być wpisany<text:span text:style-name="T914"><text:s/></text:span>sąd. Bo inaczej należałoby rozumieć ten przepis, że ma prawo stosowania tego środka sąd, albo sąd. Sąd albo sąd. No po cóż zatem byłby ten drugi przepis?</text:p>
      <text:p text:style-name="P915">Uważamy, że można zatem interpretować to w tym kierunku, iż tym drugim podmiotem uprawnionym do stosowania tego środka może być bez naruszenia paktu, właśnie prokurator.</text:p>
      <text:p text:style-name="P916">Jak wiem, to stanowisko nie jest wcale odosobnione i nie chciałbym tutaj powoływać autorytetów, ale powołać ich stanowiska mógłbym.</text:p>
      <text:p text:style-name="P917">To moim zdaniem przemawia za tym, żeby rozważać pozostawić nie aktualnego, znaczy pozostawianie tego środka chociaż w instytucji wielce zmienionej w gestii prokur<text:span text:style-name="T918">ato</text:span>rski<text:span text:style-name="T919">ej,</text:span><text:s/>a dyskusji,<text:span text:style-name="T920"><text:s/></text:span>która się w tej sprawie jeszcze ciągle toczy, pozwoli sądzę, na wypracowanie stanowiska, które ostatecznie przyjęte przez Sejm będzie n<text:span text:style-name="T921">aj</text:span>właściwsze i będzie stosowane. I będzie w przyszłości stosowane.</text:p>
      <text:p text:style-name="P922">Także tak to tak w skrócie rzecz biorąc, chciałbym się do tego - do tej kwestii odnieść. Ona oczywiście może wywoływać inne stanowiska, ale nie wydaje mi się wcale, by było ono to, które tu prezentuję gorsze od innych możliwych do prezentacji. Dziękuję.</text:p>
      <text:p text:style-name="P923"><text:span text:style-name="T924">Przewodnicz</text:span><text:span text:style-name="T925">ą</text:span><text:span text:style-name="T926">c</text:span><text:span text:style-name="T927">y</text:span>:</text:p>
      <text:p text:style-name="P928">Dziękuję. Proszę państwa, czy ktoś chciałby w tej sprawie się wypowiedzieć, czy też wpisujemy to do<text:s/>protokołu<text:s/>niezgodności. Bardzo proszę panie ministrze.</text:p>
      <text:p text:style-name="P929"><text:span text:style-name="T930">Ob. Łukasz Balcer</text:span>:</text:p>
      <text:p text:style-name="P931">Propozycja zawarta w załączniku nr 2 dotyczy trzech spraw mianowicie powierzenia stosowania tymczasowego aresztowania.</text:p>
      <text:soft-page-break/>
      <text:p text:style-name="P932">Wobec rozbieżności poglądów i dotychczasowej dyskusji, a zwłaszcza wobec faktu, że z dwoma wariantami przedłożono do dyskusji społecznej to rozwiązanie, w najbliższym czasie i<text:s/><text:span text:style-name="T933">rzą</text:span>d<text:span text:style-name="T934"><text:s/></text:span>będzie musiał zająć stanowisko i przedstawi odpowiednie stanowisko Se<text:span text:style-name="T935">jm</text:span>owi<text:span text:style-name="T936">.</text:span></text:p>
      <text:p text:style-name="P937">Proponowałbym, ażeby w związku z tym nie dyskutować tego problemu dalej. Sądzę, że ta dyskusja i stanowiska strony solidarnościow<text:span text:style-name="T938">ej</text:span><text:s/>no będzie podstawą do rozważań dalszych przez komisję kodyfik<text:span text:style-name="T939">ac</text:span>yjną, przy formułowaniu końcowych wniosków na posiedzenie Rady Ministrów.</text:p>
      <text:p text:style-name="P940">Rzecz jest bardzo poważna, ponieważ wymagałby przeredagowania znacznej części kodeksu postępowania karnego. Dzisiaj rzecz<text:span text:style-name="T941"><text:s/></text:span>jest nierozstrzygnięta, są rozbieżności nie tylko na tej sali<text:span text:style-name="T942">,<text:s/></text:span>ale i w wielu innych gremiach.</text:p>
      <text:p text:style-name="P943">I mam na tym tle propozycję wychodzącą dalej, jakby natury takiej organiz<text:span text:style-name="T944">ac</text:span>y<text:span text:style-name="T945">jn</text:span>ej technicznej. Ponieważ w tej<text:s/><text:span text:style-name="T946">i</text:span><text:s/>w innych sprawach sama komisja kodyfik<text:span text:style-name="T947">ac</text:span>yjn<text:span text:style-name="T948">a</text:span><text:s/>mi<text:span text:style-name="T949">ał</text:span>a wątpliwości co do... formułując alternatywne rozwiązania, a na pierwszym posiedzeniu panów prof. Strzembosz podniósł problem, że w składzie komisji<text:s/>kodyfikacyjnej mało jest naukowców, mam propozycję jeśliby była przyjęta taka, to byłoby dobrze, ażeby strona solidarnościowa swoich przedstawicieli do składu komisji delegowała dla prezentowania poglądów w tej i w innych sprawach.</text:p>
      <text:p text:style-name="P950">Skłania mnie do tego propozycja i wnioski, które złożono na jednym z poprzednich posiedzeń, gdyśmy omawiali problem tymczasowych regulaminów wykonywania kary pozbawienia wolności<text:span text:style-name="T951"><text:s/></text:span>i aresztu.</text:p>
      <text:p text:style-name="P952">Zgłoszona została propozycja, ażeby uczestniczył w tych pracach doc<text:span text:style-name="T953">.</text:span><text:s/>Szymanowski. Okazuje się, że on już uprzednio został moim pismem powołany, o czym ja sam już w tej powodzi spraw nie wiedziałem, uczestniczył, nie było żadnych rozbieżności. Wszystkie wnioski strony solidarnościowej zostały uwzględnione, z wyjątkiem spraw generalnych, o których zresztą..<text:span text:style-name="T954">.<text:s/></text:span>więźniów sumienia, ale pozostałe w ramach obowiązującego kodeksu karnego wykonawczego są uzgodnione i proponuję rozważyć, czy tą drogą nie pójść dalej także w tej i w innych sprawach nie wnosić tych spraw, które byłyby ważne dla strony solidarnościowo-społeczne<text:span text:style-name="T955">j</text:span>. To jest generalna uwaga.</text:p>
      <text:p text:style-name="P956">Myślę, że wobec rozbieżności w sprawach powierzenia stosowania tymczasowego aresztowania sądowi oraz wyeliminowania podstawy tymczasowego aresztowania sformułowanej w punkcie czwartym art<text:span text:style-name="T957">.</text:span><text:s/>217 § 1, w tym zakresie nie dojdziemy do porozumienia.</text:p>
      <text:p text:style-name="P958">Nie dyskutow<text:span text:style-name="T959">al</text:span>iśmy o sprawie drugiej.</text:p>
      <text:p text:style-name="P960">Drugi wniosek w kolejności, tak jak jest sformułowany w załączniku numer dwa, dotyczy ograniczenia czasu stosowania tymczasowego aresztowania w postępowaniu przygotowawczym do jednego roku.</text:p>
      <text:p text:style-name="P961"><text:span text:style-name="T962">I</text:span><text:s/>tu proponowałbym podjąć dyskusję i zwracam się do strony rządowej, no żebyśmy pewne sprawy no spróbowali pozytywnie ustalić. Bo wydaje mi się, że jest to ta dziedzina, w której moglibyśmy taką próbę podjąć.</text:p>
      <text:p text:style-name="P963">Proszę państwa, w czym cała rzecz jest? Ja wiem, że sądy,<text:span text:style-name="T964"><text:s/></text:span>że to jest 222, tylko nie o to chodzi.</text:p>
      <text:p text:style-name="P965">Okres jednego roku przebywania w tymczasowym areszcie jest dość duży. Czy nie moglibyśmy się pokusić o pozytywne s<text:span text:style-name="T966">fo</text:span>rmułowanie tutaj wniosku, żeby spróbować określić jako zasadę pewien termin końcowy lub w zasadzie końcowy, no bo d<text:span text:style-name="T967">l</text:span>a<text:span text:style-name="T968"><text:s/></text:span>nikogo, dla nas obecnych na tej sali jest jasne, że bywają sprawy na tyle trudne, że czasami nie uda się zakończ<text:span text:style-name="T969">y</text:span>ć<text:span text:style-name="T970"><text:s/></text:span>sprawy w terminie rocznym. Ale to jest wyjątkowa sprawa.</text:p>
      <text:soft-page-break/>
      <text:p text:style-name="P971">I oczywiście bardzo szczególna. Stąd też bym proponował, żeby strona rządowa wobec tej propozycji, no rozważyła, czy w tym zakresie w tej drugiej grup<text:span text:style-name="T972">i</text:span>e spraw, nie można by przyjąć pewną uzgodnioną zasadę, być może w takim ujęciu lub z pewnymi<text:span text:style-name="T973"><text:s/></text:span>warunkami, no że w szczególnie uzasadnionych przypadkach gdzieś, ktoś wysoko może przedłużyć.</text:p>
      <text:p text:style-name="P974">Ale generalnie rzecz biorąc, czy ten jeden rok, gdybyśmy przyjęli zasadę, wydaje mi się, on nie stwarzałby trudności, w jakimś jego tutaj ujęciu kodeksu postępowania karnego. Rok czasu w tymczasowym areszcie jest to dużo.</text:p>
      <text:p text:style-name="P975">Dlatego tutaj apeluję, no żebyśmy wyszli naprzeciw tej propozycji, bo nie sądzę, żeby ona stwarzała te trudności, na które ja się często powołuję z głębokim przekonaniem zresztą, że to<text:s/><text:span text:style-name="T976">jest</text:span><text:s/>w<text:s/>procedurze cywilnej jest tak wiele rzeczy ze sobą powiązanych, że one mogą powodować komplikacje, z których sobie nie zdajemy.<text:s/><text:span text:style-name="T977">I</text:span><text:s/>to co mówię, to głównie dla tej strony<text:s/><text:span text:style-name="T978">-</text:span><text:s/>no proszę rozważyć, czy to nie jest - ja bym się osobiście za tym wypowiadał,<text:s/><text:span text:style-name="T979">za</text:span><text:s/>rozważeniem takiej koncepcji<text:span text:style-name="T980">.</text:span><text:s/>Skończyłem panie profesorze.</text:p>
      <text:p text:style-name="P981"><text:span text:style-name="T982">Przewodni</text:span><text:span text:style-name="T983">cz</text:span><text:span text:style-name="T984">ący</text:span>:</text:p>
      <text:p text:style-name="P985">Dziękuję bardzo. Pan prokurator Starszak.</text:p>
      <text:p text:style-name="P986"><text:span text:style-name="T987">Ob. Hipolit Starszak</text:span>:</text:p>
      <text:p text:style-name="P988">Ja chciałbym jeszcze uzupełnić pewną informację, która dotyczy praktyki prokuratorskiej w odniesieniu do tymczasowych aresztowań mogących trwać dłużej niż jeden rok.</text:p>
      <text:p text:style-name="P989">Praktyka jest taka, iż żaden prokurator podległy nie może wystąpić do sądu wo<text:span text:style-name="T990">je</text:span>wódzkiego, bo to na ogół, znaczy oczywiście do sądu wojewódzkiego z wnioskiem o przedłużenie tymczasowego aresztowania na czas dłużej, na czas dłuższy niż jeden rok, jeśli nie uzyska aprobaty prokuratury generalnej.</text:p>
      <text:p text:style-name="P991">Każda sprawa jest badana.<text:s/><text:span text:style-name="T992">W</text:span><text:s/>związku z tym tych spraw jest niewiele. Nie, trzy, gdy chodzi na koniec roku ubiegłego. Były takie trzy sprawy, one wszystkie były uzasadnione tym, iż badane, iż osoby, o które chodziło poddane były badaniom psychiatrycznym, które przedłużało się po prostu i na to na razie także ze względu na bazę, nie ma innej rady po prostu. Trzeba przedłużać tymczasowe aresztowania.</text:p>
      <text:p text:style-name="P993">Pozostałe, tak jak z tego widać, to nie jest po prostu problem dla praktyki i ja byłbym skłonny podzielić opinię, że można wprowadzić taką normę, iż tymczasowe aresztowanie powinno trwać jeden rok, zostawiając wszakże tę fur<text:span text:style-name="T994">k</text:span>ę dla sądu<text:span text:style-name="T995"><text:s/></text:span>prawda. No, bo jeżeli się zdarzy, że trzeba będzie badania prowadzić psychiatryczne, to nikt i nic nie usprawiedliwi zwolnienia z tymczasowego aresztowania w takim przypadku.<text:s/>To chodzi zwykle o zabójstwa zresztą<text:span text:style-name="T996">.</text:span></text:p>
      <text:p text:style-name="P997">Dziękuję.</text:p>
      <text:p text:style-name="P998"><text:span text:style-name="T999">Ob. <text:s text:c="22"/></text:span>:</text:p>
      <text:p text:style-name="P1000">/Niewłączony mikrofon/<text:span text:style-name="T1001">.</text:span></text:p>
      <text:p text:style-name="P1002"><text:span text:style-name="T1003">O</text:span><text:span text:style-name="T1004">b</text:span><text:span text:style-name="T1005">.</text:span><text:span text:style-name="T1006"><text:s/>Łukasz Balcer</text:span>:</text:p>
      <text:p text:style-name="P1007">No jest taki przypadek znany nam na przykład osoby, wobec której toczy się postępowania w Piotrkowie<text:s/><text:span text:style-name="T1008">T</text:span>r<text:span text:style-name="T1009">y</text:span>bunalskim o zabójstwo przez nauczyciela Trynkiewi<text:span text:style-name="T1010">cz</text:span><text:s/>się chyba nazywa, tych chłopców ze szkoły.</text:p>
      <text:p text:style-name="P1011">Areszt tymczasowy, gdyby tutaj byłaby względna zasada powyżej roku, no trzeba by uchylić, a tam przedłużają badania psychiatryczne tą sprawę<text:span text:style-name="T1012">.</text:span><text:s/>Tylko to w tej chwili jak się orientuję.</text:p>
      <text:p text:style-name="P1013">I tutaj byłaby wówczas taka zasada bez wyjątku, więc trzeba by te wyjątki bardzo określić precyzyjnie, byłaby społecznie nie przyjęta, ale przecież ten rok dla tych spraw jest tutaj ważny, dla innych spraw myślę,<text:s/><text:soft-page-break/>i sądzę, że przy jakiś pracach legislacyjnych można byłoby przyjąć zasadę rok, którego<text:span text:style-name="T1014"><text:s/></text:span>tu nie ma w kodeksie, a już z sugestią dla przyszłych legislatorów, no żeby te przypadki, które jak podałem ten przykład, no uwzględnili. Bo to myślę, że jak siedzimy przy tej sali, no to jest sprawa, w której źle przyjęto by, gdyby akurat ten - ta osoba podejrzana o te czyny w toku postępowania została wcześniej zwolniona z aresztu. Tych spraw o takich przypadkach jest niedużo i myślę, o nie takie sprawy chodzi.</text:p>
      <text:p text:style-name="P1015"><text:span text:style-name="T1016">Pr</text:span><text:span text:style-name="T1017">zewodniczący</text:span>:</text:p>
      <text:p text:style-name="P1018">Przepraszam. Jeśli dobrze pana ministra zrozumiałem, czy pan minister mówi, że to jest zalecenie dla kodyfikacji karnych, czy to do tej now<text:span text:style-name="T1019">ej,</text:span><text:s/>do tej szybkiej nowelizacji, o której mówimy.</text:p>
      <text:p text:style-name="P1020">Bo jeżeli chodzi o szybką nowelizację, to oczywiście musielibyśmy ustalić tekst<text:s/><text:span text:style-name="T1021">j</text:span>u<text:span text:style-name="T1022">ż</text:span><text:s/>dzisiaj<text:span text:style-name="T1023">.</text:span><text:s/>Bardzo proszę.</text:p>
      <text:p text:style-name="P1024"><text:span text:style-name="T1025">Ob. Łukasz Bal</text:span><text:span text:style-name="T1026">c</text:span><text:span text:style-name="T1027">er</text:span>:</text:p>
      <text:p text:style-name="P1028">Myśmy tego nie przesądzili, ale sądzę, ale myślę, że jeżeli kilka takich spraw chociażby ta jedna zostanie uwzględniona, to ona w moim przekonaniu kwalifikuje się do takiej szybkiej nowelizacji kodeksu postępowania karnego razem z kodeksem karnym w takiej byśmy robili. Jako taki przykład, tu w tym kodeksie tego roku nie ma.</text:p>
      <text:p text:style-name="P1029">Czy to jest tak łatwe nie jestem przekonany, ale można jakąś formułę znaleźć. Wierzę w talent legislacyjny panie mecenas Skórzewski<text:span text:style-name="T1030">ej,</text:span><text:s/>bo widzę, że ma gotowe. No i byśmy mieli jedną rzecz co do zasady uzgodnioną w tej chwili, jeśli nie będzie sprzeciwu.</text:p>
      <text:p text:style-name="P1031"><text:span text:style-name="T1032">Ob. Jadwiga Skórzewska</text:span>:</text:p>
      <text:p text:style-name="P1033"><text:span text:style-name="T1034">.</text:span>..art. 222 § 2 w pkt. 2 dodać na końcu, niezbędne do ukończenia śledztwa nie dłużej niż rok.</text:p>
      <text:p text:style-name="P1035"><text:span text:style-name="T1036">Przewodniczący</text:span>:</text:p>
      <text:p text:style-name="P1037">Pan minister Czubiński.</text:p>
      <text:p text:style-name="P1038"><text:span text:style-name="T1039">Ob. Lucjan Czubiński</text:span><text:span text:style-name="T1040">:</text:span></text:p>
      <text:p text:style-name="P1041">Ja chciałbym przede wszystkim przyłączyć się do argument i do sformułowanych ostatecznie poglądów Prokuratora Generalnego pana Starszaka, uważamy bowiem, że w obecnym kształcie modelu postępowania przygotowawczego sprawy aresztu tymczasowego powinny pozos<text:span text:style-name="T1042">tać</text:span><text:s/>przy prokur<text:span text:style-name="T1043">at</text:span>urze, znaczy w gestii prokuratury<text:span text:style-name="T1044">.</text:span></text:p>
      <text:p text:style-name="P1045">Natomiast co do tego szczegółu, choć bardzo ważnego my także niepokoimy si<text:span text:style-name="T1046">ę</text:span><text:s/>tym, że postępowania przygotowawcze i postępowania sądowe trwają w niektórych wypadkach za długo, no w miarę możliwości czynimy sporo, ażeby to skrócić jeśli chodzi o postępowania przygotowawcze, które prowadzone są przy udziale organów resortu spraw wewnętrznych<text:span text:style-name="T1047">,</text:span><text:s/>i dlatego według naszych koncepcji ta propozycja skrócenia no właśnie co do jednego roku, ale skoro państwo właściwie zgodni są tutaj, że taki termin byłby tym dobrym terminem, to nie oponuję, z tym że jednak bardzo sądzę, że wspólnie również tutaj ten niepokój powinniśmy wyrazić, bardzo trzeba byłoby jednoznacznie określić stanowisko i co dalej. Bowiem no wydaje się, że w określonych sytuacjach jednak jakieś wyjątki od tej zasady powinny być ustalone. No, bo puszczenie, wypuszczenie na wolność choćby tego człowieka, o którym tutaj mówimy,<text:s/><text:span text:style-name="T1048">czy</text:span><text:s/>też mógłbym tu jeszcze wymienić jakieś tam przypadki, byłoby czymś no zupełnie niezrozumiałym nie mówiąc już o tym, jakie<text:s/><text:span text:style-name="T1049">sku</text:span>tk<text:span text:style-name="T1050">i</text:span><text:s/>wywrzeć mogło<text:span text:style-name="T1051">by</text:span><text:s/>właśnie dla zabezpieczenia prawidłowego wymiaru sprawiedliwości.</text:p>
      <text:p text:style-name="P1052">Dziękuję bardzo.</text:p>
      <text:soft-page-break/>
      <text:p text:style-name="P1053"><text:span text:style-name="T1054">Przewodniczący</text:span>:</text:p>
      <text:p text:style-name="P1055">Dziękuję. Pan prof. Zoll ma konkretną propozycję.</text:p>
      <text:p text:style-name="P1056"><text:span text:style-name="T1057">Ob</text:span><text:span text:style-name="T1058">.</text:span><text:span text:style-name="T1059"><text:s/>Andrzej Zoll</text:span>:</text:p>
      <text:p text:style-name="P1060">Proszę Państwa! Ja się przyłączam do tej propozycji, którą pani Skórzewska tutaj podała, czyli pkt. 2 art. 222, by musiał mieć brzmienie:<text:s/>„Sąd wojewódzki na wniosek prokuratora wojewódzkiego na dalszy okres oznaczony, niezbędny do ukończenia śledztwa nie dłuższy niż rok”.</text:p>
      <text:p text:style-name="P1061">A ja rozumiem pewne wyjątkowe sytuacje, no chociażby problem właśnie, który... badań psychiatrycznych. To niedobrze,<text:span text:style-name="T1062"><text:s/></text:span>że one się tak przedłużają. To jest inna sprawa.</text:p>
      <text:p text:style-name="P1063">I wydaje mi się, że w takim razie wychodząc naprzeciw tutaj, wprowadźmy punkt trzeci: w szczególnie uzasadnionych przypadkach na wniosek Prokuratora Generalnego - postawmy to bardzo wysoko, żeby to nie była sprawa naprawdę, ż<text:span text:style-name="T1064">eb</text:span>y to była<text:s/>zupełnie wyjątkowa sprawa<text:span text:style-name="T1065">.</text:span><text:s/>Na wniosek Prokuratora Generalnego, Sąd Najwyższy może przedłużyć okres tymczasowego aresztowania na czas określony.</text:p>
      <text:p text:style-name="P1066"><text:span text:style-name="T1067">Przewodnicz</text:span><text:span text:style-name="T1068">ą</text:span><text:span text:style-name="T1069">c</text:span><text:span text:style-name="T1070">y</text:span>:</text:p>
      <text:p text:style-name="P1071">To możn<text:span text:style-name="T1072">a</text:span><text:s/><text:span text:style-name="T1073">b</text:span>y przyjąć, że to jest taka formuł<text:span text:style-name="T1074">a</text:span>, która państwu odpowiada również, tak?</text:p>
      <text:p text:style-name="P1075"><text:span text:style-name="T1076">Ob. Łukasz Balcer</text:span>:</text:p>
      <text:p text:style-name="P1077">Jeżeli można? To dobrze byłoby, żeby ją również sformułować na piśmie, przeg<text:span text:style-name="T1078">l</text:span>ądniemy co do zasady, ja przyjmuję ją i myślę, i namawiam tutaj wszystkich o akceptację. To zdaje się, że dr Garlicki ma uwagi, tak?</text:p>
      <text:p text:style-name="P1079"><text:span text:style-name="T1080">Ob</text:span><text:span text:style-name="T1081">.</text:span><text:span text:style-name="T1082"><text:s/>Leszek Garlicki</text:span>:</text:p>
      <text:p text:style-name="P1083">Nie, ja tylko redakc<text:span text:style-name="T1084">y</text:span>jne uwagi, jeżeli w tym punkcie drugim jest mowa o przedłużeniu na dalszy okres oznaczony, czyli ponad te 6 miesięcy, które już było, to już nie wpisujmy roku, bo wtedy robi się razem rok i 6 miesięcy, ale to jest kwestia redakcyjna. Tylko zwracam uwagę, żeby potem to się nie zsumowało, tylko żeby ten rok już pochłonął wszystko.</text:p>
      <text:p text:style-name="P1085"><text:span text:style-name="T1086">Przewodnicz</text:span><text:span text:style-name="T1087">ą</text:span><text:span text:style-name="T1088">c</text:span><text:span text:style-name="T1089">y</text:span>:</text:p>
      <text:p text:style-name="P1090">Oczywiście, doskonale.</text:p>
      <text:p text:style-name="P1091">A proszę państwa, co do tego punktu czwartego art. 271 § 217 oczywiście.</text:p>
      <text:p text:style-name="P1092"><text:span text:style-name="T1093">Ob. Łukasz Balcer</text:span>:</text:p>
      <text:p text:style-name="P1094">Ja myślę, że tutaj nie uzgodnimy panie profesorze.</text:p>
      <text:p text:style-name="P1095"><text:span text:style-name="T1096">Przewodni</text:span><text:span text:style-name="T1097">cz</text:span><text:span text:style-name="T1098">ąc</text:span><text:span text:style-name="T1099">y</text:span><text:span text:style-name="T1100">:</text:span></text:p>
      <text:p text:style-name="P1101">Rozumiem, nie uzgodnijmy. I tu mamy rozbieżność.</text:p>
      <text:p text:style-name="P1102">Czy w takim razie możemy przechodzić do zatrzymania, co nam się udałoby zatrzymania załatwić. Zdaje się, że państwo już dostali teksty prawda. Czy jeszcze nie?<text:s/>Jeszcze nie ma powielonych tekstów? Nie ma.</text:p>
      <text:p text:style-name="P1103">No to może idźmy dale<text:span text:style-name="T1104">j</text:span>, bo skoro nie ma tekstów powielonych...</text:p>
      <text:p text:style-name="P1105"><text:span text:style-name="T1106">Ob. Jadwiga Skórzewska</text:span>:</text:p>
      <text:p text:style-name="P1107">A to 217 pkt. 4 to naprawdę...</text:p>
      <text:p text:style-name="P1108"><text:span text:style-name="T1109">Przewodniczący</text:span>:</text:p>
      <text:p text:style-name="P1110">Tutaj pan minister mówi, że to jest niemożliwe.</text:p>
      <text:p text:style-name="P1111">Tutaj naszą nadzieją jest pan prof. Buchała, który zjawi się na sali, może będzie tym aniołem pokoju,<text:s/><text:soft-page-break/>który ten punkt czwarty nam pomoże usunąć.</text:p>
      <text:p text:style-name="P1112">Pan prof. Buchała, oczywiście<text:span text:style-name="T1113">.</text:span></text:p>
      <text:p text:style-name="P1114"><text:span text:style-name="T1115">Ob. Kazimierz Buchała</text:span>:</text:p>
      <text:p text:style-name="P1116">Panie profesorze, jeśli mogę, to ja w tej kwestii 217 pkt. 4 ja się wypowiadałem i założenia jak i skreślenie, więc<text:span text:style-name="T1117"><text:s/></text:span>trudno bym ja inne stanowisko zajął, ale to jest tylko mój osobisty pogląd.</text:p>
      <text:p text:style-name="P1118">Mnie się wydaje zresztą, że skreślenie tego przepisu jako samodzielnej przesłanki, niczego nie zmienia. Niczego nie zmienia, a powiedziałbym, że areszt tymczasowy musi być inst<text:span text:style-name="T1119">y</text:span>tucją procesową, musi mieć za podstawę przesłanki procesowe.</text:p>
      <text:p text:style-name="P1120">Ja chcę dodać, że zamierzenia komisji reformy prawa karnego idą znacznie dalej w kierunku zmiany przesłanek stosowania aresztu tymczasowego. Naprawdę znacznie dalej idą.</text:p>
      <text:p text:style-name="P1121">Także to jest taki punkt no niewiele nawet znaczący dla komisji. Ja tylko wypowiadam stanowisko komisji i poczuwam się do obowiązku, żeby je tutaj wypowiedzieć. I działam w przekonaniu, że to kryterium społeczne niebezpieczeństwo czynu<text:s/>jest tak nieokreślone, pozwala na daleko idącą dowolność, a w kwestii stosowania aresztu tymcz<text:span text:style-name="T1122">as</text:span>owego, takiej dowolności być nie powinno, więc osobiście bym się opowiadał za skreśleniem tego punktu. Sądzę, że bez żadnej szkody dla stosowania tego aresztu tymczasowego, bo tam jest tyle przesłanek innych<text:span text:style-name="T1123"><text:s/></text:span>przecież, które mogą być wystarcz<text:span text:style-name="T1124">aj</text:span>ące do zastosowania tam, gdzie to rzeczywiście jest potrzebne.</text:p>
      <text:p text:style-name="P1125">I podkreślam, wypowiadam moje przekonanie, ale także i stanowisko Komisji do spraw Reformy Procesu Karnego, podkreślając, że idzie znacznie dalej, aniżeli to co ja tu już usłyszałem jak było dyskutowane.</text:p>
      <text:p text:style-name="P1126">Ale to jest kwestia gruntownej przebudowy, znaczy tej reszty nie chciałbym ruszać, chcę podkreślić, bo byłoby to nie podobieństwem proszę państwa, bo to tak łatwo wyrwać ten czy inny przepis, ale trzeba się zastanowić jak to pasuje do systemu. Także resztę absolutnie bym nie chciał ruszać.</text:p>
      <text:p text:style-name="P1127"><text:span text:style-name="T1128">Przewodniczący</text:span><text:span text:style-name="T1129">:</text:span></text:p>
      <text:p text:style-name="P1130">Tak, no więc właśnie, nam chodzi też tylko o ten punkt czwarty, już całego aresztowania tymczasowego nie chcielibyśmy przerabiać. Znamy prawda i propozycje komisji kody<text:span text:style-name="T1131">fi</text:span>kacyjn<text:span text:style-name="T1132">ej,<text:s/></text:span>i propozycje Towarzystwa Prawa Karnego, które też tutaj pewną propozycję zgłosiło.</text:p>
      <text:p text:style-name="P1133">Pan prof. Zieliński.</text:p>
      <text:p text:style-name="P1134"><text:span text:style-name="T1135">Ob. Tadeusz Zieliński</text:span>:</text:p>
      <text:p text:style-name="P1136">Ja zupełnie krótko. Na jednym z posiedzeń, pan prof. Buchała wyraził pogląd, że w przepisach prawa karneg<text:span text:style-name="T1137">o</text:span><text:s/><text:span text:style-name="T1138">n</text:span>ie powinno być klauzul generalnych. Ja my<text:span text:style-name="T1139">ś</text:span>lę,<text:s/><text:span text:style-name="T1140">ż</text:span>e w tym przypadku mamy do czynienia właśnie z klauzulą generalną, społeczne niebezpieczeństwo czynu<text:span text:style-name="T1141">,</text:span><text:s/>ta klauzule pozwala na dużą dowolność org<text:span text:style-name="T1142">a</text:span>nów, k<text:span text:style-name="T1143">t</text:span>óre stosują ten przepis, myślę, że także i z tego zasadniczego powodu, że w prawie karnym nie powinno się stosować klauzul generalnych, także i w - a może nawet tym bardziej - w kodeksie postępowania karnego należałoby ten przepis skreślić<text:span text:style-name="T1144">.</text:span></text:p>
      <text:p text:style-name="P1145">Dziękuję.</text:p>
      <text:p text:style-name="P1146"><text:span text:style-name="T1147">Przewodni</text:span><text:span text:style-name="T1148">cz</text:span><text:span text:style-name="T1149">ąc</text:span><text:span text:style-name="T1150">y</text:span><text:span text:style-name="T1151">:</text:span></text:p>
      <text:p text:style-name="P1152">Dziękuję. Pan minister Czubiński, bardzo proszę.</text:p>
      <text:p text:style-name="P1153"><text:span text:style-name="T1154">Ob. Lucjan Czubiński</text:span><text:span text:style-name="T1155">:</text:span></text:p>
      <text:soft-page-break/>
      <text:p text:style-name="P1156">Proszę państwa, oczywiście pa<text:span text:style-name="T1157">ń</text:span>stwo sobie zdają sprawę z tego, że w komisji, której przewodniczy prof. Buchała obowiązywała zasada głosowania i że takie przyjęto stanowisko większością głosów. Ja jestem jednak zobowiązany przedstawić tutaj, skoro prof. Buchała tę sprawę w taki sposób postawił, zresztą taki jest zapis, że przedstawiciele resortu spraw wewnętrznych i mówię o naszym układzie, głosowała przeciwko takiemu stanowisku i ja dziś jestem zobowiązany powiedzieć, ażeby rozstrzygnąć tę sprawą po uzyskaniu stanowiska zarówno tej dyskusji, jaka się toczy nad przedstawionymi założeniami, jak i stanowiska premiera czy rządu, jakie zostanie zajęte.</text:p>
      <text:p text:style-name="P1158">Dziękuję bardzo.</text:p>
      <text:p text:style-name="P1159"><text:span text:style-name="T1160">Przewodniczący</text:span>:</text:p>
      <text:p text:style-name="P1161">Dziękuję. To cóż, to wygląda na to, żeśmy tego nie uzgodnili.<text:s/><text:span text:style-name="T1162">W</text:span><text:s/>takim razie tutaj mamy na stronie drugiej, taki zapis: porozumienie się oskarżonego z obrońcą nie może być ograniczone przez prokuratora. Stąd należy wykluczyć możliwość odmowy zezwolenia na porozumienie się i przewidzieć zażalenie do sądu na zarządzenie prokuratora zastrzeg<text:span text:style-name="T1163">aj</text:span>ący obecność osób trzecich przy porozumiewaniu się oskarżonego z obrońcą, art. 64 k.p.k.</text:p>
      <text:p text:style-name="P1164">Czy ktoś w tym zakresie chciałby zabrać głos?<text:s/>Pan prokurator Starszak, bardzo proszę.</text:p>
      <text:p text:style-name="P1165"><text:span text:style-name="T1166">Ob. Hipolit Starszak</text:span>:</text:p>
      <text:p text:style-name="P1167">Chciałbym powiedzieć,<text:s/><text:span text:style-name="T1168">p</text:span>roszę państwa, że to odpowiada, że takie stanowisko w prz<text:span text:style-name="T1169">yb</text:span>liżeniu odpowi<text:span text:style-name="T1170">ad</text:span>a stanowisku<text:s/><text:span text:style-name="T1171">pr</text:span>okuratorskiemu co do tej kwestii. Opowiadamy si<text:span text:style-name="T1172">ę</text:span><text:s/>za takimi zmian<text:span text:style-name="T1173">a</text:span>mi, które uniemożliwiałyby prokuratorowi odmówienie udzielenia zgody na widzenie z adwokatem, z obrońcą prawda.</text:p>
      <text:p text:style-name="P1174">Natomiast nie wydaje mi się, żeby należało to teraz załatwiać. Także opowiadam się przeciwko temu, żeby umieszczać to w tej nadzwycz<text:span text:style-name="T1175">aj</text:span>nej zmianie przepisó<text:span text:style-name="T1176">w</text:span><text:s/>karnych.</text:p>
      <text:p text:style-name="P1177"><text:span text:style-name="T1178">Przewodniczący</text:span>:</text:p>
      <text:p text:style-name="P1179">Czy ktoś z państwa jeszcze chciałby zabrać głos? Bardzo proszę, pan redaktor Podemski.</text:p>
      <text:p text:style-name="P1180"><text:span text:style-name="T1181">Ob. Podemski</text:span>:</text:p>
      <text:p text:style-name="P1182">Mnie się wydaje, że znów ta sprawa się bardzo dobrze nadaje na tę listę, która by wskazywała, że coś żeśmy tutaj zrobili.</text:p>
      <text:p text:style-name="P1183">Ja pamiętam, że ta rzecz to właściwie od początku kodyfika<text:span text:style-name="T1184">c</text:span>ji jej obowiązywania, to stale była przedmiotem nie kończących się sporów między prokuraturą a samorządem adwokackim. Jak byłem członkiem Naczelnej Rady Adwokackie<text:span text:style-name="T1185">j</text:span>, tośmy komisję wyłonili, która miała poszczególne casusy badać i rozpatrywać i nigdy żeśmy tutaj żadnych jakiś rozsądnych nie uzyskali wyn<text:span text:style-name="T1186">i</text:span>ków.</text:p>
      <text:p text:style-name="P1187">Te wytyczne Generalnego Prokuratora, które są o ile pamiętam z zeszłego roku, właściwie też - panie prokuratorze, niewiele zmieniły prawdę powiedziawszy, w istocie rzeczy.</text:p>
      <text:p text:style-name="P1188">I teraz dlatego trzeba chyba położyć temu kres i ta sprawa<text:span text:style-name="T1189"><text:s/></text:span>się do tego znakomicie nadaje, jak właśnie już widzenie obrońcy<text:s/><text:span text:style-name="T1190">z</text:span><text:s/>oskarżonym, to już naprawdę nie budzi to żadnych obaw, że burzymy porządek kodeksowy, no naprawdę to się znakomicie nadaje tutaj na wpisanie jako trzecią sprawę i o ile pamiętam w kolejności uzgodnioną i stanowczo za tym bym optował.</text:p>
      <text:p text:style-name="P1191"><text:span text:style-name="T1192">Przewodniczący</text:span>:</text:p>
      <text:p text:style-name="P1193">Dziękuję<text:span text:style-name="T1194">.</text:span><text:s/>Kto z państwa? Bardzo proszę panie sędzio.</text:p>
      <text:soft-page-break/>
      <text:p text:style-name="P1195"><text:span text:style-name="T1196">Ob. <text:s text:c="22"/></text:span>:</text:p>
      <text:p text:style-name="P1197">Chciałem poprzeć wniosek mojego przedmówcy mecenasa Podemskiego. Każdy z nas ma swoje wyobrażenie na ten temat, dlaczego organa ścigania i prokuratury optują za pewnymi ograniczeniami jeżeli chodzi o nieskrępowany kontakt zatrzymanego czy aresztowanego ze swoim obrońcą. Nie będziemy chyba tej kwestii dyskutować tu szerzej.</text:p>
      <text:p text:style-name="P1198">Natomiast uważam i zawsze tak uważałem, że każdy kto znajdzie się sam na sam z organami ścigania, zwłaszcza w niektórych sprawach, no znajduje się wobec miażdżącej przewagi tych organów procesowych.</text:p>
      <text:p text:style-name="P1199">Dlatego dla minimalnego wyrównania szans uważam, że dysku<text:span text:style-name="T1200">sj</text:span>a na ten temat, czy dopuścić bezpośredni i niczym nie ograniczony kontakt osoby zatrzymanej lub aresztowanej z obrońcą, nie powinno nasuwać tu dłuższych dyskusji.</text:p>
      <text:p text:style-name="P1201">Chciałbym tu wskazać na pewien moment taki psychiczny, który i dla organów ścigania ma pewien walor. Daje to bowiem pewną gwarancję, czystości procesu co do czego jesteśmy zgodni umożliwia późniejsze matactwa na rozprawie<text:span text:style-name="T1202">.</text:span><text:s/>Myślę tu tak ogólnie o m<text:span text:style-name="T1203">atact</text:span>w<text:span text:style-name="T1204">ac</text:span>h, o wycofywanie się z przyznań, zeznań i innych zabiegów, których jes<text:span text:style-name="T1205">te</text:span>śmy świadkami na procesie, krótko mów<text:span text:style-name="T1206">i</text:span>ąc<text:span text:style-name="T1207"><text:s/></text:span>dawałoby to bardzo silne alibi dla organów ścigania w sytuacjach, no kiedy podejrzany próbowałby się z pewnych swoich<text:s/><text:span text:style-name="T1208">st</text:span>anowisk wymigiwać.<text:s/><text:span text:style-name="T1209">A</text:span><text:s/>tak mamy sytuację klarowną, czynności dokonane w obecności obrońcy, nie mogło być skutecznie niczym podważane.</text:p>
      <text:p text:style-name="P1210">I w ten sposób myślę, że i to dla organów ścigania i prokuratury byłoby to rozwiązaniem także korzystnym. Stąd ja optuję za tym, żeby tą sprawę w miarę szybko zaakceptować do przeprowadzenia.</text:p>
      <text:p text:style-name="P1211">Dziękuję.</text:p>
      <text:p text:style-name="P1212"><text:span text:style-name="T1213">Pr</text:span><text:span text:style-name="T1214">ze</text:span><text:span text:style-name="T1215">wodni</text:span><text:span text:style-name="T1216">cz</text:span><text:span text:style-name="T1217">ąc</text:span><text:span text:style-name="T1218">y</text:span>:</text:p>
      <text:p text:style-name="P1219">Dziękuję. Przechodzimy również do następnej kwestii się ustosunkuję, 273 § 2. Bardzo proszę.<text:s/>Pana nazwisko przepraszam, ale ja już jestem stary i skleroza pan Miszczyk.</text:p>
      <text:p text:style-name="P1220"><text:span text:style-name="T1221">O</text:span><text:span text:style-name="T1222">b</text:span><text:span text:style-name="T1223">.</text:span><text:span text:style-name="T1224"><text:s/>Bronisław Miszczyk</text:span>:</text:p>
      <text:p text:style-name="P1225">Proszę Państwa! Ja uważam, że wniosek jest w pełni zasadny, zmierzający do wykluczenia ograniczeń prokuratorskich do swobodnego kontaktowania się podejrzanego nazwijmy go - ze swoim obrońcą.</text:p>
      <text:p text:style-name="P1226">Uw<text:span text:style-name="T1227">a</text:span>ż<text:span text:style-name="T1228">a</text:span>m, że zrobienie łaski temu podejrzanemu i prowadzenie<text:span text:style-name="T1229"><text:s/></text:span>kontaktu czy rozmowy ze swoim obrońcą w obecności prokuratora, który prowadzi bądź nadzoruje dochodzenie, czy jeszcze jakiejś osoby trzeciej - rozmija się to z celem. A byś może, że tenże właśnie podejrzany on by się chciał do tego obrońcy pożalić, mogą metody być niewłaściwe tam stosowane względnie wszystko się może zdarzyć, bo to robią ludzie. I stąd to ograniczenie w moim odczuciu, no niestety, ogranicza prawa i swobodę obywatelską. Ba, gwarancje, jakie ten podejrzany przecież<text:s/><text:span text:style-name="T1230">z</text:span><text:s/>drugiej strony powinien mieć, i co mu prawo również także gwarantuje.</text:p>
      <text:p text:style-name="P1231">Dziękuję.</text:p>
      <text:p text:style-name="P1232"><text:span text:style-name="T1233">Przewodn</text:span><text:span text:style-name="T1234">icz</text:span><text:span text:style-name="T1235">ąc</text:span><text:span text:style-name="T1236">y</text:span>:</text:p>
      <text:p text:style-name="P1237">Dziękuję bardzo. Kto z państwa jeszcze?</text:p>
      <text:p text:style-name="P1238">Bardzo proszę<text:span text:style-name="T1239">.</text:span></text:p>
      <text:p text:style-name="P1240"><text:span text:style-name="T1241">O</text:span><text:span text:style-name="T1242">b</text:span><text:span text:style-name="T1243">.</text:span><text:span text:style-name="T1244"><text:s/>Ryszard Grodzicki</text:span>:</text:p>
      <text:soft-page-break/>
      <text:p text:style-name="P1245">Chciałbym przychylić się do głosów moich przedmówców. Uważam, że ten przepis powinien być uchylony, a tak zastanawiając się co może motywować zwolenników utrzymania tej zasady, no to znajduję tylko jedne ewentu<text:span text:style-name="T1246">al</text:span>ne sprawy szpiegows<text:span text:style-name="T1247">k</text:span>ie, gdzie rzeczywiście mogą być jakieś sytuacje specyficzne i być może dlatego typu spraw, żeby zadowolić przeciwników,<text:span text:style-name="T1248"><text:s/></text:span>no zapewnić jakiś wyjątek<text:span text:style-name="T1249">.</text:span><text:s/>No jest to w końcu spraw ile - kilka w roku, które dochodzą do rozpatrzenia przez sądy. Więc tutaj nie powinno być żadnych problemów.</text:p>
      <text:p text:style-name="P1250">Dziękuję.</text:p>
      <text:p text:style-name="P1251"><text:span text:style-name="T1252">Przewodni</text:span><text:span text:style-name="T1253">cz</text:span><text:span text:style-name="T1254">ąc</text:span><text:span text:style-name="T1255">y</text:span>:</text:p>
      <text:p text:style-name="P1256">Dziękuję. Pan prokurator Starszak, potem pan mecenas Milczanowski.</text:p>
      <text:p text:style-name="P1257"><text:span text:style-name="T1258">Ob. Hipolit Starszak</text:span>:</text:p>
      <text:p text:style-name="P1259">Przepraszam panie profesorze, ale odnoszę wrażenie, że jest tutaj jakieś nieporozumienie. A właściwie nie ma zwolenników tego przepisu, tego żeby on w takim kształcie ostał się w kodeksie.</text:p>
      <text:p text:style-name="P1260">Natomiast też uważam, że on powinien być zmieniony. Więc jeśli ktoś przeciwko jakimś mitycznym zwolennikom tego aktualnego uregulowania się zwraca, to znaczy przeciwko takim zwolennikom tego rozwiązania się zwraca, to ich tutaj nie ma chyba na sali. W ka<text:span text:style-name="T1261">ż</text:span>dym razie, nikt się do tej pory nie<text:s/><text:span text:style-name="T1262">uj</text:span>awnił.<text:span text:style-name="T1263"><text:s/></text:span>Może więc nie warto z nimi wałczyć. Jest natomiast kwestia, czy robić to dziś? Ja uważam, że nie. Że w trybie tym nagł<text:span text:style-name="T1264">y</text:span>m<text:span text:style-name="T1265"><text:s/></text:span>zmieniać tego przepisu nie należy. I przeciwko temu się opowiadam.</text:p>
      <text:p text:style-name="P1266"><text:span text:style-name="T1267">Przewodnicząc</text:span><text:span text:style-name="T1268">y</text:span>:</text:p>
      <text:p text:style-name="P1269">Pan mecenas Milczanowski, potem pan prof<text:span text:style-name="T1270">.</text:span><text:s/>Zoll.</text:p>
      <text:p text:style-name="P1271"><text:span text:style-name="T1272">Ob. Andrzej Milczanowski</text:span>:</text:p>
      <text:p text:style-name="P1273">Ale żeby być logicznym, to trzeba sobie powiedzieć, że skoro uznaliśmy, iż pewne jednak rzeczy mogą w tej małej nowelizacji zostać zmienione, to nie usłyszeliśmy argumentu panu prokuratora Starszaka, dlaczego akurat ta sprawa nie miała być uwzględniona, skoro ona i prosta i niczego nie dekomponuje? Może by pan prokurator Starszak w takim razie odpowiedziałby na to moje pytanie.</text:p>
      <text:p text:style-name="P1274"><text:span text:style-name="T1275">Przewodnicząc</text:span><text:span text:style-name="T1276">y</text:span>:</text:p>
      <text:p text:style-name="P1277">Pan profesor Zoll<text:span text:style-name="T1278">.</text:span></text:p>
      <text:p text:style-name="P1279"><text:span text:style-name="T1280">O</text:span><text:span text:style-name="T1281">b. Andrzej Zoll</text:span>:</text:p>
      <text:p text:style-name="P1282">Ja się tu prz<text:span text:style-name="T1283">ył</text:span>ączam do tej prośby, bo chciałbym usłyszeć uz<text:span text:style-name="T1284">a</text:span>sadnienie dlaczego nie dzisiaj mamy naprawiać to co jest - wszyscy uzn<text:span text:style-name="T1285">aj</text:span>emy za niedobre. I pan prokurator do tego zdania się dołącza, że mamy zły stan prawny, ale nie naprawiajmy go<text:span text:style-name="T1286"><text:s/></text:span>dzisiaj. To znaczy mamy tolerować w dalszym ciągu niedobry stan prawny. Ja tego naprawdę nie mogę zrozumieć.</text:p>
      <text:p text:style-name="P1287"><text:span text:style-name="T1288">Przewodni</text:span><text:span text:style-name="T1289">cz</text:span><text:span text:style-name="T1290">ąc</text:span><text:span text:style-name="T1291">y</text:span>:</text:p>
      <text:p text:style-name="P1292">Bardzo proszę, pan prokurator Starszak.</text:p>
      <text:p text:style-name="P1293"><text:span text:style-name="T1294">Ob. Hipolit Starszak</text:span>:</text:p>
      <text:p text:style-name="P1295">Ja chcę tylko po pierwsze zauważyć, że się nie dołączam do tego poglądu, bo wcześniej już został on przez prokuraturę wysunięty, znakomicie wcześniej. To po pierwsze.</text:p>
      <text:p text:style-name="P1296">Po wtóre - ten przepis 64 jak i w pewnym sensie także oczywiście 73 § 2 jest pewnym elementem no większej całości,<text:s/>bardziej<text:s/>gener<text:span text:style-name="T1297">al</text:span>n<text:span text:style-name="T1298">ej</text:span><text:s/>koncepcji.</text:p>
      <text:p text:style-name="P1299">Ja się opowiadam za zmianami tej koncepcji, a nie tylko jednego<text:s/><text:span text:style-name="T1300">z</text:span><text:s/>rozwiązań, które w ramach tej<text:s/><text:soft-page-break/>koncepcji funkcjonuje. I mam po prostu takie stanowisko wobec nowelizacji, kodyfika<text:span text:style-name="T1301">cj</text:span>i czy w ogóle zmian w prawie.<text:s/>Nie należy dokonywać<text:s/><text:span text:style-name="T1302">c</text:span>ząstkowych zmian, bo skutki tego są potem właściwie trudne do przewidzeni<text:span text:style-name="T1303">a.</text:span></text:p>
      <text:p text:style-name="P1304">Dziękuję.</text:p>
      <text:p text:style-name="P1305"><text:span text:style-name="T1306">Przewodni</text:span><text:span text:style-name="T1307">cz</text:span><text:span text:style-name="T1308">ąc</text:span><text:span text:style-name="T1309">y</text:span><text:span text:style-name="T1310">:</text:span></text:p>
      <text:p text:style-name="P1311">Dziękuję.</text:p>
      <text:p text:style-name="P1312">Proszę państwa, ale rozważmy, czy w tej sytuacji w ogóle<text:span text:style-name="T1313"><text:s/></text:span>mamy jakąkolw<text:span text:style-name="T1314">i</text:span>ek szansę na to, żeby znowelizować w ramach tej szybkiej nowelizacji kodeks postępowania karnego, bo już w szeregu przedyskutowanych sprawach, co do których wszyscy jesteśmy zgodni, że należałoby dokonać odpowiednie zmiany, no w pewnym momencie, kiedy chcemy rzecz finalizować, dochodzi do stwierdzenia, że teraz nie, w ogóle tak, ale teraz nie.</text:p>
      <text:p text:style-name="P1315">Więc właśnie, jeżeli byśmy w ten sposób i z taką powiedzmy opozycją spotykali się i w przyszłości, to rzeczywiście nasza<text:span text:style-name="T1316"><text:s/></text:span>sytuacja będzie taka, że stracimy dzisiaj bardzo dużo czasu, a prawdopodobnie niewiele do tej projektowan<text:span text:style-name="T1317">ej</text:span><text:s/>nowelizacji wprowadzimy.</text:p>
      <text:p text:style-name="P1318">Oczywiście byłoby najpozytywnie<text:span text:style-name="T1319">j</text:span>, gdyby od razu druga strona powiedziała, jakie punkty nie budzą żadnych zastrzeżeń, i można je wprowadzić do tej nowelizacji, no bo skoro dyskutujemy te kwestie dzisiaj, to znaczy zgodziliśmy się jednak, iż do tej nowelizacji szybkiej jakieś przepisy k.p.k. zostaną wprowadzone. Tymczasem do tej chwili mamy jeden zapis. To jest dość pesymistycznie nastr<text:span text:style-name="T1320">ajaj</text:span>ące.</text:p>
      <text:p text:style-name="P1321">Pan prof. Buchała. Proszę bardzo.</text:p>
      <text:p text:style-name="P1322"><text:span text:style-name="T1323">Ob</text:span><text:span text:style-name="T1324">.</text:span><text:span text:style-name="T1325"><text:s/>Kazimierz Buchała</text:span>:</text:p>
      <text:p text:style-name="P1326">Proszę Państwa! ...co zmieniać, jak dalece zmieniać. Ja mam może stanowisko, które wynika z tej mojej funkcji, przewodniczącego Komisji do spraw Reformy Prawa Karnego.</text:p>
      <text:p text:style-name="P1327">Ja chcę na wstępie powiedzieć, że w tym dokumencie numer dwa, ja po jego analizie wszędzie napisałem sobie plus, to znaczy, że takie samo stanowisko jest Komisji do spraw Reformy Prawa Karnego.</text:p>
      <text:p text:style-name="P1328"><text:span text:style-name="T1329">W</text:span><text:s/>istocie rzeczy niektóre sprawy nie znalazły takiego b<text:span text:style-name="T1330">ez</text:span>pośredniego zapisu, ale taka była dyskusja, czyli ja tu właściwie poza pewnym nieporozumieniem co do sędziego śledczego, które może ulec wyjaśnieniu, chcę stwierdzić, że to są faktycznie nasze propozycje zapisane w założeniach z tym, że bardziej rozbudowane.</text:p>
      <text:p text:style-name="P1331">Jest tylko pytanie, co należy zmienić już w trybie przyspieszonym, w trybie takim, jak się to obecnie dzieje.</text:p>
      <text:p text:style-name="P1332">Otóż moje stanowisko jest takie, to jest tylko moje stanowisko. Mianowicie tam, gdzie jest oczywista kolizja z Paktami Praw Człowieka, ja bym głosował za zmianą. Otóż w tej kwestii jest kolizja z Paktami Praw Człowieka i to jest dla mnie argument proszę państwa. Bo według tych paktów, obrońca musi mieć nieograniczony dostęp w ciągu całego postępowania karnego. I to jest jedyny argument, który moim zdaniem przemaw<text:span text:style-name="T1333">i</text:span>a<text:span text:style-name="T1334"><text:s/></text:span>za przyspieszeniem kodyfikacji. W innych sprawach nie ma takich argumentów.</text:p>
      <text:p text:style-name="P1335">Powiedziałbym, że zmiana w innych punktach, no jest zmianą,<text:span text:style-name="T1336"><text:s/></text:span>która oznacza wyrwanie czegoś i próbę robienia dziury czy łatanie jej i to zburzy obecnie system taki jaki jest, czyli proszę się nie dziwić, jeśli ja w wie<text:span text:style-name="T1337">l</text:span>u kwestiach będą zdania, że nie teraz. Ale to wynika z tego powodu właśnie, że nie chce burzyć systemu prawda, że to musi być gruntownie przygotowane i wbudowane w taki jednolity homogenny<text:s/><text:soft-page-break/>system.</text:p>
      <text:p text:style-name="P1338">Natomiast tam<text:span text:style-name="T1339">,</text:span><text:s/>gdzie jest kolizja z Paktami Praw Człowieka byłbym skłonny pójść nawet na też daleko idące prawda zmiany, to znaczy nawet takie, które by wymagały nie tylko skreślenia czegoś, ale także i dopisania, także zgrania w jakimś punkcie no po to, żeby uzyskać taką zgodność<text:span text:style-name="T1340">.</text:span></text:p>
      <text:p text:style-name="P1341">Ja zresztą proszę państwa powiem, że bo to może tu w ty<text:span text:style-name="T1342">m<text:s/></text:span>gronie szokować, że po pierwsze adwokaci wcale nie garnęli się do tego, by te kontakty z oskarżonym mieć od samego początku<text:span text:style-name="T1343">.</text:span><text:s/>No taka jest prawda. To znaczy my walczymy o pewne ideały, bowiem ten przepis jeśli chodzi o udział obrony w postępowaniu przygotowawczym był nad wyraz skromny. Adwokaci mówią tak, bo zawsze mieliśmy nad sobą ten miecz Damoklesa, w postaci decyzji prokuratorskiej, o której tu mowa jest jesz w innym przepisie.</text:p>
      <text:p text:style-name="P1344">No, ale jest to tylko częściowe wytłumaczenie. Faktycznie było to zagadnienie bardziej złożone, aniżeli by się to tak na pierwszy rzut oka wydawało.</text:p>
      <text:p text:style-name="P1345">Otóż ja znam pracę komisji mieszanych Naczelnej Rady i Prokuratury i wyniki tych prac. Znam zachęty z jednej i z drugiej strony, by dokonać zmiany polityki, by prokuratura nie decydowała tak restryktywnie w stosunku do obrońcy. Prokuratura przyrzekała. Nastąpiły pewne zmiany doraźnie, później ucierało się to, w dalszym ciągu i nawet tam, gdzie rzeczywiście była możliwość korzystania z tych uprawnień obrońcy zgodnie z faktami, to obrońcy no nie zawsze byli skłonni korzystać z tego. To jest problem taktyki obrończej i ja też jestem daleki od tego, by potępiać<text:s/><text:span text:style-name="T1346">a</text:span>dwokatów. Jestem przecież na liście adwokatów, sam wykonywałem zawód i rozumiem to wszystko. Wszak no wiadomo, że pełniłem funkcję<text:s/>we władzach przez wiele lat.</text:p>
      <text:p text:style-name="P1347">Więc jeśli mówię o tej taktyce, to nie w tym<text:s/><text:span text:style-name="T1348">s</text:span>ensie, by adwokat chciał wykiwać wymiar sprawiedliwości, tylko on musi patrzeć na interes oskarżonego z perspektywy nieco dłuższej i niejednokrotnie taktyka dyktuje mu nie bierz udziału, czy to w końcowym przesłuchaniu, czy też w końcowym widzeniu, bowiem nie masz jeszcze wszystkich zgromadzonych dowodów, jakie<text:span text:style-name="T1349"><text:s/></text:span>mogą być zgromadzone. I to jest dobre prawo adwokata, by on bądź to skorzystał lub nie skorzystał, ale przepisy prawne, które są wyrazem stanowiska państwa w tej kwestii, a mam tu na myśli znów konwencję w sprawie Paktów Praw Osobistych i Politycznych. Te przepisy muszą być uzgodnione i to trzeba możliwie szybko zrobić.</text:p>
      <text:p text:style-name="P1350"><text:span text:style-name="T1351">Przewodnicząc</text:span><text:span text:style-name="T1352">y</text:span><text:span text:style-name="T1353">:</text:span></text:p>
      <text:p text:style-name="P1354">Bardzo dziękuję. Pan minister, pan mecenas Taylor, pan prokurator Starszak, pani redaktor Falkowska. Bardzo proszę pan minister.</text:p>
      <text:p text:style-name="P1355"><text:span text:style-name="T1356">Ob. Łukasz Balcer</text:span>:</text:p>
      <text:p text:style-name="P1357">Mam propozycję, żebyśmy w tym momencie przerwali dyskusję nad treścią art. 64, przeszli do następnej sprawy, ale to jest propozycja rozważenia wniosku zmiany art. 383 § 2, potem zrobili przerwę, a po przerwie żebyśmy wrócili do art. 64. Do 64 i do następnych spraw.</text:p>
      <text:p text:style-name="P1358">Jeśli można, jeśliby ta propozycja została przyjęta, to umożliwiłoby to stronie rządowej, chciałem poprosić o taką krótką techniczną - w innych jeszcze sprawach, i wówczas i w tej sprawie myślę byśmy stanowisko zajęli.</text:p>
      <text:p text:style-name="P1359">Otóż chciałbym powiedzieć tak, że dobrze - w sprawach nie ukrywam, gdzie dotyczy pewnych problemów ważkich, myślę,<text:s/>że nie uzgodnimy i sam byłby za tym, niezależnie od poglądu jaki mam, które tutaj prezentowano, i które przedstawiono na posiedzeniu Rady Ministrów, żebyśmy dzisiaj nie rozstrzygali<text:s/><text:soft-page-break/>takich spraw, o których mamy już rozbieżności jak i sprawa postępowania przyspieszonego, bowiem one dotyczą całych zmian o wielkim wyroku kodeksu postępowania karnego i najpóźniej za dwa miesiące trzeba będzie stanowisko podjąć.</text:p>
      <text:p text:style-name="P1360">Stanowisko strony solidarnościowo-społeczn<text:span text:style-name="T1361">ej</text:span><text:s/>jest z<text:span text:style-name="T1362">a</text:span>warte<text:span text:style-name="T1363"><text:s/>w</text:span><text:s/>tym dokumencie, ono będzie rozważone przez komisję kody<text:span text:style-name="T1364">f</text:span>ik<text:span text:style-name="T1365">a</text:span>cyjną w innych sprawach.</text:p>
      <text:p text:style-name="P1366">Natomiast jeśliby ta propozycja została przyjęta, to chciałem przejść do art. 3<text:span text:style-name="T1367">8</text:span>3<text:span text:style-name="T1368">.</text:span></text:p>
      <text:p text:style-name="P1369"><text:span text:style-name="T1370">Przewodnicz</text:span><text:span text:style-name="T1371">ą</text:span><text:span text:style-name="T1372">c</text:span><text:span text:style-name="T1373">y</text:span>:</text:p>
      <text:p text:style-name="P1374">To jest na której stronie, bardzo przepraszam.</text:p>
      <text:p text:style-name="P1375"><text:span text:style-name="T1376">Ob. Łukasz Balcer</text:span>:</text:p>
      <text:p text:style-name="P1377">To jest strona trzecia. To jest trzecia, tak mniej więcej na jednej trzeciej tej strony w górę.</text:p>
      <text:p text:style-name="P1378"><text:span text:style-name="T1379">Przewodniczący</text:span>:</text:p>
      <text:p text:style-name="P1380">Tak, tak, już mam.</text:p>
      <text:p text:style-name="P1381"><text:span text:style-name="T1382">Ob. Łukasz Balcer</text:span>:</text:p>
      <text:p text:style-name="P1383">Dotyczy on dość ważkiej kwestii. Pewien precedens tu, precedens, pewien sposób rozwiązania jest zawarty w przepisie art. 3<text:span text:style-name="T1384">8</text:span>3 dotyczący Sądu Najwyższego. W istocie propozycja dotyczy rozszerzenia tej procedury na inne sądy.</text:p>
      <text:p text:style-name="P1385">Prosiłbym tutaj, zwłaszcza o wypowiedź ekspertów, bowiem wydaje mi się, że jest to spr<text:span text:style-name="T1386">aw</text:span>a, która te<text:span text:style-name="T1387">ż</text:span><text:s/>nie dekomponuje nam spraw rozwiązań kodeksowych, a wydaje mi się, że mogłaby być drugą sprawą, którą,<text:s/><text:span text:style-name="T1388">m</text:span>oglibyśmy uzgodnić w tej fazie naszych<text:span text:style-name="T1389"><text:s/></text:span>obrad.</text:p>
      <text:p text:style-name="P1390">W istocie to czego dotyczy? Ażeby to uprawnienie czy ten przepraszam - to rozwiązanie, które obejmuje Sąd Najwyższy, obejmowały sądy niższej instancji rewizyjne.</text:p>
      <text:p text:style-name="P1391">Może się mylę, dlatego proszę tu już spe<text:span text:style-name="T1392">cjal</text:span>istów, którzy tutaj uczestniczą w obradach o stanowisko. Gdyby była jakaś informacja lub został wyrażony pogląd, że ma to wpływ na inne części k.p.k., na inne rozwiązania, no to byłbym ostrożny. Ja tego w tej chwili nie dostrzegam, jeśli nie będzie takiej argumenta<text:span text:style-name="T1393">cj</text:span>i, która mnie zwróci uwagę na potencjalne niebezpieczeństwa, no to proponowałbym rozważa<text:span text:style-name="T1394">ć</text:span><text:s/>w kierunku uzgodnienia tej zmiany w tej sytuacji. I to tyle.</text:p>
      <text:p text:style-name="P1395"><text:span text:style-name="T1396">Przewodnicząc</text:span><text:span text:style-name="T1397">y</text:span><text:span text:style-name="T1398">:</text:span></text:p>
      <text:p text:style-name="P1399">Dziękuję bardzo. Pan mecenas Taylor.</text:p>
      <text:p text:style-name="P1400"><text:span text:style-name="T1401">Ob. Jacek Taylor</text:span>:</text:p>
      <text:p text:style-name="P1402">Tak, ale ja chciałem mówić o propozy<text:span text:style-name="T1403">cji</text:span><text:s/>z<text:span text:style-name="T1404">m</text:span>iany art. 64 k.p.k.</text:p>
      <text:p text:style-name="P1405"><text:span text:style-name="T1406">Przewodniczący</text:span>:</text:p>
      <text:p text:style-name="P1407">To może po przerwie rzeczywiście.</text:p>
      <text:p text:style-name="P1408"><text:span text:style-name="T1409">Ob</text:span><text:span text:style-name="T1410">.</text:span><text:span text:style-name="T1411"><text:s/>Kazimierz Buchała</text:span>:</text:p>
      <text:p text:style-name="P1412"><text:span text:style-name="T1413">.</text:span>..nie komponuje, to nie jest duży zabieg. Już jest,<text:s/><text:span text:style-name="T1414">ż</text:span>e tak powiem przesądzone, że Sąd Najwyższy tego uczynić nie może, byłoby to rzeczywiście rozciągnięcie także na sąd rewizyjny, a to jest właśnie taka kwestia, która odpowiada założeniom Paktów Praw Człowieka, mianowicie bo to odbiera instancję oskarżonemu. A tam jest zapis, że każdy ma prawo do drugiej instancji, a więc to jest po tej linii mojego rozumowania uzgodnienia w drodze doraźnej k.p.k. z przepisami Paktu Praw Człowieka i to jest ten argument dodatkowy, który ja tu<text:s/>przytaczam, oczywiście trzeba by także prosić stronę solidarnościową, by<text:s/><text:soft-page-break/>zechciała sformułować<text:s/><text:span text:style-name="T1415">j</text:span>ak to powinno brzmieć, bo, tam pewne szczegóły<text:s/><text:span text:style-name="T1416">j</text:span>ednak wymagają dopracowania, czyli nie jest to taka prosta rzecz, żeby wykreślić coś. Z tym, że nie są to wielkie rzeczy.</text:p>
      <text:p text:style-name="P1417"><text:span text:style-name="T1418">Przewodniczący</text:span>:</text:p>
      <text:p text:style-name="P1419">Proszę bardzo, pani Skórzewska.</text:p>
      <text:p text:style-name="P1420"><text:span text:style-name="T1421">Ob. Jadwiga Skórzewska</text:span>:</text:p>
      <text:p text:style-name="P1422">Ja chciałam powied<text:span text:style-name="T1423">z</text:span>ieć, że w art. 383 § 1 zdanie pośredników otrzymuje brzmienie:<text:s/>„Sąd odwoławczy jednak nie może skazać oskarżonego, który został uniewinniony w pierwszej in<text:span text:style-name="T1424">s</text:span>tancji lub co do którego w pierwszej instancji umorzono postę<text:span text:style-name="T1425">po</text:span>w<text:span text:style-name="T1426">ani</text:span>e”.</text:p>
      <text:p text:style-name="P1427">A my proponujemy jeszcze może uzupełnić ten przepis następnym zdaniem:<text:s/>„Sąd Najwyższy nie może ponadto skazać na karę śmierci”.</text:p>
      <text:p text:style-name="P1428">Dziękuję.</text:p>
      <text:p text:style-name="P1429"><text:span text:style-name="T1430">Ob</text:span><text:span text:style-name="T1431">.</text:span><text:span text:style-name="T1432"><text:s/>Łukasz Balcer</text:span>:</text:p>
      <text:p text:style-name="P1433">Chciałbym jednak mieć chwilę czasu na zastanowienie się nad tym drugim zdaniem.</text:p>
      <text:p text:style-name="P1434">My<text:span text:style-name="T1435">ś</text:span>lę, że to będzie możliwe do przyjęcia.</text:p>
      <text:p text:style-name="P1436"><text:span text:style-name="T1437">Przewodnicząc</text:span><text:span text:style-name="T1438">y</text:span>:</text:p>
      <text:p text:style-name="P1439">Właśnie, to<text:span text:style-name="T1440">...</text:span></text:p>
      <text:p text:style-name="P1441"><text:span text:style-name="T1442">Ob. Jadwiga Skórzewska</text:span>:</text:p>
      <text:p text:style-name="P1443"><text:span text:style-name="T1444">...</text:span>nie może skazać oskarżonego i dalej tak jak w przepisie-<text:span text:style-name="T1445"><text:s/></text:span>sąd odwoławczy nie może jednak skazać oskarżonego, który...</text:p>
      <text:p text:style-name="P1446"><text:span text:style-name="T1447">Ob. Łukasz Balcer</text:span>:</text:p>
      <text:p text:style-name="P1448">To znaczy to samo co Sąd Najwyższy, ma każdy sąd rewizyjny. Bo chodzi o rewizyjny w istocie.</text:p>
      <text:p text:style-name="P1449"><text:span text:style-name="T1450">O</text:span><text:span text:style-name="T1451">b</text:span><text:span text:style-name="T1452">.</text:span><text:span text:style-name="T1453"><text:s/>Jadwiga Skórzewska</text:span>:</text:p>
      <text:p text:style-name="P1454"><text:span text:style-name="T1455">D</text:span>latego że zaraz za moment, nasza propozycja jest ona podana<text:span text:style-name="T1456">.</text:span><text:s/><text:span text:style-name="T1457">W</text:span><text:s/>związku z tym, ja ją tylko połączyłam.</text:p>
      <text:p text:style-name="P1458"><text:span text:style-name="T1459">Ob. Łukasz Balcer</text:span>:</text:p>
      <text:p text:style-name="P1460">Ale pani wybiegła trochę, dlatego w tym sensie chciałbym czas do z<text:span text:style-name="T1461">as</text:span>tanowienia.</text:p>
      <text:p text:style-name="P1462"><text:span text:style-name="T1463">Przewodnicząc</text:span><text:span text:style-name="T1464">y</text:span>:</text:p>
      <text:p text:style-name="P1465">To znaczy w tym zakresie, który jest w tym akapicie, drugim z kolei, to jest zgodność jak widzę.</text:p>
      <text:p text:style-name="P1466"><text:span text:style-name="T1467">O</text:span><text:span text:style-name="T1468">b</text:span><text:span text:style-name="T1469">.</text:span><text:span text:style-name="T1470"><text:s/>Kazimierz Buchała</text:span>:</text:p>
      <text:p text:style-name="P1471">Przepraszam bardzo, bo dlaczego ja prosiłem o taką informację mianowicie proszę państwa. Tam jest problem przecież<text:span text:style-name="T1472"><text:s/></text:span>taki jeszcze, że sąd odwoławczy może poczynić własne ustalenie i wtedy skazać.</text:p>
      <text:p text:style-name="P1473">Otóż tu mus<text:span text:style-name="T1474">i</text:span><text:s/>być zgranie. Otóż to nie jest wbrew pozorom tak oczywiste. Otóż moim zdaniem ta druga kwestia wymaga głębszego przemyślenia i jedno z drugim musi być zgrane. No, bo do tej pory było tak, że sąd na podstawie własnych ustaleń skazywał. A to nie to samo prawda, co w Sądzie Najwyższym, bo nam tam tych ustaleń robić nie wolno. A więc wbrew pozorom jest to bardziej skomplikowana zagadnienie panie mecenasie.</text:p>
      <text:p text:style-name="P1475"><text:span text:style-name="T1476">Ob. Jadwiga Skórzewska</text:span>:</text:p>
      <text:p text:style-name="P1477">Panie profesorze, tylko ja się powołałam na to co pan powiedział przed chwilą. Chodzi o to, żeby człowiek miał drugą instancję, a tak to sąd odwoławczy czyni ustalenia i praktycznie biorąc jest jedna<text:s/><text:soft-page-break/>instancja. Ja tylko powołuję się na pańską argumenta<text:span text:style-name="T1478">cj</text:span>ę.</text:p>
      <text:p text:style-name="P1479"><text:span text:style-name="T1480">Ob. Kazimierz Buchała</text:span>:</text:p>
      <text:p text:style-name="P1481">Zapis musi być inny trochę...</text:p>
      <text:p text:style-name="P1482"><text:span text:style-name="T1483">Ob</text:span><text:span text:style-name="T1484">.</text:span><text:span text:style-name="T1485"><text:s/>Jadwiga Skórzewska</text:span>:</text:p>
      <text:p text:style-name="P1486">Ale panie profesorze, to niezależnie od tego, czy sąd odwoławczy czyni swoje własne ustalenia, czy nie, bo on może je czynić przy wszelkich innych zmianach, to skazać uniewinnionego nie może. I chodzi tylko o taki zapis, zamiast Sąd Najwyższy - sąd odwoławczy.</text:p>
      <text:p text:style-name="P1487"><text:span text:style-name="T1488">Przewodnicząc</text:span><text:span text:style-name="T1489">y</text:span>:</text:p>
      <text:p text:style-name="P1490">Bardzo proszę, pan profesor.</text:p>
      <text:p text:style-name="P1491"><text:span text:style-name="T1492">O</text:span><text:span text:style-name="T1493">b. Zdzisław Kędzia</text:span>:</text:p>
      <text:p text:style-name="P1494">Ja chciałem tylko powiedzieć, że to współgra też ze stanowiskiem Rady Legislacyjnej, o czym tu mówimy, to znaczy Rada Legislacyjna wyraźnie stwierdza, że przepis literalnie brany, art. 38<text:span text:style-name="T1495">3</text:span><text:s/>§ 1 k.p.k. jest - narusza art. 14 ust. 5 Paktu Praw Człowieka, aczkolwiek Rada Legislacyjna twierdzi, że mogłoby tę kwestię rozwiązywać praktyka sądów wojewódzkich polegająca na przekazywaniu sprawy do ponownego rozpoznania. Otóż lepiej byłoby, aby nie rozstrzygała tego praktyka, a wyraźnie jednoznacznie sformułowany przepis. I stąd chyba ta propozycja o wprowadzeniu słów<text:s/><text:span text:style-name="T1496">„</text:span>sąd odwoławczy”<text:s/>jest propozycją dobrą. W każdym razie nie za bardzo widzę argumenty, które by je podważały.</text:p>
      <text:p text:style-name="P1497"><text:span text:style-name="T1498">Przewodni</text:span><text:span text:style-name="T1499">cz</text:span><text:span text:style-name="T1500">ąc</text:span><text:span text:style-name="T1501">y</text:span>:</text:p>
      <text:p text:style-name="P1502">Bardzo proszę.</text:p>
      <text:p text:style-name="P1503"><text:span text:style-name="T1504">Ob. Łuk</text:span><text:span text:style-name="T1505">as</text:span><text:span text:style-name="T1506">z B</text:span><text:span text:style-name="T1507">al</text:span><text:span text:style-name="T1508">cer</text:span>:</text:p>
      <text:p text:style-name="P1509">Ja myślę, że zaniechajmy tej procedury, żebyśmy tutaj próbowali być komisją legislacyjną. Jeśli ustalimy zasady, odpowiednie ją sformułujemy, to przecież w toku prac legislacyjnych no i tak będzie trzeba to pr<text:span text:style-name="T1510">e</text:span>cyz<text:span text:style-name="T1511">yj</text:span>nie<text:span text:style-name="T1512">.</text:span>.<text:span text:style-name="T1513">.</text:span></text:p>
      <text:p text:style-name="P1514">Jeśli jesteśmy zgodni co do zasady, bo to ma rozumiem<text:s/>związek tak z 4<text:span text:style-name="T1515">0</text:span>2, to już mi tutaj pan dyrektor podpowiada, z innymi trzeba te wszystkie powiązania procedury rozważyć. Jeśli będziemy zgodni co do zasady, to już resztę myślę w przyszłych pracach legislacyjnych zrobimy. Nie próbujmy form<text:span text:style-name="T1516">u</text:span>łowa<text:span text:style-name="T1517">ć</text:span><text:s/>przepisu. I to by n<text:span text:style-name="T1518">am</text:span><text:s/>ułatwiło. Tylko sformułujmy pewną zasadę możliwą. Jeśli tu się rodzą wątpliwości. No chyba<text:span text:style-name="T1519"><text:s/></text:span>mogą się<text:s/><text:span text:style-name="T1520">z</text:span>rodzić, które - zresztą mam tu zaufanie do au<text:span text:style-name="T1521">to</text:span>r<text:span text:style-name="T1522">yt</text:span>etu<text:span text:style-name="T1523"><text:s/></text:span>prof. Buchały, więc czy takie rozwiązanie byłoby możliwe.</text:p>
      <text:p text:style-name="P1524"><text:span text:style-name="T1525">Przewodniczący</text:span>:</text:p>
      <text:p text:style-name="P1526">No myślę, że tak, bo tu przecież chodzi o wyrażenie pewnej myśli, a jak je się tam wyrazi, to już jest sprawa techniczn<text:span text:style-name="T1527">a.</text:span></text:p>
      <text:p text:style-name="P1528"><text:span text:style-name="T1529">O</text:span><text:span text:style-name="T1530">b. Łukasz Balcer</text:span>:</text:p>
      <text:p text:style-name="P1531">Znaczy byłaby to propozycja, to już proszę potem odpowiednie zmiany art. 3<text:span text:style-name="T1532">8</text:span>3 § 1 przez nadanie uprawnień wszystkim sądom odwoław<text:span text:style-name="T1533">cz</text:span>ym...</text:p>
      <text:p text:style-name="P1534"><text:span text:style-name="T1535">Przewodniczący:</text:span></text:p>
      <text:p text:style-name="P1536">Przez zakazanie<text:span text:style-name="T1537">...</text:span></text:p>
      <text:p text:style-name="P1538"><text:span text:style-name="T1539">Ob. Łukasz Balcer</text:span>:</text:p>
      <text:p text:style-name="P1540">Jeśli możn<text:span text:style-name="T1541">a</text:span><text:s/><text:span text:style-name="T1542">b</text:span>y taką, pani mecenas, ogólną zasadę, byśmy ją rozważyli, dobrze.</text:p>
      <text:soft-page-break/>
      <text:p text:style-name="P1543">No to co, przerwa jeśli.<text:span text:style-name="T1544">.</text:span>.</text:p>
      <text:p text:style-name="P1545"><text:span text:style-name="T1546">Przewodni</text:span><text:span text:style-name="T1547">cz</text:span><text:span text:style-name="T1548">ąc</text:span><text:span text:style-name="T1549">y</text:span>:</text:p>
      <text:p text:style-name="P1550">W takim razie, przerwa, a potem już pan minister będzie uprzejmie prowadzić.</text:p>
      <text:p text:style-name="P1551"><text:span text:style-name="T1552">Ob</text:span><text:span text:style-name="T1553">.</text:span><text:span text:style-name="T1554"><text:s/>Łuka</text:span><text:span text:style-name="T1555">s</text:span><text:span text:style-name="T1556">z Balcer</text:span><text:span text:style-name="T1557">:</text:span></text:p>
      <text:p text:style-name="P1558">Jeśli można panie profesorze, to chciał<text:s/><text:span text:style-name="T1559">je</text:span>szcze p<text:span text:style-name="T1560">yt</text:span>anie i jakąś informację pan prokur<text:span text:style-name="T1561">at</text:span>or<text:s/><text:span text:style-name="T1562">w</text:span><text:s/>sprawie 64, tak?</text:p>
      <text:p text:style-name="P1563"><text:span text:style-name="T1564">Ob. Hipolit Starszak</text:span>:</text:p>
      <text:p text:style-name="P1565">Ja mam jakieś tam refleksje.</text:p>
      <text:p text:style-name="P1566"/>
      <text:p text:style-name="P1567">/<text:span text:style-name="T1568">Przerwa</text:span>/.</text:p>
      <text:p text:style-name="P1569"/>
      <text:p text:style-name="P1570">/Po przerwie/.</text:p>
      <text:p text:style-name="P1571"/>
      <text:p text:style-name="P1572"><text:span text:style-name="T1573">/</text:span>Po przerwie obradom<text:s/><text:span text:style-name="T1574">przewodniczy</text:span><text:s/>ob.<text:s/><text:span text:style-name="T1575">Łukasz Balcer</text:span>/.</text:p>
      <text:p text:style-name="P1576"><text:span text:style-name="T1577">Przewodnicząc</text:span><text:span text:style-name="T1578">y</text:span>:</text:p>
      <text:p text:style-name="P1579">Jeśli można, to ja bym jeszcze dokończył ten punkt i pan prokurator Starszak<text:span text:style-name="T1580">.</text:span></text:p>
      <text:p text:style-name="P1581"><text:span text:style-name="T1582">Ob</text:span><text:span text:style-name="T1583">.</text:span><text:span text:style-name="T1584"><text:s/>Hipolit Starszak</text:span>:</text:p>
      <text:p text:style-name="P1585">Dziękuję bardzo. Dobrze, że już wiemy, kto jest przewodn<text:span text:style-name="T1586">icz</text:span>ącym.</text:p>
      <text:p text:style-name="P1587">Ja mam jeszcze pytanie dotyczące art. 64, a dokładniej § 2, o którym była tutaj mowa wcześniej.</text:p>
      <text:p text:style-name="P1588">Czy projektowana przez państwa zmiana miałaby polegać na tym, iż w tymże § 2 art. 64 nastąpić ma elimin<text:span text:style-name="T1589">a</text:span>c<text:span text:style-name="T1590">j</text:span>a słów<text:s/><text:span text:style-name="T1591">„</text:span>a w wyjątkowych wypadkach może zezwolenia odmówić”, bo jeśli miałoby to na tym polegać, to uważam, że można się na to zgodzić. Oczywiście mówię, że ja się na to zgadzam. 64 § 2. To proszę uprzejmie o zerknięcie na to. Czyli byłoby tak, że postępowanie przygo<text:span text:style-name="T1592">to</text:span>wawcze prokurator udzielając zezwolenia na porozumienie może zastrzec, że będzie przy tym obecny sam lub osoba przez niego upoważniona i nas<text:span text:style-name="T1593">tę</text:span>pnie skreślenie:<text:s/>„a w wyjątkowych wypadkach może zezwolenia odmówić”. Znaczy nie będzie mógł odmówić zezwolenia na widzenie.</text:p>
      <text:p text:style-name="P1594"><text:span text:style-name="T1595">P</text:span><text:span text:style-name="T1596">rz</text:span><text:span text:style-name="T1597">ewodnicząc</text:span><text:span text:style-name="T1598">y</text:span>:</text:p>
      <text:p text:style-name="P1599">To znaczy, ilekroć będzie chciał oskarżony widzieć się, znaczy oskarżony porozumieć się, ten będzie mógł. Nie<text:s/>jest<text:s/>wymagana zgoda prokuratora.</text:p>
      <text:p text:style-name="P1600"><text:span text:style-name="T1601">Ob. Hipolit Starszak</text:span>:</text:p>
      <text:p text:style-name="P1602">To znaczy zezwolenie jest niezbędne, ale on jego nie może odmówić, czyli musi dać zezwolenie.</text:p>
      <text:p text:style-name="P1603"><text:span text:style-name="T1604">Przewodnicząc</text:span><text:span text:style-name="T1605">y</text:span>:</text:p>
      <text:p text:style-name="P1606">Czy na obecnym etapie negocjacji takie rozwiązanie byłoby<text:span text:style-name="T1607"><text:s/></text:span>możliwe?</text:p>
      <text:p text:style-name="P1608">Pan prof. Zoll<text:span text:style-name="T1609">.</text:span></text:p>
      <text:p text:style-name="P1610"><text:span text:style-name="T1611">Ob. Andrzej Zoll</text:span>:</text:p>
      <text:p text:style-name="P1612">W naszych postulatach tutaj jest jeszcze drugi moment, to są dwie kwestie. Jedna to jest sprawa możliwości odmowy przez prokuratora kontaktu obrońcy z podejrzanym i tę sprawę załatwia skreślenie tego wyrażenia, o którym mówi pan prokurator.</text:p>
      <text:p text:style-name="P1613">Natomiast z naszej strony tu jest jeszcze postulat drugi to znaczy, ażeby przewidzieć możliwość<text:s/><text:soft-page-break/>zażalenia do sądu na decyzje prokuratora o obecności,<text:s/><text:span text:style-name="T1614">z</text:span>astrzeg<text:span text:style-name="T1615">aj</text:span>ące obecność osób trzecich przy porozumieniu się oskarżonego z obrońcą. To jest druga kwestia.</text:p>
      <text:p text:style-name="P1616"><text:span text:style-name="T1617">Przewodnicząc</text:span><text:span text:style-name="T1618">y</text:span>:</text:p>
      <text:p text:style-name="P1619">A w pierwszej kwestii to rozumiem, wychodzi naprzeciw ta propozycja?</text:p>
      <text:p text:style-name="P1620"><text:span text:style-name="T1621">Ob. Andrzej Zoll</text:span>:</text:p>
      <text:p text:style-name="P1622">Tak o to chodz<text:span text:style-name="T1623">i</text:span>. Tu chodzi o skreślenie tego przepisu, który blokuje tę możliwość.</text:p>
      <text:p text:style-name="P1624"><text:span text:style-name="T1625">Przewodniczący</text:span><text:span text:style-name="T1626">:</text:span></text:p>
      <text:p text:style-name="P1627">Tak, tak, właśnie o to pytam.</text:p>
      <text:p text:style-name="P1628">Kto w tej sprawie? Dobrze, nie mam nic przeciwko temu zażaleniu.</text:p>
      <text:p text:style-name="P1629">Czy ktoś w tej sprawie chciał się wypowiedzieć?</text:p>
      <text:p text:style-name="P1630"><text:span text:style-name="T1631">Ob. And</text:span><text:span text:style-name="T1632">r</text:span><text:span text:style-name="T1633">zej Zoll:</text:span></text:p>
      <text:p text:style-name="P1634">Tylko w<text:span text:style-name="T1635"><text:s/></text:span>jakim sensie.</text:p>
      <text:p text:style-name="P1636"><text:span text:style-name="T1637">Pr</text:span><text:span text:style-name="T1638">ze</text:span><text:span text:style-name="T1639">wodn</text:span><text:span text:style-name="T1640">icz</text:span><text:span text:style-name="T1641">ąc</text:span><text:span text:style-name="T1642">y</text:span><text:span text:style-name="T1643">:</text:span></text:p>
      <text:p text:style-name="P1644">To jest zawsze związane z procedurą. Ja myślę tak, że przyjmijmy też tą samą zasadę, znaczy zasady dwie, jeśli już precyz<text:span text:style-name="T1645">yj</text:span>ni<text:span text:style-name="T1646">ej,</text:span><text:s/>pierwsza, że jest wprawdzie zezwolenie, znaczy ja to mówię ter<text:span text:style-name="T1647">az</text:span><text:s/>bardzo nieprecyzyjnie, zezwolenie prokuratora zawsze wydaje, ale nie może odmówić. Stąd też należy wykluczyć czy tam załącznika, możliwość odmowy pozwolenia. Znaczy jest uzgodnienie członków podzespołu, że nie ma instytucji odmowy pozwolenia na porozumienie się.</text:p>
      <text:p text:style-name="P1648">I podzespół jest zgodny co do wprowadzenia instytucji zażalenia do sądu na zarządzenie prokuratora zastrzeg<text:span text:style-name="T1649">aj</text:span>ący obecność osób trzecich przy porozumiewaniu się oskarżonego z obrońcą.</text:p>
      <text:p text:style-name="P1650">A tryb i inne rzeczy, to już w pracach legislac<text:span text:style-name="T1651">yj</text:span>nych.</text:p>
      <text:p text:style-name="P1652"><text:span text:style-name="T1653">Ob. Andrzej Zoll</text:span>:</text:p>
      <text:p text:style-name="P1654">Jest tylko kwestia, bo nie ma<text:span text:style-name="T1655">m</text:span>y na razie takiego trybu postępowania sądowego<text:span text:style-name="T1656">.</text:span></text:p>
      <text:p text:style-name="P1657"><text:span text:style-name="T1658">Przewodniczący</text:span>:</text:p>
      <text:p text:style-name="P1659">No będzie to cały<text:s/><text:span text:style-name="T1660">p</text:span>roblem, tak?</text:p>
      <text:p text:style-name="P1661">No to teraz proszę, będzie to cały problem, bo to jest już w każdej procedurze. No będzie to w pracach legislacyjnych w całych sprawach.</text:p>
      <text:p text:style-name="P1662">Rozumiem, że jest tutaj zgoda?</text:p>
      <text:p text:style-name="P1663"><text:span text:style-name="T1664">Ob. Andrzej Zoll</text:span>:</text:p>
      <text:p text:style-name="P1665">Ja nie mam nic przeciwko temu.</text:p>
      <text:p text:style-name="P1666"><text:span text:style-name="T1667">Przewodniczący</text:span>:</text:p>
      <text:p text:style-name="P1668">Pan Jankowski.</text:p>
      <text:p text:style-name="P1669"><text:span text:style-name="T1670">Ob. Zenon Jankowski</text:span>:</text:p>
      <text:p text:style-name="P1671"><text:span text:style-name="T1672">W</text:span><text:s/>tej sprawie nie ma prob<text:span text:style-name="T1673">l</text:span>emu, bo postępowanie mo<text:span text:style-name="T1674">ż</text:span>e być zupełnie podobne jak<text:s/><text:span text:style-name="T1675">z</text:span><text:s/>zażaleniem<text:s/><text:span text:style-name="T1676">„</text:span>areszt”. No więc co za problem? Tylko odpowiednio wpisać.</text:p>
      <text:p text:style-name="P1677"><text:span text:style-name="T1678">Przewodnicząc</text:span><text:span text:style-name="T1679">y</text:span>:</text:p>
      <text:p text:style-name="P1680">Jest tylko pewna wątpliwość. Rozumiem, że w takim razie uzgodniliśmy trzecią sprawę co do zasady, jeśli można w takim razie w trybie takim zawsze to słowo<text:s/>„robocze”<text:s/>się używa, nie wiem czy to ładny zwrot, pani Skórzewską poprosić o pewne s<text:span text:style-name="T1681">fo</text:span>rmułowanie pewnych tych zasad, właściwie one wynik<text:span text:style-name="T1682">aj</text:span>ą z tej<text:s/><text:soft-page-break/>części gdzie wymieniono, i potem już tutaj myślę u nas zobaczymy,<text:span text:style-name="T1683"><text:s/></text:span>pan prof. Buchała czy pan Starszak by tutaj popatrzył i powiem czy ta forma słowna, której myśmy przyjęli zasadę, jest to przyjęcia. Dobrze? To byłoby drugie zadanie.</text:p>
      <text:p text:style-name="P1684">Proszę państwa, jest wniosek w sprawie trybu przyspieszenia<text:span text:style-name="T1685"><text:s/>-</text:span><text:s/>no rozumiem, że pan mecenas Taylor w tej sytuacji...<text:s/>I wszystkie pozostałe wnioski czy sprawy do dyskusji jeszcze z wyjątkiem<text:s/>„kary śmierci”, którą zgłosiła pani mecenas Skórzewska - dodatkowe wnioski, a to jeszcze przejdziemy.</text:p>
      <text:p text:style-name="P1686">Pani mecenas Skórzewska złożyła wniosek, propozycję, że<text:span text:style-name="T1687">b</text:span>y drugie zdanie w sprawie kary śmierci.</text:p>
      <text:p text:style-name="P1688">Ja odniosłem wrażenie, ale to jest wrażenie, bo bym musiał<text:span text:style-name="T1689"><text:s/></text:span>tutaj bliższej informacji uzyskać, że to bezpośredniego związku przyczynowego z tym rozwiązaniem nie ma.</text:p>
      <text:p text:style-name="P1690">Więc jeśliby nie miało pani mecenas, to proponowałbym odstąpić. A gdyby pani mecenas nie odstąpiła od tego wniosku, no to musimy już tutaj wypracować stanowisko wspólnie. Chyba, że ma to bezpośredni związek z ustaleniem tej zasady, a ja tego jeszcze nie uchwyciłem, dlatego proszę o informację.</text:p>
      <text:p text:style-name="P1691"><text:span text:style-name="T1692">Ob. Jadwiga Skórzewska</text:span>:</text:p>
      <text:p text:style-name="P1693">Nie ma tak bezpośredniego związku, ale proszę państwa,<text:s/>rozmawi<text:span text:style-name="T1694">a</text:span>my na temat dwuinstancyjności. Oczywiście, ta argumentacja, która padła przy sądzie odwoławczym, możliwości skazania osoby uniewinnion<text:span text:style-name="T1695">ej,</text:span><text:s/>ona nie ma takiego zastosowania do kary śmierci.</text:p>
      <text:p text:style-name="P1696">Ale proszę sobie teraz wyobrazić, że są takie wypadki, w których sąd wojewódzki nie orzeka kary śmierci i jest rewizja i Sąd Najwyższy tę karę śmierci orzeka. Oczywiście to nie jest to samo co uniewinnienie przez sąd pierwszej instancji, ale to jest kara tak wyjątkowa. Czy rzeczywiście nie możemy się zasta<text:span text:style-name="T1697">n</text:span>owić nad sytuacją, żeby nie było możliwości orzeczenia tej kary dopiero w instancji rewizyjnej. Tylko tyle. Ona się jak gdyby łączy z art. 383, może niezbyt szczęśliwie, ale 383 mówi, że można skazać, można orzekać na niekorzyść tylko wtedy, jak na niekorzyść środek odwoławczy, prawda. I stąd może ta próba takiego powiązania z 3<text:span text:style-name="T1698">8</text:span>3<text:span text:style-name="T1699">.</text:span><text:s/>Nie twierdzę, że może najszczęśliwsze. Tylko chodzi o merytoryczne rozstrzygnięcie. To już nie chodzi o to, czy to będzie 383, czy rzeczywiście nie pozbawić możliwości orzekania tak poważne kary, jak w instancji odwoławczej. Bo takie wypadki są.</text:p>
      <text:p text:style-name="P1700"><text:span text:style-name="T1701">Przewodniczący</text:span><text:span text:style-name="T1702">:</text:span></text:p>
      <text:p text:style-name="P1703">Pani mecenas, j<text:span text:style-name="T1704">a</text:span><text:s/>myślę tak, że jest coś w tym co pani mówi, ale to jest tak złożona i skomplikowana sprawa, że mam wątpliwość, czy ona dla tych intencji, których<text:s/><text:span text:style-name="T1705">„</text:span>stół<text:span text:style-name="T1706">”</text:span><text:s/>się zebrał, powinna być tu rozstrzygnięta. Ale ja nie mogę wstrzymywać dyskusji. Kto z państwa - pan mecenas Olszewski, proszę bardzo.</text:p>
      <text:p text:style-name="P1707"><text:span text:style-name="T1708">Ob</text:span><text:span text:style-name="T1709">.</text:span><text:span text:style-name="T1710"><text:s/>Jan Olszewsk</text:span><text:span text:style-name="T1711">i</text:span>:</text:p>
      <text:p text:style-name="P1712">Proszę pań<text:span text:style-name="T1713">s</text:span>twa, wydaje mi się, że tutaj mamy do czynienia, że już mów<text:span text:style-name="T1714">i</text:span>my o zgodności przepisów procedury z paktami praw człowieka, to tu mam<text:span text:style-name="T1715">y</text:span><text:s/>przypadek niesłychanie jaskrawy w zakresie<text:span text:style-name="T1716">.</text:span><text:s/>Bo przecież mówimy o sytuacji, która praktycznie prowadzi do możliwości zaocznego skazywania na karę śmierci.</text:p>
      <text:p text:style-name="P1717">Przecież Sąd Najwyższy orzekając w tych sprawach z reguły<text:span text:style-name="T1718"><text:s/></text:span>przynajmniej ja nie znam przypadku, w którym orzekając sprowadzałby oskarżonego<text:span text:style-name="T1719">.</text:span><text:s/></text:p>
      <text:p text:style-name="P1720">/Wyłączony mikrofon/<text:span text:style-name="T1721">.</text:span></text:p>
      <text:p text:style-name="P1722">...sytuacja w wymiarze sprawiedliwości patologiczna.<text:s/>To jest dopiero rażące naruszenie odpowiednich przepisów praw człowieka, pozbawienie człowieka, stosunku do którego ma być orzeczona najwyższa kara<text:s/><text:soft-page-break/>prawa...<text:s/>Dlatego mnie się wydaje, że to jest problem jeszcze znacznie bardziej jaskrawy i dalej sięgający niż ten, który przed chwilą przesądziliśmy jako bezsporny.</text:p>
      <text:p text:style-name="P1723">Dlatego bardzo bym prosił o uwzględnienie tego wniosku.</text:p>
      <text:p text:style-name="P1724"><text:span text:style-name="T1725">Ob. Zenon Jankowski</text:span>:</text:p>
      <text:p text:style-name="P1726">Jeśli można w tej sprawie.</text:p>
      <text:p text:style-name="P1727"><text:span text:style-name="T1728">Przewodniczący</text:span>:</text:p>
      <text:p text:style-name="P1729">Pan prof<text:span text:style-name="T1730">.</text:span><text:s/>Jankowski<text:span text:style-name="T1731">.</text:span></text:p>
      <text:p text:style-name="P1732"><text:span text:style-name="T1733">Ob. Zenon Jankowski</text:span>:</text:p>
      <text:p text:style-name="P1734"><text:span text:style-name="T1735">O</text:span>tóż<text:s/>w<text:s/>sprawach zagrożonych karą śmierci orzekają składy 5-osobowe. W sytuacji kiedy sąd wojewódzki nie orzeka kary śmierci, wiadomo co najmniej trzech głosowało przeciwko karze śmierci<text:span text:style-name="T1736">.</text:span><text:s/>Wtedy, kiedy ma możliwość orzec tą karę 5-osobowy skład Sądu Najwyższego, to się okaże, że na 10 decydujących o treści wyroku, może tak być, 7 decyduje, że nie, a 3 zadecyduje o karze śmierci<text:span text:style-name="T1737">.</text:span><text:s/><text:span text:style-name="T1738">J</text:span>est to sytuacja nie do - poza tym ona się wiąże także z instytucją rewizji nadzwycz<text:span text:style-name="T1739">aj</text:span>nej.<text:s/>Znam przypadki, że takie rewizje nadzwyczajne<text:span text:style-name="T1740">...</text:span><text:s/>kończyły się wyrokiem skazującym na karę śmierci<text:span text:style-name="T1741">.</text:span><text:s/>I uważam, że wprowadzenie takiego zakazu nie powoduje nic, żadnych komplikacji w całej procedurze i n<text:span text:style-name="T1742">aj</text:span>spokojniej taki zakaz wprowadzić można n<text:span text:style-name="T1743">at</text:span>ychmiast.</text:p>
      <text:p text:style-name="P1744"><text:span text:style-name="T1745">P</text:span><text:span text:style-name="T1746">rzew</text:span><text:span text:style-name="T1747">odnicz</text:span><text:span text:style-name="T1748">ą</text:span><text:span text:style-name="T1749">c</text:span><text:span text:style-name="T1750">y</text:span><text:span text:style-name="T1751">:</text:span></text:p>
      <text:p text:style-name="P1752">Kto z państwa? No pan prof. Kędzia.</text:p>
      <text:p text:style-name="P1753"><text:span text:style-name="T1754">Ob. Zdzisław Kędzia</text:span>:</text:p>
      <text:p text:style-name="P1755">Ja bym może jeszcze tylko jedną rzecz podkreślił, wracając<text:span text:style-name="T1756"><text:s/></text:span>do postanowień paktu, że w tym wypadku nie tylko art. 9 i 14 Paktu Praw Osobistych i Politycznych ma zastosowanie, ale również art. 6, który mówi o prawie do życia.</text:p>
      <text:p text:style-name="P1757">We wszystkich dyskusjach dotyczących zarówno treść tego artykułu jak i później w dyskusjach w ramach Komitetu Praw Człowieka, także w innych grem<text:span text:style-name="T1758">i</text:span>ach ONZ-towskich dotyczących prawa do życia podkreślano, że nie może być tak, aby kara śmierci została orzeczona w sposób, który uniemożliwia odwołanie od tego orzeczenia.</text:p>
      <text:p text:style-name="P1759">Zastanawiano się nad wpisaniem stosownych postanowień do art<text:span text:style-name="T1760">.</text:span><text:s/>6, ale tutaj wskazywano, że przecież możliwość odwołania jest zagwarantowana art. 1<text:span text:style-name="T1761">4.</text:span><text:s/>w związku z tym jest wpisane bardzo szczegółowe postanowienie ograniczenia się do tego, że każdy kto jest skazany może - musi mieć możliwość dochodzenia, zwracania się o łaskę, dochodzenia zmiany wyroku. Tak to określono.</text:p>
      <text:p text:style-name="P1762">W każdym razie intencji twórców paktów, gremiów, które dyskutowały nad paktami, a także w intencjach, które można odczytać w dywagacji Komitetu Praw Człowieka i jego komentarzy<text:s/>wynika jednoznacznie, że od orzeczenia o karze śmierci musi być zagwarantowany środek odwoławczy. Dziękuję bardzo.</text:p>
      <text:p text:style-name="P1763"><text:span text:style-name="T1764">Przewodnicząc</text:span><text:span text:style-name="T1765">y</text:span>:</text:p>
      <text:p text:style-name="P1766">Dziękuję bardzo.</text:p>
      <text:p text:style-name="P1767"><text:span text:style-name="T1768">Ob. Lucjan Czubiński</text:span><text:span text:style-name="T1769">:</text:span></text:p>
      <text:p text:style-name="P1770">Ja nie oponuję wobec takiego stanowiska po obu stronach zresztą, tylko że nie bardzo pragnę się zgodzić z niektórymi argumentami, no bo nawet to o czym mówił pan prof. Kędzia, to przecież to nie jest<text:s/><text:soft-page-break/>takie ścisłe, bowiem właśnie od takie<text:span text:style-name="T1771">j</text:span><text:span text:style-name="T1772"><text:s/></text:span>decyzji istnieją możliwość odwołania się, a zatem to nie jest tak według mnie, że odwołania nie ma.</text:p>
      <text:p text:style-name="P1773">Po drugie, no można przecież rozpatryw<text:span text:style-name="T1774">a</text:span>ć sprawę i pod takim kątem, bo pan mecenas Olszewski mówi, no ale przecież Sąd Najwyższy nie przeprowadza. No to można rozważać koncepcję czy nie powinien w takim przypadku na przykład przeprowadzić określonego postępowania.</text:p>
      <text:p text:style-name="P1775">Także jednym słowem nie oponuję, jeżeli zwłaszcza organy reprezentujące sądownictwo, wymiar sprawiedliwości takie stanowisko zajmują, ja m<text:span text:style-name="T1776">yś</text:span>lę, żeby to tak jakoś nie wrzucać do jednego worka wszystkiego, bowiem no nie są to przynajmniej dla mnie argumenty jakieś jedynie prawdziwe, czy też bardzo ścisłe.</text:p>
      <text:p text:style-name="P1777">Dziękuję bardzo.</text:p>
      <text:p text:style-name="P1778"><text:span text:style-name="T1779">Przewodni</text:span><text:span text:style-name="T1780">cz</text:span><text:span text:style-name="T1781">ący</text:span>:</text:p>
      <text:p text:style-name="P1782">Kto z państwa jeszcze chciałby? Jak brzmi ten przepis, pani mecenas dokładnie, jak pani pr<text:span text:style-name="T1783">o</text:span>ponuje? To byłoby w 383, chwileczkę. Minutkę, już proszę bardzo.</text:p>
      <text:p text:style-name="P1784"><text:span text:style-name="T1785">Ob. Jadwiga Skórzewska</text:span>:</text:p>
      <text:p text:style-name="P1786">Więc zdanie po średniku otrzymuje brzmienie: Sąd odwoławcz<text:span text:style-name="T1787">y<text:s/></text:span>jednak nie może skazać oskarżonego, który został uniewinniony,<text:s/>dalej tak jak w tekście,<text:s/><text:span text:style-name="T1788">z</text:span><text:s/>tym, że<text:s/><text:span text:style-name="T1789">-</text:span><text:s/>ja czytam całość, żeby po prostu oddać przepis - uniewinniony w pierwszej instancji lub co do którego w pierwszej instancji umorzono postępowanie. Następny średnik: Sąd Najwyższy nie może ponadto skazać na karę śmierci. Bo to jest właśnie ten przepis, który mówi, że można na niekorzyść w wypadku wniesienia na niekorzyść środka odwoławczego.</text:p>
      <text:p text:style-name="P1790"><text:span text:style-name="T1791">Przewodni</text:span><text:span text:style-name="T1792">cz</text:span><text:span text:style-name="T1793">ąc</text:span><text:span text:style-name="T1794">y</text:span>:</text:p>
      <text:p text:style-name="P1795">/Niewłączony mikrofon/.</text:p>
      <text:p text:style-name="P1796"><text:span text:style-name="T1797">Ob. Jadwig</text:span><text:span text:style-name="T1798">a</text:span><text:span text:style-name="T1799"><text:s/>Skórzewska</text:span>:</text:p>
      <text:p text:style-name="P1800">Nie, bo to jest tylko rewizyjny, panie prokuratorze. Skazać nie może. Oczywiście nie może skazać.</text:p>
      <text:p text:style-name="P1801"><text:span text:style-name="T1802">Przewodnicząc</text:span><text:span text:style-name="T1803">y</text:span>:</text:p>
      <text:p text:style-name="P1804">Nie potrafię sformułować zarzutu, ale to jest tego rodzaju<text:span text:style-name="T1805"><text:s/></text:span>kwestia, że zawsze w pracach legislac<text:span text:style-name="T1806">yj</text:span>nych wołałbym tu dużą rozwagę. Nic przeciw formalnie nie mam, ale - a jak zrobimy błąd, to co wtedy i ktoś nam wskaże na jakieś, no może nie być, ale czy to jest ten typ panie prezesie.</text:p>
      <text:p text:style-name="P1807"><text:span text:style-name="T1808">Ob. Jadwiga Skórzewska</text:span>:</text:p>
      <text:p text:style-name="P1809">Panie ministrze, jeżeli będzie możliwość w innym przepisie legislacyjnie, to oczywiście tak, jest to kwestia zapisu w tej chwili takiego prawda, intencji, którą wszyscy mamy.</text:p>
      <text:p text:style-name="P1810"><text:span text:style-name="T1811">Przewodnicząc</text:span><text:span text:style-name="T1812">y</text:span>:</text:p>
      <text:p text:style-name="P1813">Prof. Zoll. To może oddajmy pani prof. Wasilkowski<text:span text:style-name="T1814">ej<text:s/></text:span>pierwszeństwo, jeśli pan profesor się zgodzi.</text:p>
      <text:p text:style-name="P1815"><text:span text:style-name="T1816">Ob</text:span><text:span text:style-name="T1817">.</text:span><text:span text:style-name="T1818"><text:s/>Zofia Wasilkowska</text:span>:</text:p>
      <text:p text:style-name="P1819">Ja tylko w tej kwestii, mianowicie mnie się wydaje,<text:s/><text:span text:style-name="T1820">o</text:span><text:s/>tym, zresztą była mowa poprzednio, że nie jest naszym zadaniem,<text:s/>żebyśmy w tych uzgodnionych zapisach podali dokładną formułę legislacyjną<text:span text:style-name="T1821">.</text:span><text:s/>Natomiast chodzi o to, żeby jakoś sprecyzować intencje, która nam przyświeca, a którą już późni<text:span text:style-name="T1822">ej</text:span><text:s/>przy dalszym biegu będzie się opracowywać.</text:p>
      <text:p text:style-name="P1823">I mnie się zdaje, że ta intencja jest tutaj w tym, w tej propozycji z naszej strony sformułowana. Mianowicie tu jest oczywiście w zdaniu uzasadnienie, które można podać lub nie, ze względu na wyjątkowy<text:s/><text:soft-page-break/>charakter kary śmierci oraz ograniczenie<text:span text:style-name="T1824"><text:s/></text:span>w postępowaniu rewizyjnym zarówno zasady bezpośredniości jak i prawa oskarżonego tymczasowo aresztowanego do obecności na sprawie, należy<text:s/><text:span text:style-name="T1825">-</text:span><text:s/>tu już nie proponujemy, tylko należy wykluczyć możliwość - i to jest istotne - należy wykluczyć możliwość wydania wyroku skazującego na karę śmierci przez Sąd Najwyższy.</text:p>
      <text:p text:style-name="P1826">No dla jasności można dodać, jeżeli kara ta nie była orzeczona przez sąd pierwszej instancji<text:span text:style-name="T1827">.</text:span><text:s/>Ale to wtedy nie Sąd Najwyższy wydaje ten wyrok, tylko prawda utrzymuje w mocy wyrok pierwszej instancji. Więc chodzi o to, żeby.<text:span text:style-name="T1828">.</text:span>.</text:p>
      <text:p text:style-name="P1829"><text:span text:style-name="T1830">Ob. Kazimierz Buchała</text:span>:</text:p>
      <text:p text:style-name="P1831">Przepraszam, może jednak by dokonać zmiany. Jednak taka możliwość teoretycznie istnieje. Mianowicie orzeczono, ale nie z tego przepisu, z którego należało, ale to wtedy ten zapis pani by wykluczał. A to co pani minister mówi, to jednak byłoby ściślejsze i taki zapis trzeba przyjąć. Bo teoretycznie istnieje możliwość, że sąd poprawia kwalifikacje prawda i przedtem była kara śmierci, ale on utrzymuje karę śmierci. A intencja jest, by nie mógł orzec samodzielnie i ten zapis ogólny jest lepszy.</text:p>
      <text:p text:style-name="P1832"><text:span text:style-name="T1833">Przewodnicząc</text:span><text:span text:style-name="T1834">y</text:span>:</text:p>
      <text:p text:style-name="P1835">P<text:span text:style-name="T1836">r</text:span>ofesor Zoll.</text:p>
      <text:p text:style-name="P1837"><text:span text:style-name="T1838">Ob</text:span><text:span text:style-name="T1839">.</text:span><text:span text:style-name="T1840"><text:s/>Andrzej Zoll</text:span>:</text:p>
      <text:p text:style-name="P1841"><text:span text:style-name="T1842">.</text:span>.<text:span text:style-name="T1843">.</text:span>w zupełności się zgadzam z tym co powiedziała pani minister. Chciałbym tylko zwrócić uwagę, że miejsce tej regulacji tu w 3<text:span text:style-name="T1844">8</text:span>3 jest najbardziej słuszne dlatego, że tu chodzi o ograniczenie możliwości zaostrzenia wyroku II instancji czy skazania wyrokiem II instancji. Czyli tu należy tę sprawę rozstrzygnąć.</text:p>
      <text:p text:style-name="P1845"><text:span text:style-name="T1846">Przewodnicząc</text:span><text:span text:style-name="T1847">y</text:span>:</text:p>
      <text:p text:style-name="P1848">Dziękuję bardzo.</text:p>
      <text:p text:style-name="P1849">Czy w takim razie po tych wyj<text:span text:style-name="T1850">aś</text:span>nieni<text:span text:style-name="T1851">ac</text:span>h, wymianie uwag, czy pewne wątpliwości się rozwiały? Co do mnie, ja tu gotów jestem powiedzieć, że no tak. Proponowałbym przyjęcie i tej poprawki jako m<text:span text:style-name="T1852">i</text:span>e<text:span text:style-name="T1853">s</text:span>zczącej się w tych zmianach w zdaniu drugim, które myśmy zaczęli omawiać, w ramach § 1, znaczy drugie zdanie<text:span text:style-name="T1854"><text:s/></text:span>zmieniamy, że Sąd Najwyższy na sąd odwoławczy, potem dodajemy w § 1 zdanie, że Sąd Najwyższy nie może ponad to skazać na karę śmierci. Ale przy takim uzgodnieniu, że jest to raczej kierunek, a nie precyzyjne legislacyjne...</text:p>
      <text:p text:style-name="P1855"><text:span text:style-name="T1856">Ob. Kazimierz Buchała</text:span>:</text:p>
      <text:p text:style-name="P1857">Należy odebrać Sądowi Najwyższemu prawo do skazania na karę śmierci.</text:p>
      <text:p text:style-name="P1858"><text:span text:style-name="T1859">Przewodniczący</text:span>:</text:p>
      <text:p text:style-name="P1860">To Sąd Najwyższy nie może ponadto skazać na karę śmierci<text:s/><text:span text:style-name="T1861">-</text:span><text:s/>przyjmijmy to, rozumiemy, że to jest kierunek - jako kierun<text:span text:style-name="T1862">e</text:span>k<text:span text:style-name="T1863"><text:s/></text:span>myślenia w tym zespole nie budzący wątpliwości w tej chwili.</text:p>
      <text:p text:style-name="P1864">Czy ktoś z państwa jest przeciwny takiemu przyjęciu?</text:p>
      <text:p text:style-name="P1865"><text:span text:style-name="T1866">Ob. Jadwiga Skórzewska</text:span>:</text:p>
      <text:p text:style-name="P1867">Panie Ministrze! Oczywiście gdybyśmy się wszyscy zgodzili na przykład, że nie przewidujemy kary śmierci, to wtedy ten zapis jest zbędny.</text:p>
      <text:p text:style-name="P1868"><text:span text:style-name="T1869">Przewodni</text:span><text:span text:style-name="T1870">cz</text:span><text:span text:style-name="T1871">ąc</text:span><text:span text:style-name="T1872">y</text:span>:</text:p>
      <text:p text:style-name="P1873">Dobrze, to byłoby uzgodnienie w ramach tego trzeciego uzgodnienia składający się ni<text:span text:style-name="T1874">ej</text:span>ako z dwóch części.</text:p>
      <text:soft-page-break/>
      <text:p text:style-name="P1875">Co z następnych spraw?</text:p>
      <text:p text:style-name="P1876">Co do trybu postępowania przyspieszonego wyraziłem swój pogląd<text:span text:style-name="T1877">,</text:span><text:s/>nie wiem jak tutaj strona rządowa. To znaczy czytając, państwo czytając założenia wiecie, że to będzie przedmiotem bardzo ważnych i daleko idących rozważań i daleko idących prawdopodobnie sporów, które przyspieszone z uproszczonym się wiąże. Jest rozbieżnoś<text:span text:style-name="T1878">ć</text:span><text:s/>poglądów. Stanowisko tu jest zawarte i myślę, że też będzie podstawą rozważań przez komisję kodyfikacyjną.</text:p>
      <text:p text:style-name="P1879">Proszę bardzo.</text:p>
      <text:p text:style-name="P1880"><text:span text:style-name="T1881">Ob. Jadwiga Skórzewska</text:span>:</text:p>
      <text:p text:style-name="P1882">Jeżeli można panie ministrze jeszcze przed trybem przyspieszonym, skoro omówiliśmy już sprawę art. 64 i tutaj już nawet głosy padły co do kwestii wiążących się jak gdyby z całą problematyką, a mianowicie myśmy zaproponowali jeszcze skreślenie § 2 w art. 273 i skreślenie art. 276. Jeżeli można by było na ten temat.</text:p>
      <text:p text:style-name="P1883"><text:span text:style-name="T1884">P</text:span><text:span text:style-name="T1885">rzew</text:span><text:span text:style-name="T1886">odni</text:span><text:span text:style-name="T1887">cz</text:span><text:span text:style-name="T1888">ąc</text:span><text:span text:style-name="T1889">y</text:span>:</text:p>
      <text:p text:style-name="P1890">Czy pani chciałaby to uzasadnić w tym momencie, czy proponuje pani dyskusję?</text:p>
      <text:p text:style-name="P1891"><text:span text:style-name="T1892">Ob. Jadwiga Skórzewska</text:span>:</text:p>
      <text:p text:style-name="P1893">Proponuję dyskusję, bo uzasadnienie jest w tym tekście naszym, więc jeżeli można.</text:p>
      <text:p text:style-name="P1894"><text:span text:style-name="T1895">Przewodnicząc</text:span><text:span text:style-name="T1896">y</text:span>:</text:p>
      <text:p text:style-name="P1897">P<text:span text:style-name="T1898">r</text:span>oszę bardzo, kto z państwa chciałby - 273 § 2.</text:p>
      <text:p text:style-name="P1899"><text:span text:style-name="T1900">O</text:span><text:span text:style-name="T1901">b</text:span><text:span text:style-name="T1902">.</text:span><text:span text:style-name="T1903"><text:s/>Jadwiga Skórzewska</text:span>:</text:p>
      <text:p text:style-name="P1904">Skreślenie § 2.</text:p>
      <text:p text:style-name="P1905"><text:span text:style-name="T1906">Przewodnicz</text:span><text:span text:style-name="T1907">ą</text:span><text:span text:style-name="T1908">c</text:span><text:span text:style-name="T1909">y</text:span>:</text:p>
      <text:p text:style-name="P1910">Pan chciał zabrać głos? Proszę bardzo.</text:p>
      <text:p text:style-name="P1911"><text:span text:style-name="T1912">Ob. <text:s text:c="22"/></text:span>:</text:p>
      <text:p text:style-name="P1913">Opowiadam się przeciwko uwzględnieniu tej propozycji.</text:p>
      <text:p text:style-name="P1914"><text:span text:style-name="T1915">Przewodnicząc</text:span><text:span text:style-name="T1916">y</text:span><text:span text:style-name="T1917">:</text:span></text:p>
      <text:p text:style-name="P1918">Kto z państwa dalej chciałby się wypowiedzieć, do 273 § 2 i 276.</text:p>
      <text:p text:style-name="P1919"><text:span text:style-name="T1920">Ob. <text:s text:c="22"/></text:span>:</text:p>
      <text:p text:style-name="P1921">To szczegółowa kwestia.</text:p>
      <text:p text:style-name="P1922"><text:span text:style-name="T1923">Przewodnicz</text:span><text:span text:style-name="T1924">ą</text:span><text:span text:style-name="T1925">c</text:span><text:span text:style-name="T1926">y</text:span>:</text:p>
      <text:p text:style-name="P1927">Nikt nie zamierza zabrać głosu. No nie mamy tutaj zgodności<text:span text:style-name="T1928">.</text:span></text:p>
      <text:p text:style-name="P1929"><text:span text:style-name="T1930">Ob</text:span><text:span text:style-name="T1931">.</text:span><text:span text:style-name="T1932"><text:s/>J</text:span><text:span text:style-name="T1933">a</text:span><text:span text:style-name="T1934">dwiga Sk</text:span><text:span text:style-name="T1935">ó</text:span><text:span text:style-name="T1936">rzewska:</text:span></text:p>
      <text:p text:style-name="P1937">276 także nie?</text:p>
      <text:p text:style-name="P1938"><text:span text:style-name="T1939">Przewodni</text:span><text:span text:style-name="T1940">cz</text:span><text:span text:style-name="T1941">ąc</text:span><text:span text:style-name="T1942">y</text:span><text:span text:style-name="T1943">:</text:span></text:p>
      <text:p text:style-name="P1944">Dotyczy spraw niecierpiących zwłoki.</text:p>
      <text:p text:style-name="P1945"><text:span text:style-name="T1946">Ob. Zofia Wasilkowska</text:span>:</text:p>
      <text:p text:style-name="P1947"><text:span text:style-name="T1948">...</text:span>bez postanowienia o przedstawieniu zarzutu. Bo to są wszystko gwarancje<text:span text:style-name="T1949">...</text:span></text:p>
      <text:p text:style-name="P1950"><text:span text:style-name="T1951">Ob. Kazimierz Buchała</text:span>:</text:p>
      <text:p text:style-name="P1952">To wymaga jednak głębszego sięgnięcia w przepisy dotyczące postępowania przygotowawczego. Otóż takie sytuacje niecierpiące zwłoki, tak zanikowe ślady tak zwane, te jest rzecz, że tak powiem na porządku<text:s/><text:soft-page-break/>dziennym w wymiarze sprawiedliwości, nie tylko u nas.</text:p>
      <text:p text:style-name="P1953">No i z jednej strony trzeb<text:span text:style-name="T1954">a</text:span><text:s/><text:span text:style-name="T1955">b</text:span>y, bo to wiąże się z kwestią czy taki protokół ma taką moc dowodową jak protokół<text:s/>o przedstawieniu zarzutów i w jakim charakterze jest on słuchany, czy w charakterze świadka, czy też podejrzanego. Więc to jest sprawa bardziej skomplikowana.</text:p>
      <text:p text:style-name="P1956">To znaczy ja bym szedł po linii myślenia pani mecenas, ale byłbym zdania, że to trzeba odłożyć do ogólniejszej regulacji.</text:p>
      <text:p text:style-name="P1957"><text:span text:style-name="T1958">Ob. Jadwiga Skórzewska</text:span>:</text:p>
      <text:p text:style-name="P1959">Panie profesorze jeszcze tylko jedną rzecz chciałam powiedzieć. Gdybyśmy zbadali sprawy, to by się okazało, że art. 27<text:span text:style-name="T1960">6</text:span><text:s/>w przeważ<text:span text:style-name="T1961">aj</text:span>ąc<text:span text:style-name="T1962">ej</text:span><text:s/>ich większości został zastosowany. I chodziło nam o to, żeby ten wyjątek, który jest przewidziany w art. 276 wyłączyć z reguły stosowania.</text:p>
      <text:p text:style-name="P1963"><text:span text:style-name="T1964">P</text:span><text:span text:style-name="T1965">rz</text:span><text:span text:style-name="T1966">ewodnicząc</text:span><text:span text:style-name="T1967">y</text:span>:</text:p>
      <text:p text:style-name="P1968">Czy ktoś jeszcz<text:span text:style-name="T1969">e</text:span><text:s/>prosił o - pan Starszak.</text:p>
      <text:p text:style-name="P1970"><text:span text:style-name="T1971">Ob. Hipolit Starszak</text:span>:</text:p>
      <text:p text:style-name="P1972">Ja chciałem tylko taką uwagę poczynić, że oczywiście nie jest prawdą, że 276 jest tak bardzo często stosowany.</text:p>
      <text:p text:style-name="P1973">Natomiast chcę zauważyć, że on jest w gruncie rzeczy w interesie osoby, którą postawiono w stan podejrzenia funkcjonuje, bo przecież dzięki temu, iż on w takim trybie jest przesłuchany, no więc jako podejrzany to od razu wchodzi w uprawnienia, które podejrzanemu służą. Przecież w gruncie rzeczy dochodzi to do - kiedy on ma zastosowanie. Wtedy, kiedy na miejscu zdarzenia dochodzi do ujęcia, właściwie w takim na<text:s/>„gorącym uczynku”<text:s/>jak to się mówi i natychmiast następuje rozmowa z nim, z tym zatrzymanym w tym momencie, jako z człowiekiem, który jest podejrzany o przestępstwo. Więc nikt nie ud<text:span text:style-name="T1974">aj</text:span>e, że jest to świadek, tylko mówi się:<text:s/>„panie Kowalski, pan jest podejrzany, że pan to ukradł”.<text:s/>I następuje ciąg dalszy<text:span text:style-name="T1975">.</text:span></text:p>
      <text:p text:style-name="P1976">Więc oczywiście ja rozumiem intencje wypowiedzi pana profesora, w ogóle kiedyś były przecież inne rozwiązania, u nas funkcjonujące w tym zakresie, tak zwane dochodzenie przedśledcze było, to nie była dobra myśl w konstrukcji, teraz to zastąpiono tym postępowaniem w niezbędnym zakresie 267, to też wymaga rozważenia, czy akurat taką konstrukcję zostawić. A 267 ściśle wiąże się z 276, no nader ściśle. Ter<text:span text:style-name="T1977">a</text:span>z wyrzućmy 276, a reszta zawiśnie w powietrzu.</text:p>
      <text:p text:style-name="P1978">Pani mecenas, ja oczywiście rozumiem wszystkie intencje, które panią kierują, uważam, że są one wyłącznie szlachetne, ale to jest niedobr<text:span text:style-name="T1979">e</text:span><text:s/>rozwiązanie.</text:p>
      <text:p text:style-name="P1980">Dziękuję.</text:p>
      <text:p text:style-name="P1981"><text:span text:style-name="T1982">Przewodnicząc</text:span><text:span text:style-name="T1983">y</text:span><text:span text:style-name="T1984">:</text:span></text:p>
      <text:p text:style-name="P1985">Pani mecenas Skórzewska, jeszcze? Nie.</text:p>
      <text:p text:style-name="P1986"><text:span text:style-name="T1987">O</text:span><text:span text:style-name="T1988">b</text:span><text:span text:style-name="T1989">.</text:span><text:span text:style-name="T1990"><text:s/>Jadwiga Skórzewsk</text:span><text:span text:style-name="T1991">a</text:span>:</text:p>
      <text:p text:style-name="P1992">Pan<text:span text:style-name="T1993">i</text:span>e ministrze,<text:s/><text:span text:style-name="T1994">j</text:span>a tylko chciałam powiedzieć, bo to w gruncie rzeczy chodzi o to, żeby temu człowiekowi - żeby było postanowienie o przedstawieniu zarzutów, nic więcej.</text:p>
      <text:p text:style-name="P1995"><text:span text:style-name="T1996">Przewodnicz</text:span><text:span text:style-name="T1997">ą</text:span><text:span text:style-name="T1998">c</text:span><text:span text:style-name="T1999">y</text:span>:</text:p>
      <text:p text:style-name="P2000">Pani mecenas, no.</text:p>
      <text:p text:style-name="P2001">Pan prof. Buchała.</text:p>
      <text:soft-page-break/>
      <text:p text:style-name="P2002"><text:span text:style-name="T2003">Ob. Kazimierz Buchała</text:span>:</text:p>
      <text:p text:style-name="P2004">Ja chcę powiedzieć, że interes podejrzanego, znaczy on formalnie nie jest podejrzanym jeszcze prawda, bo zarzu<text:span text:style-name="T2005">t</text:span>u<text:span text:style-name="T2006"><text:s/></text:span>mu nie przedstawiono, jest o tyle z<text:span text:style-name="T2007">ag</text:span>w<text:span text:style-name="T2008">ar</text:span>an<text:span text:style-name="T2009">to</text:span>w<text:span text:style-name="T2010">an</text:span>e, że musi się to przesłuchanie rozpocząć od informacji o treści zarzutu.<text:span text:style-name="T2011"><text:s/></text:span>Musi.</text:p>
      <text:p text:style-name="P2012">Jeśli tam nie ma tego poin<text:span text:style-name="T2013">fo</text:span>rmowania, to wtedy taki<text:s/>dokument nie może być dowodem.</text:p>
      <text:p text:style-name="P2014"><text:span text:style-name="T2015">Ob. Jadwiga Skórzewska</text:span>:</text:p>
      <text:p text:style-name="P2016">Ale ja bym chciała powrócić jeszcze panowie, ponieważ ten 273 nie uzyskał aprobaty - skreślenie paragrafu dwa. Mamy już jeden precedens, to znaczy przy art. 64 zgodziliśmy się na zażalenie do sądu. Może przewidzieć taką sytuację w art. 273,<text:s/><text:span text:style-name="T2017">ż</text:span>e jeżeli już prokurator odmawia żądaniu do udziału stron w czynnościach, to żeby była możliwość zażalenia się do sądu.</text:p>
      <text:p text:style-name="P2018"><text:span text:style-name="T2019">O</text:span><text:span text:style-name="T2020">b. Hipolit Starszak</text:span>:</text:p>
      <text:p text:style-name="P2021">Ja proponuję, żeby pan minister zaprosił panią Skórzewską do uczestnictwa w pracach Komisji do spraw Reformy Prawa.</text:p>
      <text:p text:style-name="P2022"><text:span text:style-name="T2023">Przewodn</text:span><text:span text:style-name="T2024">icz</text:span><text:span text:style-name="T2025">ąc</text:span><text:span text:style-name="T2026">y</text:span>:</text:p>
      <text:p text:style-name="P2027">Ja już to uczyniłem i myślę, że będę miał stanowisko<text:span text:style-name="T2028">...</text:span></text:p>
      <text:p text:style-name="P2029"><text:span text:style-name="T2030">Ob. Hipolit Starszak</text:span>:</text:p>
      <text:p text:style-name="P2031">Znakomite<text:span text:style-name="T2032">...</text:span></text:p>
      <text:p text:style-name="P2033"><text:span text:style-name="T2034">Przewodnicząc</text:span><text:span text:style-name="T2035">y</text:span>:</text:p>
      <text:p text:style-name="P2036"><text:span text:style-name="T2037">J</text:span>a myślę, że są sprawy - jest to propozycja, którą podtrzymuję generalnie. Przepraszam, bo to jest gestia pana profesora, ale myślę, że pan profesor<text:span text:style-name="T2038">.</text:span>..</text:p>
      <text:p text:style-name="P2039"><text:span text:style-name="T2040">Ob. Kazimierz Buchała</text:span>:</text:p>
      <text:p text:style-name="P2041">Ja się tylko będę cieszył, jeśli się tylko wprowadzi ludzi, którzy chcą coś zrobić, prawda, dla tej przyszłej procedury. Ja tylko będę się cieszył. Ba, i to może się stać nie czekając na ogólne porozumienie przecież.</text:p>
      <text:p text:style-name="P2042"><text:span text:style-name="T2043">Przewodniczący</text:span>:</text:p>
      <text:p text:style-name="P2044">Nie mamy zgodności,<text:s/><text:span text:style-name="T2045">t</text:span>o proponuję przejść do następnych spraw.</text:p>
      <text:p text:style-name="P2046">Co z pozostałych spraw lub jakie sprawy jeszcze w zakresie procedury karnej państwo proponujecie, zgłaszał się pan prof. Zieliński.</text:p>
      <text:p text:style-name="P2047"><text:span text:style-name="T2048">Ob. Tadeusz Zieliński</text:span>:</text:p>
      <text:p text:style-name="P2049">Proszę Państwa! Ja chciałbym jeszcze zaproponować, żeby dyskusją objęta została sprawa ułaskawień.</text:p>
      <text:p text:style-name="P2050">Mam przed sobą dokument, który powstał w wyniku spotkania, które odbyło się 25 lutego br. z inicjatywy Komitetu Helsińskiego w Warszawie, w którym to spotkaniu uczestniczyli wybitni specjaliści także prawa karnego i procedury karnej.</text:p>
      <text:p text:style-name="P2051">Na tym spotkaniu sformułowano postulat, aby została wprowadzona w kodeksie postępowania karnego zasada, że chociażby jedna pozytywna decyzja sądu w postępowaniu u<text:span text:style-name="T2052">ł</text:span>askawieniowym obliguje Prokuratora Generalnego do przedstawienia sprawy o ułaskawienie R<text:span text:style-name="T2053">a</text:span>dzie Państwa. Ten jeden postulat pragnąłbym przedstawić do dyskusji, zaznaczając przy okazji, że w szeregu innych sprawach, które były dzisiaj rozpatrywane, istni<text:span text:style-name="T2054">ej</text:span>e zgodność pomiędzy gronem, które zastanawiało się nad reformą prawa karnego i procedury karnej, a dzisiejszymi tutaj ustaleniami. Dziękuję uprzejmie za uwagę.</text:p>
      <text:soft-page-break/>
      <text:p text:style-name="P2055"><text:span text:style-name="T2056">P</text:span><text:span text:style-name="T2057">rzew</text:span><text:span text:style-name="T2058">odnicząc</text:span><text:span text:style-name="T2059">y</text:span><text:span text:style-name="T2060">:</text:span></text:p>
      <text:p text:style-name="P2061">Dziękuję. Kto w tej sprawie? Pan prof. Strzembosz.</text:p>
      <text:p text:style-name="P2062"><text:span text:style-name="T2063">Ob. Adam Strzembosz</text:span>:</text:p>
      <text:p text:style-name="P2064">Ja do sprawy chciałem<text:span text:style-name="T2065">..</text:span>.</text:p>
      <text:p text:style-name="P2066"><text:span text:style-name="T2067">Przewodniczący</text:span>:</text:p>
      <text:p text:style-name="P2068">Może to zakoń<text:span text:style-name="T2069">c</text:span>zymy, a jeśli pan profesor się zgodzi to.<text:span text:style-name="T2070">.</text:span>.</text:p>
      <text:p text:style-name="P2071"><text:span text:style-name="T2072">Ob. Adam Strzembosz</text:span>:</text:p>
      <text:p text:style-name="P2073">Tak, tak, oczywiście.</text:p>
      <text:p text:style-name="P2074"><text:span text:style-name="T2075">Przewodnicząc</text:span><text:span text:style-name="T2076">y</text:span><text:span text:style-name="T2077">:</text:span></text:p>
      <text:p text:style-name="P2078">Kto w tej spraw<text:span text:style-name="T2079">i</text:span>e, którą przedłożył prof. Zieliński? Proszę bardzo.</text:p>
      <text:p text:style-name="P2080"><text:span text:style-name="T2081">Ob. Lucjan Czubiński</text:span><text:span text:style-name="T2082">:</text:span></text:p>
      <text:p text:style-name="P2083">Tylko z tego tytułu jaki dzisiaj, znaczy ze stanowiska, jakie dzisiaj piastuję, ale pragnę poinformować państwa, że praktyka właściwie była różna panie profesorze. I myślę, że pan Prokurator Generalny podtrzyma to stanowisko, że Prokurator Generalny nie był taki rygorystyczny i chyba nadal nie jest, ażeby nie mając stanowiska dwóch instancji, a zresztą czasami przy skazaniach to była tylko jedna instancja, a potem była sprawa ułaskawienia, różnorakie w każdym razie były i chyba nadal jest ta praktyka.</text:p>
      <text:p text:style-name="P2084">Jeżeli dzisiaj to podniesiono do rangi już mię<text:span text:style-name="T2085">dz</text:span>yn<text:span text:style-name="T2086">ar</text:span>odowej zasady i to tak na takim spotkaniu, jak o którym pan profesor mówił, to ja wyrażam pogląd, że można byłoby taką zasadę prawda przyjąć, choć nie wypowiadam się, bo to jest sprawa generalnie, bo tu Prokurator Generalny.</text:p>
      <text:p text:style-name="P2087">Dziękuję bardzo.</text:p>
      <text:p text:style-name="P2088"><text:span text:style-name="T2089">Przewodnicząc</text:span><text:span text:style-name="T2090">y</text:span>:</text:p>
      <text:p text:style-name="P2091">Proszę bardzo, pan Starszak.</text:p>
      <text:p text:style-name="P2092"><text:span text:style-name="T2093">Ob. Hipolit Starszak</text:span>:</text:p>
      <text:p text:style-name="P2094">Chcę powiedzieć, że ten postulat wyniknął także podczas prac Komisji do spraw Reformy Prawa Karnego. Wydaje mi się, że trudno mieć do uzasadnienia tej koncepcji szczególne wątpliwości.</text:p>
      <text:p text:style-name="P2095">Ja chciałbym potwierdzić opinię gen. Czubińskiego, że praktyka w tym zakresie jest różna w tym sensie, że są jeszcze dodatkowe regulatory praktyki przedstawiania Radzie Państwa wniosków o ułaskawienie<text:span text:style-name="T2096">.</text:span><text:s/>Te regulatory to uchwała Rady Państwa<text:span text:style-name="T2097">.</text:span><text:s/>Rada Państwa określa, jakie sprawy chce, a jakie nie chce. Na przykład stosujących odpowiednio, czy kierując się odpowiednią przez siebie zresztą ustaloną polityką ułaskawieniową.</text:p>
      <text:p text:style-name="P2098">Także to, iż czy dwa sądy, czy jeden sąd pozytywnie opiniował wniosek o ułaskawienie, oczywiście wtedy kiedy dwa, no to w sposób oczywisty sprawa była przedstawiona i jest przedstawiona Radzie Państwa, natomiast wtedy, gdy tylko jeden sąd pozytywnie opiniuje, to jeszcze dodatkowe kwestie wchodzą tutaj w rachubę przy ocenie tego, czy należy zarządzić tak zwane brzydko biurokratycznie<text:s/>„bez<text:s/>bieg”, straszne słowo, czy też przedstawić sprawę Radzie Państwa.</text:p>
      <text:p text:style-name="P2099">Mnie się zdaje, że trzeba sprawę zostawić R<text:span text:style-name="T2100">a</text:span>dzie Państwa jeszcze, na tym etapie. Czy to jest akurat materia szczegółowa, zresztą sz<text:span text:style-name="T2101">al</text:span>enie, którą powinniśmy dzisiaj i przy tej okazji postulować do uregulow<text:span text:style-name="T2102">an</text:span>ia, mam co do tego wątpliwości<text:span text:style-name="T2103">,</text:span><text:s/>nie taję. Nie co do meritum prawda, natomiast tu są pewne uwarunkowania związane i z Radą Państwa i w ogóle usytuowaniem tej instytucji w całym systemie.</text:p>
      <text:soft-page-break/>
      <text:p text:style-name="P2104">Dziękuję.</text:p>
      <text:p text:style-name="P2105"><text:span text:style-name="T2106">P</text:span><text:span text:style-name="T2107">rzew</text:span><text:span text:style-name="T2108">odnicząc</text:span><text:span text:style-name="T2109">y</text:span><text:span text:style-name="T2110">:</text:span></text:p>
      <text:p text:style-name="P2111">Znaczy ja osobiście nawet uważam, że propozycja jest interesująca i godna rozważenia, tylko jeśli pan prof. Zoll zabierze głos, bo się zgłasza pan profesor, zechciałby pan na pewno wypowiedzieć się, czy to jest sprawa kwalifikująca się do takiej, do tego grona szybkiej, jak to mówimy, nowelizacji, czy też ona nie ma tego charakteru, przy kodyfikacji prawa karnego.</text:p>
      <text:p text:style-name="P2112">Bo co do zasady, przyznam się, ja bym byłby za, tylko czy teraz już, czy to jest tego typu sprawa?</text:p>
      <text:p text:style-name="P2113">Pan prof. Zoll.</text:p>
      <text:p text:style-name="P2114"><text:span text:style-name="T2115">Ob. Andrzej Zoll</text:span>:</text:p>
      <text:p text:style-name="P2116">Wydaje mi się, że to jest właśnie sprawa, która teraz powinna by<text:span text:style-name="T2117">ć</text:span><text:s/>rozstrzygnięta, a dlaczego?</text:p>
      <text:p text:style-name="P2118">No proszę państwa, to jest sprawa, która dotyczy również stosunku sądu do prokuratury. Tutaj mamy sytuację, załóżmy wypadek, który również podpada pod ten typ, gdzie Prokurator Generalny może zarządzi<text:span text:style-name="T2119">ć</text:span><text:s/>„bez<text:s/>bieg”, jeżeli sąd wyda pozytywną opinię, ale była tylko jedna instancja rozpatrująca sprawę. Czyli mimo pozytywnej opinii sądu i wyłącznie pozytywnej opinii, prokurator z pełnym szacunkiem jestem dla Prokuratora Generalnego, ale tylko prokurator tutaj hamuje dalszy bieg spr<text:span text:style-name="T2120">aw</text:span>y.</text:p>
      <text:p text:style-name="P2121">Wydaje mi się, że przy tym naszej koncepcji ustawienia sądownictwa, to jednak ten przepis zdecydowanie...</text:p>
      <text:p text:style-name="P2122"><text:span text:style-name="T2123">Przewodnicząc</text:span><text:span text:style-name="T2124">y</text:span>:</text:p>
      <text:p text:style-name="P2125">Pan profesor Buchała.</text:p>
      <text:p text:style-name="P2126"><text:span text:style-name="T2127">Ob. Kazimierz Buchała</text:span>:</text:p>
      <text:p text:style-name="P2128">Proszę państwa, czy to aby nie jest zbyt szczegółowa kwestia<text:span text:style-name="T2129">.</text:span><text:s/>Przecież Rada Państwa może nie pójść po tej linii. My tylko walczymy o to, by to już rozstrzygnąć, żeby prokurator przedstawił Radzie Państwa taki wniosek. To jest jednak prawda zbyt daleko idący szczegół. No, bo to przecież nie ma żadnego wpływu na meritum.</text:p>
      <text:p text:style-name="P2130">A poza tym chcę powiedzieć, że - znaczy moim zdaniem - cały tryb uła<text:span text:style-name="T2131">s</text:span>kawień jednak powinien ulec pewnej zmianie, tak jak i kwestia trybu zaskarżania w drodze nadzwycz<text:span text:style-name="T2132">aj</text:span>nej rewizji. Więc czy nie zostawić to systemowemu rozwiąza<text:span text:style-name="T2133">n</text:span>iu.<text:s/>Właśnie przy te<text:span text:style-name="T2134">j</text:span><text:s/>nowelizacji, jaka jest w toku<text:span text:style-name="T2135">.</text:span></text:p>
      <text:p text:style-name="P2136"><text:span text:style-name="T2137">Przewodn</text:span><text:span text:style-name="T2138">ic</text:span><text:span text:style-name="T2139">zący</text:span>:</text:p>
      <text:p text:style-name="P2140">Dziękuję bardzo<text:span text:style-name="T2141">.</text:span></text:p>
      <text:p text:style-name="P2142">Kto z państwa z kolei chciałby? Pan Romaszewski, potem pan Chojnacki<text:span text:style-name="T2143">.</text:span><text:s/>Proszę bardzo.</text:p>
      <text:p text:style-name="P2144"><text:span text:style-name="T2145">Ob</text:span><text:span text:style-name="T2146">.</text:span><text:span text:style-name="T2147"><text:s/>Zbigniew Romaszewski</text:span>:</text:p>
      <text:p text:style-name="P2148">Proszę Państwa! Ponieważ jeszcze tak tkwimy na - ja mam właśnie dwie sprawy, które chciałem przedstawić<text:span text:style-name="T2149">.</text:span><text:s/>Może zacznę od tej drugi<text:span text:style-name="T2150">e</text:span>j, która się wiąże tak bardzo bezpośrednio ze sprawami postępowania przygotowawczego.</text:p>
      <text:p text:style-name="P2151">Mianowicie sprawa przeszukania<text:span text:style-name="T2152">.</text:span><text:s/>Otóż jeżeli chodzi o przeszukania, to wytworzyła się - o czym już zresztą sygnalizow<text:span text:style-name="T2153">ał</text:span>em - wytworzyła się praktyka, że we wszys<text:span text:style-name="T2154">t</text:span>k<text:span text:style-name="T2155">i</text:span>ch prz<text:span text:style-name="T2156">es</text:span>zukani<text:span text:style-name="T2157">ac</text:span>h istnieją okoliczności wyjątkowe, uprawniające do prowadzenia przeszukania, bez nakazu prokuratorskiego. Jest to<text:s/><text:span text:style-name="T2158">w</text:span><text:s/>tej chwili praktyka praktycznie powszechna<text:span text:style-name="T2159">.</text:span></text:p>
      <text:p text:style-name="P2160">W związku z tym i także właściwie praktycznie większość przeszukań, jakie są prowadzona, jest<text:s/><text:soft-page-break/>prowadzona w oparciu o art<text:span text:style-name="T2161">.</text:span><text:s/>191 § 2, czyli o te wypadki niecierpiące zwłoki. Wszystkie wypadki są niecierpiące zwłoki, niezależnie czy przestępstwo<text:span text:style-name="T2162">...</text:span><text:s/>to w ogóle nie ma najmniejszego znaczenia. Zawsze to się tak odbywa - na legitymację.</text:p>
      <text:p text:style-name="P2163">I w związku z tym ja bym proponował pewne zmiany w art. 191 § 2, który by tego rodzaju praktyki, no jeśli nie uniemożliwiły, to w każdym razie utrudniły, no pozostawi<text:span text:style-name="T2164">aj</text:span>ąc jednocześnie rzeczywistą możliwość działania w przypadkach nagłych.</text:p>
      <text:p text:style-name="P2165">Moja propozycja w tym względzie, którą ja tak sobie, że tak powiem no po laicku zanotowałem, która oczywiście<text:s/>jeżeli chodzi o sam zapis mogłaby podlegać daleko idącym mody<text:span text:style-name="T2166">fi</text:span>kacjom, brzmiał<text:span text:style-name="T2167">ab</text:span>y mniej więcej w ten sposób, mianowicie, że w § 2 art. 191 mianowicie nadać mu taką treść:<text:s/>„W wypadkach nie cierpiących zwłoki, jeżeli polecenie prokuratora nie mogło być wydane uprzednio, należy okazać nakaz kierownika właściwej jednostki milicji obywatelskiej lub legitymację służbową”. /Kropka/. I ta część by pozostawała w swojej dotychczasowej postaci, a dalej by brzmiało: Osobie, u której przeprowadzono przeszukanie doręcza się następnie postanowienie, czyli już obligatoryjnie, nie na żądanie, zawierające uzasadnienie okoliczności, które spowodowały, że przeszukanie uznano za niecierpiące zwłoki. Na postanowienie przysługuje zażalenie.</text:p>
      <text:p text:style-name="P2168">Taka byłaby proponowana przeze mnie - po prostu, jeżeli to była okoliczność rzeczywiście niecierpiąca zwłoki, to znalazło swoje odbicie i żeby na to - jeżeli mieliśmy do czynienia z nadużyciem, żeby na to przysługiwało zażalenie.</text:p>
      <text:p text:style-name="P2169"><text:span text:style-name="T2170">Przewodnicząc</text:span><text:span text:style-name="T2171">y</text:span>:</text:p>
      <text:p text:style-name="P2172">Mam propozycję, żeby propozycję dodatkową, ona nie jest zawarta w załączniku numer dwa, zgłoszoną przez pana Romaszewskiego dyskutować, ale po zakończeniu dyskusji w sprawie, bo taki tryb przyjęliśmy, wniosku, który złożył pan prof. Zieliński, jeśli pan by się zgodził, dobrze. Bo myśmy w tej sprawie jeszcze nie zajęli ostatecznego stanowiska. Jeśli pan Chojnacki w tej sprawie chciałby, no to wówczas sp<text:span text:style-name="T2173">yt</text:span>am, czy jakie są stanowiska, czy mamy ustalenie, czy nie.</text:p>
      <text:p text:style-name="P2174">Proszę bardzo.</text:p>
      <text:p text:style-name="P2175"><text:span text:style-name="T2176">Ob. <text:s text:c="22"/></text:span>:</text:p>
      <text:p text:style-name="P2177">Ja uważam, że w ogóle procedura kwestii ułaskawień<text:s/><text:span text:style-name="T2178">z</text:span><text:s/>uwagi na praktykę, jaka się wytwarza w sądach, stała się procedurą, która no w większości, często w uzasadnionych przypadkach uniemożliwia ludziom znajdującym się w położeniu zasługującym na łaskę, dojście do źródła łaski, mówię do Rady Państwa. Po prostu blokowane są formalne wnioski przez sądy I instancji zwłaszcza, pozostawianiem bez biegu albo skazany na łaskę nie zasługuje.</text:p>
      <text:p text:style-name="P2179">Uważam, że ta praktyka i cały rozdział 51 kodeksu postępowania karnego w tym zakresie wymaga istotnych przemodelowań. Ale póki co, jak to się nieładnie mówi, jestem za tym, żeby przynajmniej na razie jako minimum potraktować no to rozwiązanie, które tu proponował prof. Zieliński,<text:s/><text:span text:style-name="T2180">a<text:s/></text:span>mianowicie, że w sytuac<text:span text:style-name="T2181">ji</text:span><text:s/>rozbieżnych opinii i sądów, żeby Generalny Prokurator miał obowiązek przedstawienia prośby o łaskę Radzie Państwa. To w pewnym sensie także ośmieli sąd, bo ja znam kolegów, którzy się krępują wydawać opinie pozytywne, z góry zakładając, że oczywiście<text:s/><text:span text:style-name="T2182">al</text:span>bo druga instancja się nie zgodzi, albo prokurator zablokuje dalszą drogę. Są tu pewne psychiczne hamulce, a powinny one być z tego momentu usunięte.</text:p>
      <text:soft-page-break/>
      <text:p text:style-name="P2183">I dlatego obstaję za tym, żeby jako minimum potraktować ten wniosek prof. Zielińskiego, a co do przyszłości, należałoby<text:span text:style-name="T2184"><text:s/></text:span>się w ogóle zastanowić, czy konieczna jest w razie opinii pozytywnych sądów interwencja czy ocena zasadności wniosku przez prokuratury. Wydaje mi się, że takie jeszcze jakieś zabezpieczenie dodatkowe tego procesu ułaskawieniowego byłoby zbędne. Dlatego w przyszłości, gdyby Komisja K<text:span text:style-name="T2185">o</text:span>dy<text:span text:style-name="T2186">fi</text:span>kac<text:span text:style-name="T2187">yj</text:span>na<text:s/>tą rzecz rozważała, byłbym za tym, żeby ewentualnie to<text:s/><text:span text:style-name="T2188">s</text:span>zło tylko drogą opinii sądowych i przedstawiane były sprawy bez hamowania, bo to jednak ten proces przedłuża, czasem następują<text:span text:style-name="T2189">...</text:span><text:s/>tak długie, że skazany karę odbędzie, zanim łaska trafi od Rady Państwa.</text:p>
      <text:p text:style-name="P2190">Dziękuję.</text:p>
      <text:p text:style-name="P2191"><text:span text:style-name="T2192">Przewodnicząc</text:span><text:span text:style-name="T2193">y</text:span>:</text:p>
      <text:p text:style-name="P2194">Dziękuję bardzo.</text:p>
      <text:p text:style-name="P2195">Pan prokurator Starszak.</text:p>
      <text:p text:style-name="P2196"><text:span text:style-name="T2197">O</text:span><text:span text:style-name="T2198">b. Hipolit Starszak</text:span>:</text:p>
      <text:p text:style-name="P2199">Dziękuję bardzo.</text:p>
      <text:p text:style-name="P2200">Pan prezes niedobrze wyraża się o sądach czy o sędziach. Ja nie chciałbym...</text:p>
      <text:p text:style-name="P2201"><text:span text:style-name="T2202">Przewodniczący</text:span>:</text:p>
      <text:p text:style-name="P2203">To jest prezes Polskiego Komitetu ZSL.</text:p>
      <text:p text:style-name="P2204"><text:span text:style-name="T2205">Ob. Hipolit Starszak</text:span>:</text:p>
      <text:p text:style-name="P2206">Tak, tak. Dlatego mówi o niektórych sędziach niedobrze, że się na przykład obawiają formułować opinii pozytywnych w sprawie uł<text:span text:style-name="T2207">as</text:span>k<text:span text:style-name="T2208">aw</text:span>ienia. Ja się stykam ze sprawami ułaskawienie i nie mógłbym takiego poglądu podzielić. Mam nawet od czasu do czasu krytyczną ocenę dotyczącą stosowania instytucji z art. 501 kodeksu postępowania karnego, który jak państwo wiecie polega na tym, iż sąd może przerwać wykonanie kary pozbawienia wolności. W moim przekonaniu ta instytucja jest przez sądy nadto często stosowana. Przez Prokuratora Generalnego nie, mimo że też takie uprawnienie mu służy. Kilka raptem spraw rocznie uznajemy za uzas<text:span text:style-name="T2209">ad</text:span>nia<text:span text:style-name="T2210">ją</text:span>ce stosowanie tego nadzwycz<text:span text:style-name="T2211">aj</text:span>nego środka.<text:s/><text:span text:style-name="T2212">W</text:span><text:s/>sądach natomiast nie.</text:p>
      <text:p text:style-name="P2213">Oczywiście model postępowania ułaskawionego, ułaskawieniowego może być i powinien być dyskutowany, ale chyba nie z pozycji potępiania w<text:s/>czambuł<text:s/>tego wszystkiego co współcześnie istnieje<text:span text:style-name="T2214">.</text:span><text:s/>Jeśli będzie istniała instytucja Prezydenta, to zapewne też trochę inaczej można będzie do tego uprawnienia, posługiwania się łaską podejść, inaczej tę kwestię uregulować.</text:p>
      <text:p text:style-name="P2215">Ja w każdym razie chciałbym powiedzieć, że praktyka nie jest znowu tak tragiczna, że się hamuje drogę do ułaskawienia. Proponowałbym, żeby jednak tutaj mieć także na uwadze wzgląd na stabilność wyroków przez sąd orzekanych. Nie jest to wcale błaha sprawa i nadmierne korzystanie z tych wszystkich instytucji, które wyroki podważają, że jest niezdrowe dla wymiaru sprawiedliwości.</text:p>
      <text:p text:style-name="P2216">Dotychczasowa praktyka wyjąwszy pewien okres w latach osiemdziesiątych, kiedy bardzo dużo było wniosków o ułaskawienie i decyzji Rady Państwa uł<text:span text:style-name="T2217">as</text:span>kawi<text:span text:style-name="T2218">ając</text:span>y<text:span text:style-name="T2219">ch</text:span><text:s/>poszczególne osoby tak<text:s/><text:span text:style-name="T2220">p</text:span>raktyka uważam była pr<text:span text:style-name="T2221">ak</text:span>tyką trafną, w późnie<text:span text:style-name="T2222">js</text:span>zym okresie nie przekraczała rozmiarów, do których właściwie przywykliśmy. Także nie wydaje mi się, żeby tu można było mówić o tym w kategoriach jakiś, naprawiając - żeby istniała potrzeba naprawiania jakichś strasznych sytuacji, które jakoby w tej chwili istnieją.</text:p>
      <text:p text:style-name="P2223">Ja się opowiadam przeciwko uwzględnianiu dziś, w tej krótkiej nowelizacji, to jest nowelizacji, która w<text:s/><text:soft-page-break/>krótkim czasie ma nastąpić, postulatu, który został tu zgłoszony.</text:p>
      <text:p text:style-name="P2224"><text:span text:style-name="T2225">Przewodni</text:span><text:span text:style-name="T2226">cz</text:span><text:span text:style-name="T2227">ący</text:span>:</text:p>
      <text:p text:style-name="P2228">Kto z państwa jeszcze? Pan Romaszewski.</text:p>
      <text:p text:style-name="P2229"><text:span text:style-name="T2230">Ob. Zbigniew Romaszewski</text:span>:</text:p>
      <text:p text:style-name="P2231">No więc ja tutaj się chciałem, ja tutaj tak generalnie jak pan prokurator Starszak się wypowiedzieć nie mogę. Natomiast już tutaj dziś mamy z praktyki taką jedną sprawę,<text:s/>która jest po prostu kompromitacją mechanizmu ułaskawień, to jest właśnie sprawa tego n<text:span text:style-name="T2232">ie</text:span>szc<text:span text:style-name="T2233">zęs</text:span>nego Ż<text:span text:style-name="T2234">ab</text:span>y i o tym trzeba pamiętać<text:span text:style-name="T2235">.</text:span><text:s/>Człowiek psychicznie chory, skazany za akt sabotażu, na półtora roku więzienia, wobec tego nie był to takie nic n<text:span text:style-name="T2236">ad</text:span>zw<text:span text:style-name="T2237">yczaj</text:span>nego,<text:s/><text:span text:style-name="T2238">k</text:span>oni<text:span text:style-name="T2239">ec</text:span><text:s/>końców uznano jego ograniczoną poczytalność i potem życie tego człowieka upływało pomiędzy odbywaniem wyroku, próba samobójcza, Kobierzyn, wychodził z Kobierzyna na leczenie otwarte, ponownie areszt, ponownie próba samobójcza, ponownie Kobierzyn. Trzykrotne p<text:span text:style-name="T2240">r</text:span>ośby o ułaskawienie, czy czterokrotne nie znalazły biegu, ostatnie z 1988 roku. I myślę, że to jest tak kompromitujące jak mało co.</text:p>
      <text:p text:style-name="P2241"><text:span text:style-name="T2242">Przewodnicząc</text:span><text:span text:style-name="T2243">y</text:span>:</text:p>
      <text:p text:style-name="P2244">Pani profesor Wasilkowska.</text:p>
      <text:p text:style-name="P2245"><text:span text:style-name="T2246">Ob. Zofia Wasilkowska</text:span>:</text:p>
      <text:p text:style-name="P2247">Ja chciałabym przyłączyć się do tych głosów, popierających propozycję prof. Zielińskiego.</text:p>
      <text:p text:style-name="P2248">Mianowicie wydaje mi się, że instytucja ułaskawienia jest jednak n<text:span text:style-name="T2249">o</text:span><text:s/>szalenie ważna dla każdego skazanego. Nie jest to przecież forma zresztą poprawiania wyroków, tylko właśnie okazania tego aktu łaski.</text:p>
      <text:p text:style-name="P2250">Być może, że tak jak mówi pan prokurator Starszak jest także prokurator, że prokuratura nie jest zbyt rygorystyczna w stosowaniu, powiedzmy w kierowaniu tych wniosków ułaskawienia do Rady Państwa, ale tutaj chodzi przecież o pewne modelowe ułaskawienie.</text:p>
      <text:p text:style-name="P2251">Niewątpliwie w obecnym ust<text:span text:style-name="T2252">a</text:span>wieniu wygląda tak, że to zależy w końcu od<text:s/><text:span text:style-name="T2253">w</text:span><text:s/>pewnym sensie swobodnego uznania Prokuratora Generalnego, czy pośle dalej ten wniosek do Rady Państwa, czy nie.</text:p>
      <text:p text:style-name="P2254">Natomiast tutaj jest propozycja taka rzeczywiście minim<text:span text:style-name="T2255">al</text:span>i<text:span text:style-name="T2256">styc</text:span>zn<text:span text:style-name="T2257">a</text:span>, która nie wchodzi jeszcze w całą powiedzmy tą konstrukcję ułaskawienia, ale zapewnia to, że jeżeli jest chociaż jedna opinia pozytywna przemawi<text:span text:style-name="T2258">aj</text:span>ąca za ułaskawieniem ze strony sądu, to że tego rodzaju prośba powinna by<text:span text:style-name="T2259">ć<text:s/></text:span>przez prokuratora - o ile w ogóle jego pośrednictwo powinno być w tym wypadku potrzebne, ale tu już wnikamy w to dalsze zagadnienie, to w każdym razie, żeby ta prośba mogła bez żadnych przeszkód być skierowana do Rady Państwa, która ostatecznie zadecyduje o jej zasadności lub nie.</text:p>
      <text:p text:style-name="P2260">Dlatego też wydaje mi się, że byłoby to takie pewne minimum, które właśnie moglibyśmy w drodze tej szybkiej nowelizacji załatwić.</text:p>
      <text:p text:style-name="P2261">Dziękuję.</text:p>
      <text:p text:style-name="P2262"><text:span text:style-name="T2263">Przewodniczący</text:span>:</text:p>
      <text:p text:style-name="P2264">Proszę bardzo, czy jeszcze ktoś?</text:p>
      <text:p text:style-name="P2265"><text:span text:style-name="T2266">Ob. <text:s text:c="22"/></text:span>:</text:p>
      <text:p text:style-name="P2267">Chciałbym zwrócić uwagę, że jest rocznie kilka, kilkanaście tysięcy próśb o ułaskawienie kierowanych do Rady Państwa różnymi drogami. I ustawa przewiduje różne drogi. Można bezpośrednio do Rady Pa<text:span text:style-name="T2268">ń</text:span>stwa, poprzez sąd, do prokuratora. Prokurator może żądać, Rada Państwa może żądać<text:s/><text:soft-page-break/>przedstawienia. A jeżeli już idzie to przez sąd, to jedna negatywna decyzja przesądza o braku biegu bez woli i decyzji prokuratorskiej. I może nie tyle sędziowie się boją nadawać bieg tym sprawom, tylko są to te same osoby, które wydawały wyrok skazujący. A więc psychologiczne jest jakieś takie ustawienie, że nie zaraz po, czy w krótkim czasie po, będą występować z pozytywną opinią o ułaskawienie przez siebie<text:s/>skazanej osoby. Bo ta<text:span text:style-name="T2269">k</text:span>i jest wymóg proceduralny. Tan sam skład.</text:p>
      <text:p text:style-name="P2270">Ponadto jest tu także pewien procent, problem procesowy, ponieważ<text:s/><text:span text:style-name="T2271">Ra</text:span>da Państwa domaga się udokumentowania twierdzeń zawartych w prośbie o ułaskawienie. Ten obowiązek niejako prokurator przerzuca na sąd, sąd, który nie chce się pozytywnie do prośby przychylić, po prostu nie poszukuje znów tych dowodów, czy nie sprawdza, nie toczy się tu żadne postępowania poza tym wywołanym wnioskiem. I to także jakoś hamuje.</text:p>
      <text:p text:style-name="P2272">Z tego punktu widzenia wydaje się, że w ogóle cała instytucja przemodelowaniu powinna podlegać, bo rzeczywiście jest tu kwestia stosunku czy sąd, czy prokurator, kto tu ma decydować. Bo jednak ostatecznie decyzja zawsze musi należeć do Rady Państwa, bo trudno, żeby głowa państwa raptem została zarzucona tysiąc<text:span text:style-name="T2273">e</text:span>m podań o ułaskawienie. Gdzieś musi być ta selekcja przeprowadzona na jakimś tam etapie.</text:p>
      <text:p text:style-name="P2274">I to jest dość skomplikowana sprawa, także na taką szybką jakąś nowelizację - moim zdaniem - się nie nadaje. Dziękuję.</text:p>
      <text:p text:style-name="P2275"><text:span text:style-name="T2276">Przewodn</text:span><text:span text:style-name="T2277">ic</text:span><text:span text:style-name="T2278">ząc</text:span><text:span text:style-name="T2279">y</text:span>:</text:p>
      <text:p text:style-name="P2280">No w tej sytuacji wobec rozbieżności poglądów proponuję przejść do następnej sprawy.</text:p>
      <text:p text:style-name="P2281">Pan Romaszewski złożył wniosek, którego nie dyskutowaliśmy. Proszę o wypowiedzi. 191 § 2.</text:p>
      <text:p text:style-name="P2282">Proszę bardzo, pan<text:s/><text:span text:style-name="T2283">S</text:span>tarszak.</text:p>
      <text:p text:style-name="P2284"><text:span text:style-name="T2285">Ob. Hipolit Starszak</text:span>:</text:p>
      <text:p text:style-name="P2286">Dziękuję panie ministrze.</text:p>
      <text:p text:style-name="P2287">Pan dr Romaszewski zechciał bazować swoją negatywną opinię o... art. 191 § 2 na praktyce stosowania tego przepisu.</text:p>
      <text:p text:style-name="P2288"><text:span text:style-name="T2289">I</text:span><text:s/>chcę powiedzieć, że nasze badania, prokur<text:span text:style-name="T2290">at</text:span>orskie badania także wskazują na wiele zjawisk, które muszą być eliminowane w tym zakresie, lecz nie tyle może nadużywania ile po prostu nie sięgania po zgodę prokuratora, postanowienie prokuratorskie o zarządzeniu przeszukania.</text:p>
      <text:p text:style-name="P2291">Wprawdzie skala tego nie jest tak wielka, jak pan o tym mówi, tym niemniej to zjawisko występuje i jak powiadam, nasze badania to je ujawniły i już zresztą dość dawno, a są sukcesywnie prowadzone.</text:p>
      <text:p text:style-name="P2292">Wydane były w związku z tym różnego rodzaju wytyczne i środki oddziaływania, także wystąpienia do organu resortu spraw wewnętrznych, bo przecież o relacje i o prawidłowy nadzór prokuratorski nad tymi, nad czynnościami procesowymi milicji tutaj przecież chodzi i one przynoszą pewną poprawę, która nie jest jeszcze wyst<text:span text:style-name="T2293">ar</text:span>cz<text:span text:style-name="T2294">aj</text:span>ąca. Jak uważamy, stąd i w tym roku, znaczy w ubiegłym roku w 1988, też były takie badania i odpowiednie do nich reakcje. W sumie uważam, że aktualny stan prawny, jakiś radykalnych przemian nie wymaga, natomiast wymaga zmiany, czy dalszych zmian, wymaga zmiany praktyka. I w tym kierunku podejmowane są odpowiednie, jak sądzę, kroki, w moim mniemaniu skuteczne, bo choćby nawet nie przynosiły one jeszcze rezultatów, które by w pełni zadowalały, to jednak rezultaty pozytywne przynoszą.</text:p>
      <text:p text:style-name="P2295">Ja myślę, że to wrażenie, które pan doktor Romaszewski odnosi, wynika z tego, że ma do czynienia z<text:s/><text:soft-page-break/>pewną tylko bardzo specj<text:span text:style-name="T2296">al</text:span>istyczną grupą spraw, prawda. Większość przeszukań dokonuje się jednak wtedy, gdy chodzi o podejrzenie dopuszczenia się przestępstwa krymin<text:span text:style-name="T2297">al</text:span>nego, bo tych jest<text:s/>przecież najwięcej prawda,<text:s/><text:span text:style-name="T2298">3</text:span>00 ty<text:span text:style-name="T2299">s</text:span>. ponad, prawda, przestępstw ujawnia się w ciągu roku<text:span text:style-name="T2300">.</text:span></text:p>
      <text:p text:style-name="P2301">Także myślę, że to zwężone pole obserwacji może wieść i do takiego wniosku, natomiast obserwacja tego pola, na którym walka z przestępczością zachodzi, wskazuje czy też uzasadnia inne wnioski.</text:p>
      <text:p text:style-name="P2302">Dziękuję.</text:p>
      <text:p text:style-name="P2303"><text:span text:style-name="T2304">Przewodni</text:span><text:span text:style-name="T2305">cz</text:span><text:span text:style-name="T2306">ący</text:span>:</text:p>
      <text:p text:style-name="P2307">Pan Romaszewski, jeśliby można pana poprosić, nie do końca uchwyciłem, na czym pana zmiany od strony redakcyjnej by polegały.</text:p>
      <text:p text:style-name="P2308"><text:span text:style-name="T2309">Ob. Zbigniew Romaszewski</text:span>:</text:p>
      <text:p text:style-name="P2310">Zmiany od strony redakcyjnej polegałyby na tym, że doręczenie postanowienia o przeszukaniu, postanowienia prokuratorskiego o przeszukaniu byłoby doręczane oblig<text:span text:style-name="T2311">at</text:span>oryjnie osobie, u której prowadzono przeszukanie, że to postanowienie zawierałoby uzasadnienie okoliczności, które powodowały nagłość czynności przeszukania i że przysługiwałoby zażalenie na tego rodzaju postanowienie.</text:p>
      <text:p text:style-name="P2312"><text:span text:style-name="T2313">Przewodnicząc</text:span><text:span text:style-name="T2314">y</text:span>:</text:p>
      <text:p text:style-name="P2315">Dobrze. Dziękuję bardzo.</text:p>
      <text:p text:style-name="P2316">Myślę tak, o godz. czternastej tradycyjnie już będzie przerwa. Myślę, że tę przerwę wykorzystamy - mówię tu od strony rządowej, żeby obradować i nad sprawami, które są na piśmie sformułowanymi nam doręczono, i nad sprawą wniosku pana Romaszewskiego.</text:p>
      <text:p text:style-name="P2317">Czy są inne jeszcze sprawy? pan Kaczyński.</text:p>
      <text:p text:style-name="P2318"><text:span text:style-name="T2319">Ob. Jarosław Kaczyński</text:span>:</text:p>
      <text:p text:style-name="P2320">Tutaj została już przez pana profesora Jasińskiego postawiona sprawa art.<text:s/><text:span text:style-name="T2321">565</text:span><text:s/>k.p.k. I chodzi o to, żeby i tą sprawę omówić<text:span text:style-name="T2322">,</text:span><text:s/>w tym momencie.</text:p>
      <text:p text:style-name="P2323"><text:span text:style-name="T2324">Przewodniczący</text:span>:</text:p>
      <text:p text:style-name="P2325">Proszę bardzo, to przeoczyłem. Kto w tej sprawie chciałby? Znaczy jej nie ma na piśmie, więc nie szukajmy, to na początku złożył pan prof. Jasiński.</text:p>
      <text:p text:style-name="P2326">Proszę bardzo, kto w tej sprawie? Proszę bardzo.</text:p>
      <text:p text:style-name="P2327"><text:span text:style-name="T2328">Ob. Lucjan Czubiński</text:span><text:span text:style-name="T2329">:</text:span></text:p>
      <text:p text:style-name="P2330">Więc uważam, że problem jest bardzo poważny, ale właśnie dlatego nie można dzisiaj, przynajmniej z mojej stron<text:span text:style-name="T2331">y</text:span><text:s/>- wyrażać stanowiska, bowiem dotyczy on przecież sprawy, która według mnie musi być bardzo głęboko i w dość szerokich gronach przedyskutowana, a do tego tak myślę przyn<text:span text:style-name="T2332">ajm</text:span>ni<text:span text:style-name="T2333">ej,<text:s/></text:span>w każdym razie potrzebne są i zapoznanie się zarówno ze statystyką jak i z problematyką orzeczeń w tych sprawach, dlatego proponuję to potraktować jako swego rodzaju postulat i rozpatrzenie tej problematyki w ramach działalności komisji prof. Buchały.</text:p>
      <text:p text:style-name="P2334">Dziękuję.</text:p>
      <text:p text:style-name="P2335"><text:span text:style-name="T2336">Przewodniczący</text:span>:</text:p>
      <text:p text:style-name="P2337">Więc ja muszę powiedzieć, że prz<text:span text:style-name="T2338">yc</text:span>hylałbym się do tego wniosku. Ja w tezach na kongres Stronnictwa Demokratycznego też jest poruszony ten problem o niezbędności oceny i rozwiązań w tym zakresie. Na ile podkomisje sądów wojskowych miałyby podpadać osoby cywilne. Ale sprawa dotyczy tylu wątków w<text:s/><text:soft-page-break/>sprawie, jest tak wi<text:span text:style-name="T2339">el</text:span>oproblemowa, że uznałem zasadność dokonania jej oceny. Uważamy, że<text:s/><text:span text:style-name="T2340">p</text:span>owinno to być w trybie normalnych prac legislacyjnych.</text:p>
      <text:p text:style-name="P2341">Ja osobiście też dlatego nie sądzę, żeby art. tylko 5<text:span text:style-name="T2342">65<text:s/></text:span>w tym kontekście powinien być omawiany, ale całość szerszej bardzo poważnej problematyki.</text:p>
      <text:p text:style-name="P2343">Pan prof. Jasiński zapewne chce uzasadnić swój wniosek.</text:p>
      <text:p text:style-name="P2344">Proszę bardzo.</text:p>
      <text:p text:style-name="P2345"><text:span text:style-name="T2346">Ob. Jerzy Jasiński:</text:span></text:p>
      <text:p text:style-name="P2347">Mianowicie tak. Otóż mój wniosek sprowadzał się tylko do powrócenia do brzmienia tego przepisu punktu drugiego, które było sprzed 1983 r.</text:p>
      <text:p text:style-name="P2348">Oczywiście sprawa podsądności osób cywilnych sądom wojskowym wymaga kompleksowego przepatrzenia. Wydaje mi się, że ona jest ujęta w naszym ustawodawstwie zbyt szeroko.</text:p>
      <text:p text:style-name="P2349">Natomiast ta nowela stanowiła przejaw kontynuowania stanu wojennego w naszym ustawodawstwie karnym.</text:p>
      <text:p text:style-name="P2350">Otóż wydaje mi się, że jeżeli przychodzi do<text:s/>„okrągłego stołu”, który ma zapoczątkować nowy etap porozumiewania się między władzą a społeczeństwem, to istnienie tego przepisu w naszym ustawodawstwie jest szczególnie rażące.</text:p>
      <text:p text:style-name="P2351"><text:span text:style-name="T2352">Przewodniczący</text:span>:</text:p>
      <text:p text:style-name="P2353">Pani prof. Wasilkowska.</text:p>
      <text:p text:style-name="P2354"><text:span text:style-name="T2355">O</text:span><text:span text:style-name="T2356">b. Zofia Wasilkowska</text:span>:</text:p>
      <text:p text:style-name="P2357">Ja chciałabym jeszcze wrócić do innej sprawy, ale<text:span text:style-name="T2358">.</text:span>..</text:p>
      <text:p text:style-name="P2359"><text:span text:style-name="T2360">Przewodni</text:span><text:span text:style-name="T2361">cz</text:span><text:span text:style-name="T2362">ąc</text:span><text:span text:style-name="T2363">y</text:span>:</text:p>
      <text:p text:style-name="P2364">Ale w tej sytuacji wobec rozbieżności uznajemy za istotną ważną, jeśli chodzi o stronę rządową i państwa też, tylko nie mamy tu zgodności co do tego w trybie skróconym regulacji tej kwestii przez wykreślenie art. 5<text:span text:style-name="T2365">65</text:span><text:s/>w obecnym brzmieniu i powrót do brzmienia poprzedniego.</text:p>
      <text:p text:style-name="P2366">Proszę bardzo.</text:p>
      <text:p text:style-name="P2367"><text:span text:style-name="T2368">O</text:span><text:span text:style-name="T2369">b. Zofia Wasilkowska</text:span>:</text:p>
      <text:p text:style-name="P2370">Ja miałabym, chciałam mianowicie wrócić jeszcze do sprawy tego tymczasowego aresztowania, co do której też nie doszliśmy do porozumienia, a skłania mnie do tego bardzo<text:s/>klarowna wypowiedź pana prof. Buchały, który jako przesłankę do tego, jakie sprawy nadawałyby się do tego unormowania w tej szybkiej nowelizacji, przyjął zgodność lub niezgodność z Paktami Praw Człowieka, w szczególności w tym wypadku z Paktami Praw Obywatelskich i Cywilnych.</text:p>
      <text:p text:style-name="P2371">Otóż fakt, że w obecnym stanie prawnym tymczasowe aresztowanie, o tymczasowym aresztowaniu decyduje prokurator, no jest w moim przekonaniu niewątpliwie sprzeczny z tym prawda art<text:span text:style-name="T2372">.</text:span><text:s/>9 Paktów Praw Człowieka i z tego punktu widzenia może byśmy jednak jeszcze tą dyskusję na chwilę otworzyli. Mianowicie pan prokurator Starszak powoływał się tu wprawdzie na to, że w przepisie tym jest mowa, że nie tylko sąd może orzec o prawda zatrzymaniu, czy aresztowaniu, ale także inny jakiś prawda urząd posiadający władzę sądową. No, ale mnie się wydaje, że tego nie można w żadnym razie interpretować w ten sposób, że<text:s/><text:span text:style-name="T2373">w</text:span><text:s/>tym znajduje się jakieś upoważnienie dla uprawnień prokuratora. Bo to sformułowanie jeżeli się w tej postaci znalazło w tych paktach - to jak mnie się wydaje - po pierwsze dlatego, że pakty dotyczą oczywiście<text:s/><text:soft-page-break/>krajów całego świata, państw o bardzo różnych ustrojach i także różnych ustrojach sądowych i dlatego zostało tam wprowadzone takie sformułowanie, że to niekoniecznie musi być sąd w tym naszym powiedzmy europejskim rozumieniu, ale że to może być jakiś inny urząd, ale w każdym razie taki, który posiada władzę sądową. A co to znaczy, że ma posiadać władzę sądową? To znaczy, musi to być w takim razie urząd, czy taki<text:s/><text:span text:style-name="T2374">o</text:span>rgan, który jest wyposażony w niezawisłość, albowiem to co odróżnia w sposób istotny sąd od jakiegokolwiek innego organu państwowego, to jest właśnie ta niezawisłość sędziowska.</text:p>
      <text:p text:style-name="P2375">Otóż nie<text:span text:style-name="T2376">...</text:span></text:p>
      <text:p text:style-name="P2377"><text:span text:style-name="T2378">...</text:span>nazywał sądem, czy jakoś powiedzmy inaczej w jakimś innym państwie, no w państwa europejskich to wszędzie są sądy, ale w państwach pozaeuropejskich można zapewne sobie wyobrazić inne jakieś s<text:span text:style-name="T2379">form</text:span>u<text:span text:style-name="T2380">łowan</text:span>ia, ale który musi być wyposażony w niezawisłość sędziowską.</text:p>
      <text:p text:style-name="P2381">Otóż ponieważ prokuratura nie jest w tą niezawisłość wyposażona, to mnie się wydaje, że to jest oczywiście sprzeczne z Paktem Praw Człowieka i dlatego moja propozycja jest, ażebyśmy jeszcze na chwilę do dyskusji nad tym tematem przeszli i może byśmy do jakiegoś uzgodnienia doszli co do tego punktu, tego załącznika numer 2, który mówi o konieczności powierzenia stosowania tymczasowego aresztowania sądowi<text:span text:style-name="T2382">.</text:span></text:p>
      <text:p text:style-name="P2383">Dziękuję.</text:p>
      <text:p text:style-name="P2384"><text:span text:style-name="T2385">Przewodniczący</text:span>:</text:p>
      <text:p text:style-name="P2386">Proszę bardzo, czy w tej sprawie, w związku z propozycją podjęcia ponownie dyskusji ktoś chciałby z członków podzespołu się wypowiedzieć?</text:p>
      <text:p text:style-name="P2387">Milczenie. No pani profesor, to milczenie, każde milczenie można różnie<text:s/><text:span text:style-name="T2388">i</text:span>nterpretować.</text:p>
      <text:p text:style-name="P2389"><text:span text:style-name="T2390">Ob. Zofia Wasilkowska</text:span>:</text:p>
      <text:p text:style-name="P2391">To jest mój obowiązek, to znaczy obowiązek wobec samej siebie, bo wydaje mi się, że jest to sprawa istotna, do której należało jeszcze wrócić. A jak mówię, skłoniła mnie do tego wypowiedź pana prof. Buchały i miałam nadzieję, że może znajdę tu przychylny odzew.</text:p>
      <text:p text:style-name="P2392"><text:span text:style-name="T2393">Ob</text:span><text:span text:style-name="T2394">.</text:span><text:span text:style-name="T2395"><text:s/>Kazimierz Buchała</text:span>:</text:p>
      <text:p text:style-name="P2396">Ja chcę tylko powiedzieć,<text:s/><text:span text:style-name="T2397">t</text:span>yle, przepraszam, że takie stanowisko zajęła też komisja, jakkolwiek tam było niejednoznaczne, to jednak pan minister wybrał właśnie to rozwiązanie, o którym pani mówi. A więc komisji jest tutaj no stanowisko warowne, może nie być takiej warowności czy to już załatwić, czy nie już załatwić. Bo tu jest tylko różnica.</text:p>
      <text:p text:style-name="P2398"><text:span text:style-name="T2399">Przewodni</text:span><text:span text:style-name="T2400">cz</text:span><text:span text:style-name="T2401">ąc</text:span><text:span text:style-name="T2402">y</text:span>:</text:p>
      <text:p text:style-name="P2403">Ja myślę, pani profesor, zostawmy to dalszym pracom po konsultacji społecznej decyzji Radzie Ministrów, a ta opinia i tak będzie tego naszego podzespołu czy<text:s/>„okrągłego s<text:span text:style-name="T2404">t</text:span>ołu<text:span text:style-name="T2405">”</text:span><text:s/>w tej mierze, ponieważ obrady są jak mówim<text:span text:style-name="T2406">y</text:span><text:s/><text:span text:style-name="T2407">z</text:span>aw<text:span text:style-name="T2408">sz</text:span>e przy drzwiach zamkniętych, ale nietajne przecież, będzie brana pod uwagę przy rozważaniach myślę także przez najpierw Komitet Społeczno-Polityczny, a potem Radę Ministrów.</text:p>
      <text:p text:style-name="P2409">Czy inne sprawy? Tak, może pan Romaszewski zgłosił się, o sekundę wcześniej, potem pan prof. Zoll.</text:p>
      <text:p text:style-name="P2410"><text:span text:style-name="T2411">Ob. Zbigniew Romaszewski</text:span>:</text:p>
      <text:p text:style-name="P2412">Więc ja jak zapowiadałem, miałem taką drugą również sprawę dotyczącą nowelizacji kodeksu postępowania karnego. Mianowicie rozmawiając na temat ustroju sądów powszechnych, tam z naszej strony była stawiana sprawa polityzacji sądów, polityzacji sędziów tutaj nastąpiły bardzo wyraźne<text:s/><text:soft-page-break/>rozbieżności.</text:p>
      <text:p text:style-name="P2413">Tutaj trudno mi się do tej sprawy ustosunkowyw<text:span text:style-name="T2414">ać,</text:span><text:s/>jest tak jak jest.</text:p>
      <text:p text:style-name="P2415">Natomiast ja sądzę, że te rozbieżności mogłyby się okazać znacznie mniejsze, gdybyśmy od generalnej sprawy sądownictwa przeszli do rozpatrywania konkretnych spraw.</text:p>
      <text:p text:style-name="P2416">Otóż jest sytuacja taka, że mamy art. 30 kodeksu postępowania karnego pozwalający na wyłączanie sędziów w określonych okolicznościach. Akurat ten artykuł w praktyce polskiej jest, o ile się orientuję, bardzo mało wykorzystywany.</text:p>
      <text:p text:style-name="P2417"><text:span text:style-name="T2418">N</text:span>atomiast należy sobie zdawać sprawę, że instytucja wyłączenia sędziego jest na świecie stosowaną, wcale nie tak rzadko i nie stanowi żadnego votum nieufności prawda na przykład w sprawie norm wybieranie tej ławy przysięgłych zajmie pewnie ze trzy miesiące. Więc ta sprawa nie jest sprawą.</text:p>
      <text:p text:style-name="P2419">Jest to pewien sposób na wyłączanie sędziego, jest to pewien sposób na uzyskanie obiektywnego rozpatrzenia sprawy. I tutaj moja propozycja tutaj szłaby w kierunku uzupełnienia przesłanek art. 30 o pkt. 8, tam pierwsze przesłanki dotyczą stosunków rodzinnych itd.,<text:s/><text:span text:style-name="T2420">i</text:span>td.</text:p>
      <text:p text:style-name="P2421">Mianowicie ja bym proponował takie uzupełnieni<text:span text:style-name="T2422">e</text:span>,<text:s/><text:span text:style-name="T2423">ż</text:span>e wyłączenie sędziego następuje, jeśli jest on członkiem organizacji lub stowarzyszenia, którego cele statutowe, programowe, bądź interesy materialne zostały naruszone w wyniku czynu, o który toczy się sprawa, bądź też wyrok wydany w sprawie mógłby tym celom bądź interesom zagrażać.</text:p>
      <text:p text:style-name="P2424">Proszę państwa, co ja przez to rozumiem? No jest dla mnie sytuacją anormalną, jeżeli na przykład aktywny uczestnik towarzystwa przeciwko przerywaniu ciąży będzie rozpatrywał sprawy o aborcji, prawda. Jeżeli na przykład sędzia, który jest aktywnym, a tego prawa też mu nie można odmówić, jeżeli sędzia na przykład, który jest aktywnym przeciwnikiem kary śmierci, będzie orzekał w sprawach, w których wyrok śmierci może zostać wydany. To są sytuacje wydaje się<text:s/>zupełnie naturalne, i podobnie dotyczy to problemów politycznych, prawda<text:span text:style-name="T2425">.</text:span></text:p>
      <text:p text:style-name="P2426">No więc<text:s/><text:span text:style-name="T2427">j</text:span>a bym proponował tego rodzaju uzupełnienie, które by zapewniło na większe zobiektywizowanie procesu orzekani<text:span text:style-name="T2428">a.</text:span></text:p>
      <text:p text:style-name="P2429"><text:span text:style-name="T2430">Przewodniczący</text:span>:</text:p>
      <text:p text:style-name="P2431">Dziękuję bardzo.</text:p>
      <text:p text:style-name="P2432">Proszę bardzo o wypowiedzi. Zabrał pan głos w takiej sprawie, że teraz wszyscy dumają co z tym zrobić, jak się ustosunkować, to zupełnie nowe na tym posiedzeniu, nowa sprawa której myśmy nie rozważali dotąd w tym ujęciu.</text:p>
      <text:p text:style-name="P2433">Znaczy ja akurat mam tutaj zdanie wyrobione, ale czekam na - pan dr Grodzicki.</text:p>
      <text:p text:style-name="P2434"><text:span text:style-name="T2435">Ob. Ryszard Grodzicki</text:span>:</text:p>
      <text:p text:style-name="P2436">Wydaje mi się, że nie negując inten<text:span text:style-name="T2437">cji</text:span><text:s/>gener<text:span text:style-name="T2438">al</text:span>n<text:span text:style-name="T2439">yc</text:span>h tego przesłania, które tutaj pan tutaj poruszył, to przykłady, które pan powołał zdecydowanie bym odrzucił. Jeśliby się znowu powoływać na statut, to jest takie orzeczenie Sądu Najwyższego USA, które powiada, że może być osoba, która jest przeciwnikiem kary śmierci. Więc fakt, iż ktoś posiada pewn<text:span text:style-name="T2440">ą</text:span><text:s/>sferę ocenną, nawet związaną z przynależnością do jakiejś organizacji, nie we wszystkich sprawach powinien przesądzać o konieczności wyłączenia.</text:p>
      <text:p text:style-name="P2441">Natomiast niewątpliwie to, o czym pan mówi, że to mógłby zostać naruszony interes organizacji, do której się należy, to w tym zakresie się jak najbardziej zgadzam. Kwestia akurat tych przykładów, to wydaje<text:s/><text:soft-page-break/>się, że one są chybione.</text:p>
      <text:p text:style-name="P2442">Dziękuję.</text:p>
      <text:p text:style-name="P2443"><text:span text:style-name="T2444">Przewodni</text:span><text:span text:style-name="T2445">cz</text:span><text:span text:style-name="T2446">ąc</text:span><text:span text:style-name="T2447">y</text:span>:</text:p>
      <text:p text:style-name="P2448">Dziękuję bardzo<text:span text:style-name="T2449">.</text:span><text:s/>Kto z państwa?</text:p>
      <text:p text:style-name="P2450"><text:span text:style-name="T2451">O</text:span><text:span text:style-name="T2452">b. Kazimierz Buchała</text:span>:</text:p>
      <text:p text:style-name="P2453">Jeszcze ja panie ministrze.</text:p>
      <text:p text:style-name="P2454"><text:span text:style-name="T2455">Przewodnicząc</text:span><text:span text:style-name="T2456">y</text:span>:</text:p>
      <text:p text:style-name="P2457">Pan pro<text:span text:style-name="T2458">f.</text:span><text:s/>Buchał<text:span text:style-name="T2459">a</text:span>.</text:p>
      <text:p text:style-name="P2460"><text:span text:style-name="T2461">O</text:span><text:span text:style-name="T2462">b. Kazimierz Buchała</text:span>:</text:p>
      <text:p text:style-name="P2463">Mianowicie mnie myśl się podoba i jestem zdania, że trzeba ten artykuł 30 uzupełnić, ale to sformułowanie, które zostało tutaj przedstawione, wymaga jednak szczegółowej rozwagi. Ja zapisałem sobie to jako temat, który komisja reformy powinna podjąć, ustosunkować się i pójść po linii intencji pana doktora.</text:p>
      <text:p text:style-name="P2464">Byłbym zdania, że zapis w tej chwili byłby przedwczesnym zapisem, bo to określenie jest bardzo szerokie i może być rozumiane bardzo szeroko, a tego bym się obawiał.</text:p>
      <text:p text:style-name="P2465">Dziękuję.</text:p>
      <text:p text:style-name="P2466"><text:span text:style-name="T2467">Przewodnicząc</text:span><text:span text:style-name="T2468">y</text:span>:</text:p>
      <text:p text:style-name="P2469">Dziękuję bardzo. Kto z państwa chciałby się wypowiedzieć.</text:p>
      <text:p text:style-name="P2470">Tak, ode mnie prawica dzisiaj jest bardziej aktywna od lewicy i dlatego patrzę tutaj. Co na to Unia Chrześcijańsko-Demokr<text:span text:style-name="T2471">atycz</text:span>na panie redaktorze?</text:p>
      <text:p text:style-name="P2472">No w<text:s/><text:span text:style-name="T2473">t</text:span>ej sytuacji mamy głos za, głos też w sensie generalnym pozytywny prof. Buchały, które nakłaniałby nas do pewnej rozwagi, czy teraz rozstrzygnąć. Ja bym się do tego przychylił, ponieważ rozstrzyg<text:span text:style-name="T2474">aj</text:span>ąc w tej sprawie, w tym trybie, sprawie myśli nowej. Myślę, że nie tylko w tym gronie moglibyśmy się narazić na zrobienie błędu nie negując intencji.</text:p>
      <text:p text:style-name="P2475">Dlatego proponow<text:span text:style-name="T2476">ał</text:span>b<text:span text:style-name="T2477">ym</text:span><text:s/>przyjąć uwagę prof. Buchały jako jedną z spraw, które przy omawianiu problematyki wyłączeń<text:s/>sędziego<text:s/>rozstrzygnię<text:span text:style-name="T2478">t</text:span>o by<text:s/>w odpowiednim trybie,<text:s/>omawiano by<text:s/>i<text:s/>rozstrzygnięto by<text:s/>w pracach komisji kody<text:span text:style-name="T2479">fi</text:span>kac<text:span text:style-name="T2480">yj</text:span>nej.</text:p>
      <text:p text:style-name="P2481">Proszę państwa, ponieważ są dodatkowe wnioski, myślę, że jeszcze mogą być takie, proponowałbym na chwilę przejść do innych spraw. Rozdano kserokopię dokumentu:<text:s/><text:span text:style-name="T2482">„</text:span>Reforma prawa i sądów”. Mogą być uwagi merytoryczne, lub - ale my jeszcze wrócimy do tych spraw szczegółowych po przerwie obiadowej - po prostu chciałem, żeby czymś na chwilę, innymi sprawami się zająć.</text:p>
      <text:p text:style-name="P2483">Miał uwagę redakcyjną zdaje się pan prof. Lech Garlicki, nie tyle merytoryczną ile redakcyjną, ale wyszedł, nie przekazał. Mogą być jeszcze merytoryczne, bo być może, że coś myśmy tutaj zapomnieli. Znaczy mogą być te wątpliwości już później na tych<text:s/>„wyższych stolikach”, czy mogą być załączniki tak sz<text:span text:style-name="T2484">cz</text:span>egó<text:span text:style-name="T2485">ł</text:span>owe, jak myśmy opracowali, że my się już zabawimy w legislatorów no i wątpliwość, którą ja sam mam, bo tego nie ma uzgodnienia, jeśli chodzi o notatkę z posiedzenia spraw zmian kodeksu karnego, że podzespół wyraża pogląd, że przepisy artykułów, i mamy je wymienione, powinny ulec zmianie. Więc to jest z naszej strony. Czy to się państwo zgadzacie, jeśli nie, to uznajemy to jako nie byłe i<text:span text:style-name="T2486">.</text:span>.. Ja to podkreślam w tym momencie jako propozycję do rozważenia, że państwo w ogóle w tych sprawach też -<text:s/><text:soft-page-break/>bo jest już też to jakaś forma wyjścia pozytywnego. Ale jeśli nie przestaniecie państwo na taką propozycję, to bez dyskusji uznajemy, odstępujemy, że tej sprawy nie ma i kończymy dyskusję<text:span text:style-name="T2487">.</text:span></text:p>
      <text:p text:style-name="P2488">Pan prof. Strzembosz - w tym miejscu.</text:p>
      <text:p text:style-name="P2489"><text:span text:style-name="T2490">Ob</text:span><text:span text:style-name="T2491">.</text:span><text:span text:style-name="T2492"><text:s/>Adam Strzembosz</text:span><text:span text:style-name="T2493">:</text:span></text:p>
      <text:p text:style-name="P2494">Proszę Państwa! My tutaj w ramach naszych ustaleń, ustalamy zarówno pozytywnie jak i negatywnie. To znaczy ustalamy jakie tutaj propozycje do tej szybkiej nowelizacji, o której dzisiaj mówiliśmy, czy do zmiany ustawy o ustroju sądów powszechnych, ustawy o Najwyższym Sądzie Administracyjnym wprowadzamy,<text:s/><text:span text:style-name="T2495">a</text:span><text:s/>jakie rzeczy został nieuzgodnione między nami.</text:p>
      <text:p text:style-name="P2496">I w tym naszym protokole z obrad powinny się znaleźć zarówno rzeczy uzgodnione jak i te, które spowodowały rozbie<text:span text:style-name="T2497">ż</text:span>noś<text:span text:style-name="T2498">ć</text:span><text:s/>stanowisk i mamy zatem protokół rozbieżności<text:span text:style-name="T2499">.</text:span></text:p>
      <text:p text:style-name="P2500">Ja rozumiem, bo jak obserwuję wypowiedzi w ramach telewizji, w różnych zespołach, że no nie ma tej tendencji podkreślania różnic ze strony rządowej przynajmniej prawda, ale niestety, no naszym obowiązkiem jest również te różnice wyraźnie sformułować.</text:p>
      <text:p text:style-name="P2501">Więc myślę, że to dotyczy oczywiście wszystkich spraw, tak samo przy reformie sądów musimy zaznaczyć niezgodność to, że nie doszło do uzgodnienia, iż Prokuratura Generalna - iż prokuratorzy są podporządkowani Ministrowi Sprawiedliwości, który pełni funkcję Prokuratora Generalnego, iż nie możemy dojść do porozumienia co do tego, co się w skrócie nazywa<text:s/>„politycznością sędziów”, a w gruncie rzeczy jest naszym postulatem, jak państwo doskonale się orientują, zawieszenie członkostwa sędziego w organiza<text:span text:style-name="T2502">cjac</text:span>h politycznych na czas pełnienia jego funkcji orzeczniczych. Więc to by musiało się też znaleźć w tych, w tym protokole.</text:p>
      <text:p text:style-name="P2503">Równocześnie chciałbym zgłosić parę szczegółowych uwag do tego tekstu, który mamy, a zatytułowany jest<text:s/><text:span text:style-name="T2504">„</text:span>Reforma prawa i sądów”.</text:p>
      <text:p text:style-name="P2505">Pierwsza sprawa tutaj w pkt. 1 jest potrzebne, tak jak jest w załączeniu, w załączniku, wprowadzenie do konstytucji zasady nieusuw<text:span text:style-name="T2506">al</text:span>ności i nieprzen<text:span text:style-name="T2507">as</text:span>z<text:span text:style-name="T2508">al</text:span>noś<text:span text:style-name="T2509">ci.</text:span></text:p>
      <text:p text:style-name="P2510"><text:span text:style-name="T2511">Przewodniczący</text:span>:</text:p>
      <text:p text:style-name="P2512">W którym miejscu?</text:p>
      <text:p text:style-name="P2513"><text:span text:style-name="T2514">Ob. Adam Strzembosz</text:span>:</text:p>
      <text:p text:style-name="P2515">W<text:s/><text:span text:style-name="T2516">p</text:span>ierwszym zdaniu punktu pierwszego.</text:p>
      <text:p text:style-name="P2517"><text:span text:style-name="T2518">Przewodniczący</text:span>:</text:p>
      <text:p text:style-name="P2519">O nie, tego myśmy nie omawiali panie profesorze, to możemy po<text:span text:style-name="T2520">dj</text:span>ą<text:span text:style-name="T2521">ć</text:span><text:s/>dyskusję co najwyżej.</text:p>
      <text:p text:style-name="P2522"><text:span text:style-name="T2523">O</text:span><text:span text:style-name="T2524">b. Jadwiga Skórzewska</text:span>:</text:p>
      <text:p text:style-name="P2525">Tak panie ministrze, ale to jest w załączniku, do zapisu konstytucyjnego.</text:p>
      <text:p text:style-name="P2526"><text:span text:style-name="T2527">Przewodniczący</text:span>:</text:p>
      <text:p text:style-name="P2528">No, ale w zasadach konstytucji, to już jest tak. W jakim załączniku?</text:p>
      <text:p text:style-name="P2529"><text:span text:style-name="T2530">Ob. Jadwiga Skórzewska</text:span>:</text:p>
      <text:p text:style-name="P2531">Właśnie tutaj ten załącznik został pominięty, ale on był doręczony przedtem.</text:p>
      <text:p text:style-name="P2532"><text:span text:style-name="T2533">Pr</text:span><text:span text:style-name="T2534">ze</text:span><text:span text:style-name="T2535">wodn</text:span><text:span text:style-name="T2536">icz</text:span><text:span text:style-name="T2537">ąc</text:span><text:span text:style-name="T2538">y</text:span>:</text:p>
      <text:p text:style-name="P2539">W którym załączniku?</text:p>
      <text:p text:style-name="P2540"><text:span text:style-name="T2541">Ob. Jadwiga Skórzewska</text:span>:</text:p>
      <text:soft-page-break/>
      <text:p text:style-name="P2542">Załącznik, który mówi o konstytucyjne ujęcie zasady nieusuw<text:span text:style-name="T2543">al</text:span>ności sędziów - i ta grupa robocza, która została powołana przez pana ministra, ten tekst dotyczący konstytucyjnego zapisu, ustaliła, przedłożyła wszystkim i rozumieliśmy, że nie budził on wątpliwości.</text:p>
      <text:p text:style-name="P2544"><text:span text:style-name="T2545">Pr</text:span><text:span text:style-name="T2546">ze</text:span><text:span text:style-name="T2547">wodni</text:span><text:span text:style-name="T2548">cz</text:span><text:span text:style-name="T2549">ąc</text:span><text:span text:style-name="T2550">y</text:span>:</text:p>
      <text:p text:style-name="P2551">Myśmy wyraźnie mówili o zasadzie nieusuw<text:span text:style-name="T2552">al</text:span>no<text:span text:style-name="T2553">ści</text:span><text:s/>sędziów, natomiast o nieprzenoszalności, to teraz musimy zacząć dyskusję, jeżeli państwo chcecie, to nie stoję na przeszkodzie temu oczywiście. Ale co to znaczy, ma być w konstytucji n<text:span text:style-name="T2554">ie</text:span>przen<text:span text:style-name="T2555">aszal</text:span>n<text:span text:style-name="T2556">oś</text:span>ć z jakiego stanowiska na, przez kogo, w jakim trybie.</text:p>
      <text:p text:style-name="P2557"><text:span text:style-name="T2558">Ob. Jadwiga Skórzewska</text:span>:</text:p>
      <text:p text:style-name="P2559">Ja dlatego odwołuję się do tego zapisu, bo może będziemy potem szerzej dyskutowali, że w tym zapisie konstytucyjnym jest to i to można przenieść do tego tekstu, przeniesiony do inne siedziby. Chodzi o to, żeby nie można było sędziego bez jego zgody przenieść z Warszawy do Szczecina, na przykład. I stąd jest ten zapis<text:span text:style-name="T2560">u</text:span></text:p>
      <text:p text:style-name="P2561"><text:span text:style-name="T2562">Przewodniczący</text:span>:</text:p>
      <text:p text:style-name="P2563">To tu nie ma zgody<text:span text:style-name="T2564">,</text:span><text:s/>o może być w prawie ustroju sądów powszechnych tak lub inaczej rozwiązywane, ale nie widzę, żeby to była problematyka konstytucyjna.</text:p>
      <text:p text:style-name="P2565"><text:span text:style-name="T2566">Ob. Jadwiga Skórzewska</text:span>:</text:p>
      <text:p text:style-name="P2567">Wobec tego do dyskusji.</text:p>
      <text:p text:style-name="P2568"><text:span text:style-name="T2569">Przewodnicząc</text:span><text:span text:style-name="T2570">y</text:span>:</text:p>
      <text:p text:style-name="P2571">Proszę bardzo.</text:p>
      <text:p text:style-name="P2572"><text:span text:style-name="T2573">Ob. <text:s text:c="22"/></text:span>:</text:p>
      <text:p text:style-name="P2574">Ja chciałem przypomnieć, że konstytucja z 1921 roku tą kwestię regulowała, właśnie nieprzenoszalności sądów. Więc powoływanie się na to,<text:s/><text:span text:style-name="T2575">ż</text:span>e nie jest to materia konstytucyjna i wiele innych konstytucji tą sprawą się zajmuje. Nie jest argumentem zasadnym.</text:p>
      <text:p text:style-name="P2576"><text:span text:style-name="T2577">Przewodni</text:span><text:span text:style-name="T2578">cz</text:span><text:span text:style-name="T2579">ąc</text:span><text:span text:style-name="T2580">y</text:span>:</text:p>
      <text:p text:style-name="P2581">Precyzuję stanowisko<text:span text:style-name="T2582">.</text:span><text:s/>Uważam, że ta problematyka nie powinna być w tej chwili uznana, mówię o stronie swojej, nie wiem jak tutaj zostanę poparty, w każdym razie ja mam taki pogląd, że problematyka nieusuw<text:span text:style-name="T2583">al</text:span>noś<text:span text:style-name="T2584">ci</text:span><text:s/>była zgoda, n<text:span text:style-name="T2585">ie</text:span>przenoszalności oczywiście, ale w<text:s/><text:span text:style-name="T2586">uj</text:span>ęciu takim jaki można, nie w ujęciu konstytuc<text:span text:style-name="T2587">yj</text:span>nym. Mamy tę problematykę uregulowaną w prawie ustroju sądów powszechnych, no słucham<text:span text:style-name="T2588">.</text:span>.<text:span text:style-name="T2589">.</text:span></text:p>
      <text:p text:style-name="P2590"><text:span text:style-name="T2591">O</text:span><text:span text:style-name="T2592">b. Jadwiga Skórzewska</text:span>:</text:p>
      <text:p text:style-name="P2593"><text:span text:style-name="T2594">...</text:span>strona pana ministra zmieniła zdanie, ale procedura była taka, że została powołana ta grupa robocza, która miała opracować projekt dotyczący i właśnie tych wszystkich, to co jest spięte tutaj. I była z naszej strony pani minister Wasilkowska, pani sędzia Skórzewska, ja,<text:s/><text:span text:style-name="T2595">z</text:span><text:s/>drugiej strony był pan Garlicki, pan prezes Jankowski i pan prof. Kędzia, i to zostało ustalone, przedłożone i żadne sprzeciwy nie były przez drugą stronę zgłaszane. Więc może jest jakieś nieporozumienie, ale w każdym razie, tak to z naszej strony wyglądało.</text:p>
      <text:p text:style-name="P2596">Przepraszam bardzo, pan profesor był, o n<text:span text:style-name="T2597">aj</text:span>ważnie<text:span text:style-name="T2598">js</text:span>z<text:span text:style-name="T2599">ej<text:s/></text:span>osobie zapomniałam, ale to już w pośpiechu, to zostało uzgodnione razem z tym zapisem o rękojmi itd. Ustaliliśmy to razem były cztery teksty chyba, rada sądownictwa, rękojmia, zapis konstytucyjny i sprawa samorządu tam, gdzie była o prezesach.</text:p>
      <text:soft-page-break/>
      <text:p text:style-name="P2600"><text:span text:style-name="T2601">Przewodnicząc</text:span><text:span text:style-name="T2602">y</text:span>:</text:p>
      <text:p text:style-name="P2603">Nie, ja mam to przed sobą, właśnie mi doręczono.</text:p>
      <text:p text:style-name="P2604"><text:span text:style-name="T2605">Ob. Jadwiga Skórzewska</text:span>:</text:p>
      <text:p text:style-name="P2606">Właśnie to wszystko zostało - do tej pory sądziliśmy, że to było ustalone.</text:p>
      <text:p text:style-name="P2607"><text:span text:style-name="T2608">Przewodniczący</text:span>:</text:p>
      <text:p text:style-name="P2609">To była propozycja. Myśmy nawet tego załącznika nie potraktowali, ale przecież prosiłem.<text:span text:style-name="T2610">.</text:span>.</text:p>
      <text:p text:style-name="P2611"><text:span text:style-name="T2612">Ob. Jadwiga Skórzewska</text:span>:</text:p>
      <text:p text:style-name="P2613">No, ale właśnie myśmy byli zdziwieni, że tego nie ma jako załącznik, bo to tak myśmy to traktowali jako załącznik po prostu.</text:p>
      <text:p text:style-name="P2614"><text:span text:style-name="T2615">Przewodni</text:span><text:span text:style-name="T2616">cz</text:span><text:span text:style-name="T2617">ąc</text:span><text:span text:style-name="T2618">y</text:span>:</text:p>
      <text:p text:style-name="P2619">No to jest nieporozumienie.</text:p>
      <text:p text:style-name="P2620"><text:span text:style-name="T2621">Ob. Jadwiga Skórzewska</text:span>:</text:p>
      <text:p text:style-name="P2622">Ale przecież możemy do tego wrócić.</text:p>
      <text:p text:style-name="P2623"><text:span text:style-name="T2624">Przewodni</text:span><text:span text:style-name="T2625">cz</text:span><text:span text:style-name="T2626">ąc</text:span><text:span text:style-name="T2627">y</text:span>:</text:p>
      <text:p text:style-name="P2628">Przecież to jest tak szczegółowe rozwiązanie w konstytucji. Ja miałem wątpliwości, czy zastępować, czy pracować jak komisja kodyfikacyjna, bo zapis był - przypomnę - propozycja zapisu była następująca:<text:s/>„Sędziowie są nieusuwalni”. W konstytucji nie miałem wątpliwości.</text:p>
      <text:p text:style-name="P2629">Ustawa określa granicę wieku,<text:s/><text:span text:style-name="T2630">p</text:span>o osiągnięciu której sędziowie przechodzą w stan spoczynku. Przypomnę może tekst. Bez swojej zgody sędzia może zostać zwolniony, zawieszony w czynnościach, przeniesiony do innej siedziby lub na inną funkcję jedynie na podstawie orzeczenia sądowego, tylko w wypadkach przewidzianych przez ustawę.</text:p>
      <text:p text:style-name="P2631">No proszę bardzo, proszę jest taka propozycja, to przedyskutu<text:span text:style-name="T2632">j</text:span>my, czy tę propozycję nie potraktować jako załącznik.</text:p>
      <text:p text:style-name="P2633"><text:span text:style-name="T2634">Ob. <text:s text:c="22"/></text:span><text:span text:style-name="T2635">:</text:span></text:p>
      <text:p text:style-name="P2636">Pewne sprawy związane z tym przenoszeniem są załatwione w załączniku numer jeden, w punkcie pierwszym.</text:p>
      <text:p text:style-name="P2637"><text:span text:style-name="T2638">P</text:span><text:span text:style-name="T2639">rzew</text:span><text:span text:style-name="T2640">odnicząc</text:span><text:span text:style-name="T2641">y</text:span><text:span text:style-name="T2642">:</text:span></text:p>
      <text:p text:style-name="P2643">A to tak. Na to jest zgoda.</text:p>
      <text:p text:style-name="P2644"><text:span text:style-name="T2645">Ob. <text:s text:c="22"/></text:span><text:span text:style-name="T2646">:</text:span></text:p>
      <text:p text:style-name="P2647">Jako przekazane do kompetencji rady<text:span text:style-name="T2648">.</text:span><text:s/>Krajowej Rady Sądownictwa. To załatwia cały problem, ja tak rozumiałem.</text:p>
      <text:p text:style-name="P2649"><text:span text:style-name="T2650">P</text:span><text:span text:style-name="T2651">rzew</text:span><text:span text:style-name="T2652">odnicząc</text:span><text:span text:style-name="T2653">y</text:span><text:span text:style-name="T2654">:</text:span></text:p>
      <text:p text:style-name="P2655">I to rozumiałem również ja, że to będzie głównie w ustawie, ale nie sama zasada w konstytucji.</text:p>
      <text:p text:style-name="P2656"><text:span text:style-name="T2657">Ob</text:span><text:span text:style-name="T2658">.</text:span><text:span text:style-name="T2659"><text:s/>Jadwiga Skórzewska</text:span><text:span text:style-name="T2660">:</text:span></text:p>
      <text:p text:style-name="P2661">Ale nie wszystkie. Jeżeli strona druga zgodzi się, żeby wszystkie te s<text:span text:style-name="T2662">fo</text:span>rmułowania, które są zawarte w tym pr<text:span text:style-name="T2663">oj</text:span>ekcie zamieścić w tekście dotyczącym Rady Sądownictwa, proszę bardzo. Ale w ten sposób, jak to jest tu s<text:span text:style-name="T2664">fo</text:span>rmułowane, a zasada konstytucyjna nie stanowi załącznika, to pewne rzeczy są tutaj pomini<text:span text:style-name="T2665">ęt</text:span>e,<text:s/><text:span text:style-name="T2666">w</text:span>ł<text:span text:style-name="T2667">aś</text:span>nie przeniesienie do innej siedziby bez zgody. Tego nie ma.</text:p>
      <text:p text:style-name="P2668"><text:span text:style-name="T2669">Przewodn</text:span><text:span text:style-name="T2670">ic</text:span><text:span text:style-name="T2671">zący</text:span><text:span text:style-name="T2672">:</text:span></text:p>
      <text:soft-page-break/>
      <text:p text:style-name="P2673">No tak, i nieprzypadkowo zatem, oczywiście. Na przykład to sformułowanie art. 65 - inne prawa ustroju sądów, dotychczas są uregulowane w ustawie prawo o ustroju sądów.</text:p>
      <text:p text:style-name="P2674"><text:span text:style-name="T2675">Ob. Jadwiga Skórzewska</text:span><text:span text:style-name="T2676">:</text:span></text:p>
      <text:p text:style-name="P2677">Tak, ale przecież to zostało - ja rozumiem, że druga strona może zmienić zdanie, ale rozumiem, że to zostało zlecone tej grupie i ten zapis konstytucyjny grupa miała opracować. Pan prof. Kędzia taki zapis opracował. Rozumieliśmy, że to czemuś ma służyć. Uważaliśmy, że jeżeli była wła<text:span text:style-name="T2678">ś</text:span>nie ta niezawisłość sędziowska ma być umacniana, to zapis konstytucyjny, który jest rzeczą no dość powszechną tego typu we współczesnych konstytucjach, nie tylko w polskiej konstytucji z 1921 roku, ale w nowych konstytu<text:span text:style-name="T2679">cj</text:span>ach państw demokr<text:span text:style-name="T2680">at</text:span>ycznych i ustalanych na przykład na Zachodzie Europy, pan prof. Kędzia ma całą dokumenta<text:span text:style-name="T2681">cj</text:span>ę, również w państwach, które przeszły przez okres faszyzmu, które są szczególnie uczulone, w wielu państwach właśnie przepisy dotyczące pozycji sędziego, która ma<text:s/><text:span text:style-name="T2682">i</text:span>m gwarantować niezawisłość, są bardzo rozwinięte.</text:p>
      <text:p text:style-name="P2683">Nam nie wydawało się, wszystkim razem w tej komisji, że ten tekst miałby być za szeroki.</text:p>
      <text:p text:style-name="P2684"><text:span text:style-name="T2685">O</text:span><text:span text:style-name="T2686">b. Kazimierz Buchała</text:span><text:span text:style-name="T2687">:</text:span></text:p>
      <text:p text:style-name="P2688">Czy mogę panie ministrze?</text:p>
      <text:p text:style-name="P2689"><text:span text:style-name="T2690">Przewodniczący</text:span><text:span text:style-name="T2691">:</text:span></text:p>
      <text:p text:style-name="P2692">Pan prof. Buchała.</text:p>
      <text:p text:style-name="P2693"><text:span text:style-name="T2694">Ob. Kazimierz Buchała</text:span><text:span text:style-name="T2695">:</text:span></text:p>
      <text:p text:style-name="P2696">Ja potwierdzam, że ta grupa rzeczywiście takie zadanie otrzymała i jest to rezultat prac tej grupy. Z tym, że ta kwestia, akurat nie była przedmiotem w trakcie tych, znaczy posiedzenia plenarnego naszego podzespołu. Jest to zatem kwestia, czy wprowadzić, czy nie wprowadzić do tego zapisu, czy też traktować jako załącznik.</text:p>
      <text:p text:style-name="P2697">Otóż ja nie znam wszystkich konstytucji, ale o ile zasada nieusuw<text:span text:style-name="T2698">al</text:span>ności dominuje w konstytucjach, to nieprzenoszalność jest bardzo wyjątkowo potraktowana. Traktuje się tu jednak jako inne zagadnienie. Ale ja w tej chwili nie mam przed sobą konstytucji, ja to zagadnienie badałem, w<text:s/>związku z tym, że napisałem na ten temat, no i trzeba merytorycznie rozważyć, czy ten szczegół powinien wejść tutaj do zapisu, czy do załącznika, czy też powinien być pozostawiony w UKS. No, bo jest to przecież formuła nie przepisu, jako pewnego zalecenia rekomendacji dla zespołu, który zajmuje się konstytucją prawda. I o tyle to ma tą szczególną wymowę.</text:p>
      <text:p text:style-name="P2699">Dziękuję.</text:p>
      <text:p text:style-name="P2700"><text:span text:style-name="T2701">P</text:span><text:span text:style-name="T2702">rz</text:span><text:span text:style-name="T2703">ewodnicząc</text:span><text:span text:style-name="T2704">y</text:span><text:span text:style-name="T2705">:</text:span></text:p>
      <text:p text:style-name="P2706">Pani prof. Zakrzewska.</text:p>
      <text:p text:style-name="P2707"><text:span text:style-name="T2708">Ob. Janina Zakrzewska</text:span><text:span text:style-name="T2709">:</text:span></text:p>
      <text:p text:style-name="P2710">Ja się zgadzam z panem profesorem Buchałą, tylko myśmy rozumieli, że skoro to nie było dyskutowane, znaczy nie było kw<text:span text:style-name="T2711">esti</text:span>onowane, ja mówię zupełnie szczerze, tak to rozumiałam, więc co do tego, że to jest załącznikiem, to dla mnie nie budziło wątpliwości. Grupie polecono opracować parę dokumentów, grupa to opracowała, co do pewnych były pewne propozycje redakcyjnie zgłoszone, jak na przykład co do Krajowej Rady Sądownictwa, zostały uwzględnione prawie wszystkie, bo co do niektórych zaraz jeszcze też podniesiemy sprawę, ale to raczej stylistyczne i nie wszystkie, ale większość, natomiast to, co nie budziło<text:s/><text:soft-page-break/>wątpliwoś<text:span text:style-name="T2712">c</text:span>i, co nie było podnoszone rozumiałam, że jako załącznik zostało uznane do tego stopnia, że jak dzisiaj zobaczyłam, że tego załącznika nie ma, to rozumiałam, że jest to pomyłka i naszej stronie przyniosła egzemplarze tego załącznika, przypuszcz<text:span text:style-name="T2713">aj</text:span>ąc, że panowie może mają, bo to nie budziło wątpliwości. To oczywiście nie jest naszym zadaniem, ale jest to nasze zalecenie, nasza opinia dla ustrojodawc<text:span text:style-name="T2714">y</text:span>, czy dla tego ciała, które będzie wprowadzało taki zapis<text:s/><text:span text:style-name="T2715">d</text:span>o konstytucji. Przecież my zapisu do konstytucji nie robimy, ale mamy taki pogląd<text:span text:style-name="T2716">.</text:span><text:s/>I wydawało się, że to jest to sformułowanie takie, które no nie powinno budzić żadnych wątpliwości, bo jest oczywiste w świetle i rozwiązań innych krajów, i doświadczeń Polski z okresu międzyw<text:span text:style-name="T2717">oje</text:span>nnego, dobrych, bo mówię o konstytucji z 1921, a nie 1935 roku i innych krajów, które uważamy za demokratyczne. To jeżeli chodzi o tą sprawę.</text:p>
      <text:p text:style-name="P2718">Więc ja myślę, że może tamta strona by się naradziła jednak i przyjmie to jako załącznik, co wydawałoby mi się słuszne. Natomiast jest problem jeszcze naszych uwag łączących się z tym... i do tego pierwszego tekstu, jeżeli można.</text:p>
      <text:p text:style-name="P2719">Więc pierwsza sprawa, może my je zgłosi<text:span text:style-name="T2720">m</text:span>y, a następnie gdyby była na ten temat dyskusja.</text:p>
      <text:p text:style-name="P2721">Do punktu pierwszego chcieliśmy właśnie wprowadzić tą zasadę nieprzenoszalności, ewentualnie jeżeli panowie by uznali, że to jest absolutnie niemożliwe, to przywołanie tutaj również tego załącznika.</text:p>
      <text:p text:style-name="P2722">Potem jest tak: wprowadzenie do konstytucji, ja czytam na razie tekst taki jak jest.</text:p>
      <text:p text:style-name="P2723"><text:span text:style-name="T2724">Przewodnicząc</text:span><text:span text:style-name="T2725">y</text:span><text:span text:style-name="T2726">:</text:span></text:p>
      <text:p text:style-name="P2727">Może pierwszą sprawę rozstrzygn<text:span text:style-name="T2728">ijm</text:span>y. Dyskusję, tę co pani podniosła. No rozstrzyg<text:span text:style-name="T2729">nijm</text:span>y ją - poddamy pod dyskusję. Bo pani chce do drugiej sprawy przejść?</text:p>
      <text:p text:style-name="P2730"><text:span text:style-name="T2731">Ob. Janina Zakrzewska</text:span><text:span text:style-name="T2732">:</text:span></text:p>
      <text:p text:style-name="P2733">Nie, nie, ja jeszcze przy punkcie pierwszym jestem.<text:s/>Ale jeszcze nie łączące się już z tym, bo tu mam jedno o nieusuw<text:span text:style-name="T2734">al</text:span>ności, właśnie przenieść,<text:s/><text:span text:style-name="T2735">t</text:span>o, że nie może być przeniesiony bez swojej zgody, tak i potem z jednoczesnym określeniem ustawowych wyjątków od tej zasady, proponujemy skreślić słowo<text:s/>„na przykład”, bo litery na przykład, bo one<text:s/>„np.”<text:s/>nic nie dają nowego, a zostawiają taką podejrzaną furtkę dlaczego, skoro to jest wyczerpujące, z powodu stanu zdrowia, orzeczenia dyscyplinarnego, odwołania - to jest chyba pomyłka. To pomyłka, bo tego nigdy nie było w żadnym naszym tekście, orzeczenia dyscyplinarnego, orzeczenia kary zakazu wykonania zawodu sędziego lub prokuratora. To odwołanie weszło chyba przez jakąś pomyłkę maszynopisu. Także to proponujemy skreślić.</text:p>
      <text:p text:style-name="P2736">I potem mamy do dalszych punktów, ale może, jeżeli pan minister uważa, zatrzymamy się na tym pierwszym.</text:p>
      <text:p text:style-name="P2737"><text:span text:style-name="T2738">Ob. Podemski</text:span><text:span text:style-name="T2739">:</text:span></text:p>
      <text:p text:style-name="P2740">Czy można w tej sprawie, panie ministrze?</text:p>
      <text:p text:style-name="P2741"><text:span text:style-name="T2742">Przewodnicząc</text:span><text:span text:style-name="T2743">y</text:span><text:span text:style-name="T2744">:</text:span></text:p>
      <text:p text:style-name="P2745">Pan redaktor Podemski.</text:p>
      <text:p text:style-name="P2746"><text:span text:style-name="T2747">Ob. Podemski</text:span><text:span text:style-name="T2748">:</text:span></text:p>
      <text:p text:style-name="P2749">Ja mam przed sobą cztery wyciągi z konstytucji włoskiej, portugalskiej, belgijskiej<text:span text:style-name="T2750">.</text:span>.. /wyłączony mikrofon/ ...to tutaj jednak jest bardzo duży przepis rozbudowany.</text:p>
      <text:p text:style-name="P2751">Kwestia tych przeniesień jest, bo na przykład przeniesienie sędziego powiada się w konstytucji belgijskiej, może nastąpić tylko za jego zgodą i tylko w drodze<text:span text:style-name="T2752">...</text:span><text:s/>a we włoskiej jest też.<text:span text:style-name="T2753">.</text:span>. przenoszeni do<text:s/><text:soft-page-break/>innej siedziby lub na<text:span text:style-name="T2754"><text:s/></text:span>inną funkcję, tylko... Najwyższej Rady Sądowniczej.<text:s/>Też jest tutaj jakaś skrócona, ale może jednak to jest potrzeba gromadzenia tego, żeby tą gwarancję...</text:p>
      <text:p text:style-name="P2755"><text:span text:style-name="T2756">Przewodn</text:span><text:span text:style-name="T2757">icz</text:span><text:span text:style-name="T2758">ąc</text:span><text:span text:style-name="T2759">y</text:span><text:span text:style-name="T2760">:</text:span></text:p>
      <text:p text:style-name="P2761">To proszę państwa, ja chciałem powiedzieć po pierwsze, panie redaktorze, że ja wcale się nie wypowiadałem dotychczas ani za, ani przeciw. Tylko po pierwsze<text:s/><text:span text:style-name="T2762">n</text:span>ie dyskutowa<text:span text:style-name="T2763">li</text:span>śmy nad tym na posiedzeniu plenarnym.<text:s/>To po pierwsze<text:span text:style-name="T2764">.</text:span></text:p>
      <text:p text:style-name="P2765">Po drugie, to, że jest w<text:span text:style-name="T2766"><text:s/></text:span>k<text:span text:style-name="T2767">i</text:span>lku konstytu<text:span text:style-name="T2768">cjac</text:span>h, bo pan docent Kędzia dał mi też tę swoją notatkę<text:span text:style-name="T2769">..</text:span>. to była propozycja grupy roboczej i to wcale nie znaczy, że jeżeli tutaj n<text:span text:style-name="T2770">ap</text:span>iszemy tylko, że sędziowie są nie usuwani tylko tą jedną zasadą, i tylko w tej kwestii się wypowiadamy, że przyszli autorzy nowej konstytucji takiego lub innego zapisu nie zrobią, lub bardziej sz<text:span text:style-name="T2771">cz</text:span>egółowego.</text:p>
      <text:p text:style-name="P2772">Przecież<text:s/><text:span text:style-name="T2773">m</text:span>y nie jesteśmy, ani nie wypowiadamy się w kwestii szczegółowych zapisów.</text:p>
      <text:p text:style-name="P2774">Mam tylko jedną, jedyną wątpliwość, czy my w tym gronie powinniśmy już tak dokładnie rzecz określać. Jeśli państwo będziecie zdania, że te propozycje zapisu, który został sporządzony, ma być załącznikiem, to trzeba go rozważyć. Proponuję po przerwie obiadowej byśmy zajęli stanowisko.</text:p>
      <text:p text:style-name="P2775">Bo jaki jest zapis? Pierwsze - sędziowie są nieusuwalni, to jest pierwsze zdanie, to nie budzi wątpliwości.</text:p>
      <text:p text:style-name="P2776">Potem mamy takie s<text:span text:style-name="T2777">form</text:span>u<text:span text:style-name="T2778">ło</text:span>w<text:span text:style-name="T2779">anie:</text:span><text:s/>ustawa określa - jaka, to znaczy jakaś nie konstytu<text:span text:style-name="T2780">cj</text:span>a tylko ustawa, a więc przyszłe prawo ustroju sądu lub inny akt, to byłoby zbieżne z moim stanowiskiem, czy też konstytucja.</text:p>
      <text:p text:style-name="P2781"><text:span text:style-name="T2782">Ob. Janina Zakrzewska</text:span><text:span text:style-name="T2783">:</text:span></text:p>
      <text:p text:style-name="P2784">W rozumieniu ustawowym w każdym razie nie aktu niższego rzędu niż ustawa. Może to być ustawa konstytuc<text:span text:style-name="T2785">yj</text:span>na i może to być konstytucja, i może być to ustawa organiczna, w każdym razie nie może to być robione żadnym aktem niższego rzędu.</text:p>
      <text:p text:style-name="P2786">Ja bym proponowała wobec tego rozważyć dwie możliwości, jeżeli pan minister uważa, że nie można rozszerzać tych zasad, chociaż nie wiem czy nie można, ale jeżeli tak, to<text:s/>wtedy przy punkcie pierwszym, jeżeli odwołamy się do konstytucji, to trzeba by tutaj dołączyć jednak jednocześnie przedyskutow<text:span text:style-name="T2787">ać</text:span><text:s/>sprawę tamtego załącznika. Jeżeli tamten załącznik będzie przez nas uznany jako załącznik wspólny nam wszystkim, to tutaj możn<text:span text:style-name="T2788">a</text:span><text:s/><text:span text:style-name="T2789">b</text:span>y napisać, tak jak poniżej jest załącznik numer ten, załącznik numer ten, który tą sprawę rozszerza i stajemy na stanowisku, że zasadą jest sprawa nieusuw<text:span text:style-name="T2790">al</text:span>ności sędziów, to są pewne rzeczy podstawowe, są określone w punkcie pierwszym, ale przyjmujemy jednocześnie ten projekt zapisu konstytucyjnego dla przyszłego ustrojodawcy.</text:p>
      <text:p text:style-name="P2791">Połączenie tych dwóch rzeczy razem, no zawsze jest pewnym krokiem naprzód. Natomiast przyjęcie tylko punktu pierwszego bez jednoczesnego aprobowania tego załącznika, już o czym cały czas mówi strona przeciwna, że na przyszłość, to wtedy byłoby dla nas nie do przyjęcia.</text:p>
      <text:p text:style-name="P2792"><text:span text:style-name="T2793">Przewodni</text:span><text:span text:style-name="T2794">cz</text:span><text:span text:style-name="T2795">ąc</text:span><text:span text:style-name="T2796">y</text:span><text:span text:style-name="T2797">:</text:span></text:p>
      <text:p text:style-name="P2798">Dobrze. Popatrzmy co jest w dotychcz<text:span text:style-name="T2799">as</text:span>owych propozycjach. Ustawa określa granicę wieku, no dobrze. Po osiągnięciu której sędziowie przechodzą w stan spoczynku.</text:p>
      <text:p text:style-name="P2800"><text:span text:style-name="T2801">I</text:span><text:s/>trzecie zdanie: Bez swojej zgody sędzia nie może być zwolniony,<text:s/><text:span text:style-name="T2802">n</text:span>igdy?</text:p>
      <text:p text:style-name="P2803"><text:span text:style-name="T2804">Ob. Janina Zakrzewska</text:span><text:span text:style-name="T2805">:</text:span></text:p>
      <text:soft-page-break/>
      <text:p text:style-name="P2806">Nie, może być zwolniony na podstawie orzeczenia sądowego w przypadkach przewidzianych<text:span text:style-name="T2807">...</text:span></text:p>
      <text:p text:style-name="P2808"><text:span text:style-name="T2809">Przewodniczący</text:span>:</text:p>
      <text:p text:style-name="P2810">No więc już ta propozycja zostaje sprzeczna nawet gdyby było to załącznikiem z propozycją pierwszą. I tu już wchodzimy w bardzo szczegółowe dyskusje.</text:p>
      <text:p text:style-name="P2811"><text:span text:style-name="T2812">Ob. Janina Zakrzewska</text:span><text:span text:style-name="T2813">:</text:span></text:p>
      <text:p text:style-name="P2814">Nie, dlaczego? Nie ma żadnej sprzeczności tutaj panie ministrze.</text:p>
      <text:p text:style-name="P2815"><text:span text:style-name="T2816">Przewodniczący</text:span><text:span text:style-name="T2817">:</text:span></text:p>
      <text:p text:style-name="P2818">Znaczy mamy w tym<text:s/><text:span text:style-name="T2819">-</text:span><text:s/>propozycje konstrukc<text:span text:style-name="T2820">yj</text:span>nego ujęcia zasady nieusuwalności sędziów w tej notatce zapis, bez swojej zgody sędzia nie może być zwolniony, zawieszony - to jest druga myśl, jeszcze nie doszedłem, bez swojej zgody ani razu zwolniony, ani w żadnym przypadku zawieszony w czynnościach, ani po trzecie: przeniesiony do innej siedziby.</text:p>
      <text:p text:style-name="P2821"><text:span text:style-name="T2822">Ob. Janina Z</text:span><text:span text:style-name="T2823">ak</text:span><text:span text:style-name="T2824">rz</text:span><text:span text:style-name="T2825">e</text:span><text:span text:style-name="T2826">wska</text:span><text:span text:style-name="T2827">:</text:span></text:p>
      <text:p text:style-name="P2828">Ja używając terminologii konstytucji marcowej, czy dawnych konstytucji, której tu unikaliśmy, brzmiało to<text:s/>„nie może”<text:s/>jak tylko w wypadku, a my zamiast<text:s/>„jak tylko”.<text:span text:style-name="T2829">..</text:span></text:p>
      <text:p text:style-name="P2830"><text:span text:style-name="T2831">P</text:span><text:span text:style-name="T2832">rzew</text:span><text:span text:style-name="T2833">odnicząc</text:span><text:span text:style-name="T2834">y</text:span><text:span text:style-name="T2835">:</text:span></text:p>
      <text:p text:style-name="P2836">I tylko na podstawie orzeczenia sądowego.</text:p>
      <text:p text:style-name="P2837"><text:span text:style-name="T2838">O</text:span><text:span text:style-name="T2839">b</text:span><text:span text:style-name="T2840">.</text:span><text:span text:style-name="T2841"><text:s/>Adam Strzembosz</text:span><text:span text:style-name="T2842">:</text:span></text:p>
      <text:p text:style-name="P2843">Orzeczenia dyscyplinarnego, zawieszenie musi być wprowadzone na zasadzie orzeczenia dyscyplinarnego.</text:p>
      <text:p text:style-name="P2844"><text:span text:style-name="T2845">Ob. Janina Zakrzewska</text:span><text:span text:style-name="T2846">:</text:span></text:p>
      <text:p text:style-name="P2847">Oczywiście, tutaj jest wszystko, to się wszystko mieści<text:span text:style-name="T2848">.</text:span></text:p>
      <text:p text:style-name="P2849"><text:span text:style-name="T2850">Przewodni</text:span><text:span text:style-name="T2851">cz</text:span><text:span text:style-name="T2852">ąc</text:span><text:span text:style-name="T2853">y</text:span><text:span text:style-name="T2854">:</text:span></text:p>
      <text:p text:style-name="P2855">Ja tego nie mam.</text:p>
      <text:p text:style-name="P2856"><text:span text:style-name="T2857">Ob. Adam Strzembosz</text:span><text:span text:style-name="T2858">:</text:span></text:p>
      <text:p text:style-name="P2859">Jeszcze chcę powiedzieć, on może poprosić o zwolnienie.</text:p>
      <text:p text:style-name="P2860"><text:span text:style-name="T2861">Ob. Janina Zakrzewska</text:span><text:span text:style-name="T2862">:</text:span></text:p>
      <text:p text:style-name="P2863">A to bez swojej zgody. Dlatego.<text:span text:style-name="T2864">.</text:span>.</text:p>
      <text:p text:style-name="P2865"><text:span text:style-name="T2866">Przewodnicząc</text:span><text:span text:style-name="T2867">y</text:span><text:span text:style-name="T2868">:</text:span></text:p>
      <text:p text:style-name="P2869">Zgodę, to jest nieusuw<text:span text:style-name="T2870">al</text:span>ności.</text:p>
      <text:p text:style-name="P2871"><text:span text:style-name="T2872">Ob. <text:s text:c="22"/></text:span><text:span text:style-name="T2873">:</text:span></text:p>
      <text:p text:style-name="P2874">Bez swojej zgody sędzia może zostać zawieszony...</text:p>
      <text:p text:style-name="P2875"><text:span text:style-name="T2876">Ob. Janina Zakrzewska</text:span><text:span text:style-name="T2877">:</text:span></text:p>
      <text:p text:style-name="P2878">A za swoją zgodą oczywiście może być zwolniony, przeniesiony, Jeżeli ja zechcę pojechać z W<text:span text:style-name="T2879">a</text:span>rszawy do Szczecina, nie ma żadnego powodu, żebym nie pojechała. Ale jeżeli nie zechcę, to...</text:p>
      <text:p text:style-name="P2880"><text:span text:style-name="T2881">Przewodniczący</text:span><text:span text:style-name="T2882">:</text:span></text:p>
      <text:p text:style-name="P2883">Pan Chojnacki, proszę bardzo.</text:p>
      <text:p text:style-name="P2884"><text:span text:style-name="T2885">Ob. Piotr Chojnacki</text:span><text:span text:style-name="T2886">:</text:span></text:p>
      <text:p text:style-name="P2887">Ja myślę, że spór jest trochę teoretyczny, bo chyba jesteśmy zgodni co do tego, że zasada nieprzenoszenia sędziego bez jego zgody jest jedną z fundament<text:span text:style-name="T2888">al</text:span>nych gwarancji jego nieusuw<text:span text:style-name="T2889">al</text:span>ności i w<text:s/><text:soft-page-break/>związku z tym sama ta kwestia nie powinna być przedmiotem dłuższych tu jakiś rokowań czy pertraktacji.</text:p>
      <text:p text:style-name="P2890">Jak rozumiem, rzecz składa się do tego, wiemy, ją chcemy widzieć. Czy w ustawie zasadniczej, czy w ustawie na przykład o ustroju sądu? Myślę, że ta kwestia jest na dobrą sprawę drugorzędną.</text:p>
      <text:p text:style-name="P2891">Faktem jest n<text:span text:style-name="T2892">ajważ</text:span>nie<text:span text:style-name="T2893">js</text:span>zym dla nas sędziów, żeby to było jasne w akcie nie niższym rangi ustawy zawarte. I myślę, że takim ostatecznie zapisem można by tą rzecz sfinalizować, żeby dalej sprawy nie przeciągać.</text:p>
      <text:p text:style-name="P2894"><text:span text:style-name="T2895">Ob. Janina Zakrzewska</text:span><text:span text:style-name="T2896">:</text:span></text:p>
      <text:p text:style-name="P2897">.<text:span text:style-name="T2898">..</text:span>tutaj to uchwalenie w tej chwili nie przesądzając gdzie w ustawie, ale jednocześnie traktując jako załącznik zalecenie dla przyszłego ustawodawcy konstytucyjnego, co niczego nie przesądza, bo jak wiadomo, ten przyszły ustawodawca konstytucyjny będzie suwerenny albo nasze zalecenie<text:s/>przyjmie, albo nie przyjmie. Nie będziemy stali ponad przyszłym Sejmem. Więc to wydaje się oczywiste.</text:p>
      <text:p text:style-name="P2899">Na razie tu wprowadzamy rzeczy takie, o których pan prezes mówił, a to jest nasza opinia dla ustr<text:span text:style-name="T2900">oj</text:span>odawcy. Nie widzę, i właśnie to odrodzone w tą przyszłość.<text:span text:style-name="T2901">..</text:span></text:p>
      <text:p text:style-name="P2902"><text:span text:style-name="T2903">Przewodnicząc</text:span><text:span text:style-name="T2904">y</text:span>:</text:p>
      <text:p text:style-name="P2905">Dobrze. Ja proponuję, żebyśmy mieli czas na rozważenie podczas obiadu i myślę, że po obiedzie będziemy mogli szybko zająć stanowisko.</text:p>
      <text:p text:style-name="P2906"><text:span text:style-name="T2907">Ob. Janina Zakrzewska</text:span><text:span text:style-name="T2908">:</text:span></text:p>
      <text:p text:style-name="P2909">To może do tego całego punktu pierwszego, panie ministrze. Bo tam jeszcze jest<text:span text:style-name="T2910">.</text:span>.<text:span text:style-name="T2911">.</text:span></text:p>
      <text:p text:style-name="P2912"><text:span text:style-name="T2913">Przewodnicząc</text:span><text:span text:style-name="T2914">y</text:span><text:span text:style-name="T2915">:</text:span></text:p>
      <text:p text:style-name="P2916">No też rodzi się pytanie, no na przykład, można by skreślić, czy są taks<text:span text:style-name="T2917">at</text:span>ywnie wyliczone przypadki, bałbym się dziś powiedzieć.</text:p>
      <text:p text:style-name="P2918"><text:span text:style-name="T2919">Ob. Janina Zakrzewska</text:span><text:span text:style-name="T2920">:</text:span></text:p>
      <text:p text:style-name="P2921">Tak. Odwołanie jest nieporozumieniem, bo bez tego lepiej<text:s/>„np.”<text:s/>to jeżeli jest<text:s/>taks<text:span text:style-name="T2922">at</text:span>ywne, to rzeczywiście już nie budzi wątp<text:span text:style-name="T2923">l</text:span>iwo<text:span text:style-name="T2924">ści</text:span>...</text:p>
      <text:p text:style-name="P2925"><text:span text:style-name="T2926">Przewodnicząc</text:span><text:span text:style-name="T2927">y</text:span><text:span text:style-name="T2928">:</text:span></text:p>
      <text:p text:style-name="P2929">A jak się jakieś pojawią, które się zaproponuje, państwo przestaniecie<text:span text:style-name="T2930">...</text:span></text:p>
      <text:p text:style-name="P2931"><text:span text:style-name="T2932">Ob. Janina Zakrzewska</text:span><text:span text:style-name="T2933">:</text:span></text:p>
      <text:p text:style-name="P2934">To wtedy będzie i kwestia przyszłego ustrojodawcy i przyszłego ustawodawcy, który przecież nie...</text:p>
      <text:p text:style-name="P2935"><text:span text:style-name="T2936">Przewodniczący</text:span><text:span text:style-name="T2937">:</text:span></text:p>
      <text:p text:style-name="P2938">Nie odwołanie to skreślić, tylko to słowo<text:s/>„na przykład”.</text:p>
      <text:p text:style-name="P2939"><text:span text:style-name="T2940">O</text:span><text:span text:style-name="T2941">b. Janina Zakrzewska</text:span><text:span text:style-name="T2942">:</text:span></text:p>
      <text:p text:style-name="P2943">To jest na przykład, czy w zasadzie, to w prawie zawsze panie ministrze niesłychanie ryzykowne.</text:p>
      <text:p text:style-name="P2944"><text:span text:style-name="T2945">Ob</text:span><text:span text:style-name="T2946">.</text:span><text:span text:style-name="T2947"><text:s/>Adam S</text:span><text:span text:style-name="T2948">t</text:span><text:span text:style-name="T2949">rzembosz</text:span><text:span text:style-name="T2950">:</text:span></text:p>
      <text:p text:style-name="P2951"><text:span text:style-name="T2952">I</text:span><text:s/>dotychczas nie mamy więcej przyczyn poza tą rękojmią nieszczęsną, którą<text:s/><text:span text:style-name="T2953">ż</text:span>eśmy wyeliminow<text:span text:style-name="T2954">al</text:span>i.</text:p>
      <text:p text:style-name="P2955"><text:span text:style-name="T2956">Ob. Janina Zakrzewska</text:span><text:span text:style-name="T2957">:</text:span></text:p>
      <text:p text:style-name="P2958">Więc lepiej, żeby była jasność, tak mowa twoja niech będzie jasna, żeby nam nikt nie zarzucił, że mówimy jedno, a w podtekście myślimy coś innego.</text:p>
      <text:p text:style-name="P2959"><text:span text:style-name="T2960">Przewodnicząc</text:span><text:span text:style-name="T2961">y</text:span><text:span text:style-name="T2962">:</text:span></text:p>
      <text:p text:style-name="P2963">Dlaczego?</text:p>
      <text:soft-page-break/>
      <text:p text:style-name="P2964"><text:span text:style-name="T2965">Ob. Janina Zakrzewsk</text:span><text:span text:style-name="T2966">a</text:span>:</text:p>
      <text:p text:style-name="P2967">Nie, nie, to skreślić.</text:p>
      <text:p text:style-name="P2968"><text:span text:style-name="T2969">Przewodniczący</text:span><text:span text:style-name="T2970">:</text:span></text:p>
      <text:p text:style-name="P2971">Wróćmy po obiedzie, dobrze. Myślę, że się porozumiemy szybko.</text:p>
      <text:p text:style-name="P2972"/>
      <text:p text:style-name="P2973">/<text:span text:style-name="T2974">Przerwa</text:span>/.</text:p>
      <text:p text:style-name="P2975"/>
      <text:p text:style-name="P2976">/Po przerwie/.</text:p>
      <text:p text:style-name="P2977"/>
      <text:p text:style-name="P2978">/Po przerwie obradom<text:s/><text:span text:style-name="T2979">przewodniczy</text:span><text:s/>ob.<text:s/><text:span text:style-name="T2980">Łukasz Balcer</text:span>/.</text:p>
      <text:p text:style-name="P2981"><text:span text:style-name="T2982">Przewodnicząc</text:span><text:span text:style-name="T2983">y</text:span><text:span text:style-name="T2984">:</text:span></text:p>
      <text:p text:style-name="P2985">Proponuję najpierw omówić sprawę dokumentu<text:s/><text:span text:style-name="T2986">„</text:span>Reforma prawa i sądów”. Miałem zająć stanowisko.</text:p>
      <text:p text:style-name="P2987">Więc ja proponuję tak, jeśli będzie zgoda, utrzymać s<text:span text:style-name="T2988">fo</text:span>rmułowanie: wprowadzanie<text:s/><text:span text:style-name="T2989">-</text:span><text:s/>w punkcie pierwszym projektu dokumentu: utrzymać zasadę wprowadzenia nieusuw<text:span text:style-name="T2990">al</text:span>ności sędziów i zgodzić się na załącznik w brzmieniu takim jak on jest, chyba że będą uwagi. I chcę wyjaśnić swoje stanowisko.</text:p>
      <text:p text:style-name="P2991">Uważam, że jest to z mojej strony głębokie ustępstwo, ale nie merytoryczne, proszę państwa. Też merytoryczne być może. Tylko ja mam bardzo poważne wątpliwości, to od dawna muszę powiedzieć już, jeszcze z czasów, gdy w poprzedniej kadencji, gdy byłem posłem oponowałem, to był też taki ewenement, przeciwko przy omawianiu zmiany na posiedzeniu Sejmu od razu zmiany konstytucji, wyniku głosów i takiej szybkiej zmiany.</text:p>
      <text:p text:style-name="P2992">Moja wątpliwość jest tylko następującej natury. Rozmowy toczą się wś<text:span text:style-name="T2993">r</text:span>ód prawników, ale wśród grona wybitnych specjalistów naukowców. To wprawdzie mogłoby skłaniać, że robimy to z rozwagą, ale przecież nie wszyscy jesteśmy spe<text:span text:style-name="T2994">cj</text:span>alistami z prawa konstytucyjnego, z różnych dziedzin prawa, i formułowanie bardzo szczegółowe, tak jak już to stanowi komi<text:span text:style-name="T2995">sj</text:span>a legislacyjna, przyszli twórcy now<text:span text:style-name="T2996">ej</text:span><text:s/>konstytucji, budzi u mnie pewne wątpliwości, ale natury nie tyle merytoryczn<text:span text:style-name="T2997">ej,<text:s/></text:span>tylko co do formy naszego procedowani<text:span text:style-name="T2998">a</text:span>. A jak zrobimy bł<text:span text:style-name="T2999">ą</text:span>d, lub czegoś nie dopatrzymy, pa<text:span text:style-name="T3000">ń</text:span>s<text:span text:style-name="T3001">t</text:span>wo powiecie, no to moż<text:span text:style-name="T3002">n</text:span>a zmienić, ale to już jest niezręcznie, jak jest dokładne s<text:span text:style-name="T3003">fo</text:span>rmu<text:span text:style-name="T3004">ło</text:span>w<text:span text:style-name="T3005">an</text:span>ie. I tylko takie mam wątpliwości<text:span text:style-name="T3006">.</text:span></text:p>
      <text:p text:style-name="P3007">Myśmy o tym nie mówili na posiedzeniu plenarnym. Grupa robocza została poproszona o przedłożenie stanowiska, to zrobiła. Ja byłem przekonany, w głębokim przekonaniu, to mówiłem, że myśmy z tego zrezygnowali, ale nie mówiliśmy o tym, ale myślałem dlatego, że tu są bardzo szczegółowe, wierzę, że fachowe rozwiązania. Dlatego proszę to przyjąć jako moje fachowe, ale mimo wszystko no nie w tym trybie się pisze konstytucję, to jest takie brzmienie, takie sformułowanie jakby to już umieszczać w przyszłym odpowiednim artykule czy artykułach konstytucji.</text:p>
      <text:p text:style-name="P3008">Proszę to przyjąć jako informację, o źródle moich daleko idących wątpliwości. Ja to traktuję jako głębokie ustępstwo li tylko form<text:span text:style-name="T3009">al</text:span>ne. Zar<text:span text:style-name="T3010">az</text:span><text:s/>panie profesorze, już muszę to powiedzieć, ponieważ tę myśl myśmy zakończyli, a ja zobowiązałem się do zajęcia stanowiska.</text:p>
      <text:p text:style-name="P3011">A pozostałe uwagi ja proponuję przyjąć. Jeśli tutaj grono fachowców, ekspertów nie oponuje, że można skreślić słowo<text:s/>„na przykład”, że jest to wyliczenie taks<text:span text:style-name="T3012">at</text:span>ywne, nie jestem specjalistą z prawa państwowego i nie mogę tego tutaj w sposób przesądzić, w sposób pewny, wydawało mi się, że to jest ostrożniejsza<text:s/><text:soft-page-break/>formuła, ale jeśli jest taka propozycja, to proszę bardzo. Słowo<text:s/>„odwołania”<text:s/>myślę też. Z tym odwołaniem jednak tak.</text:p>
      <text:p text:style-name="P3013">No i potem proponowałbym przyjąć to jako załącznik numer jeden, a kolejne załączniki miałyby zmienioną numerację. No punkt pierwszy, to załącznik numer jeden.</text:p>
      <text:p text:style-name="P3014">Proszę o rozważenie tej propozycji. Pan prokurator Starszak.</text:p>
      <text:p text:style-name="P3015"><text:span text:style-name="T3016">Ob. Hipolit Starszak</text:span><text:span text:style-name="T3017">:</text:span></text:p>
      <text:p text:style-name="P3018">Ja mam wątpliwość tylko co do tego słowa<text:s/><text:span text:style-name="T3019">„</text:span>odwołania”, bo ja go przeczytałem w łączności z tym sformułowaniem, które dotyczy ustawowych wyjątków od tej zasady i wtedy to wydawa<text:span text:style-name="T3020">ł</text:span>o<text:span text:style-name="T3021"><text:s/></text:span>mi się, że zabrzmiało to dobrze, że idzie o to, żeby odwołanie było też uregulowane ustawą. Być może się mylę, ale zgłaszam wątpliwość, bo to tak można też przeczytać.</text:p>
      <text:p text:style-name="P3022"><text:span text:style-name="T3023">O</text:span><text:span text:style-name="T3024">b. Adam Strzembosz</text:span><text:span text:style-name="T3025">:</text:span></text:p>
      <text:p text:style-name="P3026">Dopisując<text:s/>„zniesienia rękojmi”<text:s/>to nie ma odwołań, poza dyscyplinarnym i sądowym orzeczeniem prawda.</text:p>
      <text:p text:style-name="P3027"><text:span text:style-name="T3028">Ob. Janina Zakrzewska</text:span><text:span text:style-name="T3029">:</text:span></text:p>
      <text:p text:style-name="P3030">Odwołanie może być tylko właśnie z tych przyczyn, tutaj taksatywnie wymienionych. To znaczy z powodu stanu zdrowia, orzeczenia dyscyplinarnego albo orzeczenia kary zakazu wykonywania zawodu sędziego...</text:p>
      <text:p text:style-name="P3031"><text:span text:style-name="T3032">Przewodnicząc</text:span><text:span text:style-name="T3033">y</text:span><text:span text:style-name="T3034">:</text:span></text:p>
      <text:p text:style-name="P3035">Ja nie oponuję skreślenia słowa<text:s/>„odwołanie”.</text:p>
      <text:p text:style-name="P3036"><text:span text:style-name="T3037">Ob. Janina Zakrzewska</text:span><text:span text:style-name="T3038">:</text:span></text:p>
      <text:p text:style-name="P3039">Innych prawo nie zna.</text:p>
      <text:p text:style-name="P3040"><text:span text:style-name="T3041">Ob. Kazimierz Buchała</text:span><text:span text:style-name="T3042">:</text:span></text:p>
      <text:p text:style-name="P3043">Czy można pytanie jedno? Mianowicie, a jeśli sędzia<text:span text:style-name="T3044"><text:s/></text:span>prosi o zwolnienie ze służby, to jak do tej pory jego się jednak odwołuje.</text:p>
      <text:p text:style-name="P3045"><text:span text:style-name="T3046">Przewodniczący</text:span><text:span text:style-name="T3047">:</text:span></text:p>
      <text:p text:style-name="P3048"><text:span text:style-name="T3049">W</text:span><text:s/>takim razie tego nie ma.</text:p>
      <text:p text:style-name="P3050"><text:span text:style-name="T3051">Ob. Janina Zakrzewska</text:span><text:span text:style-name="T3052">:</text:span></text:p>
      <text:p text:style-name="P3053">To mus<text:span text:style-name="T3054">i</text:span>ałoby być dodane,<text:s/>„odwołanie za jego zgodą”.</text:p>
      <text:p text:style-name="P3055"><text:span text:style-name="T3056">O</text:span><text:span text:style-name="T3057">b</text:span><text:span text:style-name="T3058">. Jadwiga Skórzewska</text:span><text:span text:style-name="T3059">:</text:span></text:p>
      <text:p text:style-name="P3060"><text:span text:style-name="T3061">Z</text:span>walnia sędziego jedn<text:span text:style-name="T3062">a</text:span>k, zwalnia, n<text:span text:style-name="T3063">i</text:span>e odwołuje.</text:p>
      <text:p text:style-name="P3064"><text:span text:style-name="T3065">Przewodnicząc</text:span><text:span text:style-name="T3066">y</text:span><text:span text:style-name="T3067">:</text:span></text:p>
      <text:p text:style-name="P3068">Rada Państwa nie odwołuje...</text:p>
      <text:p text:style-name="P3069"><text:span text:style-name="T3070">Ob. Janina Skórzewska</text:span><text:span text:style-name="T3071">:</text:span></text:p>
      <text:p text:style-name="P3072">To Minister Sprawiedliwości zwalnia.</text:p>
      <text:p text:style-name="P3073"><text:span text:style-name="T3074">Przewodniczący</text:span><text:span text:style-name="T3075">:</text:span></text:p>
      <text:p text:style-name="P3076">Nie, nie, Rada Państwa musi odwołać.</text:p>
      <text:p text:style-name="P3077"><text:span text:style-name="T3078">Ob. Janina Zakrzewska:</text:span></text:p>
      <text:p text:style-name="P3079">Jeśli chodzi o sędziów Sądu Najwyższego, to Rada Państw<text:span text:style-name="T3080">a.</text:span></text:p>
      <text:p text:style-name="P3081"><text:span text:style-name="T3082">P</text:span><text:span text:style-name="T3083">rz</text:span><text:span text:style-name="T3084">ewodni</text:span><text:span text:style-name="T3085">cz</text:span><text:span text:style-name="T3086">ąc</text:span><text:span text:style-name="T3087">y</text:span><text:span text:style-name="T3088">:</text:span></text:p>
      <text:soft-page-break/>
      <text:p text:style-name="P3089">No, ale teraz też tak będzie.</text:p>
      <text:p text:style-name="P3090"><text:span text:style-name="T3091">O</text:span><text:span text:style-name="T3092">b. Janina Zakrzewsk</text:span><text:span text:style-name="T3093">a</text:span><text:span text:style-name="T3094">:</text:span></text:p>
      <text:p text:style-name="P3095">Minister Sprawiedliwoś<text:span text:style-name="T3096">ci</text:span><text:s/>zwalnia sędziego, jeżeli zrzekł się stanowiska.</text:p>
      <text:p text:style-name="P3097"><text:span text:style-name="T3098">Przewodn</text:span><text:span text:style-name="T3099">icz</text:span><text:span text:style-name="T3100">ąc</text:span><text:span text:style-name="T3101">y</text:span><text:span text:style-name="T3102">:</text:span></text:p>
      <text:p text:style-name="P3103">To trzeba wprowadzić<text:s/>„zrzekł się stanowiska”.</text:p>
      <text:p text:style-name="P3104"><text:span text:style-name="T3105">Ob. Janina Zakrzewska</text:span><text:span text:style-name="T3106">:</text:span></text:p>
      <text:p text:style-name="P3107">Jest - zrzekł się stanowiska w USP.</text:p>
      <text:p text:style-name="P3108"><text:span text:style-name="T3109">Przewodniczący</text:span>:</text:p>
      <text:p text:style-name="P3110">Ale w ustawie o Sądzie Najwyższym jest odwołanie, Rada Państwa odwołuje.</text:p>
      <text:p text:style-name="P3111"><text:span text:style-name="T3112">Ob. Janina Zakrzewska:</text:span></text:p>
      <text:p text:style-name="P3113">Sprawdzimy zaraz panie ministrze.</text:p>
      <text:p text:style-name="P3114"><text:span text:style-name="T3115">Ob. <text:s text:c="22"/></text:span><text:span text:style-name="T3116">:</text:span></text:p>
      <text:p text:style-name="P3117">Jeżeli można prosić?</text:p>
      <text:p text:style-name="P3118"><text:span text:style-name="T3119">Przewodnicząc</text:span><text:span text:style-name="T3120">y</text:span><text:span text:style-name="T3121">:</text:span></text:p>
      <text:p text:style-name="P3122">Proszę bardzo.</text:p>
      <text:p text:style-name="P3123"><text:span text:style-name="T3124">Ob. <text:s text:c="22"/></text:span><text:span text:style-name="T3125">:</text:span></text:p>
      <text:p text:style-name="P3126">Tu się mówi o nieusuw<text:span text:style-name="T3127">al</text:span>ności. Nieusuw<text:span text:style-name="T3128">al</text:span>ności, usunięcie<text:s/>sędziego jest możliwe tylko w tych przypadkach. Odwołanie na własną prośbę nie jest elementem usuwania sędziego.<text:s/>Więc tutaj wydaje mi się, że ten problem jest rozwiązany i jasny.</text:p>
      <text:p text:style-name="P3129"><text:span text:style-name="T3130">Ob. Janina Zakrzewska</text:span>:</text:p>
      <text:p text:style-name="P3131">Czy można panie ministrze dalej?</text:p>
      <text:p text:style-name="P3132"><text:span text:style-name="T3133">P</text:span><text:span text:style-name="T3134">rzew</text:span><text:span text:style-name="T3135">odnicząc</text:span><text:span text:style-name="T3136">y</text:span>:</text:p>
      <text:p text:style-name="P3137">To znaczy punkt pierwszy możliwy byłby do przyjęcia jako załącznik numer jeden.</text:p>
      <text:p text:style-name="P3138"><text:span text:style-name="T3139">Ob. Janina Zakrzewska</text:span>:</text:p>
      <text:p text:style-name="P3140">Gdyby dodać: skreślić słowo<text:s/>„np<text:span text:style-name="T3141">.</text:span>”<text:s/>odwołanie i napisać potem załącznik numer jeden.</text:p>
      <text:p text:style-name="P3142"><text:span text:style-name="T3143">Przewodn</text:span><text:span text:style-name="T3144">icz</text:span><text:span text:style-name="T3145">ąc</text:span><text:span text:style-name="T3146">y</text:span>:</text:p>
      <text:p text:style-name="P3147">Dobrze.</text:p>
      <text:p text:style-name="P3148">Punkt drugi. A,<text:s/><text:span text:style-name="T3149">p</text:span>rzepraszam, prof. Zieliński od dłuższego czasu prosi o głos.</text:p>
      <text:p text:style-name="P3150"><text:span text:style-name="T3151">Ob</text:span><text:span text:style-name="T3152">.</text:span><text:span text:style-name="T3153"><text:s/>Tadeusz Zieliński</text:span>:</text:p>
      <text:p text:style-name="P3154">Ja zasadniczo chciałem na samym początku powiedzieć parę uwag ogólniejszych na temat przedłożonego dokumentu w nawiązaniu do głosów w dyskusji, pana prof. Strzembosza.</text:p>
      <text:p text:style-name="P3155">Otóż mnie się wydaje, że trzeba sobie uświadomić jasno, do jakiego dokumentu dążymy. Czy ma to być wspólne stanowisko Podzespołu do sprawy Reformy Prawa i Sądów, czy też ma to być niestety, protokół rozbieżności.</text:p>
      <text:p text:style-name="P3156">Ja sądzę, że w żadnym zespole, ani podzespole, nie uda się osiągnąć zgodności we wszystkich sprawach, z tym, że ja nie popadałbym w pesymizm, uważam, że jeśli nawet pozostają w pewnych sprawach jesteśmy niezgodni, to wywołanie niektórych problemów jest bardzo istotne i przyczyni<text:s/>się do uregulowania tych spornych spraw w przyszłości.</text:p>
      <text:p text:style-name="P3157">Natomiast w tej chwili niewątpliwie n<text:span text:style-name="T3158">aj</text:span>istotni<text:span text:style-name="T3159">ej</text:span>szą sprawą jest podzielenie tych spraw. Tych, które<text:s/><text:soft-page-break/>wymagają tak zwanej szybkiej małej nowelizacji i spraw, które wymagają rozwiązania w przyszłości.</text:p>
      <text:p text:style-name="P3160">Otóż ten dokument, który dostaliśmy wskazywałby na ten kierunek, który wydaje mi się niezupełnie właściwy. Na kierunek mający na celu osiągnięcie dokumentu zawierającego wspólne uzgodnione stanowisko.<text:s/><text:span text:style-name="T3161">I</text:span><text:s/>tak on jest napisany, że właściwie we wszystkich sprawach jest zgodność poglądów. Tak to wygląda. Nawet ta notatka z posiedzenia Podzespołu do spraw Reformy Prawa i Sądownictwa z 28 lutego także wskazywałaby na zgodność poglądów. No część druga: podzespół wyraża pogląd, że przepisy ar<text:span text:style-name="T3162">t</text:span>y<text:span text:style-name="T3163">k</text:span>ułów kodeksu karnego 270 itd. powinny ulec zmianie w trakcie ogólnej reformy prawa karnego.</text:p>
      <text:p text:style-name="P3164"><text:span text:style-name="T3165">Przewodnicząc</text:span><text:span text:style-name="T3166">y</text:span><text:span text:style-name="T3167">:</text:span></text:p>
      <text:p text:style-name="P3168">Panie profesorze, przepraszam, ad vocem. Jest to propozycja. Jeżeli pan uważa, że inaczej, ja się też podporządkuję.</text:p>
      <text:p text:style-name="P3169"><text:span text:style-name="T3170">Ob. Tadeusz Zieliński</text:span><text:span text:style-name="T3171">:</text:span></text:p>
      <text:p text:style-name="P3172">Ja oczywiście traktuję to jako propozycję. Tylko mówię, że<text:span text:style-name="T3173">.</text:span>.<text:span text:style-name="T3174">.</text:span></text:p>
      <text:p text:style-name="P3175"><text:span text:style-name="T3176">Przewodniczący</text:span><text:span text:style-name="T3177">:</text:span></text:p>
      <text:p text:style-name="P3178">Całkowicie<text:span text:style-name="T3179">..</text:span>. nikt innego nie zrobi, to zrobiliśmy my.</text:p>
      <text:p text:style-name="P3180"><text:span text:style-name="T3181">Ob. Tadeusz Zieliński</text:span><text:span text:style-name="T3182">:</text:span></text:p>
      <text:p text:style-name="P3183">Ja zresztą zrozumiałem panie ministrze, że strona rządowa przedłożyła taką propozycję do dyskusji. Ja w ramach dyskusji na ten temat się wypowiadam.</text:p>
      <text:p text:style-name="P3184">Otóż uważam, że trzeba dążyć jednak do opracowania protokołu rozbieżności dlatego, że w tych sprawach, które tutaj są przedstawione jako uzgodnione co do trybu dalszego ich załatwiania, były jednak rozbieżności.</text:p>
      <text:p text:style-name="P3185">I myślę, że chyba jest rzeczą bardzo ważną, żebyśmy sobie powiedzieli, co może być<text:s/><text:span text:style-name="T3186">wp</text:span>isywane do protokołu rozbieżności. Moim zdaniem te różnice, które wystąpiły między stronami - podkreślam między stronami występującymi w tym podzespole - a nie rozbieżności, jakie zachodzą między stanowiskiem strony solidarnościow<text:span text:style-name="T3187">ej</text:span><text:s/>i znacznej części zespołu rządowego, a poglądami pana prokuratora Starszaka i pana gen.- Czubińskiego.</text:p>
      <text:p text:style-name="P3188">Było wiele takich spraw, w szczególności mam tu na myśli art. 282 z literą a/, co do których była pełna zgodność między dwiema stronami. Było tylko powiedziałbym votum separatum, głosy przeciwne pana prokuratora Starszaka i pana gen. Czubińskiego.</text:p>
      <text:p text:style-name="P3189">A więc mnie się wydaje, że te sprawy powinny być tak ujęte w protokole rozbieżności prawda, że uzgodniono przykładowo co do art. 282 z literą a/, zgodność poglądów się zarysował<text:span text:style-name="T3190">a</text:span>, a były dwa poglądy przeciwne pana gen. Czubińskiego i pana prokuratora Starszaka i inne sprawy, szereg takich spraw też.</text:p>
      <text:p text:style-name="P3191">Czyli ja bym się opowiadał przeciwko takiemu postawieniu sprawy, że podzespół wyraża pogląd, że te zmiany powinny się w przyszłości dokonać.</text:p>
      <text:p text:style-name="P3192">Ja tu zauważyłem taką procedurę, że jeżeli nie ma jednomyślności, to traktuje się sprawę za nieuzgodnioną.<text:s/>Tymczasem opowiadałbym się za inną formułą, za innym sposobem procedowania. Nie przez głosowanie nawet, ale jeżeli się<text:s/>rysuje wyraźnie zgodność poglądów w tych takich podstawowych prawach, żeby zapisać, że zespół doszedł do tego przekonania, przy dwóch na przykład głosach przeciwnych.</text:p>
      <text:p text:style-name="P3193">No ja myślę, że chyba nie jest tutaj miejsce na ekshumowanie w tej sali instytucji liberum veto prawda,<text:s/><text:soft-page-break/>że jedna czy dwie osoby zgłaszają zastrzeżenia i na tej podstawie uważa się porozumienie w tym punkcie za zerwane.</text:p>
      <text:p text:style-name="P3194">Dziękuję uprzejmie.</text:p>
      <text:p text:style-name="P3195"><text:span text:style-name="T3196">Przewodnicząc</text:span><text:span text:style-name="T3197">y</text:span><text:span text:style-name="T3198">:</text:span></text:p>
      <text:p text:style-name="P3199">Proszę bardzo, kto chciałby zabrać głos?</text:p>
      <text:p text:style-name="P3200">No więc teraz mam, bo to była propozycja zupełnie podjęcia problematyki nad inną sprawą. Więc chcę spytać, za czym członkowie zespołu są, czy debatujemy nad propozycjami tych spraw, które można uzgodnić, a potem przejdziemy do propozycji innej, dalej idącej prof. Zielińskiego, czy też zaczynamy od dyskusji nad propozycją prof. Zielińskiego. Prof. Strzembosz.</text:p>
      <text:p text:style-name="P3201"><text:span text:style-name="T3202">O</text:span><text:span text:style-name="T3203">b. Adam Strzembosz</text:span><text:span text:style-name="T3204">:</text:span></text:p>
      <text:p text:style-name="P3205">Ja proponuję, byśmy skończyli omawiać te sprawy, które w zakresie niezależności sądów i niezawisłości sędziego zostały załatwione pozytywnie<text:span text:style-name="T3206">.</text:span><text:s/>Później byśmy sformułowali rozbieżności, które w tym zakresie były, no a potem byśmy się już dalej zajmowali sprawami karnymi, no bo ten tekst mamy już przygotowany, ten właśnie dotyczący sądów i to byłaby jakaś pozytywna część naszych obrad, że to zakończyliśmy stosunkowo niewielką liczbą rozbieżności.</text:p>
      <text:p text:style-name="P3207">Z tym, że jeszcze chciałbym przypomnieć, że na poprzednim, czy jeszcze wcześniejszym posiedzeniu, przekazaliśmy<text:s/>drugiej stronie takie propozycje na piśmie dotyczące ławników<text:span text:style-name="T3208"><text:s/></text:span>i obiektywnego przydziału spraw, to by też powinno się znaleźć w tym tekście, bo łączy się niewątpliwie z ustrojem sądów prawda, składem sędziowskim itd.</text:p>
      <text:p text:style-name="P3209">Także to jeszcze te dwie sprawy, chyba powinny się tutaj znaleźć. Myślę, że tutaj w dyskusji nie będzie wielkich, bo ten zapis, który przekazałem pewnie wszystkim odpowiada, natomiast w ten sposób byśmy skończyli część pozytywną.</text:p>
      <text:p text:style-name="P3210">Napisalibyśmy następnie ten protokół rozbieżności odnośnie spraw Prokuratury Generalnej tego co umownie n<text:span text:style-name="T3211">az</text:span>ywaliśmy apolitycznością sędziów i też w zasadzie byśmy mieli już tę całą część skończoną.</text:p>
      <text:p text:style-name="P3212">No jeśli chodzi o tą<text:s/>„małą nowelizację”, to oczywiście różnie te zapisy można sporządzać, również w sposób, który zaproponował pan prof. Zieliński, ale to byłaby jak gdyby dalsza sprawa.</text:p>
      <text:p text:style-name="P3213">Z tym, że skoro jestem przy głosie, chciałbym zapytać, czy nie moglibyśmy od razu ustalić terminu następnego posiedzenia. Tutaj jakieś informacje są stale inne, ja słyszałem, że podobno<text:s/>„stolik polityczny”<text:s/>jest w czwartek, no nie wiem właśnie czy tak jest, i to powodowałoby no dla niektórych członków naszego zespołu pewną kolizję, chociaż ja osobiście bardzo jestem czwartkiem zainteresowany, to znaczy bardzo mi ten termin odpowiada. Może byśmy i to rozstrzygnęli, ponieważ no dzisiaj zdaje się koło czwartej powinniśmy zakończyć dyskusję, więc i ta rzecz byłaby ważna.</text:p>
      <text:p text:style-name="P3214">Dziękuję.</text:p>
      <text:p text:style-name="P3215"><text:span text:style-name="T3216">Przewodniczący</text:span><text:span text:style-name="T3217">:</text:span></text:p>
      <text:p text:style-name="P3218">Kto z państwa chciałby się w sprawach procedur<text:span text:style-name="T3219">al</text:span>nych wypowiedzieć? Procedur<text:span text:style-name="T3220">al</text:span>nych, co do terminu posiedzenia i treści.</text:p>
      <text:p text:style-name="P3221">Jeżeli tą rzecz rozważyć jako kolejną, którą zaproponowano w tych kilku sprawach, to myślę tak, że są sprawy, do których trzeba się przygotować<text:span text:style-name="T3222">.</text:span><text:s/>Ja sądziłem, że nie będziemy już sprawy ławników omawiali, byśmy przeszli jakoś i tak do innych spraw, ale jeżeli rzeczywiście mamy wrócić, bo taka propozycja była<text:s/><text:soft-page-break/>złożona i do spraw podziału czynności, a więc spraw w istocie, które z przepisami należą do spraw prezesów sądów, regulaminu, regulowane są sprawami regulaminó<text:span text:style-name="T3223">w</text:span><text:s/>sądów, a to wymagałoby przyg<text:span text:style-name="T3224">oto</text:span>wan<text:span text:style-name="T3225">ej</text:span><text:s/>pewnej debaty. To nie można tak zapisać, bo jeszcze nie wiemy jaki zapis i bez dyskusji sądzę, że to byłoby niemożliwe. To byłyby dwie sprawy.</text:p>
      <text:p text:style-name="P3226">Mamy do zakończenia kilka spraw zajęcia stanowiska z zakresu prawa karnego, byłej procedury karnej, to jest trzy i w przerwie pan prof. Strzembosz mi mówił, że będą pewne sprawy związane z ustawami o Ministrze Spraw Wewnętrznych.<text:s/>Jeśliby<text:s/>te cztery sprawy były, to być może jedno posiedzenie by nam wystarczyło. W związku z tym jeśli będziemy chcieli teraz ustalić kiedy, ile się spotykamy, dobrze byłoby najpierw ustalić jakimi sprawami będziemy się zajmować. Bo jeśli te sprawy - jeden dzień sądzę, cały dzień do późnego wieczora już bez ograniczeń powinien wystarczyć. A przerwa do następnego posiedzenia mogła być wykorzystana na już sprecyzowanie takie na piśmie tych ustaleń dotyczących charakteru tego dokumentu, który ma być wynikiem obrad.</text:p>
      <text:p text:style-name="P3227">Więc może zanim odpowiemy sobie, kied<text:span text:style-name="T3228">y</text:span>,<text:s/><text:span text:style-name="T3229">u</text:span>st<text:span text:style-name="T3230">al</text:span>imy, spróbujemy ustalić co byłoby przedmiotem jeszcze obrad, co państwo chcielibyście wnieść pod obrady.</text:p>
      <text:p text:style-name="P3231">Notujmy. Notuję sobie tak: sprawy k.p.k., w których ja tutaj od razu z<text:span text:style-name="T3232">aj</text:span>mę stanowisko lub będzie przedmiotem<text:s/>dyskusji, jeszcze sprzed przerwy, czy będą jeszcze jakieś sprawy?</text:p>
      <text:p text:style-name="P3233"><text:span text:style-name="T3234">O</text:span><text:span text:style-name="T3235">b</text:span><text:span text:style-name="T3236">.</text:span><text:span text:style-name="T3237"><text:s/>Adam Strzembosz</text:span><text:span text:style-name="T3238">:</text:span></text:p>
      <text:p text:style-name="P3239">O urzędzie Ministra Spraw Wewnętrznych, to zresztą w tym załączniku numer dwa jest zaznaczone na końcu. To znaczy czy tylko te sprawy związane z z<text:span text:style-name="T3240">at</text:span>rzymani<text:span text:style-name="T3241">am</text:span>i.</text:p>
      <text:p text:style-name="P3242"><text:span text:style-name="T3243">Przewodniczący</text:span>:</text:p>
      <text:p text:style-name="P3244">Sprawy pasożytów, o które pan pyta, ja sprawdzałem, były na innym podzespole, mówił o tym minister Szreter i tam jakieś wnioski precyzują.</text:p>
      <text:p text:style-name="P3245"><text:span text:style-name="T3246">Ob. Adam Strzembosz</text:span>:</text:p>
      <text:p text:style-name="P3247">Tak, to by odpadło.</text:p>
      <text:p text:style-name="P3248"><text:span text:style-name="T3249">Przewodniczący</text:span><text:span text:style-name="T3250">:</text:span></text:p>
      <text:p text:style-name="P3251">O pasożytach już tak w żargonie, w skrócie.</text:p>
      <text:p text:style-name="P3252"><text:span text:style-name="T3253">O</text:span><text:span text:style-name="T3254">b. Janina Zakrzewska</text:span><text:span text:style-name="T3255">:</text:span></text:p>
      <text:p text:style-name="P3256">A jaki to był zespół, panie ministrze.</text:p>
      <text:p text:style-name="P3257"><text:span text:style-name="T3258">Przewodnicząc</text:span><text:span text:style-name="T3259">y</text:span><text:span text:style-name="T3260">:</text:span></text:p>
      <text:p text:style-name="P3261">Nie wiem. Minister Szreter tam jest w tym podzespole.</text:p>
      <text:p text:style-name="P3262"><text:span text:style-name="T3263">Ob. Adam Strzembosz</text:span><text:span text:style-name="T3264">:</text:span></text:p>
      <text:p text:style-name="P3265">Tu jeszcze panie ministrze jeśli wolno, tu jeszcze jest taka sprawa, którą myśmy poruszali poprzednio, nie ustosunkowali się do niej.</text:p>
      <text:p text:style-name="P3266">Mianowicie na<text:s/>„stoliku politycznym”<text:s/>padła kwestia powołania jakiegoś ciała, organu, który by zajmował się tymi poszczególnymi przypadkami związanymi jeszcze ze stanem wojennym. Tak samo dobrze byłoby może sprawdzić,<text:s/><text:span text:style-name="T3267">cz</text:span>y już gdzieś to było omawiane, ale jeżeli nie, to my musielibyśmy się zająć również kwestią tych osób, które zostały w trybie dyscyplinarnym zwolnione z pracy, tylko ze względu<text:s/>na ich postawy polityczne, różne wydarzenia, które wiązały się ze stanem wojennym. No więc tu znalezienie jakiejś formuły, która by pozwoliła tym osobom zaliczyć dotychczasowy okres zatrudnienia nieraz 20 i<text:s/><text:soft-page-break/>więcej lat do stażu pracy, a przy takiej formie wypowiedzenia, oczywiście tego stażu się nie zalicza, tego okresu się nie zalicza, to też jest niezwykle n<text:span text:style-name="T3268">ab</text:span>olała ważna sprawa społeczna.</text:p>
      <text:p text:style-name="P3269">No pan minister tu tak w kuluarach negatywnie się odniósł do możliwości powołania jakiegoś zespołu, który by rozpatrywał poszczególne sprawy, gdzie są warunki naszym zdaniem do rewizji nadzwycz<text:span text:style-name="T3270">aj</text:span>n<text:span text:style-name="T3271">ej.</text:span><text:s/>Bo kwestia zatarcia skazania, czy inne rozstrzygnięcie, to już zdaje się gdzieś tam wyżej jest omawiana.</text:p>
      <text:p text:style-name="P3272">Ale oczywiście no tego żeśmy jeszcze nie dyskutowali. To też byłaby jakaś sprawa. No być może, że jeszcze jakieś drobne sprawy wynikną. Ja już sygn<text:span text:style-name="T3273">al</text:span>izowałem tę praktykę organów MO, która polega na zatrzymywaniu różnych przedmiotów na zasadzie art. 412 k.p.c. chociaż żadne postępowanie cywilne k.c. - chociaż żadne postępowanie cywilne się nie toczyło i nie toczy. No więc to jest też taka sprawa no wydawałoby się, że może drobna, ale dla tych osób, które by chciały odzyskać cały szereg przedmiotów im z<text:span text:style-name="T3274">at</text:span>rzymanych, no to ona jest bardzo ważna, a to są setki, a może i więcej takich przypadków. Więc też bym proponował te rzeczy na<text:s/><text:span text:style-name="T3275">n</text:span>aszym<text:s/>„stoliku”<text:s/>rozważyć.</text:p>
      <text:p text:style-name="P3276">Poza tym, ewentualnie prawda, znowu<text:s/>de lege ferenda, ale taką słyszałem informację, że w Magdalence, tej ostatniej, była rozmowa na temat art. 282 ze znaczkiem a/ i innych<text:s/>przepisów.<text:s/><text:span text:style-name="T3277">I</text:span><text:s/>tak odniosłem wrażenie, że nawet zapadły tam pewne między ministrem Kiszczakiem a prof. Geremkiem jakieś ustalenia, no mówię odniosłem wrażenie, bo nie rozmawiałem z nim bezpośrednio i również k.k.w. przyjęło uchwałę, w której zobowiązuje nas do podjęcia dalszych starań o przeprowadzenie pewnych zmian w kodeksie karnym, które no nie zostały dotąd zrealizowane. Więc też by<text:span text:style-name="T3278">ć</text:span><text:s/>może zachodziłaby konieczność powrotu do kodeksu karnego, do tego cośmy tam nie załatwili, gdyby oczywiście taka szansa była. Bo jeżeli państwo przyjmą stanowisko, że tutaj żadne zmiany w Magdalence nie nastąpiły tego rodzaju, aby nas wiązały, no to tylko byśmy tu wpisali do protokołu rozbieżności i byśmy dalej sobie rozważali kwestie tej ustawy.</text:p>
      <text:p text:style-name="P3279"><text:span text:style-name="T3280">P</text:span><text:span text:style-name="T3281">rzew</text:span><text:span text:style-name="T3282">odnicząc</text:span><text:span text:style-name="T3283">y</text:span><text:span text:style-name="T3284">:</text:span></text:p>
      <text:p text:style-name="P3285">Proszę Państwa! Notowałem cztery, być może pięć spraw. Myślę, że to na następnym posiedzeniu możn<text:span text:style-name="T3286">a</text:span><text:s/><text:span text:style-name="T3287">b</text:span>y omówić. Jedno posiedzenie w zasadzie mogłoby wystarczyć, a może między dzisiejszym posiedzeniem a następnym, taki okres przygotowania podstawowych dokumentów w takim brzmieniu jak ustal<text:span text:style-name="T3288">i</text:span>my.</text:p>
      <text:p text:style-name="P3289">W związku z tym mam pytanie, czy jeden dzień przerwy, czy dwa dni przerwy byłyby niezbędne dla spotkania. No czwartek lub piątek.</text:p>
      <text:p text:style-name="P3290"><text:span text:style-name="T3291">O</text:span><text:span text:style-name="T3292">b. Adam Strzembosz</text:span><text:span text:style-name="T3293">:</text:span></text:p>
      <text:p text:style-name="P3294">No właśnie piątek, czy byłby możliwy.</text:p>
      <text:p text:style-name="P3295"><text:span text:style-name="T3296">Przewodnicząc</text:span><text:span text:style-name="T3297">y</text:span><text:span text:style-name="T3298">:</text:span></text:p>
      <text:p text:style-name="P3299">Panie Profesorze! Kłopoty są z lokalami, tutaj pan informuje, bo jest pięć posiedzeń w piątek. No to na poniedziałek może przygotujemy się.</text:p>
      <text:p text:style-name="P3300">Przepr<text:span text:style-name="T3301">as</text:span>z<text:span text:style-name="T3302">am.</text:span><text:s/>Dzisiaj jest - dziesiąty byłby to, ja pomyliłem się o tydzień. Dziesiąty, tutaj nie ma miejsca?</text:p>
      <text:p text:style-name="P3303"><text:span text:style-name="T3304">Ob. Adam Strzembosz</text:span><text:span text:style-name="T3305">:</text:span></text:p>
      <text:p text:style-name="P3306">A właśnie jak sobota.</text:p>
      <text:p text:style-name="P3307"><text:span text:style-name="T3308">Ob. <text:s text:c="22"/></text:span><text:span text:style-name="T3309">:</text:span></text:p>
      <text:p text:style-name="P3310">Przepraszam, sobota nie wchodzi w grę z innych powodów.</text:p>
      <text:soft-page-break/>
      <text:p text:style-name="P3311"><text:span text:style-name="T3312">Przewodnicząc</text:span><text:span text:style-name="T3313">y</text:span>:</text:p>
      <text:p text:style-name="P3314">Z innych powodów, ja wiem. No zostanie szukanie innego lokalu. Czy Ministerstwo Sprawiedliwości, byłaby ta propozycja wtenczas w piątek do przyjęcia?</text:p>
      <text:p text:style-name="P3315"><text:span text:style-name="T3316">O</text:span><text:span text:style-name="T3317">b. Adam Strzembosz</text:span><text:span text:style-name="T3318">:</text:span></text:p>
      <text:p text:style-name="P3319">Dla nas tak.</text:p>
      <text:p text:style-name="P3320"><text:span text:style-name="T3321">Przewodnicząc</text:span><text:span text:style-name="T3322">y</text:span>:</text:p>
      <text:p text:style-name="P3323">No jest to kwestia nagrywania tylko.</text:p>
      <text:p text:style-name="P3324"><text:span text:style-name="T3325">Ob. Kazimierz Buchała</text:span><text:span text:style-name="T3326">:</text:span></text:p>
      <text:p text:style-name="P3327">To się będzie przenosić mikrofon.</text:p>
      <text:p text:style-name="P3328"><text:span text:style-name="T3329">Przewodni</text:span><text:span text:style-name="T3330">cz</text:span><text:span text:style-name="T3331">ąc</text:span><text:span text:style-name="T3332">y</text:span>:</text:p>
      <text:p text:style-name="P3333">To co, w piątek w Ministerstwie Sprawiedliwości?</text:p>
      <text:p text:style-name="P3334"><text:span text:style-name="T3335">Ob. Adam Strzembosz</text:span><text:span text:style-name="T3336">:</text:span></text:p>
      <text:p text:style-name="P3337">Doskonale.</text:p>
      <text:p text:style-name="P3338"><text:span text:style-name="T3339">Ob. <text:s text:c="22"/></text:span><text:span text:style-name="T3340">:</text:span></text:p>
      <text:p text:style-name="P3341">Godzina dziesiąta.</text:p>
      <text:p text:style-name="P3342"><text:span text:style-name="T3343">Przewodniczący</text:span><text:span text:style-name="T3344">:</text:span></text:p>
      <text:p text:style-name="P3345">No nie pytałem jeszcze, ale sądzę, że tak.</text:p>
      <text:p text:style-name="P3346">To dzień mielibyśmy ustalony. Dziesiątego w piątek.</text:p>
      <text:p text:style-name="P3347">Teraz godzinę, proszę o ustalenie. Czy dziesiąta godzina jest dobrą?</text:p>
      <text:p text:style-name="P3348"><text:span text:style-name="T3349">Ob. Adam Strzembosz</text:span><text:span text:style-name="T3350">:</text:span></text:p>
      <text:p text:style-name="P3351">Może 10.15, bo pociąg przychodzi o 10.00.</text:p>
      <text:p text:style-name="P3352">Czyli 10.30 Ministerstwo Sprawiedliwości.</text:p>
      <text:p text:style-name="P3353"><text:span text:style-name="T3354">Przewodnicząc</text:span><text:span text:style-name="T3355">y</text:span>:</text:p>
      <text:p text:style-name="P3356">Nie wiem jaka sala jeszcze.</text:p>
      <text:p text:style-name="P3357"><text:span text:style-name="T3358">Ob. Adam Strzembosz</text:span>:</text:p>
      <text:p text:style-name="P3359">No, ale to dowiemy się na dole, to nie ma problemu.</text:p>
      <text:p text:style-name="P3360"><text:span text:style-name="T3361">Przewodnicząc</text:span><text:span text:style-name="T3362">y</text:span>:</text:p>
      <text:p text:style-name="P3363">To w takim razie, ja proponuję powołać zespół roboczy znaczy nie do ustaleń, do przygotowania stanowiska dla podzespołu w sprawach dokumentu. I tu proszę o dyskusję, uwagi w związku z głosem prof. Zielińskiego.</text:p>
      <text:p text:style-name="P3364">Myśmy formułowali, ja w dobrej intencji uważam, że jeżeli ma być końcowy dokument, który ma mówić o p<text:span text:style-name="T3365">oj</text:span>ednaniu to jest szukanie punktów zbieżnych, a nie szukanie, pokazywanie przede wszystkim rozbieżności. Ale jeśli jest taka intencja, a jestem tylko członkiem zespołu, podzespołu, to ja na to lekarstwa nie mam. No to możemy najpierw wybić rozbieżności, tylko czemu to ma służyć lub pokazywać jedno i drugie, chociaż to wówczas też taki dokument ma inny charakter.</text:p>
      <text:p text:style-name="P3366">Zresztą myślę, że jak są punkty styczne, to i rozbieżności tam, gdzie nie uzyskaliśmy zgody, możemy pokazać. Ten zespół by musiał się tym zająć.</text:p>
      <text:p text:style-name="P3367">Ja myślę, że z naszej strony dwie osoby, się naradzę za chwilę i wskażę, i dwie osoby, ale może być i więcej lub mniej, ale myślę, że 4-osobowy zespół jest dobry do pisania maksymalnie, bo im więcej, tym już<text:s/><text:soft-page-break/>trudniej się pisze.</text:p>
      <text:p text:style-name="P3368">Jaki to ma być dokument, to ja nie wiem, może państwo wiecie, to byśmy tutaj informację wzajemnie udzielili.<text:s/>Myślę, że jedną<text:s/><text:span text:style-name="T3369">z</text:span><text:s/>możliwości jest, jedna z możliwości polegałaby na tym, że to co tutaj ustalimy, w sprawie punktów uzgodnionych lub nieuzgodnionych, będzie stanowiło część składową większego dokumentu lub też będzie stanowiło załącznik większego dokumentu. Nie wiem w jakiej to stylistyce ma być.</text:p>
      <text:p text:style-name="P3370">To co proponowaliśmy dotychczas jest to wyartykułowanie spraw uzgodnionych, a to już jest łatwiej przekształcić w taką część składową innego dokumentu.</text:p>
      <text:p text:style-name="P3371">Natomiast w sprawie rozbieżności chcę powiedzieć co następuje. No takie akcentowanie punktu na rozbieżność, to rzeczywiście ma miejsce, no pokazuje, że właściwie różnimy się poglądami, a nie dążymy do zjednoczenia wysiłku czy do porozumienia się. To ma taki wyraz zewnętrzny.</text:p>
      <text:p text:style-name="P3372">Ale nawet chcę powiedzieć, jeśliby były rozbieżności lub w pewnych rzeczy, jak niektórzy członkowie łącznie ze mną milczeli, to nie chciałbym, żeby to traktowano jako okazję do pokazywania, że to jest strona rządowa, że całkowicie reprezentuje różnorodne opinie.</text:p>
      <text:p text:style-name="P3373">Prawdą jest, że często jesteśmy bardzo pluralistyczni w poglądach, ale jeśli miałoby to być tak traktowane, że dwie, trzy lub jedna osoba jest tylko odmiennego poglądu, to też nie byłoby dobrze. To ja wówczas proponuję stronie rządow<text:span text:style-name="T3374">ej,</text:span><text:s/>żebyśmy - bo mówimy cały czas o stronach, że<text:s/><text:span text:style-name="T3375">w<text:s/></text:span>pewnych sprawach jesteśmy reprezentujemy stanowisko jednomyślne. Ja państwu z wyjątkiem jednej próby, którą<text:s/><text:span text:style-name="T3376">n</text:span>ie chciano, żeby poszła przecież w świat, nie zarzucałem, że u państwa też są rozbieżności. Dlatego przez cały tok obrad,<text:s/>przez wszystkie dni tego elementu nie podnosiłem. Dawałem wyraz i chcę dać wyraz celowości porozumienia się w pewnych kwestiach, a nie tworzenia rozbieżności. Ale jeśli będzie takie życzenie, no co ja zrobię? No wtedy trzeba pokazać. Z tym, że ja wtenczas z góry mówię, proszę mi nie traktować w gronie osób tu większości strony rządowej, czy mniejszości, będę namawiał do jakiegoś jednolitego<text:s/><text:span text:style-name="T3377">s</text:span>tanowiska strony rządow<text:span text:style-name="T3378">ej,</text:span><text:s/>proszę to zrozumieć.</text:p>
      <text:p text:style-name="P3379">Słowem, zaraz panie profesorze udzielę głosu.</text:p>
      <text:p text:style-name="P3380">Ja myślę tak, dokument musi być. Nie wiem, jeszcze raz podkreślam, może się dowiem, w jakiej szacie słownej, jak to ma być werbalnie. Na pewno muszą być - musimy dać ten materiał dla przyszłego autora całego dokumentu. To co proponujemy jest takim materiałem, z tego można zrobić wszystko, różną stylistykę dodać. To<text:span text:style-name="T3381"><text:s/></text:span>samo można w sprawie rozbieżności, tej, której nie uzgodniliśmy rzeczy, to jest stosunkowo łatwe do zrobienia.</text:p>
      <text:p text:style-name="P3382">Oczywiście może mi się tut<text:span text:style-name="T3383">aj</text:span><text:s/>nasuwać, i nasunąć każdemu, uważam, żeby podać przyczynę jeszcze dlaczego nie uzyskaliśmy tej zgodności, jakie były powody naszych stron.</text:p>
      <text:p text:style-name="P3384">Słowem - zespół i jaki zakres dokumentu, co tam umieścić prof. Zieliński jeszcze raz.</text:p>
      <text:p text:style-name="P3385"><text:span text:style-name="T3386">Ob. Tadeusz Zieliński</text:span>:</text:p>
      <text:p text:style-name="P3387">Panie Ministrze<text:span text:style-name="T3388">!</text:span><text:s/>Szanowni Pa<text:span text:style-name="T3389">ń</text:span>stwo! Otóż nie chciałbym, żeby<text:s/><text:span text:style-name="T3390">m</text:span>ój głos, głos w dyskusji oczywiście nie został źle zrozumiany. Ja absolutnie opowiadam się za tą samą intencją, którą pan minister tutaj wyraził przed chwilą, że powinniśmy uwydatnić przede wszystkim to co nas łączy. To było moje zamierzenie prawda, żeby doprowadzić do powstania<text:s/>t<text:span text:style-name="T3391">ak</text:span>iego dokumen<text:span text:style-name="T3392">tu,</text:span><text:s/>który by uwydatnił, że w wielu sprawach, w wielu więcej sprawach, niż tutaj podano, doszliśmy do zgodnego stanowiska.</text:p>
      <text:soft-page-break/>
      <text:p text:style-name="P3393">A więc jeżeli w całym naszym zespole była zgodność, a dwóch, czasem dwóch panów pan prokurator Starszak i pan gen. Czubiński byli odmiennego zdania, żeby tego nie zapisywać jako rzeczy nieuzgodnionej prawda, albo żeby tego nie traktować jako sprawę uzgodnioną w tym sensie, że trzeba to odłożyć do tej większej nowelizacji kodeksu karnego. O to chodziło, prawda. Żeby tu było więcej punk<text:span text:style-name="T3394">tó</text:span>w wspólnych, bo ja widziałem na tych kilku posiedzeniach, na których byłem, że dochodziliśmy do wspólnego stanowiska z tym, że to wspólne stanowisko było wzruszane no przez pana prokuratora Starszaka i pana gen. Czubińskiego.</text:p>
      <text:p text:style-name="P3395">Nie chciałbym także, żeby panowie zrozumieli mnie w ten sposób, że ja krytykuję, że byli odmiennego stanowiska. Wszyscy mają prawo moim zdaniem zabierać głos odmienny.<text:s/>I tak samo to prawo musi przysługiwać przecież także siedzącym naprzeciwko mnie panom. Chodzi tylko o to, żeby tego stanowiska, które panowie wyrażają nie traktowano jednolicie jako stanowisko strony rządowej, w tych przypadkach, kiedy tam była odmienność poglądów także w stosunku do panów. Także szanu<text:span text:style-name="T3396">ję</text:span>,<text:s/><text:span text:style-name="T3397">a</text:span>bsolutnie szanuję także odmienne zapatrywani<text:span text:style-name="T3398">a</text:span>, które panowie wyrazili, tylko twierdzę, że one nie mogą oznaczać, że strona rządowa nie doszła z nami do porozumienia w tych sprawach, kiedy panowie tylko byli odmiennego zdania.</text:p>
      <text:p text:style-name="P3399">Dziękuję.</text:p>
      <text:p text:style-name="P3400"><text:span text:style-name="T3401">Przewodni</text:span><text:span text:style-name="T3402">cz</text:span><text:span text:style-name="T3403">ąc</text:span><text:span text:style-name="T3404">y</text:span><text:span text:style-name="T3405">:</text:span></text:p>
      <text:p text:style-name="P3406">Pan Czubiński, potem pan Buchała. Proszę bardzo.</text:p>
      <text:p text:style-name="P3407"><text:span text:style-name="T3408">Ob. Lu</text:span><text:span text:style-name="T3409">c</text:span><text:span text:style-name="T3410">jan Czubiński</text:span>:</text:p>
      <text:p text:style-name="P3411">Szanowni Państwo! Właściwie to trudno powiedzieć, czy taki<text:s/>ostr<text:span text:style-name="T3412">ac</text:span>yzm, jak pan profesor proponuje, to by przynosił zaszczyt czy ujmę, więc nie wypowiadam się na ten temat, myślę, że jednak charakter takiej instytucji by tutaj miał miejsce.</text:p>
      <text:p text:style-name="P3413">Ale chciałbym powiedzieć o tym, o czym innym.</text:p>
      <text:p text:style-name="P3414">No mimo wszystko nie czuję się jednak wyizolowany ze strony rządowej dlatego uważam, że w taki sposób, w każdym razie jak pan to proponuje, no bym protestował gdyby moja strona mnie chciała wyizolować, bo jednak nie wyrażaliśmy zgody, wsp<text:span text:style-name="T3415">ó</text:span>lnie tu z prokuratorem Starszakiem, bo w jego imieniu także tu po trosze mówię, i dlatego wydaje mi się, że jest to no coś zupełnie nowego i co więcej - uważam, proszę państwa i tu zwracam się także i do naszego przewodniczącego, że ta propozycja zasługuje na uwagę także w tym kontekście, że wydaje mi się, trzeba by było do niektórych spraw po prostu wrócić, ażeby rzeczywiście stwierdzić, czy ta strona nasza - rządowa, była tak rozbita, jak to pan profesor mówi. Bo myśmy to traktowali, tak trakt<text:span text:style-name="T3416">uj</text:span>em<text:span text:style-name="T3417">y<text:s/></text:span>tę sprawę, że każdy ma prawo wyrażać swój pogląd, ale właśnie na zasadzie takiej, że jednak no nawet pojedynczy głos, to oznacza, że nie ma tutaj stanowiska jednolitego w zespole rządowym.</text:p>
      <text:p text:style-name="P3418">Natomiast ja myślę i mówimy sobie tutaj szczerze o pewnych sprawach, że gdyby była taka od początku sytuacja, o jakiej pan mówi, to trzeba by było, ażeby strona rządowa najpierw przeprowadzała rozmowę w swoim gronie nad każdym punktem i ja nie chcę gwarantować, ale jestem głę<text:span text:style-name="T3419">bo</text:span>ko przekonany, że w wielu sprawach byśmy mieli tę jednolitość poglądów i wyrażalibyśmy jednolitość, a w każdym razie znacznie większą jednolitość niż dotychczas. A chyba ja sądzę, nie o to chodzi. Tak rozumieliśmy i tak rozumiem nadal, że mamy wymieniać poglądy, mamy pewne rzeczy sobie zbliżać w miarę możliwości, w miarę możliwości, no ale są pewne sprawy, które myślę, że przecież z obu stron była ta świadomość, że się za<text:s/><text:soft-page-break/>dużego, czy generalnego zbliżenia nie nastąpi.</text:p>
      <text:p text:style-name="P3420">Państwo pamiętają powiedziałem, że w pewnym momencie, że będzie przecież zapis - jest zapis szczegółowy z przebiegi rozmów, z przebiegu obrad i tam ten zapis precyzyjnie odd<text:span text:style-name="T3421">aj</text:span>e<text:span text:style-name="T3422"><text:s/></text:span>co kto mówi, i oczywiście jestem przekonany, że i zarówno<text:s/>„stolik polityczny”, jak potem i rozmowy w tym węższym gronie, już samego<text:s/><text:span text:style-name="T3423">„</text:span>okrągłego stołu<text:span text:style-name="T3424">”</text:span>, czy też w szerszym, na pewno na te sprawy zwrócą uwagę, że właśnie ileś osób wypowiadało się w taki czy w inny sposób.</text:p>
      <text:p text:style-name="P3425">Natomiast naprawdę mam tutaj wątpliwości i wyrażam ten pogląd, że gdyby tak to miało być, no to trzeb<text:span text:style-name="T3426">a</text:span><text:s/><text:span text:style-name="T3427">b</text:span>y było zastanowić się nad sposobem w ogóle funk<text:span text:style-name="T3428">cj</text:span>onowania tej naszej strony rządowo-społeczn<text:span text:style-name="T3429">ej</text:span>, bo myśmy tu po prostu mówili tak, co kto uważał, natomiast jak byśmy mieli w taki zdecydowany sposób zajmować stanowisko, no to trzeb<text:span text:style-name="T3430">a</text:span><text:s/><text:span text:style-name="T3431">b</text:span>y było wrócić do niektórych spraw, za czym bym się bardzo opowiadał. To tyle na ten temat.</text:p>
      <text:p text:style-name="P3432"><text:span text:style-name="T3433">Przewodniczący</text:span>:</text:p>
      <text:p text:style-name="P3434">Pan prof. Buchała.</text:p>
      <text:p text:style-name="P3435"><text:span text:style-name="T3436">Ob</text:span><text:span text:style-name="T3437">.</text:span><text:span text:style-name="T3438"><text:s/>Kazimierz Buchała</text:span>:</text:p>
      <text:p text:style-name="P3439">Proszę państwa, ja myślę, że gdyby przyjąć propozycję pana prof. Zielińskiego, to możn<text:span text:style-name="T3440">a</text:span><text:s/><text:span text:style-name="T3441">b</text:span>y było idąc jej torem żądać szczegółowego zajęcia stanowiska przez tych, którzy nie zgodzili się z propozycją generalną. Mianowicie wys<text:span text:style-name="T3442">zc</text:span>zeg<text:span text:style-name="T3443">ól</text:span>nienia w jakim zakresie i o co chodzi.</text:p>
      <text:p text:style-name="P3444">Otóż no to by prowadziło do konieczności sporządzenia bardzo obszernego protokołu, podczas gdy wydaje mi się, że istota rzeczy sprowadza się do tego, że strona społeczna dążyła do załatwienia w trybie szybkiej nowelizacji pewnych zagadnień i to był ten punkt centralny, nad którym myśmy się zastanawiali. I myśmy w niektórych kwestiach doszli do wniosku, że taka szybka nowelizacja jest potrzebna, ja pomijam dlaczego, reszta, o ile ja dobrze pamiętam dyskusję, reszta nie została odrzucona w ogóle, tylko została zaproponowana do przesunięcia do ogólnej kodyfikacji, nawet<text:s/><text:span text:style-name="T3445">w<text:s/></text:span>sprawie tego art. 282, przypominam sobie, jak i pan prokurator Starszak, jak i pan minister Czubiński byli zdania, że ten at. 2<text:span text:style-name="T3446">8</text:span>2 jest złym przepisem. Przepisem, który wymaga zmiany.</text:p>
      <text:p text:style-name="P3447">Dlatego byłbym zdania, by to ująć w ten sposób, że to co uzgodniono wyszczególnić, uzgodniono do szybkiej nowelizacji, tej w trybie n<text:span text:style-name="T3448">ad</text:span>zwy<text:span text:style-name="T3449">czaj</text:span>nym, natomiast by w drugiej części zapisać, że co do pozostałych podniesionych kwestii, uczestnicy czy strony są zdania, że te sprawy wymagają szczegółowego rozważenia, czy może nawet uwzględnienia w drodze ogólnej reformy prawa karnego i wymienić jakie kwestie. Bez już akcentowania ile osób było za, ile osób było przeciwko, czy też bez no powiedziałbym eksponowania, kto w szczególności był przeciwko takiemu czy innemu stanowisku, bowiem byłoby to mylące z tego powodu, że co do potrzeby reformy wydaje się, że tu była no jeśli nie jednomyślność, to bardzo daleko idąca zgodność. I szczegóły, to kwestia kierunku reformy, sposobu rozwiązań itd.</text:p>
      <text:p text:style-name="P3450">Dziękuję.</text:p>
      <text:p text:style-name="P3451"><text:span text:style-name="T3452">Przewodnicząc</text:span><text:span text:style-name="T3453">y</text:span>:</text:p>
      <text:p text:style-name="P3454">I prof. Jasiński, i prof. Strzembosz.</text:p>
      <text:p text:style-name="P3455">Proszę, prof. Jasiński.</text:p>
      <text:p text:style-name="P3456"><text:span text:style-name="T3457">Ob. Jerzy Jasiński</text:span>:</text:p>
      <text:soft-page-break/>
      <text:p text:style-name="P3458">Panie Pro<text:span text:style-name="T3459">f</text:span>e<text:span text:style-name="T3460">s</text:span>orze! Ja chciałem powiedzieć, że... znaczy dwie rzeczy. Chciałem się po pierwsze solidaryzować z panem ministrem Czubińskim. Myślę po prostu, że trzeba odróżnić protokół od tego dokumentu, który ma podsumować wyniki naszych obrad. I byłbym za syntetycznym przedstawianiem stanowisk, które - do których żeśmy doszli.</text:p>
      <text:p text:style-name="P3461">Równocześnie nie mogę się zgodzić z panem prof. Buchałą, że podzespół wyraża pogląd, że przepisów art. itd.,<text:s/><text:span text:style-name="T3462">i</text:span>td. powinny ulec zmianie w trakcie reformy prawa karnego. Chciałem przypomnieć, że myśmy postulowali z natychmi<text:span text:style-name="T3463">as</text:span>tową zmianę tych przepisów i to zostało odrzucone, i to po prostu powinno być zaznaczone.</text:p>
      <text:p text:style-name="P3464">A myśmy się - zdaje mi się, że bardzo wyr<text:span text:style-name="T3465">aź</text:span>nie sformułowali nasze stanowisko, jaki jest naszym zdaniem cel tych obrad. Nie uzgadnianie ogólnych intencji, tylko zapr<text:span text:style-name="T3466">oj</text:span>ektowanie konkretnego, konkretnej ustawy. I jeżeli spotykamy się w części naszych propozycji z opinią negatywną, to jesteśmy zdania, że ten fakt powinien znaleźć odbicie w dokumencie końcowym.</text:p>
      <text:p text:style-name="P3467">Dziękuję bardzo.</text:p>
      <text:p text:style-name="P3468"><text:span text:style-name="T3469">Przewodni</text:span><text:span text:style-name="T3470">cz</text:span><text:span text:style-name="T3471">ąc</text:span><text:span text:style-name="T3472">y</text:span>:</text:p>
      <text:p text:style-name="P3473">Profesor Strzembosz.</text:p>
      <text:p text:style-name="P3474"><text:span text:style-name="T3475">Ob</text:span><text:span text:style-name="T3476">.</text:span><text:span text:style-name="T3477"><text:s/>Adam Strzembosz</text:span>:</text:p>
      <text:p text:style-name="P3478">Nic więcej nie mam do dodania. Chciałem akurat to samo powiedzieć<text:span text:style-name="T3479">.</text:span></text:p>
      <text:p text:style-name="P3480"><text:span text:style-name="T3481">Przewodnicząc</text:span><text:span text:style-name="T3482">y</text:span>:</text:p>
      <text:p text:style-name="P3483">Profesor Janusz Trzciński.</text:p>
      <text:p text:style-name="P3484"><text:span text:style-name="T3485">Ob. Janusz Trz</text:span><text:span text:style-name="T3486">ci</text:span><text:span text:style-name="T3487">ń</text:span><text:span text:style-name="T3488">sk</text:span><text:span text:style-name="T3489">i</text:span>:</text:p>
      <text:p text:style-name="P3490">/Niewłączony mikrofon/<text:span text:style-name="T3491">.</text:span></text:p>
      <text:p text:style-name="P3492">Czy mo<text:span text:style-name="T3493">ż</text:span>na by było użyć takiego s<text:span text:style-name="T3494">fo</text:span>rmułowania, że jakkolwiek nie podzespół widzi konieczność reformowania pozostałych przepisów w przyszłości, tylko że strona rządowa widzi konieczność reformowania tych przepisów. To znaczy jest co do pewnych przepisów jest zgoda, co do pozostałych jest rozbieżność, no jednakże strona rządowa widzi konieczność w przyszłości, czy widzi...</text:p>
      <text:p text:style-name="P3495"><text:span text:style-name="T3496">Ob. Janina Zakrzewska</text:span>:</text:p>
      <text:p text:style-name="P3497">Dobrze, jeżeli jest zgoda to należy wykreślić, a jeżeli nie ma to jest bardzo przykre, nie ma powodu tego ukrywać wydaje mi się. Byłoby lepiej, żebyśmy się mogli porozumieć we wszystkich, ale skoro nie możemy, no to czarne jest czarnym, białe jest białym.</text:p>
      <text:p text:style-name="P3498"><text:span text:style-name="T3499">Przewodnicząc</text:span><text:span text:style-name="T3500">y</text:span>:</text:p>
      <text:p text:style-name="P3501">Prof. Zoll.</text:p>
      <text:p text:style-name="P3502"><text:span text:style-name="T3503">O</text:span><text:span text:style-name="T3504">b. Andrzej Zoll</text:span>:</text:p>
      <text:p text:style-name="P3505">Ja chciałbym zaproponować, żebyśmy może skończyli dyskusję tego dokumentu, który zaczęliśmy, bo tak bardzo czas ucieka, a mało rzeczy dzisiaj mamy załatwione.</text:p>
      <text:p text:style-name="P3506">Ten dokument zaczęliśmy pierwszy punkt omawiać, są jeszcze dalsze punkty. Miejmy to chociaż<text:s/>„odfajkowane”<text:s/>dzisiaj.</text:p>
      <text:p text:style-name="P3507"><text:span text:style-name="T3508">Przewodniczący</text:span>:</text:p>
      <text:p text:style-name="P3509">Panie profesorze, ale to o czym mówimy, jest niezbędne do ustalenia, ponieważ jest prośba pana profesora, żeby do 16 zakończyć. A ja chciałbym mieć stanowisko co do powołania grupy, która by<text:s/><text:soft-page-break/>przygo<text:span text:style-name="T3510">to</text:span>wyw<text:span text:style-name="T3511">ał</text:span>a stanowisko i jaki to ma być dokument, nad czym dyskutujemy.</text:p>
      <text:p text:style-name="P3512">Spróbujmy zatem, jeśli można, zaproponuję pewne decyzje, jeśli będzie zgoda, to może nam to ułatwi.</text:p>
      <text:p text:style-name="P3513">Z naszej strony byłby tak: gdyby można? Spotk<text:span text:style-name="T3514">al</text:span>ibyśmy, gdyby pan wszedł do tego zespołu i ja także roboczego, bo już to będzie takie końcowe pytanie;<text:s/><text:span text:style-name="T3515">z</text:span><text:s/>naszej strony prosiłbym pana red. Podemskiego, pan doc. Kędzia zdaje się nie może, jako ekspert gorz<text:span text:style-name="T3516">ej,</text:span><text:s/>no i tu jeszcze poproszę jako pana dyrektora<text:s/>Chajnetę lub Waksmundzkiego, jeśli wróci do takiej pomocy technicznej.</text:p>
      <text:p text:style-name="P3517">Kto ze strony pana profesora?</text:p>
      <text:p text:style-name="P3518"><text:span text:style-name="T3519">Ob. Adam Strzembosz</text:span>:</text:p>
      <text:p text:style-name="P3520">Z naszej strony ja proponuję panią mec. Skórzewską, i pana doc. Falandysza. Ja też oczywiście bym się chętnie do tego włączył, ale jutro jestem w Lublinie, a w czwartek na tym<text:s/>„stoliku politycznym”. Ale oczywiście.<text:span text:style-name="T3521">.</text:span>.</text:p>
      <text:p text:style-name="P3522"><text:span text:style-name="T3523">Przewodnicząc</text:span><text:span text:style-name="T3524">y</text:span>:</text:p>
      <text:p text:style-name="P3525">Chodzi o to, żeby dokument opracować i podzespołowi przytoczyć, my tu nic merytorycznie nie ustalamy, ale... to cośmy już ustalili, no<text:span text:style-name="T3526">.</text:span>.. szatę słowną.</text:p>
      <text:p text:style-name="P3527"><text:span text:style-name="T3528">Ob. Adam Strzembosz</text:span>:</text:p>
      <text:p text:style-name="P3529">Nie, dlatego ja, no nie mogę również się zaangażować jak pan minister, natomiast pan Falandysz i pani Skórzewska niewątpliwie doskonale nas będą reprezentow<text:span text:style-name="T3530">ać.</text:span></text:p>
      <text:p text:style-name="P3531"><text:span text:style-name="T3532">Przewodn</text:span><text:span text:style-name="T3533">icz</text:span><text:span text:style-name="T3534">ąc</text:span><text:span text:style-name="T3535">y</text:span>:</text:p>
      <text:p text:style-name="P3536">To proponuję tak. Po spotkaniach zakończymy, żebyście się pa<text:span text:style-name="T3537">ń</text:span>stwo umówili może my swoją drogą, żeby tak czwartek gdzieś w godzinach 12<text:s/><text:span text:style-name="T3538">-</text:span><text:s/>13<text:s/><text:span text:style-name="T3539">s</text:span>potkać się, państwo będziecie mieli swoją wersję, może my swoją. Jakoś wspólną spróbujemy wypracować tak, żeby w piątek móc przedłożyć gdzieś odpowiednio, a każdy miałby kserokopię, wyniki prac tego zespołu roboczego i będzie czas na przeczytanie.</text:p>
      <text:p text:style-name="P3540">Właściwie cała rzecz polega na tym, żeby ustalić to co pozytywnie w odpowiedniej formie napisać, co jest stosunkowo już łatwe i te sprawy wymienić, w których nie uzgodniono, nie uzyskano zgody.</text:p>
      <text:p text:style-name="P3541">No jeśli tak, to możemy przejść do meritum, a w piątek o 10.00 się spotykamy. 10.30 przepraszam. Dobrze.</text:p>
      <text:p text:style-name="P3542">Reforma prawa i sądów. Punkt pierwszy uzgodniony. Punkt drugi.</text:p>
      <text:p text:style-name="P3543"><text:span text:style-name="T3544">Ob. Jadwiga Skórzewska</text:span>:</text:p>
      <text:p text:style-name="P3545">Dla mnie budzi wątpliwości.</text:p>
      <text:p text:style-name="P3546"><text:span text:style-name="T3547">Przewodniczący</text:span>:</text:p>
      <text:p text:style-name="P3548">Czy są uwagi? Rzadko spotykany prz<text:span text:style-name="T3549">ykł</text:span>ad, że o wielkiej sprawie piszemy przez małą literę.</text:p>
      <text:p text:style-name="P3550">Punkt trzeci<text:span text:style-name="T3551">.</text:span><text:s/>Tak, są uwagi?</text:p>
      <text:p text:style-name="P3552">/Nie ma/.</text:p>
      <text:p text:style-name="P3553">Punkt<text:s/><text:span text:style-name="T3554">cz</text:span>w<text:span text:style-name="T3555">ar</text:span>t<text:span text:style-name="T3556">y.</text:span></text:p>
      <text:p text:style-name="P3557"><text:span text:style-name="T3558">Ob. Janina Zakrzewska</text:span>:</text:p>
      <text:p text:style-name="P3559">/Niewłączony mikrofon/.</text:p>
      <text:p text:style-name="P3560">...ponieważ kończy się załącznikiem numer dwa, to od razu może przedstawiłabym - to jest po prostu stylistyczna sprawa. W punkcie pierwszym - załącznika numer dwa, bo to stanowi całość z punktem cztery. Celem wzmocnienia gwarancji niezawisłości sędziowskiej należy powołać Krajową Radę Sądownictwa<text:s/><text:soft-page-break/>jako organ zajmujący się sprawami nominacji sędziowskich, awansu z jednego sądu do drugiego lub przeniesień sędziowskich oraz pod<text:span text:style-name="T3561">ej</text:span>mowaniem - znaczy oraz podejmujący, nie podejmować, tylko podejmujący, zajmujący się i podejmujący.</text:p>
      <text:p text:style-name="P3562"><text:span text:style-name="T3563">Ob. Zofia Wasilkowska</text:span>:</text:p>
      <text:p text:style-name="P3564">To chodzi o załącznik, tak?</text:p>
      <text:p text:style-name="P3565"><text:span text:style-name="T3566">O</text:span><text:span text:style-name="T3567">b. Janina Zakrzewska</text:span>:</text:p>
      <text:p text:style-name="P3568">Tak, podejmujący pewne ogólne kwestie sądownictwa i praworządności.</text:p>
      <text:p text:style-name="P3569">Czytam pierwszy punkt załącznika. I ten punkt pierwszy brzmiałb<text:span text:style-name="T3570">y</text:span><text:s/><text:span text:style-name="T3571">t</text:span>ak: Punkt pierwszy załącznika i wtedy punkt czwarty mielibyśmy załatwiony. To jest punkt pierwszy załącznika numer dwa według nowej numeracji, zatytułowany Krajowa Rada Sądownictwa. I do tego załącznika nr 2, do punktu pierwszego mam uwagi stylistyczno-redakc<text:span text:style-name="T3572">yj</text:span>ne i proponujemy, żeby ten punkt pierwszy brzmia<text:span text:style-name="T3573">ł</text:span>:</text:p>
      <text:p text:style-name="P3574">Celem wzmocnienia gwarancji niezawisłości sędziowskiej należy powołać Krajową Radę Sądownictwa jako organ zajmujący się spraw<text:span text:style-name="T3575">ami</text:span><text:s/>nominacji sędziowskich, awansów z jednego sądu do drugiego, przeniesień sędziowskich oraz podejmujący ogólne kwestie sądownictwa i praworządności.</text:p>
      <text:p text:style-name="P3576"><text:span text:style-name="T3577">Przewodni</text:span><text:span text:style-name="T3578">cz</text:span><text:span text:style-name="T3579">ąc</text:span><text:span text:style-name="T3580">y</text:span>:</text:p>
      <text:p text:style-name="P3581">Proszę o uwagi. Nie zgłaszam sprzeciwu, choć wątpliwość mam tylko tej natury, co i poprzednio. Czy znów mamy tutaj za ustawodawcę pracować tak dokładnie. Ale to już ustaliliśmy, niech będzie.</text:p>
      <text:p text:style-name="P3582">Punkt<text:s/><text:span text:style-name="T3583">pi</text:span>ąty, tak.</text:p>
      <text:p text:style-name="P3584">Pan Chojnacki.</text:p>
      <text:p text:style-name="P3585"><text:span text:style-name="T3586">Ob. Piotr Chojnacki</text:span>:</text:p>
      <text:p text:style-name="P3587">Ja jednak zgłaszam obiekcję co do nazwy Rady Sądownictwa.<text:s/><text:span text:style-name="T3588">W</text:span><text:s/>końcu ma być to organ, no jednym - jak sądzę - z n<text:span text:style-name="T3589">ajważ</text:span>ni<text:span text:style-name="T3590">ejs</text:span>zych w państwie i dlatego też użycie dla organu władzy państwowej geograficznego określenia, kraj, krajowa, wydaje mi się niezbyt stosownym i optowałbym za tą wersją pierwszą, mianowicie<text:s/><text:span text:style-name="T3591">na</text:span><text:s/>Najwyższa Rada Sądownicza, czy Sądownictwa. To mi się kojarzy z Bankiem Krajowym...</text:p>
      <text:p text:style-name="P3592"><text:span text:style-name="T3593">Przewodniczący</text:span>:</text:p>
      <text:p text:style-name="P3594">A jak to przyszli konstytucyjnie określą, najwyższa, naczelna, a nie krajowa, to będzie z uszczerbkiem dla sprawy?</text:p>
      <text:p text:style-name="P3595"><text:span text:style-name="T3596">Ob. Janina Zakrzewska</text:span>:</text:p>
      <text:p text:style-name="P3597">Myśmy to zrobili na wniosek pana prezesa Jankowskiego uważając, przepraszam bardzo, panie prezesie, że naprawdę ważna jest instytucja i kompetencje, a nie jej nazwa. Więc może zostawmy to, można to zmienić tak czy inaczej, może zmienić przyszły ustawodawca to nie wydaje mi się najważniejsze. Mamy normalnie nazywane wszystkiego<text:s/>„narodowym”, nie wiem czy to podnosi rangę. Ranga będzie z istoty instytucji, a nie z nazwy.</text:p>
      <text:p text:style-name="P3598"><text:span text:style-name="T3599">Ob. Adam Strzembosz</text:span>:</text:p>
      <text:p text:style-name="P3600">Znaczy nie sprzeciwiamy się. Gdyby państwo chcieli wprowadzić<text:s/>„naczelna”, czy<text:s/>„najwyższa”, bardzo proszę. Nie ma żadnego z naszej strony oporu.</text:p>
      <text:p text:style-name="P3601"><text:span text:style-name="T3602">Przewodnicząc</text:span><text:span text:style-name="T3603">y</text:span>:</text:p>
      <text:p text:style-name="P3604">Nie, to nie jest chyba tak istotne.</text:p>
      <text:soft-page-break/>
      <text:p text:style-name="P3605">Punkt piąty.</text:p>
      <text:p text:style-name="P3606"><text:span text:style-name="T3607">Ob. Janina Zakrzewska</text:span>:</text:p>
      <text:p text:style-name="P3608">Do punktu piątego mam dwie uwagi. Jedną tylko organizacyjną,<text:s/><text:span text:style-name="T3609">a</text:span><text:s/>drugą bardzo bym poprosiła o zabranie głosu panią sędzię Skórzewską.</text:p>
      <text:p text:style-name="P3610">Tutaj punkt piąty brzmi: rozszerzenie uprawnień organów samorządu sędziowskiego poprzez między innymi współdecydowanie w obsadzaniu s<text:span text:style-name="T3611">t</text:span>anowisk prezesów sądów. I tutaj opuszczony został załącznik nr 3, bo tutaj jest ten załącznik przygotowany i został dostarczony. I tutaj pani sędzia miała uwagi do tego załącznika.</text:p>
      <text:p text:style-name="P3612"><text:span text:style-name="T3613">Ob. Jadwiga Skórzewska</text:span>:</text:p>
      <text:p text:style-name="P3614">/Niewłączony mikrofon/.</text:p>
      <text:p text:style-name="P3615"><text:span text:style-name="T3616">...</text:span>to w tym momencie został zawarty taki kompromis, że my zgodziliśmy się, żeby to nie byli, żeby Minister Sprawiedliwości powoływał spośród kandydatów przedstawionych przez Zgromadzenie Ogólne, ale z kolei prosiliśmy, żeby prezesa i wiceprezesa sądu rejonowego powoływano w takim samym trybie jak prezesa i wiceprezesa sądu w<text:span text:style-name="T3617">oj</text:span>ewódzkiego. To w tym załączniku nie znalazło odzwierciedlenia. Chodziło nam o to, żeby w stosunku do prezesa i wiceprezesa sądu rejonowego także wymagana była zgoda Zgromadzenia Ogólnego. Ten sam tryb. Jeżeli się już tylko do tego zawęzić.</text:p>
      <text:p text:style-name="P3618">Poza tym jednak wydaje mi się, że pani sędzia Wa<text:span text:style-name="T3619">sil</text:span>kowska tutaj słusznie podnosiła kwestię, oczywiście bez decyzji w tym zakresie. Ale skoro mówimy o powoływaniu prezesów sądów powszechnych, to może by należało także cokolwiek powiedzieć o prezesie Sądu Najwyższego i Naczelnego Sądu Administracyjnego, ale to tylko taka uwaga.</text:p>
      <text:p text:style-name="P3620"><text:span text:style-name="T3621">Przewodniczący</text:span>:</text:p>
      <text:p text:style-name="P3622">Proszę bardzo, jakie są uwagi? Pani prof. Wasilkowska.</text:p>
      <text:p text:style-name="P3623"><text:span text:style-name="T3624">O</text:span><text:span text:style-name="T3625">b</text:span><text:span text:style-name="T3626">.</text:span><text:span text:style-name="T3627"><text:s/>Zofia Wasilkowska</text:span>:</text:p>
      <text:p text:style-name="P3628">Otóż zacznę właśnie od tej ostatniej kwestii, którą pani mecenas Skórzewska poruszyła, mianowicie zostało tutaj nie omówiona w ogóle sprawa sposobu powoływania prezesów Sądu Najwyższego. Przy czym nie chodzi tutaj o pierwszego preze<text:span text:style-name="T3629">s</text:span>a, ale jak wiadomo są tam prezesi izb, jak również prezesa i wiceprezesów NSA. I wydaje mi się, że tą lukę trzeba bezwzględnie uzupełnić, bo skoro my rozstrzygamy w tym dokumencie uzgodnionym zarówno sposób powoływania wszystkich sędziów, nie wyłączając sędziów Sądu Najwyższego i sędziów NSA, jak i regulujemy cały szereg innych kwestii związanych z funk<text:span text:style-name="T3630">cjo</text:span>nowaniem Sądu Najwyższego, to byłoby niezrozumiałe, gdybyśmy tutaj pominęli prezesów sądów.</text:p>
      <text:p text:style-name="P3631">Ale zanim do tego przejdę, a może właśnie nie, może będę to kontynuować, a potem przejdę do następnej kwestii. Otóż moja propozycja jest bardzo prosta, mianowicie ażeby wprowadzić zapis, skoro już tu osobno, bo można by to było zrobić w jednym punkcie, ale ponieważ już osobno punkt został poświęcony sposobom obsadzania stanowisk prezesów sądów powszechnych, no to w takim razie trzeba byłoby to chyba ująć w osobnym punkcie.</text:p>
      <text:p text:style-name="P3632">I moja propozycja jest taka, ja sobie tu mniej więcej przygotowałam. Ustalenie, że prezesi Sądu Najwyższego oraz prezes i wiceprezesi NSA będą powołani przez - ja napisałam właśnie, najwyższą, ponieważ wolę to, ale już trzymajmy się tej nomenklatury<text:s/><text:span text:style-name="T3633">-</text:span><text:s/>krajową Radę Sądownictwa spośród kandydatów wskazanych przez Zgromadzenie Ogólne odpowiedniego sądu, zaś pierwszy Prezes Sądu<text:s/><text:soft-page-break/>Najwyższego będzie powołany przez Sejm PRL spośród kandydatów wskazanych przez Krajową Radę Sądownictwa.</text:p>
      <text:p text:style-name="P3634">No i potrzeba byłoby tu znów powtórzyć wprowadzenie kadencyjności na stanowiskach tych prezesów, chociaż może to byłoby o tyle zbędne, że punkt siódmy mówi: wprowadzenie kadencyjności na stanowiskach prezesów sądów, przy czym s<text:span text:style-name="T3635">fo</text:span>rmułowanie to jest ogólne, przez co rozumiem, że odnosi się również i do prezesów Sądu Najwyższego i NSA.</text:p>
      <text:p text:style-name="P3636">Jeżeli tak rozumieć, to ten punkt siódmy, co do kadencyjności by wystarczył. To jest jedna sprawa.</text:p>
      <text:p text:style-name="P3637">Ale ja mam tutaj jeszcze drugą, taką uwagę, nie wiem w jakim stopniu ona jeszcze będzie aktualna, ale dla porządku chciałabym ją jednak poruszyć, dotyczącą sposobu powoływanie prezesów sądów powszechnych, znaczy sądów wojewódzkich i sądów rejonowych.</text:p>
      <text:p text:style-name="P3638">Mianowicie mnie się wydaje, że jest pewną niekonsekwencją, jeżeli my powierza<text:span text:style-name="T3639">m</text:span>y tej najwyższej czy Krajowej Rady Sądownictwa, powierzamy wszystkie funkcje z nią związane z powoływaniem sędziów wszystkich sądów, a także według tej propozy<text:span text:style-name="T3640">cji</text:span>, a sądzę, że inną trudno byłoby zaproponować, a także prezesów Sądu Najwyższego i NSA powierzamy tej Radzie Sądownictwa, to wobec tego trochę nie wydaje się w pełni uzasadnione, ażeby z tej struktury wyłączać prezesów sądów powszechnych. Wydaje mi się, że byłoby dobrze, ażeby był już jeden gospodarz, ten personalny, że tak powiem, to znaczy ta Rada Sądownictwa, która powoływałaby choć trochę może za każdym razem trochę w innym trybie, powoływałaby zarówno sędziów jak i prawda prezesów sądów.</text:p>
      <text:p text:style-name="P3641">Ja rozumiem oczywiście, że jeżeli chodzi o prezesów sądów wojewódzkich i rejonowych, jest tutaj taka specyfika, że ponieważ przy Ministrze Sprawiedliwości pozostają czynno<text:span text:style-name="T3642">ś</text:span>ci o charakterze powiedzmy dotyczące sądownictwa, ale o charakterze powiedzmy budżetowym, lokalowym itd., a w tym zakresie ramieniem, że tak powiem, Ministra Sprawiedliwości byliby prezesi sądów powszechnych, to rozumiem, że Minister Sprawiedliwości chciałby mieć wpływ na powoływanie tych sędziów. Ale być może - tych prezesów - ale być może, że byłoby to lepiej osiągnąć w ten sposób, żeby utrzymać zasadę, że oni są również powoływani przez Krajową Radę Sąd<text:span text:style-name="T3643">o</text:span>wnictwa z tym jedynie, żeby tu dodać, że co do tych prezesów porozumienie z Ministrem Sprawiedliwości. Oczywiście to porozumienie nie dotyczyłoby już prezesów Sądu Najwyższego, ale dotyczyłoby właśnie prezesów sądów wojewódzkich i rejonowych.</text:p>
      <text:p text:style-name="P3644">Więc dlatego to są moje takie dwie propozycje, pierwsza dotycząca, że musimy coś powiedzieć na temat powoływania prezesów Sądu Najwyższego i NSA, a druga, żeby nieco inaczej postawić sprawę powoływania prezesów sądów wojewódzkich i rejonowych.</text:p>
      <text:p text:style-name="P3645">Dziękuję.</text:p>
      <text:p text:style-name="P3646"><text:span text:style-name="T3647">Przewodnicząc</text:span><text:span text:style-name="T3648">y</text:span><text:span text:style-name="T3649">:</text:span></text:p>
      <text:p text:style-name="P3650">Pozwolę sobie uprzejmie zauważyć,<text:s/><text:span text:style-name="T3651">ż</text:span>e myśmy w tej sprawie uzgodnili stanowisko, tak. Przecież była propozycja. Nie zmieniliśmy w załączniku numer dwa ani jednego słowa. Na plenarnym posiedzeniu podzespołu myśmy to omawiali. Była propozycja omawiania wyłączenia spraw sędziów NSA z Sądu Najwyższego i prezesów. To nawet rozbieżności nie było, bo rozumiałem sprawdzając stenogram, że państwo... z tego ustąpiliśmy. Jest to propozycja dyskutowana od początku. Ja nie wiem, jak mam teraz to rozumieć.</text:p>
      <text:p text:style-name="P3652"><text:span text:style-name="T3653">Ob. <text:s text:c="22"/></text:span><text:span text:style-name="T3654">:</text:span></text:p>
      <text:soft-page-break/>
      <text:p text:style-name="P3655">Panie ministrze można?</text:p>
      <text:p text:style-name="P3656">/Proszę bardzo/.</text:p>
      <text:p text:style-name="P3657">Trzeba to<text:s/><text:span text:style-name="T3658">r</text:span>ozumieć<text:s/><text:span text:style-name="T3659">w</text:span><text:s/><text:span text:style-name="T3660">t</text:span>en sposób, że to co żeśmy uzgodnili merytory<text:span text:style-name="T3661">cz</text:span>nie, to powinno tak pozostać, co najwyżej możemy co do samej redakcji się zastanawiać. Bo tak to będziemy wracać bez przerwy do tego samego.</text:p>
      <text:p text:style-name="P3662"><text:span text:style-name="T3663">O</text:span><text:span text:style-name="T3664">b. Zofia Wasilkowska</text:span>:</text:p>
      <text:p text:style-name="P3665">Może to jest moja wina. Ja nie pamiętam tego, być może, że nie było mnie w tym momencie na sali, o czym mówi pan minister, a ponieważ po raz pierwszy dostaliśmy stenogram naszych obrad, a potem ja już nie dostawałam, to nie przypominam sobie, żeby sprawa ta była, jeżeli była, to chciałam zapytać, jak została zaprotokołowana, bo nie widzę żadnych przeszkód, żeby zwłaszcza w tej części pierwszej dotyczącej powoływania, rozszerzenia tych kompetencji czy zafiksowania raczej tych kompetencji Rady Sądownictwa również na prezesów Sądu Najwyższego tutaj nie wstawić. Ale może to jest po prostu moje przeoczenie, że nie było mniej w tym momencie na sali.</text:p>
      <text:p text:style-name="P3666"><text:span text:style-name="T3667">Przewodnicząc</text:span><text:span text:style-name="T3668">y</text:span>:</text:p>
      <text:p text:style-name="P3669">Proszę bardzo, kto chciał się wypowiedzieć? Profesor Buchała.</text:p>
      <text:p text:style-name="P3670"><text:span text:style-name="T3671">Ob. Kazimierz Buchała</text:span>:</text:p>
      <text:p text:style-name="P3672">Ja uczestniczyłem w tej dyskusji odnośnie powoływania sędziów Sądu Najwyższego i NSA, ja mówiłem także o Trybunale, ale w dyskusji stanowisko było takie, że to wykracza poza ten zakres, bo jest to problem, zwłaszcza jeśli chodzi o powołanie przez parlament, bośmy do tego doszli, że przez parlament, że to powinno być zadanie nie tego zespołu, tylko takiego, który zajmuje się sprawami konstytucji.</text:p>
      <text:p text:style-name="P3673">Natomiast jeśli chodzi o powoływanie prezesów sądów rejonowych, to zwyciężyło stanowisko rzeczowe, że jest to zagadnienie natury drugorzędn<text:span text:style-name="T3674">ej,</text:span><text:s/>a jest to rzecz bardzo skomplikowana, bowiem chodzi o powoływanie nie z tych samych okręgów, nie z tych samych okresów, wobec tego pytanie<text:span text:style-name="T3675">,</text:span><text:s/>jaka opinia, jaka rada, i wobec tego zostało tak jak jest.</text:p>
      <text:p text:style-name="P3676"><text:span text:style-name="T3677">Ob</text:span><text:span text:style-name="T3678">.</text:span><text:span text:style-name="T3679"><text:s/>Janina Zakrzewska</text:span>:</text:p>
      <text:p text:style-name="P3680">Jeżeli panowie pozwolą, może byśmy zrobili zapis o tym, że rozważenia czy uregulowania, bo tak padło przy tych uzgodnieniach, co do prezesów Sądu Najwyższego i prezesa N<text:span text:style-name="T3681">ac</text:span>zelnego Sądu Administrac<text:span text:style-name="T3682">yj</text:span>nego, że to wymaga zmian, że to wymaga po prostu zmian. Już nawet nie mówić, czy to parlament, czy nie. Ale że zmian wymaga. Dlatego, że nagle problematykę tą tutaj się zajmujemy, pozostaje tamta problematyka<text:span text:style-name="T3683"><text:s/></text:span>właściwie bez... do końca.</text:p>
      <text:p text:style-name="P3684">Ale powracając już, jeżeli uznajemy, że uregulujemy tylko kwestię prezesów sądów powszechnych, to jeżeli sobie przypominamy, to naprawdę to uzgodnienie, ten kompromis miał polegać na tym, że my żeśmy z jednej strony zrezygnowali z tego, co pan prof. Buchała mówi, z tych różnych względów, a jeż<text:span text:style-name="T3685">e</text:span>li duch porozumienia zapanował, że to będzie wymagać zgody, kandydat<text:s/><text:span text:style-name="T3686">M</text:span>inister Sprawiedliwości zgoda Zgromadzenia Ogólnego, ale tak samo w stosunku do prezesów sądów rejonowych, a tu zapis jest inny. O to mi chodzi.</text:p>
      <text:p text:style-name="P3687"><text:span text:style-name="T3688">Przewodni</text:span><text:span text:style-name="T3689">cz</text:span><text:span text:style-name="T3690">ący</text:span>:</text:p>
      <text:p text:style-name="P3691">Prezes Jankowski.</text:p>
      <text:p text:style-name="P3692"><text:span text:style-name="T3693">O</text:span><text:span text:style-name="T3694">b. Zenon Jankowski</text:span>:</text:p>
      <text:soft-page-break/>
      <text:p text:style-name="P3695">Otóż tekst był doręczony wszystkim przed rozpoczęciem dyskusji. Państwo znaliście i w pewnym momencie w toku dyskusji pan prof. Strzembosz powiedział, zgadzamy się, niech tak będzie jak tu jest.</text:p>
      <text:p text:style-name="P3696"><text:span text:style-name="T3697">Ob</text:span><text:span text:style-name="T3698">.</text:span><text:span text:style-name="T3699"><text:s/>Janina Zakrzewska</text:span>:</text:p>
      <text:p text:style-name="P3700">Możemy powrócić do protokołu, naprawdę jest inaczej<text:span text:style-name="T3701">,</text:span><text:s/>proszę państwa. Bo ja pamiętam to s<text:span text:style-name="T3702">form</text:span>ułow<text:span text:style-name="T3703">anie.</text:span></text:p>
      <text:p text:style-name="P3704"><text:span text:style-name="T3705">Przewodniczący</text:span>:</text:p>
      <text:p text:style-name="P3706">No możemy wrócić, podyskutujemy. Tylko można wyrazić żal, że już rzecz raz uzgodniona i wracamy do niej. Ja też mogę za chwilę złożyć wniosek, że ponieważ sz<text:span text:style-name="T3707">c</text:span>zegółowo rozwiązujemy w załącznikach sprawy, które należą do ustawodawców, wycofuję się ze stanowiska i proponuję rozstrzygać bez załączników. To też mam takie prawo wtedy. No po co to?</text:p>
      <text:p text:style-name="P3708">Nie, no proszę państwa, siedzieliście, braliście udział w dyskusji o sędziach Sądu Najwyższego i NSA. No nie wmawiajmy, że tej dyskusji nie było.</text:p>
      <text:p text:style-name="P3709"><text:span text:style-name="T3710">Ob. Adam Strzembosz</text:span>:</text:p>
      <text:p text:style-name="P3711">Oczywiście dyskutow<text:span text:style-name="T3712">al</text:span>iśmy te kwestie. My zrozumieliśmy to troszkę inaczej, to znaczy my zrozumieliśmy - nie mówię o prezesach sądów, bo tu rzeczywiście do żadnych uzgodnień nie doszło. Natomiast jeśli chodzi o prezesów i wiceprezesów sądu rejonowego, to myśmy - no tak to zrozumieli , że kompromis polega na tym, że pozostajemy przy tym zapisie, że minister powołuje, ale również Zgromadzenie Ogólne wypowiada się w takim samym trybie o prezesach sądów rejonowych jak wojewódzkich. Tak żeśmy to odebrali po prostu. Być może, że każdy z nas troszkę inaczej rozumiał to stwierdzenie.</text:p>
      <text:p text:style-name="P3713"><text:span text:style-name="T3714">Ob. Zofia Wasilkowska</text:span>:</text:p>
      <text:p text:style-name="P3715">Jeżeli można? Ja już nie będę wracała wobec tego do kwestii powoływania prezesów sądów wojewódzkich i rejonowych skoro jak z tego wyjaśnienia by wynikało, ta sprawa została kompromisowo uzgodniona, w tym zespole roboczym.</text:p>
      <text:p text:style-name="P3716">Natomiast no chcę jeszcze raz powrócić i podkreślić konieczność jednak jakiegoś ustosunkowania się naszego do kwestii powoływania prezesów Sądu Najwyższego i prezesa czy wiceprezesa NSA. No, bo ostatecznie mamy taką w tej chwili sytuację, że prezesów Sądu Najwyższego według obecnego stanu konstytucji, powołuje Rada Państwa. Jeżeli my nic na ten temat nie powiemy, to wypadnie dość nieoczekiwana sytuacja, że będziemy mieć tak samo zresztą jak powoływała sędziów Sądu Najwyższego, tu nie było żadnej różnicy, że co do sędziów Sądu Najwyższego mamy tą nową Radę Sądownictwa, która się tym zajmuje, a prezesów sądów, no właściwie jak byśmy - wyglądałoby na to, żeśmy o nich zapomnieli. Więc coś by trzeba było na ten temat powiedzieć.</text:p>
      <text:p text:style-name="P3717"><text:span text:style-name="T3718">O</text:span><text:span text:style-name="T3719">b. Adam Strzembosz</text:span>:</text:p>
      <text:p text:style-name="P3720">Proszę Państwa! Żeby wykazać jednak pewną polubowność z naszej strony, my odstępujemy od tej kwestii. Jesteśmy gotowi prawda, no już nie dyskutować tego dłużej, przyjąć tak jak tutaj zostało w tym załączniku numer trzy zaproponowane. Jedzmy dalej, może skończymy ten załącznik. Mamy już tylko parę minut.</text:p>
      <text:p text:style-name="P3721"><text:span text:style-name="T3722">Przewodni</text:span><text:span text:style-name="T3723">cz</text:span><text:span text:style-name="T3724">ąc</text:span><text:span text:style-name="T3725">y</text:span>:</text:p>
      <text:p text:style-name="P3726">Załącznik numer trzy.<text:s/><text:span text:style-name="T3727">P</text:span>an Milczanowski.</text:p>
      <text:soft-page-break/>
      <text:p text:style-name="P3728"><text:span text:style-name="T3729">Ob. Andrzej Milczanowski</text:span>:</text:p>
      <text:p text:style-name="P3730">Ja jednak marginesowo zupełnie, ale chcę powiedzieć, że skoro państwo wielokrotnie prezentowaliście pogląd, iż ze względu na pewną komplementarność, brak możliwości powiedzmy załatwienia pewnych spraw teraz, w ramach jakiejś krótkiej nowelizacji, to właśnie z czysto porządkowych względów. Ze względu na tą komple<text:span text:style-name="T3731">me</text:span>ntarność, właśnie komplementarność, no bym jednak sugerował, by ten jakże istotny problem nie pozostawiać, że tak powiem, poza nawiasem, a łączyć go.</text:p>
      <text:p text:style-name="P3732">Dziękuję bardzo.</text:p>
      <text:p text:style-name="P3733"><text:span text:style-name="T3734">Przewodniczący</text:span>:</text:p>
      <text:p text:style-name="P3735">No to proszę o stanowisko ze strony solidarnościowej, bo to możemy traktować jako odrębny punkt.</text:p>
      <text:p text:style-name="P3736"><text:span text:style-name="T3737">Ob. Adam Strzembosz</text:span>:</text:p>
      <text:p text:style-name="P3738">A czy państwo mogliby przyjąć tę propozycję pani mecenas Skórzewskie<text:span text:style-name="T3739">j</text:span>, że kwestia prezesów Sądu Najwyższego i Naczelnego Sądu Administrac<text:span text:style-name="T3740">yj</text:span>nego wymaga odrębnego, odmiennego uregulowania i koniec. Prawda, żeby wiadomo było, że tym trzeba będzie się zająć w przyszłości prawda, bo niewątpliwie no obecny tryb nie jest zbyt konsekwentny wobec tego cośmy już przyjęli.</text:p>
      <text:p text:style-name="P3741"><text:span text:style-name="T3742">Przewodnicząc</text:span><text:span text:style-name="T3743">y</text:span>:</text:p>
      <text:p text:style-name="P3744">Jest to propozycja nie tylko do przyjęcia, ale uważam, że wręcz słuszna. Myśmy w ogóle chcieli zaproponować i daliśmy temu wyr<text:span text:style-name="T3745">a</text:span>z w tej notatce z posiedzenia z dnia 28 lutego - gdzie wprawdzie nie byliśmy upoważnieni,<text:s/><text:span text:style-name="T3746">al</text:span>e w punkcie drugim rzymskim do tego dojdziemy, chcieliśmy dać takie sformułowanie nie tylko zgoda, nie tylko rozbieżność, ale są sprawy, które mamy pogląd, że przepisy powinny ulegać zmianie w trakcie ogólnej reformy prawa karnego. I to jest ten sam kierunek myśleni<text:span text:style-name="T3747">a.</text:span></text:p>
      <text:p text:style-name="P3748"><text:span text:style-name="T3749">W</text:span><text:s/>przyszłych zmianach konstytucji, szeregu ustaw pozycja tryb powoływania, wiele kwestii wiązanych z osobą pierwszego Prezesa Sądu Najwyższego, prezesów Sądów Najwyższego, prezesa NSA powinna być uregulowana, zważona, czy uregulowana<text:s/><text:span text:style-name="T3750">w</text:span><text:s/>przyszłości. Jeśli ta propozycja jest dla mnie - nie wiem jak dla członków zespołu, ale uważam, że nie tylko do przyjęcia, ze wszech<text:s/>miar trafna, bo ona pokazuje, że w pewnych sprawach widzimy celowość zmiany nie wypowiadając tu się w jakim kierunku. Tylko że ta propozycja wymusza dalsze, że w innych przypadkach też dobrze byłoby tak się wypowiedzieć. Ale jeśli mamy zgodę.</text:p>
      <text:p text:style-name="P3751"><text:span text:style-name="T3752">Ob. Adam Strzembosz</text:span>:</text:p>
      <text:p text:style-name="P3753">Zgadzamy się na wpisanie, że kwestia prezesów tych dwóch instytucji wymaga odrębnego niż obecnie uregulowani<text:span text:style-name="T3754">a</text:span>. Jako punkt trzeci, do załącznika trzeciego oczywiście.</text:p>
      <text:p text:style-name="P3755"><text:span text:style-name="T3756">Przewodni</text:span><text:span text:style-name="T3757">cz</text:span><text:span text:style-name="T3758">ąc</text:span><text:span text:style-name="T3759">y</text:span><text:span text:style-name="T3760">:</text:span></text:p>
      <text:p text:style-name="P3761">To jaki byłby to punkt? Trzeci.</text:p>
      <text:p text:style-name="P3762"><text:span text:style-name="T3763">Ob</text:span><text:span text:style-name="T3764">.</text:span><text:span text:style-name="T3765"><text:s/>Adam Strzembosz</text:span>:</text:p>
      <text:p text:style-name="P3766">Powoływanie prezesów Sądu Najwyższego i Naczelnego Sądu Administracyjnego wymaga odmiennego niż obecnie uregulowania. I koniec.</text:p>
      <text:p text:style-name="P3767"><text:span text:style-name="T3768">Przewodni</text:span><text:span text:style-name="T3769">cz</text:span><text:span text:style-name="T3770">ąc</text:span><text:span text:style-name="T3771">y</text:span>:</text:p>
      <text:p text:style-name="P3772">Znaczy już się wypowiadamy, teraz odmiennego, nie wiedząc jakie.</text:p>
      <text:p text:style-name="P3773"><text:span text:style-name="T3774">Ob. Janina Zakrzewska</text:span>:</text:p>
      <text:p text:style-name="P3775">Wymaga odrębnego uregulowania. To byłby załącznik trzeci, punkt trzeci i...</text:p>
      <text:soft-page-break/>
      <text:p text:style-name="P3776"><text:span text:style-name="T3777">Przewodniczący</text:span>:</text:p>
      <text:p text:style-name="P3778">Nie wiem co to znaczy odrębne, poza konstytucją?</text:p>
      <text:p text:style-name="P3779"><text:span text:style-name="T3780">Ob. Janina Zakrzewska</text:span>:</text:p>
      <text:p text:style-name="P3781">Odrębnego, to znaczy poza tym, co tutaj proponujemy. Odrębnego uregulowania nie przesądzamy w tej chwili, jakiego, pr<text:span text:style-name="T3782">aw</text:span>d<text:span text:style-name="T3783">a</text:span>. Bo tutaj jest propozycja pani sędzi W<text:span text:style-name="T3784">as</text:span>ilkowski<text:span text:style-name="T3785">ej</text:span><text:s/>i inne mogą być, więc to jest odrębne, w którym się wyraźnie z<text:span text:style-name="T3786">ajmuj</text:span>emy.</text:p>
      <text:p text:style-name="P3787"><text:span text:style-name="T3788">P</text:span><text:span text:style-name="T3789">rz</text:span><text:span text:style-name="T3790">ewodni</text:span><text:span text:style-name="T3791">cz</text:span><text:span text:style-name="T3792">ąc</text:span><text:span text:style-name="T3793">y</text:span><text:span text:style-name="T3794">:</text:span></text:p>
      <text:p text:style-name="P3795">Punkt trzeci. Tylko powoływanie, odwoływanie i wiele innych. Tam jest odwoływanie też. To jest tak oczywiste, że musi nastąpić, jak będzie zmiana konstytucji, że bez tego i tak nie wyjdziemy.</text:p>
      <text:p text:style-name="P3796"><text:span text:style-name="T3797">Ob. Kazimierz Buchała</text:span>:</text:p>
      <text:p text:style-name="P3798">Powoływanie<text:s/><text:span text:style-name="T3799">p</text:span>rezesów Sądu Najwyższego i NSA oraz wiceprezesów wymaga odrębnego uregulowania.</text:p>
      <text:p text:style-name="P3800"><text:span text:style-name="T3801">Ob. <text:s text:c="22"/></text:span><text:span text:style-name="T3802">:</text:span></text:p>
      <text:p text:style-name="P3803">Ja miałbym jeszcze taką uwagę.<text:s/></text:p>
      <text:p text:style-name="P3804">/Proszę bardzo/.</text:p>
      <text:p text:style-name="P3805"><text:span text:style-name="T3806">Przewodniczący</text:span>:</text:p>
      <text:p text:style-name="P3807">Bo my tu przesądzamy, że musi być odrębne uregulowanie. Już na pewno, a nie wiemy jakie. Już coś chcemy zmienić, nie wiemy w jakim kierunku.</text:p>
      <text:p text:style-name="P3808"><text:span text:style-name="T3809">Ob. Janina Zakrzewska</text:span>:</text:p>
      <text:p text:style-name="P3810">Po prostu jest sytuacja taka, że w tej chwili rzeczywiście to jest tak, że często tracimy czas na różne sprawy może nie n<text:span text:style-name="T3811">ajw</text:span>ażni<text:span text:style-name="T3812">ejs</text:span>ze, a potem kiedy są już te n<text:span text:style-name="T3813">aj</text:span>ważni<text:span text:style-name="T3814">ej</text:span>sze jest dość późno i nie mamy czasu.</text:p>
      <text:p text:style-name="P3815">Nie to, że nie wiemy jakie, tylko teraz właśnie jak powiedział pan prof. Strzembosz, chcemy już być koncyliacyjni, na pewne rozwiązania się godzimy, żebyśmy chociaż do czegoś doszli,<text:s/><text:span text:style-name="T3816">ż</text:span>eby<text:span text:style-name="T3817">ś</text:span>my mieli chociaż jeden dokument, który coś nam daje dotyczący tej reformy prawa i sądów, ale nie mówiłabym, że nie wiemy jakie. Do dokumentów sporządzonych przez nasz<text:s/>„podstolik”, dołączyłabym tą propozycję, którą zgłosiła pani sędzia Wasilkowska i to jest pewien materiał, na którym się można oprzeć, może jeszcze wrócić do tego, może my do tego jeszcze będziemy mogli się ustosunkować, jeżeli nie, to przekażemy to do przyszłych prac. Nie powiedziałabym, że nie mamy stanowiska. Mamy, tylko w tej chwili, ponieważ mamy mało czasu, boimy się, żeby tego nie rozstrzygać. Ale nie dlatego, że nie wiemy, bo na przykład ta propozycja jest bardzo interesująca, tylko po prostu jest czwarta godzina i stoimy w obliczu sytuacji, że znów w pośpiechu coś zrobimy, z czego potem następnego dnia okaże się, że nie jesteśmy zadowoleni.</text:p>
      <text:p text:style-name="P3818">Więc na razie wpisałabym tak jak to jest, bo to odrębne uregulowanie i dołączyłabym to materiałów dzisiejszego protokołu właśnie to co zostało zaproponowane. Bo w każdym razie jest konkretny materiał naszej strony.</text:p>
      <text:p text:style-name="P3819"><text:span text:style-name="T3820">Przewodniczący</text:span>:</text:p>
      <text:p text:style-name="P3821">To ja mam propozycję, żeby w punkcie trzecim napisać, że strona solidarnościowa proponuje odrębne uregulowanie problematyki powoływania i odwoływania prezesów i wiceprezesów NSA i prezesów Sądu Najwyższego.</text:p>
      <text:p text:style-name="P3822"><text:span text:style-name="T3823">Ob. Adam Strzembosz</text:span>:</text:p>
      <text:soft-page-break/>
      <text:p text:style-name="P3824">To już wtedy zapiszmy, jak proponuje.</text:p>
      <text:p text:style-name="P3825"><text:span text:style-name="T3826">Przewodnicząc</text:span><text:span text:style-name="T3827">y</text:span>:</text:p>
      <text:p text:style-name="P3828">Proszę bardzo.</text:p>
      <text:p text:style-name="P3829"><text:span text:style-name="T3830">Ob. Adam Strzembosz</text:span>:</text:p>
      <text:p text:style-name="P3831">To będzie w tym strona solidarnościowa i koniec.</text:p>
      <text:p text:style-name="P3832"><text:span text:style-name="T3833">Ob. Janina Zakrzewska</text:span>:</text:p>
      <text:p text:style-name="P3834">Jako punkt trzeci załącznika trzeciego, panie ministrze<text:span text:style-name="T3835">,</text:span><text:s/>tak<text:s/><text:span text:style-name="T3836">p</text:span>an uważa. Żeby już to było logiczne i wtedy na następne posiedzenie przygotujemy ten punkt trzeci. Dobrze.</text:p>
      <text:p text:style-name="P3837"><text:span text:style-name="T3838">Ob. Adam Strzembosz</text:span>:</text:p>
      <text:p text:style-name="P3839">Dobrze. Przygotujemy odpowiednią redakcję, żeby już teraz<text:span text:style-name="T3840"><text:s/></text:span>tym się nie zajmować. Może przejdźmy do następnego punktu.</text:p>
      <text:p text:style-name="P3841"><text:span text:style-name="T3842">P</text:span><text:span text:style-name="T3843">rzew</text:span><text:span text:style-name="T3844">odnicząc</text:span><text:span text:style-name="T3845">y</text:span><text:span text:style-name="T3846">:</text:span></text:p>
      <text:p text:style-name="P3847">Profesor Kędzia jeszcze chciał zabrać głos.</text:p>
      <text:p text:style-name="P3848"><text:span text:style-name="T3849">Ob. Zdzisław Kędzia</text:span>:</text:p>
      <text:p text:style-name="P3850"><text:span text:style-name="T3851">...</text:span>to może wywołać kolejną dyskusję na następnym spotkaniu, może by w ogóle tę sprawę redakcji ostatecznej, jeżeli oczywiście panowie przewodniczący to uznają za stosowne, przekazać tej grupie, która będzie pracowała w czwartek, żeby przedłożyła propozycję w piątek. No, bo boję się...</text:p>
      <text:p text:style-name="P3852"><text:span text:style-name="T3853">Ob</text:span><text:span text:style-name="T3854">.</text:span><text:span text:style-name="T3855"><text:s/>Janina Zakrzewska</text:span>:</text:p>
      <text:p text:style-name="P3856">Punktu trzeciego, załącznika trzeciego, panie profesorze.</text:p>
      <text:p text:style-name="P3857"><text:span text:style-name="T3858">Przewodni</text:span><text:span text:style-name="T3859">cz</text:span><text:span text:style-name="T3860">ąc</text:span><text:span text:style-name="T3861">y</text:span>:</text:p>
      <text:p text:style-name="P3862">Dobrze, proszę bardzo.</text:p>
      <text:p text:style-name="P3863"><text:span text:style-name="T3864">Ob. Janina Zakrzewska</text:span>:</text:p>
      <text:p text:style-name="P3865">Teraz jeżeli można, to są panie ministrze dalsze punkty.</text:p>
      <text:p text:style-name="P3866"><text:span text:style-name="T3867">Ob. Zofia Wasilkowska</text:span>:</text:p>
      <text:p text:style-name="P3868">.<text:span text:style-name="T3869">.</text:span>.tego głównego dokumentu.</text:p>
      <text:p text:style-name="P3870">Panie ministrze, tak się nieszczęśliwie składa, że to co powiem w tej chwili, rzeczywiście może powiem po raz pierwszy. Ale tak się składa, że jak mówimy o rozszerzeniu uprawnień samorządu sędziowskiego oprócz tych zagadnień podstawowych które padły, to nigdy do tego momentu nie dochodzi. A w tym punkcie piątym jest właśnie takie rozszerzenie uprawnień organów samorządu sędziowskiego, przy czym współdecydowanie w obsadzaniu stanowisk prezesów sądów to jest tylko jeden z tych przykładowo podanych.</text:p>
      <text:p text:style-name="P3871">Tu jest kwestia, która wiąże się, ja ją podam po raz pierwszy może tutaj. Ale gdyby zapadła jakaś decyzja w tym przedmiocie, łatwiej by było to sformułować ten punkt piąty. A mianowicie: mówiliśmy tutaj o nieprzenosz<text:span text:style-name="T3872">al</text:span>ności sędziów. Jest taki jeden moment w USP, w którym można przenieść sędziego, jeżeli wymaga tego dobro wymiaru sprawiedliwości<text:span text:style-name="T3873">.</text:span></text:p>
      <text:p text:style-name="P3874">Jeżeli my z tego punktu nie zrezygnujemy w ogóle, pozostawi<text:span text:style-name="T3875">aj</text:span>ąc to postępowaniu dyscyplinarnemu, że przeniesiony w drodze postępowania dyscyplin<text:span text:style-name="T3876">ar</text:span>nego, to wtedy należałoby w tym punkcie poszerzyć uprawnienia samorządu sędziowskiego. Jest to art. 64 § 2 pkt. 4 ustawy o ustroju sądów powszechnych.<text:s/><text:span text:style-name="T3877">I</text:span><text:s/>to byłoby rzeczywiście zadanie dla poszerzenia samorządu sędziowskiego, gdyby nie było możliwości, że<text:s/><text:soft-page-break/>to tylko w drodze dyscyplinarn<text:span text:style-name="T3878">ej.</text:span></text:p>
      <text:p text:style-name="P3879">Wtedy o takiej rzeczy mogłaby decydować uchwała o takim przeniesieniu, mogłaby decydować uchwała Zgromadzenia Ogólnego. To jest taka propozycja. Myśmy na grupie roboczej o tym mówili. Te kwestie nie zostały przeniesione, że tak powiem na posiedzenie plenarne.</text:p>
      <text:p text:style-name="P3880">I druga rzecz, którą ciągle żeśmy mówil<text:span text:style-name="T3881">i</text:span>,<text:s/><text:span text:style-name="T3882">p</text:span>ozostawiając kwestię powoływania i odwoływania asesorów, powoływania - zwalniania i powoływania asesorów Ministrowi Sprawiedliwości.</text:p>
      <text:p text:style-name="P3883">Ale może również tutaj jest moment do poszerzenia uprawnień samorządu sędziowskiego poprzez zawarcie takiej normy, że listy asesorów ustala kolegium sędziowskie. I kolegium sędziowskie wypowiada się w kwestii zwolnienia asesora. I to by było rzeczywiste poszerzenie samorządu.</text:p>
      <text:p text:style-name="P3884"><text:span text:style-name="T3885">Przewodnicząc</text:span><text:span text:style-name="T3886">y</text:span>:</text:p>
      <text:p text:style-name="P3887">Więc ja proponuję nie dyskutować nad tym, i gdyby nawet stronie rządowej sam jeden, co by wykorzystano, to proponuję, żeby to zapisać,<text:s/><text:span text:style-name="T3888">ż</text:span>e jest jeden głos przeciwny metodzie tego postępowania.</text:p>
      <text:p text:style-name="P3889">Panie prof. Strzembosz, myśmy ten dokument uzgodnili. Myśmy go dzisiaj tylko mieli omawiać z punktu widzenia redakcyjnego. I to jest kolejna, chyba czwarta próba rozszerzenia.</text:p>
      <text:p text:style-name="P3890">Jeśli będzie propozycja merytoryczn<text:span text:style-name="T3891">ej</text:span><text:s/>dyskusji, to otwieram dyskusję, ale już nie dzisiaj i możemy zacząć od nowa, bo do tego się sprowadza.</text:p>
      <text:p text:style-name="P3892">Pani mecenas, przecież w punkcie rozszerzenie uprawnień organów samorządu sędziowskiego przez... m<text:span text:style-name="T3893">ię</text:span>dzy inn<text:span text:style-name="T3894">ym</text:span>i, jest to tylko przykład, nie ma pani granicy górnej, jest otwarta ile chcemy. My nie jesteśmy komisją kody<text:span text:style-name="T3895">fi</text:span>kac<text:span text:style-name="T3896">yj</text:span>ną. Pani kolejna propozycja powoduje, że zacz<text:span text:style-name="T3897">n</text:span>iemy długogodzinną dyskusję, podkreślam<text:s/><text:span text:style-name="T3898">-</text:span><text:s/>w sprawie uzgodnionej nawet redakcyjnie.</text:p>
      <text:p text:style-name="P3899">Proszę państwa, bo tak to nie dojdziemy nawet w żadnej sprawie, to ja jestem w tej części dyskusji po raz pierwszy zaskoczony. No myślę, że w tych sprawach to merytorycznych różnic nie ma, zwłaszcza są s<text:span text:style-name="T3900">fo</text:span>rmułowania tak daleko idące i otwarte, bez ograniczeń. Nie, tu muszę zaoponować i jestem zdania, że tu już nie chodzi o meritum w tej chwili, o formę dyskusji, to są kolejne próby w tej części dyskusji poszerzania o sprawy, które bądź nie były przedmiotem dyskusji, bądź one nie są potrzebne.</text:p>
      <text:p text:style-name="P3901">Pani mecenas, ja nawet nie kwestionuję, że to są ważne sprawy.<text:s/><text:span text:style-name="T3902">W</text:span><text:span text:style-name="T3903">a</text:span>żne. Jestem przekonany, że one będą przedmiotem dyskusji przy pisaniu ustawy. To jest więcej jak pewne.</text:p>
      <text:p text:style-name="P3904"><text:span text:style-name="T3905">O</text:span><text:span text:style-name="T3906">b. Janina Zakrzewska</text:span>:</text:p>
      <text:p text:style-name="P3907">Oczywiście, jeżeli to nie będzie przedmiotem dyskusji, nie ma problemu.</text:p>
      <text:p text:style-name="P3908">Wydawało mi się, że skoro mówiliśmy na grupie roboczej to po prostu nie zostało przeniesione. Ja przenoszę to w tej chwili, ale oczywiście możemy nie podejmować tej dyskusji.</text:p>
      <text:p text:style-name="P3909"><text:span text:style-name="T3910">Przewodnicząc</text:span><text:span text:style-name="T3911">y</text:span>:</text:p>
      <text:p text:style-name="P3912">Proszę państwa, ja jestem przekonany, że przy pisaniu ustawy, przy opracowaniu w tej części realizacji tego punktu nie tylko te sprawy, które pani mecenas poruszyła będziemy omawiali. Tam jest wiele innych jeszcze spraw z tej dziedzin<text:span text:style-name="T3913">y</text:span>.</text:p>
      <text:p text:style-name="P3914">Tylko że mnie chodzi o metody. Jeżeli teraz zaczniemy szczegółowe rzeczy, mimo uzgodnień już na poprzedniej końcowej części posiedzenia, niczego nie zrobimy.</text:p>
      <text:p text:style-name="P3915">To co pani propon<text:span text:style-name="T3916">uj</text:span>e mieści się w punkcie piątym. Czy to oświadczenie wystarcza?</text:p>
      <text:p text:style-name="P3917"><text:span text:style-name="T3918">Ob. Adam Strzembosz</text:span>:</text:p>
      <text:soft-page-break/>
      <text:p text:style-name="P3919">To jeżeli można? Panie Ministrze! Ponieważ my nie zgłaszamy do strony drugiej żadnych uwag, i do tego punktu numer osiem, to w takim razie i siedem, to w takim razie można uznać, że ten dokument...</text:p>
      <text:p text:style-name="P3920"><text:span text:style-name="T3921">Ob. Zofia Wasilkowska</text:span>:</text:p>
      <text:p text:style-name="P3922">Przepraszam, ale ja mam tutaj jednak jedną uwagę drobną zresztą do punktu szóstego.</text:p>
      <text:p text:style-name="P3923">Mianowicie to jest wybór członków kolegium sądu wojewódzkiego.</text:p>
      <text:p text:style-name="P3924">Otóż dlaczego tylko sądu wo<text:span text:style-name="T3925">je</text:span>wódzkiego, tak samo będzie dotyczyć Sądu Najwyższego i NSA, więc tu trzeba skreślić<text:s/><text:span text:style-name="T3926">s</text:span>łowa<text:s/>„wojewódzkiego”, my przecież ten dokument - on tak został przygotowany, jakby miano na uwadze przede wszystkim prezesów sądów właśnie, w ogóle sądy powszechne. A my cały czas dyskutujemy nie tylko o sądach rejonowych, w<text:span text:style-name="T3927">oj</text:span>ewódzkich.</text:p>
      <text:p text:style-name="P3928">Proponuję po prostu skreślić słowo<text:s/>„w<text:span text:style-name="T3929">oj</text:span>ewódzkiego”<text:s/>i będziemy rozumieć przez to, że tu chodzi o kolegia we wszystkich sądach, nie tylko w sądzie wojewódzkim.</text:p>
      <text:p text:style-name="P3930"><text:span text:style-name="T3931">Ob. Adam Strzembosz</text:span>:</text:p>
      <text:p text:style-name="P3932">No chyba taka była intencja.</text:p>
      <text:p text:style-name="P3933"><text:span text:style-name="T3934">P</text:span><text:span text:style-name="T3935">rzew</text:span><text:span text:style-name="T3936">odni</text:span><text:span text:style-name="T3937">cz</text:span><text:span text:style-name="T3938">ąc</text:span><text:span text:style-name="T3939">y</text:span>:</text:p>
      <text:p text:style-name="P3940">Była intencja o sądach powszechnych, natomiast Sąd Najwyższy... bo jak będzie zniesienie kadencyjności, powoływanie inne, to przecież musi oprócz zmiany konstytucji być inna ustawa o Sądzie Najwyższym. No i tam będzie m..</text:p>
      <text:p text:style-name="P3941"><text:span text:style-name="T3942">Ob</text:span><text:span text:style-name="T3943">.</text:span><text:span text:style-name="T3944"><text:s/>Zofia Wasilkowska</text:span>:</text:p>
      <text:p text:style-name="P3945"><text:span text:style-name="T3946">.</text:span>..chcemy dać jakieś wskazówki. Więc między innymi daję wskazówkę co do tego, że kolegium sądu ma być w całości wybierane przez Zgromadzenie Ogólne. Żeby znów nie dyskryminować Sądu Najwyższego tak jak dzisiaj, jeżeli jest dyskryminowany w stosunku do sędziów,<text:s/><text:span text:style-name="T3947">s</text:span>ądów powszechnych, że są wybierani do osiągnięcia - powoływani do osiągnięcia wieku emerytalnego, a sędziowie Sądu Najwyższego tylko na kadencję pięc<text:span text:style-name="T3948">i</text:span>u lat, żeby się nie okazało, że tak samo będą w przyszłości dyskryminowani co do kolegium sądu. Bo kolegium sądu byłoby wybierane w sądzie wojewódzkim przez - w całości przez Zgromadzenie Ogólne, a Sądu Najwyższego byłoby tylko w połowie, tak jak jest dzisiaj wybierane przez Zgromadze<text:span text:style-name="T3949">ni</text:span>e Ogólne.</text:p>
      <text:p text:style-name="P3950">Skreślenie n<text:span text:style-name="T3951">at</text:span>omiast tego słowa<text:s/>„wojewódzkiego”<text:s/>u<text:span text:style-name="T3952">s</text:span>u<text:span text:style-name="T3953">wa</text:span><text:s/>te wątpliwości, że to się odnosi do wszystkich sądów.</text:p>
      <text:p text:style-name="P3954"><text:span text:style-name="T3955">Przewodn</text:span><text:span text:style-name="T3956">icz</text:span><text:span text:style-name="T3957">ąc</text:span><text:span text:style-name="T3958">y</text:span>:</text:p>
      <text:p text:style-name="P3959">Proszę państwa, tu nie ma pomyłki. Dotychczas nie było w sądach rejonowych kolegium. Więc można ustanowić.</text:p>
      <text:p text:style-name="P3960"><text:span text:style-name="T3961">Ob. Zofia Wasilkowska</text:span>:</text:p>
      <text:p text:style-name="P3962">To w takim razie można dołączyć kolegium sądu, no to tam, gdzie ono istnieje, to może napisać sądu wojewódzkiego i Sądu Najwyższego, i NSA, jeżeli już chcemy. A mnie się zdaje, że jeżeli się napisze kolegium sądu, to jest bardziej ogólne. My nie tworzymy nowego sądu, nowego kolegium, tylko po prostu wskazujemy na to, że pragniemy, żeby wybór tych członków kolegium w całości następował przez Zgromadzenie Ogólne. To jest ta zmiana w porównaniu do obecnego stanu prawnego.</text:p>
      <text:p text:style-name="P3963"><text:span text:style-name="T3964">Ob. <text:s text:c="22"/></text:span><text:span text:style-name="T3965">:</text:span></text:p>
      <text:p text:style-name="P3966">Czy można panie ministrze?</text:p>
      <text:soft-page-break/>
      <text:p text:style-name="P3967"><text:span text:style-name="T3968">P</text:span><text:span text:style-name="T3969">rzew</text:span><text:span text:style-name="T3970">odnicząc</text:span><text:span text:style-name="T3971">y</text:span><text:span text:style-name="T3972">:</text:span></text:p>
      <text:p text:style-name="P3973">Proszę bardzo. Ja potem złożę propozycję generalną.</text:p>
      <text:p text:style-name="P3974"><text:span text:style-name="T3975">Ob. <text:s text:c="22"/></text:span><text:span text:style-name="T3976">:</text:span></text:p>
      <text:p text:style-name="P3977">Więc ja chciałem zwrócić uwagę, że skład kolegium jest określony w art. 72 ustawy o Sądzie Najwyższym, gdzie jednoznacznie się stwierdza, kto wchodzi, a więc pierwszy prezes, prezesi, dyrektor biura oraz wybrani przez zgromadzenie Izb Sędziowie Sądu N<text:span text:style-name="T3978">aj</text:span>wyższego. Nikt z nominacji nie wchodzi.</text:p>
      <text:p text:style-name="P3979"><text:span text:style-name="T3980">Ob. Janina Zakrzewska</text:span>:</text:p>
      <text:p text:style-name="P3981">...ten punkt szósty z tą poprawką, nie przesądzając szczegółowych uregulowań ustawowych co do poszczególnych s<text:span text:style-name="T3982">ąd</text:span>ów, myślę o Sądzie Najwyższym, to by nic nie zmieniło, a mielibyśmy pewną ogólną zasadę, bo przecież to są tylko punkty bardzo generalne. Zostałby ten punkt: wybór członków kolegium sądu<text:s/>małą literą<text:s/>/<text:span text:style-name="T3983">s</text:span>/ nie przesądzając w całości przez Zgromadzenie Ogólne.</text:p>
      <text:p text:style-name="P3984"><text:span text:style-name="T3985">Przewodniczący</text:span>:</text:p>
      <text:p text:style-name="P3986">To ja mam propozycję generalną.</text:p>
      <text:p text:style-name="P3987">Ponieważ wszystkie propozycje ostatnie, te<text:s/><text:span text:style-name="T3988">5</text:span><text:s/>czy 6 ostatnich zmierzają w istocie do zmiany dotychczasowych ustaleń, proszę o s<text:span text:style-name="T3989">fo</text:span>rmułowanie na piśmie, zaczniemy rokowania na nowo.</text:p>
      <text:p text:style-name="P3990">Myśmy na poprzednim posiedzeniu uzgodnili tekst, myślałem że to będą zmiany redakcyjne, ale teraz w chwili każda propozycja polega na tym, na zmianie uzgodnionych zasad. I nie jest moja strona tutaj po tej stronie inicjatorem. Ja jestem gotów podjąć rozmowy w każdej sprawie, spokojnie, w odpowiednim czasie, tyle ile trzeba, ale nie w takim trybie jak myśmy uzgodnili.</text:p>
      <text:p text:style-name="P3991">Spotykamy się w piątek, to rozpoczniemy punkt po punkcie dyskusję, jeśli jest propozycja zmiany dotychczasowych uzgodnień. Bo może rzeczywiście myśmy coś zapomnieli. Ale panowie Sądu N<text:span text:style-name="T3992">aj</text:span>wyższego, NSA<text:span text:style-name="T3993"><text:s/></text:span>mimo uzgodnień, nie mówmy, żeśmy nie obradowali, bośmy na ten temat mówili, a jeśli chcemy mówić, to ja oczywi<text:span text:style-name="T3994">ś</text:span>cie będę wszystkich tu po tej stronie stołu namawiał, żebyśmy na<text:s/><text:span text:style-name="T3995">t</text:span>en temat obradowali, i na każdy temat sprawy, który chcecie państwo. Tylko że to już w trybie takim spokojnym, przy odpowiedniej ilości czasu. No i trzeba od nowa.</text:p>
      <text:p text:style-name="P3996">Proszę bardzo.</text:p>
      <text:p text:style-name="P3997"><text:span text:style-name="T3998">Ob. Adam Strzembosz</text:span>:</text:p>
      <text:p text:style-name="P3999">Panie Ministrze! Ponieważ rzeczywiście czas nagli, to może w tym zakresie pana propozycji zajmiemy stanowisko w piątek, a dzisiaj zakończmy obrady dlatego, rzeczywiście jest taki termin już... Ale nie, wydaje mi się, żeśmy uzgodnili bardzo dużo i to cośmy<text:span text:style-name="T4000">.</text:span>..</text:p>
      <text:p text:style-name="P4001"><text:span text:style-name="T4002">Przewodni</text:span><text:span text:style-name="T4003">cz</text:span><text:span text:style-name="T4004">ąc</text:span><text:span text:style-name="T4005">y</text:span><text:span text:style-name="T4006">:</text:span></text:p>
      <text:p text:style-name="P4007">A nie, teraz nie ma wyrywania, to od nowa po kolei.</text:p>
      <text:p text:style-name="P4008">Ja nie wiem, potem znów uzgodnimy i znów będą jakieś propozycje. No to są zbyt daleko idące w sprawach, których myśmy nie dyskutowali. Mieliśmy uzgodnione stanowisko. To naprawdę były kwestie redakcyjne, wydawało mi się. Czy sędzia przez duże czy przez małe. Odwołanie błąd się znalazł, słowo na przykład, co pani podniosła. To się mogę wszystko zgodzić, chociaż podkreślam z punktu widzenia jurydy<text:span text:style-name="T4009">cz</text:span>nego, ja nie wiem, czy jak się skreśli słowo<text:s/>„na przykład”, czy ja wszystkie przypadki przewidzę. Że ktoś nie powie, nie zrobiliście błędu. Ale można to ustępstwo zrobić.</text:p>
      <text:p text:style-name="P4010">Natomiast już podjęcie w całości wielu nowych problemów, o to to już jest zupełnie nowa rzecz.</text:p>
      <text:soft-page-break/>
      <text:p text:style-name="P4011"><text:span text:style-name="T4012">Ob. Janina Zakrzewska</text:span>:</text:p>
      <text:p text:style-name="P4013">Ale jesteśmy panie ministrze<text:s/><text:span text:style-name="T4014">prz</text:span>y końcu. Rozumiem, że wszyscy jesteśmy zmęczeni, czy pan minister uważa, jeżeli praktycznie mamy 90<text:span text:style-name="T4015">%</text:span><text:s/>na to wskazuje<text:s/><text:span text:style-name="T4016">s</text:span>zans, na jeszcze jedno spotkanie i tak obszerny porządek dzienny, czy pan minister nie przypuszcza, że to byłoby jednak lepiej uchwalić chociaż ten dokument pod tytułem<text:s/>„Reforma prawa i sądów”<text:s/>dzisiaj, niż rozpoczynać dyskusję od początku.</text:p>
      <text:p text:style-name="P4017"><text:span text:style-name="T4018">Przewodniczący</text:span><text:span text:style-name="T4019">:</text:span></text:p>
      <text:p text:style-name="P4020">Byłem też takiego zdania. Myślę, że tak będzie. Ale ja nie sądziłem, że zacznie się dyskusja nad pozycją, statusem prezesa Sądu Najwyższego, NSA, skoro powiedzieliśmy, że to będzie w odrębnej ustawie. Odrębnie uregulowane.</text:p>
      <text:p text:style-name="P4021"><text:span text:style-name="T4022">Ob. Janina Zakrzewska</text:span>:</text:p>
      <text:p text:style-name="P4023">Sprawę jedynie merytoryczną do tej pory prezesów NSA i Sądu Najwyższego załatwiliśmy ja rozumiem za obopólną zgodą i to będzie ten punkt trzeci, na wniosek pana ministra sformułow<text:span text:style-name="T4024">any</text:span>...</text:p>
      <text:p text:style-name="P4025"><text:span text:style-name="T4026">P</text:span><text:span text:style-name="T4027">rzew</text:span><text:span text:style-name="T4028">odnicząc</text:span><text:span text:style-name="T4029">y</text:span><text:span text:style-name="T4030">:</text:span></text:p>
      <text:p text:style-name="P4031">No to punkt szósty bez zmian.</text:p>
      <text:p text:style-name="P4032"><text:span text:style-name="T4033">Ob. Janina Zakrzewska</text:span>:</text:p>
      <text:p text:style-name="P4034">A teraz jest jednak propozycja zmiany punktu szóstego, mam wrażenie, to można sprawdzić, że do żadnych innych punktów uwag nie ma, więc nie wiem, czy ma sens<text:span text:style-name="T4035">...</text:span></text:p>
      <text:p text:style-name="P4036">/Głos - niesłyszalny/.</text:p>
      <text:p text:style-name="P4037">...Nie, ale dziesiąty jest generalny i można po<text:span text:style-name="T4038">w</text:span>iedzieć, że nie wchodzi do sprawy Krajowej Rady Sądownictwa prawda, bo to jest pewien generalny punkt. Ja nie wiem, dlaczego on akurat jest w tym miejscu.</text:p>
      <text:p text:style-name="P4039"><text:span text:style-name="T4040">Przewodniczący</text:span>:</text:p>
      <text:p text:style-name="P4041">Który punkt?</text:p>
      <text:p text:style-name="P4042"><text:span text:style-name="T4043">Ob. Janina Zakrzewska</text:span>:</text:p>
      <text:p text:style-name="P4044">Dziesiąty. Ale ja mówię te wszystkie, które dotyczą tej niezawisłości sądów i niezależności sędziów, niezależności sądów i niezawisłości sędziów.</text:p>
      <text:p text:style-name="P4045">Ja bym jednak proponowała chociaż jest późno, że to co można, żeby dzisiaj uzgodnić, bo naprawdę my niczego nie uzgadniamy i to nie jest chyba dobrze, ze względów nawet społecznych.</text:p>
      <text:p text:style-name="P4046"><text:span text:style-name="T4047">Przewodnicząc</text:span><text:span text:style-name="T4048">y</text:span>:</text:p>
      <text:p text:style-name="P4049">Ja nie składałem propozycji zakończenia dzisiaj dyskusji, to została do nas złożona propozycja, żeby o 16.00 zakończyć obrady. Proszę bardzo, możemy dyskutować.</text:p>
      <text:p text:style-name="P4050"><text:span text:style-name="T4051">O</text:span><text:span text:style-name="T4052">b</text:span><text:span text:style-name="T4053">.</text:span><text:span text:style-name="T4054"><text:s/>Zofia Wasilkowska</text:span>:</text:p>
      <text:p text:style-name="P4055">Jeżeli można. No ja jednak dla porządku chcę powiedzieć, żeby znów nie było tak na następnym posiedzeniu, że znów nowe zagadnienia otwieramy, że my prawdopodobnie tego dokumentu nie będziemy w stanie dzisiaj w całości uchwalić, a to dlatego, że jest kilka kwestii, które w ogóle dotychczas nie zostały merytorycznie przedyskutowane i nie weszły do tego uzgodnionego dokumentu, a mamy nadzieję, że wejdą. Więc to są między innymi te kwestie, o których mówił pan prof.<text:s/><text:span text:style-name="T4056">S</text:span>t<text:span text:style-name="T4057">r</text:span>zembosz, to znaczy dotyczące ławników oraz tego podziału czynności, ale jeszcze są inne kwestie. Mianowicie jest tu między innymi kwestia uposażeń sędziów, to znaczy tego, tej propozycji, która była przez nas od początku wysuwana,<text:s/><text:soft-page-break/>wprawdzie nie była jakoś wyraźnie uzgodniona, ale też nie było głosów sprzeciwu, to znaczy, żeby zasady uposażenia sędziów oprzeć na tym, że uposażenia te są w jednorodnym sądzie jednakowe spoza tylko wysługą lat, i że nie przyznaje się sędziom nagród, a następnie, że potrzebne jest też ustalenie dotyczące już przepisów prawa o ustroju sądów powszechnych, to znaczy uchylenie tych przepisów, które przyznają tak zwany zwierzchni nadzór administr<text:span text:style-name="T4058">ac</text:span>yjny ministrowi o ilości w zakresie sądów i sędziów, oraz zapewne też, to zresztą bodajże prof. Buchała poruszał, ale i myśmy też z tym postulatem występowali, uchylenia tych przepisów z kolei ustawy o Sądzie Najwyższym, które przyznają pierwszemu prezesowi Sądu Najwyższego oraz prezesom Izb prawo nadzoru nad orzecznictwem Sądu Najwyższego. Także jest jeszcze kilka kwestii, które prawdopodobnie w tym dokumencie się powinny znaleźć albo w tym dokumencie<text:span text:style-name="T4059">,</text:span><text:s/>w tej części uzgodnionej, albo w części dotycząc<text:span text:style-name="T4060">ej</text:span><text:s/>rozbieżności.</text:p>
      <text:p text:style-name="P4061">Także obawiam się, że my i tak dzisiaj byśmy tego w całości nie uchwalili.</text:p>
      <text:p text:style-name="P4062"><text:span text:style-name="T4063">Ob. Wanda Falkowska</text:span>:<text:s/></text:p>
      <text:p text:style-name="P4064">/Niesłyszalna/.</text:p>
      <text:p text:style-name="P4065"><text:span text:style-name="T4066">Przewodniczący</text:span>:</text:p>
      <text:p text:style-name="P4067">No był, był, pani profesor ma rację Zakrzewska.</text:p>
      <text:p text:style-name="P4068"><text:span text:style-name="T4069">O</text:span><text:span text:style-name="T4070">b. Janina Zakrzewska</text:span>:</text:p>
      <text:p text:style-name="P4071">Ja bym proponowała sporządzić nowy dokument. Usunąć z tego punktu 10, jeżeli może być traktowany jako dopisany, i uchwalić ten dokument do punktu 9 włącznie, żebyśmy coś mieli z tymi załącznikami, to byłaby moja propozycja<text:span text:style-name="T4072">,</text:span><text:s/>uchwalonego pozytywnie. Bo przecież nie łudźmy się, te artykuły kodeksu karnego, które zostały uchylone, no są - no nie są pierwszorzędn<text:span text:style-name="T4073">ej</text:span><text:s/>wagi, tak sobie powiedzmy, może jest nadzieja, że jeszcze uda się, żebyśmy wspólnie doszli do tego, że jeszcze coś uzyska, natomiast proponow<text:span text:style-name="T4074">ałab</text:span>ym, no uchwalmy jeden dokument i potem ewentualnie drugi dokument, ale coś, żebyśmy mieli osiągniętego jednak w tych obradach. Dobiegamy końca obrad i nie wiem jak, do czego w końcu dojdziemy. Bo z kodeksem postępowania karnego było gorzej jeszcze niż z kodeksem karnym, a z kodeksem karnym, no nie łudźmy się art. 194 nie jest takim szalonym sukcesem<text:s/>„podstolika”<text:s/>prawniczego. Może d<text:span text:style-name="T4075">oj</text:span>dzie właśnie ten 282 a/ itd.</text:p>
      <text:p text:style-name="P4076">Więc może ten dokument w tej części, w której daje się uchwalić, jeżeli państwo byliby zgodni, że do punktu dziewiątego włącznie możemy uznać, że to było to co jest uzgodnione, może byśmy go dzisiaj przyjęli. To już jak pan minister jako przewodniczący uzna.</text:p>
      <text:p text:style-name="P4077"><text:span text:style-name="T4078">Przewodniczący</text:span>:</text:p>
      <text:p text:style-name="P4079">Znaczy ja jeśli chodzi o punkt dziesiąty, jeżeli strona solidarnościowa uważa, że to kwestia nieistotna, to rząd te reformy oświadczam i tak będzie robił, bo podstawowym prawem Paktów Praw Człowieka jest zapewnienie obywatelowi prawa do sądu, a poszerzenie<text:s/>kognicji<text:s/>sądowej jest istotną kwestią.<text:s/><text:span text:style-name="T4080">W</text:span><text:s/>związku z tym jest to dzieło, które i tak podejmiemy. I tu wsparcia nie potrzebujemy. Jeżeli to nie jest istotne, to chętnie. Jest zgoda na skreślenie.</text:p>
      <text:p text:style-name="P4081">Proszę bardzo.</text:p>
      <text:p text:style-name="P4082"><text:span text:style-name="T4083">Ob. Janina Zakrzewska</text:span>:</text:p>
      <text:p text:style-name="P4084">Ale chciałam tylko prosić, ponieważ ja tutaj<text:s/>występuję<text:s/>nie we własnym imieniu, że nigdy strona solidarnościowa nie mówiła, że to jest sprawa nieistotna, tylko ponieważ były podnoszone uwagi, że ona<text:s/><text:soft-page-break/>jeszcze wymaga dyskusji, to proponujemy w tej chwili nad tym nie dyskutować, skoro mamy zakończyć zebranie, i przyjąć to co do czego wszyscy jesteśmy zgodni, a nie oznacza to, że nie jesteśmy przekonani, że należy rozszerzać właściwość sądu.</text:p>
      <text:p text:style-name="P4085"><text:span text:style-name="T4086">Przewodnicząc</text:span><text:span text:style-name="T4087">y</text:span>:</text:p>
      <text:p text:style-name="P4088">A jaka jest propozycja w takim razie, panie profesorze?</text:p>
      <text:p text:style-name="P4089"><text:span text:style-name="T4090">Ob. Adam Strzembosz</text:span>:</text:p>
      <text:p text:style-name="P4091">Moglibyśmy przyjąć, iż wszystko to co jest w tym zapisie do punktu dziewiątego włącznie, jest uzgodnione przez strony. Pozostaje tylko problem tego kolegium wo<text:span text:style-name="T4092">je</text:span>wódzkiego lub innego. To znaczy sądu wojewódzkiego. Czy państwo uważacie, rzeczywiście te<text:s/>„wojewódzkiego”<text:s/>jest tak niezbędne, czy też możemy to wykreślić spokojnie i stanąć na stanowisku, że wszystkie kolegia są wybierane przez Zgromadzenia Ogólne, co zresztą ma miejsce już w tej chwili<text:span text:style-name="T4093">.</text:span></text:p>
      <text:p text:style-name="P4094"><text:span text:style-name="T4095">Przewodni</text:span><text:span text:style-name="T4096">cz</text:span><text:span text:style-name="T4097">ący</text:span>:</text:p>
      <text:p text:style-name="P4098">Prezes Jankowski.</text:p>
      <text:p text:style-name="P4099"><text:span text:style-name="T4100">Ob</text:span><text:span text:style-name="T4101">.</text:span><text:span text:style-name="T4102"><text:s/>Zenon Jankowski</text:span>:</text:p>
      <text:p text:style-name="P4103">Ja może w tej sprawie. Otóż kolegium sądu wojewódzkiego, to jest nazwa wzięta z ustawy, a nie tylko przydzielenie do jakiegoś sądu. W sądzie rejonowym nie ma kolegium. W Sądzie Najwyższym jest kolegium, ale w całości sędziowie są wybierani przez Izby.</text:p>
      <text:p text:style-name="P4104"><text:span text:style-name="T4105">Ob. Adam Strzembosz</text:span>:</text:p>
      <text:p text:style-name="P4106">Dobrze, proponuję, żeby te<text:s/>„w<text:span text:style-name="T4107">oje</text:span>wódzkiego”<text:s/>zostało. Zakończmy tę dyskusję, żebyśmy coś dzisiaj mieli.</text:p>
      <text:p text:style-name="P4108"><text:span text:style-name="T4109">Przewodnicząc</text:span><text:span text:style-name="T4110">y</text:span>:</text:p>
      <text:p text:style-name="P4111">To, ale żeby już nie było wątpliwości, to w punkcie pierwszym skreślamy słowo<text:s/>„na przykład”....</text:p>
      <text:p text:style-name="P4112"><text:span text:style-name="T4113">Ob. Janina Zakrzewska</text:span>:</text:p>
      <text:p text:style-name="P4114">Piszemy sędziów<text:s/>małą literą...</text:p>
      <text:p text:style-name="P4115"><text:span text:style-name="T4116">Przewodniczący</text:span>:</text:p>
      <text:p text:style-name="P4117">Tak, zaraz, zaraz.<text:s/><text:span text:style-name="T4118">W</text:span><text:s/>punkcie pierwszym nie ma więcej zmian. Jest załącznik numer jeden, gdzie jest zmiana<text:s/><text:span text:style-name="T4119">r</text:span>edakc<text:span text:style-name="T4120">yjn</text:span>a.</text:p>
      <text:p text:style-name="P4121"><text:span text:style-name="T4122">W</text:span><text:s/>punkcie drugim, ta zmiana tam ortogra<text:span text:style-name="T4123">fi</text:span>czna.</text:p>
      <text:p text:style-name="P4124"><text:span text:style-name="T4125">W</text:span><text:s/>punkcie trzecim /nic/.</text:p>
      <text:p text:style-name="P4126">W punkcie czwartym.</text:p>
      <text:p text:style-name="P4127"><text:span text:style-name="T4128">Ob. Janina Zakrzewska</text:span>:</text:p>
      <text:p text:style-name="P4129">Załącznik numer jeden w punkcie czwartym staje się z<text:span text:style-name="T4130">ał</text:span>ącznikiem numer dwa.</text:p>
      <text:p text:style-name="P4131"><text:span text:style-name="T4132">Przewodniczący</text:span>:</text:p>
      <text:p text:style-name="P4133">Tak. a numer dwa<text:s/><text:span text:style-name="T4134">s</text:span>taje się załącznikiem numer trzy.</text:p>
      <text:p text:style-name="P4135"><text:span text:style-name="T4136">Ob. Janina Zakrzewska</text:span>:</text:p>
      <text:p text:style-name="P4137"><text:span text:style-name="T4138">I</text:span><text:s/>w punkcie piątym dopisujemy załącznik numer trzy.</text:p>
      <text:p text:style-name="P4139"><text:span text:style-name="T4140">Przewodni</text:span><text:span text:style-name="T4141">cz</text:span><text:span text:style-name="T4142">ąc</text:span><text:span text:style-name="T4143">y</text:span><text:span text:style-name="T4144">:</text:span></text:p>
      <text:p text:style-name="P4145">No to jest załącznik numer trzy pod punktem siódmym, to możemy zmienić kolejność.</text:p>
      <text:p text:style-name="P4146">Dwa razy?</text:p>
      <text:soft-page-break/>
      <text:p text:style-name="P4147"><text:span text:style-name="T4148">Ob. Janina Zakrzewska</text:span>:</text:p>
      <text:p text:style-name="P4149">Tak dwa razy, bo tu pod punktem piątym dopisujemy załącznik numer trzy<text:span text:style-name="T4150">.</text:span></text:p>
      <text:p text:style-name="P4151"><text:span text:style-name="T4152">Przewodnicząc</text:span><text:span text:style-name="T4153">y</text:span>:</text:p>
      <text:p text:style-name="P4154">Załącznik numer trzy będzie w dwóch miejscach.</text:p>
      <text:p text:style-name="P4155">Proszę bardzo. Zgoda.</text:p>
      <text:p text:style-name="P4156">Siódmy, ósmy, dziewiąty bez zmian. Dziesiąty skreślamy. Do dyskusji.</text:p>
      <text:p text:style-name="P4157"><text:span text:style-name="T4158">Ob. Janina Zakrzewska</text:span>:</text:p>
      <text:p text:style-name="P4159">Do dyskusji, ale w tym momencie, że uchwalamy ten dokumen<text:span text:style-name="T4160">t...</text:span></text:p>
      <text:p text:style-name="P4161"><text:span text:style-name="T4162">P</text:span><text:span text:style-name="T4163">rzew</text:span><text:span text:style-name="T4164">odnicząc</text:span><text:span text:style-name="T4165">y</text:span><text:span text:style-name="T4166">:</text:span></text:p>
      <text:p text:style-name="P4167">Dobrze, rozumiem.</text:p>
      <text:p text:style-name="P4168">Znaczy tak, dziesiąty na razie wykreślamy, do dyskusji. Nie w ogóle, tylko na następne posiedzenie.</text:p>
      <text:p text:style-name="P4169">Teraz w jakiej to stylistyce i czy wejdzie do tego ogólnego dokumenty nie wiemy.</text:p>
      <text:p text:style-name="P4170"><text:span text:style-name="T4171">Ob. Adam Strzembosz</text:span>:</text:p>
      <text:p text:style-name="P4172">Oczywiście rozumiemy panie ministrze, że ta grupa redakcyjna te rozbieżności wpisze, które były prawda. No to znaczy te dwie kwestie, o których mówiliśmy.</text:p>
      <text:p text:style-name="P4173"><text:span text:style-name="T4174">Przewodnicząc</text:span><text:span text:style-name="T4175">y</text:span>:</text:p>
      <text:p text:style-name="P4176">Które?</text:p>
      <text:p text:style-name="P4177"><text:span text:style-name="T4178">O</text:span><text:span text:style-name="T4179">b</text:span><text:span text:style-name="T4180">.</text:span><text:span text:style-name="T4181"><text:s/>Adam Strzembosz</text:span>:</text:p>
      <text:p text:style-name="P4182">To znaczy kwestia Prokuratury Generalnej i o polityczności sędziów, tak mówiąc w skrócie. Ten automatyzm i ławnicy, to będziemy załatwiać, to na następne posiedzenie.</text:p>
      <text:p text:style-name="P4183"><text:span text:style-name="T4184">Przewodniczący</text:span>:</text:p>
      <text:p text:style-name="P4185">W piątek o 10.30.</text:p>
      <text:p text:style-name="P4186"><text:span text:style-name="T4187">Ob</text:span><text:span text:style-name="T4188">.</text:span><text:span text:style-name="T4189"><text:s/>Janina Zakrzewska</text:span>:</text:p>
      <text:p text:style-name="P4190">Przepraszam panie ministrze, to tak chciałam dla porządku. Czy już nie są sporządzane te protokoły...</text:p>
      <text:p text:style-name="P4191"><text:span text:style-name="T4192">P</text:span><text:span text:style-name="T4193">rzew</text:span><text:span text:style-name="T4194">odnicząc</text:span><text:span text:style-name="T4195">y</text:span><text:span text:style-name="T4196">:</text:span></text:p>
      <text:p text:style-name="P4197">Są, my stenogram zrobimy, prześlemy.</text:p>
      <text:p text:style-name="P4198"><text:span text:style-name="T4199">Ob. Janina Zakrzewska</text:span>:</text:p>
      <text:p text:style-name="P4200">Może to jest kosztowne...</text:p>
      <text:p text:style-name="P4201"><text:span text:style-name="T4202">Ob. Adam Strzembosz</text:span>:</text:p>
      <text:p text:style-name="P4203">Może mniej egzemplarzy.</text:p>
      <text:p text:style-name="P4204"><text:span text:style-name="T4205">Przewodni</text:span><text:span text:style-name="T4206">cz</text:span><text:span text:style-name="T4207">ąc</text:span><text:span text:style-name="T4208">y</text:span>:</text:p>
      <text:p text:style-name="P4209">Ja sam nie zadbałem o to, muszę - sam nie patrzyłem co tam jest.</text:p>
      <text:p text:style-name="P4210">Dobrze. Powinno być.</text:p>
      <text:p text:style-name="P4211">To w piątek się spotykamy o godz. 10.30.</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31:00Z</meta:creation-date>
    <dc:date>2023-10-30T19:31:00Z</dc:date>
    <meta:template xlink:href="Normal.dotm" xlink:type="simple"/>
    <meta:editing-cycles>2</meta:editing-cycles>
    <meta:editing-duration>PT0S</meta:editing-duration>
    <meta:document-statistic meta:page-count="91" meta:paragraph-count="496" meta:word-count="35528" meta:character-count="248205" meta:row-count="1776" meta:non-whitespace-character-count="213173"/>
  </office:meta>
</office:document-meta>
</file>